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style:contextual-spacing="true" fo:text-align="justify" fo:line-height="150%"/>
    </style:style>
    <style:style style:name="P2" style:parent-style-name="Normalny" style:family="paragraph">
      <style:paragraph-properties style:contextual-spacing="true" fo:text-align="justify" fo:line-height="150%"/>
    </style:style>
    <style:style style:name="P3" style:parent-style-name="Normalny" style:family="paragraph">
      <style:paragraph-properties style:contextual-spacing="true" fo:text-align="justify" fo:line-height="150%"/>
    </style:style>
    <style:style style:name="P4" style:parent-style-name="Normalny" style:family="paragraph">
      <style:paragraph-properties style:contextual-spacing="true" fo:text-align="justify" fo:line-height="150%"/>
    </style:style>
    <style:style style:name="P5" style:parent-style-name="Normalny" style:family="paragraph">
      <style:paragraph-properties style:contextual-spacing="true" fo:text-align="justify" fo:line-height="150%"/>
    </style:style>
    <style:style style:name="P6" style:parent-style-name="Normalny" style:family="paragraph">
      <style:paragraph-properties style:contextual-spacing="true" fo:text-align="justify" fo:line-height="150%"/>
    </style:style>
    <style:style style:name="P7" style:parent-style-name="Normalny" style:family="paragraph">
      <style:paragraph-properties style:contextual-spacing="true" fo:text-align="justify" fo:line-height="150%"/>
    </style:style>
    <style:style style:name="P8" style:parent-style-name="Normalny" style:family="paragraph">
      <style:paragraph-properties style:contextual-spacing="true"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P15" style:parent-style-name="Normalny" style:family="paragraph">
      <style:paragraph-properties style:contextual-spacing="true"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style:contextual-spacing="true" fo:text-align="justify" fo:line-height="150%" fo:text-indent="0.2479in"/>
    </style:style>
    <style:style style:name="P18" style:parent-style-name="Normalny" style:family="paragraph">
      <style:paragraph-properties style:contextual-spacing="true" fo:text-align="justify" fo:line-height="150%" fo:text-indent="0.2479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style:contextual-spacing="true"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style:contextual-spacing="true" fo:text-align="justify" fo:line-height="150%" fo:text-indent="0.2479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style:contextual-spacing="true" fo:text-align="justify" fo:line-height="150%" fo:text-indent="0.2479in"/>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style:contextual-spacing="true"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style:contextual-spacing="true" fo:text-align="justify" fo:line-height="150%" fo:text-indent="0.2479in"/>
    </style:style>
    <style:style style:name="P40" style:parent-style-name="Normalny" style:family="paragraph">
      <style:paragraph-properties style:contextual-spacing="true" fo:text-align="justify" fo:line-height="150%" fo:text-indent="0.2479in"/>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style:contextual-spacing="true" fo:text-align="justify" fo:line-height="150%" fo:text-indent="0.2479in"/>
    </style:style>
    <style:style style:name="T48" style:parent-style-name="Domyślnaczcionkaakapitu" style:family="text">
      <style:text-properties fo:background-color="#80FFFF"/>
    </style:style>
    <style:style style:name="P49" style:parent-style-name="Normalny" style:family="paragraph">
      <style:paragraph-properties style:contextual-spacing="true" fo:text-align="justify" fo:line-height="150%" fo:text-indent="0.2479in"/>
    </style:style>
    <style:style style:name="T50" style:parent-style-name="Domyślnaczcionkaakapitu" style:family="text">
      <style:text-properties fo:background-color="#80FFFF"/>
    </style:style>
    <style:style style:name="P51" style:parent-style-name="Normalny" style:family="paragraph">
      <style:paragraph-properties style:contextual-spacing="true" fo:text-align="justify" fo:line-height="150%" fo:text-indent="0.2479in"/>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style:contextual-spacing="true" fo:text-align="justify" fo:line-height="150%" fo:text-indent="0.2479in"/>
    </style:style>
    <style:style style:name="P65" style:parent-style-name="Normalny" style:family="paragraph">
      <style:paragraph-properties style:contextual-spacing="true" fo:text-align="justify" fo:line-height="150%"/>
    </style:style>
    <style:style style:name="T66" style:parent-style-name="Domyślnaczcionkaakapitu" style:family="text">
      <style:text-properties style:text-underline-type="single" style:text-underline-style="solid" style:text-underline-width="auto" style:text-underline-mode="continuous"/>
    </style:style>
    <style:style style:name="T67" style:parent-style-name="Domyślnaczcionkaakapitu" style:family="text">
      <style:text-properties fo:background-color="#80FFFF"/>
    </style:style>
    <style:style style:name="P68" style:parent-style-name="Normalny" style:family="paragraph">
      <style:paragraph-properties style:contextual-spacing="true" fo:text-align="justify" fo:line-height="150%" fo:text-indent="0.2479in"/>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style:contextual-spacing="true" fo:text-align="justify" fo:line-height="150%" fo:text-indent="0.2479in"/>
    </style:style>
    <style:style style:name="P77" style:parent-style-name="Normalny" style:family="paragraph">
      <style:paragraph-properties style:contextual-spacing="true" fo:text-align="justify" fo:line-height="150%" fo:text-indent="0.2479in"/>
    </style:style>
    <style:style style:name="T78" style:parent-style-name="Domyślnaczcionkaakapitu" style:family="text">
      <style:text-properties fo:background-color="#80FFFF"/>
    </style:style>
    <style:style style:name="P79" style:parent-style-name="Normalny" style:family="paragraph">
      <style:paragraph-properties style:contextual-spacing="true"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style:contextual-spacing="true"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P105" style:parent-style-name="Normalny" style:family="paragraph">
      <style:paragraph-properties style:contextual-spacing="true" fo:text-align="justify" fo:line-height="150%" fo:text-indent="0.2479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P110" style:parent-style-name="Normalny" style:family="paragraph">
      <style:paragraph-properties style:contextual-spacing="true" fo:text-align="justify" fo:line-height="150%" fo:text-indent="0.2479in"/>
    </style:style>
    <style:style style:name="P111" style:parent-style-name="Normalny" style:family="paragraph">
      <style:paragraph-properties style:contextual-spacing="true" fo:text-align="justify" fo:line-height="150%"/>
    </style:style>
    <style:style style:name="T112" style:parent-style-name="Domyślnaczcionkaakapitu" style:family="text">
      <style:text-properties style:text-underline-type="single" style:text-underline-style="solid" style:text-underline-width="auto" style:text-underline-mode="continuous"/>
    </style:style>
    <style:style style:name="P113" style:parent-style-name="Normalny" style:family="paragraph">
      <style:paragraph-properties style:contextual-spacing="true" fo:text-align="justify" fo:line-height="150%" fo:text-indent="0.2479in"/>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P119" style:parent-style-name="Normalny" style:family="paragraph">
      <style:paragraph-properties style:contextual-spacing="true" fo:text-align="justify" fo:line-height="150%" fo:text-indent="0.2479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P128" style:parent-style-name="Normalny" style:family="paragraph">
      <style:paragraph-properties style:contextual-spacing="true"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P135" style:parent-style-name="Normalny" style:family="paragraph">
      <style:paragraph-properties style:contextual-spacing="true" fo:text-align="justify" fo:line-height="150%" fo:text-indent="0.2479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style:contextual-spacing="true" fo:text-align="justify" fo:line-height="150%" fo:text-indent="0.2479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P141" style:parent-style-name="Normalny" style:family="paragraph">
      <style:paragraph-properties style:contextual-spacing="true" fo:text-align="justify" fo:line-height="150%" fo:text-indent="0.2479in"/>
    </style:style>
    <style:style style:name="P142" style:parent-style-name="Normalny" style:family="paragraph">
      <style:paragraph-properties style:contextual-spacing="true" fo:text-align="justify" fo:line-height="150%"/>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style:contextual-spacing="true" fo:text-align="justify" fo:line-height="150%" fo:text-indent="0.2479in"/>
    </style:style>
    <style:style style:name="T146" style:parent-style-name="Domyślnaczcionkaakapitu" style:family="text">
      <style:text-properties fo:background-color="#80FFFF"/>
    </style:style>
    <style:style style:name="P147" style:parent-style-name="Normalny" style:family="paragraph">
      <style:paragraph-properties style:contextual-spacing="true" fo:text-align="justify" fo:line-height="150%" fo:text-indent="0.2479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style:contextual-spacing="true"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style:contextual-spacing="true" fo:text-align="justify" fo:line-height="150%" fo:text-indent="0.2479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style:contextual-spacing="true"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style:contextual-spacing="true" fo:text-align="justify" fo:line-height="150%" fo:text-indent="0.2479in"/>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style:contextual-spacing="true"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style:contextual-spacing="true" fo:text-align="justify" fo:line-height="150%" fo:text-indent="0.2479in"/>
    </style:style>
    <style:style style:name="T190" style:parent-style-name="Domyślnaczcionkaakapitu" style:family="text">
      <style:text-properties fo:background-color="#80FFFF"/>
    </style:style>
    <style:style style:name="P191" style:parent-style-name="Normalny" style:family="paragraph">
      <style:paragraph-properties style:contextual-spacing="true" fo:text-align="justify" fo:line-height="150%" fo:text-indent="0.2479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style:contextual-spacing="true" fo:text-align="justify" fo:line-height="150%" fo:text-indent="0.2479in"/>
    </style:style>
    <style:style style:name="T200" style:parent-style-name="Domyślnaczcionkaakapitu" style:family="text">
      <style:text-properties fo:background-color="#80FFFF"/>
    </style:style>
    <style:style style:name="P201" style:parent-style-name="Normalny" style:family="paragraph">
      <style:paragraph-properties style:contextual-spacing="true" fo:text-align="justify" fo:line-height="150%" fo:text-indent="0.2479in"/>
    </style:style>
    <style:style style:name="P202" style:parent-style-name="Normalny" style:family="paragraph">
      <style:paragraph-properties style:contextual-spacing="true" fo:text-align="justify" fo:line-height="150%" fo:text-indent="0.2479in"/>
    </style:style>
    <style:style style:name="P203" style:parent-style-name="Normalny" style:family="paragraph">
      <style:paragraph-properties style:contextual-spacing="true" fo:text-align="justify" fo:line-height="150%" fo:text-indent="0.2479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style:contextual-spacing="true" fo:text-align="justify" fo:line-height="150%" fo:text-indent="0.2479in"/>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P212" style:parent-style-name="Normalny" style:family="paragraph">
      <style:paragraph-properties style:contextual-spacing="true" fo:text-align="justify" fo:line-height="150%" fo:text-indent="0.2479in"/>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style:contextual-spacing="true"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style:contextual-spacing="true" fo:text-align="justify" fo:line-height="150%" fo:text-indent="0.2479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style:contextual-spacing="true" fo:text-align="justify" fo:line-height="150%" fo:text-indent="0.2479in"/>
    </style:style>
    <style:style style:name="T225" style:parent-style-name="Domyślnaczcionkaakapitu" style:family="text">
      <style:text-properties fo:background-color="#80FFFF"/>
    </style:style>
    <style:style style:name="P226" style:parent-style-name="Normalny" style:family="paragraph">
      <style:paragraph-properties style:contextual-spacing="true" fo:text-align="justify" fo:line-height="150%" fo:text-indent="0.2479in"/>
    </style:style>
    <style:style style:name="T227" style:parent-style-name="Domyślnaczcionkaakapitu" style:family="text">
      <style:text-properties fo:background-color="#80FFFF"/>
    </style:style>
    <style:style style:name="P228" style:parent-style-name="Normalny" style:family="paragraph">
      <style:paragraph-properties style:contextual-spacing="true" fo:text-align="justify" fo:line-height="150%"/>
    </style:style>
    <style:style style:name="T229" style:parent-style-name="Domyślnaczcionkaakapitu" style:family="text">
      <style:text-properties style:text-underline-type="single" style:text-underline-style="solid" style:text-underline-width="auto" style:text-underline-mode="continuous"/>
    </style:style>
    <style:style style:name="T230" style:parent-style-name="Domyślnaczcionkaakapitu" style:family="text">
      <style:text-properties fo:background-color="#80FFFF" style:text-underline-type="single" style:text-underline-style="solid" style:text-underline-width="auto" style:text-underline-mode="continuous"/>
    </style:style>
    <style:style style:name="T231" style:parent-style-name="Domyślnaczcionkaakapitu" style:family="text">
      <style:text-properties style:text-underline-type="single" style:text-underline-style="solid" style:text-underline-width="auto" style:text-underline-mode="continuous"/>
    </style:style>
    <style:style style:name="P232" style:parent-style-name="Normalny" style:family="paragraph">
      <style:paragraph-properties style:contextual-spacing="true" fo:text-align="justify" fo:line-height="150%" fo:text-indent="0.2479in"/>
    </style:style>
    <style:style style:name="T233" style:parent-style-name="Domyślnaczcionkaakapitu" style:family="text">
      <style:text-properties fo:background-color="#80FFFF"/>
    </style:style>
    <style:style style:name="P234" style:parent-style-name="Normalny" style:family="paragraph">
      <style:paragraph-properties style:contextual-spacing="true" fo:text-align="justify" fo:line-height="150%" fo:text-indent="0.2479in"/>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style:contextual-spacing="true"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style:contextual-spacing="true" fo:text-align="justify" fo:line-height="150%" fo:text-indent="0.2479in"/>
    </style:style>
    <style:style style:name="P244" style:parent-style-name="Normalny" style:family="paragraph">
      <style:paragraph-properties style:contextual-spacing="true" fo:text-align="justify" fo:line-height="150%" fo:text-indent="0.2479in"/>
    </style:style>
    <style:style style:name="T245" style:parent-style-name="Domyślnaczcionkaakapitu" style:family="text">
      <style:text-properties fo:background-color="#80FFFF"/>
    </style:style>
    <style:style style:name="P246" style:parent-style-name="Normalny" style:family="paragraph">
      <style:paragraph-properties style:contextual-spacing="true" fo:text-align="justify" fo:line-height="150%"/>
    </style:style>
    <style:style style:name="T247" style:parent-style-name="Domyślnaczcionkaakapitu" style:family="text">
      <style:text-properties style:text-underline-type="single" style:text-underline-style="solid" style:text-underline-width="auto" style:text-underline-mode="continuous"/>
    </style:style>
    <style:style style:name="T248" style:parent-style-name="Domyślnaczcionkaakapitu" style:family="text">
      <style:text-properties fo:background-color="#80FFFF" style:text-underline-type="single" style:text-underline-style="solid" style:text-underline-width="auto" style:text-underline-mode="continuous"/>
    </style:style>
    <style:style style:name="T249" style:parent-style-name="Domyślnaczcionkaakapitu" style:family="text">
      <style:text-properties style:text-underline-type="single" style:text-underline-style="solid" style:text-underline-width="auto" style:text-underline-mode="continuous"/>
    </style:style>
    <style:style style:name="P250" style:parent-style-name="Normalny" style:family="paragraph">
      <style:paragraph-properties style:contextual-spacing="true" fo:text-align="justify" fo:line-height="150%" fo:text-indent="0.2479in"/>
    </style:style>
    <style:style style:name="P251" style:parent-style-name="Normalny" style:family="paragraph">
      <style:paragraph-properties style:contextual-spacing="true" fo:text-align="justify" fo:line-height="150%"/>
    </style:style>
    <style:style style:name="T252" style:parent-style-name="Domyślnaczcionkaakapitu" style:family="text">
      <style:text-properties style:text-underline-type="single" style:text-underline-style="solid" style:text-underline-width="auto" style:text-underline-mode="continuous"/>
    </style:style>
    <style:style style:name="P253" style:parent-style-name="Normalny" style:family="paragraph">
      <style:paragraph-properties style:contextual-spacing="true"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style:contextual-spacing="true" fo:text-align="justify" fo:line-height="150%" fo:text-indent="0.2479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P264" style:parent-style-name="Normalny" style:family="paragraph">
      <style:paragraph-properties style:contextual-spacing="true" fo:text-align="justify" fo:line-height="150%" fo:text-indent="0.2479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P268" style:parent-style-name="Normalny" style:family="paragraph">
      <style:paragraph-properties style:contextual-spacing="true" fo:text-align="justify" fo:line-height="150%"/>
    </style:style>
    <style:style style:name="T269" style:parent-style-name="Domyślnaczcionkaakapitu" style:family="text">
      <style:text-properties style:text-underline-type="single" style:text-underline-style="solid" style:text-underline-width="auto" style:text-underline-mode="continuous"/>
    </style:style>
    <style:style style:name="T270" style:parent-style-name="Domyślnaczcionkaakapitu" style:family="text">
      <style:text-properties fo:background-color="#80FFFF"/>
    </style:style>
    <style:style style:name="P271" style:parent-style-name="Normalny" style:family="paragraph">
      <style:paragraph-properties style:contextual-spacing="true" fo:text-align="justify" fo:line-height="150%" fo:text-indent="0.2479in"/>
    </style:style>
    <style:style style:name="T272" style:parent-style-name="Domyślnaczcionkaakapitu" style:family="text">
      <style:text-properties fo:background-color="#80FFFF"/>
    </style:style>
    <style:style style:name="P273" style:parent-style-name="Normalny" style:family="paragraph">
      <style:paragraph-properties style:contextual-spacing="true" fo:text-align="justify" fo:line-height="150%"/>
    </style:style>
    <style:style style:name="T274" style:parent-style-name="Domyślnaczcionkaakapitu" style:family="text">
      <style:text-properties fo:background-color="#80FFFF" style:text-underline-type="single" style:text-underline-style="solid" style:text-underline-width="auto" style:text-underline-mode="continuous"/>
    </style:style>
    <style:style style:name="T275" style:parent-style-name="Domyślnaczcionkaakapitu" style:family="text">
      <style:text-properties style:text-underline-type="single" style:text-underline-style="solid" style:text-underline-width="auto" style:text-underline-mode="continuous"/>
    </style:style>
    <style:style style:name="T276" style:parent-style-name="Domyślnaczcionkaakapitu" style:family="text">
      <style:text-properties fo:background-color="#80FFFF" style:text-underline-type="single" style:text-underline-style="solid" style:text-underline-width="auto" style:text-underline-mode="continuous"/>
    </style:style>
    <style:style style:name="T277" style:parent-style-name="Domyślnaczcionkaakapitu" style:family="text">
      <style:text-properties style:text-underline-type="single" style:text-underline-style="solid" style:text-underline-width="auto" style:text-underline-mode="continuous"/>
    </style:style>
    <style:style style:name="P278" style:parent-style-name="Normalny" style:family="paragraph">
      <style:paragraph-properties style:contextual-spacing="true"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style:contextual-spacing="true" fo:text-align="justify" fo:line-height="150%" fo:text-indent="0.2479in">
        <style:tab-stops>
          <style:tab-stop style:type="left" style:position="3.802in"/>
        </style:tab-stops>
      </style:paragraph-properties>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style:contextual-spacing="true"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P310" style:parent-style-name="Normalny" style:family="paragraph">
      <style:paragraph-properties style:contextual-spacing="true" fo:text-align="justify" fo:line-height="150%" fo:text-indent="0.2479in"/>
    </style:style>
    <style:style style:name="T311" style:parent-style-name="Domyślnaczcionkaakapitu" style:family="text">
      <style:text-properties fo:background-color="#80FFFF"/>
    </style:style>
    <style:style style:name="P312" style:parent-style-name="Normalny" style:family="paragraph">
      <style:paragraph-properties style:contextual-spacing="true" fo:text-align="justify" fo:line-height="150%"/>
    </style:style>
    <style:style style:name="T313" style:parent-style-name="Domyślnaczcionkaakapitu" style:family="text">
      <style:text-properties style:text-underline-type="single" style:text-underline-style="solid" style:text-underline-width="auto" style:text-underline-mode="continuous"/>
    </style:style>
    <style:style style:name="T314" style:parent-style-name="Domyślnaczcionkaakapitu" style:family="text">
      <style:text-properties fo:background-color="#80FFFF"/>
    </style:style>
    <style:style style:name="P315" style:parent-style-name="Normalny" style:family="paragraph">
      <style:paragraph-properties style:contextual-spacing="true" fo:text-align="justify" fo:line-height="150%" fo:text-indent="0.2479in"/>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style:contextual-spacing="true" fo:text-align="justify" fo:line-height="150%" fo:text-indent="0.2479in"/>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style:contextual-spacing="true"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style:contextual-spacing="true" fo:text-align="justify" fo:line-height="150%"/>
    </style:style>
    <style:style style:name="T330" style:parent-style-name="Domyślnaczcionkaakapitu" style:family="text">
      <style:text-properties style:text-underline-type="single" style:text-underline-style="solid" style:text-underline-width="auto" style:text-underline-mode="continuous"/>
    </style:style>
    <style:style style:name="T331" style:parent-style-name="Domyślnaczcionkaakapitu" style:family="text">
      <style:text-properties fo:background-color="#80FFFF" style:text-underline-type="single" style:text-underline-style="solid" style:text-underline-width="auto" style:text-underline-mode="continuous"/>
    </style:style>
    <style:style style:name="T332" style:parent-style-name="Domyślnaczcionkaakapitu" style:family="text">
      <style:text-properties style:text-underline-type="single" style:text-underline-style="solid" style:text-underline-width="auto" style:text-underline-mode="continuous"/>
    </style:style>
    <style:style style:name="P333" style:parent-style-name="Normalny" style:family="paragraph">
      <style:paragraph-properties style:contextual-spacing="true" fo:text-align="justify" fo:line-height="150%" fo:text-indent="0.2479in"/>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style:contextual-spacing="true" fo:text-align="justify" fo:line-height="150%"/>
    </style:style>
    <style:style style:name="T340" style:parent-style-name="Domyślnaczcionkaakapitu" style:family="text">
      <style:text-properties style:text-underline-type="single" style:text-underline-style="solid" style:text-underline-width="auto" style:text-underline-mode="continuous"/>
    </style:style>
    <style:style style:name="T341" style:parent-style-name="Domyślnaczcionkaakapitu" style:family="text">
      <style:text-properties fo:background-color="#80FFFF"/>
    </style:style>
    <style:style style:name="P342" style:parent-style-name="Normalny" style:family="paragraph">
      <style:paragraph-properties style:contextual-spacing="true" fo:text-align="justify" fo:line-height="150%" fo:text-indent="0.2479in"/>
    </style:style>
    <style:style style:name="T343" style:parent-style-name="Domyślnaczcionkaakapitu" style:family="text">
      <style:text-properties fo:background-color="#80FFFF"/>
    </style:style>
    <style:style style:name="P344" style:parent-style-name="Normalny" style:family="paragraph">
      <style:paragraph-properties style:contextual-spacing="true" fo:text-align="justify" fo:line-height="150%"/>
    </style:style>
    <style:style style:name="T345" style:parent-style-name="Domyślnaczcionkaakapitu" style:family="text">
      <style:text-properties style:text-underline-type="single" style:text-underline-style="solid" style:text-underline-width="auto" style:text-underline-mode="continuous"/>
    </style:style>
    <style:style style:name="T346" style:parent-style-name="Domyślnaczcionkaakapitu" style:family="text">
      <style:text-properties fo:background-color="#80FFFF"/>
    </style:style>
    <style:style style:name="P347" style:parent-style-name="Normalny" style:family="paragraph">
      <style:paragraph-properties style:contextual-spacing="true" fo:text-align="justify" fo:line-height="150%" fo:text-indent="0.2479in"/>
    </style:style>
    <style:style style:name="P348" style:parent-style-name="Normalny" style:family="paragraph">
      <style:paragraph-properties style:contextual-spacing="true" fo:text-align="justify" fo:line-height="150%"/>
    </style:style>
    <style:style style:name="T349" style:parent-style-name="Domyślnaczcionkaakapitu" style:family="text">
      <style:text-properties style:text-underline-type="single" style:text-underline-style="solid" style:text-underline-width="auto" style:text-underline-mode="continuous"/>
    </style:style>
    <style:style style:name="T350" style:parent-style-name="Domyślnaczcionkaakapitu" style:family="text">
      <style:text-properties fo:background-color="#80FFFF" style:text-underline-type="single" style:text-underline-style="solid" style:text-underline-width="auto" style:text-underline-mode="continuous"/>
    </style:style>
    <style:style style:name="T351" style:parent-style-name="Domyślnaczcionkaakapitu" style:family="text">
      <style:text-properties style:text-underline-type="single" style:text-underline-style="solid" style:text-underline-width="auto" style:text-underline-mode="continuous"/>
    </style:style>
    <style:style style:name="P352" style:parent-style-name="Normalny" style:family="paragraph">
      <style:paragraph-properties style:contextual-spacing="true"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style:contextual-spacing="true" fo:text-align="justify" fo:line-height="150%"/>
    </style:style>
    <style:style style:name="T357" style:parent-style-name="Domyślnaczcionkaakapitu" style:family="text">
      <style:text-properties style:text-underline-type="single" style:text-underline-style="solid" style:text-underline-width="auto" style:text-underline-mode="continuous"/>
    </style:style>
    <style:style style:name="P358" style:parent-style-name="Normalny" style:family="paragraph">
      <style:paragraph-properties style:contextual-spacing="true" fo:text-align="justify" fo:line-height="150%" fo:text-indent="0.2479in"/>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style:contextual-spacing="true" fo:text-align="justify" fo:line-height="150%" fo:text-indent="0.2479in"/>
    </style:style>
    <style:style style:name="T365" style:parent-style-name="Domyślnaczcionkaakapitu" style:family="text">
      <style:text-properties fo:background-color="#80FFFF"/>
    </style:style>
    <style:style style:name="P366" style:parent-style-name="Normalny" style:family="paragraph">
      <style:paragraph-properties style:contextual-spacing="true" fo:text-align="justify" fo:line-height="150%" fo:text-indent="0.2479in"/>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P373" style:parent-style-name="Normalny" style:family="paragraph">
      <style:paragraph-properties style:contextual-spacing="true" fo:text-align="justify" fo:line-height="150%" fo:text-indent="0.2479in"/>
    </style:style>
    <style:style style:name="T374" style:parent-style-name="Domyślnaczcionkaakapitu" style:family="text">
      <style:text-properties fo:background-color="#80FFFF"/>
    </style:style>
    <style:style style:name="P375" style:parent-style-name="Normalny" style:family="paragraph">
      <style:paragraph-properties style:contextual-spacing="true" fo:text-align="justify" fo:line-height="150%" fo:text-indent="0.2479in"/>
    </style:style>
    <style:style style:name="P376" style:parent-style-name="Normalny" style:family="paragraph">
      <style:paragraph-properties style:contextual-spacing="true"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style:contextual-spacing="true" fo:text-align="justify" fo:line-height="150%" fo:text-indent="0.2479in"/>
    </style:style>
    <style:style style:name="T381" style:parent-style-name="Domyślnaczcionkaakapitu" style:family="text">
      <style:text-properties fo:background-color="#80FFFF"/>
    </style:style>
    <style:style style:name="P382" style:parent-style-name="Normalny" style:family="paragraph">
      <style:paragraph-properties style:contextual-spacing="true"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P385" style:parent-style-name="Normalny" style:family="paragraph">
      <style:paragraph-properties style:contextual-spacing="true" fo:text-align="justify" fo:line-height="150%" fo:text-indent="0.2479in"/>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style:contextual-spacing="true" fo:text-align="justify" fo:line-height="150%"/>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T392" style:parent-style-name="Domyślnaczcionkaakapitu" style:family="text">
      <style:text-properties style:text-underline-type="single" style:text-underline-style="solid" style:text-underline-width="auto" style:text-underline-mode="continuous"/>
    </style:style>
    <style:style style:name="T393" style:parent-style-name="Domyślnaczcionkaakapitu" style:family="text">
      <style:text-properties fo:background-color="#80FFFF" style:text-underline-type="single" style:text-underline-style="solid" style:text-underline-width="auto" style:text-underline-mode="continuous"/>
    </style:style>
    <style:style style:name="T394" style:parent-style-name="Domyślnaczcionkaakapitu" style:family="text">
      <style:text-properties style:text-underline-type="single" style:text-underline-style="solid" style:text-underline-width="auto" style:text-underline-mode="continuous"/>
    </style:style>
    <style:style style:name="P395" style:parent-style-name="Normalny" style:family="paragraph">
      <style:paragraph-properties style:contextual-spacing="true" fo:text-align="justify" fo:line-height="150%" fo:text-indent="0.2479in">
        <style:tab-stops>
          <style:tab-stop style:type="left" style:leader-style="dash" style:leader-text="-" style:position="2.7791in"/>
        </style:tab-stops>
      </style:paragraph-properties>
    </style:style>
    <style:style style:name="P396" style:parent-style-name="Normalny" style:family="paragraph">
      <style:paragraph-properties style:contextual-spacing="true" fo:text-align="justify" fo:line-height="150%">
        <style:tab-stops>
          <style:tab-stop style:type="left" style:leader-style="dash" style:leader-text="-" style:position="2.7791in"/>
        </style:tab-stops>
      </style:paragraph-properties>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fo:background-color="#80FFFF" style:text-underline-type="single" style:text-underline-style="solid" style:text-underline-width="auto" style:text-underline-mode="continuous"/>
    </style:style>
    <style:style style:name="T399" style:parent-style-name="Domyślnaczcionkaakapitu" style:family="text">
      <style:text-properties style:text-underline-type="single" style:text-underline-style="solid" style:text-underline-width="auto" style:text-underline-mode="continuous"/>
    </style:style>
    <style:style style:name="P400" style:parent-style-name="Normalny" style:family="paragraph">
      <style:paragraph-properties style:contextual-spacing="true" fo:text-align="justify" fo:line-height="150%" fo:text-indent="0.2479in">
        <style:tab-stops>
          <style:tab-stop style:type="left" style:leader-style="dash" style:leader-text="-" style:position="2.7791in"/>
        </style:tab-stops>
      </style:paragraph-properties>
    </style:style>
    <style:style style:name="T401" style:parent-style-name="Domyślnaczcionkaakapitu" style:family="text">
      <style:text-properties fo:background-color="#80FFFF"/>
    </style:style>
    <style:style style:name="P402" style:parent-style-name="Normalny" style:family="paragraph">
      <style:paragraph-properties style:contextual-spacing="true" fo:text-align="justify" fo:line-height="150%">
        <style:tab-stops>
          <style:tab-stop style:type="left" style:leader-style="dash" style:leader-text="-" style:position="2.7791in"/>
        </style:tab-stops>
      </style:paragraph-properties>
    </style:style>
    <style:style style:name="T403" style:parent-style-name="Domyślnaczcionkaakapitu" style:family="text">
      <style:text-properties style:text-underline-type="single" style:text-underline-style="solid" style:text-underline-width="auto" style:text-underline-mode="continuous"/>
    </style:style>
    <style:style style:name="P404" style:parent-style-name="Normalny" style:family="paragraph">
      <style:paragraph-properties style:contextual-spacing="true" fo:text-align="justify" fo:line-height="150%" fo:text-indent="0.2479in"/>
    </style:style>
    <style:style style:name="T405" style:parent-style-name="Domyślnaczcionkaakapitu" style:family="text">
      <style:text-properties fo:background-color="#80FFFF"/>
    </style:style>
    <style:style style:name="P406" style:parent-style-name="Normalny" style:family="paragraph">
      <style:paragraph-properties style:contextual-spacing="true" fo:text-align="justify" fo:line-height="150%"/>
    </style:style>
    <style:style style:name="T407" style:parent-style-name="Domyślnaczcionkaakapitu" style:family="text">
      <style:text-properties fo:background-color="#80FFFF" style:text-underline-type="single" style:text-underline-style="solid" style:text-underline-width="auto" style:text-underline-mode="continuous"/>
    </style:style>
    <style:style style:name="T408" style:parent-style-name="Domyślnaczcionkaakapitu" style:family="text">
      <style:text-properties style:text-underline-type="single" style:text-underline-style="solid" style:text-underline-width="auto" style:text-underline-mode="continuous"/>
    </style:style>
    <style:style style:name="T409" style:parent-style-name="Domyślnaczcionkaakapitu" style:family="text">
      <style:text-properties fo:background-color="#80FFFF" style:text-underline-type="single" style:text-underline-style="solid" style:text-underline-width="auto" style:text-underline-mode="continuous"/>
    </style:style>
    <style:style style:name="T410" style:parent-style-name="Domyślnaczcionkaakapitu" style:family="text">
      <style:text-properties style:text-underline-type="single" style:text-underline-style="solid" style:text-underline-width="auto" style:text-underline-mode="continuous"/>
    </style:style>
    <style:style style:name="T411" style:parent-style-name="Domyślnaczcionkaakapitu" style:family="text">
      <style:text-properties fo:background-color="#80FFFF" style:text-underline-type="single" style:text-underline-style="solid" style:text-underline-width="auto" style:text-underline-mode="continuous"/>
    </style:style>
    <style:style style:name="T412" style:parent-style-name="Domyślnaczcionkaakapitu" style:family="text">
      <style:text-properties style:text-underline-type="single" style:text-underline-style="solid" style:text-underline-width="auto" style:text-underline-mode="continuous"/>
    </style:style>
    <style:style style:name="T413" style:parent-style-name="Domyślnaczcionkaakapitu" style:family="text">
      <style:text-properties fo:background-color="#80FFFF" style:text-underline-type="single" style:text-underline-style="solid" style:text-underline-width="auto" style:text-underline-mode="continuous"/>
    </style:style>
    <style:style style:name="T414" style:parent-style-name="Domyślnaczcionkaakapitu" style:family="text">
      <style:text-properties fo:background-color="#80FFFF"/>
    </style:style>
    <style:style style:name="P415" style:parent-style-name="Normalny" style:family="paragraph">
      <style:paragraph-properties style:contextual-spacing="true" fo:text-align="justify" fo:line-height="150%" fo:text-indent="0.2479in"/>
    </style:style>
    <style:style style:name="P416" style:parent-style-name="Normalny" style:family="paragraph">
      <style:paragraph-properties style:contextual-spacing="true" fo:text-align="justify" fo:line-height="150%"/>
    </style:style>
    <style:style style:name="T417" style:parent-style-name="Domyślnaczcionkaakapitu" style:family="text">
      <style:text-properties fo:background-color="#80FFFF" style:text-underline-type="single" style:text-underline-style="solid" style:text-underline-width="auto" style:text-underline-mode="continuous"/>
    </style:style>
    <style:style style:name="T418" style:parent-style-name="Domyślnaczcionkaakapitu" style:family="text">
      <style:text-properties style:text-underline-type="single" style:text-underline-style="solid" style:text-underline-width="auto" style:text-underline-mode="continuous"/>
    </style:style>
    <style:style style:name="P419" style:parent-style-name="Normalny" style:family="paragraph">
      <style:paragraph-properties style:contextual-spacing="true" fo:text-align="justify" fo:line-height="150%" fo:text-indent="0.2479in"/>
    </style:style>
    <style:style style:name="T420" style:parent-style-name="Domyślnaczcionkaakapitu" style:family="text">
      <style:text-properties fo:background-color="#80FFFF"/>
    </style:style>
    <style:style style:name="P421" style:parent-style-name="Normalny" style:family="paragraph">
      <style:paragraph-properties style:contextual-spacing="true" fo:text-align="justify" fo:line-height="150%"/>
    </style:style>
    <style:style style:name="T422" style:parent-style-name="Domyślnaczcionkaakapitu" style:family="text">
      <style:text-properties fo:background-color="#80FFFF" style:text-underline-type="single" style:text-underline-style="solid" style:text-underline-width="auto" style:text-underline-mode="continuous"/>
    </style:style>
    <style:style style:name="T423" style:parent-style-name="Domyślnaczcionkaakapitu" style:family="text">
      <style:text-properties style:text-underline-type="single" style:text-underline-style="solid" style:text-underline-width="auto" style:text-underline-mode="continuous"/>
    </style:style>
    <style:style style:name="T424" style:parent-style-name="Domyślnaczcionkaakapitu" style:family="text">
      <style:text-properties fo:background-color="#80FFFF" style:text-underline-type="single" style:text-underline-style="solid" style:text-underline-width="auto" style:text-underline-mode="continuous"/>
    </style:style>
    <style:style style:name="T425" style:parent-style-name="Domyślnaczcionkaakapitu" style:family="text">
      <style:text-properties style:text-underline-type="single" style:text-underline-style="solid" style:text-underline-width="auto" style:text-underline-mode="continuous"/>
    </style:style>
    <style:style style:name="T426" style:parent-style-name="Domyślnaczcionkaakapitu" style:family="text">
      <style:text-properties fo:background-color="#80FFFF" style:text-underline-type="single" style:text-underline-style="solid" style:text-underline-width="auto" style:text-underline-mode="continuous"/>
    </style:style>
    <style:style style:name="T427" style:parent-style-name="Domyślnaczcionkaakapitu" style:family="text">
      <style:text-properties style:text-underline-type="single" style:text-underline-style="solid" style:text-underline-width="auto" style:text-underline-mode="continuous"/>
    </style:style>
    <style:style style:name="P428" style:parent-style-name="Normalny" style:family="paragraph">
      <style:paragraph-properties style:contextual-spacing="true" fo:text-align="justify" fo:line-height="150%" fo:text-indent="0.2479in"/>
    </style:style>
    <style:style style:name="P429" style:parent-style-name="Normalny" style:family="paragraph">
      <style:paragraph-properties style:contextual-spacing="true"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P433" style:parent-style-name="Normalny" style:family="paragraph">
      <style:paragraph-properties style:contextual-spacing="true" fo:text-align="justify" fo:line-height="150%" fo:text-indent="0.2479in"/>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style:contextual-spacing="true" fo:text-align="justify" fo:line-height="150%" fo:text-indent="0.2479in"/>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P442" style:parent-style-name="Normalny" style:family="paragraph">
      <style:paragraph-properties style:contextual-spacing="true" fo:text-align="justify" fo:line-height="150%" fo:text-indent="0.2479in"/>
    </style:style>
    <style:style style:name="T443" style:parent-style-name="Domyślnaczcionkaakapitu" style:family="text">
      <style:text-properties fo:background-color="#80FFFF"/>
    </style:style>
    <style:style style:name="P444" style:parent-style-name="Normalny" style:family="paragraph">
      <style:paragraph-properties style:contextual-spacing="true" fo:text-align="justify" fo:line-height="150%" fo:text-indent="0.2479in"/>
    </style:style>
    <style:style style:name="T445" style:parent-style-name="Domyślnaczcionkaakapitu" style:family="text">
      <style:text-properties fo:background-color="#80FFFF"/>
    </style:style>
    <style:style style:name="P446" style:parent-style-name="Normalny" style:family="paragraph">
      <style:paragraph-properties style:contextual-spacing="true" fo:text-align="justify" fo:line-height="150%">
        <style:tab-stops>
          <style:tab-stop style:type="left" style:position="2.1in"/>
        </style:tab-stops>
      </style:paragraph-properties>
    </style:style>
    <style:style style:name="T447" style:parent-style-name="Domyślnaczcionkaakapitu" style:family="text">
      <style:text-properties fo:background-color="#80FFFF" style:text-underline-type="single" style:text-underline-style="solid" style:text-underline-width="auto" style:text-underline-mode="continuous"/>
    </style:style>
    <style:style style:name="T448" style:parent-style-name="Domyślnaczcionkaakapitu" style:family="text">
      <style:text-properties style:text-underline-type="single" style:text-underline-style="solid" style:text-underline-width="auto" style:text-underline-mode="continuous"/>
    </style:style>
    <style:style style:name="T449" style:parent-style-name="Domyślnaczcionkaakapitu" style:family="text">
      <style:text-properties fo:background-color="#80FFFF" style:text-underline-type="single" style:text-underline-style="solid" style:text-underline-width="auto" style:text-underline-mode="continuous"/>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P452" style:parent-style-name="Normalny" style:family="paragraph">
      <style:paragraph-properties style:contextual-spacing="true" fo:text-align="justify" fo:line-height="150%" fo:text-indent="0.2479in"/>
    </style:style>
    <style:style style:name="P453" style:parent-style-name="Normalny" style:family="paragraph">
      <style:paragraph-properties style:contextual-spacing="true" fo:text-align="justify" fo:line-height="150%"/>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style>
    <style:style style:name="P458" style:parent-style-name="Normalny" style:family="paragraph">
      <style:paragraph-properties style:contextual-spacing="true" fo:text-align="justify" fo:line-height="150%" fo:text-indent="0.2479in"/>
    </style:style>
    <style:style style:name="P459" style:parent-style-name="Normalny" style:family="paragraph">
      <style:paragraph-properties style:contextual-spacing="true"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T461" style:parent-style-name="Domyślnaczcionkaakapitu" style:family="text">
      <style:text-properties fo:background-color="#80FFFF" style:text-underline-type="single" style:text-underline-style="solid" style:text-underline-width="auto" style:text-underline-mode="continuous"/>
    </style:style>
    <style:style style:name="T462" style:parent-style-name="Domyślnaczcionkaakapitu" style:family="text">
      <style:text-properties style:text-underline-type="single" style:text-underline-style="solid" style:text-underline-width="auto" style:text-underline-mode="continuous"/>
    </style:style>
    <style:style style:name="T463" style:parent-style-name="Domyślnaczcionkaakapitu" style:family="text">
      <style:text-properties fo:background-color="#80FFFF" style:text-underline-type="single" style:text-underline-style="solid" style:text-underline-width="auto" style:text-underline-mode="continuous"/>
    </style:style>
    <style:style style:name="T464" style:parent-style-name="Domyślnaczcionkaakapitu" style:family="text">
      <style:text-properties style:text-underline-type="single" style:text-underline-style="solid" style:text-underline-width="auto" style:text-underline-mode="continuous"/>
    </style:style>
    <style:style style:name="P465" style:parent-style-name="Normalny" style:family="paragraph">
      <style:paragraph-properties style:contextual-spacing="true" fo:text-align="justify" fo:line-height="150%" fo:text-indent="0.2479in"/>
    </style:style>
    <style:style style:name="T466" style:parent-style-name="Domyślnaczcionkaakapitu" style:family="text">
      <style:text-properties fo:background-color="#80FFFF"/>
    </style:style>
    <style:style style:name="P467" style:parent-style-name="Normalny" style:family="paragraph">
      <style:paragraph-properties style:contextual-spacing="true" fo:text-align="justify" fo:line-height="150%" fo:text-indent="0.2479in"/>
    </style:style>
    <style:style style:name="T468" style:parent-style-name="Domyślnaczcionkaakapitu" style:family="text">
      <style:text-properties fo:background-color="#80FFFF"/>
    </style:style>
    <style:style style:name="P469" style:parent-style-name="Normalny" style:family="paragraph">
      <style:paragraph-properties style:contextual-spacing="true" fo:text-align="justify" fo:line-height="150%" fo:text-indent="0.2479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P472" style:parent-style-name="Normalny" style:family="paragraph">
      <style:paragraph-properties style:contextual-spacing="true" fo:text-align="justify" fo:line-height="150%" fo:text-indent="0.2479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style:contextual-spacing="true" fo:text-align="justify" fo:line-height="150%" fo:text-indent="0.2479in"/>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style:contextual-spacing="true" fo:text-align="justify" fo:line-height="150%" fo:text-indent="0.2479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style:contextual-spacing="true"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style:contextual-spacing="true" fo:text-align="justify" fo:line-height="150%" fo:text-indent="0.2479in"/>
    </style:style>
    <style:style style:name="P496" style:parent-style-name="Normalny" style:family="paragraph">
      <style:paragraph-properties style:contextual-spacing="true" fo:text-align="justify" fo:line-height="150%" fo:text-indent="0.2479in"/>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P506" style:parent-style-name="Normalny" style:family="paragraph">
      <style:paragraph-properties style:contextual-spacing="true" fo:text-align="justify" fo:line-height="150%" fo:text-indent="0.2479in"/>
    </style:style>
    <style:style style:name="P507" style:parent-style-name="Normalny" style:family="paragraph">
      <style:paragraph-properties style:contextual-spacing="true" fo:text-align="justify" fo:line-height="150%" fo:text-indent="0.2479in"/>
    </style:style>
    <style:style style:name="P508" style:parent-style-name="Normalny" style:family="paragraph">
      <style:paragraph-properties style:contextual-spacing="true"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style:contextual-spacing="true" fo:text-align="justify" fo:line-height="150%" fo:text-indent="0.2479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style:contextual-spacing="true" fo:text-align="justify" fo:line-height="150%" fo:text-indent="0.2479in"/>
    </style:style>
    <style:style style:name="T519" style:parent-style-name="Domyślnaczcionkaakapitu" style:family="text">
      <style:text-properties fo:background-color="#80FFFF"/>
    </style:style>
    <style:style style:name="P520" style:parent-style-name="Normalny" style:family="paragraph">
      <style:paragraph-properties style:contextual-spacing="true" fo:text-align="justify" fo:line-height="150%" fo:text-indent="0.2479in"/>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P527" style:parent-style-name="Normalny" style:family="paragraph">
      <style:paragraph-properties style:contextual-spacing="true"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style:contextual-spacing="true" fo:text-align="justify" fo:line-height="150%" fo:text-indent="0.2479in"/>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style:contextual-spacing="true" fo:text-align="justify" fo:line-height="150%" fo:text-indent="0.2479in"/>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style:contextual-spacing="true" fo:text-align="justify" fo:line-height="150%" fo:text-indent="0.2479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style:contextual-spacing="true" fo:text-align="justify" fo:line-height="150%" fo:text-indent="0.2479in"/>
    </style:style>
    <style:style style:name="T565" style:parent-style-name="Domyślnaczcionkaakapitu" style:family="text">
      <style:text-properties fo:background-color="#80FFFF"/>
    </style:style>
    <style:style style:name="P566" style:parent-style-name="Normalny" style:family="paragraph">
      <style:paragraph-properties style:contextual-spacing="true" fo:text-align="justify" fo:line-height="150%" fo:text-indent="0.2479in"/>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P572" style:parent-style-name="Normalny" style:family="paragraph">
      <style:paragraph-properties style:contextual-spacing="true" fo:text-align="justify" fo:line-height="150%" fo:text-indent="0.2479in"/>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P579" style:parent-style-name="Normalny" style:family="paragraph">
      <style:paragraph-properties style:contextual-spacing="true" fo:text-align="justify" fo:line-height="150%" fo:text-indent="0.2479in">
        <style:tab-stops>
          <style:tab-stop style:type="left" style:position="3.4354in"/>
        </style:tab-stops>
      </style:paragraph-properties>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P589" style:parent-style-name="Normalny" style:family="paragraph">
      <style:paragraph-properties style:contextual-spacing="true" fo:text-align="justify" fo:line-height="150%" fo:text-indent="0.2479in"/>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P592" style:parent-style-name="Normalny" style:family="paragraph">
      <style:paragraph-properties style:contextual-spacing="true" fo:text-align="justify" fo:line-height="150%" fo:text-indent="0.2479in"/>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style:contextual-spacing="true" fo:text-align="justify" fo:line-height="150%"/>
    </style:style>
    <style:style style:name="T598" style:parent-style-name="Domyślnaczcionkaakapitu" style:family="text">
      <style:text-properties style:text-underline-type="single" style:text-underline-style="solid" style:text-underline-width="auto" style:text-underline-mode="continuous"/>
    </style:style>
    <style:style style:name="T599" style:parent-style-name="Domyślnaczcionkaakapitu" style:family="text">
      <style:text-properties fo:background-color="#80FFFF" style:text-underline-type="single" style:text-underline-style="solid" style:text-underline-width="auto" style:text-underline-mode="continuous"/>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fo:background-color="#80FFFF" style:text-underline-type="single" style:text-underline-style="solid" style:text-underline-width="auto" style:text-underline-mode="continuous"/>
    </style:style>
    <style:style style:name="T602" style:parent-style-name="Domyślnaczcionkaakapitu" style:family="text">
      <style:text-properties style:text-underline-type="single" style:text-underline-style="solid" style:text-underline-width="auto" style:text-underline-mode="continuous"/>
    </style:style>
    <style:style style:name="T603" style:parent-style-name="Domyślnaczcionkaakapitu" style:family="text">
      <style:text-properties fo:background-color="#80FFFF"/>
    </style:style>
    <style:style style:name="P604" style:parent-style-name="Normalny" style:family="paragraph">
      <style:paragraph-properties style:contextual-spacing="true" fo:text-align="justify" fo:line-height="150%" fo:text-indent="0.2479in"/>
    </style:style>
    <style:style style:name="P605" style:parent-style-name="Normalny" style:family="paragraph">
      <style:paragraph-properties style:contextual-spacing="true" fo:text-align="justify" fo:line-height="150%" fo:text-indent="0.2479in"/>
    </style:style>
    <style:style style:name="P606" style:parent-style-name="Normalny" style:family="paragraph">
      <style:paragraph-properties style:contextual-spacing="true" fo:text-align="justify" fo:line-height="150%"/>
    </style:style>
    <style:style style:name="T607" style:parent-style-name="Domyślnaczcionkaakapitu" style:family="text">
      <style:text-properties style:text-underline-type="single" style:text-underline-style="solid" style:text-underline-width="auto" style:text-underline-mode="continuous"/>
    </style:style>
    <style:style style:name="P608" style:parent-style-name="Normalny" style:family="paragraph">
      <style:paragraph-properties style:contextual-spacing="true" fo:text-align="justify" fo:line-height="150%" fo:text-indent="0.2479in"/>
    </style:style>
    <style:style style:name="T609" style:parent-style-name="Domyślnaczcionkaakapitu" style:family="text">
      <style:text-properties fo:background-color="#80FFFF"/>
    </style:style>
    <style:style style:name="P610" style:parent-style-name="Normalny" style:family="paragraph">
      <style:paragraph-properties style:contextual-spacing="true" fo:text-align="justify" fo:line-height="150%"/>
    </style:style>
    <style:style style:name="T611" style:parent-style-name="Domyślnaczcionkaakapitu" style:family="text">
      <style:text-properties style:text-underline-type="single" style:text-underline-style="solid" style:text-underline-width="auto" style:text-underline-mode="continuous"/>
    </style:style>
    <style:style style:name="P612" style:parent-style-name="Normalny" style:family="paragraph">
      <style:paragraph-properties style:contextual-spacing="true" fo:text-align="justify" fo:line-height="150%" fo:text-indent="0.2479in"/>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P616" style:parent-style-name="Normalny" style:family="paragraph">
      <style:paragraph-properties style:contextual-spacing="true" fo:text-align="justify" fo:line-height="150%" fo:text-indent="0.2479in"/>
    </style:style>
    <style:style style:name="T617" style:parent-style-name="Domyślnaczcionkaakapitu" style:family="text">
      <style:text-properties fo:background-color="#80FFFF"/>
    </style:style>
    <style:style style:name="P618" style:parent-style-name="Normalny" style:family="paragraph">
      <style:paragraph-properties style:contextual-spacing="true" fo:text-align="justify" fo:line-height="150%"/>
    </style:style>
    <style:style style:name="T619" style:parent-style-name="Domyślnaczcionkaakapitu" style:family="text">
      <style:text-properties fo:background-color="#80FFFF" style:text-underline-type="single" style:text-underline-style="solid" style:text-underline-width="auto" style:text-underline-mode="continuous"/>
    </style:style>
    <style:style style:name="T620" style:parent-style-name="Domyślnaczcionkaakapitu" style:family="text">
      <style:text-properties style:text-underline-type="single" style:text-underline-style="solid" style:text-underline-width="auto" style:text-underline-mode="continuous"/>
    </style:style>
    <style:style style:name="P621" style:parent-style-name="Normalny" style:family="paragraph">
      <style:paragraph-properties style:contextual-spacing="true" fo:text-align="justify" fo:line-height="150%" fo:text-indent="0.2479in"/>
    </style:style>
    <style:style style:name="T622" style:parent-style-name="Domyślnaczcionkaakapitu" style:family="text">
      <style:text-properties fo:background-color="#80FFFF"/>
    </style:style>
    <style:style style:name="P623" style:parent-style-name="Normalny" style:family="paragraph">
      <style:paragraph-properties style:contextual-spacing="true" fo:text-align="justify" fo:line-height="150%" fo:text-indent="0.2479in"/>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style:contextual-spacing="true"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P629" style:parent-style-name="Normalny" style:family="paragraph">
      <style:paragraph-properties style:contextual-spacing="true" fo:text-align="justify" fo:line-height="150%" fo:text-indent="0.2479in"/>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P633" style:parent-style-name="Normalny" style:family="paragraph">
      <style:paragraph-properties style:contextual-spacing="true" fo:text-align="justify" fo:line-height="150%" fo:text-indent="0.2479in"/>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P636" style:parent-style-name="Normalny" style:family="paragraph">
      <style:paragraph-properties style:contextual-spacing="true" fo:text-align="justify" fo:line-height="150%" fo:text-indent="0.2479in"/>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style:contextual-spacing="true" fo:text-align="justify" fo:line-height="150%" fo:text-indent="0.2479in"/>
    </style:style>
    <style:style style:name="P640" style:parent-style-name="Normalny" style:family="paragraph">
      <style:paragraph-properties style:contextual-spacing="true" fo:text-align="justify" fo:line-height="150%" fo:text-indent="0.2479in"/>
    </style:style>
    <style:style style:name="P641" style:parent-style-name="Normalny" style:family="paragraph">
      <style:paragraph-properties style:contextual-spacing="true" fo:text-align="justify" fo:line-height="150%" fo:text-indent="0.2479in"/>
    </style:style>
    <style:style style:name="T642" style:parent-style-name="Domyślnaczcionkaakapitu" style:family="text">
      <style:text-properties fo:background-color="#80FFFF"/>
    </style:style>
    <style:style style:name="P643" style:parent-style-name="Normalny" style:family="paragraph">
      <style:paragraph-properties style:contextual-spacing="true" fo:text-align="justify" fo:line-height="150%" fo:text-indent="0.2479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style:contextual-spacing="true" fo:text-align="justify" fo:line-height="150%" fo:text-indent="0.2479in"/>
    </style:style>
    <style:style style:name="P649" style:parent-style-name="Normalny" style:family="paragraph">
      <style:paragraph-properties style:contextual-spacing="true"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style:contextual-spacing="true"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style:contextual-spacing="true" fo:text-align="justify" fo:line-height="150%" fo:text-indent="0.2479in"/>
    </style:style>
    <style:style style:name="P657" style:parent-style-name="Normalny" style:family="paragraph">
      <style:paragraph-properties style:contextual-spacing="true" fo:text-align="justify" fo:line-height="150%"/>
    </style:style>
    <style:style style:name="T658" style:parent-style-name="Domyślnaczcionkaakapitu" style:family="text">
      <style:text-properties style:text-underline-type="single" style:text-underline-style="solid" style:text-underline-width="auto" style:text-underline-mode="continuous"/>
    </style:style>
    <style:style style:name="T659" style:parent-style-name="Domyślnaczcionkaakapitu" style:family="text">
      <style:text-properties fo:background-color="#80FFFF" style:text-underline-type="single" style:text-underline-style="solid" style:text-underline-width="auto" style:text-underline-mode="continuous"/>
    </style:style>
    <style:style style:name="T660" style:parent-style-name="Domyślnaczcionkaakapitu" style:family="text">
      <style:text-properties style:text-underline-type="single" style:text-underline-style="solid" style:text-underline-width="auto" style:text-underline-mode="continuous"/>
    </style:style>
    <style:style style:name="T661" style:parent-style-name="Domyślnaczcionkaakapitu" style:family="text">
      <style:text-properties fo:background-color="#80FFFF"/>
    </style:style>
    <style:style style:name="P662" style:parent-style-name="Normalny" style:family="paragraph">
      <style:paragraph-properties style:contextual-spacing="true" fo:text-align="justify" fo:line-height="150%" fo:text-indent="0.2479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style:contextual-spacing="true" fo:text-align="justify" fo:line-height="150%"/>
    </style:style>
    <style:style style:name="T670" style:parent-style-name="Domyślnaczcionkaakapitu" style:family="text">
      <style:text-properties style:text-underline-type="single" style:text-underline-style="solid" style:text-underline-width="auto" style:text-underline-mode="continuous"/>
    </style:style>
    <style:style style:name="T671" style:parent-style-name="Domyślnaczcionkaakapitu" style:family="text">
      <style:text-properties fo:background-color="#80FFFF" style:text-underline-type="single" style:text-underline-style="solid" style:text-underline-width="auto" style:text-underline-mode="continuous"/>
    </style:style>
    <style:style style:name="T672" style:parent-style-name="Domyślnaczcionkaakapitu" style:family="text">
      <style:text-properties style:text-underline-type="single" style:text-underline-style="solid" style:text-underline-width="auto" style:text-underline-mode="continuous"/>
    </style:style>
    <style:style style:name="P673" style:parent-style-name="Normalny" style:family="paragraph">
      <style:paragraph-properties style:contextual-spacing="true" fo:text-align="justify" fo:line-height="150%" fo:text-indent="0.2479in"/>
    </style:style>
    <style:style style:name="P674" style:parent-style-name="Normalny" style:family="paragraph">
      <style:paragraph-properties style:contextual-spacing="true" fo:text-align="justify" fo:line-height="150%"/>
    </style:style>
    <style:style style:name="T675" style:parent-style-name="Domyślnaczcionkaakapitu" style:family="text">
      <style:text-properties style:text-underline-type="single" style:text-underline-style="solid" style:text-underline-width="auto" style:text-underline-mode="continuous"/>
    </style:style>
    <style:style style:name="T676" style:parent-style-name="Domyślnaczcionkaakapitu" style:family="text">
      <style:text-properties fo:background-color="#80FFFF" style:text-underline-type="single" style:text-underline-style="solid" style:text-underline-width="auto" style:text-underline-mode="continuous"/>
    </style:style>
    <style:style style:name="T677" style:parent-style-name="Domyślnaczcionkaakapitu" style:family="text">
      <style:text-properties style:text-underline-type="single" style:text-underline-style="solid" style:text-underline-width="auto" style:text-underline-mode="continuous"/>
    </style:style>
    <style:style style:name="P678" style:parent-style-name="Normalny" style:family="paragraph">
      <style:paragraph-properties style:contextual-spacing="true" fo:text-align="justify" fo:line-height="150%" fo:text-indent="0.2479in"/>
    </style:style>
    <style:style style:name="T679" style:parent-style-name="Domyślnaczcionkaakapitu" style:family="text">
      <style:text-properties fo:background-color="#80FFFF"/>
    </style:style>
    <style:style style:name="P680" style:parent-style-name="Normalny" style:family="paragraph">
      <style:paragraph-properties style:contextual-spacing="true" fo:text-align="justify" fo:line-height="150%"/>
    </style:style>
    <style:style style:name="T681" style:parent-style-name="Domyślnaczcionkaakapitu" style:family="text">
      <style:text-properties style:text-underline-type="single" style:text-underline-style="solid" style:text-underline-width="auto" style:text-underline-mode="continuous"/>
    </style:style>
    <style:style style:name="P682" style:parent-style-name="Normalny" style:family="paragraph">
      <style:paragraph-properties style:contextual-spacing="true" fo:text-align="justify" fo:line-height="150%" fo:text-indent="0.2479in"/>
    </style:style>
    <style:style style:name="P683" style:parent-style-name="Normalny" style:family="paragraph">
      <style:paragraph-properties style:contextual-spacing="true" fo:text-align="justify" fo:line-height="150%"/>
    </style:style>
    <style:style style:name="T684" style:parent-style-name="Domyślnaczcionkaakapitu" style:family="text">
      <style:text-properties style:text-underline-type="single" style:text-underline-style="solid" style:text-underline-width="auto" style:text-underline-mode="continuous"/>
    </style:style>
    <style:style style:name="T685" style:parent-style-name="Domyślnaczcionkaakapitu" style:family="text">
      <style:text-properties fo:background-color="#80FFFF" style:text-underline-type="single" style:text-underline-style="solid" style:text-underline-width="auto" style:text-underline-mode="continuous"/>
    </style:style>
    <style:style style:name="T686" style:parent-style-name="Domyślnaczcionkaakapitu" style:family="text">
      <style:text-properties style:text-underline-type="single" style:text-underline-style="solid" style:text-underline-width="auto" style:text-underline-mode="continuous"/>
    </style:style>
    <style:style style:name="T687" style:parent-style-name="Domyślnaczcionkaakapitu" style:family="text">
      <style:text-properties fo:background-color="#80FFFF" style:text-underline-type="single" style:text-underline-style="solid" style:text-underline-width="auto" style:text-underline-mode="continuous"/>
    </style:style>
    <style:style style:name="T688" style:parent-style-name="Domyślnaczcionkaakapitu" style:family="text">
      <style:text-properties style:text-underline-type="single" style:text-underline-style="solid" style:text-underline-width="auto" style:text-underline-mode="continuous"/>
    </style:style>
    <style:style style:name="P689" style:parent-style-name="Normalny" style:family="paragraph">
      <style:paragraph-properties style:contextual-spacing="true" fo:text-align="justify" fo:line-height="150%" fo:text-indent="0.2479in"/>
    </style:style>
    <style:style style:name="P690" style:parent-style-name="Normalny" style:family="paragraph">
      <style:paragraph-properties style:contextual-spacing="true" fo:text-align="justify" fo:line-height="150%" fo:text-indent="0.2479in"/>
    </style:style>
    <style:style style:name="P691" style:parent-style-name="Normalny" style:family="paragraph">
      <style:paragraph-properties style:contextual-spacing="true" fo:text-align="justify" fo:line-height="150%"/>
    </style:style>
    <style:style style:name="T692" style:parent-style-name="Domyślnaczcionkaakapitu" style:family="text">
      <style:text-properties style:text-underline-type="single" style:text-underline-style="solid" style:text-underline-width="auto" style:text-underline-mode="continuous"/>
    </style:style>
    <style:style style:name="T693" style:parent-style-name="Domyślnaczcionkaakapitu" style:family="text">
      <style:text-properties fo:background-color="#80FFFF" style:text-underline-type="single" style:text-underline-style="solid" style:text-underline-width="auto" style:text-underline-mode="continuous"/>
    </style:style>
    <style:style style:name="T694" style:parent-style-name="Domyślnaczcionkaakapitu" style:family="text">
      <style:text-properties style:text-underline-type="single" style:text-underline-style="solid" style:text-underline-width="auto" style:text-underline-mode="continuous"/>
    </style:style>
    <style:style style:name="P695" style:parent-style-name="Normalny" style:family="paragraph">
      <style:paragraph-properties style:contextual-spacing="true" fo:text-align="justify" fo:line-height="150%" fo:text-indent="0.2479in"/>
    </style:style>
    <style:style style:name="P696" style:parent-style-name="Normalny" style:family="paragraph">
      <style:paragraph-properties style:contextual-spacing="true" fo:text-align="justify" fo:line-height="150%" fo:text-indent="0.2479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P701" style:parent-style-name="Normalny" style:family="paragraph">
      <style:paragraph-properties style:contextual-spacing="true" fo:text-align="justify" fo:line-height="150%" fo:text-indent="0.2479in"/>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P705" style:parent-style-name="Normalny" style:family="paragraph">
      <style:paragraph-properties style:contextual-spacing="true" fo:text-align="justify" fo:line-height="150%" fo:text-indent="0.2479in"/>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style:contextual-spacing="true"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style:contextual-spacing="true" fo:text-align="justify" fo:line-height="150%"/>
    </style:style>
    <style:style style:name="T718" style:parent-style-name="Domyślnaczcionkaakapitu" style:family="text">
      <style:text-properties style:text-underline-type="single" style:text-underline-style="solid" style:text-underline-width="auto" style:text-underline-mode="continuous"/>
    </style:style>
    <style:style style:name="T719" style:parent-style-name="Domyślnaczcionkaakapitu" style:family="text">
      <style:text-properties fo:background-color="#80FFFF" style:text-underline-type="single" style:text-underline-style="solid" style:text-underline-width="auto" style:text-underline-mode="continuous"/>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style>
    <style:style style:name="P724" style:parent-style-name="Normalny" style:family="paragraph">
      <style:paragraph-properties style:contextual-spacing="true"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P727" style:parent-style-name="Normalny" style:family="paragraph">
      <style:paragraph-properties style:contextual-spacing="true" fo:text-align="justify" fo:line-height="150%" fo:text-indent="0.2479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P730" style:parent-style-name="Normalny" style:family="paragraph">
      <style:paragraph-properties style:contextual-spacing="true" fo:text-align="justify" fo:line-height="150%" fo:text-indent="0.2479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style:contextual-spacing="true"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P744" style:parent-style-name="Normalny" style:family="paragraph">
      <style:paragraph-properties style:contextual-spacing="true" fo:text-align="justify" fo:line-height="150%" fo:text-indent="0.2479in"/>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style:contextual-spacing="true" fo:text-align="justify" fo:line-height="150%" fo:text-indent="0.2479in">
        <style:tab-stops>
          <style:tab-stop style:type="left" style:position="1.0083in"/>
        </style:tab-stops>
      </style:paragraph-properties>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P751" style:parent-style-name="Normalny" style:family="paragraph">
      <style:paragraph-properties style:contextual-spacing="true" fo:text-align="justify" fo:line-height="150%" fo:text-indent="0.2479in"/>
    </style:style>
    <style:style style:name="T752" style:parent-style-name="Domyślnaczcionkaakapitu" style:family="text">
      <style:text-properties fo:background-color="#80FFFF"/>
    </style:style>
    <style:style style:name="P753" style:parent-style-name="Normalny" style:family="paragraph">
      <style:paragraph-properties style:contextual-spacing="true"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style:contextual-spacing="true" fo:text-align="justify" fo:line-height="150%" fo:text-indent="0.2479in"/>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P767" style:parent-style-name="Normalny" style:family="paragraph">
      <style:paragraph-properties style:contextual-spacing="true" fo:text-align="justify" fo:line-height="150%" fo:text-indent="0.2479in"/>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P770" style:parent-style-name="Normalny" style:family="paragraph">
      <style:paragraph-properties style:contextual-spacing="true" fo:text-align="justify" fo:line-height="150%" fo:text-indent="0.2479in"/>
    </style:style>
    <style:style style:name="P771" style:parent-style-name="Normalny" style:family="paragraph">
      <style:paragraph-properties style:contextual-spacing="true" fo:text-align="justify" fo:line-height="150%" fo:text-indent="0.2479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style:contextual-spacing="true"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P789" style:parent-style-name="Normalny" style:family="paragraph">
      <style:paragraph-properties style:contextual-spacing="true" fo:text-align="justify" fo:line-height="150%" fo:text-indent="0.2479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style:contextual-spacing="true" fo:text-align="justify" fo:line-height="150%">
        <style:tab-stops>
          <style:tab-stop style:type="left" style:leader-style="solid" style:leader-text="_" style:position="2.3208in"/>
        </style:tab-stops>
      </style:paragraph-properties>
    </style:style>
    <style:style style:name="T793" style:parent-style-name="Domyślnaczcionkaakapitu" style:family="text">
      <style:text-properties fo:background-color="#80FFFF" style:text-underline-type="single" style:text-underline-style="solid" style:text-underline-width="auto" style:text-underline-mode="continuous"/>
    </style:style>
    <style:style style:name="T794" style:parent-style-name="Domyślnaczcionkaakapitu" style:family="text">
      <style:text-properties style:text-underline-type="single" style:text-underline-style="solid" style:text-underline-width="auto" style:text-underline-mode="continuous"/>
    </style:style>
    <style:style style:name="T795" style:parent-style-name="Domyślnaczcionkaakapitu" style:family="text">
      <style:text-properties fo:background-color="#80FFFF" style:text-underline-type="single" style:text-underline-style="solid" style:text-underline-width="auto" style:text-underline-mode="continuous"/>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text-underline-type="single" style:text-underline-style="solid" style:text-underline-width="auto" style:text-underline-mode="continuous"/>
    </style:style>
    <style:style style:name="T798" style:parent-style-name="Domyślnaczcionkaakapitu" style:family="text">
      <style:text-properties style:text-underline-type="single" style:text-underline-style="solid" style:text-underline-width="auto" style:text-underline-mode="continuous"/>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T800" style:parent-style-name="Domyślnaczcionkaakapitu" style:family="text">
      <style:text-properties style:text-underline-type="single" style:text-underline-style="solid" style:text-underline-width="auto" style:text-underline-mode="continuous"/>
    </style:style>
    <style:style style:name="T801" style:parent-style-name="Domyślnaczcionkaakapitu" style:family="text">
      <style:text-properties fo:background-color="#80FFFF" style:text-underline-type="single" style:text-underline-style="solid" style:text-underline-width="auto" style:text-underline-mode="continuous"/>
    </style:style>
    <style:style style:name="T802" style:parent-style-name="Domyślnaczcionkaakapitu" style:family="text">
      <style:text-properties style:text-underline-type="single" style:text-underline-style="solid" style:text-underline-width="auto" style:text-underline-mode="continuous"/>
    </style:style>
    <style:style style:name="P803" style:parent-style-name="Normalny" style:family="paragraph">
      <style:paragraph-properties style:contextual-spacing="true" fo:text-align="justify" fo:line-height="150%" fo:text-indent="0.2479in">
        <style:tab-stops>
          <style:tab-stop style:type="left" style:leader-style="solid" style:leader-text="_" style:position="2.3208in"/>
        </style:tab-stops>
      </style:paragraph-properties>
    </style:style>
    <style:style style:name="P804" style:parent-style-name="Normalny" style:family="paragraph">
      <style:paragraph-properties style:contextual-spacing="true" fo:text-align="justify" fo:line-height="150%">
        <style:tab-stops>
          <style:tab-stop style:type="left" style:leader-style="solid" style:leader-text="_" style:position="2.3208in"/>
        </style:tab-stops>
      </style:paragraph-properties>
    </style:style>
    <style:style style:name="P805" style:parent-style-name="Normalny" style:family="paragraph">
      <style:paragraph-properties style:contextual-spacing="true" fo:text-align="justify" fo:line-height="150%"/>
    </style:style>
    <style:style style:name="T806" style:parent-style-name="Domyślnaczcionkaakapitu" style:family="text">
      <style:text-properties fo:background-color="#80FFFF"/>
    </style:style>
    <style:style style:name="P807" style:parent-style-name="Normalny" style:family="paragraph">
      <style:paragraph-properties style:contextual-spacing="true" fo:text-align="justify" fo:line-height="150%"/>
    </style:style>
    <style:style style:name="P808" style:parent-style-name="Normalny" style:family="paragraph">
      <style:paragraph-properties style:contextual-spacing="true" fo:text-align="justify" fo:line-height="150%"/>
    </style:style>
    <style:style style:name="P809" style:parent-style-name="Normalny" style:family="paragraph">
      <style:paragraph-properties style:contextual-spacing="true" fo:text-align="justify" fo:line-height="150%"/>
    </style:style>
    <style:style style:name="P810" style:parent-style-name="Normalny" style:family="paragraph">
      <style:paragraph-properties style:contextual-spacing="true" fo:text-align="justify" fo:line-height="150%"/>
    </style:style>
    <style:style style:name="T811" style:parent-style-name="Domyślnaczcionkaakapitu" style:family="text">
      <style:text-properties fo:background-color="#80FFFF" style:text-underline-type="single" style:text-underline-style="solid" style:text-underline-width="auto" style:text-underline-mode="continuous"/>
    </style:style>
    <style:style style:name="T812" style:parent-style-name="Domyślnaczcionkaakapitu" style:family="text">
      <style:text-properties style:text-underline-type="single" style:text-underline-style="solid" style:text-underline-width="auto" style:text-underline-mode="continuous"/>
    </style:style>
    <style:style style:name="T813" style:parent-style-name="Domyślnaczcionkaakapitu" style:family="text">
      <style:text-properties fo:background-color="#80FFFF" style:text-underline-type="single" style:text-underline-style="solid" style:text-underline-width="auto" style:text-underline-mode="continuous"/>
    </style:style>
    <style:style style:name="T814" style:parent-style-name="Domyślnaczcionkaakapitu" style:family="text">
      <style:text-properties style:text-underline-type="single" style:text-underline-style="solid" style:text-underline-width="auto" style:text-underline-mode="continuous"/>
    </style:style>
    <style:style style:name="P815" style:parent-style-name="Normalny" style:family="paragraph">
      <style:paragraph-properties style:contextual-spacing="true" fo:text-align="justify" fo:line-height="150%" fo:text-indent="0.2479in"/>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P818" style:parent-style-name="Normalny" style:family="paragraph">
      <style:paragraph-properties style:contextual-spacing="true" fo:text-align="justify" fo:line-height="150%"/>
    </style:style>
    <style:style style:name="T819" style:parent-style-name="Domyślnaczcionkaakapitu" style:family="text">
      <style:text-properties style:text-underline-type="single" style:text-underline-style="solid" style:text-underline-width="auto" style:text-underline-mode="continuous"/>
    </style:style>
    <style:style style:name="T820" style:parent-style-name="Domyślnaczcionkaakapitu" style:family="text">
      <style:text-properties fo:background-color="#80FFFF"/>
    </style:style>
    <style:style style:name="P821" style:parent-style-name="Normalny" style:family="paragraph">
      <style:paragraph-properties style:contextual-spacing="true" fo:text-align="justify" fo:line-height="150%" fo:text-indent="0.2479in"/>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P826" style:parent-style-name="Normalny" style:family="paragraph">
      <style:paragraph-properties style:contextual-spacing="true" fo:text-align="justify" fo:line-height="150%"/>
    </style:style>
    <style:style style:name="T827" style:parent-style-name="Domyślnaczcionkaakapitu" style:family="text">
      <style:text-properties style:text-underline-type="single" style:text-underline-style="solid" style:text-underline-width="auto" style:text-underline-mode="continuous"/>
    </style:style>
    <style:style style:name="T828" style:parent-style-name="Domyślnaczcionkaakapitu" style:family="text">
      <style:text-properties fo:background-color="#80FFFF" style:text-underline-type="single" style:text-underline-style="solid" style:text-underline-width="auto" style:text-underline-mode="continuous"/>
    </style:style>
    <style:style style:name="T829" style:parent-style-name="Domyślnaczcionkaakapitu" style:family="text">
      <style:text-properties style:text-underline-type="single" style:text-underline-style="solid" style:text-underline-width="auto" style:text-underline-mode="continuous"/>
    </style:style>
    <style:style style:name="T830" style:parent-style-name="Domyślnaczcionkaakapitu" style:family="text">
      <style:text-properties fo:background-color="#80FFFF" style:text-underline-type="single" style:text-underline-style="solid" style:text-underline-width="auto" style:text-underline-mode="continuous"/>
    </style:style>
    <style:style style:name="T831" style:parent-style-name="Domyślnaczcionkaakapitu" style:family="text">
      <style:text-properties style:text-underline-type="single" style:text-underline-style="solid" style:text-underline-width="auto" style:text-underline-mode="continuous"/>
    </style:style>
    <style:style style:name="P832" style:parent-style-name="Normalny" style:family="paragraph">
      <style:paragraph-properties style:contextual-spacing="true" fo:text-align="justify" fo:line-height="150%" fo:text-indent="0.2479in"/>
    </style:style>
    <style:style style:name="P833" style:parent-style-name="Normalny" style:family="paragraph">
      <style:paragraph-properties style:contextual-spacing="true" fo:text-align="justify" fo:line-height="150%"/>
    </style:style>
    <style:style style:name="T834" style:parent-style-name="Domyślnaczcionkaakapitu" style:family="text">
      <style:text-properties fo:background-color="#80FFFF" style:text-underline-type="single" style:text-underline-style="solid" style:text-underline-width="auto" style:text-underline-mode="continuous"/>
    </style:style>
    <style:style style:name="T835" style:parent-style-name="Domyślnaczcionkaakapitu" style:family="text">
      <style:text-properties style:text-underline-type="single" style:text-underline-style="solid" style:text-underline-width="auto" style:text-underline-mode="continuous"/>
    </style:style>
    <style:style style:name="T836" style:parent-style-name="Domyślnaczcionkaakapitu" style:family="text">
      <style:text-properties fo:background-color="#80FFFF" style:text-underline-type="single" style:text-underline-style="solid" style:text-underline-width="auto" style:text-underline-mode="continuous"/>
    </style:style>
    <style:style style:name="T837" style:parent-style-name="Domyślnaczcionkaakapitu" style:family="text">
      <style:text-properties style:text-underline-type="single" style:text-underline-style="solid" style:text-underline-width="auto" style:text-underline-mode="continuous"/>
    </style:style>
    <style:style style:name="P838" style:parent-style-name="Normalny" style:family="paragraph">
      <style:paragraph-properties style:contextual-spacing="true" fo:text-align="justify" fo:line-height="150%" fo:text-indent="0.2479in"/>
    </style:style>
    <style:style style:name="P839" style:parent-style-name="Normalny" style:family="paragraph">
      <style:paragraph-properties style:contextual-spacing="true" fo:text-align="justify" fo:line-height="150%"/>
    </style:style>
    <style:style style:name="T840" style:parent-style-name="Domyślnaczcionkaakapitu" style:family="text">
      <style:text-properties style:text-underline-type="single" style:text-underline-style="solid" style:text-underline-width="auto" style:text-underline-mode="continuous"/>
    </style:style>
    <style:style style:name="T841" style:parent-style-name="Domyślnaczcionkaakapitu" style:family="text">
      <style:text-properties fo:background-color="#80FFFF" style:text-underline-type="single" style:text-underline-style="solid" style:text-underline-width="auto" style:text-underline-mode="continuous"/>
    </style:style>
    <style:style style:name="T842" style:parent-style-name="Domyślnaczcionkaakapitu" style:family="text">
      <style:text-properties style:text-underline-type="single" style:text-underline-style="solid" style:text-underline-width="auto" style:text-underline-mode="continuous"/>
    </style:style>
    <style:style style:name="T843" style:parent-style-name="Domyślnaczcionkaakapitu" style:family="text">
      <style:text-properties fo:background-color="#80FFFF" style:text-underline-type="single" style:text-underline-style="solid" style:text-underline-width="auto" style:text-underline-mode="continuous"/>
    </style:style>
    <style:style style:name="T844" style:parent-style-name="Domyślnaczcionkaakapitu" style:family="text">
      <style:text-properties style:text-underline-type="single" style:text-underline-style="solid" style:text-underline-width="auto" style:text-underline-mode="continuous"/>
    </style:style>
    <style:style style:name="P845" style:parent-style-name="Normalny" style:family="paragraph">
      <style:paragraph-properties style:contextual-spacing="true" fo:text-align="justify" fo:line-height="150%" fo:text-indent="0.2479in"/>
    </style:style>
    <style:style style:name="P846" style:parent-style-name="Normalny" style:family="paragraph">
      <style:paragraph-properties style:contextual-spacing="true" fo:text-align="justify" fo:line-height="150%"/>
    </style:style>
    <style:style style:name="T847" style:parent-style-name="Domyślnaczcionkaakapitu" style:family="text">
      <style:text-properties style:text-underline-type="single" style:text-underline-style="solid" style:text-underline-width="auto" style:text-underline-mode="continuous"/>
    </style:style>
    <style:style style:name="P848" style:parent-style-name="Normalny" style:family="paragraph">
      <style:paragraph-properties style:contextual-spacing="true" fo:text-align="justify" fo:line-height="150%" fo:text-indent="0.2479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P852" style:parent-style-name="Normalny" style:family="paragraph">
      <style:paragraph-properties style:contextual-spacing="true" fo:text-align="justify" fo:line-height="150%"/>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T855" style:parent-style-name="Domyślnaczcionkaakapitu" style:family="text">
      <style:text-properties style:text-underline-type="single" style:text-underline-style="solid" style:text-underline-width="auto" style:text-underline-mode="continuous"/>
    </style:style>
    <style:style style:name="T856" style:parent-style-name="Domyślnaczcionkaakapitu" style:family="text">
      <style:text-properties fo:background-color="#80FFFF" style:text-underline-type="single" style:text-underline-style="solid" style:text-underline-width="auto" style:text-underline-mode="continuous"/>
    </style:style>
    <style:style style:name="T857" style:parent-style-name="Domyślnaczcionkaakapitu" style:family="text">
      <style:text-properties style:text-underline-type="single" style:text-underline-style="solid" style:text-underline-width="auto" style:text-underline-mode="continuous"/>
    </style:style>
    <style:style style:name="P858" style:parent-style-name="Normalny" style:family="paragraph">
      <style:paragraph-properties style:contextual-spacing="true" fo:text-align="justify" fo:line-height="150%" fo:text-indent="0.2479in"/>
    </style:style>
    <style:style style:name="P859" style:parent-style-name="Normalny" style:family="paragraph">
      <style:paragraph-properties style:contextual-spacing="true" fo:text-align="justify" fo:line-height="150%" fo:text-indent="0.2479in"/>
    </style:style>
    <style:style style:name="P860" style:parent-style-name="Normalny" style:family="paragraph">
      <style:paragraph-properties style:contextual-spacing="true" fo:text-align="justify" fo:line-height="150%"/>
    </style:style>
    <style:style style:name="T861" style:parent-style-name="Domyślnaczcionkaakapitu" style:family="text">
      <style:text-properties style:text-underline-type="single" style:text-underline-style="solid" style:text-underline-width="auto" style:text-underline-mode="continuous"/>
    </style:style>
    <style:style style:name="T862" style:parent-style-name="Domyślnaczcionkaakapitu" style:family="text">
      <style:text-properties fo:background-color="#80FFFF" style:text-underline-type="single" style:text-underline-style="solid" style:text-underline-width="auto" style:text-underline-mode="continuous"/>
    </style:style>
    <style:style style:name="T863" style:parent-style-name="Domyślnaczcionkaakapitu" style:family="text">
      <style:text-properties style:text-underline-type="single" style:text-underline-style="solid" style:text-underline-width="auto" style:text-underline-mode="continuous"/>
    </style:style>
    <style:style style:name="P864" style:parent-style-name="Normalny" style:family="paragraph">
      <style:paragraph-properties style:contextual-spacing="true" fo:text-align="justify" fo:line-height="150%" fo:text-indent="0.2479in"/>
    </style:style>
    <style:style style:name="T865" style:parent-style-name="Domyślnaczcionkaakapitu" style:family="text">
      <style:text-properties fo:background-color="#80FFFF"/>
    </style:style>
    <style:style style:name="P866" style:parent-style-name="Normalny" style:family="paragraph">
      <style:paragraph-properties style:contextual-spacing="true" fo:text-align="justify" fo:line-height="150%"/>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text-underline-type="single" style:text-underline-style="solid" style:text-underline-width="auto" style:text-underline-mode="continuous"/>
    </style:style>
    <style:style style:name="T869" style:parent-style-name="Domyślnaczcionkaakapitu" style:family="text">
      <style:text-properties style:text-underline-type="single" style:text-underline-style="solid" style:text-underline-width="auto" style:text-underline-mode="continuous"/>
    </style:style>
    <style:style style:name="T870" style:parent-style-name="Domyślnaczcionkaakapitu" style:family="text">
      <style:text-properties fo:background-color="#80FFFF" style:text-underline-type="single" style:text-underline-style="solid" style:text-underline-width="auto" style:text-underline-mode="continuous"/>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style>
    <style:style style:name="P873" style:parent-style-name="Normalny" style:family="paragraph">
      <style:paragraph-properties style:contextual-spacing="true" fo:text-align="justify" fo:line-height="150%" fo:text-indent="0.2479in"/>
    </style:style>
    <style:style style:name="T874" style:parent-style-name="Domyślnaczcionkaakapitu" style:family="text">
      <style:text-properties fo:background-color="#80FFFF"/>
    </style:style>
    <style:style style:name="P875" style:parent-style-name="Normalny" style:family="paragraph">
      <style:paragraph-properties style:contextual-spacing="true" fo:text-align="justify" fo:line-height="150%"/>
    </style:style>
    <style:style style:name="T876" style:parent-style-name="Domyślnaczcionkaakapitu" style:family="text">
      <style:text-properties fo:background-color="#80FFFF" style:text-underline-type="single" style:text-underline-style="solid" style:text-underline-width="auto" style:text-underline-mode="continuous"/>
    </style:style>
    <style:style style:name="T877" style:parent-style-name="Domyślnaczcionkaakapitu" style:family="text">
      <style:text-properties style:text-underline-type="single" style:text-underline-style="solid" style:text-underline-width="auto" style:text-underline-mode="continuous"/>
    </style:style>
    <style:style style:name="T878" style:parent-style-name="Domyślnaczcionkaakapitu" style:family="text">
      <style:text-properties fo:background-color="#80FFFF" style:text-underline-type="single" style:text-underline-style="solid" style:text-underline-width="auto" style:text-underline-mode="continuous"/>
    </style:style>
    <style:style style:name="T879" style:parent-style-name="Domyślnaczcionkaakapitu" style:family="text">
      <style:text-properties style:text-underline-type="single" style:text-underline-style="solid" style:text-underline-width="auto" style:text-underline-mode="continuous"/>
    </style:style>
    <style:style style:name="P880" style:parent-style-name="Normalny" style:family="paragraph">
      <style:paragraph-properties style:contextual-spacing="true" fo:text-align="justify" fo:line-height="150%" fo:text-indent="0.2479in"/>
    </style:style>
    <style:style style:name="T881" style:parent-style-name="Domyślnaczcionkaakapitu" style:family="text">
      <style:text-properties fo:background-color="#80FFFF"/>
    </style:style>
    <style:style style:name="P882" style:parent-style-name="Normalny" style:family="paragraph">
      <style:paragraph-properties style:contextual-spacing="true" fo:text-align="justify" fo:line-height="150%"/>
    </style:style>
    <style:style style:name="T883" style:parent-style-name="Domyślnaczcionkaakapitu" style:family="text">
      <style:text-properties style:text-underline-type="single" style:text-underline-style="solid" style:text-underline-width="auto" style:text-underline-mode="continuous"/>
    </style:style>
    <style:style style:name="P884" style:parent-style-name="Normalny" style:family="paragraph">
      <style:paragraph-properties style:contextual-spacing="true" fo:text-align="justify" fo:line-height="150%" fo:text-indent="0.2479in"/>
    </style:style>
    <style:style style:name="P885" style:parent-style-name="Normalny" style:family="paragraph">
      <style:paragraph-properties style:contextual-spacing="true" fo:text-align="justify" fo:line-height="150%"/>
    </style:style>
    <style:style style:name="T886" style:parent-style-name="Domyślnaczcionkaakapitu" style:family="text">
      <style:text-properties fo:background-color="#80FFFF" style:text-underline-type="single" style:text-underline-style="solid" style:text-underline-width="auto" style:text-underline-mode="continuous"/>
    </style:style>
    <style:style style:name="T887" style:parent-style-name="Domyślnaczcionkaakapitu" style:family="text">
      <style:text-properties style:text-underline-type="single" style:text-underline-style="solid" style:text-underline-width="auto" style:text-underline-mode="continuous"/>
    </style:style>
    <style:style style:name="T888" style:parent-style-name="Domyślnaczcionkaakapitu" style:family="text">
      <style:text-properties fo:background-color="#80FFFF" style:text-underline-type="single" style:text-underline-style="solid" style:text-underline-width="auto" style:text-underline-mode="continuous"/>
    </style:style>
    <style:style style:name="T889" style:parent-style-name="Domyślnaczcionkaakapitu" style:family="text">
      <style:text-properties style:text-underline-type="single" style:text-underline-style="solid" style:text-underline-width="auto" style:text-underline-mode="continuous"/>
    </style:style>
    <style:style style:name="T890" style:parent-style-name="Domyślnaczcionkaakapitu" style:family="text">
      <style:text-properties fo:background-color="#80FFFF"/>
    </style:style>
    <style:style style:name="P891" style:parent-style-name="Normalny" style:family="paragraph">
      <style:paragraph-properties style:contextual-spacing="true" fo:text-align="justify" fo:line-height="150%" fo:text-indent="0.2479in"/>
    </style:style>
    <style:style style:name="T892" style:parent-style-name="Domyślnaczcionkaakapitu" style:family="text">
      <style:text-properties fo:background-color="#80FFFF"/>
    </style:style>
    <style:style style:name="P893" style:parent-style-name="Normalny" style:family="paragraph">
      <style:paragraph-properties style:contextual-spacing="true" fo:text-align="justify" fo:line-height="150%"/>
    </style:style>
    <style:style style:name="P894" style:parent-style-name="Normalny" style:family="paragraph">
      <style:paragraph-properties style:contextual-spacing="true" fo:text-align="justify" fo:line-height="150%" fo:text-indent="0.2479in"/>
    </style:style>
    <style:style style:name="P895" style:parent-style-name="Normalny" style:family="paragraph">
      <style:paragraph-properties style:contextual-spacing="true" fo:text-align="justify" fo:line-height="150%">
        <style:tab-stops>
          <style:tab-stop style:type="left" style:leader-style="solid" style:leader-text="_" style:position="1.6666in"/>
        </style:tab-stops>
      </style:paragraph-properties>
    </style:style>
    <style:style style:name="T896" style:parent-style-name="Domyślnaczcionkaakapitu" style:family="text">
      <style:text-properties fo:background-color="#80FFFF" style:text-underline-type="single" style:text-underline-style="solid" style:text-underline-width="auto" style:text-underline-mode="continuous"/>
    </style:style>
    <style:style style:name="T897" style:parent-style-name="Domyślnaczcionkaakapitu" style:family="text">
      <style:text-properties style:text-underline-type="single" style:text-underline-style="solid" style:text-underline-width="auto" style:text-underline-mode="continuous"/>
    </style:style>
    <style:style style:name="T898" style:parent-style-name="Domyślnaczcionkaakapitu" style:family="text">
      <style:text-properties fo:background-color="#80FFFF" style:text-underline-type="single" style:text-underline-style="solid" style:text-underline-width="auto" style:text-underline-mode="continuous"/>
    </style:style>
    <style:style style:name="T899" style:parent-style-name="Domyślnaczcionkaakapitu" style:family="text">
      <style:text-properties style:text-underline-type="single" style:text-underline-style="solid" style:text-underline-width="auto" style:text-underline-mode="continuous"/>
    </style:style>
    <style:style style:name="T900" style:parent-style-name="Domyślnaczcionkaakapitu" style:family="text">
      <style:text-properties fo:background-color="#80FFFF" style:text-underline-type="single" style:text-underline-style="solid" style:text-underline-width="auto" style:text-underline-mode="continuous"/>
    </style:style>
    <style:style style:name="T901" style:parent-style-name="Domyślnaczcionkaakapitu" style:family="text">
      <style:text-properties style:text-underline-type="single" style:text-underline-style="solid" style:text-underline-width="auto" style:text-underline-mode="continuous"/>
    </style:style>
    <style:style style:name="P902" style:parent-style-name="Normalny" style:family="paragraph">
      <style:paragraph-properties style:contextual-spacing="true" fo:text-align="justify" fo:line-height="150%" fo:text-indent="0.2479in"/>
    </style:style>
    <style:style style:name="P903" style:parent-style-name="Normalny" style:family="paragraph">
      <style:paragraph-properties style:contextual-spacing="true" fo:text-align="justify" fo:line-height="150%" fo:text-indent="0.2479in"/>
    </style:style>
    <style:style style:name="P904" style:parent-style-name="Normalny" style:family="paragraph">
      <style:paragraph-properties style:contextual-spacing="true" fo:text-align="justify" fo:line-height="150%"/>
    </style:style>
    <style:style style:name="T905" style:parent-style-name="Domyślnaczcionkaakapitu" style:family="text">
      <style:text-properties fo:background-color="#80FFFF" style:text-underline-type="single" style:text-underline-style="solid" style:text-underline-width="auto" style:text-underline-mode="continuous"/>
    </style:style>
    <style:style style:name="T906" style:parent-style-name="Domyślnaczcionkaakapitu" style:family="text">
      <style:text-properties style:text-underline-type="single" style:text-underline-style="solid" style:text-underline-width="auto" style:text-underline-mode="continuous"/>
    </style:style>
    <style:style style:name="T907" style:parent-style-name="Domyślnaczcionkaakapitu" style:family="text">
      <style:text-properties fo:background-color="#80FFFF" style:text-underline-type="single" style:text-underline-style="solid" style:text-underline-width="auto" style:text-underline-mode="continuous"/>
    </style:style>
    <style:style style:name="T908" style:parent-style-name="Domyślnaczcionkaakapitu" style:family="text">
      <style:text-properties style:text-underline-type="single" style:text-underline-style="solid" style:text-underline-width="auto" style:text-underline-mode="continuous"/>
    </style:style>
    <style:style style:name="T909" style:parent-style-name="Domyślnaczcionkaakapitu" style:family="text">
      <style:text-properties fo:background-color="#80FFFF"/>
    </style:style>
    <style:style style:name="P910" style:parent-style-name="Normalny" style:family="paragraph">
      <style:paragraph-properties style:contextual-spacing="true" fo:text-align="justify" fo:line-height="150%" fo:text-indent="0.2479in"/>
    </style:style>
    <style:style style:name="P911" style:parent-style-name="Normalny" style:family="paragraph">
      <style:paragraph-properties style:contextual-spacing="true" fo:text-align="justify" fo:line-height="150%"/>
    </style:style>
    <style:style style:name="T912" style:parent-style-name="Domyślnaczcionkaakapitu" style:family="text">
      <style:text-properties fo:background-color="#80FFFF" style:text-underline-type="single" style:text-underline-style="solid" style:text-underline-width="auto" style:text-underline-mode="continuous"/>
    </style:style>
    <style:style style:name="T913" style:parent-style-name="Domyślnaczcionkaakapitu" style:family="text">
      <style:text-properties style:text-underline-type="single" style:text-underline-style="solid" style:text-underline-width="auto" style:text-underline-mode="continuous"/>
    </style:style>
    <style:style style:name="T914" style:parent-style-name="Domyślnaczcionkaakapitu" style:family="text">
      <style:text-properties fo:background-color="#80FFFF" style:text-underline-type="single" style:text-underline-style="solid" style:text-underline-width="auto" style:text-underline-mode="continuous"/>
    </style:style>
    <style:style style:name="T915" style:parent-style-name="Domyślnaczcionkaakapitu" style:family="text">
      <style:text-properties style:text-underline-type="single" style:text-underline-style="solid" style:text-underline-width="auto" style:text-underline-mode="continuous"/>
    </style:style>
    <style:style style:name="T916" style:parent-style-name="Domyślnaczcionkaakapitu" style:family="text">
      <style:text-properties fo:background-color="#80FFFF" style:text-underline-type="single" style:text-underline-style="solid" style:text-underline-width="auto" style:text-underline-mode="continuous"/>
    </style:style>
    <style:style style:name="T917" style:parent-style-name="Domyślnaczcionkaakapitu" style:family="text">
      <style:text-properties style:text-underline-type="single" style:text-underline-style="solid" style:text-underline-width="auto" style:text-underline-mode="continuous"/>
    </style:style>
    <style:style style:name="P918" style:parent-style-name="Normalny" style:family="paragraph">
      <style:paragraph-properties style:contextual-spacing="true" fo:text-align="justify" fo:line-height="150%" fo:text-indent="0.2479in"/>
    </style:style>
    <style:style style:name="T919" style:parent-style-name="Domyślnaczcionkaakapitu" style:family="text">
      <style:text-properties fo:background-color="#80FFFF"/>
    </style:style>
    <style:style style:name="P920" style:parent-style-name="Normalny" style:family="paragraph">
      <style:paragraph-properties style:contextual-spacing="true" fo:text-align="justify" fo:line-height="150%"/>
    </style:style>
    <style:style style:name="T921" style:parent-style-name="Domyślnaczcionkaakapitu" style:family="text">
      <style:text-properties fo:background-color="#80FFFF" style:text-underline-type="single" style:text-underline-style="solid" style:text-underline-width="auto" style:text-underline-mode="continuous"/>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text-underline-type="single" style:text-underline-style="solid" style:text-underline-width="auto" style:text-underline-mode="continuous"/>
    </style:style>
    <style:style style:name="T924" style:parent-style-name="Domyślnaczcionkaakapitu" style:family="text">
      <style:text-properties style:text-underline-type="single" style:text-underline-style="solid" style:text-underline-width="auto" style:text-underline-mode="continuous"/>
    </style:style>
    <style:style style:name="T925" style:parent-style-name="Domyślnaczcionkaakapitu" style:family="text">
      <style:text-properties fo:background-color="#80FFFF"/>
    </style:style>
    <style:style style:name="P926" style:parent-style-name="Normalny" style:family="paragraph">
      <style:paragraph-properties style:contextual-spacing="true"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P930" style:parent-style-name="Normalny" style:family="paragraph">
      <style:paragraph-properties style:contextual-spacing="true" fo:text-align="justify" fo:line-height="150%" fo:text-indent="0.2479in"/>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style:contextual-spacing="true" fo:text-align="justify" fo:line-height="150%"/>
    </style:style>
    <style:style style:name="T934" style:parent-style-name="Domyślnaczcionkaakapitu" style:family="text">
      <style:text-properties style:text-underline-type="single" style:text-underline-style="solid" style:text-underline-width="auto" style:text-underline-mode="continuous"/>
    </style:style>
    <style:style style:name="T935" style:parent-style-name="Domyślnaczcionkaakapitu" style:family="text">
      <style:text-properties fo:background-color="#80FFFF" style:text-underline-type="single" style:text-underline-style="solid" style:text-underline-width="auto" style:text-underline-mode="continuous"/>
    </style:style>
    <style:style style:name="T936" style:parent-style-name="Domyślnaczcionkaakapitu" style:family="text">
      <style:text-properties style:text-underline-type="single" style:text-underline-style="solid" style:text-underline-width="auto" style:text-underline-mode="continuous"/>
    </style:style>
    <style:style style:name="T937" style:parent-style-name="Domyślnaczcionkaakapitu" style:family="text">
      <style:text-properties fo:background-color="#80FFFF"/>
    </style:style>
    <style:style style:name="P938" style:parent-style-name="Normalny" style:family="paragraph">
      <style:paragraph-properties style:contextual-spacing="true" fo:text-align="justify" fo:line-height="150%" fo:text-indent="0.2479in"/>
    </style:style>
    <style:style style:name="P939" style:parent-style-name="Normalny" style:family="paragraph">
      <style:paragraph-properties style:contextual-spacing="true" fo:text-align="justify" fo:line-height="150%"/>
    </style:style>
    <style:style style:name="T940" style:parent-style-name="Domyślnaczcionkaakapitu" style:family="text">
      <style:text-properties fo:background-color="#80FFFF" style:text-underline-type="single" style:text-underline-style="solid" style:text-underline-width="auto" style:text-underline-mode="continuous"/>
    </style:style>
    <style:style style:name="T941" style:parent-style-name="Domyślnaczcionkaakapitu" style:family="text">
      <style:text-properties style:text-underline-type="single" style:text-underline-style="solid" style:text-underline-width="auto" style:text-underline-mode="continuous"/>
    </style:style>
    <style:style style:name="T942" style:parent-style-name="Domyślnaczcionkaakapitu" style:family="text">
      <style:text-properties fo:background-color="#80FFFF" style:text-underline-type="single" style:text-underline-style="solid" style:text-underline-width="auto" style:text-underline-mode="continuous"/>
    </style:style>
    <style:style style:name="T943" style:parent-style-name="Domyślnaczcionkaakapitu" style:family="text">
      <style:text-properties style:text-underline-type="single" style:text-underline-style="solid" style:text-underline-width="auto" style:text-underline-mode="continuous"/>
    </style:style>
    <style:style style:name="T944" style:parent-style-name="Domyślnaczcionkaakapitu" style:family="text">
      <style:text-properties fo:background-color="#80FFFF"/>
    </style:style>
    <style:style style:name="P945" style:parent-style-name="Normalny" style:family="paragraph">
      <style:paragraph-properties style:contextual-spacing="true" fo:text-align="justify" fo:line-height="150%" fo:text-indent="0.2479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P949" style:parent-style-name="Normalny" style:family="paragraph">
      <style:paragraph-properties style:contextual-spacing="true" fo:text-align="justify" fo:line-height="150%"/>
    </style:style>
    <style:style style:name="T950" style:parent-style-name="Domyślnaczcionkaakapitu" style:family="text">
      <style:text-properties style:text-underline-type="single" style:text-underline-style="solid" style:text-underline-width="auto" style:text-underline-mode="continuous"/>
    </style:style>
    <style:style style:name="T951" style:parent-style-name="Domyślnaczcionkaakapitu" style:family="text">
      <style:text-properties fo:background-color="#80FFFF" style:text-underline-type="single" style:text-underline-style="solid" style:text-underline-width="auto" style:text-underline-mode="continuous"/>
    </style:style>
    <style:style style:name="T952" style:parent-style-name="Domyślnaczcionkaakapitu" style:family="text">
      <style:text-properties style:text-underline-type="single" style:text-underline-style="solid" style:text-underline-width="auto" style:text-underline-mode="continuous"/>
    </style:style>
    <style:style style:name="T953" style:parent-style-name="Domyślnaczcionkaakapitu" style:family="text">
      <style:text-properties fo:background-color="#80FFFF" style:text-underline-type="single" style:text-underline-style="solid" style:text-underline-width="auto" style:text-underline-mode="continuous"/>
    </style:style>
    <style:style style:name="T954" style:parent-style-name="Domyślnaczcionkaakapitu" style:family="text">
      <style:text-properties style:text-underline-type="single" style:text-underline-style="solid" style:text-underline-width="auto" style:text-underline-mode="continuous"/>
    </style:style>
    <style:style style:name="T955" style:parent-style-name="Domyślnaczcionkaakapitu" style:family="text">
      <style:text-properties fo:background-color="#80FFFF" style:text-underline-type="single" style:text-underline-style="solid" style:text-underline-width="auto" style:text-underline-mode="continuous"/>
    </style:style>
    <style:style style:name="T956" style:parent-style-name="Domyślnaczcionkaakapitu" style:family="text">
      <style:text-properties style:text-underline-type="single" style:text-underline-style="solid" style:text-underline-width="auto" style:text-underline-mode="continuous"/>
    </style:style>
    <style:style style:name="T957" style:parent-style-name="Domyślnaczcionkaakapitu" style:family="text">
      <style:text-properties fo:background-color="#80FFFF"/>
    </style:style>
    <style:style style:name="P958" style:parent-style-name="Normalny" style:family="paragraph">
      <style:paragraph-properties style:contextual-spacing="true" fo:text-align="justify" fo:line-height="150%" fo:text-indent="0.2479in"/>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P962" style:parent-style-name="Normalny" style:family="paragraph">
      <style:paragraph-properties style:contextual-spacing="true" fo:text-align="justify" fo:line-height="150%"/>
    </style:style>
    <style:style style:name="T963" style:parent-style-name="Domyślnaczcionkaakapitu" style:family="text">
      <style:text-properties fo:background-color="#80FFFF"/>
    </style:style>
    <style:style style:name="P964" style:parent-style-name="Normalny" style:family="paragraph">
      <style:paragraph-properties style:contextual-spacing="true" fo:text-align="justify" fo:line-height="150%" fo:text-indent="0.2479in"/>
    </style:style>
    <style:style style:name="P965" style:parent-style-name="Normalny" style:family="paragraph">
      <style:paragraph-properties style:contextual-spacing="true" fo:text-align="justify" fo:line-height="150%"/>
    </style:style>
    <style:style style:name="T966" style:parent-style-name="Domyślnaczcionkaakapitu" style:family="text">
      <style:text-properties fo:background-color="#80FFFF" style:text-underline-type="single" style:text-underline-style="solid" style:text-underline-width="auto" style:text-underline-mode="continuous"/>
    </style:style>
    <style:style style:name="T967" style:parent-style-name="Domyślnaczcionkaakapitu" style:family="text">
      <style:text-properties style:text-underline-type="single" style:text-underline-style="solid" style:text-underline-width="auto" style:text-underline-mode="continuous"/>
    </style:style>
    <style:style style:name="T968" style:parent-style-name="Domyślnaczcionkaakapitu" style:family="text">
      <style:text-properties fo:background-color="#80FFFF" style:text-underline-type="single" style:text-underline-style="solid" style:text-underline-width="auto" style:text-underline-mode="continuous"/>
    </style:style>
    <style:style style:name="T969" style:parent-style-name="Domyślnaczcionkaakapitu" style:family="text">
      <style:text-properties style:text-underline-type="single" style:text-underline-style="solid" style:text-underline-width="auto" style:text-underline-mode="continuous"/>
    </style:style>
    <style:style style:name="T970" style:parent-style-name="Domyślnaczcionkaakapitu" style:family="text">
      <style:text-properties fo:background-color="#80FFFF"/>
    </style:style>
    <style:style style:name="P971" style:parent-style-name="Normalny" style:family="paragraph">
      <style:paragraph-properties style:contextual-spacing="true" fo:text-align="justify" fo:line-height="150%" fo:text-indent="0.2479in"/>
    </style:style>
    <style:style style:name="T972" style:parent-style-name="Domyślnaczcionkaakapitu" style:family="text">
      <style:text-properties fo:background-color="#80FFFF"/>
    </style:style>
    <style:style style:name="P973" style:parent-style-name="Normalny" style:family="paragraph">
      <style:paragraph-properties style:contextual-spacing="true" fo:text-align="justify" fo:line-height="150%"/>
    </style:style>
    <style:style style:name="T974" style:parent-style-name="Domyślnaczcionkaakapitu" style:family="text">
      <style:text-properties style:text-underline-type="single" style:text-underline-style="solid" style:text-underline-width="auto" style:text-underline-mode="continuous"/>
    </style:style>
    <style:style style:name="T975" style:parent-style-name="Domyślnaczcionkaakapitu" style:family="text">
      <style:text-properties fo:background-color="#80FFFF" style:text-underline-type="single" style:text-underline-style="solid" style:text-underline-width="auto" style:text-underline-mode="continuous"/>
    </style:style>
    <style:style style:name="T976" style:parent-style-name="Domyślnaczcionkaakapitu" style:family="text">
      <style:text-properties style:text-underline-type="single" style:text-underline-style="solid" style:text-underline-width="auto" style:text-underline-mode="continuous"/>
    </style:style>
    <style:style style:name="T977" style:parent-style-name="Domyślnaczcionkaakapitu" style:family="text">
      <style:text-properties fo:background-color="#80FFFF" style:text-underline-type="single" style:text-underline-style="solid" style:text-underline-width="auto" style:text-underline-mode="continuous"/>
    </style:style>
    <style:style style:name="T978" style:parent-style-name="Domyślnaczcionkaakapitu" style:family="text">
      <style:text-properties style:text-underline-type="single" style:text-underline-style="solid" style:text-underline-width="auto" style:text-underline-mode="continuous"/>
    </style:style>
    <style:style style:name="T979" style:parent-style-name="Domyślnaczcionkaakapitu" style:family="text">
      <style:text-properties fo:background-color="#80FFFF" style:text-underline-type="single" style:text-underline-style="solid" style:text-underline-width="auto" style:text-underline-mode="continuous"/>
    </style:style>
    <style:style style:name="T980" style:parent-style-name="Domyślnaczcionkaakapitu" style:family="text">
      <style:text-properties style:text-underline-type="single" style:text-underline-style="solid" style:text-underline-width="auto" style:text-underline-mode="continuous"/>
    </style:style>
    <style:style style:name="T981" style:parent-style-name="Domyślnaczcionkaakapitu" style:family="text">
      <style:text-properties fo:background-color="#80FFFF"/>
    </style:style>
    <style:style style:name="P982" style:parent-style-name="Normalny" style:family="paragraph">
      <style:paragraph-properties style:contextual-spacing="true" fo:text-align="justify" fo:line-height="150%" fo:text-indent="0.2479in"/>
    </style:style>
    <style:style style:name="P983" style:parent-style-name="Normalny" style:family="paragraph">
      <style:paragraph-properties style:contextual-spacing="true" fo:text-align="justify" fo:line-height="150%"/>
    </style:style>
    <style:style style:name="T984" style:parent-style-name="Domyślnaczcionkaakapitu" style:family="text">
      <style:text-properties fo:background-color="#80FFFF" style:text-underline-type="single" style:text-underline-style="solid" style:text-underline-width="auto" style:text-underline-mode="continuous"/>
    </style:style>
    <style:style style:name="T985" style:parent-style-name="Domyślnaczcionkaakapitu" style:family="text">
      <style:text-properties style:text-underline-type="single" style:text-underline-style="solid" style:text-underline-width="auto" style:text-underline-mode="continuous"/>
    </style:style>
    <style:style style:name="T986" style:parent-style-name="Domyślnaczcionkaakapitu" style:family="text">
      <style:text-properties fo:background-color="#80FFFF" style:text-underline-type="single" style:text-underline-style="solid" style:text-underline-width="auto" style:text-underline-mode="continuous"/>
    </style:style>
    <style:style style:name="T987" style:parent-style-name="Domyślnaczcionkaakapitu" style:family="text">
      <style:text-properties style:text-underline-type="single" style:text-underline-style="solid" style:text-underline-width="auto" style:text-underline-mode="continuous"/>
    </style:style>
    <style:style style:name="T988" style:parent-style-name="Domyślnaczcionkaakapitu" style:family="text">
      <style:text-properties fo:background-color="#80FFFF"/>
    </style:style>
    <style:style style:name="P989" style:parent-style-name="Normalny" style:family="paragraph">
      <style:paragraph-properties style:contextual-spacing="true" fo:text-align="justify" fo:line-height="150%" fo:text-indent="0.2479in"/>
    </style:style>
    <style:style style:name="T990" style:parent-style-name="Domyślnaczcionkaakapitu" style:family="text">
      <style:text-properties fo:background-color="#80FFFF"/>
    </style:style>
    <style:style style:name="P991" style:parent-style-name="Normalny" style:family="paragraph">
      <style:paragraph-properties style:contextual-spacing="true" fo:text-align="justify" fo:line-height="150%" fo:text-indent="0.2479in"/>
    </style:style>
    <style:style style:name="P992" style:parent-style-name="Normalny" style:family="paragraph">
      <style:paragraph-properties style:contextual-spacing="true" fo:text-align="justify" fo:line-height="150%"/>
    </style:style>
    <style:style style:name="T993" style:parent-style-name="Domyślnaczcionkaakapitu" style:family="text">
      <style:text-properties style:text-underline-type="single" style:text-underline-style="solid" style:text-underline-width="auto" style:text-underline-mode="continuous"/>
    </style:style>
    <style:style style:name="P994" style:parent-style-name="Normalny" style:family="paragraph">
      <style:paragraph-properties style:contextual-spacing="true" fo:text-align="justify" fo:line-height="150%" fo:text-indent="0.2479in"/>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P1008" style:parent-style-name="Normalny" style:family="paragraph">
      <style:paragraph-properties style:contextual-spacing="true" fo:text-align="justify" fo:line-height="150%" fo:text-indent="0.2479in"/>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style:contextual-spacing="true" fo:text-align="justify" fo:line-height="150%"/>
    </style:style>
    <style:style style:name="T1012" style:parent-style-name="Domyślnaczcionkaakapitu" style:family="text">
      <style:text-properties fo:background-color="#80FFFF" style:text-underline-type="single" style:text-underline-style="solid" style:text-underline-width="auto" style:text-underline-mode="continuous"/>
    </style:style>
    <style:style style:name="T1013" style:parent-style-name="Domyślnaczcionkaakapitu" style:family="text">
      <style:text-properties style:text-underline-type="single" style:text-underline-style="solid" style:text-underline-width="auto" style:text-underline-mode="continuous"/>
    </style:style>
    <style:style style:name="T1014" style:parent-style-name="Domyślnaczcionkaakapitu" style:family="text">
      <style:text-properties fo:background-color="#80FFFF" style:text-underline-type="single" style:text-underline-style="solid" style:text-underline-width="auto" style:text-underline-mode="continuous"/>
    </style:style>
    <style:style style:name="T1015" style:parent-style-name="Domyślnaczcionkaakapitu" style:family="text">
      <style:text-properties style:text-underline-type="single" style:text-underline-style="solid" style:text-underline-width="auto" style:text-underline-mode="continuous"/>
    </style:style>
    <style:style style:name="T1016" style:parent-style-name="Domyślnaczcionkaakapitu" style:family="text">
      <style:text-properties fo:background-color="#80FFFF" style:text-underline-type="single" style:text-underline-style="solid" style:text-underline-width="auto" style:text-underline-mode="continuous"/>
    </style:style>
    <style:style style:name="P1017" style:parent-style-name="Normalny" style:family="paragraph">
      <style:paragraph-properties style:contextual-spacing="true" fo:text-align="justify" fo:line-height="150%" fo:text-indent="0.2479in"/>
    </style:style>
    <style:style style:name="T1018" style:parent-style-name="Domyślnaczcionkaakapitu" style:family="text">
      <style:text-properties fo:background-color="#80FFFF"/>
    </style:style>
    <style:style style:name="P1019" style:parent-style-name="Normalny" style:family="paragraph">
      <style:paragraph-properties style:contextual-spacing="true" fo:text-align="justify" fo:line-height="150%"/>
    </style:style>
    <style:style style:name="T1020" style:parent-style-name="Domyślnaczcionkaakapitu" style:family="text">
      <style:text-properties fo:background-color="#80FFFF" style:text-underline-type="single" style:text-underline-style="solid" style:text-underline-width="auto" style:text-underline-mode="continuous"/>
    </style:style>
    <style:style style:name="T1021" style:parent-style-name="Domyślnaczcionkaakapitu" style:family="text">
      <style:text-properties style:text-underline-type="single" style:text-underline-style="solid" style:text-underline-width="auto" style:text-underline-mode="continuous"/>
    </style:style>
    <style:style style:name="T1022" style:parent-style-name="Domyślnaczcionkaakapitu" style:family="text">
      <style:text-properties fo:background-color="#80FFFF" style:text-underline-type="single" style:text-underline-style="solid" style:text-underline-width="auto" style:text-underline-mode="continuous"/>
    </style:style>
    <style:style style:name="T1023" style:parent-style-name="Domyślnaczcionkaakapitu" style:family="text">
      <style:text-properties style:text-underline-type="single" style:text-underline-style="solid" style:text-underline-width="auto" style:text-underline-mode="continuous"/>
    </style:style>
    <style:style style:name="T1024" style:parent-style-name="Domyślnaczcionkaakapitu" style:family="text">
      <style:text-properties fo:background-color="#80FFFF" style:text-underline-type="single" style:text-underline-style="solid" style:text-underline-width="auto" style:text-underline-mode="continuous"/>
    </style:style>
    <style:style style:name="T1025" style:parent-style-name="Domyślnaczcionkaakapitu" style:family="text">
      <style:text-properties style:text-underline-type="single" style:text-underline-style="solid" style:text-underline-width="auto" style:text-underline-mode="continuous"/>
    </style:style>
    <style:style style:name="T1026" style:parent-style-name="Domyślnaczcionkaakapitu" style:family="text">
      <style:text-properties fo:background-color="#80FFFF" style:text-underline-type="single" style:text-underline-style="solid" style:text-underline-width="auto" style:text-underline-mode="continuous"/>
    </style:style>
    <style:style style:name="P1027" style:parent-style-name="Normalny" style:family="paragraph">
      <style:paragraph-properties style:contextual-spacing="true" fo:text-align="justify" fo:line-height="150%" fo:text-indent="0.2479in"/>
    </style:style>
    <style:style style:name="T1028" style:parent-style-name="Domyślnaczcionkaakapitu" style:family="text">
      <style:text-properties fo:background-color="#80FFFF"/>
    </style:style>
    <style:style style:name="P1029" style:parent-style-name="Normalny" style:family="paragraph">
      <style:paragraph-properties style:contextual-spacing="true" fo:text-align="justify" fo:line-height="150%"/>
    </style:style>
    <style:style style:name="T1030" style:parent-style-name="Domyślnaczcionkaakapitu" style:family="text">
      <style:text-properties fo:background-color="#80FFFF" style:text-underline-type="single" style:text-underline-style="solid" style:text-underline-width="auto" style:text-underline-mode="continuous"/>
    </style:style>
    <style:style style:name="T1031" style:parent-style-name="Domyślnaczcionkaakapitu" style:family="text">
      <style:text-properties style:text-underline-type="single" style:text-underline-style="solid" style:text-underline-width="auto" style:text-underline-mode="continuous"/>
    </style:style>
    <style:style style:name="T1032" style:parent-style-name="Domyślnaczcionkaakapitu" style:family="text">
      <style:text-properties fo:background-color="#80FFFF" style:text-underline-type="single" style:text-underline-style="solid" style:text-underline-width="auto" style:text-underline-mode="continuous"/>
    </style:style>
    <style:style style:name="T1033" style:parent-style-name="Domyślnaczcionkaakapitu" style:family="text">
      <style:text-properties style:text-underline-type="single" style:text-underline-style="solid" style:text-underline-width="auto" style:text-underline-mode="continuous"/>
    </style:style>
    <style:style style:name="P1034" style:parent-style-name="Normalny" style:family="paragraph">
      <style:paragraph-properties style:contextual-spacing="true" fo:text-align="justify" fo:line-height="150%" fo:text-indent="0.2479in"/>
    </style:style>
    <style:style style:name="T1035" style:parent-style-name="Domyślnaczcionkaakapitu" style:family="text">
      <style:text-properties fo:background-color="#80FFFF"/>
    </style:style>
    <style:style style:name="P1036" style:parent-style-name="Normalny" style:family="paragraph">
      <style:paragraph-properties style:contextual-spacing="true" fo:text-align="justify" fo:line-height="150%"/>
    </style:style>
    <style:style style:name="T1037" style:parent-style-name="Domyślnaczcionkaakapitu" style:family="text">
      <style:text-properties style:text-underline-type="single" style:text-underline-style="solid" style:text-underline-width="auto" style:text-underline-mode="continuous"/>
    </style:style>
    <style:style style:name="T1038" style:parent-style-name="Domyślnaczcionkaakapitu" style:family="text">
      <style:text-properties fo:background-color="#80FFFF" style:text-underline-type="single" style:text-underline-style="solid" style:text-underline-width="auto" style:text-underline-mode="continuous"/>
    </style:style>
    <style:style style:name="T1039" style:parent-style-name="Domyślnaczcionkaakapitu" style:family="text">
      <style:text-properties style:text-underline-type="single" style:text-underline-style="solid" style:text-underline-width="auto" style:text-underline-mode="continuous"/>
    </style:style>
    <style:style style:name="T1040" style:parent-style-name="Domyślnaczcionkaakapitu" style:family="text">
      <style:text-properties fo:background-color="#80FFFF" style:text-underline-type="single" style:text-underline-style="solid" style:text-underline-width="auto" style:text-underline-mode="continuous"/>
    </style:style>
    <style:style style:name="P1041" style:parent-style-name="Normalny" style:family="paragraph">
      <style:paragraph-properties style:contextual-spacing="true" fo:text-align="justify" fo:line-height="150%" fo:text-indent="0.2479in"/>
    </style:style>
    <style:style style:name="T1042" style:parent-style-name="Domyślnaczcionkaakapitu" style:family="text">
      <style:text-properties fo:background-color="#80FFFF"/>
    </style:style>
    <style:style style:name="P1043" style:parent-style-name="Normalny" style:family="paragraph">
      <style:paragraph-properties style:contextual-spacing="true" fo:text-align="justify" fo:line-height="150%" fo:text-indent="0.2479in"/>
    </style:style>
    <style:style style:name="P1044" style:parent-style-name="Normalny" style:family="paragraph">
      <style:paragraph-properties style:contextual-spacing="true" fo:text-align="justify" fo:line-height="150%" fo:text-indent="0.2479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style:contextual-spacing="true" fo:text-align="justify" fo:line-height="150%"/>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style:text-underline-type="single" style:text-underline-style="solid" style:text-underline-width="auto" style:text-underline-mode="continuous"/>
    </style:style>
    <style:style style:name="T1050" style:parent-style-name="Domyślnaczcionkaakapitu" style:family="text">
      <style:text-properties fo:background-color="#80FFFF" style:text-underline-type="single" style:text-underline-style="solid" style:text-underline-width="auto" style:text-underline-mode="continuous"/>
    </style:style>
    <style:style style:name="T1051" style:parent-style-name="Domyślnaczcionkaakapitu" style:family="text">
      <style:text-properties style:text-underline-type="single" style:text-underline-style="solid" style:text-underline-width="auto" style:text-underline-mode="continuous"/>
    </style:style>
    <style:style style:name="T1052" style:parent-style-name="Domyślnaczcionkaakapitu" style:family="text">
      <style:text-properties fo:background-color="#80FFFF" style:text-underline-type="single" style:text-underline-style="solid" style:text-underline-width="auto" style:text-underline-mode="continuous"/>
    </style:style>
    <style:style style:name="P1053" style:parent-style-name="Normalny" style:family="paragraph">
      <style:paragraph-properties style:contextual-spacing="true" fo:text-align="justify" fo:line-height="150%" fo:text-indent="0.2479in"/>
    </style:style>
    <style:style style:name="T1054" style:parent-style-name="Domyślnaczcionkaakapitu" style:family="text">
      <style:text-properties fo:background-color="#80FFFF"/>
    </style:style>
    <style:style style:name="P1055" style:parent-style-name="Normalny" style:family="paragraph">
      <style:paragraph-properties style:contextual-spacing="true" fo:text-align="justify" fo:line-height="150%"/>
    </style:style>
    <style:style style:name="T1056" style:parent-style-name="Domyślnaczcionkaakapitu" style:family="text">
      <style:text-properties style:text-underline-type="single" style:text-underline-style="solid" style:text-underline-width="auto" style:text-underline-mode="continuous"/>
    </style:style>
    <style:style style:name="T1057" style:parent-style-name="Domyślnaczcionkaakapitu" style:family="text">
      <style:text-properties fo:background-color="#80FFFF" style:text-underline-type="single" style:text-underline-style="solid" style:text-underline-width="auto" style:text-underline-mode="continuous"/>
    </style:style>
    <style:style style:name="T1058" style:parent-style-name="Domyślnaczcionkaakapitu" style:family="text">
      <style:text-properties style:text-underline-type="single" style:text-underline-style="solid" style:text-underline-width="auto" style:text-underline-mode="continuous"/>
    </style:style>
    <style:style style:name="T1059" style:parent-style-name="Domyślnaczcionkaakapitu" style:family="text">
      <style:text-properties fo:background-color="#80FFFF" style:text-underline-type="single" style:text-underline-style="solid" style:text-underline-width="auto" style:text-underline-mode="continuous"/>
    </style:style>
    <style:style style:name="P1060" style:parent-style-name="Normalny" style:family="paragraph">
      <style:paragraph-properties style:contextual-spacing="true" fo:text-align="justify" fo:line-height="150%" fo:text-indent="0.2479in"/>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P1063" style:parent-style-name="Normalny" style:family="paragraph">
      <style:paragraph-properties style:contextual-spacing="true" fo:text-align="justify" fo:line-height="150%" fo:text-indent="0.2479in"/>
    </style:style>
    <style:style style:name="P1064" style:parent-style-name="Normalny" style:family="paragraph">
      <style:paragraph-properties style:contextual-spacing="true" fo:text-align="justify" fo:line-height="150%" fo:text-indent="0.2479in"/>
    </style:style>
    <style:style style:name="P1065" style:parent-style-name="Normalny" style:family="paragraph">
      <style:paragraph-properties style:contextual-spacing="true" fo:text-align="justify" fo:line-height="150%" fo:text-indent="0.2479in"/>
    </style:style>
    <style:style style:name="T1066" style:parent-style-name="Domyślnaczcionkaakapitu" style:family="text">
      <style:text-properties fo:background-color="#80FFFF"/>
    </style:style>
    <style:style style:name="P1067" style:parent-style-name="Normalny" style:family="paragraph">
      <style:paragraph-properties style:contextual-spacing="true" fo:text-align="justify" fo:line-height="150%"/>
    </style:style>
    <style:style style:name="T1068" style:parent-style-name="Domyślnaczcionkaakapitu" style:family="text">
      <style:text-properties fo:background-color="#80FFFF" style:text-underline-type="single" style:text-underline-style="solid" style:text-underline-width="auto" style:text-underline-mode="continuous"/>
    </style:style>
    <style:style style:name="T1069" style:parent-style-name="Domyślnaczcionkaakapitu" style:family="text">
      <style:text-properties style:text-underline-type="single" style:text-underline-style="solid" style:text-underline-width="auto" style:text-underline-mode="continuous"/>
    </style:style>
    <style:style style:name="T1070" style:parent-style-name="Domyślnaczcionkaakapitu" style:family="text">
      <style:text-properties fo:background-color="#80FFFF" style:text-underline-type="single" style:text-underline-style="solid" style:text-underline-width="auto" style:text-underline-mode="continuous"/>
    </style:style>
    <style:style style:name="T1071" style:parent-style-name="Domyślnaczcionkaakapitu" style:family="text">
      <style:text-properties style:text-underline-type="single" style:text-underline-style="solid" style:text-underline-width="auto" style:text-underline-mode="continuous"/>
    </style:style>
    <style:style style:name="T1072" style:parent-style-name="Domyślnaczcionkaakapitu" style:family="text">
      <style:text-properties fo:background-color="#80FFFF" style:text-underline-type="single" style:text-underline-style="solid" style:text-underline-width="auto" style:text-underline-mode="continuous"/>
    </style:style>
    <style:style style:name="P1073" style:parent-style-name="Normalny" style:family="paragraph">
      <style:paragraph-properties style:contextual-spacing="true" fo:text-align="justify" fo:line-height="150%" fo:text-indent="0.2479in"/>
    </style:style>
    <style:style style:name="P1074" style:parent-style-name="Normalny" style:family="paragraph">
      <style:paragraph-properties style:contextual-spacing="true" fo:text-align="justify" fo:line-height="150%"/>
    </style:style>
    <style:style style:name="T1075" style:parent-style-name="Domyślnaczcionkaakapitu" style:family="text">
      <style:text-properties style:text-underline-type="single" style:text-underline-style="solid" style:text-underline-width="auto" style:text-underline-mode="continuous"/>
    </style:style>
    <style:style style:name="T1076" style:parent-style-name="Domyślnaczcionkaakapitu" style:family="text">
      <style:text-properties fo:background-color="#80FFFF" style:text-underline-type="single" style:text-underline-style="solid" style:text-underline-width="auto" style:text-underline-mode="continuous"/>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text-underline-type="single" style:text-underline-style="solid" style:text-underline-width="auto" style:text-underline-mode="continuous"/>
    </style:style>
    <style:style style:name="P1079" style:parent-style-name="Normalny" style:family="paragraph">
      <style:paragraph-properties style:contextual-spacing="true" fo:text-align="justify" fo:line-height="150%" fo:text-indent="0.2479in"/>
    </style:style>
    <style:style style:name="P1080" style:parent-style-name="Normalny" style:family="paragraph">
      <style:paragraph-properties style:contextual-spacing="true" fo:text-align="justify" fo:line-height="150%" fo:text-indent="0.2479in"/>
    </style:style>
    <style:style style:name="P1081" style:parent-style-name="Normalny" style:family="paragraph">
      <style:paragraph-properties style:contextual-spacing="true" fo:text-align="justify" fo:line-height="150%" fo:text-indent="0.2479in"/>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style:contextual-spacing="true" fo:text-align="justify" fo:line-height="150%"/>
    </style:style>
    <style:style style:name="T1085" style:parent-style-name="Domyślnaczcionkaakapitu" style:family="text">
      <style:text-properties fo:background-color="#80FFFF" style:text-underline-type="single" style:text-underline-style="solid" style:text-underline-width="auto" style:text-underline-mode="continuous"/>
    </style:style>
    <style:style style:name="T1086" style:parent-style-name="Domyślnaczcionkaakapitu" style:family="text">
      <style:text-properties style:text-underline-type="single" style:text-underline-style="solid" style:text-underline-width="auto" style:text-underline-mode="continuous"/>
    </style:style>
    <style:style style:name="T1087" style:parent-style-name="Domyślnaczcionkaakapitu" style:family="text">
      <style:text-properties fo:background-color="#80FFFF" style:text-underline-type="single" style:text-underline-style="solid" style:text-underline-width="auto" style:text-underline-mode="continuous"/>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P1090" style:parent-style-name="Normalny" style:family="paragraph">
      <style:paragraph-properties style:contextual-spacing="true" fo:text-align="justify" fo:line-height="150%" fo:text-indent="0.2479in"/>
    </style:style>
    <style:style style:name="P1091" style:parent-style-name="Normalny" style:family="paragraph">
      <style:paragraph-properties style:contextual-spacing="true" fo:text-align="justify" fo:line-height="150%"/>
    </style:style>
    <style:style style:name="T1092" style:parent-style-name="Domyślnaczcionkaakapitu" style:family="text">
      <style:text-properties style:text-underline-type="single" style:text-underline-style="solid" style:text-underline-width="auto" style:text-underline-mode="continuous"/>
    </style:style>
    <style:style style:name="T1093" style:parent-style-name="Domyślnaczcionkaakapitu" style:family="text">
      <style:text-properties fo:background-color="#80FFFF" style:text-underline-type="single" style:text-underline-style="solid" style:text-underline-width="auto" style:text-underline-mode="continuous"/>
    </style:style>
    <style:style style:name="T1094" style:parent-style-name="Domyślnaczcionkaakapitu" style:family="text">
      <style:text-properties style:text-underline-type="single" style:text-underline-style="solid" style:text-underline-width="auto" style:text-underline-mode="continuous"/>
    </style:style>
    <style:style style:name="T1095" style:parent-style-name="Domyślnaczcionkaakapitu" style:family="text">
      <style:text-properties fo:background-color="#80FFFF" style:text-underline-type="single" style:text-underline-style="solid" style:text-underline-width="auto" style:text-underline-mode="continuous"/>
    </style:style>
    <style:style style:name="P1096" style:parent-style-name="Normalny" style:family="paragraph">
      <style:paragraph-properties style:contextual-spacing="true" fo:text-align="justify" fo:line-height="150%" fo:text-indent="0.2479in"/>
    </style:style>
    <style:style style:name="P1097" style:parent-style-name="Normalny" style:family="paragraph">
      <style:paragraph-properties style:contextual-spacing="true"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style:contextual-spacing="true" fo:text-align="justify" fo:line-height="150%"/>
    </style:style>
    <style:style style:name="T1101" style:parent-style-name="Domyślnaczcionkaakapitu" style:family="text">
      <style:text-properties style:text-underline-type="single" style:text-underline-style="solid" style:text-underline-width="auto" style:text-underline-mode="continuous"/>
    </style:style>
    <style:style style:name="T1102" style:parent-style-name="Domyślnaczcionkaakapitu" style:family="text">
      <style:text-properties fo:background-color="#80FFFF" style:text-underline-type="single" style:text-underline-style="solid" style:text-underline-width="auto" style:text-underline-mode="continuous"/>
    </style:style>
    <style:style style:name="T1103" style:parent-style-name="Domyślnaczcionkaakapitu" style:family="text">
      <style:text-properties style:text-underline-type="single" style:text-underline-style="solid" style:text-underline-width="auto" style:text-underline-mode="continuous"/>
    </style:style>
    <style:style style:name="P1104" style:parent-style-name="Normalny" style:family="paragraph">
      <style:paragraph-properties style:contextual-spacing="true" fo:text-align="justify" fo:line-height="150%" fo:text-indent="0.2479in"/>
    </style:style>
    <style:style style:name="P1105" style:parent-style-name="Normalny" style:family="paragraph">
      <style:paragraph-properties style:contextual-spacing="true" fo:text-align="justify" fo:line-height="150%"/>
    </style:style>
    <style:style style:name="T1106" style:parent-style-name="Domyślnaczcionkaakapitu" style:family="text">
      <style:text-properties style:text-underline-type="single" style:text-underline-style="solid" style:text-underline-width="auto" style:text-underline-mode="continuous"/>
    </style:style>
    <style:style style:name="T1107" style:parent-style-name="Domyślnaczcionkaakapitu" style:family="text">
      <style:text-properties fo:background-color="#80FFFF" style:text-underline-type="single" style:text-underline-style="solid" style:text-underline-width="auto" style:text-underline-mode="continuous"/>
    </style:style>
    <style:style style:name="T1108" style:parent-style-name="Domyślnaczcionkaakapitu" style:family="text">
      <style:text-properties style:text-underline-type="single" style:text-underline-style="solid" style:text-underline-width="auto" style:text-underline-mode="continuous"/>
    </style:style>
    <style:style style:name="T1109" style:parent-style-name="Domyślnaczcionkaakapitu" style:family="text">
      <style:text-properties fo:background-color="#80FFFF" style:text-underline-type="single" style:text-underline-style="solid" style:text-underline-width="auto" style:text-underline-mode="continuous"/>
    </style:style>
    <style:style style:name="P1110" style:parent-style-name="Normalny" style:family="paragraph">
      <style:paragraph-properties style:contextual-spacing="true" fo:text-align="justify" fo:line-height="150%" fo:text-indent="0.2479in"/>
    </style:style>
    <style:style style:name="T1111" style:parent-style-name="Domyślnaczcionkaakapitu" style:family="text">
      <style:text-properties fo:background-color="#80FFFF"/>
    </style:style>
    <style:style style:name="P1112" style:parent-style-name="Normalny" style:family="paragraph">
      <style:paragraph-properties style:contextual-spacing="true" fo:text-align="justify" fo:line-height="150%"/>
    </style:style>
    <style:style style:name="T1113" style:parent-style-name="Domyślnaczcionkaakapitu" style:family="text">
      <style:text-properties style:text-underline-type="single" style:text-underline-style="solid" style:text-underline-width="auto" style:text-underline-mode="continuous"/>
    </style:style>
    <style:style style:name="T1114" style:parent-style-name="Domyślnaczcionkaakapitu" style:family="text">
      <style:text-properties fo:background-color="#80FFFF" style:text-underline-type="single" style:text-underline-style="solid" style:text-underline-width="auto" style:text-underline-mode="continuous"/>
    </style:style>
    <style:style style:name="T1115" style:parent-style-name="Domyślnaczcionkaakapitu" style:family="text">
      <style:text-properties style:text-underline-type="single" style:text-underline-style="solid" style:text-underline-width="auto" style:text-underline-mode="continuous"/>
    </style:style>
    <style:style style:name="P1116" style:parent-style-name="Normalny" style:family="paragraph">
      <style:paragraph-properties style:contextual-spacing="true" fo:text-align="justify" fo:line-height="150%" fo:text-indent="0.2479in"/>
    </style:style>
    <style:style style:name="P1117" style:parent-style-name="Normalny" style:family="paragraph">
      <style:paragraph-properties style:contextual-spacing="true" fo:text-align="justify" fo:line-height="150%"/>
    </style:style>
    <style:style style:name="T1118" style:parent-style-name="Domyślnaczcionkaakapitu" style:family="text">
      <style:text-properties style:text-underline-type="single" style:text-underline-style="solid" style:text-underline-width="auto" style:text-underline-mode="continuous"/>
    </style:style>
    <style:style style:name="P1119" style:parent-style-name="Normalny" style:family="paragraph">
      <style:paragraph-properties style:contextual-spacing="true" fo:text-align="justify" fo:line-height="150%" fo:text-indent="0.2479in">
        <style:tab-stops>
          <style:tab-stop style:type="left" style:leader-style="dotted" style:leader-text="." style:position="7.9in"/>
          <style:tab-stop style:type="left" style:leader-style="dotted" style:leader-text="." style:position="8.0229in"/>
          <style:tab-stop style:type="left" style:leader-style="solid" style:leader-text="_" style:position="8.1368in"/>
        </style:tab-stops>
      </style:paragraph-properties>
    </style:style>
    <style:style style:name="T1120" style:parent-style-name="Domyślnaczcionkaakapitu" style:family="text">
      <style:text-properties fo:background-color="#80FFFF"/>
    </style:style>
    <style:style style:name="P1121" style:parent-style-name="Normalny" style:family="paragraph">
      <style:paragraph-properties style:contextual-spacing="true" fo:text-align="justify" fo:line-height="150%">
        <style:tab-stops>
          <style:tab-stop style:type="left" style:leader-style="dotted" style:leader-text="." style:position="7.9in"/>
          <style:tab-stop style:type="left" style:leader-style="dotted" style:leader-text="." style:position="8.0229in"/>
          <style:tab-stop style:type="left" style:leader-style="solid" style:leader-text="_" style:position="8.1368in"/>
        </style:tab-stops>
      </style:paragraph-properties>
    </style:style>
    <style:style style:name="T1122" style:parent-style-name="Domyślnaczcionkaakapitu" style:family="text">
      <style:text-properties style:text-underline-type="single" style:text-underline-style="solid" style:text-underline-width="auto" style:text-underline-mode="continuous"/>
    </style:style>
    <style:style style:name="T1123" style:parent-style-name="Domyślnaczcionkaakapitu" style:family="text">
      <style:text-properties fo:background-color="#80FFFF"/>
    </style:style>
    <style:style style:name="P1124" style:parent-style-name="Normalny" style:family="paragraph">
      <style:paragraph-properties style:contextual-spacing="true" fo:text-align="justify" fo:line-height="150%" fo:text-indent="0.2479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style:contextual-spacing="true" fo:text-align="justify" fo:line-height="150%"/>
    </style:style>
    <style:style style:name="T1130" style:parent-style-name="Domyślnaczcionkaakapitu" style:family="text">
      <style:text-properties fo:background-color="#80FFFF" style:text-underline-type="single" style:text-underline-style="solid" style:text-underline-width="auto" style:text-underline-mode="continuous"/>
    </style:style>
    <style:style style:name="T1131" style:parent-style-name="Domyślnaczcionkaakapitu" style:family="text">
      <style:text-properties style:text-underline-type="single" style:text-underline-style="solid" style:text-underline-width="auto" style:text-underline-mode="continuous"/>
    </style:style>
    <style:style style:name="T1132" style:parent-style-name="Domyślnaczcionkaakapitu" style:family="text">
      <style:text-properties fo:background-color="#80FFFF" style:text-underline-type="single" style:text-underline-style="solid" style:text-underline-width="auto" style:text-underline-mode="continuous"/>
    </style:style>
    <style:style style:name="T1133" style:parent-style-name="Domyślnaczcionkaakapitu" style:family="text">
      <style:text-properties style:text-underline-type="single" style:text-underline-style="solid" style:text-underline-width="auto" style:text-underline-mode="continuous"/>
    </style:style>
    <style:style style:name="T1134" style:parent-style-name="Domyślnaczcionkaakapitu" style:family="text">
      <style:text-properties fo:background-color="#80FFFF" style:text-underline-type="single" style:text-underline-style="solid" style:text-underline-width="auto" style:text-underline-mode="continuous"/>
    </style:style>
    <style:style style:name="T1135" style:parent-style-name="Domyślnaczcionkaakapitu" style:family="text">
      <style:text-properties style:text-underline-type="single" style:text-underline-style="solid" style:text-underline-width="auto" style:text-underline-mode="continuous"/>
    </style:style>
    <style:style style:name="P1136" style:parent-style-name="Normalny" style:family="paragraph">
      <style:paragraph-properties style:contextual-spacing="true" fo:text-align="justify" fo:line-height="150%" fo:text-indent="0.2479in"/>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style:contextual-spacing="true" fo:text-align="justify" fo:line-height="150%" fo:text-indent="0.2479in">
        <style:tab-stops>
          <style:tab-stop style:type="left" style:position="7.2687in"/>
        </style:tab-stops>
      </style:paragraph-properties>
    </style:style>
    <style:style style:name="P1142" style:parent-style-name="Normalny" style:family="paragraph">
      <style:paragraph-properties style:contextual-spacing="true" fo:text-align="justify" fo:line-height="150%"/>
    </style:style>
    <style:style style:name="P1143" style:parent-style-name="Normalny" style:family="paragraph">
      <style:paragraph-properties style:contextual-spacing="true"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P1147" style:parent-style-name="Normalny" style:family="paragraph">
      <style:paragraph-properties style:contextual-spacing="true" fo:text-align="justify" fo:line-height="150%"/>
    </style:style>
    <style:style style:name="T1148" style:parent-style-name="Domyślnaczcionkaakapitu" style:family="text">
      <style:text-properties style:text-underline-type="single" style:text-underline-style="solid" style:text-underline-width="auto" style:text-underline-mode="continuous"/>
    </style:style>
    <style:style style:name="T1149" style:parent-style-name="Domyślnaczcionkaakapitu" style:family="text">
      <style:text-properties fo:background-color="#80FFFF"/>
    </style:style>
    <style:style style:name="P1150" style:parent-style-name="Normalny" style:family="paragraph">
      <style:paragraph-properties style:contextual-spacing="true" fo:text-align="justify" fo:line-height="150%" fo:text-indent="0.2479in"/>
    </style:style>
    <style:style style:name="P1151" style:parent-style-name="Normalny" style:family="paragraph">
      <style:paragraph-properties style:contextual-spacing="true" fo:text-align="justify" fo:line-height="150%"/>
    </style:style>
    <style:style style:name="T1152" style:parent-style-name="Domyślnaczcionkaakapitu" style:family="text">
      <style:text-properties fo:background-color="#80FFFF" style:text-underline-type="single" style:text-underline-style="solid" style:text-underline-width="auto" style:text-underline-mode="continuous"/>
    </style:style>
    <style:style style:name="T1153" style:parent-style-name="Domyślnaczcionkaakapitu" style:family="text">
      <style:text-properties style:text-underline-type="single" style:text-underline-style="solid" style:text-underline-width="auto" style:text-underline-mode="continuous"/>
    </style:style>
    <style:style style:name="T1154" style:parent-style-name="Domyślnaczcionkaakapitu" style:family="text">
      <style:text-properties fo:background-color="#80FFFF" style:text-underline-type="single" style:text-underline-style="solid" style:text-underline-width="auto" style:text-underline-mode="continuous"/>
    </style:style>
    <style:style style:name="T1155" style:parent-style-name="Domyślnaczcionkaakapitu" style:family="text">
      <style:text-properties style:text-underline-type="single" style:text-underline-style="solid" style:text-underline-width="auto" style:text-underline-mode="continuous"/>
    </style:style>
    <style:style style:name="T1156" style:parent-style-name="Domyślnaczcionkaakapitu" style:family="text">
      <style:text-properties fo:background-color="#80FFFF" style:text-underline-type="single" style:text-underline-style="solid" style:text-underline-width="auto" style:text-underline-mode="continuous"/>
    </style:style>
    <style:style style:name="T1157" style:parent-style-name="Domyślnaczcionkaakapitu" style:family="text">
      <style:text-properties style:text-underline-type="single" style:text-underline-style="solid" style:text-underline-width="auto" style:text-underline-mode="continuous"/>
    </style:style>
    <style:style style:name="P1158" style:parent-style-name="Normalny" style:family="paragraph">
      <style:paragraph-properties style:contextual-spacing="true" fo:text-align="justify" fo:line-height="150%" fo:text-indent="0.2479in"/>
    </style:style>
    <style:style style:name="T1159" style:parent-style-name="Domyślnaczcionkaakapitu" style:family="text">
      <style:text-properties fo:background-color="#80FFFF"/>
    </style:style>
    <style:style style:name="P1160" style:parent-style-name="Normalny" style:family="paragraph">
      <style:paragraph-properties style:contextual-spacing="true" fo:text-align="justify" fo:line-height="150%" fo:text-indent="0.2479in"/>
    </style:style>
    <style:style style:name="P1161" style:parent-style-name="Normalny" style:family="paragraph">
      <style:paragraph-properties style:contextual-spacing="true" fo:text-align="justify" fo:line-height="150%"/>
    </style:style>
    <style:style style:name="T1162" style:parent-style-name="Domyślnaczcionkaakapitu" style:family="text">
      <style:text-properties style:text-underline-type="single" style:text-underline-style="solid" style:text-underline-width="auto" style:text-underline-mode="continuous"/>
    </style:style>
    <style:style style:name="P1163" style:parent-style-name="Normalny" style:family="paragraph">
      <style:paragraph-properties style:contextual-spacing="true" fo:text-align="justify" fo:line-height="150%" fo:text-indent="0.2479in"/>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P1167" style:parent-style-name="Normalny" style:family="paragraph">
      <style:paragraph-properties style:contextual-spacing="true" fo:text-align="justify" fo:line-height="150%"/>
    </style:style>
    <style:style style:name="T1168" style:parent-style-name="Domyślnaczcionkaakapitu" style:family="text">
      <style:text-properties style:text-underline-type="single" style:text-underline-style="solid" style:text-underline-width="auto" style:text-underline-mode="continuous"/>
    </style:style>
    <style:style style:name="P1169" style:parent-style-name="Normalny" style:family="paragraph">
      <style:paragraph-properties style:contextual-spacing="true" fo:text-align="justify" fo:line-height="150%" fo:text-indent="0.2479in"/>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style:contextual-spacing="true" fo:text-align="justify" fo:line-height="150%" fo:text-indent="0.2479in"/>
    </style:style>
    <style:style style:name="T1176" style:parent-style-name="Domyślnaczcionkaakapitu" style:family="text">
      <style:text-properties fo:background-color="#80FFFF"/>
    </style:style>
    <style:style style:name="P1177" style:parent-style-name="Normalny" style:family="paragraph">
      <style:paragraph-properties style:contextual-spacing="true" fo:text-align="justify" fo:line-height="150%" fo:text-indent="0.2479in"/>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P1180" style:parent-style-name="Normalny" style:family="paragraph">
      <style:paragraph-properties style:contextual-spacing="true" fo:text-align="justify" fo:line-height="150%" fo:text-indent="0.2479in"/>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style:contextual-spacing="true"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style:contextual-spacing="true" fo:text-align="justify" fo:line-height="150%" fo:text-indent="0.2479in"/>
    </style:style>
    <style:style style:name="P1188" style:parent-style-name="Normalny" style:family="paragraph">
      <style:paragraph-properties style:contextual-spacing="true" fo:text-align="justify" fo:line-height="150%" fo:text-indent="0.2479in"/>
    </style:style>
    <style:style style:name="P1189" style:parent-style-name="Normalny" style:family="paragraph">
      <style:paragraph-properties style:contextual-spacing="true" fo:text-align="justify" fo:line-height="150%"/>
    </style:style>
    <style:style style:name="T1190" style:parent-style-name="Domyślnaczcionkaakapitu" style:family="text">
      <style:text-properties fo:background-color="#80FFFF" style:text-underline-type="single" style:text-underline-style="solid" style:text-underline-width="auto" style:text-underline-mode="continuous"/>
    </style:style>
    <style:style style:name="T1191" style:parent-style-name="Domyślnaczcionkaakapitu" style:family="text">
      <style:text-properties style:text-underline-type="single" style:text-underline-style="solid" style:text-underline-width="auto" style:text-underline-mode="continuous"/>
    </style:style>
    <style:style style:name="T1192" style:parent-style-name="Domyślnaczcionkaakapitu" style:family="text">
      <style:text-properties fo:background-color="#80FFFF" style:text-underline-type="single" style:text-underline-style="solid" style:text-underline-width="auto" style:text-underline-mode="continuous"/>
    </style:style>
    <style:style style:name="T1193" style:parent-style-name="Domyślnaczcionkaakapitu" style:family="text">
      <style:text-properties style:text-underline-type="single" style:text-underline-style="solid" style:text-underline-width="auto" style:text-underline-mode="continuous"/>
    </style:style>
    <style:style style:name="T1194" style:parent-style-name="Domyślnaczcionkaakapitu" style:family="text">
      <style:text-properties fo:background-color="#80FFFF" style:text-underline-type="single" style:text-underline-style="solid" style:text-underline-width="auto" style:text-underline-mode="continuous"/>
    </style:style>
    <style:style style:name="T1195" style:parent-style-name="Domyślnaczcionkaakapitu" style:family="text">
      <style:text-properties style:text-underline-type="single" style:text-underline-style="solid" style:text-underline-width="auto" style:text-underline-mode="continuous"/>
    </style:style>
    <style:style style:name="P1196" style:parent-style-name="Normalny" style:family="paragraph">
      <style:paragraph-properties style:contextual-spacing="true" fo:text-align="justify" fo:line-height="150%" fo:text-indent="0.2479in"/>
    </style:style>
    <style:style style:name="P1197" style:parent-style-name="Normalny" style:family="paragraph">
      <style:paragraph-properties style:contextual-spacing="true" fo:text-align="justify" fo:line-height="150%"/>
    </style:style>
    <style:style style:name="T1198" style:parent-style-name="Domyślnaczcionkaakapitu" style:family="text">
      <style:text-properties style:text-underline-type="single" style:text-underline-style="solid" style:text-underline-width="auto" style:text-underline-mode="continuous"/>
    </style:style>
    <style:style style:name="P1199" style:parent-style-name="Normalny" style:family="paragraph">
      <style:paragraph-properties style:contextual-spacing="true" fo:text-align="justify" fo:line-height="150%" fo:text-indent="0.2479in"/>
    </style:style>
    <style:style style:name="T1200" style:parent-style-name="Domyślnaczcionkaakapitu" style:family="text">
      <style:text-properties fo:background-color="#80FFFF"/>
    </style:style>
    <style:style style:name="P1201" style:parent-style-name="Normalny" style:family="paragraph">
      <style:paragraph-properties style:contextual-spacing="true" fo:text-align="justify" fo:line-height="150%" fo:text-indent="0.2479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P1204" style:parent-style-name="Normalny" style:family="paragraph">
      <style:paragraph-properties style:contextual-spacing="true" fo:text-align="justify" fo:line-height="150%" fo:text-indent="0.2479in"/>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P1208" style:parent-style-name="Normalny" style:family="paragraph">
      <style:paragraph-properties style:contextual-spacing="true" fo:text-align="justify" fo:line-height="150%" fo:text-indent="0.2479in"/>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style:contextual-spacing="true" fo:text-align="justify" fo:line-height="150%" fo:text-indent="0.2479in"/>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P1220" style:parent-style-name="Normalny" style:family="paragraph">
      <style:paragraph-properties style:contextual-spacing="true" fo:text-align="justify" fo:line-height="150%" fo:text-indent="0.2479in"/>
    </style:style>
    <style:style style:name="P1221" style:parent-style-name="Normalny" style:family="paragraph">
      <style:paragraph-properties style:contextual-spacing="true" fo:text-align="justify" fo:line-height="150%" fo:text-indent="0.2479in"/>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P1226" style:parent-style-name="Normalny" style:family="paragraph">
      <style:paragraph-properties style:contextual-spacing="true" fo:text-align="justify" fo:line-height="150%" fo:text-indent="0.2479in"/>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P1231" style:parent-style-name="Normalny" style:family="paragraph">
      <style:paragraph-properties style:contextual-spacing="true" fo:text-align="justify" fo:line-height="150%">
        <style:tab-stops>
          <style:tab-stop style:type="left" style:leader-style="solid" style:leader-text="_" style:position="1.6708in"/>
        </style:tab-stops>
      </style:paragraph-properties>
    </style:style>
    <style:style style:name="T1232" style:parent-style-name="Domyślnaczcionkaakapitu" style:family="text">
      <style:text-properties fo:background-color="#80FFFF" style:text-underline-type="single" style:text-underline-style="solid" style:text-underline-width="auto" style:text-underline-mode="continuous"/>
    </style:style>
    <style:style style:name="T1233" style:parent-style-name="Domyślnaczcionkaakapitu" style:family="text">
      <style:text-properties style:text-underline-type="single" style:text-underline-style="solid" style:text-underline-width="auto" style:text-underline-mode="continuous"/>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fo:background-color="#80FFFF" style:text-underline-type="single" style:text-underline-style="solid" style:text-underline-width="auto" style:text-underline-mode="continuous"/>
    </style:style>
    <style:style style:name="T1237" style:parent-style-name="Domyślnaczcionkaakapitu" style:family="text">
      <style:text-properties fo:background-color="#80FFFF"/>
    </style:style>
    <style:style style:name="P1238" style:parent-style-name="Normalny" style:family="paragraph">
      <style:paragraph-properties style:contextual-spacing="true" fo:text-align="justify" fo:line-height="150%" fo:text-indent="0.2479in">
        <style:tab-stops>
          <style:tab-stop style:type="left" style:leader-style="solid" style:leader-text="_" style:position="1.6708in"/>
        </style:tab-stops>
      </style:paragraph-properties>
    </style:style>
    <style:style style:name="T1239" style:parent-style-name="Domyślnaczcionkaakapitu" style:family="text">
      <style:text-properties fo:background-color="#80FFFF"/>
    </style:style>
    <style:style style:name="P1240" style:parent-style-name="Normalny" style:family="paragraph">
      <style:paragraph-properties style:contextual-spacing="true" fo:text-align="justify" fo:line-height="150%">
        <style:tab-stops>
          <style:tab-stop style:type="left" style:leader-style="solid" style:leader-text="_" style:position="1.6708in"/>
        </style:tab-stops>
      </style:paragraph-properties>
    </style:style>
    <style:style style:name="T1241" style:parent-style-name="Domyślnaczcionkaakapitu" style:family="text">
      <style:text-properties style:text-underline-type="single" style:text-underline-style="solid" style:text-underline-width="auto" style:text-underline-mode="continuous"/>
    </style:style>
    <style:style style:name="P1242" style:parent-style-name="Normalny" style:family="paragraph">
      <style:paragraph-properties style:contextual-spacing="true" fo:text-align="justify" fo:line-height="150%" fo:text-indent="0.2479in"/>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P1247" style:parent-style-name="Normalny" style:family="paragraph">
      <style:paragraph-properties style:contextual-spacing="true" fo:text-align="justify" fo:line-height="150%" fo:text-indent="0.2479in"/>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style:contextual-spacing="true" fo:text-align="justify" fo:line-height="150%" fo:text-indent="0.2479in"/>
    </style:style>
    <style:style style:name="P1255" style:parent-style-name="Normalny" style:family="paragraph">
      <style:paragraph-properties style:contextual-spacing="true" fo:text-align="justify" fo:line-height="150%" fo:text-indent="0.2479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style:contextual-spacing="true" fo:text-align="justify" fo:line-height="150%" fo:text-indent="0.2479in"/>
    </style:style>
    <style:style style:name="P1263" style:parent-style-name="Normalny" style:family="paragraph">
      <style:paragraph-properties style:contextual-spacing="true" fo:text-align="justify" fo:line-height="150%" fo:text-indent="0.2479in"/>
    </style:style>
    <style:style style:name="T1264" style:parent-style-name="Domyślnaczcionkaakapitu" style:family="text">
      <style:text-properties fo:background-color="#80FFFF"/>
    </style:style>
    <style:style style:name="P1265" style:parent-style-name="Normalny" style:family="paragraph">
      <style:paragraph-properties style:contextual-spacing="true" fo:text-align="justify" fo:line-height="150%" fo:text-indent="0.2479in"/>
    </style:style>
    <style:style style:name="P1266" style:parent-style-name="Normalny" style:family="paragraph">
      <style:paragraph-properties style:contextual-spacing="true" fo:text-align="justify" fo:line-height="150%"/>
    </style:style>
    <style:style style:name="T1267" style:parent-style-name="Domyślnaczcionkaakapitu" style:family="text">
      <style:text-properties style:text-underline-type="single" style:text-underline-style="solid" style:text-underline-width="auto" style:text-underline-mode="continuous"/>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T1269" style:parent-style-name="Domyślnaczcionkaakapitu" style:family="text">
      <style:text-properties style:text-underline-type="single" style:text-underline-style="solid" style:text-underline-width="auto" style:text-underline-mode="continuous"/>
    </style:style>
    <style:style style:name="T1270" style:parent-style-name="Domyślnaczcionkaakapitu" style:family="text">
      <style:text-properties fo:background-color="#80FFFF" style:text-underline-type="single" style:text-underline-style="solid" style:text-underline-width="auto" style:text-underline-mode="continuous"/>
    </style:style>
    <style:style style:name="T1271" style:parent-style-name="Domyślnaczcionkaakapitu" style:family="text">
      <style:text-properties fo:background-color="#80FFFF"/>
    </style:style>
    <style:style style:name="P1272" style:parent-style-name="Normalny" style:family="paragraph">
      <style:paragraph-properties style:contextual-spacing="true" fo:text-align="justify" fo:line-height="150%" fo:text-indent="0.2479in"/>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P1277" style:parent-style-name="Normalny" style:family="paragraph">
      <style:paragraph-properties style:contextual-spacing="true" fo:text-align="justify" fo:line-height="150%"/>
    </style:style>
    <style:style style:name="T1278" style:parent-style-name="Domyślnaczcionkaakapitu" style:family="text">
      <style:text-properties style:text-underline-type="single" style:text-underline-style="solid" style:text-underline-width="auto" style:text-underline-mode="continuous"/>
    </style:style>
    <style:style style:name="P1279" style:parent-style-name="Normalny" style:family="paragraph">
      <style:paragraph-properties style:contextual-spacing="true"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style:contextual-spacing="true" fo:text-align="justify" fo:line-height="150%"/>
    </style:style>
    <style:style style:name="T1285" style:parent-style-name="Domyślnaczcionkaakapitu" style:family="text">
      <style:text-properties style:text-underline-type="single" style:text-underline-style="solid" style:text-underline-width="auto" style:text-underline-mode="continuous"/>
    </style:style>
    <style:style style:name="T1286" style:parent-style-name="Domyślnaczcionkaakapitu" style:family="text">
      <style:text-properties fo:background-color="#80FFFF" style:text-underline-type="single" style:text-underline-style="solid" style:text-underline-width="auto" style:text-underline-mode="continuous"/>
    </style:style>
    <style:style style:name="T1287" style:parent-style-name="Domyślnaczcionkaakapitu" style:family="text">
      <style:text-properties style:text-underline-type="single" style:text-underline-style="solid" style:text-underline-width="auto" style:text-underline-mode="continuous"/>
    </style:style>
    <style:style style:name="T1288" style:parent-style-name="Domyślnaczcionkaakapitu" style:family="text">
      <style:text-properties fo:background-color="#80FFFF" style:text-underline-type="single" style:text-underline-style="solid" style:text-underline-width="auto" style:text-underline-mode="continuous"/>
    </style:style>
    <style:style style:name="T1289" style:parent-style-name="Domyślnaczcionkaakapitu" style:family="text">
      <style:text-properties style:text-underline-type="single" style:text-underline-style="solid" style:text-underline-width="auto" style:text-underline-mode="continuous"/>
    </style:style>
    <style:style style:name="P1290" style:parent-style-name="Normalny" style:family="paragraph">
      <style:paragraph-properties style:contextual-spacing="true" fo:text-align="justify" fo:line-height="150%" fo:text-indent="0.2479in"/>
    </style:style>
    <style:style style:name="T1291" style:parent-style-name="Domyślnaczcionkaakapitu" style:family="text">
      <style:text-properties fo:background-color="#80FFFF"/>
    </style:style>
    <style:style style:name="P1292" style:parent-style-name="Normalny" style:family="paragraph">
      <style:paragraph-properties style:contextual-spacing="true" fo:text-align="justify" fo:line-height="150%"/>
    </style:style>
    <style:style style:name="T1293" style:parent-style-name="Domyślnaczcionkaakapitu" style:family="text">
      <style:text-properties style:text-underline-type="single" style:text-underline-style="solid" style:text-underline-width="auto" style:text-underline-mode="continuous"/>
    </style:style>
    <style:style style:name="T1294" style:parent-style-name="Domyślnaczcionkaakapitu" style:family="text">
      <style:text-properties fo:background-color="#80FFFF" style:text-underline-type="single" style:text-underline-style="solid" style:text-underline-width="auto" style:text-underline-mode="continuous"/>
    </style:style>
    <style:style style:name="T1295" style:parent-style-name="Domyślnaczcionkaakapitu" style:family="text">
      <style:text-properties style:text-underline-type="single" style:text-underline-style="solid" style:text-underline-width="auto" style:text-underline-mode="continuous"/>
    </style:style>
    <style:style style:name="T1296" style:parent-style-name="Domyślnaczcionkaakapitu" style:family="text">
      <style:text-properties fo:background-color="#80FFFF" style:text-underline-type="single" style:text-underline-style="solid" style:text-underline-width="auto" style:text-underline-mode="continuous"/>
    </style:style>
    <style:style style:name="T1297" style:parent-style-name="Domyślnaczcionkaakapitu" style:family="text">
      <style:text-properties style:text-underline-type="single" style:text-underline-style="solid" style:text-underline-width="auto" style:text-underline-mode="continuous"/>
    </style:style>
    <style:style style:name="T1298" style:parent-style-name="Domyślnaczcionkaakapitu" style:family="text">
      <style:text-properties fo:background-color="#80FFFF" style:text-underline-type="single" style:text-underline-style="solid" style:text-underline-width="auto" style:text-underline-mode="continuous"/>
    </style:style>
    <style:style style:name="T1299" style:parent-style-name="Domyślnaczcionkaakapitu" style:family="text">
      <style:text-properties style:text-underline-type="single" style:text-underline-style="solid" style:text-underline-width="auto" style:text-underline-mode="continuous"/>
    </style:style>
    <style:style style:name="T1300" style:parent-style-name="Domyślnaczcionkaakapitu" style:family="text">
      <style:text-properties fo:background-color="#80FFFF" style:text-underline-type="single" style:text-underline-style="solid" style:text-underline-width="auto" style:text-underline-mode="continuous"/>
    </style:style>
    <style:style style:name="T1301" style:parent-style-name="Domyślnaczcionkaakapitu" style:family="text">
      <style:text-properties style:text-underline-type="single" style:text-underline-style="solid" style:text-underline-width="auto" style:text-underline-mode="continuous"/>
    </style:style>
    <style:style style:name="T1302" style:parent-style-name="Domyślnaczcionkaakapitu" style:family="text">
      <style:text-properties fo:background-color="#80FFFF" style:text-underline-type="single" style:text-underline-style="solid" style:text-underline-width="auto" style:text-underline-mode="continuous"/>
    </style:style>
    <style:style style:name="P1303" style:parent-style-name="Normalny" style:family="paragraph">
      <style:paragraph-properties style:contextual-spacing="true" fo:text-align="justify" fo:line-height="150%" fo:text-indent="0.2479in"/>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style:contextual-spacing="true"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P1310" style:parent-style-name="Normalny" style:family="paragraph">
      <style:paragraph-properties style:contextual-spacing="true" fo:text-align="justify" fo:line-height="150%" fo:text-indent="0.2479in"/>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style:contextual-spacing="true"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style:contextual-spacing="true" fo:text-align="justify" fo:line-height="150%" fo:text-indent="0.2479in"/>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style:contextual-spacing="true" fo:text-align="justify" fo:line-height="150%" fo:text-indent="0.2479in"/>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P1329" style:parent-style-name="Normalny" style:family="paragraph">
      <style:paragraph-properties style:contextual-spacing="true" fo:text-align="justify" fo:line-height="150%" fo:text-indent="0.2479in"/>
    </style:style>
    <style:style style:name="P1330" style:parent-style-name="Normalny" style:family="paragraph">
      <style:paragraph-properties style:contextual-spacing="true" fo:text-align="justify" fo:line-height="150%" fo:text-indent="0.2479in"/>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style:contextual-spacing="true" fo:text-align="justify" fo:line-height="150%" fo:text-indent="0.2479in"/>
    </style:style>
    <style:style style:name="P1334" style:parent-style-name="Normalny" style:family="paragraph">
      <style:paragraph-properties style:contextual-spacing="true"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style:contextual-spacing="true" fo:text-align="justify" fo:line-height="150%" fo:text-indent="0.2479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style:contextual-spacing="true" fo:text-align="justify" fo:line-height="150%" fo:text-indent="0.2479in"/>
    </style:style>
    <style:style style:name="P1345" style:parent-style-name="Normalny" style:family="paragraph">
      <style:paragraph-properties style:contextual-spacing="true" fo:text-align="justify" fo:line-height="150%" fo:text-indent="0.2479in"/>
    </style:style>
    <style:style style:name="P1346" style:parent-style-name="Normalny" style:family="paragraph">
      <style:paragraph-properties style:contextual-spacing="true" fo:text-align="justify" fo:line-height="150%"/>
    </style:style>
    <style:style style:name="T1347" style:parent-style-name="Domyślnaczcionkaakapitu" style:family="text">
      <style:text-properties fo:background-color="#80FFFF" style:text-underline-type="single" style:text-underline-style="solid" style:text-underline-width="auto" style:text-underline-mode="continuous"/>
    </style:style>
    <style:style style:name="T1348" style:parent-style-name="Domyślnaczcionkaakapitu" style:family="text">
      <style:text-properties style:text-underline-type="single" style:text-underline-style="solid" style:text-underline-width="auto" style:text-underline-mode="continuous"/>
    </style:style>
    <style:style style:name="T1349" style:parent-style-name="Domyślnaczcionkaakapitu" style:family="text">
      <style:text-properties fo:background-color="#80FFFF" style:text-underline-type="single" style:text-underline-style="solid" style:text-underline-width="auto" style:text-underline-mode="continuous"/>
    </style:style>
    <style:style style:name="T1350" style:parent-style-name="Domyślnaczcionkaakapitu" style:family="text">
      <style:text-properties style:text-underline-type="single" style:text-underline-style="solid" style:text-underline-width="auto" style:text-underline-mode="continuous"/>
    </style:style>
    <style:style style:name="T1351" style:parent-style-name="Domyślnaczcionkaakapitu" style:family="text">
      <style:text-properties fo:background-color="#80FFFF" style:text-underline-type="single" style:text-underline-style="solid" style:text-underline-width="auto" style:text-underline-mode="continuous"/>
    </style:style>
    <style:style style:name="T1352" style:parent-style-name="Domyślnaczcionkaakapitu" style:family="text">
      <style:text-properties style:text-underline-type="single" style:text-underline-style="solid" style:text-underline-width="auto" style:text-underline-mode="continuous"/>
    </style:style>
    <style:style style:name="P1353" style:parent-style-name="Normalny" style:family="paragraph">
      <style:paragraph-properties style:contextual-spacing="true" fo:text-align="justify" fo:line-height="150%" fo:text-indent="0.2479in"/>
    </style:style>
    <style:style style:name="P1354" style:parent-style-name="Normalny" style:family="paragraph">
      <style:paragraph-properties style:contextual-spacing="true" fo:text-align="justify" fo:line-height="150%" fo:text-indent="0.2479in"/>
    </style:style>
    <style:style style:name="T1355" style:parent-style-name="Domyślnaczcionkaakapitu" style:family="text">
      <style:text-properties fo:background-color="#80FFFF"/>
    </style:style>
    <style:style style:name="P1356" style:parent-style-name="Normalny" style:family="paragraph">
      <style:paragraph-properties style:contextual-spacing="true" fo:text-align="justify" fo:line-height="150%" fo:text-indent="0.2479in"/>
    </style:style>
    <style:style style:name="P1357" style:parent-style-name="Normalny" style:family="paragraph">
      <style:paragraph-properties style:contextual-spacing="true" fo:text-align="justify" fo:line-height="150%"/>
    </style:style>
    <style:style style:name="T1358" style:parent-style-name="Domyślnaczcionkaakapitu" style:family="text">
      <style:text-properties style:text-underline-type="single" style:text-underline-style="solid" style:text-underline-width="auto" style:text-underline-mode="continuous"/>
    </style:style>
    <style:style style:name="T1359" style:parent-style-name="Domyślnaczcionkaakapitu" style:family="text">
      <style:text-properties fo:background-color="#80FFFF" style:text-underline-type="single" style:text-underline-style="solid" style:text-underline-width="auto" style:text-underline-mode="continuous"/>
    </style:style>
    <style:style style:name="T1360" style:parent-style-name="Domyślnaczcionkaakapitu" style:family="text">
      <style:text-properties style:text-underline-type="single" style:text-underline-style="solid" style:text-underline-width="auto" style:text-underline-mode="continuous"/>
    </style:style>
    <style:style style:name="P1361" style:parent-style-name="Normalny" style:family="paragraph">
      <style:paragraph-properties style:contextual-spacing="true" fo:text-align="justify" fo:line-height="150%" fo:text-indent="0.2479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P1369" style:parent-style-name="Normalny" style:family="paragraph">
      <style:paragraph-properties style:contextual-spacing="true" fo:text-align="justify" fo:line-height="150%"/>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style>
    <style:style style:name="P1372" style:parent-style-name="Normalny" style:family="paragraph">
      <style:paragraph-properties style:contextual-spacing="true" fo:text-align="justify" fo:line-height="150%" fo:text-indent="0.2479in"/>
    </style:style>
    <style:style style:name="P1373" style:parent-style-name="Normalny" style:family="paragraph">
      <style:paragraph-properties style:contextual-spacing="true" fo:text-align="justify" fo:line-height="150%"/>
    </style:style>
    <style:style style:name="T1374" style:parent-style-name="Domyślnaczcionkaakapitu" style:family="text">
      <style:text-properties fo:background-color="#80FFFF" style:text-underline-type="single" style:text-underline-style="solid" style:text-underline-width="auto" style:text-underline-mode="continuous"/>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style:text-underline-type="single" style:text-underline-style="solid" style:text-underline-width="auto" style:text-underline-mode="continuous"/>
    </style:style>
    <style:style style:name="T1377" style:parent-style-name="Domyślnaczcionkaakapitu" style:family="text">
      <style:text-properties fo:background-color="#80FFFF" style:text-underline-type="single" style:text-underline-style="solid" style:text-underline-width="auto" style:text-underline-mode="continuous"/>
    </style:style>
    <style:style style:name="T1378" style:parent-style-name="Domyślnaczcionkaakapitu" style:family="text">
      <style:text-properties style:text-underline-type="single" style:text-underline-style="solid" style:text-underline-width="auto" style:text-underline-mode="continuous"/>
    </style:style>
    <style:style style:name="T1379" style:parent-style-name="Domyślnaczcionkaakapitu" style:family="text">
      <style:text-properties fo:background-color="#80FFFF" style:text-underline-type="single" style:text-underline-style="solid" style:text-underline-width="auto" style:text-underline-mode="continuous"/>
    </style:style>
    <style:style style:name="P1380" style:parent-style-name="Normalny" style:family="paragraph">
      <style:paragraph-properties style:contextual-spacing="true" fo:text-align="justify" fo:line-height="150%" fo:text-indent="0.2479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style:contextual-spacing="true"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P1401" style:parent-style-name="Normalny" style:family="paragraph">
      <style:paragraph-properties style:contextual-spacing="true" fo:text-align="justify" fo:line-height="150%" fo:text-indent="0.2479in"/>
    </style:style>
    <style:style style:name="P1402" style:parent-style-name="Normalny" style:family="paragraph">
      <style:paragraph-properties style:contextual-spacing="true" fo:text-align="justify" fo:line-height="150%"/>
    </style:style>
    <style:style style:name="T1403" style:parent-style-name="Domyślnaczcionkaakapitu" style:family="text">
      <style:text-properties style:text-underline-type="single" style:text-underline-style="solid" style:text-underline-width="auto" style:text-underline-mode="continuous"/>
    </style:style>
    <style:style style:name="T1404" style:parent-style-name="Domyślnaczcionkaakapitu" style:family="text">
      <style:text-properties fo:background-color="#80FFFF" style:text-underline-type="single" style:text-underline-style="solid" style:text-underline-width="auto" style:text-underline-mode="continuous"/>
    </style:style>
    <style:style style:name="T1405" style:parent-style-name="Domyślnaczcionkaakapitu" style:family="text">
      <style:text-properties style:text-underline-type="single" style:text-underline-style="solid" style:text-underline-width="auto" style:text-underline-mode="continuous"/>
    </style:style>
    <style:style style:name="T1406" style:parent-style-name="Domyślnaczcionkaakapitu" style:family="text">
      <style:text-properties fo:background-color="#80FFFF" style:text-underline-type="single" style:text-underline-style="solid" style:text-underline-width="auto" style:text-underline-mode="continuous"/>
    </style:style>
    <style:style style:name="T1407" style:parent-style-name="Domyślnaczcionkaakapitu" style:family="text">
      <style:text-properties fo:background-color="#80FFFF"/>
    </style:style>
    <style:style style:name="P1408" style:parent-style-name="Normalny" style:family="paragraph">
      <style:paragraph-properties style:contextual-spacing="true" fo:text-align="justify" fo:line-height="150%" fo:text-indent="0.2479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style:contextual-spacing="true" fo:text-align="justify" fo:line-height="150%"/>
    </style:style>
    <style:style style:name="T1412" style:parent-style-name="Domyślnaczcionkaakapitu" style:family="text">
      <style:text-properties style:text-underline-type="single" style:text-underline-style="solid" style:text-underline-width="auto" style:text-underline-mode="continuous"/>
    </style:style>
    <style:style style:name="T1413" style:parent-style-name="Domyślnaczcionkaakapitu" style:family="text">
      <style:text-properties fo:background-color="#80FFFF" style:text-underline-type="single" style:text-underline-style="solid" style:text-underline-width="auto" style:text-underline-mode="continuous"/>
    </style:style>
    <style:style style:name="T1414" style:parent-style-name="Domyślnaczcionkaakapitu" style:family="text">
      <style:text-properties style:text-underline-type="single" style:text-underline-style="solid" style:text-underline-width="auto" style:text-underline-mode="continuous"/>
    </style:style>
    <style:style style:name="T1415" style:parent-style-name="Domyślnaczcionkaakapitu" style:family="text">
      <style:text-properties fo:background-color="#80FFFF" style:text-underline-type="single" style:text-underline-style="solid" style:text-underline-width="auto" style:text-underline-mode="continuous"/>
    </style:style>
    <style:style style:name="T1416" style:parent-style-name="Domyślnaczcionkaakapitu" style:family="text">
      <style:text-properties style:text-underline-type="single" style:text-underline-style="solid" style:text-underline-width="auto" style:text-underline-mode="continuous"/>
    </style:style>
    <style:style style:name="T1417" style:parent-style-name="Domyślnaczcionkaakapitu" style:family="text">
      <style:text-properties fo:background-color="#80FFFF" style:text-underline-type="single" style:text-underline-style="solid" style:text-underline-width="auto" style:text-underline-mode="continuous"/>
    </style:style>
    <style:style style:name="T1418" style:parent-style-name="Domyślnaczcionkaakapitu" style:family="text">
      <style:text-properties style:text-underline-type="single" style:text-underline-style="solid" style:text-underline-width="auto" style:text-underline-mode="continuous"/>
    </style:style>
    <style:style style:name="T1419" style:parent-style-name="Domyślnaczcionkaakapitu" style:family="text">
      <style:text-properties fo:background-color="#80FFFF" style:text-underline-type="single" style:text-underline-style="solid" style:text-underline-width="auto" style:text-underline-mode="continuous"/>
    </style:style>
    <style:style style:name="T1420" style:parent-style-name="Domyślnaczcionkaakapitu" style:family="text">
      <style:text-properties style:text-underline-type="single" style:text-underline-style="solid" style:text-underline-width="auto" style:text-underline-mode="continuous"/>
    </style:style>
    <style:style style:name="T1421" style:parent-style-name="Domyślnaczcionkaakapitu" style:family="text">
      <style:text-properties fo:background-color="#80FFFF" style:text-underline-type="single" style:text-underline-style="solid" style:text-underline-width="auto" style:text-underline-mode="continuous"/>
    </style:style>
    <style:style style:name="P1422" style:parent-style-name="Normalny" style:family="paragraph">
      <style:paragraph-properties style:contextual-spacing="true" fo:text-align="justify" fo:line-height="150%" fo:text-indent="0.2479in"/>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P1428" style:parent-style-name="Normalny" style:family="paragraph">
      <style:paragraph-properties style:contextual-spacing="true" fo:text-align="justify" fo:line-height="150%" fo:text-indent="0.2479in"/>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P1436" style:parent-style-name="Normalny" style:family="paragraph">
      <style:paragraph-properties style:contextual-spacing="true" fo:text-align="justify" fo:line-height="150%" fo:text-indent="0.2479in"/>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P1439" style:parent-style-name="Normalny" style:family="paragraph">
      <style:paragraph-properties style:contextual-spacing="true" fo:text-align="justify" fo:line-height="150%"/>
    </style:style>
    <style:style style:name="T1440" style:parent-style-name="Domyślnaczcionkaakapitu" style:family="text">
      <style:text-properties style:text-underline-type="single" style:text-underline-style="solid" style:text-underline-width="auto" style:text-underline-mode="continuous"/>
    </style:style>
    <style:style style:name="P1441" style:parent-style-name="Normalny" style:family="paragraph">
      <style:paragraph-properties style:contextual-spacing="true" fo:text-align="justify" fo:line-height="150%" fo:text-indent="0.2479in"/>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style:contextual-spacing="true" fo:text-align="justify" fo:line-height="150%"/>
    </style:style>
    <style:style style:name="T1447" style:parent-style-name="Domyślnaczcionkaakapitu" style:family="text">
      <style:text-properties style:text-underline-type="single" style:text-underline-style="solid" style:text-underline-width="auto" style:text-underline-mode="continuous"/>
    </style:style>
    <style:style style:name="T1448" style:parent-style-name="Domyślnaczcionkaakapitu" style:family="text">
      <style:text-properties fo:background-color="#80FFFF"/>
    </style:style>
    <style:style style:name="P1449" style:parent-style-name="Normalny" style:family="paragraph">
      <style:paragraph-properties style:contextual-spacing="true" fo:text-align="justify" fo:line-height="150%" fo:text-indent="0.2479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P1465" style:parent-style-name="Normalny" style:family="paragraph">
      <style:paragraph-properties style:contextual-spacing="true" fo:text-align="justify" fo:line-height="150%" fo:text-indent="0.2479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style:contextual-spacing="true"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P1476" style:parent-style-name="Normalny" style:family="paragraph">
      <style:paragraph-properties style:contextual-spacing="true" fo:text-align="justify" fo:line-height="150%" fo:text-indent="0.2479in"/>
    </style:style>
    <style:style style:name="T1477" style:parent-style-name="Domyślnaczcionkaakapitu" style:family="text">
      <style:text-properties fo:background-color="#80FFFF"/>
    </style:style>
    <style:style style:name="P1478" style:parent-style-name="Normalny" style:family="paragraph">
      <style:paragraph-properties style:contextual-spacing="true" fo:text-align="justify" fo:line-height="150%" fo:text-indent="0.2479in"/>
    </style:style>
    <style:style style:name="P1479" style:parent-style-name="Normalny" style:family="paragraph">
      <style:paragraph-properties style:contextual-spacing="true" fo:text-align="justify" fo:line-height="150%" fo:text-indent="0.2479in"/>
    </style:style>
    <style:style style:name="P1480" style:parent-style-name="Normalny" style:family="paragraph">
      <style:paragraph-properties style:contextual-spacing="true"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fo:background-color="#80FFFF" style:text-underline-type="single" style:text-underline-style="solid" style:text-underline-width="auto" style:text-underline-mode="continuous"/>
    </style:style>
    <style:style style:name="T1485" style:parent-style-name="Domyślnaczcionkaakapitu" style:family="text">
      <style:text-properties style:text-underline-type="single" style:text-underline-style="solid" style:text-underline-width="auto" style:text-underline-mode="continuous"/>
    </style:style>
    <style:style style:name="T1486" style:parent-style-name="Domyślnaczcionkaakapitu" style:family="text">
      <style:text-properties fo:background-color="#80FFFF" style:text-underline-type="single" style:text-underline-style="solid" style:text-underline-width="auto" style:text-underline-mode="continuous"/>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fo:background-color="#80FFFF" style:text-underline-type="single" style:text-underline-style="solid" style:text-underline-width="auto" style:text-underline-mode="continuous"/>
    </style:style>
    <style:style style:name="T1489" style:parent-style-name="Domyślnaczcionkaakapitu" style:family="text">
      <style:text-properties style:text-underline-type="single" style:text-underline-style="solid" style:text-underline-width="auto" style:text-underline-mode="continuous"/>
    </style:style>
    <style:style style:name="T1490" style:parent-style-name="Domyślnaczcionkaakapitu" style:family="text">
      <style:text-properties fo:background-color="#80FFFF" style:text-underline-type="single" style:text-underline-style="solid" style:text-underline-width="auto" style:text-underline-mode="continuous"/>
    </style:style>
    <style:style style:name="T1491" style:parent-style-name="Domyślnaczcionkaakapitu" style:family="text">
      <style:text-properties fo:background-color="#80FFFF"/>
    </style:style>
    <style:style style:name="P1492" style:parent-style-name="Normalny" style:family="paragraph">
      <style:paragraph-properties style:contextual-spacing="true" fo:text-align="justify" fo:line-height="150%" fo:text-indent="0.2479in"/>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P1504" style:parent-style-name="Normalny" style:family="paragraph">
      <style:paragraph-properties style:contextual-spacing="true" fo:text-align="justify" fo:line-height="150%" fo:text-indent="0.2479in"/>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style:contextual-spacing="true"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style:contextual-spacing="true" fo:text-align="justify" fo:line-height="150%"/>
    </style:style>
    <style:style style:name="P1519" style:parent-style-name="Normalny" style:family="paragraph">
      <style:paragraph-properties style:contextual-spacing="true" fo:text-align="justify" fo:line-height="150%" fo:text-indent="0.2479in"/>
    </style:style>
    <style:style style:name="P1520" style:parent-style-name="Normalny" style:family="paragraph">
      <style:paragraph-properties style:contextual-spacing="true" fo:text-align="justify" fo:line-height="150%" fo:text-indent="0.2479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style:contextual-spacing="true" fo:text-align="justify" fo:line-height="150%" fo:text-indent="0.2479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style:contextual-spacing="true"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style:contextual-spacing="true"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P1550" style:parent-style-name="Normalny" style:family="paragraph">
      <style:paragraph-properties style:contextual-spacing="true" fo:text-align="justify" fo:line-height="150%" fo:text-indent="0.2479in"/>
    </style:style>
    <style:style style:name="T1551" style:parent-style-name="Domyślnaczcionkaakapitu" style:family="text">
      <style:text-properties fo:background-color="#80FFFF"/>
    </style:style>
    <style:style style:name="P1552" style:parent-style-name="Normalny" style:family="paragraph">
      <style:paragraph-properties style:contextual-spacing="true" fo:text-align="justify" fo:line-height="150%" fo:text-indent="0.2479in"/>
    </style:style>
    <style:style style:name="T1553" style:parent-style-name="Domyślnaczcionkaakapitu" style:family="text">
      <style:text-properties fo:background-color="#80FFFF"/>
    </style:style>
    <style:style style:name="P1554" style:parent-style-name="Normalny" style:family="paragraph">
      <style:paragraph-properties style:contextual-spacing="true" fo:text-align="justify" fo:line-height="150%"/>
    </style:style>
    <style:style style:name="T1555" style:parent-style-name="Domyślnaczcionkaakapitu" style:family="text">
      <style:text-properties style:text-underline-type="single" style:text-underline-style="solid" style:text-underline-width="auto" style:text-underline-mode="continuous"/>
    </style:style>
    <style:style style:name="T1556" style:parent-style-name="Domyślnaczcionkaakapitu" style:family="text">
      <style:text-properties fo:background-color="#80FFFF" style:text-underline-type="single" style:text-underline-style="solid" style:text-underline-width="auto" style:text-underline-mode="continuous"/>
    </style:style>
    <style:style style:name="T1557" style:parent-style-name="Domyślnaczcionkaakapitu" style:family="text">
      <style:text-properties style:text-underline-type="single" style:text-underline-style="solid" style:text-underline-width="auto" style:text-underline-mode="continuous"/>
    </style:style>
    <style:style style:name="P1558" style:parent-style-name="Normalny" style:family="paragraph">
      <style:paragraph-properties style:contextual-spacing="true"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style:contextual-spacing="true" fo:text-align="justify" fo:line-height="150%"/>
    </style:style>
    <style:style style:name="T1562" style:parent-style-name="Domyślnaczcionkaakapitu" style:family="text">
      <style:text-properties fo:background-color="#80FFFF" style:text-underline-type="single" style:text-underline-style="solid" style:text-underline-width="auto" style:text-underline-mode="continuous"/>
    </style:style>
    <style:style style:name="T1563" style:parent-style-name="Domyślnaczcionkaakapitu" style:family="text">
      <style:text-properties style:text-underline-type="single" style:text-underline-style="solid" style:text-underline-width="auto" style:text-underline-mode="continuous"/>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P1567" style:parent-style-name="Normalny" style:family="paragraph">
      <style:paragraph-properties style:contextual-spacing="true" fo:text-align="justify" fo:line-height="150%" fo:text-indent="0.2479in"/>
    </style:style>
    <style:style style:name="T1568" style:parent-style-name="Domyślnaczcionkaakapitu" style:family="text">
      <style:text-properties fo:background-color="#80FFFF"/>
    </style:style>
    <style:style style:name="P1569" style:parent-style-name="Normalny" style:family="paragraph">
      <style:paragraph-properties style:contextual-spacing="true" fo:text-align="justify" fo:line-height="150%"/>
    </style:style>
    <style:style style:name="P1570" style:parent-style-name="Normalny" style:family="paragraph">
      <style:paragraph-properties style:contextual-spacing="true" fo:text-align="justify" fo:line-height="150%"/>
    </style:style>
    <style:style style:name="P1571" style:parent-style-name="Normalny" style:family="paragraph">
      <style:paragraph-properties style:contextual-spacing="true" fo:text-align="justify" fo:line-height="150%"/>
    </style:style>
    <style:style style:name="P1572" style:parent-style-name="Normalny" style:family="paragraph">
      <style:paragraph-properties style:contextual-spacing="true" fo:text-align="justify" fo:line-height="150%"/>
    </style:style>
    <style:style style:name="P1573" style:parent-style-name="Normalny" style:family="paragraph">
      <style:paragraph-properties style:contextual-spacing="true" fo:text-align="justify" fo:line-height="150%"/>
    </style:style>
    <style:style style:name="P1574" style:parent-style-name="Normalny" style:family="paragraph">
      <style:paragraph-properties style:contextual-spacing="true" fo:text-align="justify" fo:line-height="150%"/>
    </style:style>
    <style:style style:name="T1575" style:parent-style-name="Domyślnaczcionkaakapitu" style:family="text">
      <style:text-properties style:text-underline-type="single" style:text-underline-style="solid" style:text-underline-width="auto" style:text-underline-mode="continuous"/>
    </style:style>
    <style:style style:name="T1576" style:parent-style-name="Domyślnaczcionkaakapitu" style:family="text">
      <style:text-properties fo:background-color="#80FFFF" style:text-underline-type="single" style:text-underline-style="solid" style:text-underline-width="auto" style:text-underline-mode="continuous"/>
    </style:style>
    <style:style style:name="T1577" style:parent-style-name="Domyślnaczcionkaakapitu" style:family="text">
      <style:text-properties style:text-underline-type="single" style:text-underline-style="solid" style:text-underline-width="auto" style:text-underline-mode="continuous"/>
    </style:style>
    <style:style style:name="T1578" style:parent-style-name="Domyślnaczcionkaakapitu" style:family="text">
      <style:text-properties fo:background-color="#80FFFF" style:text-underline-type="single" style:text-underline-style="solid" style:text-underline-width="auto" style:text-underline-mode="continuous"/>
    </style:style>
    <style:style style:name="T1579" style:parent-style-name="Domyślnaczcionkaakapitu" style:family="text">
      <style:text-properties style:text-underline-type="single" style:text-underline-style="solid" style:text-underline-width="auto" style:text-underline-mode="continuous"/>
    </style:style>
    <style:style style:name="T1580" style:parent-style-name="Domyślnaczcionkaakapitu" style:family="text">
      <style:text-properties fo:background-color="#80FFFF" style:text-underline-type="single" style:text-underline-style="solid" style:text-underline-width="auto" style:text-underline-mode="continuous"/>
    </style:style>
    <style:style style:name="T1581" style:parent-style-name="Domyślnaczcionkaakapitu" style:family="text">
      <style:text-properties style:text-underline-type="single" style:text-underline-style="solid" style:text-underline-width="auto" style:text-underline-mode="continuous"/>
    </style:style>
    <style:style style:name="T1582" style:parent-style-name="Domyślnaczcionkaakapitu" style:family="text">
      <style:text-properties fo:background-color="#80FFFF" style:text-underline-type="single" style:text-underline-style="solid" style:text-underline-width="auto" style:text-underline-mode="continuous"/>
    </style:style>
    <style:style style:name="T1583" style:parent-style-name="Domyślnaczcionkaakapitu" style:family="text">
      <style:text-properties fo:background-color="#80FFFF"/>
    </style:style>
    <style:style style:name="P1584" style:parent-style-name="Normalny" style:family="paragraph">
      <style:paragraph-properties style:contextual-spacing="true" fo:text-align="justify" fo:line-height="150%" fo:text-indent="0.2479in"/>
    </style:style>
    <style:style style:name="T1585" style:parent-style-name="Domyślnaczcionkaakapitu" style:family="text">
      <style:text-properties fo:background-color="#80FFFF"/>
    </style:style>
    <style:style style:name="P1586" style:parent-style-name="Normalny" style:family="paragraph">
      <style:paragraph-properties style:contextual-spacing="true" fo:text-align="justify" fo:line-height="150%"/>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style:text-underline-type="single" style:text-underline-style="solid" style:text-underline-width="auto" style:text-underline-mode="continuous"/>
    </style:style>
    <style:style style:name="T1590" style:parent-style-name="Domyślnaczcionkaakapitu" style:family="text">
      <style:text-properties fo:background-color="#80FFFF" style:text-underline-type="single" style:text-underline-style="solid" style:text-underline-width="auto" style:text-underline-mode="continuous"/>
    </style:style>
    <style:style style:name="T1591" style:parent-style-name="Domyślnaczcionkaakapitu" style:family="text">
      <style:text-properties style:text-underline-type="single" style:text-underline-style="solid" style:text-underline-width="auto" style:text-underline-mode="continuous"/>
    </style:style>
    <style:style style:name="P1592" style:parent-style-name="Normalny" style:family="paragraph">
      <style:paragraph-properties style:contextual-spacing="true" fo:text-align="justify" fo:line-height="150%" fo:text-indent="0.2479in"/>
    </style:style>
    <style:style style:name="T1593" style:parent-style-name="Domyślnaczcionkaakapitu" style:family="text">
      <style:text-properties fo:background-color="#80FFFF"/>
    </style:style>
    <style:style style:name="P1594" style:parent-style-name="Normalny" style:family="paragraph">
      <style:paragraph-properties style:contextual-spacing="true" fo:text-align="justify" fo:line-height="150%" fo:text-indent="0.2479in"/>
    </style:style>
    <style:style style:name="T1595" style:parent-style-name="Domyślnaczcionkaakapitu" style:family="text">
      <style:text-properties fo:background-color="#80FFFF"/>
    </style:style>
    <style:style style:name="P1596" style:parent-style-name="Normalny" style:family="paragraph">
      <style:paragraph-properties style:contextual-spacing="true" fo:text-align="justify" fo:line-height="150%" fo:text-indent="0.2479in"/>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P1599" style:parent-style-name="Normalny" style:family="paragraph">
      <style:paragraph-properties style:contextual-spacing="true" fo:text-align="justify" fo:line-height="150%" fo:text-indent="0.2479in"/>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P1604" style:parent-style-name="Normalny" style:family="paragraph">
      <style:paragraph-properties style:contextual-spacing="true" fo:text-align="justify" fo:line-height="150%" fo:text-indent="0.2479in"/>
    </style:style>
    <style:style style:name="P1605" style:parent-style-name="Normalny" style:family="paragraph">
      <style:paragraph-properties style:contextual-spacing="true" fo:text-align="justify" fo:line-height="150%" fo:text-indent="0.2479in"/>
    </style:style>
    <style:style style:name="T1606" style:parent-style-name="Domyślnaczcionkaakapitu" style:family="text">
      <style:text-properties fo:background-color="#80FFFF"/>
    </style:style>
    <style:style style:name="P1607" style:parent-style-name="Normalny" style:family="paragraph">
      <style:paragraph-properties style:contextual-spacing="true" fo:text-align="justify" fo:line-height="150%"/>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P1610" style:parent-style-name="Normalny" style:family="paragraph">
      <style:paragraph-properties style:contextual-spacing="true" fo:text-align="justify" fo:line-height="150%"/>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P1613" style:parent-style-name="Normalny" style:family="paragraph">
      <style:paragraph-properties style:contextual-spacing="true" fo:text-align="justify" fo:line-height="150%"/>
    </style:style>
    <style:style style:name="P1614" style:parent-style-name="Normalny" style:family="paragraph">
      <style:paragraph-properties style:contextual-spacing="true" fo:text-align="justify" fo:line-height="150%"/>
    </style:style>
    <style:style style:name="P1615" style:parent-style-name="Normalny" style:family="paragraph">
      <style:paragraph-properties style:contextual-spacing="true" fo:text-align="justify" fo:line-height="150%"/>
    </style:style>
    <style:style style:name="P1616" style:parent-style-name="Normalny" style:family="paragraph">
      <style:paragraph-properties style:contextual-spacing="true" fo:text-align="justify" fo:line-height="150%"/>
    </style:style>
    <style:style style:name="P1617" style:parent-style-name="Normalny" style:family="paragraph">
      <style:paragraph-properties style:contextual-spacing="true" fo:text-align="justify" fo:line-height="150%" fo:text-indent="0.2479in"/>
    </style:style>
    <style:style style:name="T1618" style:parent-style-name="Domyślnaczcionkaakapitu" style:family="text">
      <style:text-properties fo:background-color="#80FFFF"/>
    </style:style>
    <style:style style:name="P1619" style:parent-style-name="Normalny" style:family="paragraph">
      <style:paragraph-properties style:contextual-spacing="true" fo:text-align="justify" fo:line-height="150%"/>
    </style:style>
    <style:style style:name="P1620" style:parent-style-name="Normalny" style:family="paragraph">
      <style:paragraph-properties style:contextual-spacing="true" fo:text-align="justify" fo:line-height="150%" fo:text-indent="0.2479in"/>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style:contextual-spacing="true" fo:text-align="justify" fo:line-height="150%" fo:text-indent="0.2479in"/>
    </style:style>
    <style:style style:name="T1625" style:parent-style-name="Domyślnaczcionkaakapitu" style:family="text">
      <style:text-properties fo:background-color="#80FFFF"/>
    </style:style>
    <style:style style:name="P1626" style:parent-style-name="Normalny" style:family="paragraph">
      <style:paragraph-properties style:contextual-spacing="true" fo:text-align="justify" fo:line-height="150%" fo:text-indent="0.2479in"/>
    </style:style>
    <style:style style:name="T1627" style:parent-style-name="Domyślnaczcionkaakapitu" style:family="text">
      <style:text-properties fo:background-color="#80FFFF"/>
    </style:style>
    <style:style style:name="P1628" style:parent-style-name="Normalny" style:family="paragraph">
      <style:paragraph-properties style:contextual-spacing="true" fo:text-align="justify" fo:line-height="150%" fo:text-indent="0.2479in"/>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P1634" style:parent-style-name="Normalny" style:family="paragraph">
      <style:paragraph-properties style:contextual-spacing="true" fo:text-align="justify" fo:line-height="150%" fo:text-indent="0.2479in"/>
    </style:style>
    <style:style style:name="T1635" style:parent-style-name="Domyślnaczcionkaakapitu" style:family="text">
      <style:text-properties fo:background-color="#80FFFF"/>
    </style:style>
    <style:style style:name="P1636" style:parent-style-name="Normalny" style:family="paragraph">
      <style:paragraph-properties style:contextual-spacing="true"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P1641" style:parent-style-name="Normalny" style:family="paragraph">
      <style:paragraph-properties style:contextual-spacing="true" fo:text-align="justify" fo:line-height="150%"/>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P1646" style:parent-style-name="Normalny" style:family="paragraph">
      <style:paragraph-properties style:contextual-spacing="true" fo:text-align="justify" fo:line-height="150%" fo:text-indent="0.2479in"/>
    </style:style>
    <style:style style:name="P1647" style:parent-style-name="Normalny" style:family="paragraph">
      <style:paragraph-properties style:contextual-spacing="true" fo:text-align="justify" fo:line-height="150%"/>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style:contextual-spacing="true"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style:contextual-spacing="true" fo:text-align="justify" fo:line-height="150%" fo:text-indent="0.2479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P1663" style:parent-style-name="Normalny" style:family="paragraph">
      <style:paragraph-properties style:contextual-spacing="true" fo:text-align="justify" fo:line-height="150%" fo:text-indent="0.2479in"/>
    </style:style>
    <style:style style:name="T1664" style:parent-style-name="Domyślnaczcionkaakapitu" style:family="text">
      <style:text-properties fo:background-color="#80FFFF"/>
    </style:style>
    <style:style style:name="P1665" style:parent-style-name="Normalny" style:family="paragraph">
      <style:paragraph-properties style:contextual-spacing="true" fo:text-align="justify" fo:line-height="150%"/>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P1668" style:parent-style-name="Normalny" style:family="paragraph">
      <style:paragraph-properties style:contextual-spacing="true" fo:text-align="justify" fo:line-height="150%" fo:text-indent="0.2479in"/>
    </style:style>
    <style:style style:name="T1669" style:parent-style-name="Domyślnaczcionkaakapitu" style:family="text">
      <style:text-properties fo:background-color="#80FFFF"/>
    </style:style>
    <style:style style:name="P1670" style:parent-style-name="Normalny" style:family="paragraph">
      <style:paragraph-properties style:contextual-spacing="true" fo:text-align="justify" fo:line-height="150%" fo:text-indent="0.2479in"/>
    </style:style>
    <style:style style:name="T1671" style:parent-style-name="Domyślnaczcionkaakapitu" style:family="text">
      <style:text-properties fo:background-color="#80FFFF"/>
    </style:style>
    <style:style style:name="P1672" style:parent-style-name="Normalny" style:family="paragraph">
      <style:paragraph-properties style:contextual-spacing="true" fo:text-align="justify" fo:line-height="150%" fo:text-indent="0.2479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style:contextual-spacing="true" fo:text-align="justify" fo:line-height="150%" fo:text-indent="0.2479in"/>
    </style:style>
    <style:style style:name="P1677" style:parent-style-name="Normalny" style:family="paragraph">
      <style:paragraph-properties style:contextual-spacing="true" fo:text-align="justify" fo:line-height="150%" fo:text-indent="0.2479in"/>
    </style:style>
    <style:style style:name="P1678" style:parent-style-name="Normalny" style:family="paragraph">
      <style:paragraph-properties style:contextual-spacing="true" fo:text-align="justify" fo:line-height="150%" fo:text-indent="0.2479in"/>
    </style:style>
    <style:style style:name="P1679" style:parent-style-name="Normalny" style:family="paragraph">
      <style:paragraph-properties style:contextual-spacing="true" fo:text-align="justify" fo:line-height="150%"/>
    </style:style>
    <style:style style:name="T1680" style:parent-style-name="Domyślnaczcionkaakapitu" style:family="text">
      <style:text-properties style:text-underline-type="single" style:text-underline-style="solid" style:text-underline-width="auto" style:text-underline-mode="continuous"/>
    </style:style>
    <style:style style:name="T1681" style:parent-style-name="Domyślnaczcionkaakapitu" style:family="text">
      <style:text-properties fo:background-color="#80FFFF"/>
    </style:style>
    <style:style style:name="P1682" style:parent-style-name="Normalny" style:family="paragraph">
      <style:paragraph-properties style:contextual-spacing="true" fo:text-align="justify" fo:line-height="150%" fo:text-indent="0.2479in"/>
    </style:style>
    <style:style style:name="T1683" style:parent-style-name="Domyślnaczcionkaakapitu" style:family="text">
      <style:text-properties fo:background-color="#80FFFF"/>
    </style:style>
    <style:style style:name="P1684" style:parent-style-name="Normalny" style:family="paragraph">
      <style:paragraph-properties style:contextual-spacing="true" fo:text-align="justify" fo:line-height="150%"/>
    </style:style>
    <style:style style:name="T1685" style:parent-style-name="Domyślnaczcionkaakapitu" style:family="text">
      <style:text-properties style:text-underline-type="single" style:text-underline-style="solid" style:text-underline-width="auto" style:text-underline-mode="continuous"/>
    </style:style>
    <style:style style:name="T1686" style:parent-style-name="Domyślnaczcionkaakapitu" style:family="text">
      <style:text-properties fo:background-color="#80FFFF" style:text-underline-type="single" style:text-underline-style="solid" style:text-underline-width="auto" style:text-underline-mode="continuous"/>
    </style:style>
    <style:style style:name="T1687" style:parent-style-name="Domyślnaczcionkaakapitu" style:family="text">
      <style:text-properties style:text-underline-type="single" style:text-underline-style="solid" style:text-underline-width="auto" style:text-underline-mode="continuous"/>
    </style:style>
    <style:style style:name="T1688" style:parent-style-name="Domyślnaczcionkaakapitu" style:family="text">
      <style:text-properties fo:background-color="#80FFFF" style:text-underline-type="single" style:text-underline-style="solid" style:text-underline-width="auto" style:text-underline-mode="continuous"/>
    </style:style>
    <style:style style:name="T1689" style:parent-style-name="Domyślnaczcionkaakapitu" style:family="text">
      <style:text-properties fo:background-color="#80FFFF"/>
    </style:style>
    <style:style style:name="P1690" style:parent-style-name="Normalny" style:family="paragraph">
      <style:paragraph-properties style:contextual-spacing="true" fo:text-align="justify" fo:line-height="150%" fo:text-indent="0.2479in"/>
    </style:style>
    <style:style style:name="T1691" style:parent-style-name="Domyślnaczcionkaakapitu" style:family="text">
      <style:text-properties fo:background-color="#80FFFF"/>
    </style:style>
    <style:style style:name="P1692" style:parent-style-name="Normalny" style:family="paragraph">
      <style:paragraph-properties style:contextual-spacing="true" fo:text-align="justify" fo:line-height="150%">
        <style:tab-stops>
          <style:tab-stop style:type="left" style:leader-style="solid" style:leader-text="_" style:position="1.7875in"/>
        </style:tab-stops>
      </style:paragraph-properties>
    </style:style>
    <style:style style:name="T1693" style:parent-style-name="Domyślnaczcionkaakapitu" style:family="text">
      <style:text-properties style:text-underline-type="single" style:text-underline-style="solid" style:text-underline-width="auto" style:text-underline-mode="continuous"/>
    </style:style>
    <style:style style:name="T1694" style:parent-style-name="Domyślnaczcionkaakapitu" style:family="text">
      <style:text-properties fo:background-color="#80FFFF"/>
    </style:style>
    <style:style style:name="P1695" style:parent-style-name="Normalny" style:family="paragraph">
      <style:paragraph-properties style:contextual-spacing="true" fo:text-align="justify" fo:line-height="150%" fo:text-indent="0.2479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style:contextual-spacing="true" fo:text-align="justify" fo:line-height="150%"/>
    </style:style>
    <style:style style:name="T1699" style:parent-style-name="Domyślnaczcionkaakapitu" style:family="text">
      <style:text-properties style:text-underline-type="single" style:text-underline-style="solid" style:text-underline-width="auto" style:text-underline-mode="continuous"/>
    </style:style>
    <style:style style:name="T1700" style:parent-style-name="Domyślnaczcionkaakapitu" style:family="text">
      <style:text-properties fo:background-color="#80FFFF" style:text-underline-type="single" style:text-underline-style="solid" style:text-underline-width="auto" style:text-underline-mode="continuous"/>
    </style:style>
    <style:style style:name="T1701" style:parent-style-name="Domyślnaczcionkaakapitu" style:family="text">
      <style:text-properties style:text-underline-type="single" style:text-underline-style="solid" style:text-underline-width="auto" style:text-underline-mode="continuous"/>
    </style:style>
    <style:style style:name="T1702" style:parent-style-name="Domyślnaczcionkaakapitu" style:family="text">
      <style:text-properties fo:background-color="#80FFFF" style:text-underline-type="single" style:text-underline-style="solid" style:text-underline-width="auto" style:text-underline-mode="continuous"/>
    </style:style>
    <style:style style:name="T1703" style:parent-style-name="Domyślnaczcionkaakapitu" style:family="text">
      <style:text-properties style:text-underline-type="single" style:text-underline-style="solid" style:text-underline-width="auto" style:text-underline-mode="continuous"/>
    </style:style>
    <style:style style:name="P1704" style:parent-style-name="Normalny" style:family="paragraph">
      <style:paragraph-properties style:contextual-spacing="true" fo:text-align="justify" fo:line-height="150%" fo:text-indent="0.2479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style:contextual-spacing="true" fo:text-align="justify" fo:line-height="150%" fo:text-indent="0.2479in"/>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P1712" style:parent-style-name="Normalny" style:family="paragraph">
      <style:paragraph-properties style:contextual-spacing="true" fo:text-align="justify" fo:line-height="150%" fo:text-indent="0.2479in"/>
    </style:style>
    <style:style style:name="T1713" style:parent-style-name="Domyślnaczcionkaakapitu" style:family="text">
      <style:text-properties fo:background-color="#80FFFF"/>
    </style:style>
    <style:style style:name="P1714" style:parent-style-name="Normalny" style:family="paragraph">
      <style:paragraph-properties style:contextual-spacing="true" fo:text-align="justify" fo:line-height="150%" fo:text-indent="0.2479in"/>
    </style:style>
    <style:style style:name="T1715" style:parent-style-name="Domyślnaczcionkaakapitu" style:family="text">
      <style:text-properties fo:background-color="#80FFFF"/>
    </style:style>
    <style:style style:name="P1716" style:parent-style-name="Normalny" style:family="paragraph">
      <style:paragraph-properties style:contextual-spacing="true" fo:text-align="justify" fo:line-height="150%" fo:text-indent="0.2479in"/>
    </style:style>
    <style:style style:name="P1717" style:parent-style-name="Normalny" style:family="paragraph">
      <style:paragraph-properties style:contextual-spacing="true" fo:text-align="justify" fo:line-height="150%"/>
    </style:style>
    <style:style style:name="T1718" style:parent-style-name="Domyślnaczcionkaakapitu" style:family="text">
      <style:text-properties style:text-underline-type="single" style:text-underline-style="solid" style:text-underline-width="auto" style:text-underline-mode="continuous"/>
    </style:style>
    <style:style style:name="T1719" style:parent-style-name="Domyślnaczcionkaakapitu" style:family="text">
      <style:text-properties fo:background-color="#80FFFF"/>
    </style:style>
    <style:style style:name="P1720" style:parent-style-name="Normalny" style:family="paragraph">
      <style:paragraph-properties style:contextual-spacing="true" fo:text-align="justify" fo:line-height="150%"/>
    </style:style>
    <style:style style:name="P1721" style:parent-style-name="Normalny" style:family="paragraph">
      <style:paragraph-properties style:contextual-spacing="true"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P1723" style:parent-style-name="Normalny" style:family="paragraph">
      <style:paragraph-properties style:contextual-spacing="true" fo:text-align="justify" fo:line-height="150%" fo:text-indent="0.2479in"/>
    </style:style>
    <style:style style:name="T1724" style:parent-style-name="Domyślnaczcionkaakapitu" style:family="text">
      <style:text-properties fo:background-color="#80FFFF"/>
    </style:style>
    <style:style style:name="P1725" style:parent-style-name="Normalny" style:family="paragraph">
      <style:paragraph-properties style:contextual-spacing="true" fo:text-align="justify" fo:line-height="150%"/>
    </style:style>
    <style:style style:name="T1726" style:parent-style-name="Domyślnaczcionkaakapitu" style:family="text">
      <style:text-properties style:text-underline-type="single" style:text-underline-style="solid" style:text-underline-width="auto" style:text-underline-mode="continuous"/>
    </style:style>
    <style:style style:name="T1727" style:parent-style-name="Domyślnaczcionkaakapitu" style:family="text">
      <style:text-properties fo:background-color="#80FFFF"/>
    </style:style>
    <style:style style:name="P1728" style:parent-style-name="Normalny" style:family="paragraph">
      <style:paragraph-properties style:contextual-spacing="true" fo:text-align="justify" fo:line-height="150%" fo:text-indent="0.2479in"/>
    </style:style>
    <style:style style:name="T1729" style:parent-style-name="Domyślnaczcionkaakapitu" style:family="text">
      <style:text-properties fo:background-color="#80FFFF"/>
    </style:style>
    <style:style style:name="P1730" style:parent-style-name="Normalny" style:family="paragraph">
      <style:paragraph-properties style:contextual-spacing="true" fo:text-align="justify" fo:line-height="150%"/>
    </style:style>
    <style:style style:name="T1731" style:parent-style-name="Domyślnaczcionkaakapitu" style:family="text">
      <style:text-properties fo:background-color="#80FFFF"/>
    </style:style>
    <style:style style:name="P1732" style:parent-style-name="Normalny" style:family="paragraph">
      <style:paragraph-properties style:contextual-spacing="true" fo:text-align="justify" fo:line-height="150%"/>
    </style:style>
    <style:style style:name="T1733" style:parent-style-name="Domyślnaczcionkaakapitu" style:family="text">
      <style:text-properties style:text-underline-type="single" style:text-underline-style="solid" style:text-underline-width="auto" style:text-underline-mode="continuous"/>
    </style:style>
    <style:style style:name="P1734" style:parent-style-name="Normalny" style:family="paragraph">
      <style:paragraph-properties style:contextual-spacing="true" fo:text-align="justify" fo:line-height="150%" fo:text-indent="0.2479in"/>
    </style:style>
    <style:style style:name="T1735" style:parent-style-name="Domyślnaczcionkaakapitu" style:family="text">
      <style:text-properties fo:background-color="#80FFFF"/>
    </style:style>
    <style:style style:name="P1736" style:parent-style-name="Normalny" style:family="paragraph">
      <style:paragraph-properties style:contextual-spacing="true" fo:text-align="justify" fo:line-height="150%" fo:text-indent="0.2479in"/>
    </style:style>
    <style:style style:name="T1737" style:parent-style-name="Domyślnaczcionkaakapitu" style:family="text">
      <style:text-properties fo:background-color="#80FFFF"/>
    </style:style>
    <style:style style:name="P1738" style:parent-style-name="Normalny" style:family="paragraph">
      <style:paragraph-properties style:contextual-spacing="true" fo:text-align="justify" fo:line-height="150%"/>
    </style:style>
    <style:style style:name="T1739" style:parent-style-name="Domyślnaczcionkaakapitu" style:family="text">
      <style:text-properties style:text-underline-type="single" style:text-underline-style="solid" style:text-underline-width="auto" style:text-underline-mode="continuous"/>
    </style:style>
    <style:style style:name="T1740" style:parent-style-name="Domyślnaczcionkaakapitu" style:family="text">
      <style:text-properties fo:background-color="#80FFFF"/>
    </style:style>
    <style:style style:name="P1741" style:parent-style-name="Normalny" style:family="paragraph">
      <style:paragraph-properties style:contextual-spacing="true" fo:text-align="justify" fo:line-height="150%" fo:text-indent="0.2479in"/>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P1745" style:parent-style-name="Normalny" style:family="paragraph">
      <style:paragraph-properties style:contextual-spacing="true" fo:text-align="justify" fo:line-height="150%"/>
    </style:style>
    <style:style style:name="T1746" style:parent-style-name="Domyślnaczcionkaakapitu" style:family="text">
      <style:text-properties fo:background-color="#80FFFF"/>
    </style:style>
    <style:style style:name="P1747" style:parent-style-name="Normalny" style:family="paragraph">
      <style:paragraph-properties style:contextual-spacing="true" fo:text-align="justify" fo:line-height="150%"/>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style>
    <style:style style:name="P1750" style:parent-style-name="Normalny" style:family="paragraph">
      <style:paragraph-properties style:contextual-spacing="true" fo:text-align="justify" fo:line-height="150%" fo:text-indent="0.2479in"/>
    </style:style>
    <style:style style:name="P1751" style:parent-style-name="Normalny" style:family="paragraph">
      <style:paragraph-properties style:contextual-spacing="true" fo:text-align="justify" fo:line-height="150%"/>
    </style:style>
    <style:style style:name="T1752" style:parent-style-name="Domyślnaczcionkaakapitu" style:family="text">
      <style:text-properties style:text-underline-type="single" style:text-underline-style="solid" style:text-underline-width="auto" style:text-underline-mode="continuous"/>
    </style:style>
    <style:style style:name="P1753" style:parent-style-name="Normalny" style:family="paragraph">
      <style:paragraph-properties style:contextual-spacing="true" fo:text-align="justify" fo:line-height="150%" fo:text-indent="0.2479in">
        <style:tab-stops>
          <style:tab-stop style:type="left" style:leader-style="solid" style:leader-text="_" style:position="5.0972in"/>
        </style:tab-stops>
      </style:paragraph-properties>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P1758" style:parent-style-name="Normalny" style:family="paragraph">
      <style:paragraph-properties style:contextual-spacing="true" fo:text-align="justify" fo:line-height="150%">
        <style:tab-stops>
          <style:tab-stop style:type="left" style:leader-style="solid" style:leader-text="_" style:position="5.0972in"/>
        </style:tab-stops>
      </style:paragraph-properties>
    </style:style>
    <style:style style:name="T1759" style:parent-style-name="Domyślnaczcionkaakapitu" style:family="text">
      <style:text-properties style:text-underline-type="single" style:text-underline-style="solid" style:text-underline-width="auto" style:text-underline-mode="continuous"/>
    </style:style>
    <style:style style:name="T1760" style:parent-style-name="Domyślnaczcionkaakapitu" style:family="text">
      <style:text-properties fo:background-color="#80FFFF"/>
    </style:style>
    <style:style style:name="P1761" style:parent-style-name="Normalny" style:family="paragraph">
      <style:paragraph-properties style:contextual-spacing="true" fo:text-align="justify" fo:line-height="150%" fo:text-indent="0.2479in">
        <style:tab-stops>
          <style:tab-stop style:type="left" style:leader-style="solid" style:leader-text="_" style:position="5.0972in"/>
        </style:tab-stops>
      </style:paragraph-properties>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style:contextual-spacing="true" fo:text-align="justify" fo:line-height="150%">
        <style:tab-stops>
          <style:tab-stop style:type="left" style:leader-style="solid" style:leader-text="_" style:position="5.0972in"/>
        </style:tab-stops>
      </style:paragraph-properties>
    </style:style>
    <style:style style:name="T1766" style:parent-style-name="Domyślnaczcionkaakapitu" style:family="text">
      <style:text-properties style:text-underline-type="single" style:text-underline-style="solid" style:text-underline-width="auto" style:text-underline-mode="continuous"/>
    </style:style>
    <style:style style:name="P1767" style:parent-style-name="Normalny" style:family="paragraph">
      <style:paragraph-properties style:contextual-spacing="true"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style:contextual-spacing="true" fo:text-align="justify" fo:line-height="150%"/>
    </style:style>
    <style:style style:name="T1773" style:parent-style-name="Domyślnaczcionkaakapitu" style:family="text">
      <style:text-properties style:text-underline-type="single" style:text-underline-style="solid" style:text-underline-width="auto" style:text-underline-mode="continuous"/>
    </style:style>
    <style:style style:name="T1774" style:parent-style-name="Domyślnaczcionkaakapitu" style:family="text">
      <style:text-properties fo:background-color="#80FFFF"/>
    </style:style>
    <style:style style:name="P1775" style:parent-style-name="Normalny" style:family="paragraph">
      <style:paragraph-properties style:contextual-spacing="true" fo:text-align="justify" fo:line-height="150%"/>
    </style:style>
    <style:style style:name="P1776" style:parent-style-name="Normalny" style:family="paragraph">
      <style:paragraph-properties style:contextual-spacing="true" fo:text-align="justify" fo:line-height="150%"/>
    </style:style>
    <style:style style:name="T1777" style:parent-style-name="Domyślnaczcionkaakapitu" style:family="text">
      <style:text-properties style:text-underline-type="single" style:text-underline-style="solid" style:text-underline-width="auto" style:text-underline-mode="continuous"/>
    </style:style>
    <style:style style:name="T1778" style:parent-style-name="Domyślnaczcionkaakapitu" style:family="text">
      <style:text-properties fo:background-color="#80FFFF" style:text-underline-type="single" style:text-underline-style="solid" style:text-underline-width="auto" style:text-underline-mode="continuous"/>
    </style:style>
    <style:style style:name="T1779" style:parent-style-name="Domyślnaczcionkaakapitu" style:family="text">
      <style:text-properties style:text-underline-type="single" style:text-underline-style="solid" style:text-underline-width="auto" style:text-underline-mode="continuous"/>
    </style:style>
    <style:style style:name="T1780" style:parent-style-name="Domyślnaczcionkaakapitu" style:family="text">
      <style:text-properties fo:background-color="#80FFFF" style:text-underline-type="single" style:text-underline-style="solid" style:text-underline-width="auto" style:text-underline-mode="continuous"/>
    </style:style>
    <style:style style:name="P1781" style:parent-style-name="Normalny" style:family="paragraph">
      <style:paragraph-properties style:contextual-spacing="true" fo:text-align="justify" fo:line-height="150%" fo:text-indent="0.2479in"/>
    </style:style>
    <style:style style:name="P1782" style:parent-style-name="Normalny" style:family="paragraph">
      <style:paragraph-properties style:contextual-spacing="true" fo:text-align="justify" fo:line-height="150%"/>
    </style:style>
    <style:style style:name="T1783" style:parent-style-name="Domyślnaczcionkaakapitu" style:family="text">
      <style:text-properties fo:background-color="#80FFFF"/>
    </style:style>
    <style:style style:name="P1784" style:parent-style-name="Normalny" style:family="paragraph">
      <style:paragraph-properties style:contextual-spacing="true" fo:text-align="justify" fo:line-height="150%" fo:text-indent="0.2479in"/>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P1787" style:parent-style-name="Normalny" style:family="paragraph">
      <style:paragraph-properties style:contextual-spacing="true" fo:text-align="justify" fo:line-height="150%"/>
    </style:style>
    <style:style style:name="T1788" style:parent-style-name="Domyślnaczcionkaakapitu" style:family="text">
      <style:text-properties style:text-underline-type="single" style:text-underline-style="solid" style:text-underline-width="auto" style:text-underline-mode="continuous"/>
    </style:style>
    <style:style style:name="T1789" style:parent-style-name="Domyślnaczcionkaakapitu" style:family="text">
      <style:text-properties fo:background-color="#80FFFF"/>
    </style:style>
    <style:style style:name="P1790" style:parent-style-name="Normalny" style:family="paragraph">
      <style:paragraph-properties style:contextual-spacing="true" fo:text-align="justify" fo:line-height="150%" fo:text-indent="0.2479in"/>
    </style:style>
    <style:style style:name="T1791" style:parent-style-name="Domyślnaczcionkaakapitu" style:family="text">
      <style:text-properties fo:background-color="#80FFFF"/>
    </style:style>
    <style:style style:name="P1792" style:parent-style-name="Normalny" style:family="paragraph">
      <style:paragraph-properties style:contextual-spacing="true" fo:text-align="justify" fo:line-height="150%"/>
    </style:style>
    <style:style style:name="T1793" style:parent-style-name="Domyślnaczcionkaakapitu" style:family="text">
      <style:text-properties style:text-underline-type="single" style:text-underline-style="solid" style:text-underline-width="auto" style:text-underline-mode="continuous"/>
    </style:style>
    <style:style style:name="T1794" style:parent-style-name="Domyślnaczcionkaakapitu" style:family="text">
      <style:text-properties fo:background-color="#80FFFF" style:text-underline-type="single" style:text-underline-style="solid" style:text-underline-width="auto" style:text-underline-mode="continuous"/>
    </style:style>
    <style:style style:name="T1795" style:parent-style-name="Domyślnaczcionkaakapitu" style:family="text">
      <style:text-properties style:text-underline-type="single" style:text-underline-style="solid" style:text-underline-width="auto" style:text-underline-mode="continuous"/>
    </style:style>
    <style:style style:name="P1796" style:parent-style-name="Normalny" style:family="paragraph">
      <style:paragraph-properties style:contextual-spacing="true" fo:text-align="justify" fo:line-height="150%" fo:text-indent="0.2479in"/>
    </style:style>
    <style:style style:name="T1797" style:parent-style-name="Domyślnaczcionkaakapitu" style:family="text">
      <style:text-properties fo:background-color="#80FFFF"/>
    </style:style>
    <style:style style:name="P1798" style:parent-style-name="Normalny" style:family="paragraph">
      <style:paragraph-properties style:contextual-spacing="true" fo:text-align="justify" fo:line-height="150%" fo:text-indent="0.2479in"/>
    </style:style>
    <style:style style:name="T1799" style:parent-style-name="Domyślnaczcionkaakapitu" style:family="text">
      <style:text-properties fo:background-color="#80FFFF"/>
    </style:style>
    <style:style style:name="P1800" style:parent-style-name="Normalny" style:family="paragraph">
      <style:paragraph-properties style:contextual-spacing="true" fo:text-align="justify" fo:line-height="150%"/>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P1803" style:parent-style-name="Normalny" style:family="paragraph">
      <style:paragraph-properties style:contextual-spacing="true" fo:text-align="justify" fo:line-height="150%"/>
    </style:style>
    <style:style style:name="P1804" style:parent-style-name="Normalny" style:family="paragraph">
      <style:paragraph-properties style:contextual-spacing="true" fo:text-align="justify" fo:line-height="150%"/>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style:contextual-spacing="true" fo:text-align="justify" fo:line-height="150%"/>
    </style:style>
    <style:style style:name="P1808" style:parent-style-name="Normalny" style:family="paragraph">
      <style:paragraph-properties style:contextual-spacing="true" fo:text-align="justify" fo:line-height="150%" fo:text-indent="0.2479in"/>
    </style:style>
    <style:style style:name="P1809" style:parent-style-name="Normalny" style:family="paragraph">
      <style:paragraph-properties style:contextual-spacing="true" fo:text-align="justify" fo:line-height="150%"/>
    </style:style>
    <style:style style:name="T1810" style:parent-style-name="Domyślnaczcionkaakapitu" style:family="text">
      <style:text-properties fo:background-color="#80FFFF"/>
    </style:style>
    <style:style style:name="P1811" style:parent-style-name="Normalny" style:family="paragraph">
      <style:paragraph-properties style:contextual-spacing="true" fo:text-align="justify" fo:line-height="150%" fo:text-indent="0.2479in"/>
    </style:style>
    <style:style style:name="P1812" style:parent-style-name="Normalny" style:family="paragraph">
      <style:paragraph-properties style:contextual-spacing="true" fo:text-align="justify" fo:line-height="150%" fo:text-indent="0.2479in"/>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P1816" style:parent-style-name="Normalny" style:family="paragraph">
      <style:paragraph-properties style:contextual-spacing="true" fo:text-align="justify" fo:line-height="150%"/>
    </style:style>
    <style:style style:name="T1817" style:parent-style-name="Domyślnaczcionkaakapitu" style:family="text">
      <style:text-properties fo:background-color="#80FFFF"/>
    </style:style>
    <style:style style:name="P1818" style:parent-style-name="Normalny" style:family="paragraph">
      <style:paragraph-properties style:contextual-spacing="true" fo:text-align="justify" fo:line-height="150%" fo:text-indent="0.2479in"/>
    </style:style>
    <style:style style:name="T1819" style:parent-style-name="Domyślnaczcionkaakapitu" style:family="text">
      <style:text-properties fo:background-color="#80FFFF"/>
    </style:style>
    <style:style style:name="P1820" style:parent-style-name="Normalny" style:family="paragraph">
      <style:paragraph-properties style:contextual-spacing="true" fo:text-align="justify" fo:line-height="150%" fo:text-indent="0.2479in"/>
    </style:style>
    <style:style style:name="T1821" style:parent-style-name="Domyślnaczcionkaakapitu" style:family="text">
      <style:text-properties fo:background-color="#80FFFF"/>
    </style:style>
    <style:style style:name="P1822" style:parent-style-name="Normalny" style:family="paragraph">
      <style:paragraph-properties style:contextual-spacing="true" fo:text-align="justify" fo:line-height="150%" fo:text-indent="0.2479in"/>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P1825" style:parent-style-name="Normalny" style:family="paragraph">
      <style:paragraph-properties style:contextual-spacing="true" fo:text-align="justify" fo:line-height="150%" fo:text-indent="0.2479in"/>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style:contextual-spacing="true" fo:text-align="justify" fo:line-height="150%" fo:text-indent="0.2479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style:contextual-spacing="true" fo:text-align="justify" fo:line-height="150%"/>
    </style:style>
    <style:style style:name="T1838" style:parent-style-name="Domyślnaczcionkaakapitu" style:family="text">
      <style:text-properties style:text-underline-type="single" style:text-underline-style="solid" style:text-underline-width="auto" style:text-underline-mode="continuous"/>
    </style:style>
    <style:style style:name="T1839" style:parent-style-name="Domyślnaczcionkaakapitu" style:family="text">
      <style:text-properties fo:background-color="#80FFFF"/>
    </style:style>
    <style:style style:name="P1840" style:parent-style-name="Normalny" style:family="paragraph">
      <style:paragraph-properties style:contextual-spacing="true" fo:text-align="justify" fo:line-height="150%" fo:text-indent="0.2479in"/>
    </style:style>
    <style:style style:name="T1841" style:parent-style-name="Domyślnaczcionkaakapitu" style:family="text">
      <style:text-properties fo:background-color="#80FFFF"/>
    </style:style>
    <style:style style:name="P1842" style:parent-style-name="Normalny" style:family="paragraph">
      <style:paragraph-properties style:contextual-spacing="true" fo:text-align="justify" fo:line-height="150%"/>
    </style:style>
    <style:style style:name="T1843" style:parent-style-name="Domyślnaczcionkaakapitu" style:family="text">
      <style:text-properties style:text-underline-type="single" style:text-underline-style="solid" style:text-underline-width="auto" style:text-underline-mode="continuous"/>
    </style:style>
    <style:style style:name="P1844" style:parent-style-name="Normalny" style:family="paragraph">
      <style:paragraph-properties style:contextual-spacing="true" fo:text-align="justify" fo:line-height="150%" fo:text-indent="0.2479in"/>
    </style:style>
    <style:style style:name="T1845" style:parent-style-name="Domyślnaczcionkaakapitu" style:family="text">
      <style:text-properties fo:background-color="#80FFFF"/>
    </style:style>
    <style:style style:name="P1846" style:parent-style-name="Normalny" style:family="paragraph">
      <style:paragraph-properties style:contextual-spacing="true" fo:text-align="justify" fo:line-height="150%" fo:text-indent="0.2479in"/>
    </style:style>
    <style:style style:name="T1847" style:parent-style-name="Domyślnaczcionkaakapitu" style:family="text">
      <style:text-properties fo:background-color="#80FFFF"/>
    </style:style>
    <style:style style:name="P1848" style:parent-style-name="Normalny" style:family="paragraph">
      <style:paragraph-properties style:contextual-spacing="true" fo:text-align="justify" fo:line-height="150%"/>
    </style:style>
    <style:style style:name="T1849" style:parent-style-name="Domyślnaczcionkaakapitu" style:family="text">
      <style:text-properties fo:background-color="#80FFFF"/>
    </style:style>
    <style:style style:name="P1850" style:parent-style-name="Normalny" style:family="paragraph">
      <style:paragraph-properties style:contextual-spacing="true" fo:text-align="justify" fo:line-height="150%" fo:text-indent="0.2479in"/>
    </style:style>
    <style:style style:name="P1851" style:parent-style-name="Normalny" style:family="paragraph">
      <style:paragraph-properties style:contextual-spacing="true" fo:text-align="justify" fo:line-height="150%" fo:text-indent="0.2479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style:contextual-spacing="true"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P1857" style:parent-style-name="Normalny" style:family="paragraph">
      <style:paragraph-properties style:contextual-spacing="true" fo:text-align="justify" fo:line-height="150%" fo:text-indent="0.2479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style:contextual-spacing="true" fo:text-align="justify" fo:line-height="150%" fo:text-indent="0.2479in"/>
    </style:style>
    <style:style style:name="T1862" style:parent-style-name="Domyślnaczcionkaakapitu" style:family="text">
      <style:text-properties fo:background-color="#80FFFF"/>
    </style:style>
    <style:style style:name="P1863" style:parent-style-name="Normalny" style:family="paragraph">
      <style:paragraph-properties style:contextual-spacing="true" fo:text-align="justify" fo:line-height="150%" fo:text-indent="0.2479in"/>
    </style:style>
    <style:style style:name="P1864" style:parent-style-name="Normalny" style:family="paragraph">
      <style:paragraph-properties style:contextual-spacing="true" fo:text-align="justify" fo:line-height="150%" fo:text-indent="0.2479in"/>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style:contextual-spacing="true" fo:text-align="justify" fo:line-height="150%" fo:text-indent="0.2479in"/>
    </style:style>
    <style:style style:name="T1873" style:parent-style-name="Domyślnaczcionkaakapitu" style:family="text">
      <style:text-properties fo:background-color="#80FFFF"/>
    </style:style>
    <style:style style:name="P1874" style:parent-style-name="Normalny" style:family="paragraph">
      <style:paragraph-properties style:contextual-spacing="true" fo:text-align="justify" fo:line-height="150%"/>
    </style:style>
    <style:style style:name="T1875" style:parent-style-name="Domyślnaczcionkaakapitu" style:family="text">
      <style:text-properties style:text-underline-type="single" style:text-underline-style="solid" style:text-underline-width="auto" style:text-underline-mode="continuous"/>
    </style:style>
    <style:style style:name="T1876" style:parent-style-name="Domyślnaczcionkaakapitu" style:family="text">
      <style:text-properties fo:background-color="#80FFFF"/>
    </style:style>
    <style:style style:name="P1877" style:parent-style-name="Normalny" style:family="paragraph">
      <style:paragraph-properties style:contextual-spacing="true"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style:contextual-spacing="true" fo:text-align="justify" fo:line-height="150%" fo:text-indent="0.2479in"/>
    </style:style>
    <style:style style:name="T1881" style:parent-style-name="Domyślnaczcionkaakapitu" style:family="text">
      <style:text-properties fo:background-color="#80FFFF"/>
    </style:style>
    <style:style style:name="P1882" style:parent-style-name="Normalny" style:family="paragraph">
      <style:paragraph-properties style:contextual-spacing="true" fo:text-align="justify" fo:line-height="150%" fo:text-indent="0.2479in"/>
    </style:style>
    <style:style style:name="T1883" style:parent-style-name="Domyślnaczcionkaakapitu" style:family="text">
      <style:text-properties fo:background-color="#80FFFF"/>
    </style:style>
    <style:style style:name="P1884" style:parent-style-name="Normalny" style:family="paragraph">
      <style:paragraph-properties style:contextual-spacing="true" fo:text-align="justify" fo:line-height="150%"/>
    </style:style>
    <style:style style:name="T1885" style:parent-style-name="Domyślnaczcionkaakapitu" style:family="text">
      <style:text-properties style:text-underline-type="single" style:text-underline-style="solid" style:text-underline-width="auto" style:text-underline-mode="continuous"/>
    </style:style>
    <style:style style:name="T1886" style:parent-style-name="Domyślnaczcionkaakapitu" style:family="text">
      <style:text-properties fo:background-color="#80FFFF" style:text-underline-type="single" style:text-underline-style="solid" style:text-underline-width="auto" style:text-underline-mode="continuous"/>
    </style:style>
    <style:style style:name="T1887" style:parent-style-name="Domyślnaczcionkaakapitu" style:family="text">
      <style:text-properties style:text-underline-type="single" style:text-underline-style="solid" style:text-underline-width="auto" style:text-underline-mode="continuous"/>
    </style:style>
    <style:style style:name="T1888" style:parent-style-name="Domyślnaczcionkaakapitu" style:family="text">
      <style:text-properties fo:background-color="#80FFFF" style:text-underline-type="single" style:text-underline-style="solid" style:text-underline-width="auto" style:text-underline-mode="continuous"/>
    </style:style>
    <style:style style:name="T1889" style:parent-style-name="Domyślnaczcionkaakapitu" style:family="text">
      <style:text-properties fo:background-color="#80FFFF"/>
    </style:style>
    <style:style style:name="P1890" style:parent-style-name="Normalny" style:family="paragraph">
      <style:paragraph-properties style:contextual-spacing="true" fo:text-align="justify" fo:line-height="150%" fo:text-indent="0.2479in"/>
    </style:style>
    <style:style style:name="T1891" style:parent-style-name="Domyślnaczcionkaakapitu" style:family="text">
      <style:text-properties fo:background-color="#80FFFF"/>
    </style:style>
    <style:style style:name="P1892" style:parent-style-name="Normalny" style:family="paragraph">
      <style:paragraph-properties style:contextual-spacing="true" fo:text-align="justify" fo:line-height="150%"/>
    </style:style>
    <style:style style:name="T1893" style:parent-style-name="Domyślnaczcionkaakapitu" style:family="text">
      <style:text-properties style:text-underline-type="single" style:text-underline-style="solid" style:text-underline-width="auto" style:text-underline-mode="continuous"/>
    </style:style>
    <style:style style:name="T1894" style:parent-style-name="Domyślnaczcionkaakapitu" style:family="text">
      <style:text-properties fo:background-color="#80FFFF"/>
    </style:style>
    <style:style style:name="P1895" style:parent-style-name="Normalny" style:family="paragraph">
      <style:paragraph-properties style:contextual-spacing="true" fo:text-align="justify" fo:line-height="150%" fo:text-indent="0.2479in"/>
    </style:style>
    <style:style style:name="P1896" style:parent-style-name="Normalny" style:family="paragraph">
      <style:paragraph-properties style:contextual-spacing="true" fo:text-align="justify" fo:line-height="150%"/>
    </style:style>
    <style:style style:name="T1897" style:parent-style-name="Domyślnaczcionkaakapitu" style:family="text">
      <style:text-properties style:text-underline-type="single" style:text-underline-style="solid" style:text-underline-width="auto" style:text-underline-mode="continuous"/>
    </style:style>
    <style:style style:name="P1898" style:parent-style-name="Normalny" style:family="paragraph">
      <style:paragraph-properties style:contextual-spacing="true" fo:text-align="justify" fo:line-height="150%" fo:text-indent="0.2479in"/>
    </style:style>
    <style:style style:name="T1899" style:parent-style-name="Domyślnaczcionkaakapitu" style:family="text">
      <style:text-properties fo:background-color="#80FFFF"/>
    </style:style>
    <style:style style:name="P1900" style:parent-style-name="Normalny" style:family="paragraph">
      <style:paragraph-properties style:contextual-spacing="true"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style>
    <style:style style:name="P1903" style:parent-style-name="Normalny" style:family="paragraph">
      <style:paragraph-properties style:contextual-spacing="true" fo:text-align="justify" fo:line-height="150%" fo:text-indent="0.2479in"/>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style:contextual-spacing="true" fo:text-align="justify" fo:line-height="150%"/>
    </style:style>
    <style:style style:name="T1909" style:parent-style-name="Domyślnaczcionkaakapitu" style:family="text">
      <style:text-properties style:text-underline-type="single" style:text-underline-style="solid" style:text-underline-width="auto" style:text-underline-mode="continuous"/>
    </style:style>
    <style:style style:name="P1910" style:parent-style-name="Normalny" style:family="paragraph">
      <style:paragraph-properties style:contextual-spacing="true" fo:text-align="justify" fo:line-height="150%" fo:text-indent="0.2479in">
        <style:tab-stops>
          <style:tab-stop style:type="left" style:leader-style="solid" style:leader-text="_" style:position="1.7833in"/>
        </style:tab-stops>
      </style:paragraph-properties>
    </style:style>
    <style:style style:name="T1911" style:parent-style-name="Domyślnaczcionkaakapitu" style:family="text">
      <style:text-properties fo:background-color="#80FFFF"/>
    </style:style>
    <style:style style:name="P1912" style:parent-style-name="Normalny" style:family="paragraph">
      <style:paragraph-properties style:contextual-spacing="true" fo:text-align="justify" fo:line-height="150%">
        <style:tab-stops>
          <style:tab-stop style:type="left" style:leader-style="solid" style:leader-text="_" style:position="1.7833in"/>
        </style:tab-stops>
      </style:paragraph-properties>
    </style:style>
    <style:style style:name="T1913" style:parent-style-name="Domyślnaczcionkaakapitu" style:family="text">
      <style:text-properties style:text-underline-type="single" style:text-underline-style="solid" style:text-underline-width="auto" style:text-underline-mode="continuous"/>
    </style:style>
    <style:style style:name="T1914" style:parent-style-name="Domyślnaczcionkaakapitu" style:family="text">
      <style:text-properties fo:background-color="#80FFFF"/>
    </style:style>
    <style:style style:name="P1915" style:parent-style-name="Normalny" style:family="paragraph">
      <style:paragraph-properties style:contextual-spacing="true" fo:text-align="justify" fo:line-height="150%" fo:text-indent="0.2479in"/>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P1918" style:parent-style-name="Normalny" style:family="paragraph">
      <style:paragraph-properties style:contextual-spacing="true" fo:text-align="justify" fo:line-height="150%"/>
    </style:style>
    <style:style style:name="T1919" style:parent-style-name="Domyślnaczcionkaakapitu" style:family="text">
      <style:text-properties style:text-underline-type="single" style:text-underline-style="solid" style:text-underline-width="auto" style:text-underline-mode="continuous"/>
    </style:style>
    <style:style style:name="T1920" style:parent-style-name="Domyślnaczcionkaakapitu" style:family="text">
      <style:text-properties fo:background-color="#80FFFF" style:text-underline-type="single" style:text-underline-style="solid" style:text-underline-width="auto" style:text-underline-mode="continuous"/>
    </style:style>
    <style:style style:name="T1921" style:parent-style-name="Domyślnaczcionkaakapitu" style:family="text">
      <style:text-properties style:text-underline-type="single" style:text-underline-style="solid" style:text-underline-width="auto" style:text-underline-mode="continuous"/>
    </style:style>
    <style:style style:name="T1922" style:parent-style-name="Domyślnaczcionkaakapitu" style:family="text">
      <style:text-properties fo:background-color="#80FFFF" style:text-underline-type="single" style:text-underline-style="solid" style:text-underline-width="auto" style:text-underline-mode="continuous"/>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P1926" style:parent-style-name="Normalny" style:family="paragraph">
      <style:paragraph-properties style:contextual-spacing="true" fo:text-align="justify" fo:line-height="150%" fo:text-indent="0.2479in">
        <style:tab-stops>
          <style:tab-stop style:type="left" style:leader-style="solid" style:leader-text="_" style:position="1.5583in"/>
        </style:tab-stops>
      </style:paragraph-properties>
    </style:style>
    <style:style style:name="T1927" style:parent-style-name="Domyślnaczcionkaakapitu" style:family="text">
      <style:text-properties fo:background-color="#80FFFF"/>
    </style:style>
    <style:style style:name="P1928" style:parent-style-name="Normalny" style:family="paragraph">
      <style:paragraph-properties style:contextual-spacing="true" fo:text-align="justify" fo:line-height="150%">
        <style:tab-stops>
          <style:tab-stop style:type="left" style:leader-style="solid" style:leader-text="_" style:position="1.5583in"/>
        </style:tab-stops>
      </style:paragraph-properties>
    </style:style>
    <style:style style:name="T1929" style:parent-style-name="Domyślnaczcionkaakapitu" style:family="text">
      <style:text-properties style:text-underline-type="single" style:text-underline-style="solid" style:text-underline-width="auto" style:text-underline-mode="continuous"/>
    </style:style>
    <style:style style:name="T1930" style:parent-style-name="Domyślnaczcionkaakapitu" style:family="text">
      <style:text-properties fo:background-color="#80FFFF"/>
    </style:style>
    <style:style style:name="P1931" style:parent-style-name="Normalny" style:family="paragraph">
      <style:paragraph-properties style:contextual-spacing="true" fo:text-align="justify" fo:line-height="150%" fo:text-indent="0.2479in">
        <style:tab-stops>
          <style:tab-stop style:type="left" style:leader-style="solid" style:leader-text="_" style:position="1.5583in"/>
        </style:tab-stops>
      </style:paragraph-properties>
    </style:style>
    <style:style style:name="P1932" style:parent-style-name="Normalny" style:family="paragraph">
      <style:paragraph-properties style:contextual-spacing="true" fo:text-align="justify" fo:line-height="150%"/>
    </style:style>
    <style:style style:name="T1933" style:parent-style-name="Domyślnaczcionkaakapitu" style:family="text">
      <style:text-properties style:text-underline-type="single" style:text-underline-style="solid" style:text-underline-width="auto" style:text-underline-mode="continuous"/>
    </style:style>
    <style:style style:name="T1934" style:parent-style-name="Domyślnaczcionkaakapitu" style:family="text">
      <style:text-properties fo:background-color="#80FFFF"/>
    </style:style>
    <style:style style:name="P1935" style:parent-style-name="Normalny" style:family="paragraph">
      <style:paragraph-properties style:contextual-spacing="true" fo:text-align="justify" fo:line-height="150%" fo:text-indent="0.2479in"/>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P1945" style:parent-style-name="Normalny" style:family="paragraph">
      <style:paragraph-properties style:contextual-spacing="true" fo:text-align="justify" fo:line-height="150%"/>
    </style:style>
    <style:style style:name="T1946" style:parent-style-name="Domyślnaczcionkaakapitu" style:family="text">
      <style:text-properties style:text-underline-type="single" style:text-underline-style="solid" style:text-underline-width="auto" style:text-underline-mode="continuous"/>
    </style:style>
    <style:style style:name="T1947" style:parent-style-name="Domyślnaczcionkaakapitu" style:family="text">
      <style:text-properties fo:background-color="#80FFFF" style:text-underline-type="single" style:text-underline-style="solid" style:text-underline-width="auto" style:text-underline-mode="continuous"/>
    </style:style>
    <style:style style:name="T1948" style:parent-style-name="Domyślnaczcionkaakapitu" style:family="text">
      <style:text-properties style:text-underline-type="single" style:text-underline-style="solid" style:text-underline-width="auto" style:text-underline-mode="continuous"/>
    </style:style>
    <style:style style:name="P1949" style:parent-style-name="Normalny" style:family="paragraph">
      <style:paragraph-properties style:contextual-spacing="true" fo:text-align="justify" fo:line-height="150%" fo:text-indent="0.2479in"/>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P1953" style:parent-style-name="Normalny" style:family="paragraph">
      <style:paragraph-properties style:contextual-spacing="true" fo:text-align="justify" fo:line-height="150%" fo:text-indent="0.2479in"/>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P1959" style:parent-style-name="Normalny" style:family="paragraph">
      <style:paragraph-properties style:contextual-spacing="true" fo:text-align="justify" fo:line-height="150%" fo:text-indent="0.2479in"/>
    </style:style>
    <style:style style:name="T1960" style:parent-style-name="Domyślnaczcionkaakapitu" style:family="text">
      <style:text-properties fo:background-color="#80FFFF"/>
    </style:style>
    <style:style style:name="P1961" style:parent-style-name="Normalny" style:family="paragraph">
      <style:paragraph-properties style:contextual-spacing="true" fo:text-align="justify" fo:line-height="150%" fo:text-indent="0.2479in"/>
    </style:style>
    <style:style style:name="T1962" style:parent-style-name="Domyślnaczcionkaakapitu" style:family="text">
      <style:text-properties fo:background-color="#80FFFF"/>
    </style:style>
    <style:style style:name="P1963" style:parent-style-name="Normalny" style:family="paragraph">
      <style:paragraph-properties style:contextual-spacing="true" fo:text-align="justify" fo:line-height="150%"/>
    </style:style>
    <style:style style:name="T1964" style:parent-style-name="Domyślnaczcionkaakapitu" style:family="text">
      <style:text-properties style:text-underline-type="single" style:text-underline-style="solid" style:text-underline-width="auto" style:text-underline-mode="continuous"/>
    </style:style>
    <style:style style:name="T1965" style:parent-style-name="Domyślnaczcionkaakapitu" style:family="text">
      <style:text-properties fo:background-color="#80FFFF"/>
    </style:style>
    <style:style style:name="P1966" style:parent-style-name="Normalny" style:family="paragraph">
      <style:paragraph-properties style:contextual-spacing="true" fo:text-align="justify" fo:line-height="150%" fo:text-indent="0.2479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P1969" style:parent-style-name="Normalny" style:family="paragraph">
      <style:paragraph-properties style:contextual-spacing="true" fo:text-align="justify" fo:line-height="150%" fo:text-indent="0.2479in"/>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style:contextual-spacing="true" fo:text-align="justify" fo:line-height="150%">
        <style:tab-stops>
          <style:tab-stop style:type="left" style:position="0.825in"/>
        </style:tab-stops>
      </style:paragraph-properties>
    </style:style>
    <style:style style:name="T1973" style:parent-style-name="Domyślnaczcionkaakapitu" style:family="text">
      <style:text-properties style:text-underline-type="single" style:text-underline-style="solid" style:text-underline-width="auto" style:text-underline-mode="continuous"/>
    </style:style>
    <style:style style:name="T1974" style:parent-style-name="Domyślnaczcionkaakapitu" style:family="text">
      <style:text-properties fo:background-color="#80FFFF" style:text-underline-type="single" style:text-underline-style="solid" style:text-underline-width="auto" style:text-underline-mode="continuous"/>
    </style:style>
    <style:style style:name="T1975" style:parent-style-name="Domyślnaczcionkaakapitu" style:family="text">
      <style:text-properties style:text-underline-type="single" style:text-underline-style="solid" style:text-underline-width="auto" style:text-underline-mode="continuous"/>
    </style:style>
    <style:style style:name="T1976" style:parent-style-name="Domyślnaczcionkaakapitu" style:family="text">
      <style:text-properties fo:background-color="#80FFFF" style:text-underline-type="single" style:text-underline-style="solid" style:text-underline-width="auto" style:text-underline-mode="continuous"/>
    </style:style>
    <style:style style:name="T1977" style:parent-style-name="Domyślnaczcionkaakapitu" style:family="text">
      <style:text-properties style:text-underline-type="single" style:text-underline-style="solid" style:text-underline-width="auto" style:text-underline-mode="continuous"/>
    </style:style>
    <style:style style:name="T1978" style:parent-style-name="Domyślnaczcionkaakapitu" style:family="text">
      <style:text-properties fo:background-color="#80FFFF" style:text-underline-type="single" style:text-underline-style="solid" style:text-underline-width="auto" style:text-underline-mode="continuous"/>
    </style:style>
    <style:style style:name="P1979" style:parent-style-name="Normalny" style:family="paragraph">
      <style:paragraph-properties style:contextual-spacing="true" fo:text-align="justify" fo:line-height="150%" fo:text-indent="0.2479in"/>
    </style:style>
    <style:style style:name="P1980" style:parent-style-name="Normalny" style:family="paragraph">
      <style:paragraph-properties style:contextual-spacing="true" fo:text-align="justify" fo:line-height="150%"/>
    </style:style>
    <style:style style:name="T1981" style:parent-style-name="Domyślnaczcionkaakapitu" style:family="text">
      <style:text-properties style:text-underline-type="single" style:text-underline-style="solid" style:text-underline-width="auto" style:text-underline-mode="continuous"/>
    </style:style>
    <style:style style:name="T1982" style:parent-style-name="Domyślnaczcionkaakapitu" style:family="text">
      <style:text-properties fo:background-color="#80FFFF"/>
    </style:style>
    <style:style style:name="P1983" style:parent-style-name="Normalny" style:family="paragraph">
      <style:paragraph-properties style:contextual-spacing="true" fo:text-align="justify" fo:line-height="150%" fo:text-indent="0.2479in"/>
    </style:style>
    <style:style style:name="T1984" style:parent-style-name="Domyślnaczcionkaakapitu" style:family="text">
      <style:text-properties fo:background-color="#80FFFF"/>
    </style:style>
    <style:style style:name="P1985" style:parent-style-name="Normalny" style:family="paragraph">
      <style:paragraph-properties style:contextual-spacing="true" fo:text-align="justify" fo:line-height="150%"/>
    </style:style>
    <style:style style:name="T1986" style:parent-style-name="Domyślnaczcionkaakapitu" style:family="text">
      <style:text-properties style:text-underline-type="single" style:text-underline-style="solid" style:text-underline-width="auto" style:text-underline-mode="continuous"/>
    </style:style>
    <style:style style:name="P1987" style:parent-style-name="Normalny" style:family="paragraph">
      <style:paragraph-properties style:contextual-spacing="true"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P1991" style:parent-style-name="Normalny" style:family="paragraph">
      <style:paragraph-properties style:contextual-spacing="true" fo:text-align="justify" fo:line-height="150%" fo:text-indent="0.2479in"/>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P1997" style:parent-style-name="Normalny" style:family="paragraph">
      <style:paragraph-properties style:contextual-spacing="true" fo:text-align="justify" fo:line-height="150%" fo:text-indent="0.2479in"/>
    </style:style>
    <style:style style:name="T1998" style:parent-style-name="Domyślnaczcionkaakapitu" style:family="text">
      <style:text-properties fo:background-color="#80FFFF"/>
    </style:style>
    <style:style style:name="P1999" style:parent-style-name="Normalny" style:family="paragraph">
      <style:paragraph-properties style:contextual-spacing="true" fo:text-align="justify" fo:line-height="150%" fo:text-indent="0.2479in"/>
    </style:style>
    <style:style style:name="T2000" style:parent-style-name="Domyślnaczcionkaakapitu" style:family="text">
      <style:text-properties fo:background-color="#80FFFF"/>
    </style:style>
    <style:style style:name="P2001" style:parent-style-name="Normalny" style:family="paragraph">
      <style:paragraph-properties style:contextual-spacing="true" fo:text-align="justify" fo:line-height="150%" fo:text-indent="0.2479in"/>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P2004" style:parent-style-name="Normalny" style:family="paragraph">
      <style:paragraph-properties style:contextual-spacing="true" fo:text-align="justify" fo:line-height="150%"/>
    </style:style>
    <style:style style:name="T2005" style:parent-style-name="Domyślnaczcionkaakapitu" style:family="text">
      <style:text-properties style:text-underline-type="single" style:text-underline-style="solid" style:text-underline-width="auto" style:text-underline-mode="continuous"/>
    </style:style>
    <style:style style:name="T2006" style:parent-style-name="Domyślnaczcionkaakapitu" style:family="text">
      <style:text-properties fo:background-color="#80FFFF"/>
    </style:style>
    <style:style style:name="P2007" style:parent-style-name="Normalny" style:family="paragraph">
      <style:paragraph-properties style:contextual-spacing="true" fo:text-align="justify" fo:line-height="150%" fo:text-indent="0.2479in"/>
    </style:style>
    <style:style style:name="T2008" style:parent-style-name="Domyślnaczcionkaakapitu" style:family="text">
      <style:text-properties fo:background-color="#80FFFF"/>
    </style:style>
    <style:style style:name="P2009" style:parent-style-name="Normalny" style:family="paragraph">
      <style:paragraph-properties style:contextual-spacing="true" fo:text-align="justify" fo:line-height="150%"/>
    </style:style>
    <style:style style:name="T2010" style:parent-style-name="Domyślnaczcionkaakapitu" style:family="text">
      <style:text-properties style:text-underline-type="single" style:text-underline-style="solid" style:text-underline-width="auto" style:text-underline-mode="continuous"/>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T2012" style:parent-style-name="Domyślnaczcionkaakapitu" style:family="text">
      <style:text-properties style:text-underline-type="single" style:text-underline-style="solid" style:text-underline-width="auto" style:text-underline-mode="continuous"/>
    </style:style>
    <style:style style:name="T2013" style:parent-style-name="Domyślnaczcionkaakapitu" style:family="text">
      <style:text-properties fo:background-color="#80FFFF" style:text-underline-type="single" style:text-underline-style="solid" style:text-underline-width="auto" style:text-underline-mode="continuous"/>
    </style:style>
    <style:style style:name="T2014" style:parent-style-name="Domyślnaczcionkaakapitu" style:family="text">
      <style:text-properties style:text-underline-type="single" style:text-underline-style="solid" style:text-underline-width="auto" style:text-underline-mode="continuous"/>
    </style:style>
    <style:style style:name="P2015" style:parent-style-name="Normalny" style:family="paragraph">
      <style:paragraph-properties style:contextual-spacing="true" fo:text-align="justify" fo:line-height="150%" fo:text-indent="0.2479in"/>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P2019" style:parent-style-name="Normalny" style:family="paragraph">
      <style:paragraph-properties style:contextual-spacing="true" fo:text-align="justify" fo:line-height="150%" fo:text-indent="0.2479in"/>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P2024" style:parent-style-name="Normalny" style:family="paragraph">
      <style:paragraph-properties style:contextual-spacing="true" fo:text-align="justify" fo:line-height="150%"/>
    </style:style>
    <style:style style:name="T2025" style:parent-style-name="Domyślnaczcionkaakapitu" style:family="text">
      <style:text-properties style:text-underline-type="single" style:text-underline-style="solid" style:text-underline-width="auto" style:text-underline-mode="continuous"/>
    </style:style>
    <style:style style:name="T2026" style:parent-style-name="Domyślnaczcionkaakapitu" style:family="text">
      <style:text-properties fo:background-color="#80FFFF"/>
    </style:style>
    <style:style style:name="P2027" style:parent-style-name="Normalny" style:family="paragraph">
      <style:paragraph-properties style:contextual-spacing="true" fo:text-align="justify" fo:line-height="150%" fo:text-indent="0.2479in"/>
    </style:style>
    <style:style style:name="T2028" style:parent-style-name="Domyślnaczcionkaakapitu" style:family="text">
      <style:text-properties fo:background-color="#80FFFF"/>
    </style:style>
    <style:style style:name="P2029" style:parent-style-name="Normalny" style:family="paragraph">
      <style:paragraph-properties style:contextual-spacing="true" fo:text-align="justify" fo:line-height="150%" fo:text-indent="0.2479in"/>
    </style:style>
    <style:style style:name="T2030" style:parent-style-name="Domyślnaczcionkaakapitu" style:family="text">
      <style:text-properties fo:background-color="#80FFFF"/>
    </style:style>
    <style:style style:name="P2031" style:parent-style-name="Normalny" style:family="paragraph">
      <style:paragraph-properties style:contextual-spacing="true" fo:text-align="justify" fo:line-height="150%" fo:text-indent="0.2479in"/>
    </style:style>
    <style:style style:name="P2032" style:parent-style-name="Normalny" style:family="paragraph">
      <style:paragraph-properties style:contextual-spacing="true" fo:text-align="justify" fo:line-height="150%"/>
    </style:style>
    <style:style style:name="T2033" style:parent-style-name="Domyślnaczcionkaakapitu" style:family="text">
      <style:text-properties style:text-underline-type="single" style:text-underline-style="solid" style:text-underline-width="auto" style:text-underline-mode="continuous"/>
    </style:style>
    <style:style style:name="T2034" style:parent-style-name="Domyślnaczcionkaakapitu" style:family="text">
      <style:text-properties fo:background-color="#80FFFF" style:text-underline-type="single" style:text-underline-style="solid" style:text-underline-width="auto" style:text-underline-mode="continuous"/>
    </style:style>
    <style:style style:name="T2035" style:parent-style-name="Domyślnaczcionkaakapitu" style:family="text">
      <style:text-properties style:text-underline-type="single" style:text-underline-style="solid" style:text-underline-width="auto" style:text-underline-mode="continuous"/>
    </style:style>
    <style:style style:name="P2036" style:parent-style-name="Normalny" style:family="paragraph">
      <style:paragraph-properties style:contextual-spacing="true" fo:text-align="justify" fo:line-height="150%" fo:text-indent="0.2479in">
        <style:tab-stops>
          <style:tab-stop style:type="left" style:leader-style="solid" style:leader-text="_" style:position="1.2958in"/>
        </style:tab-stops>
      </style:paragraph-properties>
    </style:style>
    <style:style style:name="T2037" style:parent-style-name="Domyślnaczcionkaakapitu" style:family="text">
      <style:text-properties fo:background-color="#80FFFF"/>
    </style:style>
    <style:style style:name="P2038" style:parent-style-name="Normalny" style:family="paragraph">
      <style:paragraph-properties style:contextual-spacing="true" fo:text-align="justify" fo:line-height="150%">
        <style:tab-stops>
          <style:tab-stop style:type="left" style:leader-style="solid" style:leader-text="_" style:position="1.2958in"/>
        </style:tab-stops>
      </style:paragraph-properties>
    </style:style>
    <style:style style:name="T2039" style:parent-style-name="Domyślnaczcionkaakapitu" style:family="text">
      <style:text-properties style:text-underline-type="single" style:text-underline-style="solid" style:text-underline-width="auto" style:text-underline-mode="continuous"/>
    </style:style>
    <style:style style:name="T2040" style:parent-style-name="Domyślnaczcionkaakapitu" style:family="text">
      <style:text-properties fo:background-color="#80FFFF"/>
    </style:style>
    <style:style style:name="P2041" style:parent-style-name="Normalny" style:family="paragraph">
      <style:paragraph-properties style:contextual-spacing="true" fo:text-align="justify" fo:line-height="150%" fo:text-indent="0.2479in">
        <style:tab-stops>
          <style:tab-stop style:type="left" style:leader-style="solid" style:leader-text="_" style:position="1.2958in"/>
        </style:tab-stops>
      </style:paragraph-properties>
    </style:style>
    <style:style style:name="T2042" style:parent-style-name="Domyślnaczcionkaakapitu" style:family="text">
      <style:text-properties fo:background-color="#80FFFF"/>
    </style:style>
    <style:style style:name="P2043" style:parent-style-name="Normalny" style:family="paragraph">
      <style:paragraph-properties style:contextual-spacing="true" fo:text-align="justify" fo:line-height="150%"/>
    </style:style>
    <style:style style:name="T2044" style:parent-style-name="Domyślnaczcionkaakapitu" style:family="text">
      <style:text-properties style:text-underline-type="single" style:text-underline-style="solid" style:text-underline-width="auto" style:text-underline-mode="continuous"/>
    </style:style>
    <style:style style:name="P2045" style:parent-style-name="Normalny" style:family="paragraph">
      <style:paragraph-properties style:contextual-spacing="true" fo:text-align="justify" fo:line-height="150%" fo:text-indent="0.2479in"/>
    </style:style>
    <style:style style:name="P2046" style:parent-style-name="Normalny" style:family="paragraph">
      <style:paragraph-properties style:contextual-spacing="true" fo:text-align="justify" fo:line-height="150%"/>
    </style:style>
    <style:style style:name="T2047" style:parent-style-name="Domyślnaczcionkaakapitu" style:family="text">
      <style:text-properties style:text-underline-type="single" style:text-underline-style="solid" style:text-underline-width="auto" style:text-underline-mode="continuous"/>
    </style:style>
    <style:style style:name="P2048" style:parent-style-name="Normalny" style:family="paragraph">
      <style:paragraph-properties style:contextual-spacing="true" fo:text-align="justify" fo:line-height="150%" fo:text-indent="0.2479in"/>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style:contextual-spacing="true" fo:text-align="justify" fo:line-height="150%"/>
    </style:style>
    <style:style style:name="T2055" style:parent-style-name="Domyślnaczcionkaakapitu" style:family="text">
      <style:text-properties style:text-underline-type="single" style:text-underline-style="solid" style:text-underline-width="auto" style:text-underline-mode="continuous"/>
    </style:style>
    <style:style style:name="T2056" style:parent-style-name="Domyślnaczcionkaakapitu" style:family="text">
      <style:text-properties fo:background-color="#80FFFF" style:text-underline-type="single" style:text-underline-style="solid" style:text-underline-width="auto" style:text-underline-mode="continuous"/>
    </style:style>
    <style:style style:name="T2057" style:parent-style-name="Domyślnaczcionkaakapitu" style:family="text">
      <style:text-properties style:text-underline-type="single" style:text-underline-style="solid" style:text-underline-width="auto" style:text-underline-mode="continuous"/>
    </style:style>
    <style:style style:name="P2058" style:parent-style-name="Normalny" style:family="paragraph">
      <style:paragraph-properties style:contextual-spacing="true" fo:text-align="justify" fo:line-height="150%" fo:text-indent="0.2479in"/>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P2065" style:parent-style-name="Normalny" style:family="paragraph">
      <style:paragraph-properties style:contextual-spacing="true" fo:text-align="justify" fo:line-height="150%" fo:text-indent="0.2479in"/>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style:text-underline-type="single" style:text-underline-style="solid" style:text-underline-width="auto" style:text-underline-mode="continuous"/>
    </style:style>
    <style:style style:name="P2070" style:parent-style-name="Normalny" style:family="paragraph">
      <style:paragraph-properties style:contextual-spacing="true" fo:text-align="justify" fo:line-height="150%" fo:text-indent="0.2479in"/>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P2073" style:parent-style-name="Normalny" style:family="paragraph">
      <style:paragraph-properties style:contextual-spacing="true"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style>
    <style:style style:name="P2076" style:parent-style-name="Normalny" style:family="paragraph">
      <style:paragraph-properties style:contextual-spacing="true" fo:text-align="justify" fo:line-height="150%" fo:text-indent="0.2479in"/>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P2079" style:parent-style-name="Normalny" style:family="paragraph">
      <style:paragraph-properties style:contextual-spacing="true" fo:text-align="justify" fo:line-height="150%"/>
    </style:style>
    <style:style style:name="T2080" style:parent-style-name="Domyślnaczcionkaakapitu" style:family="text">
      <style:text-properties style:text-underline-type="single" style:text-underline-style="solid" style:text-underline-width="auto" style:text-underline-mode="continuous"/>
    </style:style>
    <style:style style:name="P2081" style:parent-style-name="Normalny" style:family="paragraph">
      <style:paragraph-properties style:contextual-spacing="true" fo:text-align="justify" fo:line-height="150%" fo:text-indent="0.2479in"/>
    </style:style>
    <style:style style:name="T2082" style:parent-style-name="Domyślnaczcionkaakapitu" style:family="text">
      <style:text-properties fo:background-color="#80FFFF"/>
    </style:style>
    <style:style style:name="P2083" style:parent-style-name="Normalny" style:family="paragraph">
      <style:paragraph-properties style:contextual-spacing="true" fo:text-align="justify" fo:line-height="150%"/>
    </style:style>
    <style:style style:name="T2084" style:parent-style-name="Domyślnaczcionkaakapitu" style:family="text">
      <style:text-properties style:text-underline-type="single" style:text-underline-style="solid" style:text-underline-width="auto" style:text-underline-mode="continuous"/>
    </style:style>
    <style:style style:name="T2085" style:parent-style-name="Domyślnaczcionkaakapitu" style:family="text">
      <style:text-properties fo:background-color="#80FFFF" style:text-underline-type="single" style:text-underline-style="solid" style:text-underline-width="auto" style:text-underline-mode="continuous"/>
    </style:style>
    <style:style style:name="T2086" style:parent-style-name="Domyślnaczcionkaakapitu" style:family="text">
      <style:text-properties style:text-underline-type="single" style:text-underline-style="solid" style:text-underline-width="auto" style:text-underline-mode="continuous"/>
    </style:style>
    <style:style style:name="P2087" style:parent-style-name="Normalny" style:family="paragraph">
      <style:paragraph-properties style:contextual-spacing="true" fo:text-align="justify" fo:line-height="150%" fo:text-indent="0.2479in"/>
    </style:style>
    <style:style style:name="P2088" style:parent-style-name="Normalny" style:family="paragraph">
      <style:paragraph-properties style:contextual-spacing="true" fo:text-align="justify" fo:line-height="150%"/>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style>
    <style:style style:name="P2091" style:parent-style-name="Normalny" style:family="paragraph">
      <style:paragraph-properties style:contextual-spacing="true" fo:text-align="justify" fo:line-height="150%" fo:text-indent="0.2479in"/>
    </style:style>
    <style:style style:name="P2092" style:parent-style-name="Normalny" style:family="paragraph">
      <style:paragraph-properties style:contextual-spacing="true" fo:text-align="justify" fo:line-height="150%"/>
    </style:style>
    <style:style style:name="T2093" style:parent-style-name="Domyślnaczcionkaakapitu" style:family="text">
      <style:text-properties style:text-underline-type="single" style:text-underline-style="solid" style:text-underline-width="auto" style:text-underline-mode="continuous"/>
    </style:style>
    <style:style style:name="T2094" style:parent-style-name="Domyślnaczcionkaakapitu" style:family="text">
      <style:text-properties fo:background-color="#80FFFF"/>
    </style:style>
    <style:style style:name="P2095" style:parent-style-name="Normalny" style:family="paragraph">
      <style:paragraph-properties style:contextual-spacing="true" fo:text-align="justify" fo:line-height="150%" fo:text-indent="0.2479in"/>
    </style:style>
    <style:style style:name="P2096" style:parent-style-name="Normalny" style:family="paragraph">
      <style:paragraph-properties style:contextual-spacing="true" fo:text-align="justify" fo:line-height="150%" fo:text-indent="0.2479in"/>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P2099" style:parent-style-name="Normalny" style:family="paragraph">
      <style:paragraph-properties style:contextual-spacing="true" fo:text-align="justify" fo:line-height="150%" fo:text-indent="0.2479in"/>
    </style:style>
    <style:style style:name="T2100" style:parent-style-name="Domyślnaczcionkaakapitu" style:family="text">
      <style:text-properties fo:background-color="#80FFFF"/>
    </style:style>
    <style:style style:name="P2101" style:parent-style-name="Normalny" style:family="paragraph">
      <style:paragraph-properties style:contextual-spacing="true" fo:text-align="justify" fo:line-height="150%"/>
    </style:style>
    <style:style style:name="T2102" style:parent-style-name="Domyślnaczcionkaakapitu" style:family="text">
      <style:text-properties style:text-underline-type="single" style:text-underline-style="solid" style:text-underline-width="auto" style:text-underline-mode="continuous"/>
    </style:style>
    <style:style style:name="T2103" style:parent-style-name="Domyślnaczcionkaakapitu" style:family="text">
      <style:text-properties fo:background-color="#80FFFF"/>
    </style:style>
    <style:style style:name="P2104" style:parent-style-name="Normalny" style:family="paragraph">
      <style:paragraph-properties style:contextual-spacing="true" fo:text-align="justify" fo:line-height="150%" fo:text-indent="0.2479in"/>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P2107" style:parent-style-name="Normalny" style:family="paragraph">
      <style:paragraph-properties style:contextual-spacing="true" fo:text-align="justify" fo:line-height="150%" fo:text-indent="0.2479in"/>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P2114" style:parent-style-name="Normalny" style:family="paragraph">
      <style:paragraph-properties style:contextual-spacing="true" fo:text-align="justify" fo:line-height="150%" fo:text-indent="0.2479in"/>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P2117" style:parent-style-name="Normalny" style:family="paragraph">
      <style:paragraph-properties style:contextual-spacing="true" fo:text-align="justify" fo:line-height="150%"/>
    </style:style>
    <style:style style:name="T2118" style:parent-style-name="Domyślnaczcionkaakapitu" style:family="text">
      <style:text-properties style:text-underline-type="single" style:text-underline-style="solid" style:text-underline-width="auto" style:text-underline-mode="continuous"/>
    </style:style>
    <style:style style:name="T2119" style:parent-style-name="Domyślnaczcionkaakapitu" style:family="text">
      <style:text-properties fo:background-color="#80FFFF" style:text-underline-type="single" style:text-underline-style="solid" style:text-underline-width="auto" style:text-underline-mode="continuous"/>
    </style:style>
    <style:style style:name="T2120" style:parent-style-name="Domyślnaczcionkaakapitu" style:family="text">
      <style:text-properties style:text-underline-type="single" style:text-underline-style="solid" style:text-underline-width="auto" style:text-underline-mode="continuous"/>
    </style:style>
    <style:style style:name="T2121" style:parent-style-name="Domyślnaczcionkaakapitu" style:family="text">
      <style:text-properties fo:background-color="#80FFFF" style:text-underline-type="single" style:text-underline-style="solid" style:text-underline-width="auto" style:text-underline-mode="continuous"/>
    </style:style>
    <style:style style:name="P2122" style:parent-style-name="Normalny" style:family="paragraph">
      <style:paragraph-properties style:contextual-spacing="true" fo:text-align="justify" fo:line-height="150%" fo:text-indent="0.2479in"/>
    </style:style>
    <style:style style:name="P2123" style:parent-style-name="Normalny" style:family="paragraph">
      <style:paragraph-properties style:contextual-spacing="true" fo:text-align="justify" fo:line-height="150%" fo:text-indent="0.2479in"/>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P2127" style:parent-style-name="Normalny" style:family="paragraph">
      <style:paragraph-properties style:contextual-spacing="true" fo:text-align="justify" fo:line-height="150%" fo:text-indent="0.2479in">
        <style:tab-stops>
          <style:tab-stop style:type="left" style:leader-style="solid" style:leader-text="_" style:position="1.9291in"/>
        </style:tab-stops>
      </style:paragraph-properties>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P2130" style:parent-style-name="Normalny" style:family="paragraph">
      <style:paragraph-properties style:contextual-spacing="true" fo:text-align="justify" fo:line-height="150%">
        <style:tab-stops>
          <style:tab-stop style:type="left" style:leader-style="solid" style:leader-text="_" style:position="1.9291in"/>
        </style:tab-stops>
      </style:paragraph-properties>
    </style:style>
    <style:style style:name="T2131" style:parent-style-name="Domyślnaczcionkaakapitu" style:family="text">
      <style:text-properties style:text-underline-type="single" style:text-underline-style="solid" style:text-underline-width="auto" style:text-underline-mode="continuous"/>
    </style:style>
    <style:style style:name="T2132" style:parent-style-name="Domyślnaczcionkaakapitu" style:family="text">
      <style:text-properties fo:background-color="#80FFFF"/>
    </style:style>
    <style:style style:name="P2133" style:parent-style-name="Normalny" style:family="paragraph">
      <style:paragraph-properties style:contextual-spacing="true" fo:text-align="justify" fo:line-height="150%" fo:text-indent="0.2479in"/>
    </style:style>
    <style:style style:name="P2134" style:parent-style-name="Normalny" style:family="paragraph">
      <style:paragraph-properties style:contextual-spacing="true" fo:text-align="justify" fo:line-height="150%"/>
    </style:style>
    <style:style style:name="T2135" style:parent-style-name="Domyślnaczcionkaakapitu" style:family="text">
      <style:text-properties style:text-underline-type="single" style:text-underline-style="solid" style:text-underline-width="auto" style:text-underline-mode="continuous"/>
    </style:style>
    <style:style style:name="P2136" style:parent-style-name="Normalny" style:family="paragraph">
      <style:paragraph-properties style:contextual-spacing="true" fo:text-align="justify" fo:line-height="150%" fo:text-indent="0.2479in"/>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style:contextual-spacing="true" fo:text-align="justify" fo:line-height="150%" fo:text-indent="0.2479in"/>
    </style:style>
    <style:style style:name="P2141" style:parent-style-name="Normalny" style:family="paragraph">
      <style:paragraph-properties style:contextual-spacing="true" fo:text-align="justify" fo:line-height="150%"/>
    </style:style>
    <style:style style:name="T2142" style:parent-style-name="Domyślnaczcionkaakapitu" style:family="text">
      <style:text-properties style:text-underline-type="single" style:text-underline-style="solid" style:text-underline-width="auto" style:text-underline-mode="continuous"/>
    </style:style>
    <style:style style:name="T2143" style:parent-style-name="Domyślnaczcionkaakapitu" style:family="text">
      <style:text-properties fo:background-color="#80FFFF"/>
    </style:style>
    <style:style style:name="P2144" style:parent-style-name="Normalny" style:family="paragraph">
      <style:paragraph-properties style:contextual-spacing="true" fo:text-align="justify" fo:line-height="150%" fo:text-indent="0.2479in"/>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P2153" style:parent-style-name="Normalny" style:family="paragraph">
      <style:paragraph-properties style:contextual-spacing="true" fo:text-align="justify" fo:line-height="150%" fo:text-indent="0.2479in"/>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P2159" style:parent-style-name="Normalny" style:family="paragraph">
      <style:paragraph-properties style:contextual-spacing="true" fo:text-align="justify" fo:line-height="150%" fo:text-indent="0.2479in">
        <style:tab-stops>
          <style:tab-stop style:type="left" style:leader-style="solid" style:leader-text="_" style:position="1.1791in"/>
        </style:tab-stops>
      </style:paragraph-properties>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P2164" style:parent-style-name="Normalny" style:family="paragraph">
      <style:paragraph-properties style:contextual-spacing="true" fo:text-align="justify" fo:line-height="150%">
        <style:tab-stops>
          <style:tab-stop style:type="left" style:leader-style="solid" style:leader-text="_" style:position="1.1791in"/>
        </style:tab-stops>
      </style:paragraph-properties>
    </style:style>
    <style:style style:name="T2165" style:parent-style-name="Domyślnaczcionkaakapitu" style:family="text">
      <style:text-properties style:text-underline-type="single" style:text-underline-style="solid" style:text-underline-width="auto" style:text-underline-mode="continuous"/>
    </style:style>
    <style:style style:name="T2166" style:parent-style-name="Domyślnaczcionkaakapitu" style:family="text">
      <style:text-properties fo:background-color="#80FFFF"/>
    </style:style>
    <style:style style:name="P2167" style:parent-style-name="Normalny" style:family="paragraph">
      <style:paragraph-properties style:contextual-spacing="true" fo:text-align="justify" fo:line-height="150%" fo:text-indent="0.2479in">
        <style:tab-stops>
          <style:tab-stop style:type="left" style:leader-style="solid" style:leader-text="_" style:position="1.4083in"/>
        </style:tab-stops>
      </style:paragraph-properties>
    </style:style>
    <style:style style:name="P2168" style:parent-style-name="Normalny" style:family="paragraph">
      <style:paragraph-properties style:contextual-spacing="true" fo:text-align="justify" fo:line-height="150%">
        <style:tab-stops>
          <style:tab-stop style:type="left" style:leader-style="solid" style:leader-text="_" style:position="1.4083in"/>
        </style:tab-stops>
      </style:paragraph-properties>
    </style:style>
    <style:style style:name="T2169" style:parent-style-name="Domyślnaczcionkaakapitu" style:family="text">
      <style:text-properties style:text-underline-type="single" style:text-underline-style="solid" style:text-underline-width="auto" style:text-underline-mode="continuous"/>
    </style:style>
    <style:style style:name="T2170" style:parent-style-name="Domyślnaczcionkaakapitu" style:family="text">
      <style:text-properties fo:background-color="#80FFFF"/>
    </style:style>
    <style:style style:name="P2171" style:parent-style-name="Normalny" style:family="paragraph">
      <style:paragraph-properties style:contextual-spacing="true" fo:text-align="justify" fo:line-height="150%" fo:text-indent="0.2479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P2186" style:parent-style-name="Normalny" style:family="paragraph">
      <style:paragraph-properties style:contextual-spacing="true" fo:text-align="justify" fo:line-height="150%" fo:text-indent="0.2479in"/>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style:contextual-spacing="true" fo:text-align="justify" fo:line-height="150%"/>
    </style:style>
    <style:style style:name="T2193" style:parent-style-name="Domyślnaczcionkaakapitu" style:family="text">
      <style:text-properties style:text-underline-type="single" style:text-underline-style="solid" style:text-underline-width="auto" style:text-underline-mode="continuous"/>
    </style:style>
    <style:style style:name="T2194" style:parent-style-name="Domyślnaczcionkaakapitu" style:family="text">
      <style:text-properties fo:background-color="#80FFFF" style:text-underline-type="single" style:text-underline-style="solid" style:text-underline-width="auto" style:text-underline-mode="continuous"/>
    </style:style>
    <style:style style:name="T2195" style:parent-style-name="Domyślnaczcionkaakapitu" style:family="text">
      <style:text-properties style:text-underline-type="single" style:text-underline-style="solid" style:text-underline-width="auto" style:text-underline-mode="continuous"/>
    </style:style>
    <style:style style:name="T2196" style:parent-style-name="Domyślnaczcionkaakapitu" style:family="text">
      <style:text-properties fo:background-color="#80FFFF" style:text-underline-type="single" style:text-underline-style="solid" style:text-underline-width="auto" style:text-underline-mode="continuous"/>
    </style:style>
    <style:style style:name="P2197" style:parent-style-name="Normalny" style:family="paragraph">
      <style:paragraph-properties style:contextual-spacing="true" fo:text-align="justify" fo:line-height="150%" fo:text-indent="0.2479in"/>
    </style:style>
    <style:style style:name="P2198" style:parent-style-name="Normalny" style:family="paragraph">
      <style:paragraph-properties style:contextual-spacing="true" fo:text-align="justify" fo:line-height="150%"/>
    </style:style>
    <style:style style:name="T2199" style:parent-style-name="Domyślnaczcionkaakapitu" style:family="text">
      <style:text-properties style:text-underline-type="single" style:text-underline-style="solid" style:text-underline-width="auto" style:text-underline-mode="continuous"/>
    </style:style>
    <style:style style:name="T2200" style:parent-style-name="Domyślnaczcionkaakapitu" style:family="text">
      <style:text-properties fo:background-color="#80FFFF"/>
    </style:style>
    <style:style style:name="P2201" style:parent-style-name="Normalny" style:family="paragraph">
      <style:paragraph-properties style:contextual-spacing="true" fo:text-align="justify" fo:line-height="150%" fo:text-indent="0.2479in"/>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P2204" style:parent-style-name="Normalny" style:family="paragraph">
      <style:paragraph-properties style:contextual-spacing="true" fo:text-align="justify" fo:line-height="150%"/>
    </style:style>
    <style:style style:name="T2205" style:parent-style-name="Domyślnaczcionkaakapitu" style:family="text">
      <style:text-properties style:text-underline-type="single" style:text-underline-style="solid" style:text-underline-width="auto" style:text-underline-mode="continuous"/>
    </style:style>
    <style:style style:name="T2206" style:parent-style-name="Domyślnaczcionkaakapitu" style:family="text">
      <style:text-properties fo:background-color="#80FFFF" style:text-underline-type="single" style:text-underline-style="solid" style:text-underline-width="auto" style:text-underline-mode="continuous"/>
    </style:style>
    <style:style style:name="T2207" style:parent-style-name="Domyślnaczcionkaakapitu" style:family="text">
      <style:text-properties style:text-underline-type="single" style:text-underline-style="solid" style:text-underline-width="auto" style:text-underline-mode="continuous"/>
    </style:style>
    <style:style style:name="P2208" style:parent-style-name="Normalny" style:family="paragraph">
      <style:paragraph-properties style:contextual-spacing="true" fo:text-align="justify" fo:line-height="150%" fo:text-indent="0.2479in"/>
    </style:style>
    <style:style style:name="T2209" style:parent-style-name="Domyślnaczcionkaakapitu" style:family="text">
      <style:text-properties fo:background-color="#80FFFF"/>
    </style:style>
    <style:style style:name="P2210" style:parent-style-name="Normalny" style:family="paragraph">
      <style:paragraph-properties style:contextual-spacing="true" fo:text-align="justify" fo:line-height="150%"/>
    </style:style>
    <style:style style:name="P2211" style:parent-style-name="Normalny" style:family="paragraph">
      <style:paragraph-properties style:contextual-spacing="true" fo:text-align="justify" fo:line-height="150%"/>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style:contextual-spacing="true" fo:text-align="justify" fo:line-height="150%"/>
    </style:style>
    <style:style style:name="P2215" style:parent-style-name="Normalny" style:family="paragraph">
      <style:paragraph-properties style:contextual-spacing="true" fo:text-align="justify" fo:line-height="150%"/>
    </style:style>
    <style:style style:name="P2216" style:parent-style-name="Normalny" style:family="paragraph">
      <style:paragraph-properties style:contextual-spacing="true" fo:text-align="justify" fo:line-height="150%"/>
    </style:style>
    <style:style style:name="P2217" style:parent-style-name="Normalny" style:family="paragraph">
      <style:paragraph-properties style:contextual-spacing="true" fo:text-align="justify" fo:line-height="150%"/>
    </style:style>
    <style:style style:name="T2218" style:parent-style-name="Domyślnaczcionkaakapitu" style:family="text">
      <style:text-properties style:text-underline-type="single" style:text-underline-style="solid" style:text-underline-width="auto" style:text-underline-mode="continuous"/>
    </style:style>
    <style:style style:name="T2219" style:parent-style-name="Domyślnaczcionkaakapitu" style:family="text">
      <style:text-properties fo:background-color="#80FFFF" style:text-underline-type="single" style:text-underline-style="solid" style:text-underline-width="auto" style:text-underline-mode="continuous"/>
    </style:style>
    <style:style style:name="T2220" style:parent-style-name="Domyślnaczcionkaakapitu" style:family="text">
      <style:text-properties style:text-underline-type="single" style:text-underline-style="solid" style:text-underline-width="auto" style:text-underline-mode="continuous"/>
    </style:style>
    <style:style style:name="P2221" style:parent-style-name="Normalny" style:family="paragraph">
      <style:paragraph-properties style:contextual-spacing="true" fo:text-align="justify" fo:line-height="150%" fo:text-indent="0.2479in"/>
    </style:style>
    <style:style style:name="T2222" style:parent-style-name="Domyślnaczcionkaakapitu" style:family="text">
      <style:text-properties fo:background-color="#80FFFF"/>
    </style:style>
    <style:style style:name="P2223" style:parent-style-name="Normalny" style:family="paragraph">
      <style:paragraph-properties style:contextual-spacing="true" fo:text-align="justify" fo:line-height="150%" fo:text-indent="0.2479in"/>
    </style:style>
    <style:style style:name="T2224" style:parent-style-name="Domyślnaczcionkaakapitu" style:family="text">
      <style:text-properties fo:background-color="#80FFFF"/>
    </style:style>
    <style:style style:name="P2225" style:parent-style-name="Normalny" style:family="paragraph">
      <style:paragraph-properties style:contextual-spacing="true" fo:text-align="justify" fo:line-height="150%" fo:text-indent="0.2479in"/>
    </style:style>
    <style:style style:name="P2226" style:parent-style-name="Normalny" style:family="paragraph">
      <style:paragraph-properties style:contextual-spacing="true" fo:text-align="justify" fo:line-height="150%" fo:text-indent="0.2479in"/>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P2233" style:parent-style-name="Normalny" style:family="paragraph">
      <style:paragraph-properties style:contextual-spacing="true" fo:text-align="justify" fo:line-height="150%"/>
    </style:style>
    <style:style style:name="T2234" style:parent-style-name="Domyślnaczcionkaakapitu" style:family="text">
      <style:text-properties style:text-underline-type="single" style:text-underline-style="solid" style:text-underline-width="auto" style:text-underline-mode="continuous"/>
    </style:style>
    <style:style style:name="P2235" style:parent-style-name="Normalny" style:family="paragraph">
      <style:paragraph-properties style:contextual-spacing="true" fo:text-align="justify" fo:line-height="150%" fo:text-indent="0.2479in"/>
    </style:style>
    <style:style style:name="T2236" style:parent-style-name="Domyślnaczcionkaakapitu" style:family="text">
      <style:text-properties fo:background-color="#80FFFF"/>
    </style:style>
    <style:style style:name="P2237" style:parent-style-name="Normalny" style:family="paragraph">
      <style:paragraph-properties style:contextual-spacing="true" fo:text-align="justify" fo:line-height="150%">
        <style:tab-stops>
          <style:tab-stop style:type="left" style:leader-style="solid" style:leader-text="_" style:position="1.4083in"/>
        </style:tab-stops>
      </style:paragraph-properties>
    </style:style>
    <style:style style:name="T2238" style:parent-style-name="Domyślnaczcionkaakapitu" style:family="text">
      <style:text-properties style:text-underline-type="single" style:text-underline-style="solid" style:text-underline-width="auto" style:text-underline-mode="continuous"/>
    </style:style>
    <style:style style:name="T2239" style:parent-style-name="Domyślnaczcionkaakapitu" style:family="text">
      <style:text-properties fo:background-color="#80FFFF"/>
    </style:style>
    <style:style style:name="P2240" style:parent-style-name="Normalny" style:family="paragraph">
      <style:paragraph-properties style:contextual-spacing="true" fo:text-align="justify" fo:line-height="150%" fo:text-indent="0.2479in"/>
    </style:style>
    <style:style style:name="T2241" style:parent-style-name="Domyślnaczcionkaakapitu" style:family="text">
      <style:text-properties fo:background-color="#80FFFF"/>
    </style:style>
    <style:style style:name="P2242" style:parent-style-name="Normalny" style:family="paragraph">
      <style:paragraph-properties style:contextual-spacing="true" fo:text-align="justify" fo:line-height="150%"/>
    </style:style>
    <style:style style:name="T2243" style:parent-style-name="Domyślnaczcionkaakapitu" style:family="text">
      <style:text-properties style:text-underline-type="single" style:text-underline-style="solid" style:text-underline-width="auto" style:text-underline-mode="continuous"/>
    </style:style>
    <style:style style:name="P2244" style:parent-style-name="Normalny" style:family="paragraph">
      <style:paragraph-properties style:contextual-spacing="true" fo:text-align="justify" fo:line-height="150%" fo:text-indent="0.2479in"/>
    </style:style>
    <style:style style:name="P2245" style:parent-style-name="Normalny" style:family="paragraph">
      <style:paragraph-properties style:contextual-spacing="true" fo:text-align="justify" fo:line-height="150%"/>
    </style:style>
    <style:style style:name="T2246" style:parent-style-name="Domyślnaczcionkaakapitu" style:family="text">
      <style:text-properties style:text-underline-type="single" style:text-underline-style="solid" style:text-underline-width="auto" style:text-underline-mode="continuous"/>
    </style:style>
    <style:style style:name="T2247" style:parent-style-name="Domyślnaczcionkaakapitu" style:family="text">
      <style:text-properties fo:background-color="#80FFFF" style:text-underline-type="single" style:text-underline-style="solid" style:text-underline-width="auto" style:text-underline-mode="continuous"/>
    </style:style>
    <style:style style:name="T2248" style:parent-style-name="Domyślnaczcionkaakapitu" style:family="text">
      <style:text-properties style:text-underline-type="single" style:text-underline-style="solid" style:text-underline-width="auto" style:text-underline-mode="continuous"/>
    </style:style>
    <style:style style:name="P2249" style:parent-style-name="Normalny" style:family="paragraph">
      <style:paragraph-properties style:contextual-spacing="true" fo:text-align="justify" fo:line-height="150%" fo:text-indent="0.2479in"/>
    </style:style>
    <style:style style:name="T2250" style:parent-style-name="Domyślnaczcionkaakapitu" style:family="text">
      <style:text-properties fo:background-color="#80FFFF"/>
    </style:style>
    <style:style style:name="P2251" style:parent-style-name="Normalny" style:family="paragraph">
      <style:paragraph-properties style:contextual-spacing="true" fo:text-align="justify" fo:line-height="150%"/>
    </style:style>
    <style:style style:name="T2252" style:parent-style-name="Domyślnaczcionkaakapitu" style:family="text">
      <style:text-properties style:text-underline-type="single" style:text-underline-style="solid" style:text-underline-width="auto" style:text-underline-mode="continuous"/>
    </style:style>
    <style:style style:name="T2253" style:parent-style-name="Domyślnaczcionkaakapitu" style:family="text">
      <style:text-properties fo:background-color="#80FFFF" style:text-underline-type="single" style:text-underline-style="solid" style:text-underline-width="auto" style:text-underline-mode="continuous"/>
    </style:style>
    <style:style style:name="T2254" style:parent-style-name="Domyślnaczcionkaakapitu" style:family="text">
      <style:text-properties style:text-underline-type="single" style:text-underline-style="solid" style:text-underline-width="auto" style:text-underline-mode="continuous"/>
    </style:style>
    <style:style style:name="P2255" style:parent-style-name="Normalny" style:family="paragraph">
      <style:paragraph-properties style:contextual-spacing="true" fo:text-align="justify" fo:line-height="150%" fo:text-indent="0.2479in"/>
    </style:style>
    <style:style style:name="T2256" style:parent-style-name="Domyślnaczcionkaakapitu" style:family="text">
      <style:text-properties fo:background-color="#80FFFF"/>
    </style:style>
    <style:style style:name="P2257" style:parent-style-name="Normalny" style:family="paragraph">
      <style:paragraph-properties style:contextual-spacing="true" fo:text-align="justify" fo:line-height="150%"/>
    </style:style>
    <style:style style:name="T2258" style:parent-style-name="Domyślnaczcionkaakapitu" style:family="text">
      <style:text-properties fo:background-color="#80FFFF" style:text-underline-type="single" style:text-underline-style="solid" style:text-underline-width="auto" style:text-underline-mode="continuous"/>
    </style:style>
    <style:style style:name="T2259" style:parent-style-name="Domyślnaczcionkaakapitu" style:family="text">
      <style:text-properties style:text-underline-type="single" style:text-underline-style="solid" style:text-underline-width="auto" style:text-underline-mode="continuous"/>
    </style:style>
    <style:style style:name="T2260" style:parent-style-name="Domyślnaczcionkaakapitu" style:family="text">
      <style:text-properties fo:background-color="#80FFFF" style:text-underline-type="single" style:text-underline-style="solid" style:text-underline-width="auto" style:text-underline-mode="continuous"/>
    </style:style>
    <style:style style:name="T2261" style:parent-style-name="Domyślnaczcionkaakapitu" style:family="text">
      <style:text-properties style:text-underline-type="single" style:text-underline-style="solid" style:text-underline-width="auto" style:text-underline-mode="continuous"/>
    </style:style>
    <style:style style:name="P2262" style:parent-style-name="Normalny" style:family="paragraph">
      <style:paragraph-properties style:contextual-spacing="true" fo:text-align="justify" fo:line-height="150%" fo:text-indent="0.2479in"/>
    </style:style>
    <style:style style:name="P2263" style:parent-style-name="Normalny" style:family="paragraph">
      <style:paragraph-properties style:contextual-spacing="true" fo:text-align="justify" fo:line-height="150%"/>
    </style:style>
    <style:style style:name="T2264" style:parent-style-name="Domyślnaczcionkaakapitu" style:family="text">
      <style:text-properties style:text-underline-type="single" style:text-underline-style="solid" style:text-underline-width="auto" style:text-underline-mode="continuous"/>
    </style:style>
    <style:style style:name="T2265" style:parent-style-name="Domyślnaczcionkaakapitu" style:family="text">
      <style:text-properties fo:background-color="#80FFFF" style:text-underline-type="single" style:text-underline-style="solid" style:text-underline-width="auto" style:text-underline-mode="continuous"/>
    </style:style>
    <style:style style:name="T2266" style:parent-style-name="Domyślnaczcionkaakapitu" style:family="text">
      <style:text-properties style:text-underline-type="single" style:text-underline-style="solid" style:text-underline-width="auto" style:text-underline-mode="continuous"/>
    </style:style>
    <style:style style:name="T2267" style:parent-style-name="Domyślnaczcionkaakapitu" style:family="text">
      <style:text-properties fo:background-color="#80FFFF" style:text-underline-type="single" style:text-underline-style="solid" style:text-underline-width="auto" style:text-underline-mode="continuous"/>
    </style:style>
    <style:style style:name="T2268" style:parent-style-name="Domyślnaczcionkaakapitu" style:family="text">
      <style:text-properties style:text-underline-type="single" style:text-underline-style="solid" style:text-underline-width="auto" style:text-underline-mode="continuous"/>
    </style:style>
    <style:style style:name="P2269" style:parent-style-name="Normalny" style:family="paragraph">
      <style:paragraph-properties style:contextual-spacing="true" fo:text-align="justify" fo:line-height="150%" fo:text-indent="0.2479in"/>
    </style:style>
    <style:style style:name="T2270" style:parent-style-name="Domyślnaczcionkaakapitu" style:family="text">
      <style:text-properties fo:background-color="#80FFFF"/>
    </style:style>
    <style:style style:name="P2271" style:parent-style-name="Normalny" style:family="paragraph">
      <style:paragraph-properties style:contextual-spacing="true" fo:text-align="justify" fo:line-height="150%"/>
    </style:style>
    <style:style style:name="T2272" style:parent-style-name="Domyślnaczcionkaakapitu" style:family="text">
      <style:text-properties style:text-underline-type="single" style:text-underline-style="solid" style:text-underline-width="auto" style:text-underline-mode="continuous"/>
    </style:style>
    <style:style style:name="P2273" style:parent-style-name="Normalny" style:family="paragraph">
      <style:paragraph-properties style:contextual-spacing="true" fo:text-align="justify" fo:line-height="150%" fo:text-indent="0.2479in"/>
    </style:style>
    <style:style style:name="T2274" style:parent-style-name="Domyślnaczcionkaakapitu" style:family="text">
      <style:text-properties fo:background-color="#80FFFF"/>
    </style:style>
    <style:style style:name="P2275" style:parent-style-name="Normalny" style:family="paragraph">
      <style:paragraph-properties style:contextual-spacing="true" fo:text-align="justify" fo:line-height="150%" fo:text-indent="0.2479in"/>
    </style:style>
    <style:style style:name="T2276" style:parent-style-name="Domyślnaczcionkaakapitu" style:family="text">
      <style:text-properties fo:background-color="#80FFFF"/>
    </style:style>
    <style:style style:name="P2277" style:parent-style-name="Normalny" style:family="paragraph">
      <style:paragraph-properties style:contextual-spacing="true" fo:text-align="justify" fo:line-height="150%"/>
    </style:style>
    <style:style style:name="T2278" style:parent-style-name="Domyślnaczcionkaakapitu" style:family="text">
      <style:text-properties style:text-underline-type="single" style:text-underline-style="solid" style:text-underline-width="auto" style:text-underline-mode="continuous"/>
    </style:style>
    <style:style style:name="T2279" style:parent-style-name="Domyślnaczcionkaakapitu" style:family="text">
      <style:text-properties fo:background-color="#80FFFF"/>
    </style:style>
    <style:style style:name="P2280" style:parent-style-name="Normalny" style:family="paragraph">
      <style:paragraph-properties style:contextual-spacing="true" fo:text-align="justify" fo:line-height="150%" fo:text-indent="0.2479in"/>
    </style:style>
    <style:style style:name="P2281" style:parent-style-name="Normalny" style:family="paragraph">
      <style:paragraph-properties style:contextual-spacing="true" fo:text-align="justify" fo:line-height="150%"/>
    </style:style>
    <style:style style:name="T2282" style:parent-style-name="Domyślnaczcionkaakapitu" style:family="text">
      <style:text-properties style:text-underline-type="single" style:text-underline-style="solid" style:text-underline-width="auto" style:text-underline-mode="continuous"/>
    </style:style>
    <style:style style:name="T2283" style:parent-style-name="Domyślnaczcionkaakapitu" style:family="text">
      <style:text-properties fo:background-color="#80FFFF" style:text-underline-type="single" style:text-underline-style="solid" style:text-underline-width="auto" style:text-underline-mode="continuous"/>
    </style:style>
    <style:style style:name="T2284" style:parent-style-name="Domyślnaczcionkaakapitu" style:family="text">
      <style:text-properties style:text-underline-type="single" style:text-underline-style="solid" style:text-underline-width="auto" style:text-underline-mode="continuous"/>
    </style:style>
    <style:style style:name="P2285" style:parent-style-name="Normalny" style:family="paragraph">
      <style:paragraph-properties style:contextual-spacing="true" fo:text-align="justify" fo:line-height="150%" fo:text-indent="0.2479in"/>
    </style:style>
    <style:style style:name="T2286" style:parent-style-name="Domyślnaczcionkaakapitu" style:family="text">
      <style:text-properties fo:background-color="#80FFFF"/>
    </style:style>
    <style:style style:name="P2287" style:parent-style-name="Normalny" style:family="paragraph">
      <style:paragraph-properties style:contextual-spacing="true" fo:text-align="justify" fo:line-height="150%"/>
    </style:style>
    <style:style style:name="T2288" style:parent-style-name="Domyślnaczcionkaakapitu" style:family="text">
      <style:text-properties style:text-underline-type="single" style:text-underline-style="solid" style:text-underline-width="auto" style:text-underline-mode="continuous"/>
    </style:style>
    <style:style style:name="T2289" style:parent-style-name="Domyślnaczcionkaakapitu" style:family="text">
      <style:text-properties fo:background-color="#80FFFF"/>
    </style:style>
    <style:style style:name="P2290" style:parent-style-name="Normalny" style:family="paragraph">
      <style:paragraph-properties style:contextual-spacing="true" fo:text-align="justify" fo:line-height="150%" fo:text-indent="0.2479in"/>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P2297" style:parent-style-name="Normalny" style:family="paragraph">
      <style:paragraph-properties style:contextual-spacing="true" fo:text-align="justify" fo:line-height="150%" fo:text-indent="0.2479in"/>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P2300" style:parent-style-name="Normalny" style:family="paragraph">
      <style:paragraph-properties style:contextual-spacing="true" fo:text-align="justify" fo:line-height="150%"/>
    </style:style>
    <style:style style:name="T2301" style:parent-style-name="Domyślnaczcionkaakapitu" style:family="text">
      <style:text-properties style:text-underline-type="single" style:text-underline-style="solid" style:text-underline-width="auto" style:text-underline-mode="continuous"/>
    </style:style>
    <style:style style:name="T2302" style:parent-style-name="Domyślnaczcionkaakapitu" style:family="text">
      <style:text-properties fo:background-color="#80FFFF" style:text-underline-type="single" style:text-underline-style="solid" style:text-underline-width="auto" style:text-underline-mode="continuous"/>
    </style:style>
    <style:style style:name="T2303" style:parent-style-name="Domyślnaczcionkaakapitu" style:family="text">
      <style:text-properties style:text-underline-type="single" style:text-underline-style="solid" style:text-underline-width="auto" style:text-underline-mode="continuous"/>
    </style:style>
    <style:style style:name="P2304" style:parent-style-name="Normalny" style:family="paragraph">
      <style:paragraph-properties style:contextual-spacing="true" fo:text-align="justify" fo:line-height="150%" fo:text-indent="0.2479in"/>
    </style:style>
    <style:style style:name="P2305" style:parent-style-name="Normalny" style:family="paragraph">
      <style:paragraph-properties style:contextual-spacing="true" fo:text-align="justify" fo:line-height="150%" fo:text-indent="0.2479in"/>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style:contextual-spacing="true" fo:text-align="justify" fo:line-height="150%" fo:text-indent="0.2479in"/>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P2315" style:parent-style-name="Normalny" style:family="paragraph">
      <style:paragraph-properties style:contextual-spacing="true" fo:text-align="justify" fo:line-height="150%" fo:text-indent="0.2479in"/>
    </style:style>
    <style:style style:name="T2316" style:parent-style-name="Domyślnaczcionkaakapitu" style:family="text">
      <style:text-properties fo:background-color="#80FFFF"/>
    </style:style>
    <style:style style:name="P2317" style:parent-style-name="Normalny" style:family="paragraph">
      <style:paragraph-properties style:contextual-spacing="true" fo:text-align="justify" fo:line-height="150%" fo:text-indent="0.2479in"/>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style:contextual-spacing="true" fo:text-align="justify" fo:line-height="150%" fo:text-indent="0.2479in"/>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font-style="italic" style:font-style-asian="italic" style:font-style-complex="italic" fo:background-color="#80FFFF"/>
    </style:style>
    <style:style style:name="T2326" style:parent-style-name="Domyślnaczcionkaakapitu" style:family="text">
      <style:text-properties fo:font-style="italic" style:font-style-asian="italic" style:font-style-complex="italic"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P2330" style:parent-style-name="Normalny" style:family="paragraph">
      <style:paragraph-properties style:contextual-spacing="true" fo:text-align="justify" fo:line-height="150%" fo:text-indent="0.2479in"/>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P2338" style:parent-style-name="Normalny" style:family="paragraph">
      <style:paragraph-properties style:contextual-spacing="true" fo:text-align="justify" fo:line-height="150%"/>
    </style:style>
    <style:style style:name="T2339" style:parent-style-name="Domyślnaczcionkaakapitu" style:family="text">
      <style:text-properties style:text-underline-type="single" style:text-underline-style="solid" style:text-underline-width="auto" style:text-underline-mode="continuous"/>
    </style:style>
    <style:style style:name="T2340" style:parent-style-name="Domyślnaczcionkaakapitu" style:family="text">
      <style:text-properties fo:background-color="#80FFFF"/>
    </style:style>
    <style:style style:name="P2341" style:parent-style-name="Normalny" style:family="paragraph">
      <style:paragraph-properties style:contextual-spacing="true" fo:text-align="justify" fo:line-height="150%" fo:text-indent="0.2479in"/>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P2344" style:parent-style-name="Normalny" style:family="paragraph">
      <style:paragraph-properties style:contextual-spacing="true" fo:text-align="justify" fo:line-height="150%"/>
    </style:style>
    <style:style style:name="T2345" style:parent-style-name="Domyślnaczcionkaakapitu" style:family="text">
      <style:text-properties style:text-underline-type="single" style:text-underline-style="solid" style:text-underline-width="auto" style:text-underline-mode="continuous"/>
    </style:style>
    <style:style style:name="P2346" style:parent-style-name="Normalny" style:family="paragraph">
      <style:paragraph-properties style:contextual-spacing="true" fo:text-align="justify" fo:line-height="150%" fo:text-indent="0.2479in"/>
    </style:style>
    <style:style style:name="P2347" style:parent-style-name="Normalny" style:family="paragraph">
      <style:paragraph-properties style:contextual-spacing="true" fo:text-align="justify" fo:line-height="150%"/>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P2350" style:parent-style-name="Normalny" style:family="paragraph">
      <style:paragraph-properties style:contextual-spacing="true" fo:text-align="justify" fo:line-height="150%" fo:text-indent="0.2479in"/>
    </style:style>
    <style:style style:name="P2351" style:parent-style-name="Normalny" style:family="paragraph">
      <style:paragraph-properties style:contextual-spacing="true" fo:text-align="justify" fo:line-height="150%"/>
    </style:style>
    <style:style style:name="T2352" style:parent-style-name="Domyślnaczcionkaakapitu" style:family="text">
      <style:text-properties style:text-underline-type="single" style:text-underline-style="solid" style:text-underline-width="auto" style:text-underline-mode="continuous"/>
    </style:style>
    <style:style style:name="P2353" style:parent-style-name="Normalny" style:family="paragraph">
      <style:paragraph-properties style:contextual-spacing="true" fo:text-align="justify" fo:line-height="150%" fo:text-indent="0.2479in"/>
    </style:style>
    <style:style style:name="P2354" style:parent-style-name="Normalny" style:family="paragraph">
      <style:paragraph-properties style:contextual-spacing="true" fo:text-align="justify" fo:line-height="150%">
        <style:tab-stops>
          <style:tab-stop style:type="left" style:position="6.7354in"/>
        </style:tab-stops>
      </style:paragraph-properties>
    </style:style>
    <style:style style:name="T2355" style:parent-style-name="Domyślnaczcionkaakapitu" style:family="text">
      <style:text-properties style:text-underline-type="single" style:text-underline-style="solid" style:text-underline-width="auto" style:text-underline-mode="continuous"/>
    </style:style>
    <style:style style:name="T2356" style:parent-style-name="Domyślnaczcionkaakapitu" style:family="text">
      <style:text-properties fo:background-color="#80FFFF"/>
    </style:style>
    <style:style style:name="P2357" style:parent-style-name="Normalny" style:family="paragraph">
      <style:paragraph-properties style:contextual-spacing="true" fo:text-align="justify" fo:line-height="150%" fo:text-indent="0.2479in">
        <style:tab-stops>
          <style:tab-stop style:type="left" style:position="6.7354in"/>
        </style:tab-stops>
      </style:paragraph-properties>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P2367" style:parent-style-name="Normalny" style:family="paragraph">
      <style:paragraph-properties style:contextual-spacing="true" fo:text-align="justify" fo:line-height="150%"/>
    </style:style>
    <style:style style:name="T2368" style:parent-style-name="Domyślnaczcionkaakapitu" style:family="text">
      <style:text-properties style:text-underline-type="single" style:text-underline-style="solid" style:text-underline-width="auto" style:text-underline-mode="continuous"/>
    </style:style>
    <style:style style:name="P2369" style:parent-style-name="Normalny" style:family="paragraph">
      <style:paragraph-properties style:contextual-spacing="true" fo:text-align="justify" fo:line-height="150%" fo:text-indent="0.2479in"/>
    </style:style>
    <style:style style:name="T2370" style:parent-style-name="Domyślnaczcionkaakapitu" style:family="text">
      <style:text-properties fo:background-color="#80FFFF"/>
    </style:style>
    <style:style style:name="P2371" style:parent-style-name="Normalny" style:family="paragraph">
      <style:paragraph-properties style:contextual-spacing="true" fo:text-align="justify" fo:line-height="150%"/>
    </style:style>
    <style:style style:name="T2372" style:parent-style-name="Domyślnaczcionkaakapitu" style:family="text">
      <style:text-properties style:text-underline-type="single" style:text-underline-style="solid" style:text-underline-width="auto" style:text-underline-mode="continuous"/>
    </style:style>
    <style:style style:name="T2373" style:parent-style-name="Domyślnaczcionkaakapitu" style:family="text">
      <style:text-properties fo:background-color="#80FFFF"/>
    </style:style>
    <style:style style:name="P2374" style:parent-style-name="Normalny" style:family="paragraph">
      <style:paragraph-properties style:contextual-spacing="true" fo:text-align="justify" fo:line-height="150%" fo:text-indent="0.2479in"/>
    </style:style>
    <style:style style:name="T2375" style:parent-style-name="Domyślnaczcionkaakapitu" style:family="text">
      <style:text-properties fo:background-color="#80FFFF"/>
    </style:style>
    <style:style style:name="P2376" style:parent-style-name="Normalny" style:family="paragraph">
      <style:paragraph-properties style:contextual-spacing="true" fo:text-align="justify" fo:line-height="150%" fo:text-indent="0.2479in"/>
    </style:style>
    <style:style style:name="T2377" style:parent-style-name="Domyślnaczcionkaakapitu" style:family="text">
      <style:text-properties fo:background-color="#80FFFF"/>
    </style:style>
    <style:style style:name="P2378" style:parent-style-name="Normalny" style:family="paragraph">
      <style:paragraph-properties style:contextual-spacing="true" fo:text-align="justify" fo:line-height="150%"/>
    </style:style>
    <style:style style:name="T2379" style:parent-style-name="Domyślnaczcionkaakapitu" style:family="text">
      <style:text-properties style:text-underline-type="single" style:text-underline-style="solid" style:text-underline-width="auto" style:text-underline-mode="continuous"/>
    </style:style>
    <style:style style:name="P2380" style:parent-style-name="Normalny" style:family="paragraph">
      <style:paragraph-properties style:contextual-spacing="true" fo:text-align="justify" fo:line-height="150%" fo:text-indent="0.2479in"/>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style:contextual-spacing="true" fo:text-align="justify" fo:line-height="150%" fo:text-indent="0.2479in"/>
    </style:style>
    <style:style style:name="T2388" style:parent-style-name="Domyślnaczcionkaakapitu" style:family="text">
      <style:text-properties fo:background-color="#80FFFF"/>
    </style:style>
    <style:style style:name="P2389" style:parent-style-name="Normalny" style:family="paragraph">
      <style:paragraph-properties style:contextual-spacing="true" fo:text-align="justify" fo:line-height="150%" fo:text-indent="0.2479in"/>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P2397" style:parent-style-name="Normalny" style:family="paragraph">
      <style:paragraph-properties style:contextual-spacing="true" fo:text-align="justify" fo:line-height="150%"/>
    </style:style>
    <style:style style:name="T2398" style:parent-style-name="Domyślnaczcionkaakapitu" style:family="text">
      <style:text-properties style:text-underline-type="single" style:text-underline-style="solid" style:text-underline-width="auto" style:text-underline-mode="continuous"/>
    </style:style>
    <style:style style:name="T2399" style:parent-style-name="Domyślnaczcionkaakapitu" style:family="text">
      <style:text-properties fo:background-color="#80FFFF"/>
    </style:style>
    <style:style style:name="P2400" style:parent-style-name="Normalny" style:family="paragraph">
      <style:paragraph-properties style:contextual-spacing="true" fo:text-align="justify" fo:line-height="150%" fo:text-indent="0.2479in"/>
    </style:style>
    <style:style style:name="T2401" style:parent-style-name="Domyślnaczcionkaakapitu" style:family="text">
      <style:text-properties fo:background-color="#80FFFF"/>
    </style:style>
    <style:style style:name="P2402" style:parent-style-name="Normalny" style:family="paragraph">
      <style:paragraph-properties style:contextual-spacing="true" fo:text-align="justify" fo:line-height="150%"/>
    </style:style>
    <style:style style:name="T2403" style:parent-style-name="Domyślnaczcionkaakapitu" style:family="text">
      <style:text-properties fo:background-color="#80FFFF" style:text-underline-type="single" style:text-underline-style="solid" style:text-underline-width="auto" style:text-underline-mode="continuous"/>
    </style:style>
    <style:style style:name="T2404" style:parent-style-name="Domyślnaczcionkaakapitu" style:family="text">
      <style:text-properties style:text-underline-type="single" style:text-underline-style="solid" style:text-underline-width="auto" style:text-underline-mode="continuous"/>
    </style:style>
    <style:style style:name="T2405" style:parent-style-name="Domyślnaczcionkaakapitu" style:family="text">
      <style:text-properties fo:background-color="#80FFFF" style:text-underline-type="single" style:text-underline-style="solid" style:text-underline-width="auto" style:text-underline-mode="continuous"/>
    </style:style>
    <style:style style:name="T2406" style:parent-style-name="Domyślnaczcionkaakapitu" style:family="text">
      <style:text-properties style:text-underline-type="single" style:text-underline-style="solid" style:text-underline-width="auto" style:text-underline-mode="continuous"/>
    </style:style>
    <style:style style:name="T2407" style:parent-style-name="Domyślnaczcionkaakapitu" style:family="text">
      <style:text-properties fo:background-color="#80FFFF" style:text-underline-type="single" style:text-underline-style="solid" style:text-underline-width="auto" style:text-underline-mode="continuous"/>
    </style:style>
    <style:style style:name="P2408" style:parent-style-name="Normalny" style:family="paragraph">
      <style:paragraph-properties style:contextual-spacing="true" fo:text-align="justify" fo:line-height="150%" fo:text-indent="0.2479in"/>
    </style:style>
    <style:style style:name="P2409" style:parent-style-name="Normalny" style:family="paragraph">
      <style:paragraph-properties style:contextual-spacing="true" fo:text-align="justify" fo:line-height="150%"/>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style>
    <style:style style:name="P2412" style:parent-style-name="Normalny" style:family="paragraph">
      <style:paragraph-properties style:contextual-spacing="true" fo:text-align="justify" fo:line-height="150%" fo:text-indent="0.2479in"/>
    </style:style>
    <style:style style:name="P2413" style:parent-style-name="Normalny" style:family="paragraph">
      <style:paragraph-properties style:contextual-spacing="true" fo:text-align="justify" fo:line-height="150%" fo:text-indent="0.2479in"/>
    </style:style>
    <style:style style:name="P2414" style:parent-style-name="Normalny" style:family="paragraph">
      <style:paragraph-properties style:contextual-spacing="true" fo:text-align="justify" fo:line-height="150%"/>
    </style:style>
    <style:style style:name="T2415" style:parent-style-name="Domyślnaczcionkaakapitu" style:family="text">
      <style:text-properties style:text-underline-type="single" style:text-underline-style="solid" style:text-underline-width="auto" style:text-underline-mode="continuous"/>
    </style:style>
    <style:style style:name="T2416" style:parent-style-name="Domyślnaczcionkaakapitu" style:family="text">
      <style:text-properties fo:background-color="#80FFFF" style:text-underline-type="single" style:text-underline-style="solid" style:text-underline-width="auto" style:text-underline-mode="continuous"/>
    </style:style>
    <style:style style:name="T2417" style:parent-style-name="Domyślnaczcionkaakapitu" style:family="text">
      <style:text-properties style:text-underline-type="single" style:text-underline-style="solid" style:text-underline-width="auto" style:text-underline-mode="continuous"/>
    </style:style>
    <style:style style:name="T2418" style:parent-style-name="Domyślnaczcionkaakapitu" style:family="text">
      <style:text-properties fo:background-color="#80FFFF"/>
    </style:style>
    <style:style style:name="P2419" style:parent-style-name="Normalny" style:family="paragraph">
      <style:paragraph-properties style:contextual-spacing="true" fo:text-align="justify" fo:line-height="150%" fo:text-indent="0.2479in"/>
    </style:style>
    <style:style style:name="T2420" style:parent-style-name="Domyślnaczcionkaakapitu" style:family="text">
      <style:text-properties fo:background-color="#80FFFF"/>
    </style:style>
    <style:style style:name="P2421" style:parent-style-name="Normalny" style:family="paragraph">
      <style:paragraph-properties style:contextual-spacing="true" fo:text-align="justify" fo:line-height="150%"/>
    </style:style>
    <style:style style:name="T2422" style:parent-style-name="Domyślnaczcionkaakapitu" style:family="text">
      <style:text-properties style:text-underline-type="single" style:text-underline-style="solid" style:text-underline-width="auto" style:text-underline-mode="continuous"/>
    </style:style>
    <style:style style:name="T2423" style:parent-style-name="Domyślnaczcionkaakapitu" style:family="text">
      <style:text-properties fo:background-color="#80FFFF" style:text-underline-type="single" style:text-underline-style="solid" style:text-underline-width="auto" style:text-underline-mode="continuous"/>
    </style:style>
    <style:style style:name="T2424" style:parent-style-name="Domyślnaczcionkaakapitu" style:family="text">
      <style:text-properties style:text-underline-type="single" style:text-underline-style="solid" style:text-underline-width="auto" style:text-underline-mode="continuous"/>
    </style:style>
    <style:style style:name="P2425" style:parent-style-name="Normalny" style:family="paragraph">
      <style:paragraph-properties style:contextual-spacing="true" fo:text-align="justify" fo:line-height="150%" fo:text-indent="0.2479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P2428" style:parent-style-name="Normalny" style:family="paragraph">
      <style:paragraph-properties style:contextual-spacing="true" fo:text-align="justify" fo:line-height="150%" fo:text-indent="0.2479in"/>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P2433" style:parent-style-name="Normalny" style:family="paragraph">
      <style:paragraph-properties style:contextual-spacing="true" fo:text-align="justify" fo:line-height="150%" fo:text-indent="0.2479in"/>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P2441" style:parent-style-name="Normalny" style:family="paragraph">
      <style:paragraph-properties style:contextual-spacing="true" fo:text-align="justify" fo:line-height="150%"/>
    </style:style>
    <style:style style:name="T2442" style:parent-style-name="Domyślnaczcionkaakapitu" style:family="text">
      <style:text-properties fo:background-color="#80FFFF" style:text-underline-type="single" style:text-underline-style="solid" style:text-underline-width="auto" style:text-underline-mode="continuous"/>
    </style:style>
    <style:style style:name="T2443" style:parent-style-name="Domyślnaczcionkaakapitu" style:family="text">
      <style:text-properties style:text-underline-type="single" style:text-underline-style="solid" style:text-underline-width="auto" style:text-underline-mode="continuous"/>
    </style:style>
    <style:style style:name="T2444" style:parent-style-name="Domyślnaczcionkaakapitu" style:family="text">
      <style:text-properties fo:background-color="#80FFFF" style:text-underline-type="single" style:text-underline-style="solid" style:text-underline-width="auto" style:text-underline-mode="continuous"/>
    </style:style>
    <style:style style:name="T2445" style:parent-style-name="Domyślnaczcionkaakapitu" style:family="text">
      <style:text-properties style:text-underline-type="single" style:text-underline-style="solid" style:text-underline-width="auto" style:text-underline-mode="continuous"/>
    </style:style>
    <style:style style:name="T2446" style:parent-style-name="Domyślnaczcionkaakapitu" style:family="text">
      <style:text-properties fo:background-color="#80FFFF" style:text-underline-type="single" style:text-underline-style="solid" style:text-underline-width="auto" style:text-underline-mode="continuous"/>
    </style:style>
    <style:style style:name="T2447" style:parent-style-name="Domyślnaczcionkaakapitu" style:family="text">
      <style:text-properties style:text-underline-type="single" style:text-underline-style="solid" style:text-underline-width="auto" style:text-underline-mode="continuous"/>
    </style:style>
    <style:style style:name="P2448" style:parent-style-name="Normalny" style:family="paragraph">
      <style:paragraph-properties style:contextual-spacing="true" fo:text-align="justify" fo:line-height="150%" fo:text-indent="0.2479in"/>
    </style:style>
    <style:style style:name="T2449" style:parent-style-name="Domyślnaczcionkaakapitu" style:family="text">
      <style:text-properties fo:background-color="#80FFFF"/>
    </style:style>
    <style:style style:name="P2450" style:parent-style-name="Normalny" style:family="paragraph">
      <style:paragraph-properties style:contextual-spacing="true" fo:text-align="justify" fo:line-height="150%"/>
    </style:style>
    <style:style style:name="T2451" style:parent-style-name="Domyślnaczcionkaakapitu" style:family="text">
      <style:text-properties style:text-underline-type="single" style:text-underline-style="solid" style:text-underline-width="auto" style:text-underline-mode="continuous"/>
    </style:style>
    <style:style style:name="T2452" style:parent-style-name="Domyślnaczcionkaakapitu" style:family="text">
      <style:text-properties fo:background-color="#80FFFF" style:text-underline-type="single" style:text-underline-style="solid" style:text-underline-width="auto" style:text-underline-mode="continuous"/>
    </style:style>
    <style:style style:name="T2453" style:parent-style-name="Domyślnaczcionkaakapitu" style:family="text">
      <style:text-properties style:text-underline-type="single" style:text-underline-style="solid" style:text-underline-width="auto" style:text-underline-mode="continuous"/>
    </style:style>
    <style:style style:name="T2454" style:parent-style-name="Domyślnaczcionkaakapitu" style:family="text">
      <style:text-properties fo:background-color="#80FFFF" style:text-underline-type="single" style:text-underline-style="solid" style:text-underline-width="auto" style:text-underline-mode="continuous"/>
    </style:style>
    <style:style style:name="T2455" style:parent-style-name="Domyślnaczcionkaakapitu" style:family="text">
      <style:text-properties style:text-underline-type="single" style:text-underline-style="solid" style:text-underline-width="auto" style:text-underline-mode="continuous"/>
    </style:style>
    <style:style style:name="P2456" style:parent-style-name="Normalny" style:family="paragraph">
      <style:paragraph-properties style:contextual-spacing="true" fo:text-align="justify" fo:line-height="150%" fo:text-indent="0.2479in"/>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P2460" style:parent-style-name="Normalny" style:family="paragraph">
      <style:paragraph-properties style:contextual-spacing="true" fo:text-align="justify" fo:line-height="150%"/>
    </style:style>
    <style:style style:name="T2461" style:parent-style-name="Domyślnaczcionkaakapitu" style:family="text">
      <style:text-properties style:text-underline-type="single" style:text-underline-style="solid" style:text-underline-width="auto" style:text-underline-mode="continuous"/>
    </style:style>
    <style:style style:name="T2462" style:parent-style-name="Domyślnaczcionkaakapitu" style:family="text">
      <style:text-properties fo:background-color="#80FFFF" style:text-underline-type="single" style:text-underline-style="solid" style:text-underline-width="auto" style:text-underline-mode="continuous"/>
    </style:style>
    <style:style style:name="T2463" style:parent-style-name="Domyślnaczcionkaakapitu" style:family="text">
      <style:text-properties style:text-underline-type="single" style:text-underline-style="solid" style:text-underline-width="auto" style:text-underline-mode="continuous"/>
    </style:style>
    <style:style style:name="P2464" style:parent-style-name="Normalny" style:family="paragraph">
      <style:paragraph-properties style:contextual-spacing="true" fo:text-align="justify" fo:line-height="150%" fo:text-indent="0.2479in"/>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P2467" style:parent-style-name="Normalny" style:family="paragraph">
      <style:paragraph-properties style:contextual-spacing="true" fo:text-align="justify" fo:line-height="150%"/>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T2469" style:parent-style-name="Domyślnaczcionkaakapitu" style:family="text">
      <style:text-properties style:text-underline-type="single" style:text-underline-style="solid" style:text-underline-width="auto" style:text-underline-mode="continuous"/>
    </style:style>
    <style:style style:name="T2470" style:parent-style-name="Domyślnaczcionkaakapitu" style:family="text">
      <style:text-properties fo:background-color="#80FFFF" style:text-underline-type="single" style:text-underline-style="solid" style:text-underline-width="auto" style:text-underline-mode="continuous"/>
    </style:style>
    <style:style style:name="T2471" style:parent-style-name="Domyślnaczcionkaakapitu" style:family="text">
      <style:text-properties style:text-underline-type="single" style:text-underline-style="solid" style:text-underline-width="auto" style:text-underline-mode="continuous"/>
    </style:style>
    <style:style style:name="T2472" style:parent-style-name="Domyślnaczcionkaakapitu" style:family="text">
      <style:text-properties fo:background-color="#80FFFF" style:text-underline-type="single" style:text-underline-style="solid" style:text-underline-width="auto" style:text-underline-mode="continuous"/>
    </style:style>
    <style:style style:name="T2473" style:parent-style-name="Domyślnaczcionkaakapitu" style:family="text">
      <style:text-properties style:text-underline-type="single" style:text-underline-style="solid" style:text-underline-width="auto" style:text-underline-mode="continuous"/>
    </style:style>
    <style:style style:name="P2474" style:parent-style-name="Normalny" style:family="paragraph">
      <style:paragraph-properties style:contextual-spacing="true" fo:text-align="justify" fo:line-height="150%" fo:text-indent="0.2479in"/>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P2477" style:parent-style-name="Normalny" style:family="paragraph">
      <style:paragraph-properties style:contextual-spacing="true" fo:text-align="justify" fo:line-height="150%"/>
    </style:style>
    <style:style style:name="T2478" style:parent-style-name="Domyślnaczcionkaakapitu" style:family="text">
      <style:text-properties style:text-underline-type="single" style:text-underline-style="solid" style:text-underline-width="auto" style:text-underline-mode="continuous"/>
    </style:style>
    <style:style style:name="P2479" style:parent-style-name="Normalny" style:family="paragraph">
      <style:paragraph-properties style:contextual-spacing="true" fo:text-align="justify" fo:line-height="150%" fo:text-indent="0.2479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P2483" style:parent-style-name="Normalny" style:family="paragraph">
      <style:paragraph-properties style:contextual-spacing="true" fo:text-align="justify" fo:line-height="150%"/>
    </style:style>
    <style:style style:name="T2484" style:parent-style-name="Domyślnaczcionkaakapitu" style:family="text">
      <style:text-properties style:text-underline-type="single" style:text-underline-style="solid" style:text-underline-width="auto" style:text-underline-mode="continuous"/>
    </style:style>
    <style:style style:name="P2485" style:parent-style-name="Normalny" style:family="paragraph">
      <style:paragraph-properties style:contextual-spacing="true" fo:text-align="justify" fo:line-height="150%" fo:text-indent="0.2479in"/>
    </style:style>
    <style:style style:name="T2486" style:parent-style-name="Domyślnaczcionkaakapitu" style:family="text">
      <style:text-properties fo:background-color="#80FFFF"/>
    </style:style>
    <style:style style:name="P2487" style:parent-style-name="Normalny" style:family="paragraph">
      <style:paragraph-properties style:contextual-spacing="true" fo:text-align="justify" fo:line-height="150%"/>
    </style:style>
    <style:style style:name="T2488" style:parent-style-name="Domyślnaczcionkaakapitu" style:family="text">
      <style:text-properties style:text-underline-type="single" style:text-underline-style="solid" style:text-underline-width="auto" style:text-underline-mode="continuous"/>
    </style:style>
    <style:style style:name="T2489" style:parent-style-name="Domyślnaczcionkaakapitu" style:family="text">
      <style:text-properties fo:background-color="#80FFFF" style:text-underline-type="single" style:text-underline-style="solid" style:text-underline-width="auto" style:text-underline-mode="continuous"/>
    </style:style>
    <style:style style:name="T2490" style:parent-style-name="Domyślnaczcionkaakapitu" style:family="text">
      <style:text-properties style:text-underline-type="single" style:text-underline-style="solid" style:text-underline-width="auto" style:text-underline-mode="continuous"/>
    </style:style>
    <style:style style:name="P2491" style:parent-style-name="Normalny" style:family="paragraph">
      <style:paragraph-properties style:contextual-spacing="true" fo:text-align="justify" fo:line-height="150%" fo:text-indent="0.2479in"/>
    </style:style>
    <style:style style:name="T2492" style:parent-style-name="Domyślnaczcionkaakapitu" style:family="text">
      <style:text-properties fo:background-color="#80FFFF"/>
    </style:style>
    <style:style style:name="P2493" style:parent-style-name="Normalny" style:family="paragraph">
      <style:paragraph-properties style:contextual-spacing="true" fo:text-align="justify" fo:line-height="150%"/>
    </style:style>
    <style:style style:name="T2494" style:parent-style-name="Domyślnaczcionkaakapitu" style:family="text">
      <style:text-properties style:text-underline-type="single" style:text-underline-style="solid" style:text-underline-width="auto" style:text-underline-mode="continuous"/>
    </style:style>
    <style:style style:name="P2495" style:parent-style-name="Normalny" style:family="paragraph">
      <style:paragraph-properties style:contextual-spacing="true" fo:text-align="justify" fo:line-height="150%" fo:text-indent="0.2479in"/>
    </style:style>
    <style:style style:name="P2496" style:parent-style-name="Normalny" style:family="paragraph">
      <style:paragraph-properties style:contextual-spacing="true" fo:text-align="justify" fo:line-height="150%"/>
    </style:style>
    <style:style style:name="T2497" style:parent-style-name="Domyślnaczcionkaakapitu" style:family="text">
      <style:text-properties style:text-underline-type="single" style:text-underline-style="solid" style:text-underline-width="auto" style:text-underline-mode="continuous"/>
    </style:style>
    <style:style style:name="P2498" style:parent-style-name="Normalny" style:family="paragraph">
      <style:paragraph-properties style:contextual-spacing="true" fo:text-align="justify" fo:line-height="150%" fo:text-indent="0.2479in"/>
    </style:style>
    <style:style style:name="P2499" style:parent-style-name="Normalny" style:family="paragraph">
      <style:paragraph-properties style:contextual-spacing="true" fo:text-align="justify" fo:line-height="150%" fo:text-indent="0.2479in"/>
    </style:style>
    <style:style style:name="P2500" style:parent-style-name="Normalny" style:family="paragraph">
      <style:paragraph-properties style:contextual-spacing="true" fo:text-align="justify" fo:line-height="150%" fo:text-indent="0.2479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P2503" style:parent-style-name="Normalny" style:family="paragraph">
      <style:paragraph-properties style:contextual-spacing="true" fo:text-align="justify" fo:line-height="150%"/>
    </style:style>
    <style:style style:name="T2504" style:parent-style-name="Domyślnaczcionkaakapitu" style:family="text">
      <style:text-properties style:text-underline-type="single" style:text-underline-style="solid" style:text-underline-width="auto" style:text-underline-mode="continuous"/>
    </style:style>
    <style:style style:name="T2505" style:parent-style-name="Domyślnaczcionkaakapitu" style:family="text">
      <style:text-properties fo:background-color="#80FFFF" style:text-underline-type="single" style:text-underline-style="solid" style:text-underline-width="auto" style:text-underline-mode="continuous"/>
    </style:style>
    <style:style style:name="T2506" style:parent-style-name="Domyślnaczcionkaakapitu" style:family="text">
      <style:text-properties style:text-underline-type="single" style:text-underline-style="solid" style:text-underline-width="auto" style:text-underline-mode="continuous"/>
    </style:style>
    <style:style style:name="T2507" style:parent-style-name="Domyślnaczcionkaakapitu" style:family="text">
      <style:text-properties fo:background-color="#80FFFF" style:text-underline-type="single" style:text-underline-style="solid" style:text-underline-width="auto" style:text-underline-mode="continuous"/>
    </style:style>
    <style:style style:name="T2508" style:parent-style-name="Domyślnaczcionkaakapitu" style:family="text">
      <style:text-properties fo:background-color="#80FFFF"/>
    </style:style>
    <style:style style:name="P2509" style:parent-style-name="Normalny" style:family="paragraph">
      <style:paragraph-properties style:contextual-spacing="true" fo:text-align="justify" fo:line-height="150%" fo:text-indent="0.2479in"/>
    </style:style>
    <style:style style:name="T2510" style:parent-style-name="Domyślnaczcionkaakapitu" style:family="text">
      <style:text-properties fo:background-color="#80FFFF"/>
    </style:style>
    <style:style style:name="P2511" style:parent-style-name="Normalny" style:family="paragraph">
      <style:paragraph-properties style:contextual-spacing="true" fo:text-align="justify" fo:line-height="150%"/>
    </style:style>
    <style:style style:name="T2512" style:parent-style-name="Domyślnaczcionkaakapitu" style:family="text">
      <style:text-properties style:text-underline-type="single" style:text-underline-style="solid" style:text-underline-width="auto" style:text-underline-mode="continuous"/>
    </style:style>
    <style:style style:name="T2513" style:parent-style-name="Domyślnaczcionkaakapitu" style:family="text">
      <style:text-properties fo:background-color="#80FFFF" style:text-underline-type="single" style:text-underline-style="solid" style:text-underline-width="auto" style:text-underline-mode="continuous"/>
    </style:style>
    <style:style style:name="T2514" style:parent-style-name="Domyślnaczcionkaakapitu" style:family="text">
      <style:text-properties style:text-underline-type="single" style:text-underline-style="solid" style:text-underline-width="auto" style:text-underline-mode="continuous"/>
    </style:style>
    <style:style style:name="P2515" style:parent-style-name="Normalny" style:family="paragraph">
      <style:paragraph-properties style:contextual-spacing="true" fo:text-align="justify" fo:line-height="150%" fo:text-indent="0.2479in"/>
    </style:style>
    <style:style style:name="T2516" style:parent-style-name="Domyślnaczcionkaakapitu" style:family="text">
      <style:text-properties fo:background-color="#80FFFF"/>
    </style:style>
    <style:style style:name="P2517" style:parent-style-name="Normalny" style:family="paragraph">
      <style:paragraph-properties style:contextual-spacing="true" fo:text-align="justify" fo:line-height="150%" fo:text-indent="0.2479in"/>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P2520" style:parent-style-name="Normalny" style:family="paragraph">
      <style:paragraph-properties style:contextual-spacing="true" fo:text-align="justify" fo:line-height="150%" fo:text-indent="0.2479in"/>
    </style:style>
    <style:style style:name="P2521" style:parent-style-name="Normalny" style:family="paragraph">
      <style:paragraph-properties style:contextual-spacing="true" fo:text-align="justify" fo:line-height="150%" fo:text-indent="0.2479in"/>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P2527" style:parent-style-name="Normalny" style:family="paragraph">
      <style:paragraph-properties style:contextual-spacing="true" fo:text-align="justify" fo:line-height="150%"/>
    </style:style>
    <style:style style:name="P2528" style:parent-style-name="Normalny" style:family="paragraph">
      <style:paragraph-properties style:contextual-spacing="true" fo:text-align="justify" fo:line-height="150%" fo:text-indent="0.2479in">
        <style:tab-stops>
          <style:tab-stop style:type="left" style:leader-style="solid" style:leader-text="_" style:position="1.4125in"/>
        </style:tab-stops>
      </style:paragraph-properties>
    </style:style>
    <style:style style:name="T2529" style:parent-style-name="Domyślnaczcionkaakapitu" style:family="text">
      <style:text-properties fo:background-color="#80FFFF"/>
    </style:style>
    <style:style style:name="P2530" style:parent-style-name="Normalny" style:family="paragraph">
      <style:paragraph-properties style:contextual-spacing="true" fo:text-align="justify" fo:line-height="150%">
        <style:tab-stops>
          <style:tab-stop style:type="left" style:leader-style="solid" style:leader-text="_" style:position="1.4125in"/>
        </style:tab-stops>
      </style:paragraph-properties>
    </style:style>
    <style:style style:name="T2531" style:parent-style-name="Domyślnaczcionkaakapitu" style:family="text">
      <style:text-properties style:text-underline-type="single" style:text-underline-style="solid" style:text-underline-width="auto" style:text-underline-mode="continuous"/>
    </style:style>
    <style:style style:name="T2532" style:parent-style-name="Domyślnaczcionkaakapitu" style:family="text">
      <style:text-properties fo:background-color="#80FFFF"/>
    </style:style>
    <style:style style:name="P2533" style:parent-style-name="Normalny" style:family="paragraph">
      <style:paragraph-properties style:contextual-spacing="true" fo:text-align="justify" fo:line-height="150%" fo:text-indent="0.2479in"/>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P2537" style:parent-style-name="Normalny" style:family="paragraph">
      <style:paragraph-properties style:contextual-spacing="true" fo:text-align="justify" fo:line-height="150%"/>
    </style:style>
    <style:style style:name="T2538" style:parent-style-name="Domyślnaczcionkaakapitu" style:family="text">
      <style:text-properties style:text-underline-type="single" style:text-underline-style="solid" style:text-underline-width="auto" style:text-underline-mode="continuous"/>
    </style:style>
    <style:style style:name="T2539" style:parent-style-name="Domyślnaczcionkaakapitu" style:family="text">
      <style:text-properties fo:background-color="#80FFFF" style:text-underline-type="single" style:text-underline-style="solid" style:text-underline-width="auto" style:text-underline-mode="continuous"/>
    </style:style>
    <style:style style:name="T2540" style:parent-style-name="Domyślnaczcionkaakapitu" style:family="text">
      <style:text-properties style:text-underline-type="single" style:text-underline-style="solid" style:text-underline-width="auto" style:text-underline-mode="continuous"/>
    </style:style>
    <style:style style:name="T2541" style:parent-style-name="Domyślnaczcionkaakapitu" style:family="text">
      <style:text-properties fo:background-color="#80FFFF"/>
    </style:style>
    <style:style style:name="P2542" style:parent-style-name="Normalny" style:family="paragraph">
      <style:paragraph-properties style:contextual-spacing="true" fo:text-align="justify" fo:line-height="150%" fo:text-indent="0.2479in"/>
    </style:style>
    <style:style style:name="T2543" style:parent-style-name="Domyślnaczcionkaakapitu" style:family="text">
      <style:text-properties fo:background-color="#80FFFF"/>
    </style:style>
    <style:style style:name="T2544" style:parent-style-name="Domyślnaczcionkaakapitu" style:family="text">
      <style:text-properties style:text-underline-type="single" style:text-underline-style="solid" style:text-underline-width="auto" style:text-underline-mode="continuous"/>
    </style:style>
    <style:style style:name="P2545" style:parent-style-name="Normalny" style:family="paragraph">
      <style:paragraph-properties style:contextual-spacing="true" fo:text-align="justify" fo:line-height="150%" fo:text-indent="0.2479in"/>
    </style:style>
    <style:style style:name="P2546" style:parent-style-name="Normalny" style:family="paragraph">
      <style:paragraph-properties style:contextual-spacing="true" fo:text-align="justify" fo:line-height="150%"/>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P2550" style:parent-style-name="Normalny" style:family="paragraph">
      <style:paragraph-properties style:contextual-spacing="true" fo:text-align="justify" fo:line-height="150%" fo:text-indent="0.2479in"/>
    </style:style>
    <style:style style:name="T2551" style:parent-style-name="Domyślnaczcionkaakapitu" style:family="text">
      <style:text-properties fo:background-color="#80FFFF"/>
    </style:style>
    <style:style style:name="P2552" style:parent-style-name="Normalny" style:family="paragraph">
      <style:paragraph-properties style:contextual-spacing="true" fo:text-align="justify" fo:line-height="150%" fo:text-indent="0.2479in"/>
    </style:style>
    <style:style style:name="T2553" style:parent-style-name="Domyślnaczcionkaakapitu" style:family="text">
      <style:text-properties fo:background-color="#80FFFF"/>
    </style:style>
    <style:style style:name="P2554" style:parent-style-name="Normalny" style:family="paragraph">
      <style:paragraph-properties style:contextual-spacing="true" fo:text-align="justify" fo:line-height="150%"/>
    </style:style>
    <style:style style:name="T2555" style:parent-style-name="Domyślnaczcionkaakapitu" style:family="text">
      <style:text-properties style:text-underline-type="single" style:text-underline-style="solid" style:text-underline-width="auto" style:text-underline-mode="continuous"/>
    </style:style>
    <style:style style:name="P2556" style:parent-style-name="Normalny" style:family="paragraph">
      <style:paragraph-properties style:contextual-spacing="true" fo:text-align="justify" fo:line-height="150%" fo:text-indent="0.2479in"/>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P2559" style:parent-style-name="Normalny" style:family="paragraph">
      <style:paragraph-properties style:contextual-spacing="true" fo:text-align="justify" fo:line-height="150%"/>
    </style:style>
    <style:style style:name="T2560" style:parent-style-name="Domyślnaczcionkaakapitu" style:family="text">
      <style:text-properties style:text-underline-type="single" style:text-underline-style="solid" style:text-underline-width="auto" style:text-underline-mode="continuous"/>
    </style:style>
    <style:style style:name="T2561" style:parent-style-name="Domyślnaczcionkaakapitu" style:family="text">
      <style:text-properties fo:background-color="#80FFFF" style:text-underline-type="single" style:text-underline-style="solid" style:text-underline-width="auto" style:text-underline-mode="continuous"/>
    </style:style>
    <style:style style:name="T2562" style:parent-style-name="Domyślnaczcionkaakapitu" style:family="text">
      <style:text-properties style:text-underline-type="single" style:text-underline-style="solid" style:text-underline-width="auto" style:text-underline-mode="continuous"/>
    </style:style>
    <style:style style:name="P2563" style:parent-style-name="Normalny" style:family="paragraph">
      <style:paragraph-properties style:contextual-spacing="true" fo:text-align="justify" fo:line-height="150%" fo:text-indent="0.2479in"/>
    </style:style>
    <style:style style:name="T2564" style:parent-style-name="Domyślnaczcionkaakapitu" style:family="text">
      <style:text-properties fo:background-color="#80FFFF"/>
    </style:style>
    <style:style style:name="P2565" style:parent-style-name="Normalny" style:family="paragraph">
      <style:paragraph-properties style:contextual-spacing="true" fo:text-align="justify" fo:line-height="150%"/>
    </style:style>
    <style:style style:name="T2566" style:parent-style-name="Domyślnaczcionkaakapitu" style:family="text">
      <style:text-properties style:text-underline-type="single" style:text-underline-style="solid" style:text-underline-width="auto" style:text-underline-mode="continuous"/>
    </style:style>
    <style:style style:name="T2567" style:parent-style-name="Domyślnaczcionkaakapitu" style:family="text">
      <style:text-properties fo:background-color="#80FFFF"/>
    </style:style>
    <style:style style:name="P2568" style:parent-style-name="Normalny" style:family="paragraph">
      <style:paragraph-properties style:contextual-spacing="true" fo:text-align="justify" fo:line-height="150%" fo:text-indent="0.2479in"/>
    </style:style>
    <style:style style:name="P2569" style:parent-style-name="Normalny" style:family="paragraph">
      <style:paragraph-properties style:contextual-spacing="true" fo:text-align="justify" fo:line-height="150%"/>
    </style:style>
    <style:style style:name="T2570" style:parent-style-name="Domyślnaczcionkaakapitu" style:family="text">
      <style:text-properties style:text-underline-type="single" style:text-underline-style="solid" style:text-underline-width="auto" style:text-underline-mode="continuous"/>
    </style:style>
    <style:style style:name="P2571" style:parent-style-name="Normalny" style:family="paragraph">
      <style:paragraph-properties style:contextual-spacing="true" fo:text-align="justify" fo:line-height="150%" fo:text-indent="0.2479in"/>
    </style:style>
    <style:style style:name="T2572" style:parent-style-name="Domyślnaczcionkaakapitu" style:family="text">
      <style:text-properties fo:background-color="#80FFFF"/>
    </style:style>
    <style:style style:name="P2573" style:parent-style-name="Normalny" style:family="paragraph">
      <style:paragraph-properties style:contextual-spacing="true" fo:text-align="justify" fo:line-height="150%" fo:text-indent="0.2479in"/>
    </style:style>
    <style:style style:name="T2574" style:parent-style-name="Domyślnaczcionkaakapitu" style:family="text">
      <style:text-properties fo:background-color="#80FFFF"/>
    </style:style>
    <style:style style:name="P2575" style:parent-style-name="Normalny" style:family="paragraph">
      <style:paragraph-properties style:contextual-spacing="true" fo:text-align="justify" fo:line-height="150%"/>
    </style:style>
    <style:style style:name="T2576" style:parent-style-name="Domyślnaczcionkaakapitu" style:family="text">
      <style:text-properties style:text-underline-type="single" style:text-underline-style="solid" style:text-underline-width="auto" style:text-underline-mode="continuous"/>
    </style:style>
    <style:style style:name="T2577" style:parent-style-name="Domyślnaczcionkaakapitu" style:family="text">
      <style:text-properties fo:background-color="#80FFFF"/>
    </style:style>
    <style:style style:name="P2578" style:parent-style-name="Normalny" style:family="paragraph">
      <style:paragraph-properties style:contextual-spacing="true" fo:text-align="justify" fo:line-height="150%" fo:text-indent="0.2479in"/>
    </style:style>
    <style:style style:name="P2579" style:parent-style-name="Normalny" style:family="paragraph">
      <style:paragraph-properties style:contextual-spacing="true" fo:text-align="justify" fo:line-height="150%"/>
    </style:style>
    <style:style style:name="T2580" style:parent-style-name="Domyślnaczcionkaakapitu" style:family="text">
      <style:text-properties style:text-underline-type="single" style:text-underline-style="solid" style:text-underline-width="auto" style:text-underline-mode="continuous"/>
    </style:style>
    <style:style style:name="T2581" style:parent-style-name="Domyślnaczcionkaakapitu" style:family="text">
      <style:text-properties fo:background-color="#80FFFF" style:text-underline-type="single" style:text-underline-style="solid" style:text-underline-width="auto" style:text-underline-mode="continuous"/>
    </style:style>
    <style:style style:name="T2582" style:parent-style-name="Domyślnaczcionkaakapitu" style:family="text">
      <style:text-properties style:text-underline-type="single" style:text-underline-style="solid" style:text-underline-width="auto" style:text-underline-mode="continuous"/>
    </style:style>
    <style:style style:name="T2583" style:parent-style-name="Domyślnaczcionkaakapitu" style:family="text">
      <style:text-properties fo:background-color="#80FFFF"/>
    </style:style>
    <style:style style:name="P2584" style:parent-style-name="Normalny" style:family="paragraph">
      <style:paragraph-properties style:contextual-spacing="true" fo:text-align="justify" fo:line-height="150%" fo:text-indent="0.2479in"/>
    </style:style>
    <style:style style:name="P2585" style:parent-style-name="Normalny" style:family="paragraph">
      <style:paragraph-properties style:contextual-spacing="true" fo:text-align="justify" fo:line-height="150%"/>
    </style:style>
    <style:style style:name="T2586" style:parent-style-name="Domyślnaczcionkaakapitu" style:family="text">
      <style:text-properties style:text-underline-type="single" style:text-underline-style="solid" style:text-underline-width="auto" style:text-underline-mode="continuous"/>
    </style:style>
    <style:style style:name="T2587" style:parent-style-name="Domyślnaczcionkaakapitu" style:family="text">
      <style:text-properties fo:background-color="#80FFFF" style:text-underline-type="single" style:text-underline-style="solid" style:text-underline-width="auto" style:text-underline-mode="continuous"/>
    </style:style>
    <style:style style:name="T2588" style:parent-style-name="Domyślnaczcionkaakapitu" style:family="text">
      <style:text-properties style:text-underline-type="single" style:text-underline-style="solid" style:text-underline-width="auto" style:text-underline-mode="continuous"/>
    </style:style>
    <style:style style:name="T2589" style:parent-style-name="Domyślnaczcionkaakapitu" style:family="text">
      <style:text-properties fo:background-color="#80FFFF" style:text-underline-type="single" style:text-underline-style="solid" style:text-underline-width="auto" style:text-underline-mode="continuous"/>
    </style:style>
    <style:style style:name="P2590" style:parent-style-name="Normalny" style:family="paragraph">
      <style:paragraph-properties style:contextual-spacing="true" fo:text-align="justify" fo:line-height="150%" fo:text-indent="0.2479in"/>
    </style:style>
    <style:style style:name="P2591" style:parent-style-name="Normalny" style:family="paragraph">
      <style:paragraph-properties style:contextual-spacing="true" fo:text-align="justify" fo:line-height="150%"/>
    </style:style>
    <style:style style:name="T2592" style:parent-style-name="Domyślnaczcionkaakapitu" style:family="text">
      <style:text-properties style:text-underline-type="single" style:text-underline-style="solid" style:text-underline-width="auto" style:text-underline-mode="continuous"/>
    </style:style>
    <style:style style:name="T2593" style:parent-style-name="Domyślnaczcionkaakapitu" style:family="text">
      <style:text-properties fo:background-color="#80FFFF" style:text-underline-type="single" style:text-underline-style="solid" style:text-underline-width="auto" style:text-underline-mode="continuous"/>
    </style:style>
    <style:style style:name="T2594" style:parent-style-name="Domyślnaczcionkaakapitu" style:family="text">
      <style:text-properties style:text-underline-type="single" style:text-underline-style="solid" style:text-underline-width="auto" style:text-underline-mode="continuous"/>
    </style:style>
    <style:style style:name="T2595" style:parent-style-name="Domyślnaczcionkaakapitu" style:family="text">
      <style:text-properties fo:background-color="#80FFFF"/>
    </style:style>
    <style:style style:name="P2596" style:parent-style-name="Normalny" style:family="paragraph">
      <style:paragraph-properties style:contextual-spacing="true" fo:text-align="justify" fo:line-height="150%" fo:text-indent="0.2479in"/>
    </style:style>
    <style:style style:name="T2597" style:parent-style-name="Domyślnaczcionkaakapitu" style:family="text">
      <style:text-properties fo:background-color="#80FFFF"/>
    </style:style>
    <style:style style:name="P2598" style:parent-style-name="Normalny" style:family="paragraph">
      <style:paragraph-properties style:contextual-spacing="true" fo:text-align="justify" fo:line-height="150%"/>
    </style:style>
    <style:style style:name="T2599" style:parent-style-name="Domyślnaczcionkaakapitu" style:family="text">
      <style:text-properties style:text-underline-type="single" style:text-underline-style="solid" style:text-underline-width="auto" style:text-underline-mode="continuous"/>
    </style:style>
    <style:style style:name="P2600" style:parent-style-name="Normalny" style:family="paragraph">
      <style:paragraph-properties style:contextual-spacing="true" fo:text-align="justify" fo:line-height="150%" fo:text-indent="0.2479in"/>
    </style:style>
    <style:style style:name="P2601" style:parent-style-name="Normalny" style:family="paragraph">
      <style:paragraph-properties style:contextual-spacing="true" fo:text-align="justify" fo:line-height="150%"/>
    </style:style>
    <style:style style:name="T2602" style:parent-style-name="Domyślnaczcionkaakapitu" style:family="text">
      <style:text-properties style:text-underline-type="single" style:text-underline-style="solid" style:text-underline-width="auto" style:text-underline-mode="continuous"/>
    </style:style>
    <style:style style:name="P2603" style:parent-style-name="Normalny" style:family="paragraph">
      <style:paragraph-properties style:contextual-spacing="true" fo:text-align="justify" fo:line-height="150%" fo:text-indent="0.2479in"/>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P2610" style:parent-style-name="Normalny" style:family="paragraph">
      <style:paragraph-properties style:contextual-spacing="true" fo:text-align="justify" fo:line-height="150%" fo:text-indent="0.2479in">
        <style:tab-stops>
          <style:tab-stop style:type="left" style:position="1.077in"/>
        </style:tab-stops>
      </style:paragraph-properties>
    </style:style>
    <style:style style:name="P2611" style:parent-style-name="Normalny" style:family="paragraph">
      <style:paragraph-properties style:contextual-spacing="true" fo:text-align="justify" fo:line-height="150%">
        <style:tab-stops>
          <style:tab-stop style:type="left" style:position="1.077in"/>
        </style:tab-stops>
      </style:paragraph-properties>
    </style:style>
    <style:style style:name="T2612" style:parent-style-name="Domyślnaczcionkaakapitu" style:family="text">
      <style:text-properties style:text-underline-type="single" style:text-underline-style="solid" style:text-underline-width="auto" style:text-underline-mode="continuous"/>
    </style:style>
    <style:style style:name="P2613" style:parent-style-name="Normalny" style:family="paragraph">
      <style:paragraph-properties style:contextual-spacing="true" fo:text-align="justify" fo:line-height="150%" fo:text-indent="0.2479in">
        <style:tab-stops>
          <style:tab-stop style:type="left" style:position="1.077in"/>
        </style:tab-stops>
      </style:paragraph-properties>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P2616" style:parent-style-name="Normalny" style:family="paragraph">
      <style:paragraph-properties style:contextual-spacing="true" fo:text-align="justify" fo:line-height="150%" fo:text-indent="0.2479in"/>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P2619" style:parent-style-name="Normalny" style:family="paragraph">
      <style:paragraph-properties style:contextual-spacing="true" fo:text-align="justify" fo:line-height="150%" fo:text-indent="0.2479in"/>
    </style:style>
    <style:style style:name="P2620" style:parent-style-name="Normalny" style:family="paragraph">
      <style:paragraph-properties style:contextual-spacing="true" fo:text-align="justify" fo:line-height="150%"/>
    </style:style>
    <style:style style:name="T2621" style:parent-style-name="Domyślnaczcionkaakapitu" style:family="text">
      <style:text-properties style:text-underline-type="single" style:text-underline-style="solid" style:text-underline-width="auto" style:text-underline-mode="continuous"/>
    </style:style>
    <style:style style:name="T2622" style:parent-style-name="Domyślnaczcionkaakapitu" style:family="text">
      <style:text-properties fo:background-color="#80FFFF"/>
    </style:style>
    <style:style style:name="P2623" style:parent-style-name="Normalny" style:family="paragraph">
      <style:paragraph-properties style:contextual-spacing="true" fo:text-align="justify" fo:line-height="150%" fo:text-indent="0.2479in"/>
    </style:style>
    <style:style style:name="T2624" style:parent-style-name="Domyślnaczcionkaakapitu" style:family="text">
      <style:text-properties fo:background-color="#80FFFF"/>
    </style:style>
    <style:style style:name="P2625" style:parent-style-name="Normalny" style:family="paragraph">
      <style:paragraph-properties style:contextual-spacing="true" fo:text-align="justify" fo:line-height="150%" fo:text-indent="0.2479in"/>
    </style:style>
    <style:style style:name="T2626" style:parent-style-name="Domyślnaczcionkaakapitu" style:family="text">
      <style:text-properties fo:background-color="#80FFFF"/>
    </style:style>
    <style:style style:name="P2627" style:parent-style-name="Normalny" style:family="paragraph">
      <style:paragraph-properties style:contextual-spacing="true" fo:text-align="justify" fo:line-height="150%"/>
    </style:style>
    <style:style style:name="T2628" style:parent-style-name="Domyślnaczcionkaakapitu" style:family="text">
      <style:text-properties style:text-underline-type="single" style:text-underline-style="solid" style:text-underline-width="auto" style:text-underline-mode="continuous"/>
    </style:style>
    <style:style style:name="T2629" style:parent-style-name="Domyślnaczcionkaakapitu" style:family="text">
      <style:text-properties fo:background-color="#80FFFF" style:text-underline-type="single" style:text-underline-style="solid" style:text-underline-width="auto" style:text-underline-mode="continuous"/>
    </style:style>
    <style:style style:name="T2630" style:parent-style-name="Domyślnaczcionkaakapitu" style:family="text">
      <style:text-properties style:text-underline-type="single" style:text-underline-style="solid" style:text-underline-width="auto" style:text-underline-mode="continuous"/>
    </style:style>
    <style:style style:name="P2631" style:parent-style-name="Normalny" style:family="paragraph">
      <style:paragraph-properties style:contextual-spacing="true" fo:text-align="justify" fo:line-height="150%" fo:text-indent="0.2479in"/>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P2637" style:parent-style-name="Normalny" style:family="paragraph">
      <style:paragraph-properties style:contextual-spacing="true" fo:text-align="justify" fo:line-height="150%"/>
    </style:style>
    <style:style style:name="T2638" style:parent-style-name="Domyślnaczcionkaakapitu" style:family="text">
      <style:text-properties style:text-underline-type="single" style:text-underline-style="solid" style:text-underline-width="auto" style:text-underline-mode="continuous"/>
    </style:style>
    <style:style style:name="P2639" style:parent-style-name="Normalny" style:family="paragraph">
      <style:paragraph-properties style:contextual-spacing="true" fo:text-align="justify" fo:line-height="150%" fo:text-indent="0.2479in"/>
    </style:style>
    <style:style style:name="P2640" style:parent-style-name="Normalny" style:family="paragraph">
      <style:paragraph-properties style:contextual-spacing="true" fo:text-align="justify" fo:line-height="150%"/>
    </style:style>
    <style:style style:name="T2641" style:parent-style-name="Domyślnaczcionkaakapitu" style:family="text">
      <style:text-properties style:text-underline-type="single" style:text-underline-style="solid" style:text-underline-width="auto" style:text-underline-mode="continuous"/>
    </style:style>
    <style:style style:name="T2642" style:parent-style-name="Domyślnaczcionkaakapitu" style:family="text">
      <style:text-properties fo:background-color="#80FFFF"/>
    </style:style>
    <style:style style:name="P2643" style:parent-style-name="Normalny" style:family="paragraph">
      <style:paragraph-properties style:contextual-spacing="true" fo:text-align="justify" fo:line-height="150%" fo:text-indent="0.2479in"/>
    </style:style>
    <style:style style:name="T2644" style:parent-style-name="Domyślnaczcionkaakapitu" style:family="text">
      <style:text-properties fo:background-color="#80FFFF"/>
    </style:style>
    <style:style style:name="P2645" style:parent-style-name="Normalny" style:family="paragraph">
      <style:paragraph-properties style:contextual-spacing="true" fo:text-align="justify" fo:line-height="150%"/>
    </style:style>
    <style:style style:name="T2646" style:parent-style-name="Domyślnaczcionkaakapitu" style:family="text">
      <style:text-properties style:text-underline-type="single" style:text-underline-style="solid" style:text-underline-width="auto" style:text-underline-mode="continuous"/>
    </style:style>
    <style:style style:name="P2647" style:parent-style-name="Normalny" style:family="paragraph">
      <style:paragraph-properties style:contextual-spacing="true" fo:text-align="justify" fo:line-height="150%" fo:text-indent="0.2479in"/>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P2652" style:parent-style-name="Normalny" style:family="paragraph">
      <style:paragraph-properties style:contextual-spacing="true" fo:text-align="justify" fo:line-height="150%"/>
    </style:style>
    <style:style style:name="T2653" style:parent-style-name="Domyślnaczcionkaakapitu" style:family="text">
      <style:text-properties style:text-underline-type="single" style:text-underline-style="solid" style:text-underline-width="auto" style:text-underline-mode="continuous"/>
    </style:style>
    <style:style style:name="P2654" style:parent-style-name="Normalny" style:family="paragraph">
      <style:paragraph-properties style:contextual-spacing="true" fo:text-align="justify" fo:line-height="150%" fo:text-indent="0.2479in"/>
    </style:style>
    <style:style style:name="P2655" style:parent-style-name="Normalny" style:family="paragraph">
      <style:paragraph-properties style:contextual-spacing="true" fo:text-align="justify" fo:line-height="150%"/>
    </style:style>
    <style:style style:name="T2656" style:parent-style-name="Domyślnaczcionkaakapitu" style:family="text">
      <style:text-properties style:text-underline-type="single" style:text-underline-style="solid" style:text-underline-width="auto" style:text-underline-mode="continuous"/>
    </style:style>
    <style:style style:name="T2657" style:parent-style-name="Domyślnaczcionkaakapitu" style:family="text">
      <style:text-properties fo:background-color="#80FFFF" style:text-underline-type="single" style:text-underline-style="solid" style:text-underline-width="auto" style:text-underline-mode="continuous"/>
    </style:style>
    <style:style style:name="T2658" style:parent-style-name="Domyślnaczcionkaakapitu" style:family="text">
      <style:text-properties style:text-underline-type="single" style:text-underline-style="solid" style:text-underline-width="auto" style:text-underline-mode="continuous"/>
    </style:style>
    <style:style style:name="T2659" style:parent-style-name="Domyślnaczcionkaakapitu" style:family="text">
      <style:text-properties fo:background-color="#80FFFF" style:text-underline-type="single" style:text-underline-style="solid" style:text-underline-width="auto" style:text-underline-mode="continuous"/>
    </style:style>
    <style:style style:name="T2660" style:parent-style-name="Domyślnaczcionkaakapitu" style:family="text">
      <style:text-properties style:text-underline-type="single" style:text-underline-style="solid" style:text-underline-width="auto" style:text-underline-mode="continuous"/>
    </style:style>
    <style:style style:name="T2661" style:parent-style-name="Domyślnaczcionkaakapitu" style:family="text">
      <style:text-properties fo:background-color="#80FFFF" style:text-underline-type="single" style:text-underline-style="solid" style:text-underline-width="auto" style:text-underline-mode="continuous"/>
    </style:style>
    <style:style style:name="P2662" style:parent-style-name="Normalny" style:family="paragraph">
      <style:paragraph-properties style:contextual-spacing="true" fo:text-align="justify" fo:line-height="150%" fo:text-indent="0.2479in">
        <style:tab-stops>
          <style:tab-stop style:type="left" style:leader-style="dotted" style:leader-text="." style:position="1.2305in"/>
        </style:tab-stops>
      </style:paragraph-properties>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P2667" style:parent-style-name="Normalny" style:family="paragraph">
      <style:paragraph-properties style:contextual-spacing="true" fo:text-align="justify" fo:line-height="150%">
        <style:tab-stops>
          <style:tab-stop style:type="left" style:leader-style="dotted" style:leader-text="." style:position="1.2305in"/>
        </style:tab-stops>
      </style:paragraph-properties>
    </style:style>
    <style:style style:name="T2668" style:parent-style-name="Domyślnaczcionkaakapitu" style:family="text">
      <style:text-properties style:text-underline-type="single" style:text-underline-style="solid" style:text-underline-width="auto" style:text-underline-mode="continuous"/>
    </style:style>
    <style:style style:name="T2669" style:parent-style-name="Domyślnaczcionkaakapitu" style:family="text">
      <style:text-properties fo:background-color="#80FFFF"/>
    </style:style>
    <style:style style:name="P2670" style:parent-style-name="Normalny" style:family="paragraph">
      <style:paragraph-properties style:contextual-spacing="true" fo:text-align="justify" fo:line-height="150%" fo:text-indent="0.2479in"/>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P2676" style:parent-style-name="Normalny" style:family="paragraph">
      <style:paragraph-properties style:contextual-spacing="true" fo:text-align="justify" fo:line-height="150%"/>
    </style:style>
    <style:style style:name="T2677" style:parent-style-name="Domyślnaczcionkaakapitu" style:family="text">
      <style:text-properties style:text-underline-type="single" style:text-underline-style="solid" style:text-underline-width="auto" style:text-underline-mode="continuous"/>
    </style:style>
    <style:style style:name="T2678" style:parent-style-name="Domyślnaczcionkaakapitu" style:family="text">
      <style:text-properties fo:background-color="#80FFFF" style:text-underline-type="single" style:text-underline-style="solid" style:text-underline-width="auto" style:text-underline-mode="continuous"/>
    </style:style>
    <style:style style:name="T2679" style:parent-style-name="Domyślnaczcionkaakapitu" style:family="text">
      <style:text-properties style:text-underline-type="single" style:text-underline-style="solid" style:text-underline-width="auto" style:text-underline-mode="continuous"/>
    </style:style>
    <style:style style:name="P2680" style:parent-style-name="Normalny" style:family="paragraph">
      <style:paragraph-properties style:contextual-spacing="true" fo:text-align="justify" fo:line-height="150%" fo:text-indent="0.2479in">
        <style:tab-stops>
          <style:tab-stop style:type="left" style:position="1.2305in"/>
        </style:tab-stops>
      </style:paragraph-properties>
    </style:style>
    <style:style style:name="P2681" style:parent-style-name="Normalny" style:family="paragraph">
      <style:paragraph-properties style:contextual-spacing="true" fo:text-align="justify" fo:line-height="150%">
        <style:tab-stops>
          <style:tab-stop style:type="left" style:position="1.2305in"/>
        </style:tab-stops>
      </style:paragraph-properties>
    </style:style>
    <style:style style:name="T2682" style:parent-style-name="Domyślnaczcionkaakapitu" style:family="text">
      <style:text-properties style:text-underline-type="single" style:text-underline-style="solid" style:text-underline-width="auto" style:text-underline-mode="continuous"/>
    </style:style>
    <style:style style:name="P2683" style:parent-style-name="Normalny" style:family="paragraph">
      <style:paragraph-properties style:contextual-spacing="true" fo:text-align="justify" fo:line-height="150%" fo:text-indent="0.2479in"/>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P2686" style:parent-style-name="Normalny" style:family="paragraph">
      <style:paragraph-properties style:contextual-spacing="true" fo:text-align="justify" fo:line-height="150%"/>
    </style:style>
    <style:style style:name="T2687" style:parent-style-name="Domyślnaczcionkaakapitu" style:family="text">
      <style:text-properties style:text-underline-type="single" style:text-underline-style="solid" style:text-underline-width="auto" style:text-underline-mode="continuous"/>
    </style:style>
    <style:style style:name="T2688" style:parent-style-name="Domyślnaczcionkaakapitu" style:family="text">
      <style:text-properties fo:background-color="#80FFFF" style:text-underline-type="single" style:text-underline-style="solid" style:text-underline-width="auto" style:text-underline-mode="continuous"/>
    </style:style>
    <style:style style:name="T2689" style:parent-style-name="Domyślnaczcionkaakapitu" style:family="text">
      <style:text-properties style:text-underline-type="single" style:text-underline-style="solid" style:text-underline-width="auto" style:text-underline-mode="continuous"/>
    </style:style>
    <style:style style:name="P2690" style:parent-style-name="Normalny" style:family="paragraph">
      <style:paragraph-properties style:contextual-spacing="true" fo:text-align="justify" fo:line-height="150%" fo:text-indent="0.2479in"/>
    </style:style>
    <style:style style:name="P2691" style:parent-style-name="Normalny" style:family="paragraph">
      <style:paragraph-properties style:contextual-spacing="true" fo:text-align="justify" fo:line-height="150%"/>
    </style:style>
    <style:style style:name="T2692" style:parent-style-name="Domyślnaczcionkaakapitu" style:family="text">
      <style:text-properties style:text-underline-type="single" style:text-underline-style="solid" style:text-underline-width="auto" style:text-underline-mode="continuous"/>
    </style:style>
    <style:style style:name="P2693" style:parent-style-name="Normalny" style:family="paragraph">
      <style:paragraph-properties style:contextual-spacing="true" fo:text-align="justify" fo:line-height="150%" fo:text-indent="0.2479in"/>
    </style:style>
    <style:style style:name="T2694" style:parent-style-name="Domyślnaczcionkaakapitu" style:family="text">
      <style:text-properties fo:background-color="#80FFFF"/>
    </style:style>
    <style:style style:name="P2695" style:parent-style-name="Normalny" style:family="paragraph">
      <style:paragraph-properties style:contextual-spacing="true" fo:text-align="justify" fo:line-height="150%"/>
    </style:style>
    <style:style style:name="T2696" style:parent-style-name="Domyślnaczcionkaakapitu" style:family="text">
      <style:text-properties style:text-underline-type="single" style:text-underline-style="solid" style:text-underline-width="auto" style:text-underline-mode="continuous"/>
    </style:style>
    <style:style style:name="T2697" style:parent-style-name="Domyślnaczcionkaakapitu" style:family="text">
      <style:text-properties fo:background-color="#80FFFF" style:text-underline-type="single" style:text-underline-style="solid" style:text-underline-width="auto" style:text-underline-mode="continuous"/>
    </style:style>
    <style:style style:name="T2698" style:parent-style-name="Domyślnaczcionkaakapitu" style:family="text">
      <style:text-properties style:text-underline-type="single" style:text-underline-style="solid" style:text-underline-width="auto" style:text-underline-mode="continuous"/>
    </style:style>
    <style:style style:name="P2699" style:parent-style-name="Normalny" style:family="paragraph">
      <style:paragraph-properties style:contextual-spacing="true" fo:text-align="justify" fo:line-height="150%" fo:text-indent="0.2479in"/>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P2705" style:parent-style-name="Normalny" style:family="paragraph">
      <style:paragraph-properties style:contextual-spacing="true" fo:text-align="justify" fo:line-height="150%"/>
    </style:style>
    <style:style style:name="T2706" style:parent-style-name="Domyślnaczcionkaakapitu" style:family="text">
      <style:text-properties style:text-underline-type="single" style:text-underline-style="solid" style:text-underline-width="auto" style:text-underline-mode="continuous"/>
    </style:style>
    <style:style style:name="P2707" style:parent-style-name="Normalny" style:family="paragraph">
      <style:paragraph-properties style:contextual-spacing="true" fo:text-align="justify" fo:line-height="150%" fo:text-indent="0.2479in"/>
    </style:style>
    <style:style style:name="T2708" style:parent-style-name="Domyślnaczcionkaakapitu" style:family="text">
      <style:text-properties fo:background-color="#80FFFF"/>
    </style:style>
    <style:style style:name="P2709" style:parent-style-name="Normalny" style:family="paragraph">
      <style:paragraph-properties style:contextual-spacing="true" fo:text-align="justify" fo:line-height="150%"/>
    </style:style>
    <style:style style:name="T2710" style:parent-style-name="Domyślnaczcionkaakapitu" style:family="text">
      <style:text-properties style:text-underline-type="single" style:text-underline-style="solid" style:text-underline-width="auto" style:text-underline-mode="continuous"/>
    </style:style>
    <style:style style:name="T2711" style:parent-style-name="Domyślnaczcionkaakapitu" style:family="text">
      <style:text-properties fo:background-color="#80FFFF"/>
    </style:style>
    <style:style style:name="P2712" style:parent-style-name="Normalny" style:family="paragraph">
      <style:paragraph-properties style:contextual-spacing="true" fo:text-align="justify" fo:line-height="150%" fo:text-indent="0.2479in"/>
    </style:style>
    <style:style style:name="P2713" style:parent-style-name="Normalny" style:family="paragraph">
      <style:paragraph-properties style:contextual-spacing="true" fo:text-align="justify" fo:line-height="150%"/>
    </style:style>
    <style:style style:name="T2714" style:parent-style-name="Domyślnaczcionkaakapitu" style:family="text">
      <style:text-properties style:text-underline-type="single" style:text-underline-style="solid" style:text-underline-width="auto" style:text-underline-mode="continuous"/>
    </style:style>
    <style:style style:name="T2715" style:parent-style-name="Domyślnaczcionkaakapitu" style:family="text">
      <style:text-properties fo:background-color="#80FFFF" style:text-underline-type="single" style:text-underline-style="solid" style:text-underline-width="auto" style:text-underline-mode="continuous"/>
    </style:style>
    <style:style style:name="T2716" style:parent-style-name="Domyślnaczcionkaakapitu" style:family="text">
      <style:text-properties style:text-underline-type="single" style:text-underline-style="solid" style:text-underline-width="auto" style:text-underline-mode="continuous"/>
    </style:style>
    <style:style style:name="T2717" style:parent-style-name="Domyślnaczcionkaakapitu" style:family="text">
      <style:text-properties fo:background-color="#80FFFF" style:text-underline-type="single" style:text-underline-style="solid" style:text-underline-width="auto" style:text-underline-mode="continuous"/>
    </style:style>
    <style:style style:name="T2718" style:parent-style-name="Domyślnaczcionkaakapitu" style:family="text">
      <style:text-properties style:text-underline-type="single" style:text-underline-style="solid" style:text-underline-width="auto" style:text-underline-mode="continuous"/>
    </style:style>
    <style:style style:name="T2719" style:parent-style-name="Domyślnaczcionkaakapitu" style:family="text">
      <style:text-properties fo:background-color="#80FFFF" style:text-underline-type="single" style:text-underline-style="solid" style:text-underline-width="auto" style:text-underline-mode="continuous"/>
    </style:style>
    <style:style style:name="T2720" style:parent-style-name="Domyślnaczcionkaakapitu" style:family="text">
      <style:text-properties fo:background-color="#80FFFF"/>
    </style:style>
    <style:style style:name="P2721" style:parent-style-name="Normalny" style:family="paragraph">
      <style:paragraph-properties style:contextual-spacing="true" fo:text-align="justify" fo:line-height="150%" fo:text-indent="0.2479in"/>
    </style:style>
    <style:style style:name="T2722" style:parent-style-name="Domyślnaczcionkaakapitu" style:family="text">
      <style:text-properties fo:background-color="#80FFFF"/>
    </style:style>
    <style:style style:name="P2723" style:parent-style-name="Normalny" style:family="paragraph">
      <style:paragraph-properties style:contextual-spacing="true" fo:text-align="justify" fo:line-height="150%"/>
    </style:style>
    <style:style style:name="T2724" style:parent-style-name="Domyślnaczcionkaakapitu" style:family="text">
      <style:text-properties style:text-underline-type="single" style:text-underline-style="solid" style:text-underline-width="auto" style:text-underline-mode="continuous"/>
    </style:style>
    <style:style style:name="T2725" style:parent-style-name="Domyślnaczcionkaakapitu" style:family="text">
      <style:text-properties fo:background-color="#80FFFF"/>
    </style:style>
    <style:style style:name="P2726" style:parent-style-name="Normalny" style:family="paragraph">
      <style:paragraph-properties style:contextual-spacing="true" fo:text-align="justify" fo:line-height="150%" fo:text-indent="0.2479in"/>
    </style:style>
    <style:style style:name="T2727" style:parent-style-name="Domyślnaczcionkaakapitu" style:family="text">
      <style:text-properties fo:background-color="#80FFFF"/>
    </style:style>
    <style:style style:name="P2728" style:parent-style-name="Normalny" style:family="paragraph">
      <style:paragraph-properties style:contextual-spacing="true" fo:text-align="justify" fo:line-height="150%"/>
    </style:style>
    <style:style style:name="T2729" style:parent-style-name="Domyślnaczcionkaakapitu" style:family="text">
      <style:text-properties style:text-underline-type="single" style:text-underline-style="solid" style:text-underline-width="auto" style:text-underline-mode="continuous"/>
    </style:style>
    <style:style style:name="T2730" style:parent-style-name="Domyślnaczcionkaakapitu" style:family="text">
      <style:text-properties fo:background-color="#80FFFF" style:text-underline-type="single" style:text-underline-style="solid" style:text-underline-width="auto" style:text-underline-mode="continuous"/>
    </style:style>
    <style:style style:name="P2731" style:parent-style-name="Normalny" style:family="paragraph">
      <style:paragraph-properties style:contextual-spacing="true" fo:text-align="justify" fo:line-height="150%" fo:text-indent="0.2479in"/>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P2737" style:parent-style-name="Normalny" style:family="paragraph">
      <style:paragraph-properties style:contextual-spacing="true" fo:text-align="justify" fo:line-height="150%"/>
    </style:style>
    <style:style style:name="T2738" style:parent-style-name="Domyślnaczcionkaakapitu" style:family="text">
      <style:text-properties style:text-underline-type="single" style:text-underline-style="solid" style:text-underline-width="auto" style:text-underline-mode="continuous"/>
    </style:style>
    <style:style style:name="T2739" style:parent-style-name="Domyślnaczcionkaakapitu" style:family="text">
      <style:text-properties fo:background-color="#80FFFF" style:text-underline-type="single" style:text-underline-style="solid" style:text-underline-width="auto" style:text-underline-mode="continuous"/>
    </style:style>
    <style:style style:name="T2740" style:parent-style-name="Domyślnaczcionkaakapitu" style:family="text">
      <style:text-properties style:text-underline-type="single" style:text-underline-style="solid" style:text-underline-width="auto" style:text-underline-mode="continuous"/>
    </style:style>
    <style:style style:name="P2741" style:parent-style-name="Normalny" style:family="paragraph">
      <style:paragraph-properties style:contextual-spacing="true" fo:text-align="justify" fo:line-height="150%" fo:text-indent="0.2479in"/>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P2744" style:parent-style-name="Normalny" style:family="paragraph">
      <style:paragraph-properties style:contextual-spacing="true" fo:text-align="justify" fo:line-height="150%"/>
    </style:style>
    <style:style style:name="T2745" style:parent-style-name="Domyślnaczcionkaakapitu" style:family="text">
      <style:text-properties style:text-underline-type="single" style:text-underline-style="solid" style:text-underline-width="auto" style:text-underline-mode="continuous"/>
    </style:style>
    <style:style style:name="T2746" style:parent-style-name="Domyślnaczcionkaakapitu" style:family="text">
      <style:text-properties fo:background-color="#80FFFF" style:text-underline-type="single" style:text-underline-style="solid" style:text-underline-width="auto" style:text-underline-mode="continuous"/>
    </style:style>
    <style:style style:name="P2747" style:parent-style-name="Normalny" style:family="paragraph">
      <style:paragraph-properties style:contextual-spacing="true" fo:text-align="justify" fo:line-height="150%" fo:text-indent="0.2479in"/>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P2751" style:parent-style-name="Normalny" style:family="paragraph">
      <style:paragraph-properties style:contextual-spacing="true" fo:text-align="justify" fo:line-height="150%"/>
    </style:style>
    <style:style style:name="T2752" style:parent-style-name="Domyślnaczcionkaakapitu" style:family="text">
      <style:text-properties style:text-underline-type="single" style:text-underline-style="solid" style:text-underline-width="auto" style:text-underline-mode="continuous"/>
    </style:style>
    <style:style style:name="T2753" style:parent-style-name="Domyślnaczcionkaakapitu" style:family="text">
      <style:text-properties fo:background-color="#80FFFF" style:text-underline-type="single" style:text-underline-style="solid" style:text-underline-width="auto" style:text-underline-mode="continuous"/>
    </style:style>
    <style:style style:name="T2754" style:parent-style-name="Domyślnaczcionkaakapitu" style:family="text">
      <style:text-properties style:text-underline-type="single" style:text-underline-style="solid" style:text-underline-width="auto" style:text-underline-mode="continuous"/>
    </style:style>
    <style:style style:name="T2755" style:parent-style-name="Domyślnaczcionkaakapitu" style:family="text">
      <style:text-properties fo:background-color="#80FFFF" style:text-underline-type="single" style:text-underline-style="solid" style:text-underline-width="auto" style:text-underline-mode="continuous"/>
    </style:style>
    <style:style style:name="T2756" style:parent-style-name="Domyślnaczcionkaakapitu" style:family="text">
      <style:text-properties style:text-underline-type="single" style:text-underline-style="solid" style:text-underline-width="auto" style:text-underline-mode="continuous"/>
    </style:style>
    <style:style style:name="P2757" style:parent-style-name="Normalny" style:family="paragraph">
      <style:paragraph-properties style:contextual-spacing="true" fo:text-align="justify" fo:line-height="150%" fo:text-indent="0.2479in">
        <style:tab-stops>
          <style:tab-stop style:type="left" style:leader-style="solid" style:leader-text="_" style:position="1.5291in"/>
        </style:tab-stops>
      </style:paragraph-properties>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P2764" style:parent-style-name="Normalny" style:family="paragraph">
      <style:paragraph-properties style:contextual-spacing="true" fo:text-align="justify" fo:line-height="150%">
        <style:tab-stops>
          <style:tab-stop style:type="left" style:leader-style="solid" style:leader-text="_" style:position="1.5291in"/>
        </style:tab-stops>
      </style:paragraph-properties>
    </style:style>
    <style:style style:name="T2765" style:parent-style-name="Domyślnaczcionkaakapitu" style:family="text">
      <style:text-properties style:text-underline-type="single" style:text-underline-style="solid" style:text-underline-width="auto" style:text-underline-mode="continuous"/>
    </style:style>
    <style:style style:name="T2766" style:parent-style-name="Domyślnaczcionkaakapitu" style:family="text">
      <style:text-properties fo:background-color="#80FFFF"/>
    </style:style>
    <style:style style:name="P2767" style:parent-style-name="Normalny" style:family="paragraph">
      <style:paragraph-properties style:contextual-spacing="true" fo:text-align="justify" fo:line-height="150%" fo:text-indent="0.2479in"/>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P2772" style:parent-style-name="Normalny" style:family="paragraph">
      <style:paragraph-properties style:contextual-spacing="true" fo:text-align="justify" fo:line-height="150%" fo:text-indent="0.2479in"/>
    </style:style>
    <style:style style:name="P2773" style:parent-style-name="Normalny" style:family="paragraph">
      <style:paragraph-properties style:contextual-spacing="true" fo:text-align="justify" fo:line-height="150%"/>
    </style:style>
    <style:style style:name="T2774" style:parent-style-name="Domyślnaczcionkaakapitu" style:family="text">
      <style:text-properties fo:background-color="#80FFFF" style:text-underline-type="single" style:text-underline-style="solid" style:text-underline-width="auto" style:text-underline-mode="continuous"/>
    </style:style>
    <style:style style:name="T2775" style:parent-style-name="Domyślnaczcionkaakapitu" style:family="text">
      <style:text-properties style:text-underline-type="single" style:text-underline-style="solid" style:text-underline-width="auto" style:text-underline-mode="continuous"/>
    </style:style>
    <style:style style:name="P2776" style:parent-style-name="Normalny" style:family="paragraph">
      <style:paragraph-properties style:contextual-spacing="true" fo:text-align="justify" fo:line-height="150%" fo:text-indent="0.2479in"/>
    </style:style>
    <style:style style:name="T2777" style:parent-style-name="Domyślnaczcionkaakapitu" style:family="text">
      <style:text-properties fo:background-color="#80FFFF"/>
    </style:style>
    <style:style style:name="P2778" style:parent-style-name="Normalny" style:family="paragraph">
      <style:paragraph-properties style:contextual-spacing="true" fo:text-align="justify" fo:line-height="150%"/>
    </style:style>
    <style:style style:name="T2779" style:parent-style-name="Domyślnaczcionkaakapitu" style:family="text">
      <style:text-properties style:text-underline-type="single" style:text-underline-style="solid" style:text-underline-width="auto" style:text-underline-mode="continuous"/>
    </style:style>
    <style:style style:name="T2780" style:parent-style-name="Domyślnaczcionkaakapitu" style:family="text">
      <style:text-properties fo:background-color="#80FFFF" style:text-underline-type="single" style:text-underline-style="solid" style:text-underline-width="auto" style:text-underline-mode="continuous"/>
    </style:style>
    <style:style style:name="T2781" style:parent-style-name="Domyślnaczcionkaakapitu" style:family="text">
      <style:text-properties style:text-underline-type="single" style:text-underline-style="solid" style:text-underline-width="auto" style:text-underline-mode="continuous"/>
    </style:style>
    <style:style style:name="T2782" style:parent-style-name="Domyślnaczcionkaakapitu" style:family="text">
      <style:text-properties fo:background-color="#80FFFF" style:text-underline-type="single" style:text-underline-style="solid" style:text-underline-width="auto" style:text-underline-mode="continuous"/>
    </style:style>
    <style:style style:name="P2783" style:parent-style-name="Normalny" style:family="paragraph">
      <style:paragraph-properties style:contextual-spacing="true" fo:text-align="justify" fo:line-height="150%" fo:text-indent="0.2479in">
        <style:tab-stops>
          <style:tab-stop style:type="left" style:position="0.5513in"/>
          <style:tab-stop style:type="left" style:position="1.0333in"/>
        </style:tab-stops>
      </style:paragraph-properties>
    </style:style>
    <style:style style:name="T2784" style:parent-style-name="Domyślnaczcionkaakapitu" style:family="text">
      <style:text-properties fo:background-color="#80FFFF"/>
    </style:style>
    <style:style style:name="T2785" style:parent-style-name="Domyślnaczcionkaakapitu" style:family="text">
      <style:text-properties style:text-underline-type="single" style:text-underline-style="solid" style:text-underline-width="auto" style:text-underline-mode="continuous"/>
    </style:style>
    <style:style style:name="P2786" style:parent-style-name="Normalny" style:family="paragraph">
      <style:paragraph-properties style:contextual-spacing="true" fo:text-align="justify" fo:line-height="150%" fo:text-indent="0.2479in">
        <style:tab-stops>
          <style:tab-stop style:type="left" style:position="0.5513in"/>
          <style:tab-stop style:type="left" style:position="1.0333in"/>
        </style:tab-stops>
      </style:paragraph-properties>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P2790" style:parent-style-name="Normalny" style:family="paragraph">
      <style:paragraph-properties style:contextual-spacing="true" fo:text-align="justify" fo:line-height="150%">
        <style:tab-stops>
          <style:tab-stop style:type="left" style:position="0.5513in"/>
          <style:tab-stop style:type="left" style:position="1.0333in"/>
        </style:tab-stops>
      </style:paragraph-properties>
    </style:style>
    <style:style style:name="T2791" style:parent-style-name="Domyślnaczcionkaakapitu" style:family="text">
      <style:text-properties style:text-underline-type="single" style:text-underline-style="solid" style:text-underline-width="auto" style:text-underline-mode="continuous"/>
    </style:style>
    <style:style style:name="T2792" style:parent-style-name="Domyślnaczcionkaakapitu" style:family="text">
      <style:text-properties fo:background-color="#80FFFF"/>
    </style:style>
    <style:style style:name="P2793" style:parent-style-name="Normalny" style:family="paragraph">
      <style:paragraph-properties style:contextual-spacing="true" fo:text-align="justify" fo:line-height="150%" fo:text-indent="0.2479in"/>
    </style:style>
    <style:style style:name="T2794" style:parent-style-name="Domyślnaczcionkaakapitu" style:family="text">
      <style:text-properties fo:background-color="#80FFFF"/>
    </style:style>
    <style:style style:name="P2795" style:parent-style-name="Normalny" style:family="paragraph">
      <style:paragraph-properties style:contextual-spacing="true" fo:text-align="justify" fo:line-height="150%">
        <style:tab-stops>
          <style:tab-stop style:type="left" style:position="0.5513in"/>
        </style:tab-stops>
      </style:paragraph-properties>
    </style:style>
    <style:style style:name="T2796" style:parent-style-name="Domyślnaczcionkaakapitu" style:family="text">
      <style:text-properties style:text-underline-type="single" style:text-underline-style="solid" style:text-underline-width="auto" style:text-underline-mode="continuous"/>
    </style:style>
    <style:style style:name="T2797" style:parent-style-name="Domyślnaczcionkaakapitu" style:family="text">
      <style:text-properties fo:background-color="#80FFFF" style:text-underline-type="single" style:text-underline-style="solid" style:text-underline-width="auto" style:text-underline-mode="continuous"/>
    </style:style>
    <style:style style:name="T2798" style:parent-style-name="Domyślnaczcionkaakapitu" style:family="text">
      <style:text-properties style:text-underline-type="single" style:text-underline-style="solid" style:text-underline-width="auto" style:text-underline-mode="continuous"/>
    </style:style>
    <style:style style:name="T2799" style:parent-style-name="Domyślnaczcionkaakapitu" style:family="text">
      <style:text-properties fo:background-color="#80FFFF"/>
    </style:style>
    <style:style style:name="P2800" style:parent-style-name="Normalny" style:family="paragraph">
      <style:paragraph-properties style:contextual-spacing="true" fo:text-align="justify" fo:line-height="150%" fo:text-indent="0.2479in"/>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P2807" style:parent-style-name="Normalny" style:family="paragraph">
      <style:paragraph-properties style:contextual-spacing="true" fo:text-align="justify" fo:line-height="150%"/>
    </style:style>
    <style:style style:name="T2808" style:parent-style-name="Domyślnaczcionkaakapitu" style:family="text">
      <style:text-properties style:text-underline-type="single" style:text-underline-style="solid" style:text-underline-width="auto" style:text-underline-mode="continuous"/>
    </style:style>
    <style:style style:name="P2809" style:parent-style-name="Normalny" style:family="paragraph">
      <style:paragraph-properties style:contextual-spacing="true" fo:text-align="justify" fo:line-height="150%" fo:text-indent="0.2479in"/>
    </style:style>
    <style:style style:name="P2810" style:parent-style-name="Normalny" style:family="paragraph">
      <style:paragraph-properties style:contextual-spacing="true" fo:text-align="justify" fo:line-height="150%" fo:text-indent="0.2479in"/>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P2814" style:parent-style-name="Normalny" style:family="paragraph">
      <style:paragraph-properties style:contextual-spacing="true" fo:text-align="justify" fo:line-height="150%"/>
    </style:style>
    <style:style style:name="T2815" style:parent-style-name="Domyślnaczcionkaakapitu" style:family="text">
      <style:text-properties style:text-underline-type="single" style:text-underline-style="solid" style:text-underline-width="auto" style:text-underline-mode="continuous"/>
    </style:style>
    <style:style style:name="T2816" style:parent-style-name="Domyślnaczcionkaakapitu" style:family="text">
      <style:text-properties fo:background-color="#80FFFF"/>
    </style:style>
    <style:style style:name="P2817" style:parent-style-name="Normalny" style:family="paragraph">
      <style:paragraph-properties style:contextual-spacing="true" fo:text-align="justify" fo:line-height="150%" fo:text-indent="0.2479in"/>
    </style:style>
    <style:style style:name="T2818" style:parent-style-name="Domyślnaczcionkaakapitu" style:family="text">
      <style:text-properties fo:background-color="#80FFFF"/>
    </style:style>
    <style:style style:name="P2819" style:parent-style-name="Normalny" style:family="paragraph">
      <style:paragraph-properties style:contextual-spacing="true" fo:text-align="justify" fo:line-height="150%" fo:text-indent="0.2479in"/>
    </style:style>
    <style:style style:name="T2820" style:parent-style-name="Domyślnaczcionkaakapitu" style:family="text">
      <style:text-properties fo:background-color="#80FFFF"/>
    </style:style>
    <style:style style:name="P2821" style:parent-style-name="Normalny" style:family="paragraph">
      <style:paragraph-properties style:contextual-spacing="true" fo:text-align="justify" fo:line-height="150%"/>
    </style:style>
    <style:style style:name="T2822" style:parent-style-name="Domyślnaczcionkaakapitu" style:family="text">
      <style:text-properties style:text-underline-type="single" style:text-underline-style="solid" style:text-underline-width="auto" style:text-underline-mode="continuous"/>
    </style:style>
    <style:style style:name="P2823" style:parent-style-name="Normalny" style:family="paragraph">
      <style:paragraph-properties style:contextual-spacing="true" fo:text-align="justify" fo:line-height="150%" fo:text-indent="0.2479in"/>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P2827" style:parent-style-name="Normalny" style:family="paragraph">
      <style:paragraph-properties style:contextual-spacing="true" fo:text-align="justify" fo:line-height="150%"/>
    </style:style>
    <style:style style:name="T2828" style:parent-style-name="Domyślnaczcionkaakapitu" style:family="text">
      <style:text-properties style:text-underline-type="single" style:text-underline-style="solid" style:text-underline-width="auto" style:text-underline-mode="continuous"/>
    </style:style>
    <style:style style:name="P2829" style:parent-style-name="Normalny" style:family="paragraph">
      <style:paragraph-properties style:contextual-spacing="true" fo:text-align="justify" fo:line-height="150%" fo:text-indent="0.2479in"/>
    </style:style>
    <style:style style:name="P2830" style:parent-style-name="Normalny" style:family="paragraph">
      <style:paragraph-properties style:contextual-spacing="true" fo:text-align="justify" fo:line-height="150%"/>
    </style:style>
    <style:style style:name="T2831" style:parent-style-name="Domyślnaczcionkaakapitu" style:family="text">
      <style:text-properties style:text-underline-type="single" style:text-underline-style="solid" style:text-underline-width="auto" style:text-underline-mode="continuous"/>
    </style:style>
    <style:style style:name="T2832" style:parent-style-name="Domyślnaczcionkaakapitu" style:family="text">
      <style:text-properties fo:background-color="#80FFFF" style:text-underline-type="single" style:text-underline-style="solid" style:text-underline-width="auto" style:text-underline-mode="continuous"/>
    </style:style>
    <style:style style:name="T2833" style:parent-style-name="Domyślnaczcionkaakapitu" style:family="text">
      <style:text-properties style:text-underline-type="single" style:text-underline-style="solid" style:text-underline-width="auto" style:text-underline-mode="continuous"/>
    </style:style>
    <style:style style:name="T2834" style:parent-style-name="Domyślnaczcionkaakapitu" style:family="text">
      <style:text-properties fo:background-color="#80FFFF" style:text-underline-type="single" style:text-underline-style="solid" style:text-underline-width="auto" style:text-underline-mode="continuous"/>
    </style:style>
    <style:style style:name="T2835" style:parent-style-name="Domyślnaczcionkaakapitu" style:family="text">
      <style:text-properties style:text-underline-type="single" style:text-underline-style="solid" style:text-underline-width="auto" style:text-underline-mode="continuous"/>
    </style:style>
    <style:style style:name="T2836" style:parent-style-name="Domyślnaczcionkaakapitu" style:family="text">
      <style:text-properties fo:background-color="#80FFFF"/>
    </style:style>
    <style:style style:name="P2837" style:parent-style-name="Normalny" style:family="paragraph">
      <style:paragraph-properties style:contextual-spacing="true" fo:text-align="justify" fo:line-height="150%" fo:text-indent="0.2479in">
        <style:tab-stops>
          <style:tab-stop style:type="left" style:leader-style="solid" style:leader-text="_" style:position="1.2958in"/>
        </style:tab-stops>
      </style:paragraph-properties>
    </style:style>
    <style:style style:name="P2838" style:parent-style-name="Normalny" style:family="paragraph">
      <style:paragraph-properties style:contextual-spacing="true" fo:text-align="justify" fo:line-height="150%">
        <style:tab-stops>
          <style:tab-stop style:type="left" style:leader-style="solid" style:leader-text="_" style:position="1.2958in"/>
        </style:tab-stops>
      </style:paragraph-properties>
    </style:style>
    <style:style style:name="T2839" style:parent-style-name="Domyślnaczcionkaakapitu" style:family="text">
      <style:text-properties style:text-underline-type="single" style:text-underline-style="solid" style:text-underline-width="auto" style:text-underline-mode="continuous"/>
    </style:style>
    <style:style style:name="T2840" style:parent-style-name="Domyślnaczcionkaakapitu" style:family="text">
      <style:text-properties fo:background-color="#80FFFF"/>
    </style:style>
    <style:style style:name="P2841" style:parent-style-name="Normalny" style:family="paragraph">
      <style:paragraph-properties style:contextual-spacing="true" fo:text-align="justify" fo:line-height="150%" fo:text-indent="0.2479in">
        <style:tab-stops>
          <style:tab-stop style:type="left" style:leader-style="solid" style:leader-text="_" style:position="1.2958in"/>
        </style:tab-stops>
      </style:paragraph-properties>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P2845" style:parent-style-name="Normalny" style:family="paragraph">
      <style:paragraph-properties style:contextual-spacing="true" fo:text-align="justify" fo:line-height="150%" fo:text-indent="0.2479in"/>
    </style:style>
    <style:style style:name="P2846" style:parent-style-name="Normalny" style:family="paragraph">
      <style:paragraph-properties style:contextual-spacing="true" fo:text-align="justify" fo:line-height="150%" fo:text-indent="0.2479in"/>
    </style:style>
    <style:style style:name="P2847" style:parent-style-name="Normalny" style:family="paragraph">
      <style:paragraph-properties style:contextual-spacing="true" fo:text-align="justify" fo:line-height="150%"/>
    </style:style>
    <style:style style:name="T2848" style:parent-style-name="Domyślnaczcionkaakapitu" style:family="text">
      <style:text-properties style:text-underline-type="single" style:text-underline-style="solid" style:text-underline-width="auto" style:text-underline-mode="continuous"/>
    </style:style>
    <style:style style:name="T2849" style:parent-style-name="Domyślnaczcionkaakapitu" style:family="text">
      <style:text-properties fo:background-color="#80FFFF" style:text-underline-type="single" style:text-underline-style="solid" style:text-underline-width="auto" style:text-underline-mode="continuous"/>
    </style:style>
    <style:style style:name="T2850" style:parent-style-name="Domyślnaczcionkaakapitu" style:family="text">
      <style:text-properties style:text-underline-type="single" style:text-underline-style="solid" style:text-underline-width="auto" style:text-underline-mode="continuous"/>
    </style:style>
    <style:style style:name="T2851" style:parent-style-name="Domyślnaczcionkaakapitu" style:family="text">
      <style:text-properties fo:background-color="#80FFFF"/>
    </style:style>
    <style:style style:name="P2852" style:parent-style-name="Normalny" style:family="paragraph">
      <style:paragraph-properties style:contextual-spacing="true" fo:text-align="justify" fo:line-height="150%" fo:text-indent="0.2479in"/>
    </style:style>
    <style:style style:name="T2853" style:parent-style-name="Domyślnaczcionkaakapitu" style:family="text">
      <style:text-properties fo:background-color="#80FFFF"/>
    </style:style>
    <style:style style:name="P2854" style:parent-style-name="Normalny" style:family="paragraph">
      <style:paragraph-properties style:contextual-spacing="true" fo:text-align="justify" fo:line-height="150%"/>
    </style:style>
    <style:style style:name="T2855" style:parent-style-name="Domyślnaczcionkaakapitu" style:family="text">
      <style:text-properties style:text-underline-type="single" style:text-underline-style="solid" style:text-underline-width="auto" style:text-underline-mode="continuous"/>
    </style:style>
    <style:style style:name="T2856" style:parent-style-name="Domyślnaczcionkaakapitu" style:family="text">
      <style:text-properties fo:background-color="#80FFFF" style:text-underline-type="single" style:text-underline-style="solid" style:text-underline-width="auto" style:text-underline-mode="continuous"/>
    </style:style>
    <style:style style:name="T2857" style:parent-style-name="Domyślnaczcionkaakapitu" style:family="text">
      <style:text-properties style:text-underline-type="single" style:text-underline-style="solid" style:text-underline-width="auto" style:text-underline-mode="continuous"/>
    </style:style>
    <style:style style:name="T2858" style:parent-style-name="Domyślnaczcionkaakapitu" style:family="text">
      <style:text-properties fo:background-color="#80FFFF" style:text-underline-type="single" style:text-underline-style="solid" style:text-underline-width="auto" style:text-underline-mode="continuous"/>
    </style:style>
    <style:style style:name="T2859" style:parent-style-name="Domyślnaczcionkaakapitu" style:family="text">
      <style:text-properties style:text-underline-type="single" style:text-underline-style="solid" style:text-underline-width="auto" style:text-underline-mode="continuous"/>
    </style:style>
    <style:style style:name="T2860" style:parent-style-name="Domyślnaczcionkaakapitu" style:family="text">
      <style:text-properties fo:background-color="#80FFFF" style:text-underline-type="single" style:text-underline-style="solid" style:text-underline-width="auto" style:text-underline-mode="continuous"/>
    </style:style>
    <style:style style:name="T2861" style:parent-style-name="Domyślnaczcionkaakapitu" style:family="text">
      <style:text-properties style:text-underline-type="single" style:text-underline-style="solid" style:text-underline-width="auto" style:text-underline-mode="continuous"/>
    </style:style>
    <style:style style:name="T2862" style:parent-style-name="Domyślnaczcionkaakapitu" style:family="text">
      <style:text-properties fo:background-color="#80FFFF" style:text-underline-type="single" style:text-underline-style="solid" style:text-underline-width="auto" style:text-underline-mode="continuous"/>
    </style:style>
    <style:style style:name="T2863" style:parent-style-name="Domyślnaczcionkaakapitu" style:family="text">
      <style:text-properties style:text-underline-type="single" style:text-underline-style="solid" style:text-underline-width="auto" style:text-underline-mode="continuous"/>
    </style:style>
    <style:style style:name="P2864" style:parent-style-name="Normalny" style:family="paragraph">
      <style:paragraph-properties style:contextual-spacing="true" fo:text-align="justify" fo:line-height="150%" fo:text-indent="0.2479in"/>
    </style:style>
    <style:style style:name="P2865" style:parent-style-name="Normalny" style:family="paragraph">
      <style:paragraph-properties style:contextual-spacing="true" fo:text-align="justify" fo:line-height="150%"/>
    </style:style>
    <style:style style:name="T2866" style:parent-style-name="Domyślnaczcionkaakapitu" style:family="text">
      <style:text-properties style:text-underline-type="single" style:text-underline-style="solid" style:text-underline-width="auto" style:text-underline-mode="continuous"/>
    </style:style>
    <style:style style:name="T2867" style:parent-style-name="Domyślnaczcionkaakapitu" style:family="text">
      <style:text-properties fo:background-color="#80FFFF"/>
    </style:style>
    <style:style style:name="P2868" style:parent-style-name="Normalny" style:family="paragraph">
      <style:paragraph-properties style:contextual-spacing="true" fo:text-align="justify" fo:line-height="150%" fo:text-indent="0.2479in"/>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P2871" style:parent-style-name="Normalny" style:family="paragraph">
      <style:paragraph-properties style:contextual-spacing="true" fo:text-align="justify" fo:line-height="150%"/>
    </style:style>
    <style:style style:name="T2872" style:parent-style-name="Domyślnaczcionkaakapitu" style:family="text">
      <style:text-properties style:text-underline-type="single" style:text-underline-style="solid" style:text-underline-width="auto" style:text-underline-mode="continuous"/>
    </style:style>
    <style:style style:name="T2873" style:parent-style-name="Domyślnaczcionkaakapitu" style:family="text">
      <style:text-properties fo:background-color="#80FFFF" style:text-underline-type="single" style:text-underline-style="solid" style:text-underline-width="auto" style:text-underline-mode="continuous"/>
    </style:style>
    <style:style style:name="T2874" style:parent-style-name="Domyślnaczcionkaakapitu" style:family="text">
      <style:text-properties style:text-underline-type="single" style:text-underline-style="solid" style:text-underline-width="auto" style:text-underline-mode="continuous"/>
    </style:style>
    <style:style style:name="T2875" style:parent-style-name="Domyślnaczcionkaakapitu" style:family="text">
      <style:text-properties fo:background-color="#80FFFF" style:text-underline-type="single" style:text-underline-style="solid" style:text-underline-width="auto" style:text-underline-mode="continuous"/>
    </style:style>
    <style:style style:name="T2876" style:parent-style-name="Domyślnaczcionkaakapitu" style:family="text">
      <style:text-properties style:text-underline-type="single" style:text-underline-style="solid" style:text-underline-width="auto" style:text-underline-mode="continuous"/>
    </style:style>
    <style:style style:name="T2877" style:parent-style-name="Domyślnaczcionkaakapitu" style:family="text">
      <style:text-properties fo:background-color="#80FFFF" style:text-underline-type="single" style:text-underline-style="solid" style:text-underline-width="auto" style:text-underline-mode="continuous"/>
    </style:style>
    <style:style style:name="T2878" style:parent-style-name="Domyślnaczcionkaakapitu" style:family="text">
      <style:text-properties style:text-underline-type="single" style:text-underline-style="solid" style:text-underline-width="auto" style:text-underline-mode="continuous"/>
    </style:style>
    <style:style style:name="T2879" style:parent-style-name="Domyślnaczcionkaakapitu" style:family="text">
      <style:text-properties fo:background-color="#80FFFF" style:text-underline-type="single" style:text-underline-style="solid" style:text-underline-width="auto" style:text-underline-mode="continuous"/>
    </style:style>
    <style:style style:name="P2880" style:parent-style-name="Normalny" style:family="paragraph">
      <style:paragraph-properties style:contextual-spacing="true" fo:text-align="justify" fo:line-height="150%" fo:text-indent="0.2479in"/>
    </style:style>
    <style:style style:name="P2881" style:parent-style-name="Normalny" style:family="paragraph">
      <style:paragraph-properties style:contextual-spacing="true" fo:text-align="justify" fo:line-height="150%" fo:text-indent="0.2479in"/>
    </style:style>
    <style:style style:name="T2882" style:parent-style-name="Domyślnaczcionkaakapitu" style:family="text">
      <style:text-properties fo:background-color="#80FFFF"/>
    </style:style>
    <style:style style:name="P2883" style:parent-style-name="Normalny" style:family="paragraph">
      <style:paragraph-properties style:contextual-spacing="true" fo:text-align="justify" fo:line-height="150%"/>
    </style:style>
    <style:style style:name="T2884" style:parent-style-name="Domyślnaczcionkaakapitu" style:family="text">
      <style:text-properties style:text-underline-type="single" style:text-underline-style="solid" style:text-underline-width="auto" style:text-underline-mode="continuous"/>
    </style:style>
    <style:style style:name="T2885" style:parent-style-name="Domyślnaczcionkaakapitu" style:family="text">
      <style:text-properties fo:background-color="#80FFFF" style:text-underline-type="single" style:text-underline-style="solid" style:text-underline-width="auto" style:text-underline-mode="continuous"/>
    </style:style>
    <style:style style:name="T2886" style:parent-style-name="Domyślnaczcionkaakapitu" style:family="text">
      <style:text-properties style:text-underline-type="single" style:text-underline-style="solid" style:text-underline-width="auto" style:text-underline-mode="continuous"/>
    </style:style>
    <style:style style:name="T2887" style:parent-style-name="Domyślnaczcionkaakapitu" style:family="text">
      <style:text-properties fo:background-color="#80FFFF" style:text-underline-type="single" style:text-underline-style="solid" style:text-underline-width="auto" style:text-underline-mode="continuous"/>
    </style:style>
    <style:style style:name="T2888" style:parent-style-name="Domyślnaczcionkaakapitu" style:family="text">
      <style:text-properties style:text-underline-type="single" style:text-underline-style="solid" style:text-underline-width="auto" style:text-underline-mode="continuous"/>
    </style:style>
    <style:style style:name="T2889" style:parent-style-name="Domyślnaczcionkaakapitu" style:family="text">
      <style:text-properties fo:background-color="#80FFFF" style:text-underline-type="single" style:text-underline-style="solid" style:text-underline-width="auto" style:text-underline-mode="continuous"/>
    </style:style>
    <style:style style:name="T2890" style:parent-style-name="Domyślnaczcionkaakapitu" style:family="text">
      <style:text-properties style:text-underline-type="single" style:text-underline-style="solid" style:text-underline-width="auto" style:text-underline-mode="continuous"/>
    </style:style>
    <style:style style:name="T2891" style:parent-style-name="Domyślnaczcionkaakapitu" style:family="text">
      <style:text-properties fo:background-color="#80FFFF" style:text-underline-type="single" style:text-underline-style="solid" style:text-underline-width="auto" style:text-underline-mode="continuous"/>
    </style:style>
    <style:style style:name="P2892" style:parent-style-name="Normalny" style:family="paragraph">
      <style:paragraph-properties style:contextual-spacing="true" fo:text-align="justify" fo:line-height="150%" fo:text-indent="0.2479in"/>
    </style:style>
    <style:style style:name="T2893" style:parent-style-name="Domyślnaczcionkaakapitu" style:family="text">
      <style:text-properties fo:background-color="#80FFFF"/>
    </style:style>
    <style:style style:name="P2894" style:parent-style-name="Normalny" style:family="paragraph">
      <style:paragraph-properties style:contextual-spacing="true" fo:text-align="justify" fo:line-height="150%"/>
    </style:style>
    <style:style style:name="T2895" style:parent-style-name="Domyślnaczcionkaakapitu" style:family="text">
      <style:text-properties fo:background-color="#80FFFF" style:text-underline-type="single" style:text-underline-style="solid" style:text-underline-width="auto" style:text-underline-mode="continuous"/>
    </style:style>
    <style:style style:name="T2896" style:parent-style-name="Domyślnaczcionkaakapitu" style:family="text">
      <style:text-properties style:text-underline-type="single" style:text-underline-style="solid" style:text-underline-width="auto" style:text-underline-mode="continuous"/>
    </style:style>
    <style:style style:name="T2897" style:parent-style-name="Domyślnaczcionkaakapitu" style:family="text">
      <style:text-properties fo:background-color="#80FFFF" style:text-underline-type="single" style:text-underline-style="solid" style:text-underline-width="auto" style:text-underline-mode="continuous"/>
    </style:style>
    <style:style style:name="T2898" style:parent-style-name="Domyślnaczcionkaakapitu" style:family="text">
      <style:text-properties style:text-underline-type="single" style:text-underline-style="solid" style:text-underline-width="auto" style:text-underline-mode="continuous"/>
    </style:style>
    <style:style style:name="P2899" style:parent-style-name="Normalny" style:family="paragraph">
      <style:paragraph-properties style:contextual-spacing="true" fo:text-align="justify" fo:line-height="150%" fo:text-indent="0.2479in"/>
    </style:style>
    <style:style style:name="T2900" style:parent-style-name="Domyślnaczcionkaakapitu" style:family="text">
      <style:text-properties fo:background-color="#80FFFF"/>
    </style:style>
    <style:style style:name="P2901" style:parent-style-name="Normalny" style:family="paragraph">
      <style:paragraph-properties style:contextual-spacing="true" fo:text-align="justify" fo:line-height="150%"/>
    </style:style>
    <style:style style:name="T2902" style:parent-style-name="Domyślnaczcionkaakapitu" style:family="text">
      <style:text-properties style:text-underline-type="single" style:text-underline-style="solid" style:text-underline-width="auto" style:text-underline-mode="continuous"/>
    </style:style>
    <style:style style:name="T2903" style:parent-style-name="Domyślnaczcionkaakapitu" style:family="text">
      <style:text-properties fo:background-color="#80FFFF" style:text-underline-type="single" style:text-underline-style="solid" style:text-underline-width="auto" style:text-underline-mode="continuous"/>
    </style:style>
    <style:style style:name="T2904" style:parent-style-name="Domyślnaczcionkaakapitu" style:family="text">
      <style:text-properties style:text-underline-type="single" style:text-underline-style="solid" style:text-underline-width="auto" style:text-underline-mode="continuous"/>
    </style:style>
    <style:style style:name="T2905" style:parent-style-name="Domyślnaczcionkaakapitu" style:family="text">
      <style:text-properties fo:background-color="#80FFFF"/>
    </style:style>
    <style:style style:name="P2906" style:parent-style-name="Normalny" style:family="paragraph">
      <style:paragraph-properties style:contextual-spacing="true" fo:text-align="justify" fo:line-height="150%" fo:text-indent="0.2479in"/>
    </style:style>
    <style:style style:name="P2907" style:parent-style-name="Normalny" style:family="paragraph">
      <style:paragraph-properties style:contextual-spacing="true" fo:text-align="justify" fo:line-height="150%"/>
    </style:style>
    <style:style style:name="T2908" style:parent-style-name="Domyślnaczcionkaakapitu" style:family="text">
      <style:text-properties style:text-underline-type="single" style:text-underline-style="solid" style:text-underline-width="auto" style:text-underline-mode="continuous"/>
    </style:style>
    <style:style style:name="T2909" style:parent-style-name="Domyślnaczcionkaakapitu" style:family="text">
      <style:text-properties fo:background-color="#80FFFF" style:text-underline-type="single" style:text-underline-style="solid" style:text-underline-width="auto" style:text-underline-mode="continuous"/>
    </style:style>
    <style:style style:name="T2910" style:parent-style-name="Domyślnaczcionkaakapitu" style:family="text">
      <style:text-properties style:text-underline-type="single" style:text-underline-style="solid" style:text-underline-width="auto" style:text-underline-mode="continuous"/>
    </style:style>
    <style:style style:name="P2911" style:parent-style-name="Normalny" style:family="paragraph">
      <style:paragraph-properties style:contextual-spacing="true" fo:text-align="justify" fo:line-height="150%" fo:text-indent="0.2479in"/>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P2914" style:parent-style-name="Normalny" style:family="paragraph">
      <style:paragraph-properties style:contextual-spacing="true" fo:text-align="justify" fo:line-height="150%"/>
    </style:style>
    <style:style style:name="T2915" style:parent-style-name="Domyślnaczcionkaakapitu" style:family="text">
      <style:text-properties style:text-underline-type="single" style:text-underline-style="solid" style:text-underline-width="auto" style:text-underline-mode="continuous"/>
    </style:style>
    <style:style style:name="T2916" style:parent-style-name="Domyślnaczcionkaakapitu" style:family="text">
      <style:text-properties fo:background-color="#80FFFF" style:text-underline-type="single" style:text-underline-style="solid" style:text-underline-width="auto" style:text-underline-mode="continuous"/>
    </style:style>
    <style:style style:name="T2917" style:parent-style-name="Domyślnaczcionkaakapitu" style:family="text">
      <style:text-properties style:text-underline-type="single" style:text-underline-style="solid" style:text-underline-width="auto" style:text-underline-mode="continuous"/>
    </style:style>
    <style:style style:name="P2918" style:parent-style-name="Normalny" style:family="paragraph">
      <style:paragraph-properties style:contextual-spacing="true" fo:text-align="justify" fo:line-height="150%" fo:text-indent="0.2479in"/>
    </style:style>
    <style:style style:name="P2919" style:parent-style-name="Normalny" style:family="paragraph">
      <style:paragraph-properties style:contextual-spacing="true" fo:text-align="justify" fo:line-height="150%"/>
    </style:style>
    <style:style style:name="T2920" style:parent-style-name="Domyślnaczcionkaakapitu" style:family="text">
      <style:text-properties style:text-underline-type="single" style:text-underline-style="solid" style:text-underline-width="auto" style:text-underline-mode="continuous"/>
    </style:style>
    <style:style style:name="T2921" style:parent-style-name="Domyślnaczcionkaakapitu" style:family="text">
      <style:text-properties fo:background-color="#80FFFF" style:text-underline-type="single" style:text-underline-style="solid" style:text-underline-width="auto" style:text-underline-mode="continuous"/>
    </style:style>
    <style:style style:name="T2922" style:parent-style-name="Domyślnaczcionkaakapitu" style:family="text">
      <style:text-properties style:text-underline-type="single" style:text-underline-style="solid" style:text-underline-width="auto" style:text-underline-mode="continuous"/>
    </style:style>
    <style:style style:name="P2923" style:parent-style-name="Normalny" style:family="paragraph">
      <style:paragraph-properties style:contextual-spacing="true" fo:text-align="justify" fo:line-height="150%" fo:text-indent="0.2479in"/>
    </style:style>
    <style:style style:name="T2924" style:parent-style-name="Domyślnaczcionkaakapitu" style:family="text">
      <style:text-properties fo:background-color="#80FFFF"/>
    </style:style>
    <style:style style:name="P2925" style:parent-style-name="Normalny" style:family="paragraph">
      <style:paragraph-properties style:contextual-spacing="true" fo:text-align="justify" fo:line-height="150%"/>
    </style:style>
    <style:style style:name="T2926" style:parent-style-name="Domyślnaczcionkaakapitu" style:family="text">
      <style:text-properties fo:background-color="#80FFFF" style:text-underline-type="single" style:text-underline-style="solid" style:text-underline-width="auto" style:text-underline-mode="continuous"/>
    </style:style>
    <style:style style:name="T2927" style:parent-style-name="Domyślnaczcionkaakapitu" style:family="text">
      <style:text-properties style:text-underline-type="single" style:text-underline-style="solid" style:text-underline-width="auto" style:text-underline-mode="continuous"/>
    </style:style>
    <style:style style:name="T2928" style:parent-style-name="Domyślnaczcionkaakapitu" style:family="text">
      <style:text-properties fo:background-color="#80FFFF" style:text-underline-type="single" style:text-underline-style="solid" style:text-underline-width="auto" style:text-underline-mode="continuous"/>
    </style:style>
    <style:style style:name="P2929" style:parent-style-name="Normalny" style:family="paragraph">
      <style:paragraph-properties style:contextual-spacing="true" fo:text-align="justify" fo:line-height="150%" fo:text-indent="0.2479in"/>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style:contextual-spacing="true" fo:text-align="justify" fo:line-height="150%" fo:text-indent="0.2479in"/>
    </style:style>
    <style:style style:name="P2933" style:parent-style-name="Normalny" style:family="paragraph">
      <style:paragraph-properties style:contextual-spacing="true" fo:text-align="justify" fo:line-height="150%" fo:text-indent="0.2479in"/>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P2938" style:parent-style-name="Normalny" style:family="paragraph">
      <style:paragraph-properties style:contextual-spacing="true" fo:text-align="justify" fo:line-height="150%" fo:text-indent="0.2479in">
        <style:tab-stops>
          <style:tab-stop style:type="left" style:leader-style="solid" style:leader-text="_" style:position="1.5416in"/>
        </style:tab-stops>
      </style:paragraph-properties>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P2943" style:parent-style-name="Normalny" style:family="paragraph">
      <style:paragraph-properties style:contextual-spacing="true" fo:text-align="justify" fo:line-height="150%">
        <style:tab-stops>
          <style:tab-stop style:type="left" style:leader-style="solid" style:leader-text="_" style:position="1.5416in"/>
        </style:tab-stops>
      </style:paragraph-properties>
    </style:style>
    <style:style style:name="T2944" style:parent-style-name="Domyślnaczcionkaakapitu" style:family="text">
      <style:text-properties style:text-underline-type="single" style:text-underline-style="solid" style:text-underline-width="auto" style:text-underline-mode="continuous"/>
    </style:style>
    <style:style style:name="T2945" style:parent-style-name="Domyślnaczcionkaakapitu" style:family="text">
      <style:text-properties fo:background-color="#80FFFF"/>
    </style:style>
    <style:style style:name="P2946" style:parent-style-name="Normalny" style:family="paragraph">
      <style:paragraph-properties style:contextual-spacing="true" fo:text-align="justify" fo:line-height="150%" fo:text-indent="0.2479in"/>
    </style:style>
    <style:style style:name="T2947" style:parent-style-name="Domyślnaczcionkaakapitu" style:family="text">
      <style:text-properties fo:background-color="#80FFFF"/>
    </style:style>
    <style:style style:name="P2948" style:parent-style-name="Normalny" style:family="paragraph">
      <style:paragraph-properties style:contextual-spacing="true" fo:text-align="justify" fo:line-height="150%"/>
    </style:style>
    <style:style style:name="T2949" style:parent-style-name="Domyślnaczcionkaakapitu" style:family="text">
      <style:text-properties style:text-underline-type="single" style:text-underline-style="solid" style:text-underline-width="auto" style:text-underline-mode="continuous"/>
    </style:style>
    <style:style style:name="T2950" style:parent-style-name="Domyślnaczcionkaakapitu" style:family="text">
      <style:text-properties fo:background-color="#80FFFF" style:text-underline-type="single" style:text-underline-style="solid" style:text-underline-width="auto" style:text-underline-mode="continuous"/>
    </style:style>
    <style:style style:name="T2951" style:parent-style-name="Domyślnaczcionkaakapitu" style:family="text">
      <style:text-properties style:text-underline-type="single" style:text-underline-style="solid" style:text-underline-width="auto" style:text-underline-mode="continuous"/>
    </style:style>
    <style:style style:name="P2952" style:parent-style-name="Normalny" style:family="paragraph">
      <style:paragraph-properties style:contextual-spacing="true" fo:text-align="justify" fo:line-height="150%" fo:text-indent="0.2479in"/>
    </style:style>
    <style:style style:name="P2953" style:parent-style-name="Normalny" style:family="paragraph">
      <style:paragraph-properties style:contextual-spacing="true" fo:text-align="justify" fo:line-height="150%"/>
    </style:style>
    <style:style style:name="T2954" style:parent-style-name="Domyślnaczcionkaakapitu" style:family="text">
      <style:text-properties style:text-underline-type="single" style:text-underline-style="solid" style:text-underline-width="auto" style:text-underline-mode="continuous"/>
    </style:style>
    <style:style style:name="T2955" style:parent-style-name="Domyślnaczcionkaakapitu" style:family="text">
      <style:text-properties fo:background-color="#80FFFF" style:text-underline-type="single" style:text-underline-style="solid" style:text-underline-width="auto" style:text-underline-mode="continuous"/>
    </style:style>
    <style:style style:name="T2956" style:parent-style-name="Domyślnaczcionkaakapitu" style:family="text">
      <style:text-properties style:text-underline-type="single" style:text-underline-style="solid" style:text-underline-width="auto" style:text-underline-mode="continuous"/>
    </style:style>
    <style:style style:name="P2957" style:parent-style-name="Normalny" style:family="paragraph">
      <style:paragraph-properties style:contextual-spacing="true" fo:text-align="justify" fo:line-height="150%" fo:text-indent="0.2479in"/>
    </style:style>
    <style:style style:name="T2958" style:parent-style-name="Domyślnaczcionkaakapitu" style:family="text">
      <style:text-properties fo:background-color="#80FFFF"/>
    </style:style>
    <style:style style:name="P2959" style:parent-style-name="Normalny" style:family="paragraph">
      <style:paragraph-properties style:contextual-spacing="true" fo:text-align="justify" fo:line-height="150%"/>
    </style:style>
    <style:style style:name="T2960" style:parent-style-name="Domyślnaczcionkaakapitu" style:family="text">
      <style:text-properties style:text-underline-type="single" style:text-underline-style="solid" style:text-underline-width="auto" style:text-underline-mode="continuous"/>
    </style:style>
    <style:style style:name="P2961" style:parent-style-name="Normalny" style:family="paragraph">
      <style:paragraph-properties style:contextual-spacing="true" fo:text-align="justify" fo:line-height="150%" fo:text-indent="0.2479in"/>
    </style:style>
    <style:style style:name="P2962" style:parent-style-name="Normalny" style:family="paragraph">
      <style:paragraph-properties style:contextual-spacing="true" fo:text-align="justify" fo:line-height="150%"/>
    </style:style>
    <style:style style:name="T2963" style:parent-style-name="Domyślnaczcionkaakapitu" style:family="text">
      <style:text-properties fo:background-color="#80FFFF"/>
    </style:style>
    <style:style style:name="P2964" style:parent-style-name="Normalny" style:family="paragraph">
      <style:paragraph-properties style:contextual-spacing="true" fo:text-align="justify" fo:line-height="150%" fo:text-indent="0.2479in">
        <style:tab-stops>
          <style:tab-stop style:type="left" style:position="1.3333in"/>
        </style:tab-stops>
      </style:paragraph-properties>
    </style:style>
    <style:style style:name="T2965" style:parent-style-name="Domyślnaczcionkaakapitu" style:family="text">
      <style:text-properties fo:background-color="#80FFFF"/>
    </style:style>
    <style:style style:name="P2966" style:parent-style-name="Normalny" style:family="paragraph">
      <style:paragraph-properties style:contextual-spacing="true" fo:text-align="justify" fo:line-height="150%">
        <style:tab-stops>
          <style:tab-stop style:type="left" style:position="1.3333in"/>
        </style:tab-stops>
      </style:paragraph-properties>
    </style:style>
    <style:style style:name="T2967" style:parent-style-name="Domyślnaczcionkaakapitu" style:family="text">
      <style:text-properties fo:background-color="#80FFFF" style:text-underline-type="single" style:text-underline-style="solid" style:text-underline-width="auto" style:text-underline-mode="continuous"/>
    </style:style>
    <style:style style:name="T2968" style:parent-style-name="Domyślnaczcionkaakapitu" style:family="text">
      <style:text-properties style:text-underline-type="single" style:text-underline-style="solid" style:text-underline-width="auto" style:text-underline-mode="continuous"/>
    </style:style>
    <style:style style:name="T2969" style:parent-style-name="Domyślnaczcionkaakapitu" style:family="text">
      <style:text-properties fo:background-color="#80FFFF" style:text-underline-type="single" style:text-underline-style="solid" style:text-underline-width="auto" style:text-underline-mode="continuous"/>
    </style:style>
    <style:style style:name="T2970" style:parent-style-name="Domyślnaczcionkaakapitu" style:family="text">
      <style:text-properties style:text-underline-type="single" style:text-underline-style="solid" style:text-underline-width="auto" style:text-underline-mode="continuous"/>
    </style:style>
    <style:style style:name="T2971" style:parent-style-name="Domyślnaczcionkaakapitu" style:family="text">
      <style:text-properties fo:background-color="#80FFFF" style:text-underline-type="single" style:text-underline-style="solid" style:text-underline-width="auto" style:text-underline-mode="continuous"/>
    </style:style>
    <style:style style:name="T2972" style:parent-style-name="Domyślnaczcionkaakapitu" style:family="text">
      <style:text-properties style:text-underline-type="single" style:text-underline-style="solid" style:text-underline-width="auto" style:text-underline-mode="continuous"/>
    </style:style>
    <style:style style:name="P2973" style:parent-style-name="Normalny" style:family="paragraph">
      <style:paragraph-properties style:contextual-spacing="true" fo:text-align="justify" fo:line-height="150%" fo:text-indent="0.2479in"/>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P2976" style:parent-style-name="Normalny" style:family="paragraph">
      <style:paragraph-properties style:contextual-spacing="true" fo:text-align="justify" fo:line-height="150%"/>
    </style:style>
    <style:style style:name="T2977" style:parent-style-name="Domyślnaczcionkaakapitu" style:family="text">
      <style:text-properties style:text-underline-type="single" style:text-underline-style="solid" style:text-underline-width="auto" style:text-underline-mode="continuous"/>
    </style:style>
    <style:style style:name="T2978" style:parent-style-name="Domyślnaczcionkaakapitu" style:family="text">
      <style:text-properties fo:background-color="#80FFFF" style:text-underline-type="single" style:text-underline-style="solid" style:text-underline-width="auto" style:text-underline-mode="continuous"/>
    </style:style>
    <style:style style:name="T2979" style:parent-style-name="Domyślnaczcionkaakapitu" style:family="text">
      <style:text-properties style:text-underline-type="single" style:text-underline-style="solid" style:text-underline-width="auto" style:text-underline-mode="continuous"/>
    </style:style>
    <style:style style:name="T2980" style:parent-style-name="Domyślnaczcionkaakapitu" style:family="text">
      <style:text-properties fo:background-color="#80FFFF" style:text-underline-type="single" style:text-underline-style="solid" style:text-underline-width="auto" style:text-underline-mode="continuous"/>
    </style:style>
    <style:style style:name="P2981" style:parent-style-name="Normalny" style:family="paragraph">
      <style:paragraph-properties style:contextual-spacing="true" fo:text-align="justify" fo:line-height="150%" fo:text-indent="0.2479in"/>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P2987" style:parent-style-name="Normalny" style:family="paragraph">
      <style:paragraph-properties style:contextual-spacing="true" fo:text-align="justify" fo:line-height="150%" fo:text-indent="0.2479in"/>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P2994" style:parent-style-name="Normalny" style:family="paragraph">
      <style:paragraph-properties style:contextual-spacing="true" fo:text-align="justify" fo:line-height="150%" fo:text-indent="0.2479in"/>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P2998" style:parent-style-name="Normalny" style:family="paragraph">
      <style:paragraph-properties style:contextual-spacing="true" fo:text-align="justify" fo:line-height="150%" fo:text-indent="0.2479in"/>
    </style:style>
    <style:style style:name="T2999" style:parent-style-name="Domyślnaczcionkaakapitu" style:family="text">
      <style:text-properties fo:background-color="#80FFFF"/>
    </style:style>
    <style:style style:name="P3000" style:parent-style-name="Normalny" style:family="paragraph">
      <style:paragraph-properties style:contextual-spacing="true" fo:text-align="justify" fo:line-height="150%"/>
    </style:style>
    <style:style style:name="T3001" style:parent-style-name="Domyślnaczcionkaakapitu" style:family="text">
      <style:text-properties style:text-underline-type="single" style:text-underline-style="solid" style:text-underline-width="auto" style:text-underline-mode="continuous"/>
    </style:style>
    <style:style style:name="T3002" style:parent-style-name="Domyślnaczcionkaakapitu" style:family="text">
      <style:text-properties fo:background-color="#80FFFF" style:text-underline-type="single" style:text-underline-style="solid" style:text-underline-width="auto" style:text-underline-mode="continuous"/>
    </style:style>
    <style:style style:name="T3003" style:parent-style-name="Domyślnaczcionkaakapitu" style:family="text">
      <style:text-properties style:text-underline-type="single" style:text-underline-style="solid" style:text-underline-width="auto" style:text-underline-mode="continuous"/>
    </style:style>
    <style:style style:name="T3004" style:parent-style-name="Domyślnaczcionkaakapitu" style:family="text">
      <style:text-properties fo:background-color="#80FFFF"/>
    </style:style>
    <style:style style:name="P3005" style:parent-style-name="Normalny" style:family="paragraph">
      <style:paragraph-properties style:contextual-spacing="true" fo:text-align="justify" fo:line-height="150%" fo:text-indent="0.2479in"/>
    </style:style>
    <style:style style:name="P3006" style:parent-style-name="Normalny" style:family="paragraph">
      <style:paragraph-properties style:contextual-spacing="true" fo:text-align="justify" fo:line-height="150%"/>
    </style:style>
    <style:style style:name="T3007" style:parent-style-name="Domyślnaczcionkaakapitu" style:family="text">
      <style:text-properties style:text-underline-type="single" style:text-underline-style="solid" style:text-underline-width="auto" style:text-underline-mode="continuous"/>
    </style:style>
    <style:style style:name="P3008" style:parent-style-name="Normalny" style:family="paragraph">
      <style:paragraph-properties style:contextual-spacing="true" fo:text-align="justify" fo:line-height="150%" fo:text-indent="0.2479in"/>
    </style:style>
    <style:style style:name="T3009" style:parent-style-name="Domyślnaczcionkaakapitu" style:family="text">
      <style:text-properties fo:background-color="#80FFFF"/>
    </style:style>
    <style:style style:name="P3010" style:parent-style-name="Normalny" style:family="paragraph">
      <style:paragraph-properties style:contextual-spacing="true" fo:text-align="justify" fo:line-height="150%"/>
    </style:style>
    <style:style style:name="T3011" style:parent-style-name="Domyślnaczcionkaakapitu" style:family="text">
      <style:text-properties style:text-underline-type="single" style:text-underline-style="solid" style:text-underline-width="auto" style:text-underline-mode="continuous"/>
    </style:style>
    <style:style style:name="T3012" style:parent-style-name="Domyślnaczcionkaakapitu" style:family="text">
      <style:text-properties fo:background-color="#80FFFF" style:text-underline-type="single" style:text-underline-style="solid" style:text-underline-width="auto" style:text-underline-mode="continuous"/>
    </style:style>
    <style:style style:name="T3013" style:parent-style-name="Domyślnaczcionkaakapitu" style:family="text">
      <style:text-properties style:text-underline-type="single" style:text-underline-style="solid" style:text-underline-width="auto" style:text-underline-mode="continuous"/>
    </style:style>
    <style:style style:name="P3014" style:parent-style-name="Normalny" style:family="paragraph">
      <style:paragraph-properties style:contextual-spacing="true" fo:text-align="justify" fo:line-height="150%" fo:text-indent="0.2479in"/>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P3024" style:parent-style-name="Normalny" style:family="paragraph">
      <style:paragraph-properties style:contextual-spacing="true" fo:text-align="justify" fo:line-height="150%" fo:text-indent="0.2479in"/>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P3027" style:parent-style-name="Normalny" style:family="paragraph">
      <style:paragraph-properties style:contextual-spacing="true" fo:text-align="justify" fo:line-height="150%" fo:text-indent="0.2479in"/>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P3030" style:parent-style-name="Normalny" style:family="paragraph">
      <style:paragraph-properties style:contextual-spacing="true" fo:text-align="justify" fo:line-height="150%"/>
    </style:style>
    <style:style style:name="T3031" style:parent-style-name="Domyślnaczcionkaakapitu" style:family="text">
      <style:text-properties style:text-underline-type="single" style:text-underline-style="solid" style:text-underline-width="auto" style:text-underline-mode="continuous"/>
    </style:style>
    <style:style style:name="T3032" style:parent-style-name="Domyślnaczcionkaakapitu" style:family="text">
      <style:text-properties fo:background-color="#80FFFF" style:text-underline-type="single" style:text-underline-style="solid" style:text-underline-width="auto" style:text-underline-mode="continuous"/>
    </style:style>
    <style:style style:name="T3033" style:parent-style-name="Domyślnaczcionkaakapitu" style:family="text">
      <style:text-properties style:text-underline-type="single" style:text-underline-style="solid" style:text-underline-width="auto" style:text-underline-mode="continuous"/>
    </style:style>
    <style:style style:name="T3034" style:parent-style-name="Domyślnaczcionkaakapitu" style:family="text">
      <style:text-properties fo:background-color="#80FFFF" style:text-underline-type="single" style:text-underline-style="solid" style:text-underline-width="auto" style:text-underline-mode="continuous"/>
    </style:style>
    <style:style style:name="P3035" style:parent-style-name="Normalny" style:family="paragraph">
      <style:paragraph-properties style:contextual-spacing="true" fo:text-align="justify" fo:line-height="150%" fo:text-indent="0.2479in"/>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P3039" style:parent-style-name="Normalny" style:family="paragraph">
      <style:paragraph-properties style:contextual-spacing="true" fo:text-align="justify" fo:line-height="150%" fo:text-indent="0.2479in"/>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P3046" style:parent-style-name="Normalny" style:family="paragraph">
      <style:paragraph-properties style:contextual-spacing="true" fo:text-align="justify" fo:line-height="150%" fo:text-indent="0.2479in"/>
    </style:style>
    <style:style style:name="T3047" style:parent-style-name="Domyślnaczcionkaakapitu" style:family="text">
      <style:text-properties fo:background-color="#80FFFF"/>
    </style:style>
    <style:style style:name="P3048" style:parent-style-name="Normalny" style:family="paragraph">
      <style:paragraph-properties style:contextual-spacing="true" fo:text-align="justify" fo:line-height="150%"/>
    </style:style>
    <style:style style:name="T3049" style:parent-style-name="Domyślnaczcionkaakapitu" style:family="text">
      <style:text-properties style:text-underline-type="single" style:text-underline-style="solid" style:text-underline-width="auto" style:text-underline-mode="continuous"/>
    </style:style>
    <style:style style:name="T3050" style:parent-style-name="Domyślnaczcionkaakapitu" style:family="text">
      <style:text-properties fo:background-color="#80FFFF" style:text-underline-type="single" style:text-underline-style="solid" style:text-underline-width="auto" style:text-underline-mode="continuous"/>
    </style:style>
    <style:style style:name="T3051" style:parent-style-name="Domyślnaczcionkaakapitu" style:family="text">
      <style:text-properties style:text-underline-type="single" style:text-underline-style="solid" style:text-underline-width="auto" style:text-underline-mode="continuous"/>
    </style:style>
    <style:style style:name="P3052" style:parent-style-name="Normalny" style:family="paragraph">
      <style:paragraph-properties style:contextual-spacing="true" fo:text-align="justify" fo:line-height="150%" fo:text-indent="0.2479in"/>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P3057" style:parent-style-name="Normalny" style:family="paragraph">
      <style:paragraph-properties style:contextual-spacing="true" fo:text-align="justify" fo:line-height="150%"/>
    </style:style>
    <style:style style:name="T3058" style:parent-style-name="Domyślnaczcionkaakapitu" style:family="text">
      <style:text-properties style:text-underline-type="single" style:text-underline-style="solid" style:text-underline-width="auto" style:text-underline-mode="continuous"/>
    </style:style>
    <style:style style:name="T3059" style:parent-style-name="Domyślnaczcionkaakapitu" style:family="text">
      <style:text-properties fo:background-color="#80FFFF" style:text-underline-type="single" style:text-underline-style="solid" style:text-underline-width="auto" style:text-underline-mode="continuous"/>
    </style:style>
    <style:style style:name="T3060" style:parent-style-name="Domyślnaczcionkaakapitu" style:family="text">
      <style:text-properties style:text-underline-type="single" style:text-underline-style="solid" style:text-underline-width="auto" style:text-underline-mode="continuous"/>
    </style:style>
    <style:style style:name="T3061" style:parent-style-name="Domyślnaczcionkaakapitu" style:family="text">
      <style:text-properties fo:background-color="#80FFFF" style:text-underline-type="single" style:text-underline-style="solid" style:text-underline-width="auto" style:text-underline-mode="continuous"/>
    </style:style>
    <style:style style:name="P3062" style:parent-style-name="Normalny" style:family="paragraph">
      <style:paragraph-properties style:contextual-spacing="true" fo:text-align="justify" fo:line-height="150%" fo:text-indent="0.2479in"/>
    </style:style>
    <style:style style:name="T3063" style:parent-style-name="Domyślnaczcionkaakapitu" style:family="text">
      <style:text-properties fo:background-color="#80FFFF"/>
    </style:style>
    <style:style style:name="P3064" style:parent-style-name="Normalny" style:family="paragraph">
      <style:paragraph-properties style:contextual-spacing="true" fo:text-align="justify" fo:line-height="150%"/>
    </style:style>
    <style:style style:name="T3065" style:parent-style-name="Domyślnaczcionkaakapitu" style:family="text">
      <style:text-properties style:text-underline-type="single" style:text-underline-style="solid" style:text-underline-width="auto" style:text-underline-mode="continuous"/>
    </style:style>
    <style:style style:name="T3066" style:parent-style-name="Domyślnaczcionkaakapitu" style:family="text">
      <style:text-properties fo:background-color="#80FFFF" style:text-underline-type="single" style:text-underline-style="solid" style:text-underline-width="auto" style:text-underline-mode="continuous"/>
    </style:style>
    <style:style style:name="T3067" style:parent-style-name="Domyślnaczcionkaakapitu" style:family="text">
      <style:text-properties style:text-underline-type="single" style:text-underline-style="solid" style:text-underline-width="auto" style:text-underline-mode="continuous"/>
    </style:style>
    <style:style style:name="T3068" style:parent-style-name="Domyślnaczcionkaakapitu" style:family="text">
      <style:text-properties fo:background-color="#80FFFF" style:text-underline-type="single" style:text-underline-style="solid" style:text-underline-width="auto" style:text-underline-mode="continuous"/>
    </style:style>
    <style:style style:name="P3069" style:parent-style-name="Normalny" style:family="paragraph">
      <style:paragraph-properties style:contextual-spacing="true" fo:text-align="justify" fo:line-height="150%" fo:text-indent="0.2479in"/>
    </style:style>
    <style:style style:name="T3070" style:parent-style-name="Domyślnaczcionkaakapitu" style:family="text">
      <style:text-properties fo:background-color="#80FFFF"/>
    </style:style>
    <style:style style:name="P3071" style:parent-style-name="Normalny" style:family="paragraph">
      <style:paragraph-properties style:contextual-spacing="true" fo:text-align="justify" fo:line-height="150%"/>
    </style:style>
    <style:style style:name="T3072" style:parent-style-name="Domyślnaczcionkaakapitu" style:family="text">
      <style:text-properties style:text-underline-type="single" style:text-underline-style="solid" style:text-underline-width="auto" style:text-underline-mode="continuous"/>
    </style:style>
    <style:style style:name="P3073" style:parent-style-name="Normalny" style:family="paragraph">
      <style:paragraph-properties style:contextual-spacing="true" fo:text-align="justify" fo:line-height="150%" fo:text-indent="0.2479in"/>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P3077" style:parent-style-name="Normalny" style:family="paragraph">
      <style:paragraph-properties style:contextual-spacing="true" fo:text-align="justify" fo:line-height="150%"/>
    </style:style>
    <style:style style:name="T3078" style:parent-style-name="Domyślnaczcionkaakapitu" style:family="text">
      <style:text-properties style:text-underline-type="single" style:text-underline-style="solid" style:text-underline-width="auto" style:text-underline-mode="continuous"/>
    </style:style>
    <style:style style:name="P3079" style:parent-style-name="Normalny" style:family="paragraph">
      <style:paragraph-properties style:contextual-spacing="true" fo:text-align="justify" fo:line-height="150%" fo:text-indent="0.2479in"/>
    </style:style>
    <style:style style:name="P3080" style:parent-style-name="Normalny" style:family="paragraph">
      <style:paragraph-properties style:contextual-spacing="true" fo:text-align="justify" fo:line-height="150%"/>
    </style:style>
    <style:style style:name="T3081" style:parent-style-name="Domyślnaczcionkaakapitu" style:family="text">
      <style:text-properties style:text-underline-type="single" style:text-underline-style="solid" style:text-underline-width="auto" style:text-underline-mode="continuous"/>
    </style:style>
    <style:style style:name="P3082" style:parent-style-name="Normalny" style:family="paragraph">
      <style:paragraph-properties style:contextual-spacing="true" fo:text-align="justify" fo:line-height="150%" fo:text-indent="0.2479in"/>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P3086" style:parent-style-name="Normalny" style:family="paragraph">
      <style:paragraph-properties style:contextual-spacing="true" fo:text-align="justify" fo:line-height="150%"/>
    </style:style>
    <style:style style:name="T3087" style:parent-style-name="Domyślnaczcionkaakapitu" style:family="text">
      <style:text-properties style:text-underline-type="single" style:text-underline-style="solid" style:text-underline-width="auto" style:text-underline-mode="continuous"/>
    </style:style>
    <style:style style:name="T3088" style:parent-style-name="Domyślnaczcionkaakapitu" style:family="text">
      <style:text-properties fo:background-color="#80FFFF" style:text-underline-type="single" style:text-underline-style="solid" style:text-underline-width="auto" style:text-underline-mode="continuous"/>
    </style:style>
    <style:style style:name="T3089" style:parent-style-name="Domyślnaczcionkaakapitu" style:family="text">
      <style:text-properties style:text-underline-type="single" style:text-underline-style="solid" style:text-underline-width="auto" style:text-underline-mode="continuous"/>
    </style:style>
    <style:style style:name="P3090" style:parent-style-name="Normalny" style:family="paragraph">
      <style:paragraph-properties style:contextual-spacing="true" fo:text-align="justify" fo:line-height="150%" fo:text-indent="0.2479in"/>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P3093" style:parent-style-name="Normalny" style:family="paragraph">
      <style:paragraph-properties style:contextual-spacing="true" fo:text-align="justify" fo:line-height="150%"/>
    </style:style>
    <style:style style:name="T3094" style:parent-style-name="Domyślnaczcionkaakapitu" style:family="text">
      <style:text-properties style:text-underline-type="single" style:text-underline-style="solid" style:text-underline-width="auto" style:text-underline-mode="continuous"/>
    </style:style>
    <style:style style:name="T3095" style:parent-style-name="Domyślnaczcionkaakapitu" style:family="text">
      <style:text-properties fo:background-color="#80FFFF" style:text-underline-type="single" style:text-underline-style="solid" style:text-underline-width="auto" style:text-underline-mode="continuous"/>
    </style:style>
    <style:style style:name="T3096" style:parent-style-name="Domyślnaczcionkaakapitu" style:family="text">
      <style:text-properties style:text-underline-type="single" style:text-underline-style="solid" style:text-underline-width="auto" style:text-underline-mode="continuous"/>
    </style:style>
    <style:style style:name="T3097" style:parent-style-name="Domyślnaczcionkaakapitu" style:family="text">
      <style:text-properties fo:background-color="#80FFFF" style:text-underline-type="single" style:text-underline-style="solid" style:text-underline-width="auto" style:text-underline-mode="continuous"/>
    </style:style>
    <style:style style:name="T3098" style:parent-style-name="Domyślnaczcionkaakapitu" style:family="text">
      <style:text-properties style:text-underline-type="single" style:text-underline-style="solid" style:text-underline-width="auto" style:text-underline-mode="continuous"/>
    </style:style>
    <style:style style:name="P3099" style:parent-style-name="Normalny" style:family="paragraph">
      <style:paragraph-properties style:contextual-spacing="true" fo:text-align="justify" fo:line-height="150%" fo:text-indent="0.2479in"/>
    </style:style>
    <style:style style:name="T3100" style:parent-style-name="Domyślnaczcionkaakapitu" style:family="text">
      <style:text-properties fo:background-color="#80FFFF"/>
    </style:style>
    <style:style style:name="P3101" style:parent-style-name="Normalny" style:family="paragraph">
      <style:paragraph-properties style:contextual-spacing="true" fo:text-align="justify" fo:line-height="150%"/>
    </style:style>
    <style:style style:name="T3102" style:parent-style-name="Domyślnaczcionkaakapitu" style:family="text">
      <style:text-properties style:text-underline-type="single" style:text-underline-style="solid" style:text-underline-width="auto" style:text-underline-mode="continuous"/>
    </style:style>
    <style:style style:name="T3103" style:parent-style-name="Domyślnaczcionkaakapitu" style:family="text">
      <style:text-properties fo:background-color="#80FFFF" style:text-underline-type="single" style:text-underline-style="solid" style:text-underline-width="auto" style:text-underline-mode="continuous"/>
    </style:style>
    <style:style style:name="T3104" style:parent-style-name="Domyślnaczcionkaakapitu" style:family="text">
      <style:text-properties style:text-underline-type="single" style:text-underline-style="solid" style:text-underline-width="auto" style:text-underline-mode="continuous"/>
    </style:style>
    <style:style style:name="T3105" style:parent-style-name="Domyślnaczcionkaakapitu" style:family="text">
      <style:text-properties fo:background-color="#80FFFF" style:text-underline-type="single" style:text-underline-style="solid" style:text-underline-width="auto" style:text-underline-mode="continuous"/>
    </style:style>
    <style:style style:name="T3106" style:parent-style-name="Domyślnaczcionkaakapitu" style:family="text">
      <style:text-properties style:text-underline-type="single" style:text-underline-style="solid" style:text-underline-width="auto" style:text-underline-mode="continuous"/>
    </style:style>
    <style:style style:name="T3107" style:parent-style-name="Domyślnaczcionkaakapitu" style:family="text">
      <style:text-properties fo:background-color="#80FFFF" style:text-underline-type="single" style:text-underline-style="solid" style:text-underline-width="auto" style:text-underline-mode="continuous"/>
    </style:style>
    <style:style style:name="T3108" style:parent-style-name="Domyślnaczcionkaakapitu" style:family="text">
      <style:text-properties style:text-underline-type="single" style:text-underline-style="solid" style:text-underline-width="auto" style:text-underline-mode="continuous"/>
    </style:style>
    <style:style style:name="T3109" style:parent-style-name="Domyślnaczcionkaakapitu" style:family="text">
      <style:text-properties fo:background-color="#80FFFF" style:text-underline-type="single" style:text-underline-style="solid" style:text-underline-width="auto" style:text-underline-mode="continuous"/>
    </style:style>
    <style:style style:name="P3110" style:parent-style-name="Normalny" style:family="paragraph">
      <style:paragraph-properties style:contextual-spacing="true" fo:text-align="justify" fo:line-height="150%" fo:text-indent="0.2479in"/>
    </style:style>
    <style:style style:name="P3111" style:parent-style-name="Normalny" style:family="paragraph">
      <style:paragraph-properties style:contextual-spacing="true" fo:text-align="justify" fo:line-height="150%"/>
    </style:style>
    <style:style style:name="T3112" style:parent-style-name="Domyślnaczcionkaakapitu" style:family="text">
      <style:text-properties style:text-underline-type="single" style:text-underline-style="solid" style:text-underline-width="auto" style:text-underline-mode="continuous"/>
    </style:style>
    <style:style style:name="T3113" style:parent-style-name="Domyślnaczcionkaakapitu" style:family="text">
      <style:text-properties fo:background-color="#80FFFF" style:text-underline-type="single" style:text-underline-style="solid" style:text-underline-width="auto" style:text-underline-mode="continuous"/>
    </style:style>
    <style:style style:name="T3114" style:parent-style-name="Domyślnaczcionkaakapitu" style:family="text">
      <style:text-properties style:text-underline-type="single" style:text-underline-style="solid" style:text-underline-width="auto" style:text-underline-mode="continuous"/>
    </style:style>
    <style:style style:name="T3115" style:parent-style-name="Domyślnaczcionkaakapitu" style:family="text">
      <style:text-properties fo:background-color="#80FFFF" style:text-underline-type="single" style:text-underline-style="solid" style:text-underline-width="auto" style:text-underline-mode="continuous"/>
    </style:style>
    <style:style style:name="T3116" style:parent-style-name="Domyślnaczcionkaakapitu" style:family="text">
      <style:text-properties style:text-underline-type="single" style:text-underline-style="solid" style:text-underline-width="auto" style:text-underline-mode="continuous"/>
    </style:style>
    <style:style style:name="P3117" style:parent-style-name="Normalny" style:family="paragraph">
      <style:paragraph-properties style:contextual-spacing="true" fo:text-align="justify" fo:line-height="150%" fo:text-indent="0.2479in"/>
    </style:style>
    <style:style style:name="T3118" style:parent-style-name="Domyślnaczcionkaakapitu" style:family="text">
      <style:text-properties fo:background-color="#80FFFF"/>
    </style:style>
    <style:style style:name="P3119" style:parent-style-name="Normalny" style:family="paragraph">
      <style:paragraph-properties style:contextual-spacing="true" fo:text-align="justify" fo:line-height="150%"/>
    </style:style>
    <style:style style:name="T3120" style:parent-style-name="Domyślnaczcionkaakapitu" style:family="text">
      <style:text-properties style:text-underline-type="single" style:text-underline-style="solid" style:text-underline-width="auto" style:text-underline-mode="continuous"/>
    </style:style>
    <style:style style:name="T3121" style:parent-style-name="Domyślnaczcionkaakapitu" style:family="text">
      <style:text-properties fo:background-color="#80FFFF" style:text-underline-type="single" style:text-underline-style="solid" style:text-underline-width="auto" style:text-underline-mode="continuous"/>
    </style:style>
    <style:style style:name="T3122" style:parent-style-name="Domyślnaczcionkaakapitu" style:family="text">
      <style:text-properties style:text-underline-type="single" style:text-underline-style="solid" style:text-underline-width="auto" style:text-underline-mode="continuous"/>
    </style:style>
    <style:style style:name="T3123" style:parent-style-name="Domyślnaczcionkaakapitu" style:family="text">
      <style:text-properties fo:background-color="#80FFFF" style:text-underline-type="single" style:text-underline-style="solid" style:text-underline-width="auto" style:text-underline-mode="continuous"/>
    </style:style>
    <style:style style:name="T3124" style:parent-style-name="Domyślnaczcionkaakapitu" style:family="text">
      <style:text-properties style:text-underline-type="single" style:text-underline-style="solid" style:text-underline-width="auto" style:text-underline-mode="continuous"/>
    </style:style>
    <style:style style:name="P3125" style:parent-style-name="Normalny" style:family="paragraph">
      <style:paragraph-properties style:contextual-spacing="true" fo:text-align="justify" fo:line-height="150%" fo:text-indent="0.2479in"/>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P3131" style:parent-style-name="Normalny" style:family="paragraph">
      <style:paragraph-properties style:contextual-spacing="true" fo:text-align="justify" fo:line-height="150%" fo:text-indent="0.2479in"/>
    </style:style>
    <style:style style:name="P3132" style:parent-style-name="Normalny" style:family="paragraph">
      <style:paragraph-properties style:contextual-spacing="true" fo:text-align="justify" fo:line-height="150%"/>
    </style:style>
    <style:style style:name="T3133" style:parent-style-name="Domyślnaczcionkaakapitu" style:family="text">
      <style:text-properties style:text-underline-type="single" style:text-underline-style="solid" style:text-underline-width="auto" style:text-underline-mode="continuous"/>
    </style:style>
    <style:style style:name="T3134" style:parent-style-name="Domyślnaczcionkaakapitu" style:family="text">
      <style:text-properties fo:background-color="#80FFFF"/>
    </style:style>
    <style:style style:name="P3135" style:parent-style-name="Normalny" style:family="paragraph">
      <style:paragraph-properties style:contextual-spacing="true" fo:text-align="justify" fo:line-height="150%" fo:text-indent="0.2479in"/>
    </style:style>
    <style:style style:name="P3136" style:parent-style-name="Normalny" style:family="paragraph">
      <style:paragraph-properties style:contextual-spacing="true" fo:text-align="justify" fo:line-height="150%"/>
    </style:style>
    <style:style style:name="T3137" style:parent-style-name="Domyślnaczcionkaakapitu" style:family="text">
      <style:text-properties style:text-underline-type="single" style:text-underline-style="solid" style:text-underline-width="auto" style:text-underline-mode="continuous"/>
    </style:style>
    <style:style style:name="T3138" style:parent-style-name="Domyślnaczcionkaakapitu" style:family="text">
      <style:text-properties fo:background-color="#80FFFF" style:text-underline-type="single" style:text-underline-style="solid" style:text-underline-width="auto" style:text-underline-mode="continuous"/>
    </style:style>
    <style:style style:name="T3139" style:parent-style-name="Domyślnaczcionkaakapitu" style:family="text">
      <style:text-properties style:text-underline-type="single" style:text-underline-style="solid" style:text-underline-width="auto" style:text-underline-mode="continuous"/>
    </style:style>
    <style:style style:name="T3140" style:parent-style-name="Domyślnaczcionkaakapitu" style:family="text">
      <style:text-properties fo:background-color="#80FFFF" style:text-underline-type="single" style:text-underline-style="solid" style:text-underline-width="auto" style:text-underline-mode="continuous"/>
    </style:style>
    <style:style style:name="T3141" style:parent-style-name="Domyślnaczcionkaakapitu" style:family="text">
      <style:text-properties style:text-underline-type="single" style:text-underline-style="solid" style:text-underline-width="auto" style:text-underline-mode="continuous"/>
    </style:style>
    <style:style style:name="P3142" style:parent-style-name="Normalny" style:family="paragraph">
      <style:paragraph-properties style:contextual-spacing="true" fo:text-align="justify" fo:line-height="150%" fo:text-indent="0.2479in"/>
    </style:style>
    <style:style style:name="P3143" style:parent-style-name="Normalny" style:family="paragraph">
      <style:paragraph-properties style:contextual-spacing="true" fo:text-align="justify" fo:line-height="150%"/>
    </style:style>
    <style:style style:name="T3144" style:parent-style-name="Domyślnaczcionkaakapitu" style:family="text">
      <style:text-properties style:text-underline-type="single" style:text-underline-style="solid" style:text-underline-width="auto" style:text-underline-mode="continuous"/>
    </style:style>
    <style:style style:name="P3145" style:parent-style-name="Normalny" style:family="paragraph">
      <style:paragraph-properties style:contextual-spacing="true" fo:text-align="justify" fo:line-height="150%" fo:text-indent="0.2479in"/>
    </style:style>
    <style:style style:name="T3146" style:parent-style-name="Domyślnaczcionkaakapitu" style:family="text">
      <style:text-properties fo:background-color="#80FFFF"/>
    </style:style>
    <style:style style:name="P3147" style:parent-style-name="Normalny" style:family="paragraph">
      <style:paragraph-properties style:contextual-spacing="true" fo:text-align="justify" fo:line-height="150%"/>
    </style:style>
    <style:style style:name="T3148" style:parent-style-name="Domyślnaczcionkaakapitu" style:family="text">
      <style:text-properties style:text-underline-type="single" style:text-underline-style="solid" style:text-underline-width="auto" style:text-underline-mode="continuous"/>
    </style:style>
    <style:style style:name="T3149" style:parent-style-name="Domyślnaczcionkaakapitu" style:family="text">
      <style:text-properties fo:background-color="#80FFFF"/>
    </style:style>
    <style:style style:name="P3150" style:parent-style-name="Normalny" style:family="paragraph">
      <style:paragraph-properties style:contextual-spacing="true" fo:text-align="justify" fo:line-height="150%" fo:text-indent="0.2479in"/>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style:contextual-spacing="true" fo:text-align="justify" fo:line-height="150%"/>
    </style:style>
    <style:style style:name="T3154" style:parent-style-name="Domyślnaczcionkaakapitu" style:family="text">
      <style:text-properties style:text-underline-type="single" style:text-underline-style="solid" style:text-underline-width="auto" style:text-underline-mode="continuous"/>
    </style:style>
    <style:style style:name="P3155" style:parent-style-name="Normalny" style:family="paragraph">
      <style:paragraph-properties style:contextual-spacing="true" fo:text-align="justify" fo:line-height="150%" fo:text-indent="0.2479in"/>
    </style:style>
    <style:style style:name="T3156" style:parent-style-name="Domyślnaczcionkaakapitu" style:family="text">
      <style:text-properties fo:background-color="#80FFFF"/>
    </style:style>
    <style:style style:name="P3157" style:parent-style-name="Normalny" style:family="paragraph">
      <style:paragraph-properties style:contextual-spacing="true" fo:text-align="justify" fo:line-height="150%"/>
    </style:style>
    <style:style style:name="T3158" style:parent-style-name="Domyślnaczcionkaakapitu" style:family="text">
      <style:text-properties style:text-underline-type="single" style:text-underline-style="solid" style:text-underline-width="auto" style:text-underline-mode="continuous"/>
    </style:style>
    <style:style style:name="T3159" style:parent-style-name="Domyślnaczcionkaakapitu" style:family="text">
      <style:text-properties fo:background-color="#80FFFF"/>
    </style:style>
    <style:style style:name="P3160" style:parent-style-name="Normalny" style:family="paragraph">
      <style:paragraph-properties style:contextual-spacing="true" fo:text-align="justify" fo:line-height="150%" fo:text-indent="0.2479in"/>
    </style:style>
    <style:style style:name="P3161" style:parent-style-name="Normalny" style:family="paragraph">
      <style:paragraph-properties style:contextual-spacing="true" fo:text-align="justify" fo:line-height="150%"/>
    </style:style>
    <style:style style:name="T3162" style:parent-style-name="Domyślnaczcionkaakapitu" style:family="text">
      <style:text-properties style:text-underline-type="single" style:text-underline-style="solid" style:text-underline-width="auto" style:text-underline-mode="continuous"/>
    </style:style>
    <style:style style:name="P3163" style:parent-style-name="Normalny" style:family="paragraph">
      <style:paragraph-properties style:contextual-spacing="true" fo:text-align="justify" fo:line-height="150%" fo:text-indent="0.2479in"/>
    </style:style>
    <style:style style:name="T3164" style:parent-style-name="Domyślnaczcionkaakapitu" style:family="text">
      <style:text-properties fo:background-color="#80FFFF"/>
    </style:style>
    <style:style style:name="P3165" style:parent-style-name="Normalny" style:family="paragraph">
      <style:paragraph-properties style:contextual-spacing="true" fo:text-align="justify" fo:line-height="150%"/>
    </style:style>
    <style:style style:name="T3166" style:parent-style-name="Domyślnaczcionkaakapitu" style:family="text">
      <style:text-properties style:text-underline-type="single" style:text-underline-style="solid" style:text-underline-width="auto" style:text-underline-mode="continuous"/>
    </style:style>
    <style:style style:name="T3167" style:parent-style-name="Domyślnaczcionkaakapitu" style:family="text">
      <style:text-properties fo:background-color="#80FFFF"/>
    </style:style>
    <style:style style:name="P3168" style:parent-style-name="Normalny" style:family="paragraph">
      <style:paragraph-properties style:contextual-spacing="true" fo:text-align="justify" fo:line-height="150%" fo:text-indent="0.2479in"/>
    </style:style>
    <style:style style:name="T3169" style:parent-style-name="Domyślnaczcionkaakapitu" style:family="text">
      <style:text-properties fo:background-color="#80FFFF"/>
    </style:style>
    <style:style style:name="P3170" style:parent-style-name="Normalny" style:family="paragraph">
      <style:paragraph-properties style:contextual-spacing="true" fo:text-align="justify" fo:line-height="150%"/>
    </style:style>
    <style:style style:name="T3171" style:parent-style-name="Domyślnaczcionkaakapitu" style:family="text">
      <style:text-properties style:text-underline-type="single" style:text-underline-style="solid" style:text-underline-width="auto" style:text-underline-mode="continuous"/>
    </style:style>
    <style:style style:name="T3172" style:parent-style-name="Domyślnaczcionkaakapitu" style:family="text">
      <style:text-properties fo:background-color="#80FFFF" style:text-underline-type="single" style:text-underline-style="solid" style:text-underline-width="auto" style:text-underline-mode="continuous"/>
    </style:style>
    <style:style style:name="T3173" style:parent-style-name="Domyślnaczcionkaakapitu" style:family="text">
      <style:text-properties style:text-underline-type="single" style:text-underline-style="solid" style:text-underline-width="auto" style:text-underline-mode="continuous"/>
    </style:style>
    <style:style style:name="P3174" style:parent-style-name="Normalny" style:family="paragraph">
      <style:paragraph-properties style:contextual-spacing="true" fo:text-align="justify" fo:line-height="150%" fo:text-indent="0.2479in"/>
    </style:style>
    <style:style style:name="T3175" style:parent-style-name="Domyślnaczcionkaakapitu" style:family="text">
      <style:text-properties fo:background-color="#80FFFF"/>
    </style:style>
    <style:style style:name="P3176" style:parent-style-name="Normalny" style:family="paragraph">
      <style:paragraph-properties style:contextual-spacing="true" fo:text-align="justify" fo:line-height="150%"/>
    </style:style>
    <style:style style:name="T3177" style:parent-style-name="Domyślnaczcionkaakapitu" style:family="text">
      <style:text-properties style:text-underline-type="single" style:text-underline-style="solid" style:text-underline-width="auto" style:text-underline-mode="continuous"/>
    </style:style>
    <style:style style:name="T3178" style:parent-style-name="Domyślnaczcionkaakapitu" style:family="text">
      <style:text-properties fo:background-color="#80FFFF"/>
    </style:style>
    <style:style style:name="P3179" style:parent-style-name="Normalny" style:family="paragraph">
      <style:paragraph-properties style:contextual-spacing="true" fo:text-align="justify" fo:line-height="150%" fo:text-indent="0.2479in"/>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P3184" style:parent-style-name="Normalny" style:family="paragraph">
      <style:paragraph-properties style:contextual-spacing="true" fo:text-align="justify" fo:line-height="150%"/>
    </style:style>
    <style:style style:name="T3185" style:parent-style-name="Domyślnaczcionkaakapitu" style:family="text">
      <style:text-properties style:text-underline-type="single" style:text-underline-style="solid" style:text-underline-width="auto" style:text-underline-mode="continuous"/>
    </style:style>
    <style:style style:name="T3186" style:parent-style-name="Domyślnaczcionkaakapitu" style:family="text">
      <style:text-properties fo:background-color="#80FFFF" style:text-underline-type="single" style:text-underline-style="solid" style:text-underline-width="auto" style:text-underline-mode="continuous"/>
    </style:style>
    <style:style style:name="T3187" style:parent-style-name="Domyślnaczcionkaakapitu" style:family="text">
      <style:text-properties style:text-underline-type="single" style:text-underline-style="solid" style:text-underline-width="auto" style:text-underline-mode="continuous"/>
    </style:style>
    <style:style style:name="P3188" style:parent-style-name="Normalny" style:family="paragraph">
      <style:paragraph-properties style:contextual-spacing="true" fo:text-align="justify" fo:line-height="150%" fo:text-indent="0.2479in"/>
    </style:style>
    <style:style style:name="T3189" style:parent-style-name="Domyślnaczcionkaakapitu" style:family="text">
      <style:text-properties fo:background-color="#80FFFF"/>
    </style:style>
    <style:style style:name="P3190" style:parent-style-name="Normalny" style:family="paragraph">
      <style:paragraph-properties style:contextual-spacing="true" fo:text-align="justify" fo:line-height="150%"/>
    </style:style>
    <style:style style:name="T3191" style:parent-style-name="Domyślnaczcionkaakapitu" style:family="text">
      <style:text-properties style:text-underline-type="single" style:text-underline-style="solid" style:text-underline-width="auto" style:text-underline-mode="continuous"/>
    </style:style>
    <style:style style:name="T3192" style:parent-style-name="Domyślnaczcionkaakapitu" style:family="text">
      <style:text-properties fo:background-color="#80FFFF"/>
    </style:style>
    <style:style style:name="P3193" style:parent-style-name="Normalny" style:family="paragraph">
      <style:paragraph-properties style:contextual-spacing="true" fo:text-align="justify" fo:line-height="150%" fo:text-indent="0.2479in"/>
    </style:style>
    <style:style style:name="P3194" style:parent-style-name="Normalny" style:family="paragraph">
      <style:paragraph-properties style:contextual-spacing="true" fo:text-align="justify" fo:line-height="150%"/>
    </style:style>
    <style:style style:name="T3195" style:parent-style-name="Domyślnaczcionkaakapitu" style:family="text">
      <style:text-properties style:text-underline-type="single" style:text-underline-style="solid" style:text-underline-width="auto" style:text-underline-mode="continuous"/>
    </style:style>
    <style:style style:name="T3196" style:parent-style-name="Domyślnaczcionkaakapitu" style:family="text">
      <style:text-properties fo:background-color="#80FFFF" style:text-underline-type="single" style:text-underline-style="solid" style:text-underline-width="auto" style:text-underline-mode="continuous"/>
    </style:style>
    <style:style style:name="T3197" style:parent-style-name="Domyślnaczcionkaakapitu" style:family="text">
      <style:text-properties style:text-underline-type="single" style:text-underline-style="solid" style:text-underline-width="auto" style:text-underline-mode="continuous"/>
    </style:style>
    <style:style style:name="P3198" style:parent-style-name="Normalny" style:family="paragraph">
      <style:paragraph-properties style:contextual-spacing="true" fo:text-align="justify" fo:line-height="150%" fo:text-indent="0.2479in"/>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P3201" style:parent-style-name="Normalny" style:family="paragraph">
      <style:paragraph-properties style:contextual-spacing="true" fo:text-align="justify" fo:line-height="150%"/>
    </style:style>
    <style:style style:name="T3202" style:parent-style-name="Domyślnaczcionkaakapitu" style:family="text">
      <style:text-properties style:text-underline-type="single" style:text-underline-style="solid" style:text-underline-width="auto" style:text-underline-mode="continuous"/>
    </style:style>
    <style:style style:name="T3203" style:parent-style-name="Domyślnaczcionkaakapitu" style:family="text">
      <style:text-properties fo:background-color="#80FFFF" style:text-underline-type="single" style:text-underline-style="solid" style:text-underline-width="auto" style:text-underline-mode="continuous"/>
    </style:style>
    <style:style style:name="T3204" style:parent-style-name="Domyślnaczcionkaakapitu" style:family="text">
      <style:text-properties style:text-underline-type="single" style:text-underline-style="solid" style:text-underline-width="auto" style:text-underline-mode="continuous"/>
    </style:style>
    <style:style style:name="T3205" style:parent-style-name="Domyślnaczcionkaakapitu" style:family="text">
      <style:text-properties fo:background-color="#80FFFF" style:text-underline-type="single" style:text-underline-style="solid" style:text-underline-width="auto" style:text-underline-mode="continuous"/>
    </style:style>
    <style:style style:name="T3206" style:parent-style-name="Domyślnaczcionkaakapitu" style:family="text">
      <style:text-properties style:text-underline-type="single" style:text-underline-style="solid" style:text-underline-width="auto" style:text-underline-mode="continuous"/>
    </style:style>
    <style:style style:name="P3207" style:parent-style-name="Normalny" style:family="paragraph">
      <style:paragraph-properties style:contextual-spacing="true" fo:text-align="justify" fo:line-height="150%" fo:text-indent="0.2479in"/>
    </style:style>
    <style:style style:name="P3208" style:parent-style-name="Normalny" style:family="paragraph">
      <style:paragraph-properties style:contextual-spacing="true" fo:text-align="justify" fo:line-height="150%"/>
    </style:style>
    <style:style style:name="T3209" style:parent-style-name="Domyślnaczcionkaakapitu" style:family="text">
      <style:text-properties style:text-underline-type="single" style:text-underline-style="solid" style:text-underline-width="auto" style:text-underline-mode="continuous"/>
    </style:style>
    <style:style style:name="T3210" style:parent-style-name="Domyślnaczcionkaakapitu" style:family="text">
      <style:text-properties fo:background-color="#80FFFF" style:text-underline-type="single" style:text-underline-style="solid" style:text-underline-width="auto" style:text-underline-mode="continuous"/>
    </style:style>
    <style:style style:name="T3211" style:parent-style-name="Domyślnaczcionkaakapitu" style:family="text">
      <style:text-properties style:text-underline-type="single" style:text-underline-style="solid" style:text-underline-width="auto" style:text-underline-mode="continuous"/>
    </style:style>
    <style:style style:name="P3212" style:parent-style-name="Normalny" style:family="paragraph">
      <style:paragraph-properties style:contextual-spacing="true" fo:text-align="justify" fo:line-height="150%" fo:text-indent="0.2479in"/>
    </style:style>
    <style:style style:name="T3213" style:parent-style-name="Domyślnaczcionkaakapitu" style:family="text">
      <style:text-properties fo:background-color="#80FFFF"/>
    </style:style>
    <style:style style:name="P3214" style:parent-style-name="Normalny" style:family="paragraph">
      <style:paragraph-properties style:contextual-spacing="true" fo:text-align="justify" fo:line-height="150%"/>
    </style:style>
    <style:style style:name="T3215" style:parent-style-name="Domyślnaczcionkaakapitu" style:family="text">
      <style:text-properties style:text-underline-type="single" style:text-underline-style="solid" style:text-underline-width="auto" style:text-underline-mode="continuous"/>
    </style:style>
    <style:style style:name="T3216" style:parent-style-name="Domyślnaczcionkaakapitu" style:family="text">
      <style:text-properties fo:background-color="#80FFFF"/>
    </style:style>
    <style:style style:name="P3217" style:parent-style-name="Normalny" style:family="paragraph">
      <style:paragraph-properties style:contextual-spacing="true" fo:text-align="justify" fo:line-height="150%" fo:text-indent="0.2479in"/>
    </style:style>
    <style:style style:name="P3218" style:parent-style-name="Normalny" style:family="paragraph">
      <style:paragraph-properties style:contextual-spacing="true" fo:text-align="justify" fo:line-height="150%"/>
    </style:style>
    <style:style style:name="T3219" style:parent-style-name="Domyślnaczcionkaakapitu" style:family="text">
      <style:text-properties style:text-underline-type="single" style:text-underline-style="solid" style:text-underline-width="auto" style:text-underline-mode="continuous"/>
    </style:style>
    <style:style style:name="T3220" style:parent-style-name="Domyślnaczcionkaakapitu" style:family="text">
      <style:text-properties fo:background-color="#80FFFF" style:text-underline-type="single" style:text-underline-style="solid" style:text-underline-width="auto" style:text-underline-mode="continuous"/>
    </style:style>
    <style:style style:name="T3221" style:parent-style-name="Domyślnaczcionkaakapitu" style:family="text">
      <style:text-properties style:text-underline-type="single" style:text-underline-style="solid" style:text-underline-width="auto" style:text-underline-mode="continuous"/>
    </style:style>
    <style:style style:name="T3222" style:parent-style-name="Domyślnaczcionkaakapitu" style:family="text">
      <style:text-properties fo:background-color="#80FFFF" style:text-underline-type="single" style:text-underline-style="solid" style:text-underline-width="auto" style:text-underline-mode="continuous"/>
    </style:style>
    <style:style style:name="T3223" style:parent-style-name="Domyślnaczcionkaakapitu" style:family="text">
      <style:text-properties style:text-underline-type="single" style:text-underline-style="solid" style:text-underline-width="auto" style:text-underline-mode="continuous"/>
    </style:style>
    <style:style style:name="P3224" style:parent-style-name="Normalny" style:family="paragraph">
      <style:paragraph-properties style:contextual-spacing="true" fo:text-align="justify" fo:line-height="150%" fo:text-indent="0.2479in"/>
    </style:style>
    <style:style style:name="P3225" style:parent-style-name="Normalny" style:family="paragraph">
      <style:paragraph-properties style:contextual-spacing="true" fo:text-align="justify" fo:line-height="150%" fo:text-indent="0.2479in"/>
    </style:style>
    <style:style style:name="P3226" style:parent-style-name="Normalny" style:family="paragraph">
      <style:paragraph-properties style:contextual-spacing="true" fo:text-align="justify" fo:line-height="150%"/>
    </style:style>
    <style:style style:name="T3227" style:parent-style-name="Domyślnaczcionkaakapitu" style:family="text">
      <style:text-properties style:text-underline-type="single" style:text-underline-style="solid" style:text-underline-width="auto" style:text-underline-mode="continuous"/>
    </style:style>
    <style:style style:name="T3228" style:parent-style-name="Domyślnaczcionkaakapitu" style:family="text">
      <style:text-properties fo:background-color="#80FFFF" style:text-underline-type="single" style:text-underline-style="solid" style:text-underline-width="auto" style:text-underline-mode="continuous"/>
    </style:style>
    <style:style style:name="P3229" style:parent-style-name="Normalny" style:family="paragraph">
      <style:paragraph-properties style:contextual-spacing="true" fo:text-align="justify" fo:line-height="150%" fo:text-indent="0.2479in"/>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P3233" style:parent-style-name="Normalny" style:family="paragraph">
      <style:paragraph-properties style:contextual-spacing="true" fo:text-align="justify" fo:line-height="150%" fo:text-indent="0.2479in"/>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P3240" style:parent-style-name="Normalny" style:family="paragraph">
      <style:paragraph-properties style:contextual-spacing="true" fo:text-align="justify" fo:line-height="150%"/>
    </style:style>
    <style:style style:name="T3241" style:parent-style-name="Domyślnaczcionkaakapitu" style:family="text">
      <style:text-properties style:text-underline-type="single" style:text-underline-style="solid" style:text-underline-width="auto" style:text-underline-mode="continuous"/>
    </style:style>
    <style:style style:name="T3242" style:parent-style-name="Domyślnaczcionkaakapitu" style:family="text">
      <style:text-properties fo:background-color="#80FFFF"/>
    </style:style>
    <style:style style:name="P3243" style:parent-style-name="Normalny" style:family="paragraph">
      <style:paragraph-properties style:contextual-spacing="true" fo:text-align="justify" fo:line-height="150%" fo:text-indent="0.2479in"/>
    </style:style>
    <style:style style:name="P3244" style:parent-style-name="Normalny" style:family="paragraph">
      <style:paragraph-properties style:contextual-spacing="true" fo:text-align="justify" fo:line-height="150%"/>
    </style:style>
    <style:style style:name="P3245" style:parent-style-name="Normalny" style:family="paragraph">
      <style:paragraph-properties style:contextual-spacing="true" fo:text-align="justify" fo:line-height="150%"/>
    </style:style>
    <style:style style:name="T3246" style:parent-style-name="Domyślnaczcionkaakapitu" style:family="text">
      <style:text-properties style:text-underline-type="single" style:text-underline-style="solid" style:text-underline-width="auto" style:text-underline-mode="continuous"/>
    </style:style>
    <style:style style:name="P3247" style:parent-style-name="Normalny" style:family="paragraph">
      <style:paragraph-properties style:contextual-spacing="true" fo:text-align="justify" fo:line-height="150%" fo:text-indent="0.2479in"/>
    </style:style>
    <style:style style:name="T3248" style:parent-style-name="Domyślnaczcionkaakapitu" style:family="text">
      <style:text-properties fo:background-color="#80FFFF"/>
    </style:style>
    <style:style style:name="P3249" style:parent-style-name="Normalny" style:family="paragraph">
      <style:paragraph-properties style:contextual-spacing="true" fo:text-align="justify" fo:line-height="150%"/>
    </style:style>
    <style:style style:name="T3250" style:parent-style-name="Domyślnaczcionkaakapitu" style:family="text">
      <style:text-properties style:text-underline-type="single" style:text-underline-style="solid" style:text-underline-width="auto" style:text-underline-mode="continuous"/>
    </style:style>
    <style:style style:name="T3251" style:parent-style-name="Domyślnaczcionkaakapitu" style:family="text">
      <style:text-properties fo:background-color="#80FFFF" style:text-underline-type="single" style:text-underline-style="solid" style:text-underline-width="auto" style:text-underline-mode="continuous"/>
    </style:style>
    <style:style style:name="T3252" style:parent-style-name="Domyślnaczcionkaakapitu" style:family="text">
      <style:text-properties style:text-underline-type="single" style:text-underline-style="solid" style:text-underline-width="auto" style:text-underline-mode="continuous"/>
    </style:style>
    <style:style style:name="P3253" style:parent-style-name="Normalny" style:family="paragraph">
      <style:paragraph-properties style:contextual-spacing="true" fo:text-align="justify" fo:line-height="150%" fo:text-indent="0.2479in"/>
    </style:style>
    <style:style style:name="P3254" style:parent-style-name="Normalny" style:family="paragraph">
      <style:paragraph-properties style:contextual-spacing="true" fo:text-align="justify" fo:line-height="150%"/>
    </style:style>
    <style:style style:name="T3255" style:parent-style-name="Domyślnaczcionkaakapitu" style:family="text">
      <style:text-properties style:text-underline-type="single" style:text-underline-style="solid" style:text-underline-width="auto" style:text-underline-mode="continuous"/>
    </style:style>
    <style:style style:name="T3256" style:parent-style-name="Domyślnaczcionkaakapitu" style:family="text">
      <style:text-properties fo:background-color="#80FFFF" style:text-underline-type="single" style:text-underline-style="solid" style:text-underline-width="auto" style:text-underline-mode="continuous"/>
    </style:style>
    <style:style style:name="P3257" style:parent-style-name="Normalny" style:family="paragraph">
      <style:paragraph-properties style:contextual-spacing="true" fo:text-align="justify" fo:line-height="150%" fo:text-indent="0.2479in"/>
    </style:style>
    <style:style style:name="T3258" style:parent-style-name="Domyślnaczcionkaakapitu" style:family="text">
      <style:text-properties fo:background-color="#80FFFF"/>
    </style:style>
    <style:style style:name="P3259" style:parent-style-name="Normalny" style:family="paragraph">
      <style:paragraph-properties style:contextual-spacing="true" fo:text-align="justify" fo:line-height="150%"/>
    </style:style>
    <style:style style:name="T3260" style:parent-style-name="Domyślnaczcionkaakapitu" style:family="text">
      <style:text-properties style:text-underline-type="single" style:text-underline-style="solid" style:text-underline-width="auto" style:text-underline-mode="continuous"/>
    </style:style>
    <style:style style:name="T3261" style:parent-style-name="Domyślnaczcionkaakapitu" style:family="text">
      <style:text-properties fo:background-color="#80FFFF" style:text-underline-type="single" style:text-underline-style="solid" style:text-underline-width="auto" style:text-underline-mode="continuous"/>
    </style:style>
    <style:style style:name="T3262" style:parent-style-name="Domyślnaczcionkaakapitu" style:family="text">
      <style:text-properties style:text-underline-type="single" style:text-underline-style="solid" style:text-underline-width="auto" style:text-underline-mode="continuous"/>
    </style:style>
    <style:style style:name="P3263" style:parent-style-name="Normalny" style:family="paragraph">
      <style:paragraph-properties style:contextual-spacing="true" fo:text-align="justify" fo:line-height="150%" fo:text-indent="0.2479in"/>
    </style:style>
    <style:style style:name="T3264" style:parent-style-name="Domyślnaczcionkaakapitu" style:family="text">
      <style:text-properties fo:background-color="#80FFFF"/>
    </style:style>
    <style:style style:name="P3265" style:parent-style-name="Normalny" style:family="paragraph">
      <style:paragraph-properties style:contextual-spacing="true" fo:text-align="justify" fo:line-height="150%"/>
    </style:style>
    <style:style style:name="T3266" style:parent-style-name="Domyślnaczcionkaakapitu" style:family="text">
      <style:text-properties style:text-underline-type="single" style:text-underline-style="solid" style:text-underline-width="auto" style:text-underline-mode="continuous"/>
    </style:style>
    <style:style style:name="T3267" style:parent-style-name="Domyślnaczcionkaakapitu" style:family="text">
      <style:text-properties fo:background-color="#80FFFF" style:text-underline-type="single" style:text-underline-style="solid" style:text-underline-width="auto" style:text-underline-mode="continuous"/>
    </style:style>
    <style:style style:name="T3268" style:parent-style-name="Domyślnaczcionkaakapitu" style:family="text">
      <style:text-properties style:text-underline-type="single" style:text-underline-style="solid" style:text-underline-width="auto" style:text-underline-mode="continuous"/>
    </style:style>
    <style:style style:name="T3269" style:parent-style-name="Domyślnaczcionkaakapitu" style:family="text">
      <style:text-properties fo:background-color="#80FFFF" style:text-underline-type="single" style:text-underline-style="solid" style:text-underline-width="auto" style:text-underline-mode="continuous"/>
    </style:style>
    <style:style style:name="T3270" style:parent-style-name="Domyślnaczcionkaakapitu" style:family="text">
      <style:text-properties style:text-underline-type="single" style:text-underline-style="solid" style:text-underline-width="auto" style:text-underline-mode="continuous"/>
    </style:style>
    <style:style style:name="P3271" style:parent-style-name="Normalny" style:family="paragraph">
      <style:paragraph-properties style:contextual-spacing="true" fo:text-align="justify" fo:line-height="150%" fo:text-indent="0.2479in"/>
    </style:style>
    <style:style style:name="P3272" style:parent-style-name="Normalny" style:family="paragraph">
      <style:paragraph-properties style:contextual-spacing="true" fo:text-align="justify" fo:line-height="150%"/>
    </style:style>
    <style:style style:name="T3273" style:parent-style-name="Domyślnaczcionkaakapitu" style:family="text">
      <style:text-properties style:text-underline-type="single" style:text-underline-style="solid" style:text-underline-width="auto" style:text-underline-mode="continuous"/>
    </style:style>
    <style:style style:name="T3274" style:parent-style-name="Domyślnaczcionkaakapitu" style:family="text">
      <style:text-properties fo:background-color="#80FFFF" style:text-underline-type="single" style:text-underline-style="solid" style:text-underline-width="auto" style:text-underline-mode="continuous"/>
    </style:style>
    <style:style style:name="T3275" style:parent-style-name="Domyślnaczcionkaakapitu" style:family="text">
      <style:text-properties style:text-underline-type="single" style:text-underline-style="solid" style:text-underline-width="auto" style:text-underline-mode="continuous"/>
    </style:style>
    <style:style style:name="T3276" style:parent-style-name="Domyślnaczcionkaakapitu" style:family="text">
      <style:text-properties fo:background-color="#80FFFF" style:text-underline-type="single" style:text-underline-style="solid" style:text-underline-width="auto" style:text-underline-mode="continuous"/>
    </style:style>
    <style:style style:name="T3277" style:parent-style-name="Domyślnaczcionkaakapitu" style:family="text">
      <style:text-properties style:text-underline-type="single" style:text-underline-style="solid" style:text-underline-width="auto" style:text-underline-mode="continuous"/>
    </style:style>
    <style:style style:name="P3278" style:parent-style-name="Normalny" style:family="paragraph">
      <style:paragraph-properties style:contextual-spacing="true" fo:text-align="justify" fo:line-height="150%" fo:text-indent="0.2479in"/>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P3281" style:parent-style-name="Normalny" style:family="paragraph">
      <style:paragraph-properties style:contextual-spacing="true" fo:text-align="justify" fo:line-height="150%"/>
    </style:style>
    <style:style style:name="T3282" style:parent-style-name="Domyślnaczcionkaakapitu" style:family="text">
      <style:text-properties style:text-underline-type="single" style:text-underline-style="solid" style:text-underline-width="auto" style:text-underline-mode="continuous"/>
    </style:style>
    <style:style style:name="T3283" style:parent-style-name="Domyślnaczcionkaakapitu" style:family="text">
      <style:text-properties fo:background-color="#80FFFF" style:text-underline-type="single" style:text-underline-style="solid" style:text-underline-width="auto" style:text-underline-mode="continuous"/>
    </style:style>
    <style:style style:name="T3284" style:parent-style-name="Domyślnaczcionkaakapitu" style:family="text">
      <style:text-properties style:text-underline-type="single" style:text-underline-style="solid" style:text-underline-width="auto" style:text-underline-mode="continuous"/>
    </style:style>
    <style:style style:name="T3285" style:parent-style-name="Domyślnaczcionkaakapitu" style:family="text">
      <style:text-properties fo:background-color="#80FFFF" style:text-underline-type="single" style:text-underline-style="solid" style:text-underline-width="auto" style:text-underline-mode="continuous"/>
    </style:style>
    <style:style style:name="T3286" style:parent-style-name="Domyślnaczcionkaakapitu" style:family="text">
      <style:text-properties style:text-underline-type="single" style:text-underline-style="solid" style:text-underline-width="auto" style:text-underline-mode="continuous"/>
    </style:style>
    <style:style style:name="P3287" style:parent-style-name="Normalny" style:family="paragraph">
      <style:paragraph-properties style:contextual-spacing="true" fo:text-align="justify" fo:line-height="150%" fo:text-indent="0.2479in"/>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P3294" style:parent-style-name="Normalny" style:family="paragraph">
      <style:paragraph-properties style:contextual-spacing="true" fo:text-align="justify" fo:line-height="150%" fo:text-indent="0.2479in"/>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P3303" style:parent-style-name="Normalny" style:family="paragraph">
      <style:paragraph-properties style:contextual-spacing="true" fo:text-align="justify" fo:line-height="150%" fo:text-indent="0.2479in"/>
    </style:style>
    <style:style style:name="T3304" style:parent-style-name="Domyślnaczcionkaakapitu" style:family="text">
      <style:text-properties fo:background-color="#80FFFF"/>
    </style:style>
    <style:style style:name="P3305" style:parent-style-name="Normalny" style:family="paragraph">
      <style:paragraph-properties style:contextual-spacing="true" fo:text-align="justify" fo:line-height="150%" fo:text-indent="0.2479in"/>
    </style:style>
    <style:style style:name="P3306" style:parent-style-name="Normalny" style:family="paragraph">
      <style:paragraph-properties style:contextual-spacing="true" fo:text-align="justify" fo:line-height="150%"/>
    </style:style>
    <style:style style:name="T3307" style:parent-style-name="Domyślnaczcionkaakapitu" style:family="text">
      <style:text-properties style:text-underline-type="single" style:text-underline-style="solid" style:text-underline-width="auto" style:text-underline-mode="continuous"/>
    </style:style>
    <style:style style:name="T3308" style:parent-style-name="Domyślnaczcionkaakapitu" style:family="text">
      <style:text-properties fo:background-color="#80FFFF" style:text-underline-type="single" style:text-underline-style="solid" style:text-underline-width="auto" style:text-underline-mode="continuous"/>
    </style:style>
    <style:style style:name="T3309" style:parent-style-name="Domyślnaczcionkaakapitu" style:family="text">
      <style:text-properties style:text-underline-type="single" style:text-underline-style="solid" style:text-underline-width="auto" style:text-underline-mode="continuous"/>
    </style:style>
    <style:style style:name="T3310" style:parent-style-name="Domyślnaczcionkaakapitu" style:family="text">
      <style:text-properties fo:background-color="#80FFFF" style:text-underline-type="single" style:text-underline-style="solid" style:text-underline-width="auto" style:text-underline-mode="continuous"/>
    </style:style>
    <style:style style:name="T3311" style:parent-style-name="Domyślnaczcionkaakapitu" style:family="text">
      <style:text-properties style:text-underline-type="single" style:text-underline-style="solid" style:text-underline-width="auto" style:text-underline-mode="continuous"/>
    </style:style>
    <style:style style:name="T3312" style:parent-style-name="Domyślnaczcionkaakapitu" style:family="text">
      <style:text-properties fo:background-color="#80FFFF" style:text-underline-type="single" style:text-underline-style="solid" style:text-underline-width="auto" style:text-underline-mode="continuous"/>
    </style:style>
    <style:style style:name="P3313" style:parent-style-name="Normalny" style:family="paragraph">
      <style:paragraph-properties style:contextual-spacing="true" fo:text-align="justify" fo:line-height="150%" fo:text-indent="0.2479in"/>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P3317" style:parent-style-name="Normalny" style:family="paragraph">
      <style:paragraph-properties style:contextual-spacing="true" fo:text-align="justify" fo:line-height="150%" fo:text-indent="0.2479in"/>
    </style:style>
    <style:style style:name="T3318" style:parent-style-name="Domyślnaczcionkaakapitu" style:family="text">
      <style:text-properties fo:background-color="#80FFFF"/>
    </style:style>
    <style:style style:name="P3319" style:parent-style-name="Normalny" style:family="paragraph">
      <style:paragraph-properties style:contextual-spacing="true" fo:text-align="justify" fo:line-height="150%" fo:text-indent="0.2479in"/>
    </style:style>
    <style:style style:name="T3320" style:parent-style-name="Domyślnaczcionkaakapitu" style:family="text">
      <style:text-properties fo:background-color="#80FFFF"/>
    </style:style>
    <style:style style:name="P3321" style:parent-style-name="Normalny" style:family="paragraph">
      <style:paragraph-properties style:contextual-spacing="true" fo:text-align="justify" fo:line-height="150%"/>
    </style:style>
    <style:style style:name="T3322" style:parent-style-name="Domyślnaczcionkaakapitu" style:family="text">
      <style:text-properties style:text-underline-type="single" style:text-underline-style="solid" style:text-underline-width="auto" style:text-underline-mode="continuous"/>
    </style:style>
    <style:style style:name="P3323" style:parent-style-name="Normalny" style:family="paragraph">
      <style:paragraph-properties style:contextual-spacing="true" fo:text-align="justify" fo:line-height="150%" fo:text-indent="0.2479in"/>
    </style:style>
    <style:style style:name="T3324" style:parent-style-name="Domyślnaczcionkaakapitu" style:family="text">
      <style:text-properties fo:background-color="#80FFFF"/>
    </style:style>
    <style:style style:name="P3325" style:parent-style-name="Normalny" style:family="paragraph">
      <style:paragraph-properties style:contextual-spacing="true" fo:text-align="justify" fo:line-height="150%"/>
    </style:style>
    <style:style style:name="T3326" style:parent-style-name="Domyślnaczcionkaakapitu" style:family="text">
      <style:text-properties style:text-underline-type="single" style:text-underline-style="solid" style:text-underline-width="auto" style:text-underline-mode="continuous"/>
    </style:style>
    <style:style style:name="T3327" style:parent-style-name="Domyślnaczcionkaakapitu" style:family="text">
      <style:text-properties fo:background-color="#80FFFF"/>
    </style:style>
    <style:style style:name="P3328" style:parent-style-name="Normalny" style:family="paragraph">
      <style:paragraph-properties style:contextual-spacing="true" fo:text-align="justify" fo:line-height="150%" fo:text-indent="0.2479in"/>
    </style:style>
    <style:style style:name="P3329" style:parent-style-name="Normalny" style:family="paragraph">
      <style:paragraph-properties style:contextual-spacing="true" fo:text-align="justify" fo:line-height="150%" fo:text-indent="0.2479in"/>
    </style:style>
    <style:style style:name="P3330" style:parent-style-name="Normalny" style:family="paragraph">
      <style:paragraph-properties style:contextual-spacing="true" fo:text-align="justify" fo:line-height="150%"/>
    </style:style>
    <style:style style:name="T3331" style:parent-style-name="Domyślnaczcionkaakapitu" style:family="text">
      <style:text-properties style:text-underline-type="single" style:text-underline-style="solid" style:text-underline-width="auto" style:text-underline-mode="continuous"/>
    </style:style>
    <style:style style:name="T3332" style:parent-style-name="Domyślnaczcionkaakapitu" style:family="text">
      <style:text-properties fo:background-color="#80FFFF" style:text-underline-type="single" style:text-underline-style="solid" style:text-underline-width="auto" style:text-underline-mode="continuous"/>
    </style:style>
    <style:style style:name="T3333" style:parent-style-name="Domyślnaczcionkaakapitu" style:family="text">
      <style:text-properties style:text-underline-type="single" style:text-underline-style="solid" style:text-underline-width="auto" style:text-underline-mode="continuous"/>
    </style:style>
    <style:style style:name="P3334" style:parent-style-name="Normalny" style:family="paragraph">
      <style:paragraph-properties style:contextual-spacing="true" fo:text-align="justify" fo:line-height="150%" fo:text-indent="0.2479in"/>
    </style:style>
    <style:style style:name="T3335" style:parent-style-name="Domyślnaczcionkaakapitu" style:family="text">
      <style:text-properties fo:background-color="#80FFFF"/>
    </style:style>
    <style:style style:name="P3336" style:parent-style-name="Normalny" style:family="paragraph">
      <style:paragraph-properties style:contextual-spacing="true" fo:text-align="justify" fo:line-height="150%" fo:text-indent="0.2479in"/>
    </style:style>
    <style:style style:name="P3337" style:parent-style-name="Normalny" style:family="paragraph">
      <style:paragraph-properties style:contextual-spacing="true" fo:text-align="justify" fo:line-height="150%">
        <style:tab-stops>
          <style:tab-stop style:type="left" style:leader-style="dotted" style:leader-text="." style:position="1.2166in"/>
        </style:tab-stops>
      </style:paragraph-properties>
    </style:style>
    <style:style style:name="T3338" style:parent-style-name="Domyślnaczcionkaakapitu" style:family="text">
      <style:text-properties style:text-underline-type="single" style:text-underline-style="solid" style:text-underline-width="auto" style:text-underline-mode="continuous"/>
    </style:style>
    <style:style style:name="T3339" style:parent-style-name="Domyślnaczcionkaakapitu" style:family="text">
      <style:text-properties fo:background-color="#80FFFF"/>
    </style:style>
    <style:style style:name="P3340" style:parent-style-name="Normalny" style:family="paragraph">
      <style:paragraph-properties style:contextual-spacing="true" fo:text-align="justify" fo:line-height="150%" fo:text-indent="0.2479in"/>
    </style:style>
    <style:style style:name="P3341" style:parent-style-name="Normalny" style:family="paragraph">
      <style:paragraph-properties style:contextual-spacing="true" fo:text-align="justify" fo:line-height="150%"/>
    </style:style>
    <style:style style:name="T3342" style:parent-style-name="Domyślnaczcionkaakapitu" style:family="text">
      <style:text-properties style:text-underline-type="single" style:text-underline-style="solid" style:text-underline-width="auto" style:text-underline-mode="continuous"/>
    </style:style>
    <style:style style:name="T3343" style:parent-style-name="Domyślnaczcionkaakapitu" style:family="text">
      <style:text-properties fo:background-color="#80FFFF" style:text-underline-type="single" style:text-underline-style="solid" style:text-underline-width="auto" style:text-underline-mode="continuous"/>
    </style:style>
    <style:style style:name="P3344" style:parent-style-name="Normalny" style:family="paragraph">
      <style:paragraph-properties style:contextual-spacing="true" fo:text-align="justify" fo:line-height="150%" fo:text-indent="0.2479in"/>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P3347" style:parent-style-name="Normalny" style:family="paragraph">
      <style:paragraph-properties style:contextual-spacing="true" fo:text-align="justify" fo:line-height="150%" fo:text-indent="0.2479in"/>
    </style:style>
    <style:style style:name="P3348" style:parent-style-name="Normalny" style:family="paragraph">
      <style:paragraph-properties style:contextual-spacing="true" fo:text-align="justify" fo:line-height="150%" fo:text-indent="0.2479in"/>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P3353" style:parent-style-name="Normalny" style:family="paragraph">
      <style:paragraph-properties style:contextual-spacing="true" fo:text-align="justify" fo:line-height="150%" fo:text-indent="0.2479in"/>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P3356" style:parent-style-name="Normalny" style:family="paragraph">
      <style:paragraph-properties style:contextual-spacing="true" fo:text-align="justify" fo:line-height="150%"/>
    </style:style>
    <style:style style:name="T3357" style:parent-style-name="Domyślnaczcionkaakapitu" style:family="text">
      <style:text-properties fo:background-color="#80FFFF" style:text-underline-type="single" style:text-underline-style="solid" style:text-underline-width="auto" style:text-underline-mode="continuous"/>
    </style:style>
    <style:style style:name="T3358" style:parent-style-name="Domyślnaczcionkaakapitu" style:family="text">
      <style:text-properties style:text-underline-type="single" style:text-underline-style="solid" style:text-underline-width="auto" style:text-underline-mode="continuous"/>
    </style:style>
    <style:style style:name="T3359" style:parent-style-name="Domyślnaczcionkaakapitu" style:family="text">
      <style:text-properties fo:background-color="#80FFFF" style:text-underline-type="single" style:text-underline-style="solid" style:text-underline-width="auto" style:text-underline-mode="continuous"/>
    </style:style>
    <style:style style:name="T3360" style:parent-style-name="Domyślnaczcionkaakapitu" style:family="text">
      <style:text-properties style:text-underline-type="single" style:text-underline-style="solid" style:text-underline-width="auto" style:text-underline-mode="continuous"/>
    </style:style>
    <style:style style:name="T3361" style:parent-style-name="Domyślnaczcionkaakapitu" style:family="text">
      <style:text-properties fo:background-color="#80FFFF" style:text-underline-type="single" style:text-underline-style="solid" style:text-underline-width="auto" style:text-underline-mode="continuous"/>
    </style:style>
    <style:style style:name="T3362" style:parent-style-name="Domyślnaczcionkaakapitu" style:family="text">
      <style:text-properties style:text-underline-type="single" style:text-underline-style="solid" style:text-underline-width="auto" style:text-underline-mode="continuous"/>
    </style:style>
    <style:style style:name="P3363" style:parent-style-name="Normalny" style:family="paragraph">
      <style:paragraph-properties style:contextual-spacing="true" fo:text-align="justify" fo:line-height="150%" fo:text-indent="0.2479in"/>
    </style:style>
    <style:style style:name="T3364" style:parent-style-name="Domyślnaczcionkaakapitu" style:family="text">
      <style:text-properties fo:background-color="#80FFFF"/>
    </style:style>
    <style:style style:name="P3365" style:parent-style-name="Normalny" style:family="paragraph">
      <style:paragraph-properties style:contextual-spacing="true" fo:text-align="justify" fo:line-height="150%"/>
    </style:style>
    <style:style style:name="T3366" style:parent-style-name="Domyślnaczcionkaakapitu" style:family="text">
      <style:text-properties style:text-underline-type="single" style:text-underline-style="solid" style:text-underline-width="auto" style:text-underline-mode="continuous"/>
    </style:style>
    <style:style style:name="P3367" style:parent-style-name="Normalny" style:family="paragraph">
      <style:paragraph-properties style:contextual-spacing="true" fo:text-align="justify" fo:line-height="150%" fo:text-indent="0.2479in"/>
    </style:style>
    <style:style style:name="P3368" style:parent-style-name="Normalny" style:family="paragraph">
      <style:paragraph-properties style:contextual-spacing="true" fo:text-align="justify" fo:line-height="150%"/>
    </style:style>
    <style:style style:name="T3369" style:parent-style-name="Domyślnaczcionkaakapitu" style:family="text">
      <style:text-properties style:text-underline-type="single" style:text-underline-style="solid" style:text-underline-width="auto" style:text-underline-mode="continuous"/>
    </style:style>
    <style:style style:name="T3370" style:parent-style-name="Domyślnaczcionkaakapitu" style:family="text">
      <style:text-properties fo:background-color="#80FFFF" style:text-underline-type="single" style:text-underline-style="solid" style:text-underline-width="auto" style:text-underline-mode="continuous"/>
    </style:style>
    <style:style style:name="T3371" style:parent-style-name="Domyślnaczcionkaakapitu" style:family="text">
      <style:text-properties style:text-underline-type="single" style:text-underline-style="solid" style:text-underline-width="auto" style:text-underline-mode="continuous"/>
    </style:style>
    <style:style style:name="T3372" style:parent-style-name="Domyślnaczcionkaakapitu" style:family="text">
      <style:text-properties fo:background-color="#80FFFF" style:text-underline-type="single" style:text-underline-style="solid" style:text-underline-width="auto" style:text-underline-mode="continuous"/>
    </style:style>
    <style:style style:name="T3373" style:parent-style-name="Domyślnaczcionkaakapitu" style:family="text">
      <style:text-properties style:text-underline-type="single" style:text-underline-style="solid" style:text-underline-width="auto" style:text-underline-mode="continuous"/>
    </style:style>
    <style:style style:name="P3374" style:parent-style-name="Normalny" style:family="paragraph">
      <style:paragraph-properties style:contextual-spacing="true" fo:text-align="justify" fo:line-height="150%" fo:text-indent="0.2479in"/>
    </style:style>
    <style:style style:name="T3375" style:parent-style-name="Domyślnaczcionkaakapitu" style:family="text">
      <style:text-properties fo:background-color="#80FFFF"/>
    </style:style>
    <style:style style:name="T3376" style:parent-style-name="Domyślnaczcionkaakapitu" style:family="text">
      <style:text-properties fo:font-style="italic" style:font-style-asian="italic" style:font-style-complex="italic" fo:background-color="#80FFFF"/>
    </style:style>
    <style:style style:name="P3377" style:parent-style-name="Normalny" style:family="paragraph">
      <style:paragraph-properties style:contextual-spacing="true" fo:text-align="justify" fo:line-height="150%"/>
    </style:style>
    <style:style style:name="T3378" style:parent-style-name="Domyślnaczcionkaakapitu" style:family="text">
      <style:text-properties style:text-underline-type="single" style:text-underline-style="solid" style:text-underline-width="auto" style:text-underline-mode="continuous"/>
    </style:style>
    <style:style style:name="T3379" style:parent-style-name="Domyślnaczcionkaakapitu" style:family="text">
      <style:text-properties fo:background-color="#80FFFF"/>
    </style:style>
    <style:style style:name="P3380" style:parent-style-name="Normalny" style:family="paragraph">
      <style:paragraph-properties style:contextual-spacing="true" fo:text-align="justify" fo:line-height="150%" fo:text-indent="0.2479in"/>
    </style:style>
    <style:style style:name="P3381" style:parent-style-name="Normalny" style:family="paragraph">
      <style:paragraph-properties style:contextual-spacing="true" fo:text-align="justify" fo:line-height="150%"/>
    </style:style>
    <style:style style:name="T3382" style:parent-style-name="Domyślnaczcionkaakapitu" style:family="text">
      <style:text-properties style:text-underline-type="single" style:text-underline-style="solid" style:text-underline-width="auto" style:text-underline-mode="continuous"/>
    </style:style>
    <style:style style:name="T3383" style:parent-style-name="Domyślnaczcionkaakapitu" style:family="text">
      <style:text-properties fo:background-color="#80FFFF" style:text-underline-type="single" style:text-underline-style="solid" style:text-underline-width="auto" style:text-underline-mode="continuous"/>
    </style:style>
    <style:style style:name="T3384" style:parent-style-name="Domyślnaczcionkaakapitu" style:family="text">
      <style:text-properties style:text-underline-type="single" style:text-underline-style="solid" style:text-underline-width="auto" style:text-underline-mode="continuous"/>
    </style:style>
    <style:style style:name="P3385" style:parent-style-name="Normalny" style:family="paragraph">
      <style:paragraph-properties style:contextual-spacing="true" fo:text-align="justify" fo:line-height="150%" fo:text-indent="0.2479in"/>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P3388" style:parent-style-name="Normalny" style:family="paragraph">
      <style:paragraph-properties style:contextual-spacing="true" fo:text-align="justify" fo:line-height="150%"/>
    </style:style>
    <style:style style:name="T3389" style:parent-style-name="Domyślnaczcionkaakapitu" style:family="text">
      <style:text-properties style:text-underline-type="single" style:text-underline-style="solid" style:text-underline-width="auto" style:text-underline-mode="continuous"/>
    </style:style>
    <style:style style:name="T3390" style:parent-style-name="Domyślnaczcionkaakapitu" style:family="text">
      <style:text-properties fo:background-color="#80FFFF"/>
    </style:style>
    <style:style style:name="P3391" style:parent-style-name="Normalny" style:family="paragraph">
      <style:paragraph-properties style:contextual-spacing="true" fo:text-align="justify" fo:line-height="150%" fo:text-indent="0.2479in"/>
    </style:style>
    <style:style style:name="T3392" style:parent-style-name="Domyślnaczcionkaakapitu" style:family="text">
      <style:text-properties fo:background-color="#80FFFF"/>
    </style:style>
    <style:style style:name="P3393" style:parent-style-name="Normalny" style:family="paragraph">
      <style:paragraph-properties style:contextual-spacing="true" fo:text-align="justify" fo:line-height="150%"/>
    </style:style>
    <style:style style:name="T3394" style:parent-style-name="Domyślnaczcionkaakapitu" style:family="text">
      <style:text-properties style:text-underline-type="single" style:text-underline-style="solid" style:text-underline-width="auto" style:text-underline-mode="continuous"/>
    </style:style>
    <style:style style:name="P3395" style:parent-style-name="Normalny" style:family="paragraph">
      <style:paragraph-properties style:contextual-spacing="true" fo:text-align="justify" fo:line-height="150%" fo:text-indent="0.2479in"/>
    </style:style>
    <style:style style:name="P3396" style:parent-style-name="Normalny" style:family="paragraph">
      <style:paragraph-properties style:contextual-spacing="true" fo:text-align="justify" fo:line-height="150%"/>
    </style:style>
    <style:style style:name="T3397" style:parent-style-name="Domyślnaczcionkaakapitu" style:family="text">
      <style:text-properties style:text-underline-type="single" style:text-underline-style="solid" style:text-underline-width="auto" style:text-underline-mode="continuous"/>
    </style:style>
    <style:style style:name="P3398" style:parent-style-name="Normalny" style:family="paragraph">
      <style:paragraph-properties style:contextual-spacing="true" fo:text-align="justify" fo:line-height="150%" fo:text-indent="0.2479in"/>
    </style:style>
    <style:style style:name="P3399" style:parent-style-name="Normalny" style:family="paragraph">
      <style:paragraph-properties style:contextual-spacing="true" fo:text-align="justify" fo:line-height="150%"/>
    </style:style>
    <style:style style:name="T3400" style:parent-style-name="Domyślnaczcionkaakapitu" style:family="text">
      <style:text-properties style:text-underline-type="single" style:text-underline-style="solid" style:text-underline-width="auto" style:text-underline-mode="continuous"/>
    </style:style>
    <style:style style:name="P3401" style:parent-style-name="Normalny" style:family="paragraph">
      <style:paragraph-properties style:contextual-spacing="true" fo:text-align="justify" fo:line-height="150%" fo:text-indent="0.2479in"/>
    </style:style>
    <style:style style:name="P3402" style:parent-style-name="Normalny" style:family="paragraph">
      <style:paragraph-properties style:contextual-spacing="true" fo:text-align="justify" fo:line-height="150%" fo:text-indent="0.2479in"/>
    </style:style>
    <style:style style:name="P3403" style:parent-style-name="Normalny" style:family="paragraph">
      <style:paragraph-properties style:contextual-spacing="true" fo:text-align="justify" fo:line-height="150%" fo:text-indent="0.2479in"/>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style:text-underline-type="single" style:text-underline-style="solid" style:text-underline-width="auto" style:text-underline-mode="continuous"/>
    </style:style>
    <style:style style:name="T3407" style:parent-style-name="Domyślnaczcionkaakapitu" style:family="text">
      <style:text-properties fo:background-color="#80FFFF" style:text-underline-type="single" style:text-underline-style="solid" style:text-underline-width="auto" style:text-underline-mode="continuous"/>
    </style:style>
    <style:style style:name="T3408" style:parent-style-name="Domyślnaczcionkaakapitu" style:family="text">
      <style:text-properties style:text-underline-type="single" style:text-underline-style="solid" style:text-underline-width="auto" style:text-underline-mode="continuous"/>
    </style:style>
    <style:style style:name="T3409" style:parent-style-name="Domyślnaczcionkaakapitu" style:family="text">
      <style:text-properties fo:background-color="#80FFFF" style:text-underline-type="single" style:text-underline-style="solid" style:text-underline-width="auto" style:text-underline-mode="continuous"/>
    </style:style>
    <style:style style:name="P3410" style:parent-style-name="Normalny" style:family="paragraph">
      <style:paragraph-properties style:contextual-spacing="true" fo:text-align="justify" fo:line-height="150%" fo:text-indent="0.2479in"/>
    </style:style>
    <style:style style:name="T3411" style:parent-style-name="Domyślnaczcionkaakapitu" style:family="text">
      <style:text-properties fo:background-color="#80FFFF"/>
    </style:style>
    <style:style style:name="P3412" style:parent-style-name="Normalny" style:family="paragraph">
      <style:paragraph-properties style:contextual-spacing="true" fo:text-align="justify" fo:line-height="150%" fo:text-indent="0.2479in"/>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P3415" style:parent-style-name="Normalny" style:family="paragraph">
      <style:paragraph-properties style:contextual-spacing="true" fo:text-align="justify" fo:line-height="150%"/>
    </style:style>
    <style:style style:name="T3416" style:parent-style-name="Domyślnaczcionkaakapitu" style:family="text">
      <style:text-properties style:text-underline-type="single" style:text-underline-style="solid" style:text-underline-width="auto" style:text-underline-mode="continuous"/>
    </style:style>
    <style:style style:name="T3417" style:parent-style-name="Domyślnaczcionkaakapitu" style:family="text">
      <style:text-properties fo:background-color="#80FFFF" style:text-underline-type="single" style:text-underline-style="solid" style:text-underline-width="auto" style:text-underline-mode="continuous"/>
    </style:style>
    <style:style style:name="T3418" style:parent-style-name="Domyślnaczcionkaakapitu" style:family="text">
      <style:text-properties style:text-underline-type="single" style:text-underline-style="solid" style:text-underline-width="auto" style:text-underline-mode="continuous"/>
    </style:style>
    <style:style style:name="P3419" style:parent-style-name="Normalny" style:family="paragraph">
      <style:paragraph-properties style:contextual-spacing="true" fo:text-align="justify" fo:line-height="150%" fo:text-indent="0.2479in"/>
    </style:style>
    <style:style style:name="P3420" style:parent-style-name="Normalny" style:family="paragraph">
      <style:paragraph-properties style:contextual-spacing="true" fo:text-align="justify" fo:line-height="150%"/>
    </style:style>
    <style:style style:name="T3421" style:parent-style-name="Domyślnaczcionkaakapitu" style:family="text">
      <style:text-properties style:text-underline-type="single" style:text-underline-style="solid" style:text-underline-width="auto" style:text-underline-mode="continuous"/>
    </style:style>
    <style:style style:name="P3422" style:parent-style-name="Normalny" style:family="paragraph">
      <style:paragraph-properties style:contextual-spacing="true" fo:text-align="justify" fo:line-height="150%" fo:text-indent="0.2479in"/>
    </style:style>
    <style:style style:name="T3423" style:parent-style-name="Domyślnaczcionkaakapitu" style:family="text">
      <style:text-properties fo:background-color="#80FFFF"/>
    </style:style>
    <style:style style:name="P3424" style:parent-style-name="Normalny" style:family="paragraph">
      <style:paragraph-properties style:contextual-spacing="true" fo:text-align="justify" fo:line-height="150%"/>
    </style:style>
    <style:style style:name="T3425" style:parent-style-name="Domyślnaczcionkaakapitu" style:family="text">
      <style:text-properties style:text-underline-type="single" style:text-underline-style="solid" style:text-underline-width="auto" style:text-underline-mode="continuous"/>
    </style:style>
    <style:style style:name="T3426" style:parent-style-name="Domyślnaczcionkaakapitu" style:family="text">
      <style:text-properties fo:background-color="#80FFFF" style:text-underline-type="single" style:text-underline-style="solid" style:text-underline-width="auto" style:text-underline-mode="continuous"/>
    </style:style>
    <style:style style:name="T3427" style:parent-style-name="Domyślnaczcionkaakapitu" style:family="text">
      <style:text-properties style:text-underline-type="single" style:text-underline-style="solid" style:text-underline-width="auto" style:text-underline-mode="continuous"/>
    </style:style>
    <style:style style:name="P3428" style:parent-style-name="Normalny" style:family="paragraph">
      <style:paragraph-properties style:contextual-spacing="true" fo:text-align="justify" fo:line-height="150%" fo:text-indent="0.2479in"/>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P3431" style:parent-style-name="Normalny" style:family="paragraph">
      <style:paragraph-properties style:contextual-spacing="true" fo:text-align="justify" fo:line-height="150%"/>
    </style:style>
    <style:style style:name="T3432" style:parent-style-name="Domyślnaczcionkaakapitu" style:family="text">
      <style:text-properties style:text-underline-type="single" style:text-underline-style="solid" style:text-underline-width="auto" style:text-underline-mode="continuous"/>
    </style:style>
    <style:style style:name="P3433" style:parent-style-name="Normalny" style:family="paragraph">
      <style:paragraph-properties style:contextual-spacing="true" fo:text-align="justify" fo:line-height="150%" fo:text-indent="0.2479in"/>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P3436" style:parent-style-name="Normalny" style:family="paragraph">
      <style:paragraph-properties style:contextual-spacing="true" fo:text-align="justify" fo:line-height="150%" fo:text-indent="0.2479in"/>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P3439" style:parent-style-name="Normalny" style:family="paragraph">
      <style:paragraph-properties style:contextual-spacing="true" fo:text-align="justify" fo:line-height="150%" fo:text-indent="0.2479in"/>
    </style:style>
    <style:style style:name="P3440" style:parent-style-name="Normalny" style:family="paragraph">
      <style:paragraph-properties style:contextual-spacing="true" fo:text-align="justify" fo:line-height="150%"/>
    </style:style>
    <style:style style:name="T3441" style:parent-style-name="Domyślnaczcionkaakapitu" style:family="text">
      <style:text-properties style:text-underline-type="single" style:text-underline-style="solid" style:text-underline-width="auto" style:text-underline-mode="continuous"/>
    </style:style>
    <style:style style:name="T3442" style:parent-style-name="Domyślnaczcionkaakapitu" style:family="text">
      <style:text-properties fo:background-color="#80FFFF"/>
    </style:style>
    <style:style style:name="P3443" style:parent-style-name="Normalny" style:family="paragraph">
      <style:paragraph-properties style:contextual-spacing="true" fo:text-align="justify" fo:line-height="150%" fo:text-indent="0.2479in"/>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P3446" style:parent-style-name="Normalny" style:family="paragraph">
      <style:paragraph-properties style:contextual-spacing="true" fo:text-align="justify" fo:line-height="150%"/>
    </style:style>
    <style:style style:name="T3447" style:parent-style-name="Domyślnaczcionkaakapitu" style:family="text">
      <style:text-properties style:text-underline-type="single" style:text-underline-style="solid" style:text-underline-width="auto" style:text-underline-mode="continuous"/>
    </style:style>
    <style:style style:name="T3448" style:parent-style-name="Domyślnaczcionkaakapitu" style:family="text">
      <style:text-properties fo:background-color="#80FFFF" style:text-underline-type="single" style:text-underline-style="solid" style:text-underline-width="auto" style:text-underline-mode="continuous"/>
    </style:style>
    <style:style style:name="T3449" style:parent-style-name="Domyślnaczcionkaakapitu" style:family="text">
      <style:text-properties style:text-underline-type="single" style:text-underline-style="solid" style:text-underline-width="auto" style:text-underline-mode="continuous"/>
    </style:style>
    <style:style style:name="T3450" style:parent-style-name="Domyślnaczcionkaakapitu" style:family="text">
      <style:text-properties fo:background-color="#80FFFF" style:text-underline-type="single" style:text-underline-style="solid" style:text-underline-width="auto" style:text-underline-mode="continuous"/>
    </style:style>
    <style:style style:name="T3451" style:parent-style-name="Domyślnaczcionkaakapitu" style:family="text">
      <style:text-properties fo:background-color="#80FFFF"/>
    </style:style>
    <style:style style:name="P3452" style:parent-style-name="Normalny" style:family="paragraph">
      <style:paragraph-properties style:contextual-spacing="true" fo:text-align="justify" fo:line-height="150%" fo:text-indent="0.2479in"/>
    </style:style>
    <style:style style:name="T3453" style:parent-style-name="Domyślnaczcionkaakapitu" style:family="text">
      <style:text-properties fo:background-color="#80FFFF"/>
    </style:style>
    <style:style style:name="P3454" style:parent-style-name="Normalny" style:family="paragraph">
      <style:paragraph-properties style:contextual-spacing="true" fo:text-align="justify" fo:line-height="150%"/>
    </style:style>
    <style:style style:name="T3455" style:parent-style-name="Domyślnaczcionkaakapitu" style:family="text">
      <style:text-properties style:text-underline-type="single" style:text-underline-style="solid" style:text-underline-width="auto" style:text-underline-mode="continuous"/>
    </style:style>
    <style:style style:name="T3456" style:parent-style-name="Domyślnaczcionkaakapitu" style:family="text">
      <style:text-properties fo:background-color="#80FFFF" style:text-underline-type="single" style:text-underline-style="solid" style:text-underline-width="auto" style:text-underline-mode="continuous"/>
    </style:style>
    <style:style style:name="T3457" style:parent-style-name="Domyślnaczcionkaakapitu" style:family="text">
      <style:text-properties style:text-underline-type="single" style:text-underline-style="solid" style:text-underline-width="auto" style:text-underline-mode="continuous"/>
    </style:style>
    <style:style style:name="T3458" style:parent-style-name="Domyślnaczcionkaakapitu" style:family="text">
      <style:text-properties fo:background-color="#80FFFF" style:text-underline-type="single" style:text-underline-style="solid" style:text-underline-width="auto" style:text-underline-mode="continuous"/>
    </style:style>
    <style:style style:name="T3459" style:parent-style-name="Domyślnaczcionkaakapitu" style:family="text">
      <style:text-properties style:text-underline-type="single" style:text-underline-style="solid" style:text-underline-width="auto" style:text-underline-mode="continuous"/>
    </style:style>
    <style:style style:name="P3460" style:parent-style-name="Normalny" style:family="paragraph">
      <style:paragraph-properties style:contextual-spacing="true" fo:text-align="justify" fo:line-height="150%" fo:text-indent="0.2479in"/>
    </style:style>
    <style:style style:name="T3461" style:parent-style-name="Domyślnaczcionkaakapitu" style:family="text">
      <style:text-properties fo:background-color="#80FFFF"/>
    </style:style>
    <style:style style:name="P3462" style:parent-style-name="Normalny" style:family="paragraph">
      <style:paragraph-properties style:contextual-spacing="true" fo:text-align="justify" fo:line-height="150%"/>
    </style:style>
    <style:style style:name="T3463" style:parent-style-name="Domyślnaczcionkaakapitu" style:family="text">
      <style:text-properties style:text-underline-type="single" style:text-underline-style="solid" style:text-underline-width="auto" style:text-underline-mode="continuous"/>
    </style:style>
    <style:style style:name="T3464" style:parent-style-name="Domyślnaczcionkaakapitu" style:family="text">
      <style:text-properties fo:background-color="#80FFFF"/>
    </style:style>
    <style:style style:name="P3465" style:parent-style-name="Normalny" style:family="paragraph">
      <style:paragraph-properties style:contextual-spacing="true" fo:text-align="justify" fo:line-height="150%" fo:text-indent="0.2479in"/>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P3471" style:parent-style-name="Normalny" style:family="paragraph">
      <style:paragraph-properties style:contextual-spacing="true" fo:text-align="justify" fo:line-height="150%"/>
    </style:style>
    <style:style style:name="T3472" style:parent-style-name="Domyślnaczcionkaakapitu" style:family="text">
      <style:text-properties style:text-underline-type="single" style:text-underline-style="solid" style:text-underline-width="auto" style:text-underline-mode="continuous"/>
    </style:style>
    <style:style style:name="T3473" style:parent-style-name="Domyślnaczcionkaakapitu" style:family="text">
      <style:text-properties fo:background-color="#80FFFF" style:text-underline-type="single" style:text-underline-style="solid" style:text-underline-width="auto" style:text-underline-mode="continuous"/>
    </style:style>
    <style:style style:name="T3474" style:parent-style-name="Domyślnaczcionkaakapitu" style:family="text">
      <style:text-properties style:text-underline-type="single" style:text-underline-style="solid" style:text-underline-width="auto" style:text-underline-mode="continuous"/>
    </style:style>
    <style:style style:name="T3475" style:parent-style-name="Domyślnaczcionkaakapitu" style:family="text">
      <style:text-properties fo:background-color="#80FFFF" style:text-underline-type="single" style:text-underline-style="solid" style:text-underline-width="auto" style:text-underline-mode="continuous"/>
    </style:style>
    <style:style style:name="P3476" style:parent-style-name="Normalny" style:family="paragraph">
      <style:paragraph-properties style:contextual-spacing="true" fo:text-align="justify" fo:line-height="150%" fo:text-indent="0.2479in"/>
    </style:style>
    <style:style style:name="P3477" style:parent-style-name="Normalny" style:family="paragraph">
      <style:paragraph-properties style:contextual-spacing="true" fo:text-align="justify" fo:line-height="150%"/>
    </style:style>
    <style:style style:name="T3478" style:parent-style-name="Domyślnaczcionkaakapitu" style:family="text">
      <style:text-properties style:text-underline-type="single" style:text-underline-style="solid" style:text-underline-width="auto" style:text-underline-mode="continuous"/>
    </style:style>
    <style:style style:name="T3479" style:parent-style-name="Domyślnaczcionkaakapitu" style:family="text">
      <style:text-properties fo:background-color="#80FFFF"/>
    </style:style>
    <style:style style:name="P3480" style:parent-style-name="Normalny" style:family="paragraph">
      <style:paragraph-properties style:contextual-spacing="true" fo:text-align="justify" fo:line-height="150%" fo:text-indent="0.2479in"/>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P3484" style:parent-style-name="Normalny" style:family="paragraph">
      <style:paragraph-properties style:contextual-spacing="true" fo:text-align="justify" fo:line-height="150%"/>
    </style:style>
    <style:style style:name="T3485" style:parent-style-name="Domyślnaczcionkaakapitu" style:family="text">
      <style:text-properties style:text-underline-type="single" style:text-underline-style="solid" style:text-underline-width="auto" style:text-underline-mode="continuous"/>
    </style:style>
    <style:style style:name="T3486" style:parent-style-name="Domyślnaczcionkaakapitu" style:family="text">
      <style:text-properties fo:background-color="#80FFFF" style:text-underline-type="single" style:text-underline-style="solid" style:text-underline-width="auto" style:text-underline-mode="continuous"/>
    </style:style>
    <style:style style:name="T3487" style:parent-style-name="Domyślnaczcionkaakapitu" style:family="text">
      <style:text-properties style:text-underline-type="single" style:text-underline-style="solid" style:text-underline-width="auto" style:text-underline-mode="continuous"/>
    </style:style>
    <style:style style:name="P3488" style:parent-style-name="Normalny" style:family="paragraph">
      <style:paragraph-properties style:contextual-spacing="true" fo:text-align="justify" fo:line-height="150%" fo:text-indent="0.2479in"/>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T3492" style:parent-style-name="Domyślnaczcionkaakapitu" style:family="text">
      <style:text-properties fo:background-color="#80FFFF"/>
    </style:style>
    <style:style style:name="P3493" style:parent-style-name="Normalny" style:family="paragraph">
      <style:paragraph-properties style:contextual-spacing="true" fo:text-align="justify" fo:line-height="150%" fo:text-indent="0.2479in"/>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P3497" style:parent-style-name="Normalny" style:family="paragraph">
      <style:paragraph-properties style:contextual-spacing="true" fo:text-align="justify" fo:line-height="150%" fo:text-indent="0.2479in"/>
    </style:style>
    <style:style style:name="T3498" style:parent-style-name="Domyślnaczcionkaakapitu" style:family="text">
      <style:text-properties fo:background-color="#80FFFF"/>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P3507" style:parent-style-name="Normalny" style:family="paragraph">
      <style:paragraph-properties style:contextual-spacing="true" fo:text-align="justify" fo:line-height="150%" fo:text-indent="0.2479in"/>
    </style:style>
    <style:style style:name="P3508" style:parent-style-name="Normalny" style:family="paragraph">
      <style:paragraph-properties style:contextual-spacing="true" fo:text-align="justify" fo:line-height="150%"/>
    </style:style>
    <style:style style:name="T3509" style:parent-style-name="Domyślnaczcionkaakapitu" style:family="text">
      <style:text-properties style:text-underline-type="single" style:text-underline-style="solid" style:text-underline-width="auto" style:text-underline-mode="continuous"/>
    </style:style>
    <style:style style:name="T3510" style:parent-style-name="Domyślnaczcionkaakapitu" style:family="text">
      <style:text-properties fo:background-color="#80FFFF"/>
    </style:style>
    <style:style style:name="P3511" style:parent-style-name="Normalny" style:family="paragraph">
      <style:paragraph-properties style:contextual-spacing="true" fo:text-align="justify" fo:line-height="150%" fo:text-indent="0.2479in"/>
    </style:style>
    <style:style style:name="T3512" style:parent-style-name="Domyślnaczcionkaakapitu" style:family="text">
      <style:text-properties fo:background-color="#80FFFF"/>
    </style:style>
    <style:style style:name="P3513" style:parent-style-name="Normalny" style:family="paragraph">
      <style:paragraph-properties style:contextual-spacing="true" fo:text-align="justify" fo:line-height="150%"/>
    </style:style>
    <style:style style:name="T3514" style:parent-style-name="Domyślnaczcionkaakapitu" style:family="text">
      <style:text-properties style:text-underline-type="single" style:text-underline-style="solid" style:text-underline-width="auto" style:text-underline-mode="continuous"/>
    </style:style>
    <style:style style:name="T3515" style:parent-style-name="Domyślnaczcionkaakapitu" style:family="text">
      <style:text-properties fo:background-color="#80FFFF" style:text-underline-type="single" style:text-underline-style="solid" style:text-underline-width="auto" style:text-underline-mode="continuous"/>
    </style:style>
    <style:style style:name="T3516" style:parent-style-name="Domyślnaczcionkaakapitu" style:family="text">
      <style:text-properties style:text-underline-type="single" style:text-underline-style="solid" style:text-underline-width="auto" style:text-underline-mode="continuous"/>
    </style:style>
    <style:style style:name="T3517" style:parent-style-name="Domyślnaczcionkaakapitu" style:family="text">
      <style:text-properties fo:background-color="#80FFFF" style:text-underline-type="single" style:text-underline-style="solid" style:text-underline-width="auto" style:text-underline-mode="continuous"/>
    </style:style>
    <style:style style:name="T3518" style:parent-style-name="Domyślnaczcionkaakapitu" style:family="text">
      <style:text-properties style:text-underline-type="single" style:text-underline-style="solid" style:text-underline-width="auto" style:text-underline-mode="continuous"/>
    </style:style>
    <style:style style:name="P3519" style:parent-style-name="Normalny" style:family="paragraph">
      <style:paragraph-properties style:contextual-spacing="true" fo:text-align="justify" fo:line-height="150%" fo:text-indent="0.2479in"/>
    </style:style>
    <style:style style:name="P3520" style:parent-style-name="Normalny" style:family="paragraph">
      <style:paragraph-properties style:contextual-spacing="true" fo:text-align="justify" fo:line-height="150%"/>
    </style:style>
    <style:style style:name="T3521" style:parent-style-name="Domyślnaczcionkaakapitu" style:family="text">
      <style:text-properties style:text-underline-type="single" style:text-underline-style="solid" style:text-underline-width="auto" style:text-underline-mode="continuous"/>
    </style:style>
    <style:style style:name="T3522" style:parent-style-name="Domyślnaczcionkaakapitu" style:family="text">
      <style:text-properties fo:background-color="#80FFFF"/>
    </style:style>
    <style:style style:name="P3523" style:parent-style-name="Normalny" style:family="paragraph">
      <style:paragraph-properties style:contextual-spacing="true" fo:text-align="justify" fo:line-height="150%" fo:text-indent="0.2479in"/>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P3526" style:parent-style-name="Normalny" style:family="paragraph">
      <style:paragraph-properties style:contextual-spacing="true" fo:text-align="justify" fo:line-height="150%" fo:text-indent="0.2479in"/>
    </style:style>
    <style:style style:name="T3527" style:parent-style-name="Domyślnaczcionkaakapitu" style:family="text">
      <style:text-properties fo:background-color="#80FFFF"/>
    </style:style>
    <style:style style:name="P3528" style:parent-style-name="Normalny" style:family="paragraph">
      <style:paragraph-properties style:contextual-spacing="true" fo:text-align="justify" fo:line-height="150%"/>
    </style:style>
    <style:style style:name="T3529" style:parent-style-name="Domyślnaczcionkaakapitu" style:family="text">
      <style:text-properties style:text-underline-type="single" style:text-underline-style="solid" style:text-underline-width="auto" style:text-underline-mode="continuous"/>
    </style:style>
    <style:style style:name="T3530" style:parent-style-name="Domyślnaczcionkaakapitu" style:family="text">
      <style:text-properties fo:background-color="#80FFFF" style:text-underline-type="single" style:text-underline-style="solid" style:text-underline-width="auto" style:text-underline-mode="continuous"/>
    </style:style>
    <style:style style:name="T3531" style:parent-style-name="Domyślnaczcionkaakapitu" style:family="text">
      <style:text-properties style:text-underline-type="single" style:text-underline-style="solid" style:text-underline-width="auto" style:text-underline-mode="continuous"/>
    </style:style>
    <style:style style:name="T3532" style:parent-style-name="Domyślnaczcionkaakapitu" style:family="text">
      <style:text-properties fo:background-color="#80FFFF" style:text-underline-type="single" style:text-underline-style="solid" style:text-underline-width="auto" style:text-underline-mode="continuous"/>
    </style:style>
    <style:style style:name="T3533" style:parent-style-name="Domyślnaczcionkaakapitu" style:family="text">
      <style:text-properties style:text-underline-type="single" style:text-underline-style="solid" style:text-underline-width="auto" style:text-underline-mode="continuous"/>
    </style:style>
    <style:style style:name="P3534" style:parent-style-name="Normalny" style:family="paragraph">
      <style:paragraph-properties style:contextual-spacing="true" fo:text-align="justify" fo:line-height="150%" fo:text-indent="0.2479in"/>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P3538" style:parent-style-name="Normalny" style:family="paragraph">
      <style:paragraph-properties style:contextual-spacing="true" fo:text-align="justify" fo:line-height="150%"/>
    </style:style>
    <style:style style:name="T3539" style:parent-style-name="Domyślnaczcionkaakapitu" style:family="text">
      <style:text-properties style:text-underline-type="single" style:text-underline-style="solid" style:text-underline-width="auto" style:text-underline-mode="continuous"/>
    </style:style>
    <style:style style:name="P3540" style:parent-style-name="Normalny" style:family="paragraph">
      <style:paragraph-properties style:contextual-spacing="true" fo:text-align="justify" fo:line-height="150%" fo:text-indent="0.2479in"/>
    </style:style>
    <style:style style:name="T3541" style:parent-style-name="Domyślnaczcionkaakapitu" style:family="text">
      <style:text-properties fo:background-color="#80FFFF"/>
    </style:style>
    <style:style style:name="P3542" style:parent-style-name="Normalny" style:family="paragraph">
      <style:paragraph-properties style:contextual-spacing="true" fo:text-align="justify" fo:line-height="150%"/>
    </style:style>
    <style:style style:name="T3543" style:parent-style-name="Domyślnaczcionkaakapitu" style:family="text">
      <style:text-properties style:text-underline-type="single" style:text-underline-style="solid" style:text-underline-width="auto" style:text-underline-mode="continuous"/>
    </style:style>
    <style:style style:name="T3544" style:parent-style-name="Domyślnaczcionkaakapitu" style:family="text">
      <style:text-properties fo:background-color="#80FFFF"/>
    </style:style>
    <style:style style:name="P3545" style:parent-style-name="Normalny" style:family="paragraph">
      <style:paragraph-properties style:contextual-spacing="true" fo:text-align="justify" fo:line-height="150%" fo:text-indent="0.2479in"/>
    </style:style>
    <style:style style:name="T3546" style:parent-style-name="Domyślnaczcionkaakapitu" style:family="text">
      <style:text-properties fo:background-color="#80FFFF"/>
    </style:style>
    <style:style style:name="P3547" style:parent-style-name="Normalny" style:family="paragraph">
      <style:paragraph-properties style:contextual-spacing="true" fo:text-align="justify" fo:line-height="150%"/>
    </style:style>
    <style:style style:name="T3548" style:parent-style-name="Domyślnaczcionkaakapitu" style:family="text">
      <style:text-properties style:text-underline-type="single" style:text-underline-style="solid" style:text-underline-width="auto" style:text-underline-mode="continuous"/>
    </style:style>
    <style:style style:name="T3549" style:parent-style-name="Domyślnaczcionkaakapitu" style:family="text">
      <style:text-properties fo:background-color="#80FFFF" style:text-underline-type="single" style:text-underline-style="solid" style:text-underline-width="auto" style:text-underline-mode="continuous"/>
    </style:style>
    <style:style style:name="P3550" style:parent-style-name="Normalny" style:family="paragraph">
      <style:paragraph-properties style:contextual-spacing="true" fo:text-align="justify" fo:line-height="150%" fo:text-indent="0.2479in"/>
    </style:style>
    <style:style style:name="P3551" style:parent-style-name="Normalny" style:family="paragraph">
      <style:paragraph-properties style:contextual-spacing="true" fo:text-align="justify" fo:line-height="150%"/>
    </style:style>
    <style:style style:name="T3552" style:parent-style-name="Domyślnaczcionkaakapitu" style:family="text">
      <style:text-properties style:text-underline-type="single" style:text-underline-style="solid" style:text-underline-width="auto" style:text-underline-mode="continuous"/>
    </style:style>
    <style:style style:name="T3553" style:parent-style-name="Domyślnaczcionkaakapitu" style:family="text">
      <style:text-properties fo:background-color="#80FFFF"/>
    </style:style>
    <style:style style:name="P3554" style:parent-style-name="Normalny" style:family="paragraph">
      <style:paragraph-properties style:contextual-spacing="true" fo:text-align="justify" fo:line-height="150%" fo:text-indent="0.2479in"/>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P3559" style:parent-style-name="Normalny" style:family="paragraph">
      <style:paragraph-properties style:contextual-spacing="true" fo:text-align="justify" fo:line-height="150%"/>
    </style:style>
    <style:style style:name="T3560" style:parent-style-name="Domyślnaczcionkaakapitu" style:family="text">
      <style:text-properties style:text-underline-type="single" style:text-underline-style="solid" style:text-underline-width="auto" style:text-underline-mode="continuous"/>
    </style:style>
    <style:style style:name="P3561" style:parent-style-name="Normalny" style:family="paragraph">
      <style:paragraph-properties style:contextual-spacing="true" fo:text-align="justify" fo:line-height="150%" fo:text-indent="0.2479in"/>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P3564" style:parent-style-name="Normalny" style:family="paragraph">
      <style:paragraph-properties style:contextual-spacing="true" fo:text-align="justify" fo:line-height="150%"/>
    </style:style>
    <style:style style:name="T3565" style:parent-style-name="Domyślnaczcionkaakapitu" style:family="text">
      <style:text-properties style:text-underline-type="single" style:text-underline-style="solid" style:text-underline-width="auto" style:text-underline-mode="continuous"/>
    </style:style>
    <style:style style:name="T3566" style:parent-style-name="Domyślnaczcionkaakapitu" style:family="text">
      <style:text-properties fo:background-color="#80FFFF" style:text-underline-type="single" style:text-underline-style="solid" style:text-underline-width="auto" style:text-underline-mode="continuous"/>
    </style:style>
    <style:style style:name="T3567" style:parent-style-name="Domyślnaczcionkaakapitu" style:family="text">
      <style:text-properties style:text-underline-type="single" style:text-underline-style="solid" style:text-underline-width="auto" style:text-underline-mode="continuous"/>
    </style:style>
    <style:style style:name="P3568" style:parent-style-name="Normalny" style:family="paragraph">
      <style:paragraph-properties style:contextual-spacing="true" fo:text-align="justify" fo:line-height="150%" fo:text-indent="0.2479in"/>
    </style:style>
    <style:style style:name="T3569" style:parent-style-name="Domyślnaczcionkaakapitu" style:family="text">
      <style:text-properties fo:background-color="#80FFFF"/>
    </style:style>
    <style:style style:name="P3570" style:parent-style-name="Normalny" style:family="paragraph">
      <style:paragraph-properties style:contextual-spacing="true" fo:text-align="justify" fo:line-height="150%"/>
    </style:style>
    <style:style style:name="T3571" style:parent-style-name="Domyślnaczcionkaakapitu" style:family="text">
      <style:text-properties style:text-underline-type="single" style:text-underline-style="solid" style:text-underline-width="auto" style:text-underline-mode="continuous"/>
    </style:style>
    <style:style style:name="P3572" style:parent-style-name="Normalny" style:family="paragraph">
      <style:paragraph-properties style:contextual-spacing="true" fo:text-align="justify" fo:line-height="150%" fo:text-indent="0.2479in"/>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T3576" style:parent-style-name="Domyślnaczcionkaakapitu" style:family="text">
      <style:text-properties fo:background-color="#80FFFF"/>
    </style:style>
    <style:style style:name="P3577" style:parent-style-name="Normalny" style:family="paragraph">
      <style:paragraph-properties style:contextual-spacing="true" fo:text-align="justify" fo:line-height="150%" fo:text-indent="0.2479in"/>
    </style:style>
    <style:style style:name="T3578" style:parent-style-name="Domyślnaczcionkaakapitu" style:family="text">
      <style:text-properties fo:background-color="#80FFFF"/>
    </style:style>
    <style:style style:name="P3579" style:parent-style-name="Normalny" style:family="paragraph">
      <style:paragraph-properties style:contextual-spacing="true" fo:text-align="justify" fo:line-height="150%"/>
    </style:style>
    <style:style style:name="T3580" style:parent-style-name="Domyślnaczcionkaakapitu" style:family="text">
      <style:text-properties style:text-underline-type="single" style:text-underline-style="solid" style:text-underline-width="auto" style:text-underline-mode="continuous"/>
    </style:style>
    <style:style style:name="T3581" style:parent-style-name="Domyślnaczcionkaakapitu" style:family="text">
      <style:text-properties fo:background-color="#80FFFF" style:text-underline-type="single" style:text-underline-style="solid" style:text-underline-width="auto" style:text-underline-mode="continuous"/>
    </style:style>
    <style:style style:name="T3582" style:parent-style-name="Domyślnaczcionkaakapitu" style:family="text">
      <style:text-properties style:text-underline-type="single" style:text-underline-style="solid" style:text-underline-width="auto" style:text-underline-mode="continuous"/>
    </style:style>
    <style:style style:name="P3583" style:parent-style-name="Normalny" style:family="paragraph">
      <style:paragraph-properties style:contextual-spacing="true" fo:text-align="justify" fo:line-height="150%" fo:text-indent="0.2479in"/>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P3586" style:parent-style-name="Normalny" style:family="paragraph">
      <style:paragraph-properties style:contextual-spacing="true" fo:text-align="justify" fo:line-height="150%"/>
    </style:style>
    <style:style style:name="T3587" style:parent-style-name="Domyślnaczcionkaakapitu" style:family="text">
      <style:text-properties style:text-underline-type="single" style:text-underline-style="solid" style:text-underline-width="auto" style:text-underline-mode="continuous"/>
    </style:style>
    <style:style style:name="T3588" style:parent-style-name="Domyślnaczcionkaakapitu" style:family="text">
      <style:text-properties fo:background-color="#80FFFF"/>
    </style:style>
    <style:style style:name="P3589" style:parent-style-name="Normalny" style:family="paragraph">
      <style:paragraph-properties style:contextual-spacing="true" fo:text-align="justify" fo:line-height="150%" fo:text-indent="0.2479in"/>
    </style:style>
    <style:style style:name="T3590" style:parent-style-name="Domyślnaczcionkaakapitu" style:family="text">
      <style:text-properties fo:background-color="#80FFFF"/>
    </style:style>
    <style:style style:name="P3591" style:parent-style-name="Normalny" style:family="paragraph">
      <style:paragraph-properties style:contextual-spacing="true" fo:text-align="justify" fo:line-height="150%"/>
    </style:style>
    <style:style style:name="T3592" style:parent-style-name="Domyślnaczcionkaakapitu" style:family="text">
      <style:text-properties style:text-underline-type="single" style:text-underline-style="solid" style:text-underline-width="auto" style:text-underline-mode="continuous"/>
    </style:style>
    <style:style style:name="T3593" style:parent-style-name="Domyślnaczcionkaakapitu" style:family="text">
      <style:text-properties fo:background-color="#80FFFF"/>
    </style:style>
    <style:style style:name="P3594" style:parent-style-name="Normalny" style:family="paragraph">
      <style:paragraph-properties style:contextual-spacing="true" fo:text-align="justify" fo:line-height="150%" fo:text-indent="0.2479in"/>
    </style:style>
    <style:style style:name="P3595" style:parent-style-name="Normalny" style:family="paragraph">
      <style:paragraph-properties style:contextual-spacing="true" fo:text-align="justify" fo:line-height="150%"/>
    </style:style>
    <style:style style:name="T3596" style:parent-style-name="Domyślnaczcionkaakapitu" style:family="text">
      <style:text-properties style:text-underline-type="single" style:text-underline-style="solid" style:text-underline-width="auto" style:text-underline-mode="continuous"/>
    </style:style>
    <style:style style:name="T3597" style:parent-style-name="Domyślnaczcionkaakapitu" style:family="text">
      <style:text-properties fo:background-color="#80FFFF" style:text-underline-type="single" style:text-underline-style="solid" style:text-underline-width="auto" style:text-underline-mode="continuous"/>
    </style:style>
    <style:style style:name="T3598" style:parent-style-name="Domyślnaczcionkaakapitu" style:family="text">
      <style:text-properties style:text-underline-type="single" style:text-underline-style="solid" style:text-underline-width="auto" style:text-underline-mode="continuous"/>
    </style:style>
    <style:style style:name="T3599" style:parent-style-name="Domyślnaczcionkaakapitu" style:family="text">
      <style:text-properties fo:background-color="#80FFFF" style:text-underline-type="single" style:text-underline-style="solid" style:text-underline-width="auto" style:text-underline-mode="continuous"/>
    </style:style>
    <style:style style:name="T3600" style:parent-style-name="Domyślnaczcionkaakapitu" style:family="text">
      <style:text-properties style:text-underline-type="single" style:text-underline-style="solid" style:text-underline-width="auto" style:text-underline-mode="continuous"/>
    </style:style>
    <style:style style:name="T3601" style:parent-style-name="Domyślnaczcionkaakapitu" style:family="text">
      <style:text-properties fo:background-color="#80FFFF" style:text-underline-type="single" style:text-underline-style="solid" style:text-underline-width="auto" style:text-underline-mode="continuous"/>
    </style:style>
    <style:style style:name="T3602" style:parent-style-name="Domyślnaczcionkaakapitu" style:family="text">
      <style:text-properties fo:background-color="#80FFFF"/>
    </style:style>
    <style:style style:name="P3603" style:parent-style-name="Normalny" style:family="paragraph">
      <style:paragraph-properties style:contextual-spacing="true" fo:text-align="justify" fo:line-height="150%" fo:text-indent="0.2479in"/>
    </style:style>
    <style:style style:name="T3604" style:parent-style-name="Domyślnaczcionkaakapitu" style:family="text">
      <style:text-properties fo:background-color="#80FFFF"/>
    </style:style>
    <style:style style:name="P3605" style:parent-style-name="Normalny" style:family="paragraph">
      <style:paragraph-properties style:contextual-spacing="true" fo:text-align="justify" fo:line-height="150%" fo:text-indent="0.2479in"/>
    </style:style>
    <style:style style:name="T3606" style:parent-style-name="Domyślnaczcionkaakapitu" style:family="text">
      <style:text-properties fo:background-color="#80FFFF"/>
    </style:style>
    <style:style style:name="P3607" style:parent-style-name="Normalny" style:family="paragraph">
      <style:paragraph-properties style:contextual-spacing="true" fo:text-align="justify" fo:line-height="150%"/>
    </style:style>
    <style:style style:name="T3608" style:parent-style-name="Domyślnaczcionkaakapitu" style:family="text">
      <style:text-properties style:text-underline-type="single" style:text-underline-style="solid" style:text-underline-width="auto" style:text-underline-mode="continuous"/>
    </style:style>
    <style:style style:name="T3609" style:parent-style-name="Domyślnaczcionkaakapitu" style:family="text">
      <style:text-properties fo:background-color="#80FFFF"/>
    </style:style>
    <style:style style:name="P3610" style:parent-style-name="Normalny" style:family="paragraph">
      <style:paragraph-properties style:contextual-spacing="true" fo:text-align="justify" fo:line-height="150%" fo:text-indent="0.2479in"/>
    </style:style>
    <style:style style:name="P3611" style:parent-style-name="Normalny" style:family="paragraph">
      <style:paragraph-properties style:contextual-spacing="true" fo:text-align="justify" fo:line-height="150%"/>
    </style:style>
    <style:style style:name="T3612" style:parent-style-name="Domyślnaczcionkaakapitu" style:family="text">
      <style:text-properties style:text-underline-type="single" style:text-underline-style="solid" style:text-underline-width="auto" style:text-underline-mode="continuous"/>
    </style:style>
    <style:style style:name="P3613" style:parent-style-name="Normalny" style:family="paragraph">
      <style:paragraph-properties style:contextual-spacing="true" fo:text-align="justify" fo:line-height="150%" fo:text-indent="0.2479in"/>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P3616" style:parent-style-name="Normalny" style:family="paragraph">
      <style:paragraph-properties style:contextual-spacing="true" fo:text-align="justify" fo:line-height="150%"/>
    </style:style>
    <style:style style:name="T3617" style:parent-style-name="Domyślnaczcionkaakapitu" style:family="text">
      <style:text-properties style:text-underline-type="single" style:text-underline-style="solid" style:text-underline-width="auto" style:text-underline-mode="continuous"/>
    </style:style>
    <style:style style:name="T3618" style:parent-style-name="Domyślnaczcionkaakapitu" style:family="text">
      <style:text-properties fo:background-color="#80FFFF"/>
    </style:style>
    <style:style style:name="P3619" style:parent-style-name="Normalny" style:family="paragraph">
      <style:paragraph-properties style:contextual-spacing="true" fo:text-align="justify" fo:line-height="150%" fo:text-indent="0.2479in"/>
    </style:style>
    <style:style style:name="T3620" style:parent-style-name="Domyślnaczcionkaakapitu" style:family="text">
      <style:text-properties fo:background-color="#80FFFF"/>
    </style:style>
    <style:style style:name="P3621" style:parent-style-name="Normalny" style:family="paragraph">
      <style:paragraph-properties style:contextual-spacing="true" fo:text-align="justify" fo:line-height="150%"/>
    </style:style>
    <style:style style:name="T3622" style:parent-style-name="Domyślnaczcionkaakapitu" style:family="text">
      <style:text-properties style:text-underline-type="single" style:text-underline-style="solid" style:text-underline-width="auto" style:text-underline-mode="continuous"/>
    </style:style>
    <style:style style:name="P3623" style:parent-style-name="Normalny" style:family="paragraph">
      <style:paragraph-properties style:contextual-spacing="true" fo:text-align="justify" fo:line-height="150%" fo:text-indent="0.2479in"/>
    </style:style>
    <style:style style:name="P3624" style:parent-style-name="Normalny" style:family="paragraph">
      <style:paragraph-properties style:contextual-spacing="true" fo:text-align="justify" fo:line-height="150%" fo:text-indent="0.2479in"/>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P3627" style:parent-style-name="Normalny" style:family="paragraph">
      <style:paragraph-properties style:contextual-spacing="true" fo:text-align="justify" fo:line-height="150%" fo:text-indent="0.2479in"/>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P3633" style:parent-style-name="Normalny" style:family="paragraph">
      <style:paragraph-properties style:contextual-spacing="true" fo:text-align="justify" fo:line-height="150%" fo:text-indent="0.2479in"/>
    </style:style>
    <style:style style:name="P3634" style:parent-style-name="Normalny" style:family="paragraph">
      <style:paragraph-properties style:contextual-spacing="true" fo:text-align="justify" fo:line-height="150%" fo:text-indent="0.2479in"/>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P3638" style:parent-style-name="Normalny" style:family="paragraph">
      <style:paragraph-properties style:contextual-spacing="true" fo:text-align="justify" fo:line-height="150%" fo:text-indent="0.2479in"/>
    </style:style>
    <style:style style:name="T3639" style:parent-style-name="Domyślnaczcionkaakapitu" style:family="text">
      <style:text-properties fo:background-color="#80FFFF"/>
    </style:style>
    <style:style style:name="P3640" style:parent-style-name="Normalny" style:family="paragraph">
      <style:paragraph-properties style:contextual-spacing="true" fo:text-align="justify" fo:line-height="150%"/>
    </style:style>
    <style:style style:name="T3641" style:parent-style-name="Domyślnaczcionkaakapitu" style:family="text">
      <style:text-properties style:text-underline-type="single" style:text-underline-style="solid" style:text-underline-width="auto" style:text-underline-mode="continuous"/>
    </style:style>
    <style:style style:name="P3642" style:parent-style-name="Normalny" style:family="paragraph">
      <style:paragraph-properties style:contextual-spacing="true" fo:text-align="justify" fo:line-height="150%" fo:text-indent="0.2479in"/>
    </style:style>
    <style:style style:name="T3643" style:parent-style-name="Domyślnaczcionkaakapitu" style:family="text">
      <style:text-properties fo:background-color="#80FFFF"/>
    </style:style>
    <style:style style:name="T3644" style:parent-style-name="Domyślnaczcionkaakapitu" style:family="text">
      <style:text-properties fo:background-color="#80FFFF"/>
    </style:style>
    <style:style style:name="P3645" style:parent-style-name="Normalny" style:family="paragraph">
      <style:paragraph-properties style:contextual-spacing="true" fo:text-align="justify" fo:line-height="150%"/>
    </style:style>
    <style:style style:name="T3646" style:parent-style-name="Domyślnaczcionkaakapitu" style:family="text">
      <style:text-properties style:text-underline-type="single" style:text-underline-style="solid" style:text-underline-width="auto" style:text-underline-mode="continuous"/>
    </style:style>
    <style:style style:name="T3647" style:parent-style-name="Domyślnaczcionkaakapitu" style:family="text">
      <style:text-properties fo:background-color="#80FFFF" style:text-underline-type="single" style:text-underline-style="solid" style:text-underline-width="auto" style:text-underline-mode="continuous"/>
    </style:style>
    <style:style style:name="T3648" style:parent-style-name="Domyślnaczcionkaakapitu" style:family="text">
      <style:text-properties style:text-underline-type="single" style:text-underline-style="solid" style:text-underline-width="auto" style:text-underline-mode="continuous"/>
    </style:style>
    <style:style style:name="P3649" style:parent-style-name="Normalny" style:family="paragraph">
      <style:paragraph-properties style:contextual-spacing="true" fo:text-align="justify" fo:line-height="150%" fo:text-indent="0.2479in"/>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P3653" style:parent-style-name="Normalny" style:family="paragraph">
      <style:paragraph-properties style:contextual-spacing="true" fo:text-align="justify" fo:line-height="150%"/>
    </style:style>
    <style:style style:name="T3654" style:parent-style-name="Domyślnaczcionkaakapitu" style:family="text">
      <style:text-properties style:text-underline-type="single" style:text-underline-style="solid" style:text-underline-width="auto" style:text-underline-mode="continuous"/>
    </style:style>
    <style:style style:name="T3655" style:parent-style-name="Domyślnaczcionkaakapitu" style:family="text">
      <style:text-properties fo:background-color="#80FFFF" style:text-underline-type="single" style:text-underline-style="solid" style:text-underline-width="auto" style:text-underline-mode="continuous"/>
    </style:style>
    <style:style style:name="T3656" style:parent-style-name="Domyślnaczcionkaakapitu" style:family="text">
      <style:text-properties style:text-underline-type="single" style:text-underline-style="solid" style:text-underline-width="auto" style:text-underline-mode="continuous"/>
    </style:style>
    <style:style style:name="T3657" style:parent-style-name="Domyślnaczcionkaakapitu" style:family="text">
      <style:text-properties fo:background-color="#80FFFF" style:text-underline-type="single" style:text-underline-style="solid" style:text-underline-width="auto" style:text-underline-mode="continuous"/>
    </style:style>
    <style:style style:name="T3658" style:parent-style-name="Domyślnaczcionkaakapitu" style:family="text">
      <style:text-properties style:text-underline-type="single" style:text-underline-style="solid" style:text-underline-width="auto" style:text-underline-mode="continuous"/>
    </style:style>
    <style:style style:name="P3659" style:parent-style-name="Normalny" style:family="paragraph">
      <style:paragraph-properties style:contextual-spacing="true" fo:text-align="justify" fo:line-height="150%" fo:text-indent="0.2479in"/>
    </style:style>
    <style:style style:name="P3660" style:parent-style-name="Normalny" style:family="paragraph">
      <style:paragraph-properties style:contextual-spacing="true" fo:text-align="justify" fo:line-height="150%"/>
    </style:style>
    <style:style style:name="T3661" style:parent-style-name="Domyślnaczcionkaakapitu" style:family="text">
      <style:text-properties style:text-underline-type="single" style:text-underline-style="solid" style:text-underline-width="auto" style:text-underline-mode="continuous"/>
    </style:style>
    <style:style style:name="T3662" style:parent-style-name="Domyślnaczcionkaakapitu" style:family="text">
      <style:text-properties fo:background-color="#80FFFF"/>
    </style:style>
    <style:style style:name="P3663" style:parent-style-name="Normalny" style:family="paragraph">
      <style:paragraph-properties style:contextual-spacing="true" fo:text-align="justify" fo:line-height="150%" fo:text-indent="0.2479in"/>
    </style:style>
    <style:style style:name="T3664" style:parent-style-name="Domyślnaczcionkaakapitu" style:family="text">
      <style:text-properties fo:background-color="#80FFFF"/>
    </style:style>
    <style:style style:name="P3665" style:parent-style-name="Normalny" style:family="paragraph">
      <style:paragraph-properties style:contextual-spacing="true" fo:text-align="justify" fo:line-height="150%"/>
    </style:style>
    <style:style style:name="T3666" style:parent-style-name="Domyślnaczcionkaakapitu" style:family="text">
      <style:text-properties style:text-underline-type="single" style:text-underline-style="solid" style:text-underline-width="auto" style:text-underline-mode="continuous"/>
    </style:style>
    <style:style style:name="P3667" style:parent-style-name="Normalny" style:family="paragraph">
      <style:paragraph-properties style:contextual-spacing="true" fo:text-align="justify" fo:line-height="150%" fo:text-indent="0.2479in"/>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P3670" style:parent-style-name="Normalny" style:family="paragraph">
      <style:paragraph-properties style:contextual-spacing="true" fo:text-align="justify" fo:line-height="150%"/>
    </style:style>
    <style:style style:name="T3671" style:parent-style-name="Domyślnaczcionkaakapitu" style:family="text">
      <style:text-properties style:text-underline-type="single" style:text-underline-style="solid" style:text-underline-width="auto" style:text-underline-mode="continuous"/>
    </style:style>
    <style:style style:name="T3672" style:parent-style-name="Domyślnaczcionkaakapitu" style:family="text">
      <style:text-properties fo:background-color="#80FFFF" style:text-underline-type="single" style:text-underline-style="solid" style:text-underline-width="auto" style:text-underline-mode="continuous"/>
    </style:style>
    <style:style style:name="T3673" style:parent-style-name="Domyślnaczcionkaakapitu" style:family="text">
      <style:text-properties style:text-underline-type="single" style:text-underline-style="solid" style:text-underline-width="auto" style:text-underline-mode="continuous"/>
    </style:style>
    <style:style style:name="P3674" style:parent-style-name="Normalny" style:family="paragraph">
      <style:paragraph-properties style:contextual-spacing="true" fo:text-align="justify" fo:line-height="150%" fo:text-indent="0.2479in"/>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P3677" style:parent-style-name="Normalny" style:family="paragraph">
      <style:paragraph-properties style:contextual-spacing="true" fo:text-align="justify" fo:line-height="150%" fo:text-indent="0.2479in"/>
    </style:style>
    <style:style style:name="P3678" style:parent-style-name="Normalny" style:family="paragraph">
      <style:paragraph-properties style:contextual-spacing="true" fo:text-align="justify" fo:line-height="150%"/>
    </style:style>
    <style:style style:name="T3679" style:parent-style-name="Domyślnaczcionkaakapitu" style:family="text">
      <style:text-properties style:text-underline-type="single" style:text-underline-style="solid" style:text-underline-width="auto" style:text-underline-mode="continuous"/>
    </style:style>
    <style:style style:name="T3680" style:parent-style-name="Domyślnaczcionkaakapitu" style:family="text">
      <style:text-properties fo:background-color="#80FFFF"/>
    </style:style>
    <style:style style:name="P3681" style:parent-style-name="Normalny" style:family="paragraph">
      <style:paragraph-properties style:contextual-spacing="true" fo:text-align="justify" fo:line-height="150%" fo:text-indent="0.2479in"/>
    </style:style>
    <style:style style:name="T3682" style:parent-style-name="Domyślnaczcionkaakapitu" style:family="text">
      <style:text-properties fo:background-color="#80FFFF"/>
    </style:style>
    <style:style style:name="P3683" style:parent-style-name="Normalny" style:family="paragraph">
      <style:paragraph-properties style:contextual-spacing="true" fo:text-align="justify" fo:line-height="150%"/>
    </style:style>
    <style:style style:name="T3684" style:parent-style-name="Domyślnaczcionkaakapitu" style:family="text">
      <style:text-properties style:text-underline-type="single" style:text-underline-style="solid" style:text-underline-width="auto" style:text-underline-mode="continuous"/>
    </style:style>
    <style:style style:name="T3685" style:parent-style-name="Domyślnaczcionkaakapitu" style:family="text">
      <style:text-properties fo:background-color="#80FFFF" style:text-underline-type="single" style:text-underline-style="solid" style:text-underline-width="auto" style:text-underline-mode="continuous"/>
    </style:style>
    <style:style style:name="T3686" style:parent-style-name="Domyślnaczcionkaakapitu" style:family="text">
      <style:text-properties style:text-underline-type="single" style:text-underline-style="solid" style:text-underline-width="auto" style:text-underline-mode="continuous"/>
    </style:style>
    <style:style style:name="T3687" style:parent-style-name="Domyślnaczcionkaakapitu" style:family="text">
      <style:text-properties fo:background-color="#80FFFF"/>
    </style:style>
    <style:style style:name="P3688" style:parent-style-name="Normalny" style:family="paragraph">
      <style:paragraph-properties style:contextual-spacing="true" fo:text-align="justify" fo:line-height="150%" fo:text-indent="0.2479in"/>
    </style:style>
    <style:style style:name="T3689" style:parent-style-name="Domyślnaczcionkaakapitu" style:family="text">
      <style:text-properties fo:background-color="#80FFFF"/>
    </style:style>
    <style:style style:name="P3690" style:parent-style-name="Normalny" style:family="paragraph">
      <style:paragraph-properties style:contextual-spacing="true" fo:text-align="justify" fo:line-height="150%"/>
    </style:style>
    <style:style style:name="T3691" style:parent-style-name="Domyślnaczcionkaakapitu" style:family="text">
      <style:text-properties style:text-underline-type="single" style:text-underline-style="solid" style:text-underline-width="auto" style:text-underline-mode="continuous"/>
    </style:style>
    <style:style style:name="P3692" style:parent-style-name="Normalny" style:family="paragraph">
      <style:paragraph-properties style:contextual-spacing="true" fo:text-align="justify" fo:line-height="150%" fo:text-indent="0.2479in"/>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P3701" style:parent-style-name="Normalny" style:family="paragraph">
      <style:paragraph-properties style:contextual-spacing="true" fo:text-align="justify" fo:line-height="150%" fo:text-indent="0.2479in"/>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P3705" style:parent-style-name="Normalny" style:family="paragraph">
      <style:paragraph-properties style:contextual-spacing="true" fo:text-align="justify" fo:line-height="150%" fo:text-indent="0.2479in"/>
    </style:style>
    <style:style style:name="T3706" style:parent-style-name="Domyślnaczcionkaakapitu" style:family="text">
      <style:text-properties fo:background-color="#80FFFF"/>
    </style:style>
    <style:style style:name="P3707" style:parent-style-name="Normalny" style:family="paragraph">
      <style:paragraph-properties style:contextual-spacing="true" fo:text-align="justify" fo:line-height="150%" fo:text-indent="0.2479in"/>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P3710" style:parent-style-name="Normalny" style:family="paragraph">
      <style:paragraph-properties style:contextual-spacing="true" fo:text-align="justify" fo:line-height="150%"/>
    </style:style>
    <style:style style:name="T3711" style:parent-style-name="Domyślnaczcionkaakapitu" style:family="text">
      <style:text-properties style:text-underline-type="single" style:text-underline-style="solid" style:text-underline-width="auto" style:text-underline-mode="continuous"/>
    </style:style>
    <style:style style:name="T3712" style:parent-style-name="Domyślnaczcionkaakapitu" style:family="text">
      <style:text-properties fo:background-color="#80FFFF" style:text-underline-type="single" style:text-underline-style="solid" style:text-underline-width="auto" style:text-underline-mode="continuous"/>
    </style:style>
    <style:style style:name="T3713" style:parent-style-name="Domyślnaczcionkaakapitu" style:family="text">
      <style:text-properties style:text-underline-type="single" style:text-underline-style="solid" style:text-underline-width="auto" style:text-underline-mode="continuous"/>
    </style:style>
    <style:style style:name="P3714" style:parent-style-name="Normalny" style:family="paragraph">
      <style:paragraph-properties style:contextual-spacing="true" fo:text-align="justify" fo:line-height="150%" fo:text-indent="0.2479in"/>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P3717" style:parent-style-name="Normalny" style:family="paragraph">
      <style:paragraph-properties style:contextual-spacing="true" fo:text-align="justify" fo:line-height="150%"/>
    </style:style>
    <style:style style:name="T3718" style:parent-style-name="Domyślnaczcionkaakapitu" style:family="text">
      <style:text-properties style:text-underline-type="single" style:text-underline-style="solid" style:text-underline-width="auto" style:text-underline-mode="continuous"/>
    </style:style>
    <style:style style:name="T3719" style:parent-style-name="Domyślnaczcionkaakapitu" style:family="text">
      <style:text-properties fo:background-color="#80FFFF" style:text-underline-type="single" style:text-underline-style="solid" style:text-underline-width="auto" style:text-underline-mode="continuous"/>
    </style:style>
    <style:style style:name="T3720" style:parent-style-name="Domyślnaczcionkaakapitu" style:family="text">
      <style:text-properties style:text-underline-type="single" style:text-underline-style="solid" style:text-underline-width="auto" style:text-underline-mode="continuous"/>
    </style:style>
    <style:style style:name="T3721" style:parent-style-name="Domyślnaczcionkaakapitu" style:family="text">
      <style:text-properties fo:background-color="#80FFFF" style:text-underline-type="single" style:text-underline-style="solid" style:text-underline-width="auto" style:text-underline-mode="continuous"/>
    </style:style>
    <style:style style:name="T3722" style:parent-style-name="Domyślnaczcionkaakapitu" style:family="text">
      <style:text-properties style:text-underline-type="single" style:text-underline-style="solid" style:text-underline-width="auto" style:text-underline-mode="continuous"/>
    </style:style>
    <style:style style:name="P3723" style:parent-style-name="Normalny" style:family="paragraph">
      <style:paragraph-properties style:contextual-spacing="true" fo:text-align="justify" fo:line-height="150%" fo:text-indent="0.2479in">
        <style:tab-stops>
          <style:tab-stop style:type="left" style:position="0.4687in"/>
        </style:tab-stops>
      </style:paragraph-properties>
    </style:style>
    <style:style style:name="T3724" style:parent-style-name="Domyślnaczcionkaakapitu" style:family="text">
      <style:text-properties fo:background-color="#80FFFF"/>
    </style:style>
    <style:style style:name="P3725" style:parent-style-name="Normalny" style:family="paragraph">
      <style:paragraph-properties style:contextual-spacing="true" fo:text-align="justify" fo:line-height="150%">
        <style:tab-stops>
          <style:tab-stop style:type="left" style:position="0.4687in"/>
        </style:tab-stops>
      </style:paragraph-properties>
    </style:style>
    <style:style style:name="T3726" style:parent-style-name="Domyślnaczcionkaakapitu" style:family="text">
      <style:text-properties style:text-underline-type="single" style:text-underline-style="solid" style:text-underline-width="auto" style:text-underline-mode="continuous"/>
    </style:style>
    <style:style style:name="T3727" style:parent-style-name="Domyślnaczcionkaakapitu" style:family="text">
      <style:text-properties fo:background-color="#80FFFF" style:text-underline-type="single" style:text-underline-style="solid" style:text-underline-width="auto" style:text-underline-mode="continuous"/>
    </style:style>
    <style:style style:name="T3728" style:parent-style-name="Domyślnaczcionkaakapitu" style:family="text">
      <style:text-properties style:text-underline-type="single" style:text-underline-style="solid" style:text-underline-width="auto" style:text-underline-mode="continuous"/>
    </style:style>
    <style:style style:name="T3729" style:parent-style-name="Domyślnaczcionkaakapitu" style:family="text">
      <style:text-properties fo:background-color="#80FFFF" style:text-underline-type="single" style:text-underline-style="solid" style:text-underline-width="auto" style:text-underline-mode="continuous"/>
    </style:style>
    <style:style style:name="T3730" style:parent-style-name="Domyślnaczcionkaakapitu" style:family="text">
      <style:text-properties style:text-underline-type="single" style:text-underline-style="solid" style:text-underline-width="auto" style:text-underline-mode="continuous"/>
    </style:style>
    <style:style style:name="P3731" style:parent-style-name="Normalny" style:family="paragraph">
      <style:paragraph-properties style:contextual-spacing="true" fo:text-align="justify" fo:line-height="150%" fo:text-indent="0.2479in"/>
    </style:style>
    <style:style style:name="T3732" style:parent-style-name="Domyślnaczcionkaakapitu" style:family="text">
      <style:text-properties fo:background-color="#80FFFF"/>
    </style:style>
    <style:style style:name="T3733" style:parent-style-name="Domyślnaczcionkaakapitu" style:family="text">
      <style:text-properties fo:background-color="#80FFFF"/>
    </style:style>
    <style:style style:name="P3734" style:parent-style-name="Normalny" style:family="paragraph">
      <style:paragraph-properties style:contextual-spacing="true" fo:text-align="justify" fo:line-height="150%" fo:text-indent="0.2479in"/>
    </style:style>
    <style:style style:name="T3735" style:parent-style-name="Domyślnaczcionkaakapitu" style:family="text">
      <style:text-properties fo:background-color="#80FFFF"/>
    </style:style>
    <style:style style:name="P3736" style:parent-style-name="Normalny" style:family="paragraph">
      <style:paragraph-properties style:contextual-spacing="true" fo:text-align="justify" fo:line-height="150%" fo:text-indent="0.2479in"/>
    </style:style>
    <style:style style:name="T3737" style:parent-style-name="Domyślnaczcionkaakapitu" style:family="text">
      <style:text-properties fo:background-color="#80FFFF"/>
    </style:style>
    <style:style style:name="T3738" style:parent-style-name="Domyślnaczcionkaakapitu" style:family="text">
      <style:text-properties fo:background-color="#80FFFF"/>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P3744" style:parent-style-name="Normalny" style:family="paragraph">
      <style:paragraph-properties style:contextual-spacing="true" fo:text-align="justify" fo:line-height="150%" fo:text-indent="0.2479in"/>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P3747" style:parent-style-name="Normalny" style:family="paragraph">
      <style:paragraph-properties style:contextual-spacing="true" fo:text-align="justify" fo:line-height="150%"/>
    </style:style>
    <style:style style:name="T3748" style:parent-style-name="Domyślnaczcionkaakapitu" style:family="text">
      <style:text-properties style:text-underline-type="single" style:text-underline-style="solid" style:text-underline-width="auto" style:text-underline-mode="continuous"/>
    </style:style>
    <style:style style:name="T3749" style:parent-style-name="Domyślnaczcionkaakapitu" style:family="text">
      <style:text-properties fo:background-color="#80FFFF" style:text-underline-type="single" style:text-underline-style="solid" style:text-underline-width="auto" style:text-underline-mode="continuous"/>
    </style:style>
    <style:style style:name="T3750" style:parent-style-name="Domyślnaczcionkaakapitu" style:family="text">
      <style:text-properties style:text-underline-type="single" style:text-underline-style="solid" style:text-underline-width="auto" style:text-underline-mode="continuous"/>
    </style:style>
    <style:style style:name="P3751" style:parent-style-name="Normalny" style:family="paragraph">
      <style:paragraph-properties style:contextual-spacing="true" fo:text-align="justify" fo:line-height="150%" fo:text-indent="0.2479in"/>
    </style:style>
    <style:style style:name="P3752" style:parent-style-name="Normalny" style:family="paragraph">
      <style:paragraph-properties style:contextual-spacing="true" fo:text-align="justify" fo:line-height="150%"/>
    </style:style>
    <style:style style:name="T3753" style:parent-style-name="Domyślnaczcionkaakapitu" style:family="text">
      <style:text-properties style:text-underline-type="single" style:text-underline-style="solid" style:text-underline-width="auto" style:text-underline-mode="continuous"/>
    </style:style>
    <style:style style:name="T3754" style:parent-style-name="Domyślnaczcionkaakapitu" style:family="text">
      <style:text-properties fo:background-color="#80FFFF" style:text-underline-type="single" style:text-underline-style="solid" style:text-underline-width="auto" style:text-underline-mode="continuous"/>
    </style:style>
    <style:style style:name="T3755" style:parent-style-name="Domyślnaczcionkaakapitu" style:family="text">
      <style:text-properties style:text-underline-type="single" style:text-underline-style="solid" style:text-underline-width="auto" style:text-underline-mode="continuous"/>
    </style:style>
    <style:style style:name="T3756" style:parent-style-name="Domyślnaczcionkaakapitu" style:family="text">
      <style:text-properties fo:background-color="#80FFFF" style:text-underline-type="single" style:text-underline-style="solid" style:text-underline-width="auto" style:text-underline-mode="continuous"/>
    </style:style>
    <style:style style:name="P3757" style:parent-style-name="Normalny" style:family="paragraph">
      <style:paragraph-properties style:contextual-spacing="true" fo:text-align="justify" fo:line-height="150%" fo:text-indent="0.2479in"/>
    </style:style>
    <style:style style:name="P3758" style:parent-style-name="Normalny" style:family="paragraph">
      <style:paragraph-properties style:contextual-spacing="true" fo:text-align="justify" fo:line-height="150%" fo:text-indent="0.2479in"/>
    </style:style>
    <style:style style:name="P3759" style:parent-style-name="Normalny" style:family="paragraph">
      <style:paragraph-properties style:contextual-spacing="true" fo:text-align="justify" fo:line-height="150%"/>
    </style:style>
    <style:style style:name="T3760" style:parent-style-name="Domyślnaczcionkaakapitu" style:family="text">
      <style:text-properties style:text-underline-type="single" style:text-underline-style="solid" style:text-underline-width="auto" style:text-underline-mode="continuous"/>
    </style:style>
    <style:style style:name="T3761" style:parent-style-name="Domyślnaczcionkaakapitu" style:family="text">
      <style:text-properties fo:background-color="#80FFFF" style:text-underline-type="single" style:text-underline-style="solid" style:text-underline-width="auto" style:text-underline-mode="continuous"/>
    </style:style>
    <style:style style:name="T3762" style:parent-style-name="Domyślnaczcionkaakapitu" style:family="text">
      <style:text-properties style:text-underline-type="single" style:text-underline-style="solid" style:text-underline-width="auto" style:text-underline-mode="continuous"/>
    </style:style>
    <style:style style:name="P3763" style:parent-style-name="Normalny" style:family="paragraph">
      <style:paragraph-properties style:contextual-spacing="true" fo:text-align="justify" fo:line-height="150%" fo:text-indent="0.2479in"/>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T3766" style:parent-style-name="Domyślnaczcionkaakapitu" style:family="text">
      <style:text-properties fo:background-color="#80FFFF"/>
    </style:style>
    <style:style style:name="P3767" style:parent-style-name="Normalny" style:family="paragraph">
      <style:paragraph-properties style:contextual-spacing="true" fo:text-align="justify" fo:line-height="150%" fo:text-indent="0.2479in"/>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P3770" style:parent-style-name="Normalny" style:family="paragraph">
      <style:paragraph-properties style:contextual-spacing="true" fo:text-align="justify" fo:line-height="150%"/>
    </style:style>
    <style:style style:name="P3771" style:parent-style-name="Normalny" style:family="paragraph">
      <style:paragraph-properties style:contextual-spacing="true" fo:text-align="justify" fo:line-height="150%"/>
    </style:style>
    <style:style style:name="T3772" style:parent-style-name="Domyślnaczcionkaakapitu" style:family="text">
      <style:text-properties style:text-underline-type="single" style:text-underline-style="solid" style:text-underline-width="auto" style:text-underline-mode="continuous"/>
    </style:style>
    <style:style style:name="T3773" style:parent-style-name="Domyślnaczcionkaakapitu" style:family="text">
      <style:text-properties fo:background-color="#80FFFF" style:text-underline-type="single" style:text-underline-style="solid" style:text-underline-width="auto" style:text-underline-mode="continuous"/>
    </style:style>
    <style:style style:name="T3774" style:parent-style-name="Domyślnaczcionkaakapitu" style:family="text">
      <style:text-properties style:text-underline-type="single" style:text-underline-style="solid" style:text-underline-width="auto" style:text-underline-mode="continuous"/>
    </style:style>
    <style:style style:name="P3775" style:parent-style-name="Normalny" style:family="paragraph">
      <style:paragraph-properties style:contextual-spacing="true" fo:text-align="justify" fo:line-height="150%" fo:text-indent="0.2479in"/>
    </style:style>
    <style:style style:name="T3776" style:parent-style-name="Domyślnaczcionkaakapitu" style:family="text">
      <style:text-properties fo:background-color="#80FFFF"/>
    </style:style>
    <style:style style:name="P3777" style:parent-style-name="Normalny" style:family="paragraph">
      <style:paragraph-properties style:contextual-spacing="true" fo:text-align="justify" fo:line-height="150%"/>
    </style:style>
    <style:style style:name="T3778" style:parent-style-name="Domyślnaczcionkaakapitu" style:family="text">
      <style:text-properties style:text-underline-type="single" style:text-underline-style="solid" style:text-underline-width="auto" style:text-underline-mode="continuous"/>
    </style:style>
    <style:style style:name="T3779" style:parent-style-name="Domyślnaczcionkaakapitu" style:family="text">
      <style:text-properties fo:background-color="#80FFFF" style:text-underline-type="single" style:text-underline-style="solid" style:text-underline-width="auto" style:text-underline-mode="continuous"/>
    </style:style>
    <style:style style:name="T3780" style:parent-style-name="Domyślnaczcionkaakapitu" style:family="text">
      <style:text-properties style:text-underline-type="single" style:text-underline-style="solid" style:text-underline-width="auto" style:text-underline-mode="continuous"/>
    </style:style>
    <style:style style:name="P3781" style:parent-style-name="Normalny" style:family="paragraph">
      <style:paragraph-properties style:contextual-spacing="true" fo:text-align="justify" fo:line-height="150%" fo:text-indent="0.2479in"/>
    </style:style>
    <style:style style:name="T3782" style:parent-style-name="Domyślnaczcionkaakapitu" style:family="text">
      <style:text-properties fo:background-color="#80FFFF"/>
    </style:style>
    <style:style style:name="P3783" style:parent-style-name="Normalny" style:family="paragraph">
      <style:paragraph-properties style:contextual-spacing="true" fo:text-align="justify" fo:line-height="150%"/>
    </style:style>
    <style:style style:name="T3784" style:parent-style-name="Domyślnaczcionkaakapitu" style:family="text">
      <style:text-properties style:text-underline-type="single" style:text-underline-style="solid" style:text-underline-width="auto" style:text-underline-mode="continuous"/>
    </style:style>
    <style:style style:name="T3785" style:parent-style-name="Domyślnaczcionkaakapitu" style:family="text">
      <style:text-properties fo:background-color="#80FFFF"/>
    </style:style>
    <style:style style:name="P3786" style:parent-style-name="Normalny" style:family="paragraph">
      <style:paragraph-properties style:contextual-spacing="true" fo:text-align="justify" fo:line-height="150%" fo:text-indent="0.2479in"/>
    </style:style>
    <style:style style:name="T3787" style:parent-style-name="Domyślnaczcionkaakapitu" style:family="text">
      <style:text-properties fo:background-color="#80FFFF"/>
    </style:style>
    <style:style style:name="P3788" style:parent-style-name="Normalny" style:family="paragraph">
      <style:paragraph-properties style:contextual-spacing="true" fo:text-align="justify" fo:line-height="150%"/>
    </style:style>
    <style:style style:name="T3789" style:parent-style-name="Domyślnaczcionkaakapitu" style:family="text">
      <style:text-properties style:text-underline-type="single" style:text-underline-style="solid" style:text-underline-width="auto" style:text-underline-mode="continuous"/>
    </style:style>
    <style:style style:name="T3790" style:parent-style-name="Domyślnaczcionkaakapitu" style:family="text">
      <style:text-properties fo:background-color="#80FFFF" style:text-underline-type="single" style:text-underline-style="solid" style:text-underline-width="auto" style:text-underline-mode="continuous"/>
    </style:style>
    <style:style style:name="T3791" style:parent-style-name="Domyślnaczcionkaakapitu" style:family="text">
      <style:text-properties style:text-underline-type="single" style:text-underline-style="solid" style:text-underline-width="auto" style:text-underline-mode="continuous"/>
    </style:style>
    <style:style style:name="T3792" style:parent-style-name="Domyślnaczcionkaakapitu" style:family="text">
      <style:text-properties fo:background-color="#80FFFF" style:text-underline-type="single" style:text-underline-style="solid" style:text-underline-width="auto" style:text-underline-mode="continuous"/>
    </style:style>
    <style:style style:name="T3793" style:parent-style-name="Domyślnaczcionkaakapitu" style:family="text">
      <style:text-properties style:text-underline-type="single" style:text-underline-style="solid" style:text-underline-width="auto" style:text-underline-mode="continuous"/>
    </style:style>
    <style:style style:name="P3794" style:parent-style-name="Normalny" style:family="paragraph">
      <style:paragraph-properties style:contextual-spacing="true" fo:text-align="justify" fo:line-height="150%" fo:text-indent="0.2479in"/>
    </style:style>
    <style:style style:name="P3795" style:parent-style-name="Normalny" style:family="paragraph">
      <style:paragraph-properties style:contextual-spacing="true" fo:text-align="justify" fo:line-height="150%" fo:text-indent="0.2479in">
        <style:tab-stops>
          <style:tab-stop style:type="left" style:leader-style="solid" style:leader-text="_" style:position="1.6375in"/>
        </style:tab-stops>
      </style:paragraph-properties>
    </style:style>
    <style:style style:name="T3796" style:parent-style-name="Domyślnaczcionkaakapitu" style:family="text">
      <style:text-properties fo:background-color="#80FFFF"/>
    </style:style>
    <style:style style:name="P3797" style:parent-style-name="Normalny" style:family="paragraph">
      <style:paragraph-properties style:contextual-spacing="true" fo:text-align="justify" fo:line-height="150%">
        <style:tab-stops>
          <style:tab-stop style:type="left" style:leader-style="solid" style:leader-text="_" style:position="1.6375in"/>
        </style:tab-stops>
      </style:paragraph-properties>
    </style:style>
    <style:style style:name="T3798" style:parent-style-name="Domyślnaczcionkaakapitu" style:family="text">
      <style:text-properties style:text-underline-type="single" style:text-underline-style="solid" style:text-underline-width="auto" style:text-underline-mode="continuous"/>
    </style:style>
    <style:style style:name="T3799" style:parent-style-name="Domyślnaczcionkaakapitu" style:family="text">
      <style:text-properties fo:background-color="#80FFFF"/>
    </style:style>
    <style:style style:name="P3800" style:parent-style-name="Normalny" style:family="paragraph">
      <style:paragraph-properties style:contextual-spacing="true" fo:text-align="justify" fo:line-height="150%" fo:text-indent="0.2479in"/>
    </style:style>
    <style:style style:name="P3801" style:parent-style-name="Normalny" style:family="paragraph">
      <style:paragraph-properties style:contextual-spacing="true" fo:text-align="justify" fo:line-height="150%"/>
    </style:style>
    <style:style style:name="T3802" style:parent-style-name="Domyślnaczcionkaakapitu" style:family="text">
      <style:text-properties style:text-underline-type="single" style:text-underline-style="solid" style:text-underline-width="auto" style:text-underline-mode="continuous"/>
    </style:style>
    <style:style style:name="P3803" style:parent-style-name="Normalny" style:family="paragraph">
      <style:paragraph-properties style:contextual-spacing="true" fo:text-align="justify" fo:line-height="150%" fo:text-indent="0.2479in"/>
    </style:style>
    <style:style style:name="T3804" style:parent-style-name="Domyślnaczcionkaakapitu" style:family="text">
      <style:text-properties fo:background-color="#80FFFF"/>
    </style:style>
    <style:style style:name="P3805" style:parent-style-name="Normalny" style:family="paragraph">
      <style:paragraph-properties style:contextual-spacing="true" fo:text-align="justify" fo:line-height="150%"/>
    </style:style>
    <style:style style:name="T3806" style:parent-style-name="Domyślnaczcionkaakapitu" style:family="text">
      <style:text-properties style:text-underline-type="single" style:text-underline-style="solid" style:text-underline-width="auto" style:text-underline-mode="continuous"/>
    </style:style>
    <style:style style:name="T3807" style:parent-style-name="Domyślnaczcionkaakapitu" style:family="text">
      <style:text-properties fo:background-color="#80FFFF"/>
    </style:style>
    <style:style style:name="P3808" style:parent-style-name="Normalny" style:family="paragraph">
      <style:paragraph-properties style:contextual-spacing="true" fo:text-align="justify" fo:line-height="150%" fo:text-indent="0.2479in"/>
    </style:style>
    <style:style style:name="T3809" style:parent-style-name="Domyślnaczcionkaakapitu" style:family="text">
      <style:text-properties fo:background-color="#80FFFF"/>
    </style:style>
    <style:style style:name="T3810" style:parent-style-name="Domyślnaczcionkaakapitu" style:family="text">
      <style:text-properties fo:background-color="#80FFFF"/>
    </style:style>
    <style:style style:name="T3811" style:parent-style-name="Domyślnaczcionkaakapitu" style:family="text">
      <style:text-properties fo:background-color="#80FFFF"/>
    </style:style>
    <style:style style:name="P3812" style:parent-style-name="Normalny" style:family="paragraph">
      <style:paragraph-properties style:contextual-spacing="true" fo:text-align="justify" fo:line-height="150%"/>
    </style:style>
    <style:style style:name="T3813" style:parent-style-name="Domyślnaczcionkaakapitu" style:family="text">
      <style:text-properties style:text-underline-type="single" style:text-underline-style="solid" style:text-underline-width="auto" style:text-underline-mode="continuous"/>
    </style:style>
    <style:style style:name="T3814" style:parent-style-name="Domyślnaczcionkaakapitu" style:family="text">
      <style:text-properties fo:background-color="#80FFFF" style:text-underline-type="single" style:text-underline-style="solid" style:text-underline-width="auto" style:text-underline-mode="continuous"/>
    </style:style>
    <style:style style:name="T3815" style:parent-style-name="Domyślnaczcionkaakapitu" style:family="text">
      <style:text-properties style:text-underline-type="single" style:text-underline-style="solid" style:text-underline-width="auto" style:text-underline-mode="continuous"/>
    </style:style>
    <style:style style:name="T3816" style:parent-style-name="Domyślnaczcionkaakapitu" style:family="text">
      <style:text-properties fo:background-color="#80FFFF" style:text-underline-type="single" style:text-underline-style="solid" style:text-underline-width="auto" style:text-underline-mode="continuous"/>
    </style:style>
    <style:style style:name="T3817" style:parent-style-name="Domyślnaczcionkaakapitu" style:family="text">
      <style:text-properties style:text-underline-type="single" style:text-underline-style="solid" style:text-underline-width="auto" style:text-underline-mode="continuous"/>
    </style:style>
    <style:style style:name="P3818" style:parent-style-name="Normalny" style:family="paragraph">
      <style:paragraph-properties style:contextual-spacing="true" fo:text-align="justify" fo:line-height="150%" fo:text-indent="0.2479in">
        <style:tab-stops>
          <style:tab-stop style:type="left" style:leader-style="solid" style:leader-text="_" style:position="1.2708in"/>
        </style:tab-stops>
      </style:paragraph-properties>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P3821" style:parent-style-name="Normalny" style:family="paragraph">
      <style:paragraph-properties style:contextual-spacing="true" fo:text-align="justify" fo:line-height="150%">
        <style:tab-stops>
          <style:tab-stop style:type="left" style:leader-style="solid" style:leader-text="_" style:position="1.2708in"/>
        </style:tab-stops>
      </style:paragraph-properties>
    </style:style>
    <style:style style:name="T3822" style:parent-style-name="Domyślnaczcionkaakapitu" style:family="text">
      <style:text-properties style:text-underline-type="single" style:text-underline-style="solid" style:text-underline-width="auto" style:text-underline-mode="continuous"/>
    </style:style>
    <style:style style:name="T3823" style:parent-style-name="Domyślnaczcionkaakapitu" style:family="text">
      <style:text-properties fo:background-color="#80FFFF"/>
    </style:style>
    <style:style style:name="P3824" style:parent-style-name="Normalny" style:family="paragraph">
      <style:paragraph-properties style:contextual-spacing="true" fo:text-align="justify" fo:line-height="150%" fo:text-indent="0.2479in"/>
    </style:style>
    <style:style style:name="T3825" style:parent-style-name="Domyślnaczcionkaakapitu" style:family="text">
      <style:text-properties fo:background-color="#80FFFF"/>
    </style:style>
    <style:style style:name="P3826" style:parent-style-name="Normalny" style:family="paragraph">
      <style:paragraph-properties style:contextual-spacing="true" fo:text-align="justify" fo:line-height="150%"/>
    </style:style>
    <style:style style:name="T3827" style:parent-style-name="Domyślnaczcionkaakapitu" style:family="text">
      <style:text-properties fo:background-color="#80FFFF" style:text-underline-type="single" style:text-underline-style="solid" style:text-underline-width="auto" style:text-underline-mode="continuous"/>
    </style:style>
    <style:style style:name="T3828" style:parent-style-name="Domyślnaczcionkaakapitu" style:family="text">
      <style:text-properties style:text-underline-type="single" style:text-underline-style="solid" style:text-underline-width="auto" style:text-underline-mode="continuous"/>
    </style:style>
    <style:style style:name="T3829" style:parent-style-name="Domyślnaczcionkaakapitu" style:family="text">
      <style:text-properties fo:background-color="#80FFFF" style:text-underline-type="single" style:text-underline-style="solid" style:text-underline-width="auto" style:text-underline-mode="continuous"/>
    </style:style>
    <style:style style:name="T3830" style:parent-style-name="Domyślnaczcionkaakapitu" style:family="text">
      <style:text-properties style:text-underline-type="single" style:text-underline-style="solid" style:text-underline-width="auto" style:text-underline-mode="continuous"/>
    </style:style>
    <style:style style:name="P3831" style:parent-style-name="Normalny" style:family="paragraph">
      <style:paragraph-properties style:contextual-spacing="true" fo:text-align="justify" fo:line-height="150%" fo:text-indent="0.2479in"/>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P3837" style:parent-style-name="Normalny" style:family="paragraph">
      <style:paragraph-properties style:contextual-spacing="true" fo:text-align="justify" fo:line-height="150%"/>
    </style:style>
    <style:style style:name="T3838" style:parent-style-name="Domyślnaczcionkaakapitu" style:family="text">
      <style:text-properties style:text-underline-type="single" style:text-underline-style="solid" style:text-underline-width="auto" style:text-underline-mode="continuous"/>
    </style:style>
    <style:style style:name="P3839" style:parent-style-name="Normalny" style:family="paragraph">
      <style:paragraph-properties style:contextual-spacing="true" fo:text-align="justify" fo:line-height="150%" fo:text-indent="0.2479in"/>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P3842" style:parent-style-name="Normalny" style:family="paragraph">
      <style:paragraph-properties style:contextual-spacing="true" fo:text-align="justify" fo:line-height="150%"/>
    </style:style>
    <style:style style:name="T3843" style:parent-style-name="Domyślnaczcionkaakapitu" style:family="text">
      <style:text-properties style:text-underline-type="single" style:text-underline-style="solid" style:text-underline-width="auto" style:text-underline-mode="continuous"/>
    </style:style>
    <style:style style:name="T3844" style:parent-style-name="Domyślnaczcionkaakapitu" style:family="text">
      <style:text-properties fo:background-color="#80FFFF" style:text-underline-type="single" style:text-underline-style="solid" style:text-underline-width="auto" style:text-underline-mode="continuous"/>
    </style:style>
    <style:style style:name="T3845" style:parent-style-name="Domyślnaczcionkaakapitu" style:family="text">
      <style:text-properties style:text-underline-type="single" style:text-underline-style="solid" style:text-underline-width="auto" style:text-underline-mode="continuous"/>
    </style:style>
    <style:style style:name="T3846" style:parent-style-name="Domyślnaczcionkaakapitu" style:family="text">
      <style:text-properties fo:background-color="#80FFFF" style:text-underline-type="single" style:text-underline-style="solid" style:text-underline-width="auto" style:text-underline-mode="continuous"/>
    </style:style>
    <style:style style:name="T3847" style:parent-style-name="Domyślnaczcionkaakapitu" style:family="text">
      <style:text-properties style:text-underline-type="single" style:text-underline-style="solid" style:text-underline-width="auto" style:text-underline-mode="continuous"/>
    </style:style>
    <style:style style:name="P3848" style:parent-style-name="Normalny" style:family="paragraph">
      <style:paragraph-properties style:contextual-spacing="true" fo:text-align="justify" fo:line-height="150%" fo:text-indent="0.2479in"/>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P3852" style:parent-style-name="Normalny" style:family="paragraph">
      <style:paragraph-properties style:contextual-spacing="true" fo:text-align="justify" fo:line-height="150%"/>
    </style:style>
    <style:style style:name="T3853" style:parent-style-name="Domyślnaczcionkaakapitu" style:family="text">
      <style:text-properties style:text-underline-type="single" style:text-underline-style="solid" style:text-underline-width="auto" style:text-underline-mode="continuous"/>
    </style:style>
    <style:style style:name="P3854" style:parent-style-name="Normalny" style:family="paragraph">
      <style:paragraph-properties style:contextual-spacing="true" fo:text-align="justify" fo:line-height="150%" fo:text-indent="0.2479in"/>
    </style:style>
    <style:style style:name="P3855" style:parent-style-name="Normalny" style:family="paragraph">
      <style:paragraph-properties style:contextual-spacing="true" fo:text-align="justify" fo:line-height="150%"/>
    </style:style>
    <style:style style:name="T3856" style:parent-style-name="Domyślnaczcionkaakapitu" style:family="text">
      <style:text-properties style:text-underline-type="single" style:text-underline-style="solid" style:text-underline-width="auto" style:text-underline-mode="continuous"/>
    </style:style>
    <style:style style:name="T3857" style:parent-style-name="Domyślnaczcionkaakapitu" style:family="text">
      <style:text-properties fo:background-color="#80FFFF" style:text-underline-type="single" style:text-underline-style="solid" style:text-underline-width="auto" style:text-underline-mode="continuous"/>
    </style:style>
    <style:style style:name="T3858" style:parent-style-name="Domyślnaczcionkaakapitu" style:family="text">
      <style:text-properties style:text-underline-type="single" style:text-underline-style="solid" style:text-underline-width="auto" style:text-underline-mode="continuous"/>
    </style:style>
    <style:style style:name="T3859" style:parent-style-name="Domyślnaczcionkaakapitu" style:family="text">
      <style:text-properties fo:background-color="#80FFFF" style:text-underline-type="single" style:text-underline-style="solid" style:text-underline-width="auto" style:text-underline-mode="continuous"/>
    </style:style>
    <style:style style:name="T3860" style:parent-style-name="Domyślnaczcionkaakapitu" style:family="text">
      <style:text-properties style:text-underline-type="single" style:text-underline-style="solid" style:text-underline-width="auto" style:text-underline-mode="continuous"/>
    </style:style>
    <style:style style:name="T3861" style:parent-style-name="Domyślnaczcionkaakapitu" style:family="text">
      <style:text-properties fo:background-color="#80FFFF" style:text-underline-type="single" style:text-underline-style="solid" style:text-underline-width="auto" style:text-underline-mode="continuous"/>
    </style:style>
    <style:style style:name="T3862" style:parent-style-name="Domyślnaczcionkaakapitu" style:family="text">
      <style:text-properties style:text-underline-type="single" style:text-underline-style="solid" style:text-underline-width="auto" style:text-underline-mode="continuous"/>
    </style:style>
    <style:style style:name="T3863" style:parent-style-name="Domyślnaczcionkaakapitu" style:family="text">
      <style:text-properties fo:background-color="#80FFFF" style:text-underline-type="single" style:text-underline-style="solid" style:text-underline-width="auto" style:text-underline-mode="continuous"/>
    </style:style>
    <style:style style:name="T3864" style:parent-style-name="Domyślnaczcionkaakapitu" style:family="text">
      <style:text-properties style:text-underline-type="single" style:text-underline-style="solid" style:text-underline-width="auto" style:text-underline-mode="continuous"/>
    </style:style>
    <style:style style:name="T3865" style:parent-style-name="Domyślnaczcionkaakapitu" style:family="text">
      <style:text-properties fo:background-color="#80FFFF" style:text-underline-type="single" style:text-underline-style="solid" style:text-underline-width="auto" style:text-underline-mode="continuous"/>
    </style:style>
    <style:style style:name="P3866" style:parent-style-name="Normalny" style:family="paragraph">
      <style:paragraph-properties style:contextual-spacing="true" fo:text-align="justify" fo:line-height="150%" fo:text-indent="0.2479in"/>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P3873" style:parent-style-name="Normalny" style:family="paragraph">
      <style:paragraph-properties style:contextual-spacing="true" fo:text-align="justify" fo:line-height="150%"/>
    </style:style>
    <style:style style:name="T3874" style:parent-style-name="Domyślnaczcionkaakapitu" style:family="text">
      <style:text-properties style:text-underline-type="single" style:text-underline-style="solid" style:text-underline-width="auto" style:text-underline-mode="continuous"/>
    </style:style>
    <style:style style:name="T3875" style:parent-style-name="Domyślnaczcionkaakapitu" style:family="text">
      <style:text-properties fo:background-color="#80FFFF" style:text-underline-type="single" style:text-underline-style="solid" style:text-underline-width="auto" style:text-underline-mode="continuous"/>
    </style:style>
    <style:style style:name="T3876" style:parent-style-name="Domyślnaczcionkaakapitu" style:family="text">
      <style:text-properties style:text-underline-type="single" style:text-underline-style="solid" style:text-underline-width="auto" style:text-underline-mode="continuous"/>
    </style:style>
    <style:style style:name="T3877" style:parent-style-name="Domyślnaczcionkaakapitu" style:family="text">
      <style:text-properties fo:background-color="#80FFFF"/>
    </style:style>
    <style:style style:name="P3878" style:parent-style-name="Normalny" style:family="paragraph">
      <style:paragraph-properties style:contextual-spacing="true" fo:text-align="justify" fo:line-height="150%" fo:text-indent="0.2479in"/>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P3883" style:parent-style-name="Normalny" style:family="paragraph">
      <style:paragraph-properties style:contextual-spacing="true" fo:text-align="justify" fo:line-height="150%"/>
    </style:style>
    <style:style style:name="T3884" style:parent-style-name="Domyślnaczcionkaakapitu" style:family="text">
      <style:text-properties style:text-underline-type="single" style:text-underline-style="solid" style:text-underline-width="auto" style:text-underline-mode="continuous"/>
    </style:style>
    <style:style style:name="P3885" style:parent-style-name="Normalny" style:family="paragraph">
      <style:paragraph-properties style:contextual-spacing="true" fo:text-align="justify" fo:line-height="150%" fo:text-indent="0.2479in"/>
    </style:style>
    <style:style style:name="T3886" style:parent-style-name="Domyślnaczcionkaakapitu" style:family="text">
      <style:text-properties fo:background-color="#80FFFF"/>
    </style:style>
    <style:style style:name="P3887" style:parent-style-name="Normalny" style:family="paragraph">
      <style:paragraph-properties style:contextual-spacing="true" fo:text-align="justify" fo:line-height="150%"/>
    </style:style>
    <style:style style:name="T3888" style:parent-style-name="Domyślnaczcionkaakapitu" style:family="text">
      <style:text-properties style:text-underline-type="single" style:text-underline-style="solid" style:text-underline-width="auto" style:text-underline-mode="continuous"/>
    </style:style>
    <style:style style:name="T3889" style:parent-style-name="Domyślnaczcionkaakapitu" style:family="text">
      <style:text-properties fo:background-color="#80FFFF" style:text-underline-type="single" style:text-underline-style="solid" style:text-underline-width="auto" style:text-underline-mode="continuous"/>
    </style:style>
    <style:style style:name="T3890" style:parent-style-name="Domyślnaczcionkaakapitu" style:family="text">
      <style:text-properties style:text-underline-type="single" style:text-underline-style="solid" style:text-underline-width="auto" style:text-underline-mode="continuous"/>
    </style:style>
    <style:style style:name="T3891" style:parent-style-name="Domyślnaczcionkaakapitu" style:family="text">
      <style:text-properties fo:background-color="#80FFFF" style:text-underline-type="single" style:text-underline-style="solid" style:text-underline-width="auto" style:text-underline-mode="continuous"/>
    </style:style>
    <style:style style:name="T3892" style:parent-style-name="Domyślnaczcionkaakapitu" style:family="text">
      <style:text-properties style:text-underline-type="single" style:text-underline-style="solid" style:text-underline-width="auto" style:text-underline-mode="continuous"/>
    </style:style>
    <style:style style:name="T3893" style:parent-style-name="Domyślnaczcionkaakapitu" style:family="text">
      <style:text-properties fo:background-color="#80FFFF" style:text-underline-type="single" style:text-underline-style="solid" style:text-underline-width="auto" style:text-underline-mode="continuous"/>
    </style:style>
    <style:style style:name="P3894" style:parent-style-name="Normalny" style:family="paragraph">
      <style:paragraph-properties style:contextual-spacing="true" fo:text-align="justify" fo:line-height="150%" fo:text-indent="0.2479in"/>
    </style:style>
    <style:style style:name="T3895" style:parent-style-name="Domyślnaczcionkaakapitu" style:family="text">
      <style:text-properties fo:background-color="#80FFFF"/>
    </style:style>
    <style:style style:name="P3896" style:parent-style-name="Normalny" style:family="paragraph">
      <style:paragraph-properties style:contextual-spacing="true" fo:text-align="justify" fo:line-height="150%" fo:text-indent="0.2479in"/>
    </style:style>
    <style:style style:name="T3897" style:parent-style-name="Domyślnaczcionkaakapitu" style:family="text">
      <style:text-properties fo:background-color="#80FFFF"/>
    </style:style>
    <style:style style:name="P3898" style:parent-style-name="Normalny" style:family="paragraph">
      <style:paragraph-properties style:contextual-spacing="true" fo:text-align="justify" fo:line-height="150%"/>
    </style:style>
    <style:style style:name="T3899" style:parent-style-name="Domyślnaczcionkaakapitu" style:family="text">
      <style:text-properties style:text-underline-type="single" style:text-underline-style="solid" style:text-underline-width="auto" style:text-underline-mode="continuous"/>
    </style:style>
    <style:style style:name="T3900" style:parent-style-name="Domyślnaczcionkaakapitu" style:family="text">
      <style:text-properties fo:background-color="#80FFFF" style:text-underline-type="single" style:text-underline-style="solid" style:text-underline-width="auto" style:text-underline-mode="continuous"/>
    </style:style>
    <style:style style:name="T3901" style:parent-style-name="Domyślnaczcionkaakapitu" style:family="text">
      <style:text-properties style:text-underline-type="single" style:text-underline-style="solid" style:text-underline-width="auto" style:text-underline-mode="continuous"/>
    </style:style>
    <style:style style:name="P3902" style:parent-style-name="Normalny" style:family="paragraph">
      <style:paragraph-properties style:contextual-spacing="true" fo:text-align="justify" fo:line-height="150%" fo:text-indent="0.2479in"/>
    </style:style>
    <style:style style:name="T3903" style:parent-style-name="Domyślnaczcionkaakapitu" style:family="text">
      <style:text-properties fo:background-color="#80FFFF"/>
    </style:style>
    <style:style style:name="P3904" style:parent-style-name="Normalny" style:family="paragraph">
      <style:paragraph-properties style:contextual-spacing="true" fo:text-align="justify" fo:line-height="150%"/>
    </style:style>
    <style:style style:name="T3905" style:parent-style-name="Domyślnaczcionkaakapitu" style:family="text">
      <style:text-properties style:text-underline-type="single" style:text-underline-style="solid" style:text-underline-width="auto" style:text-underline-mode="continuous"/>
    </style:style>
    <style:style style:name="T3906" style:parent-style-name="Domyślnaczcionkaakapitu" style:family="text">
      <style:text-properties fo:background-color="#80FFFF" style:text-underline-type="single" style:text-underline-style="solid" style:text-underline-width="auto" style:text-underline-mode="continuous"/>
    </style:style>
    <style:style style:name="T3907" style:parent-style-name="Domyślnaczcionkaakapitu" style:family="text">
      <style:text-properties style:text-underline-type="single" style:text-underline-style="solid" style:text-underline-width="auto" style:text-underline-mode="continuous"/>
    </style:style>
    <style:style style:name="T3908" style:parent-style-name="Domyślnaczcionkaakapitu" style:family="text">
      <style:text-properties fo:background-color="#80FFFF" style:text-underline-type="single" style:text-underline-style="solid" style:text-underline-width="auto" style:text-underline-mode="continuous"/>
    </style:style>
    <style:style style:name="P3909" style:parent-style-name="Normalny" style:family="paragraph">
      <style:paragraph-properties style:contextual-spacing="true" fo:text-align="justify" fo:line-height="150%" fo:text-indent="0.2479in"/>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P3912" style:parent-style-name="Normalny" style:family="paragraph">
      <style:paragraph-properties style:contextual-spacing="true" fo:text-align="justify" fo:line-height="150%"/>
    </style:style>
    <style:style style:name="T3913" style:parent-style-name="Domyślnaczcionkaakapitu" style:family="text">
      <style:text-properties style:text-underline-type="single" style:text-underline-style="solid" style:text-underline-width="auto" style:text-underline-mode="continuous"/>
    </style:style>
    <style:style style:name="T3914" style:parent-style-name="Domyślnaczcionkaakapitu" style:family="text">
      <style:text-properties fo:background-color="#80FFFF" style:text-underline-type="single" style:text-underline-style="solid" style:text-underline-width="auto" style:text-underline-mode="continuous"/>
    </style:style>
    <style:style style:name="T3915" style:parent-style-name="Domyślnaczcionkaakapitu" style:family="text">
      <style:text-properties style:text-underline-type="single" style:text-underline-style="solid" style:text-underline-width="auto" style:text-underline-mode="continuous"/>
    </style:style>
    <style:style style:name="T3916" style:parent-style-name="Domyślnaczcionkaakapitu" style:family="text">
      <style:text-properties fo:background-color="#80FFFF" style:text-underline-type="single" style:text-underline-style="solid" style:text-underline-width="auto" style:text-underline-mode="continuous"/>
    </style:style>
    <style:style style:name="T3917" style:parent-style-name="Domyślnaczcionkaakapitu" style:family="text">
      <style:text-properties style:text-underline-type="single" style:text-underline-style="solid" style:text-underline-width="auto" style:text-underline-mode="continuous"/>
    </style:style>
    <style:style style:name="T3918" style:parent-style-name="Domyślnaczcionkaakapitu" style:family="text">
      <style:text-properties fo:background-color="#80FFFF"/>
    </style:style>
    <style:style style:name="P3919" style:parent-style-name="Normalny" style:family="paragraph">
      <style:paragraph-properties style:contextual-spacing="true" fo:text-align="justify" fo:line-height="150%" fo:text-indent="0.2479in"/>
    </style:style>
    <style:style style:name="T3920" style:parent-style-name="Domyślnaczcionkaakapitu" style:family="text">
      <style:text-properties fo:background-color="#80FFFF"/>
    </style:style>
    <style:style style:name="T3921" style:parent-style-name="Domyślnaczcionkaakapitu" style:family="text">
      <style:text-properties fo:background-color="#80FFFF"/>
    </style:style>
    <style:style style:name="T3922" style:parent-style-name="Domyślnaczcionkaakapitu" style:family="text">
      <style:text-properties style:text-underline-type="single" style:text-underline-style="solid" style:text-underline-width="auto" style:text-underline-mode="continuous"/>
    </style:style>
    <style:style style:name="P3923" style:parent-style-name="Normalny" style:family="paragraph">
      <style:paragraph-properties style:contextual-spacing="true" fo:text-align="justify" fo:line-height="150%" fo:text-indent="0.2479in"/>
    </style:style>
    <style:style style:name="T3924" style:parent-style-name="Domyślnaczcionkaakapitu" style:family="text">
      <style:text-properties fo:background-color="#80FFFF"/>
    </style:style>
    <style:style style:name="P3925" style:parent-style-name="Normalny" style:family="paragraph">
      <style:paragraph-properties style:contextual-spacing="true" fo:text-align="justify" fo:line-height="150%"/>
    </style:style>
    <style:style style:name="T3926" style:parent-style-name="Domyślnaczcionkaakapitu" style:family="text">
      <style:text-properties style:text-underline-type="single" style:text-underline-style="solid" style:text-underline-width="auto" style:text-underline-mode="continuous"/>
    </style:style>
    <style:style style:name="T3927" style:parent-style-name="Domyślnaczcionkaakapitu" style:family="text">
      <style:text-properties fo:background-color="#80FFFF" style:text-underline-type="single" style:text-underline-style="solid" style:text-underline-width="auto" style:text-underline-mode="continuous"/>
    </style:style>
    <style:style style:name="T3928" style:parent-style-name="Domyślnaczcionkaakapitu" style:family="text">
      <style:text-properties style:text-underline-type="single" style:text-underline-style="solid" style:text-underline-width="auto" style:text-underline-mode="continuous"/>
    </style:style>
    <style:style style:name="P3929" style:parent-style-name="Normalny" style:family="paragraph">
      <style:paragraph-properties style:contextual-spacing="true" fo:text-align="justify" fo:line-height="150%" fo:text-indent="0.2479in"/>
    </style:style>
    <style:style style:name="T3930" style:parent-style-name="Domyślnaczcionkaakapitu" style:family="text">
      <style:text-properties style:text-underline-type="single" style:text-underline-style="solid" style:text-underline-width="auto" style:text-underline-mode="continuous"/>
    </style:style>
    <style:style style:name="P3931" style:parent-style-name="Normalny" style:family="paragraph">
      <style:paragraph-properties style:contextual-spacing="true" fo:text-align="justify" fo:line-height="150%" fo:text-indent="0.2479in"/>
    </style:style>
    <style:style style:name="T3932" style:parent-style-name="Domyślnaczcionkaakapitu" style:family="text">
      <style:text-properties fo:background-color="#80FFFF"/>
    </style:style>
    <style:style style:name="P3933" style:parent-style-name="Normalny" style:family="paragraph">
      <style:paragraph-properties style:contextual-spacing="true" fo:text-align="justify" fo:line-height="150%"/>
    </style:style>
    <style:style style:name="T3934" style:parent-style-name="Domyślnaczcionkaakapitu" style:family="text">
      <style:text-properties style:text-underline-type="single" style:text-underline-style="solid" style:text-underline-width="auto" style:text-underline-mode="continuous"/>
    </style:style>
    <style:style style:name="T3935" style:parent-style-name="Domyślnaczcionkaakapitu" style:family="text">
      <style:text-properties fo:background-color="#80FFFF" style:text-underline-type="single" style:text-underline-style="solid" style:text-underline-width="auto" style:text-underline-mode="continuous"/>
    </style:style>
    <style:style style:name="T3936" style:parent-style-name="Domyślnaczcionkaakapitu" style:family="text">
      <style:text-properties style:text-underline-type="single" style:text-underline-style="solid" style:text-underline-width="auto" style:text-underline-mode="continuous"/>
    </style:style>
    <style:style style:name="P3937" style:parent-style-name="Normalny" style:family="paragraph">
      <style:paragraph-properties style:contextual-spacing="true" fo:text-align="justify" fo:line-height="150%" fo:text-indent="0.2479in"/>
    </style:style>
    <style:style style:name="P3938" style:parent-style-name="Normalny" style:family="paragraph">
      <style:paragraph-properties style:contextual-spacing="true" fo:text-align="justify" fo:line-height="150%"/>
    </style:style>
    <style:style style:name="T3939" style:parent-style-name="Domyślnaczcionkaakapitu" style:family="text">
      <style:text-properties style:text-underline-type="single" style:text-underline-style="solid" style:text-underline-width="auto" style:text-underline-mode="continuous"/>
    </style:style>
    <style:style style:name="T3940" style:parent-style-name="Domyślnaczcionkaakapitu" style:family="text">
      <style:text-properties fo:background-color="#80FFFF" style:text-underline-type="single" style:text-underline-style="solid" style:text-underline-width="auto" style:text-underline-mode="continuous"/>
    </style:style>
    <style:style style:name="T3941" style:parent-style-name="Domyślnaczcionkaakapitu" style:family="text">
      <style:text-properties style:text-underline-type="single" style:text-underline-style="solid" style:text-underline-width="auto" style:text-underline-mode="continuous"/>
    </style:style>
    <style:style style:name="T3942" style:parent-style-name="Domyślnaczcionkaakapitu" style:family="text">
      <style:text-properties fo:background-color="#80FFFF" style:text-underline-type="single" style:text-underline-style="solid" style:text-underline-width="auto" style:text-underline-mode="continuous"/>
    </style:style>
    <style:style style:name="T3943" style:parent-style-name="Domyślnaczcionkaakapitu" style:family="text">
      <style:text-properties style:text-underline-type="single" style:text-underline-style="solid" style:text-underline-width="auto" style:text-underline-mode="continuous"/>
    </style:style>
    <style:style style:name="P3944" style:parent-style-name="Normalny" style:family="paragraph">
      <style:paragraph-properties style:contextual-spacing="true" fo:text-align="justify" fo:line-height="150%" fo:text-indent="0.2479in"/>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P3950" style:parent-style-name="Normalny" style:family="paragraph">
      <style:paragraph-properties style:contextual-spacing="true" fo:text-align="justify" fo:line-height="150%"/>
    </style:style>
    <style:style style:name="T3951" style:parent-style-name="Domyślnaczcionkaakapitu" style:family="text">
      <style:text-properties style:text-underline-type="single" style:text-underline-style="solid" style:text-underline-width="auto" style:text-underline-mode="continuous"/>
    </style:style>
    <style:style style:name="T3952" style:parent-style-name="Domyślnaczcionkaakapitu" style:family="text">
      <style:text-properties fo:background-color="#80FFFF" style:text-underline-type="single" style:text-underline-style="solid" style:text-underline-width="auto" style:text-underline-mode="continuous"/>
    </style:style>
    <style:style style:name="T3953" style:parent-style-name="Domyślnaczcionkaakapitu" style:family="text">
      <style:text-properties style:text-underline-type="single" style:text-underline-style="solid" style:text-underline-width="auto" style:text-underline-mode="continuous"/>
    </style:style>
    <style:style style:name="P3954" style:parent-style-name="Normalny" style:family="paragraph">
      <style:paragraph-properties style:contextual-spacing="true" fo:text-align="justify" fo:line-height="150%" fo:text-indent="0.2479in"/>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P3957" style:parent-style-name="Normalny" style:family="paragraph">
      <style:paragraph-properties style:contextual-spacing="true" fo:text-align="justify" fo:line-height="150%"/>
    </style:style>
    <style:style style:name="T3958" style:parent-style-name="Domyślnaczcionkaakapitu" style:family="text">
      <style:text-properties style:text-underline-type="single" style:text-underline-style="solid" style:text-underline-width="auto" style:text-underline-mode="continuous"/>
    </style:style>
    <style:style style:name="T3959" style:parent-style-name="Domyślnaczcionkaakapitu" style:family="text">
      <style:text-properties fo:background-color="#80FFFF"/>
    </style:style>
    <style:style style:name="P3960" style:parent-style-name="Normalny" style:family="paragraph">
      <style:paragraph-properties style:contextual-spacing="true" fo:text-align="justify" fo:line-height="150%" fo:text-indent="0.2479in"/>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P3965" style:parent-style-name="Normalny" style:family="paragraph">
      <style:paragraph-properties style:contextual-spacing="true" fo:text-align="justify" fo:line-height="150%"/>
    </style:style>
    <style:style style:name="T3966" style:parent-style-name="Domyślnaczcionkaakapitu" style:family="text">
      <style:text-properties style:text-underline-type="single" style:text-underline-style="solid" style:text-underline-width="auto" style:text-underline-mode="continuous"/>
    </style:style>
    <style:style style:name="T3967" style:parent-style-name="Domyślnaczcionkaakapitu" style:family="text">
      <style:text-properties fo:background-color="#80FFFF" style:text-underline-type="single" style:text-underline-style="solid" style:text-underline-width="auto" style:text-underline-mode="continuous"/>
    </style:style>
    <style:style style:name="T3968" style:parent-style-name="Domyślnaczcionkaakapitu" style:family="text">
      <style:text-properties style:text-underline-type="single" style:text-underline-style="solid" style:text-underline-width="auto" style:text-underline-mode="continuous"/>
    </style:style>
    <style:style style:name="T3969" style:parent-style-name="Domyślnaczcionkaakapitu" style:family="text">
      <style:text-properties fo:background-color="#80FFFF" style:text-underline-type="single" style:text-underline-style="solid" style:text-underline-width="auto" style:text-underline-mode="continuous"/>
    </style:style>
    <style:style style:name="T3970" style:parent-style-name="Domyślnaczcionkaakapitu" style:family="text">
      <style:text-properties style:text-underline-type="single" style:text-underline-style="solid" style:text-underline-width="auto" style:text-underline-mode="continuous"/>
    </style:style>
    <style:style style:name="P3971" style:parent-style-name="Normalny" style:family="paragraph">
      <style:paragraph-properties style:contextual-spacing="true" fo:text-align="justify" fo:line-height="150%" fo:text-indent="0.2479in"/>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T3975" style:parent-style-name="Domyślnaczcionkaakapitu" style:family="text">
      <style:text-properties style:text-underline-type="single" style:text-underline-style="solid" style:text-underline-width="auto" style:text-underline-mode="continuous"/>
    </style:style>
    <style:style style:name="P3976" style:parent-style-name="Normalny" style:family="paragraph">
      <style:paragraph-properties style:contextual-spacing="true" fo:text-align="justify" fo:line-height="150%" fo:text-indent="0.2479in"/>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P3981" style:parent-style-name="Normalny" style:family="paragraph">
      <style:paragraph-properties style:contextual-spacing="true" fo:text-align="justify" fo:line-height="150%"/>
    </style:style>
    <style:style style:name="T3982" style:parent-style-name="Domyślnaczcionkaakapitu" style:family="text">
      <style:text-properties style:text-underline-type="single" style:text-underline-style="solid" style:text-underline-width="auto" style:text-underline-mode="continuous"/>
    </style:style>
    <style:style style:name="T3983" style:parent-style-name="Domyślnaczcionkaakapitu" style:family="text">
      <style:text-properties fo:background-color="#80FFFF"/>
    </style:style>
    <style:style style:name="P3984" style:parent-style-name="Normalny" style:family="paragraph">
      <style:paragraph-properties style:contextual-spacing="true" fo:text-align="justify" fo:line-height="150%" fo:text-indent="0.2479in"/>
    </style:style>
    <style:style style:name="T3985" style:parent-style-name="Domyślnaczcionkaakapitu" style:family="text">
      <style:text-properties fo:background-color="#80FFFF"/>
    </style:style>
    <style:style style:name="P3986" style:parent-style-name="Normalny" style:family="paragraph">
      <style:paragraph-properties style:contextual-spacing="true" fo:text-align="justify" fo:line-height="150%"/>
    </style:style>
    <style:style style:name="T3987" style:parent-style-name="Domyślnaczcionkaakapitu" style:family="text">
      <style:text-properties style:text-underline-type="single" style:text-underline-style="solid" style:text-underline-width="auto" style:text-underline-mode="continuous"/>
    </style:style>
    <style:style style:name="P3988" style:parent-style-name="Normalny" style:family="paragraph">
      <style:paragraph-properties style:contextual-spacing="true" fo:text-align="justify" fo:line-height="150%" fo:text-indent="0.2479in"/>
    </style:style>
    <style:style style:name="T3989" style:parent-style-name="Domyślnaczcionkaakapitu" style:family="text">
      <style:text-properties fo:background-color="#80FFFF"/>
    </style:style>
    <style:style style:name="T3990" style:parent-style-name="Domyślnaczcionkaakapitu" style:family="text">
      <style:text-properties fo:background-color="#80FFFF"/>
    </style:style>
    <style:style style:name="P3991" style:parent-style-name="Normalny" style:family="paragraph">
      <style:paragraph-properties style:contextual-spacing="true" fo:text-align="justify" fo:line-height="150%"/>
    </style:style>
    <style:style style:name="T3992" style:parent-style-name="Domyślnaczcionkaakapitu" style:family="text">
      <style:text-properties style:text-underline-type="single" style:text-underline-style="solid" style:text-underline-width="auto" style:text-underline-mode="continuous"/>
    </style:style>
    <style:style style:name="T3993" style:parent-style-name="Domyślnaczcionkaakapitu" style:family="text">
      <style:text-properties fo:background-color="#80FFFF"/>
    </style:style>
    <style:style style:name="P3994" style:parent-style-name="Normalny" style:family="paragraph">
      <style:paragraph-properties style:contextual-spacing="true" fo:text-align="justify" fo:line-height="150%" fo:text-indent="0.2479in"/>
    </style:style>
    <style:style style:name="P3995" style:parent-style-name="Normalny" style:family="paragraph">
      <style:paragraph-properties style:contextual-spacing="true" fo:text-align="justify" fo:line-height="150%"/>
    </style:style>
    <style:style style:name="T3996" style:parent-style-name="Domyślnaczcionkaakapitu" style:family="text">
      <style:text-properties style:text-underline-type="single" style:text-underline-style="solid" style:text-underline-width="auto" style:text-underline-mode="continuous"/>
    </style:style>
    <style:style style:name="P3997" style:parent-style-name="Normalny" style:family="paragraph">
      <style:paragraph-properties style:contextual-spacing="true" fo:text-align="justify" fo:line-height="150%" fo:text-indent="0.2479in"/>
    </style:style>
    <style:style style:name="T3998" style:parent-style-name="Domyślnaczcionkaakapitu" style:family="text">
      <style:text-properties fo:background-color="#80FFFF"/>
    </style:style>
    <style:style style:name="P3999" style:parent-style-name="Normalny" style:family="paragraph">
      <style:paragraph-properties style:contextual-spacing="true" fo:text-align="justify" fo:line-height="150%"/>
    </style:style>
    <style:style style:name="T4000" style:parent-style-name="Domyślnaczcionkaakapitu" style:family="text">
      <style:text-properties style:text-underline-type="single" style:text-underline-style="solid" style:text-underline-width="auto" style:text-underline-mode="continuous"/>
    </style:style>
    <style:style style:name="T4001" style:parent-style-name="Domyślnaczcionkaakapitu" style:family="text">
      <style:text-properties fo:background-color="#80FFFF"/>
    </style:style>
    <style:style style:name="P4002" style:parent-style-name="Normalny" style:family="paragraph">
      <style:paragraph-properties style:contextual-spacing="true" fo:text-align="justify" fo:line-height="150%" fo:text-indent="0.2479in"/>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P4005" style:parent-style-name="Normalny" style:family="paragraph">
      <style:paragraph-properties style:contextual-spacing="true" fo:text-align="justify" fo:line-height="150%"/>
    </style:style>
    <style:style style:name="T4006" style:parent-style-name="Domyślnaczcionkaakapitu" style:family="text">
      <style:text-properties style:text-underline-type="single" style:text-underline-style="solid" style:text-underline-width="auto" style:text-underline-mode="continuous"/>
    </style:style>
    <style:style style:name="T4007" style:parent-style-name="Domyślnaczcionkaakapitu" style:family="text">
      <style:text-properties fo:background-color="#80FFFF" style:text-underline-type="single" style:text-underline-style="solid" style:text-underline-width="auto" style:text-underline-mode="continuous"/>
    </style:style>
    <style:style style:name="T4008" style:parent-style-name="Domyślnaczcionkaakapitu" style:family="text">
      <style:text-properties style:text-underline-type="single" style:text-underline-style="solid" style:text-underline-width="auto" style:text-underline-mode="continuous"/>
    </style:style>
    <style:style style:name="T4009" style:parent-style-name="Domyślnaczcionkaakapitu" style:family="text">
      <style:text-properties fo:background-color="#80FFFF" style:text-underline-type="single" style:text-underline-style="solid" style:text-underline-width="auto" style:text-underline-mode="continuous"/>
    </style:style>
    <style:style style:name="T4010" style:parent-style-name="Domyślnaczcionkaakapitu" style:family="text">
      <style:text-properties style:text-underline-type="single" style:text-underline-style="solid" style:text-underline-width="auto" style:text-underline-mode="continuous"/>
    </style:style>
    <style:style style:name="T4011" style:parent-style-name="Domyślnaczcionkaakapitu" style:family="text">
      <style:text-properties fo:background-color="#80FFFF"/>
    </style:style>
    <style:style style:name="P4012" style:parent-style-name="Normalny" style:family="paragraph">
      <style:paragraph-properties style:contextual-spacing="true" fo:text-align="justify" fo:line-height="150%" fo:text-indent="0.2479in"/>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T4016" style:parent-style-name="Domyślnaczcionkaakapitu" style:family="text">
      <style:text-properties fo:background-color="#80FFFF"/>
    </style:style>
    <style:style style:name="T4017" style:parent-style-name="Domyślnaczcionkaakapitu" style:family="text">
      <style:text-properties fo:background-color="#80FFFF"/>
    </style:style>
    <style:style style:name="P4018" style:parent-style-name="Normalny" style:family="paragraph">
      <style:paragraph-properties style:contextual-spacing="true" fo:text-align="justify" fo:line-height="150%"/>
    </style:style>
    <style:style style:name="T4019" style:parent-style-name="Domyślnaczcionkaakapitu" style:family="text">
      <style:text-properties style:text-underline-type="single" style:text-underline-style="solid" style:text-underline-width="auto" style:text-underline-mode="continuous"/>
    </style:style>
    <style:style style:name="P4020" style:parent-style-name="Normalny" style:family="paragraph">
      <style:paragraph-properties style:contextual-spacing="true" fo:text-align="justify" fo:line-height="150%" fo:text-indent="0.2479in"/>
    </style:style>
    <style:style style:name="T4021" style:parent-style-name="Domyślnaczcionkaakapitu" style:family="text">
      <style:text-properties fo:background-color="#80FFFF"/>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P4027" style:parent-style-name="Normalny" style:family="paragraph">
      <style:paragraph-properties style:contextual-spacing="true" fo:text-align="justify" fo:line-height="150%" fo:text-indent="0.2479in"/>
    </style:style>
    <style:style style:name="T4028" style:parent-style-name="Domyślnaczcionkaakapitu" style:family="text">
      <style:text-properties fo:background-color="#80FFFF"/>
    </style:style>
    <style:style style:name="P4029" style:parent-style-name="Normalny" style:family="paragraph">
      <style:paragraph-properties style:contextual-spacing="true" fo:text-align="justify" fo:line-height="150%" fo:text-indent="0.2479in">
        <style:tab-stops>
          <style:tab-stop style:type="left" style:leader-style="solid" style:leader-text="_" style:position="0.7493in"/>
          <style:tab-stop style:type="left" style:leader-style="dash" style:leader-text="-" style:position="1.7395in"/>
        </style:tab-stops>
      </style:paragraph-properties>
    </style:style>
    <style:style style:name="T4030" style:parent-style-name="Domyślnaczcionkaakapitu" style:family="text">
      <style:text-properties fo:background-color="#80FFFF"/>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P4033" style:parent-style-name="Normalny" style:family="paragraph">
      <style:paragraph-properties style:contextual-spacing="true" fo:text-align="justify" fo:line-height="150%">
        <style:tab-stops>
          <style:tab-stop style:type="left" style:leader-style="solid" style:leader-text="_" style:position="0.7493in"/>
          <style:tab-stop style:type="left" style:leader-style="dash" style:leader-text="-" style:position="1.7395in"/>
        </style:tab-stops>
      </style:paragraph-properties>
    </style:style>
    <style:style style:name="T4034" style:parent-style-name="Domyślnaczcionkaakapitu" style:family="text">
      <style:text-properties style:text-underline-type="single" style:text-underline-style="solid" style:text-underline-width="auto" style:text-underline-mode="continuous"/>
    </style:style>
    <style:style style:name="T4035" style:parent-style-name="Domyślnaczcionkaakapitu" style:family="text">
      <style:text-properties fo:background-color="#80FFFF" style:text-underline-type="single" style:text-underline-style="solid" style:text-underline-width="auto" style:text-underline-mode="continuous"/>
    </style:style>
    <style:style style:name="T4036" style:parent-style-name="Domyślnaczcionkaakapitu" style:family="text">
      <style:text-properties style:text-underline-type="single" style:text-underline-style="solid" style:text-underline-width="auto" style:text-underline-mode="continuous"/>
    </style:style>
    <style:style style:name="T4037" style:parent-style-name="Domyślnaczcionkaakapitu" style:family="text">
      <style:text-properties fo:background-color="#80FFFF" style:text-underline-type="single" style:text-underline-style="solid" style:text-underline-width="auto" style:text-underline-mode="continuous"/>
    </style:style>
    <style:style style:name="P4038" style:parent-style-name="Normalny" style:family="paragraph">
      <style:paragraph-properties style:contextual-spacing="true" fo:text-align="justify" fo:line-height="150%" fo:text-indent="0.2479in">
        <style:tab-stops>
          <style:tab-stop style:type="left" style:leader-style="solid" style:leader-text="_" style:position="0.7493in"/>
          <style:tab-stop style:type="left" style:leader-style="dash" style:leader-text="-" style:position="1.7395in"/>
        </style:tab-stops>
      </style:paragraph-properties>
    </style:style>
    <style:style style:name="T4039" style:parent-style-name="Domyślnaczcionkaakapitu" style:family="text">
      <style:text-properties fo:background-color="#80FFFF"/>
    </style:style>
    <style:style style:name="P4040" style:parent-style-name="Normalny" style:family="paragraph">
      <style:paragraph-properties style:contextual-spacing="true" fo:text-align="justify" fo:line-height="150%"/>
    </style:style>
    <style:style style:name="T4041" style:parent-style-name="Domyślnaczcionkaakapitu" style:family="text">
      <style:text-properties style:text-underline-type="single" style:text-underline-style="solid" style:text-underline-width="auto" style:text-underline-mode="continuous"/>
    </style:style>
    <style:style style:name="T4042" style:parent-style-name="Domyślnaczcionkaakapitu" style:family="text">
      <style:text-properties fo:background-color="#80FFFF" style:text-underline-type="single" style:text-underline-style="solid" style:text-underline-width="auto" style:text-underline-mode="continuous"/>
    </style:style>
    <style:style style:name="T4043" style:parent-style-name="Domyślnaczcionkaakapitu" style:family="text">
      <style:text-properties style:text-underline-type="single" style:text-underline-style="solid" style:text-underline-width="auto" style:text-underline-mode="continuous"/>
    </style:style>
    <style:style style:name="T4044" style:parent-style-name="Domyślnaczcionkaakapitu" style:family="text">
      <style:text-properties fo:background-color="#80FFFF" style:text-underline-type="single" style:text-underline-style="solid" style:text-underline-width="auto" style:text-underline-mode="continuous"/>
    </style:style>
    <style:style style:name="T4045" style:parent-style-name="Domyślnaczcionkaakapitu" style:family="text">
      <style:text-properties style:text-underline-type="single" style:text-underline-style="solid" style:text-underline-width="auto" style:text-underline-mode="continuous"/>
    </style:style>
    <style:style style:name="T4046" style:parent-style-name="Domyślnaczcionkaakapitu" style:family="text">
      <style:text-properties fo:background-color="#80FFFF"/>
    </style:style>
    <style:style style:name="P4047" style:parent-style-name="Normalny" style:family="paragraph">
      <style:paragraph-properties style:contextual-spacing="true" fo:text-align="justify" fo:line-height="150%" fo:text-indent="0.2479in"/>
    </style:style>
    <style:style style:name="P4048" style:parent-style-name="Normalny" style:family="paragraph">
      <style:paragraph-properties style:contextual-spacing="true" fo:text-align="justify" fo:line-height="150%"/>
    </style:style>
    <style:style style:name="T4049" style:parent-style-name="Domyślnaczcionkaakapitu" style:family="text">
      <style:text-properties fo:background-color="#80FFFF" style:text-underline-type="single" style:text-underline-style="solid" style:text-underline-width="auto" style:text-underline-mode="continuous"/>
    </style:style>
    <style:style style:name="T4050" style:parent-style-name="Domyślnaczcionkaakapitu" style:family="text">
      <style:text-properties style:text-underline-type="single" style:text-underline-style="solid" style:text-underline-width="auto" style:text-underline-mode="continuous"/>
    </style:style>
    <style:style style:name="T4051" style:parent-style-name="Domyślnaczcionkaakapitu" style:family="text">
      <style:text-properties fo:background-color="#80FFFF" style:text-underline-type="single" style:text-underline-style="solid" style:text-underline-width="auto" style:text-underline-mode="continuous"/>
    </style:style>
    <style:style style:name="T4052" style:parent-style-name="Domyślnaczcionkaakapitu" style:family="text">
      <style:text-properties style:text-underline-type="single" style:text-underline-style="solid" style:text-underline-width="auto" style:text-underline-mode="continuous"/>
    </style:style>
    <style:style style:name="T4053" style:parent-style-name="Domyślnaczcionkaakapitu" style:family="text">
      <style:text-properties fo:background-color="#80FFFF" style:text-underline-type="single" style:text-underline-style="solid" style:text-underline-width="auto" style:text-underline-mode="continuous"/>
    </style:style>
    <style:style style:name="T4054" style:parent-style-name="Domyślnaczcionkaakapitu" style:family="text">
      <style:text-properties style:text-underline-type="single" style:text-underline-style="solid" style:text-underline-width="auto" style:text-underline-mode="continuous"/>
    </style:style>
    <style:style style:name="P4055" style:parent-style-name="Normalny" style:family="paragraph">
      <style:paragraph-properties style:contextual-spacing="true" fo:text-align="justify" fo:line-height="150%" fo:text-indent="0.2479in"/>
    </style:style>
    <style:style style:name="T4056" style:parent-style-name="Domyślnaczcionkaakapitu" style:family="text">
      <style:text-properties fo:background-color="#80FFFF"/>
    </style:style>
    <style:style style:name="P4057" style:parent-style-name="Normalny" style:family="paragraph">
      <style:paragraph-properties style:contextual-spacing="true" fo:text-align="justify" fo:line-height="150%"/>
    </style:style>
    <style:style style:name="T4058" style:parent-style-name="Domyślnaczcionkaakapitu" style:family="text">
      <style:text-properties style:text-underline-type="single" style:text-underline-style="solid" style:text-underline-width="auto" style:text-underline-mode="continuous"/>
    </style:style>
    <style:style style:name="P4059" style:parent-style-name="Normalny" style:family="paragraph">
      <style:paragraph-properties style:contextual-spacing="true" fo:text-align="justify" fo:line-height="150%" fo:text-indent="0.2479in"/>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P4066" style:parent-style-name="Normalny" style:family="paragraph">
      <style:paragraph-properties style:contextual-spacing="true" fo:text-align="justify" fo:line-height="150%" fo:text-indent="0.2479in"/>
    </style:style>
    <style:style style:name="T4067" style:parent-style-name="Domyślnaczcionkaakapitu" style:family="text">
      <style:text-properties fo:background-color="#80FFFF"/>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P4074" style:parent-style-name="Normalny" style:family="paragraph">
      <style:paragraph-properties style:contextual-spacing="true" fo:text-align="justify" fo:line-height="150%"/>
    </style:style>
    <style:style style:name="T4075" style:parent-style-name="Domyślnaczcionkaakapitu" style:family="text">
      <style:text-properties style:text-underline-type="single" style:text-underline-style="solid" style:text-underline-width="auto" style:text-underline-mode="continuous"/>
    </style:style>
    <style:style style:name="T4076" style:parent-style-name="Domyślnaczcionkaakapitu" style:family="text">
      <style:text-properties fo:background-color="#80FFFF" style:text-underline-type="single" style:text-underline-style="solid" style:text-underline-width="auto" style:text-underline-mode="continuous"/>
    </style:style>
    <style:style style:name="P4077" style:parent-style-name="Normalny" style:family="paragraph">
      <style:paragraph-properties style:contextual-spacing="true" fo:text-align="justify" fo:line-height="150%" fo:text-indent="0.2479in"/>
    </style:style>
    <style:style style:name="T4078" style:parent-style-name="Domyślnaczcionkaakapitu" style:family="text">
      <style:text-properties fo:background-color="#80FFFF"/>
    </style:style>
    <style:style style:name="P4079" style:parent-style-name="Normalny" style:family="paragraph">
      <style:paragraph-properties style:contextual-spacing="true" fo:text-align="justify" fo:line-height="150%" fo:text-indent="0.2479in"/>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P4082" style:parent-style-name="Normalny" style:family="paragraph">
      <style:paragraph-properties style:contextual-spacing="true" fo:text-align="justify" fo:line-height="150%" fo:text-indent="0.2479in"/>
    </style:style>
    <style:style style:name="T4083" style:parent-style-name="Domyślnaczcionkaakapitu" style:family="text">
      <style:text-properties fo:background-color="#80FFFF"/>
    </style:style>
    <style:style style:name="P4084" style:parent-style-name="Normalny" style:family="paragraph">
      <style:paragraph-properties style:contextual-spacing="true" fo:text-align="justify" fo:line-height="150%" fo:text-indent="0.2479in"/>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P4088" style:parent-style-name="Normalny" style:family="paragraph">
      <style:paragraph-properties style:contextual-spacing="true" fo:text-align="justify" fo:line-height="150%" fo:text-indent="0.2479in"/>
    </style:style>
    <style:style style:name="T4089" style:parent-style-name="Domyślnaczcionkaakapitu" style:family="text">
      <style:text-properties fo:background-color="#80FFFF"/>
    </style:style>
    <style:style style:name="P4090" style:parent-style-name="Normalny" style:family="paragraph">
      <style:paragraph-properties style:contextual-spacing="true" fo:text-align="justify" fo:line-height="150%" fo:text-indent="0.2479in">
        <style:tab-stops>
          <style:tab-stop style:type="left" style:leader-style="solid" style:leader-text="_" style:position="1.3291in"/>
        </style:tab-stops>
      </style:paragraph-properties>
    </style:style>
    <style:style style:name="T4091" style:parent-style-name="Domyślnaczcionkaakapitu" style:family="text">
      <style:text-properties fo:background-color="#80FFFF"/>
    </style:style>
    <style:style style:name="P4092" style:parent-style-name="Normalny" style:family="paragraph">
      <style:paragraph-properties style:contextual-spacing="true" fo:text-align="justify" fo:line-height="150%">
        <style:tab-stops>
          <style:tab-stop style:type="left" style:leader-style="solid" style:leader-text="_" style:position="1.3291in"/>
        </style:tab-stops>
      </style:paragraph-properties>
    </style:style>
    <style:style style:name="T4093" style:parent-style-name="Domyślnaczcionkaakapitu" style:family="text">
      <style:text-properties style:text-underline-type="single" style:text-underline-style="solid" style:text-underline-width="auto" style:text-underline-mode="continuous"/>
    </style:style>
    <style:style style:name="T4094" style:parent-style-name="Domyślnaczcionkaakapitu" style:family="text">
      <style:text-properties fo:background-color="#80FFFF"/>
    </style:style>
    <style:style style:name="P4095" style:parent-style-name="Normalny" style:family="paragraph">
      <style:paragraph-properties style:contextual-spacing="true" fo:text-align="justify" fo:line-height="150%" fo:text-indent="0.2479in">
        <style:tab-stops>
          <style:tab-stop style:type="left" style:leader-style="solid" style:leader-text="_" style:position="1.3291in"/>
        </style:tab-stops>
      </style:paragraph-properties>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P4098" style:parent-style-name="Normalny" style:family="paragraph">
      <style:paragraph-properties style:contextual-spacing="true" fo:text-align="justify" fo:line-height="150%"/>
    </style:style>
    <style:style style:name="T4099" style:parent-style-name="Domyślnaczcionkaakapitu" style:family="text">
      <style:text-properties style:text-underline-type="single" style:text-underline-style="solid" style:text-underline-width="auto" style:text-underline-mode="continuous"/>
    </style:style>
    <style:style style:name="T4100" style:parent-style-name="Domyślnaczcionkaakapitu" style:family="text">
      <style:text-properties fo:background-color="#80FFFF"/>
    </style:style>
    <style:style style:name="P4101" style:parent-style-name="Normalny" style:family="paragraph">
      <style:paragraph-properties style:contextual-spacing="true" fo:text-align="justify" fo:line-height="150%" fo:text-indent="0.2479in"/>
    </style:style>
    <style:style style:name="T4102" style:parent-style-name="Domyślnaczcionkaakapitu" style:family="text">
      <style:text-properties fo:background-color="#80FFFF"/>
    </style:style>
    <style:style style:name="P4103" style:parent-style-name="Normalny" style:family="paragraph">
      <style:paragraph-properties style:contextual-spacing="true" fo:text-align="justify" fo:line-height="150%"/>
    </style:style>
    <style:style style:name="T4104" style:parent-style-name="Domyślnaczcionkaakapitu" style:family="text">
      <style:text-properties style:text-underline-type="single" style:text-underline-style="solid" style:text-underline-width="auto" style:text-underline-mode="continuous"/>
    </style:style>
    <style:style style:name="T4105" style:parent-style-name="Domyślnaczcionkaakapitu" style:family="text">
      <style:text-properties fo:background-color="#80FFFF"/>
    </style:style>
    <style:style style:name="P4106" style:parent-style-name="Normalny" style:family="paragraph">
      <style:paragraph-properties style:contextual-spacing="true" fo:text-align="justify" fo:line-height="150%" fo:text-indent="0.2479in"/>
    </style:style>
    <style:style style:name="P4107" style:parent-style-name="Normalny" style:family="paragraph">
      <style:paragraph-properties style:contextual-spacing="true" fo:text-align="justify" fo:line-height="150%">
        <style:tab-stops>
          <style:tab-stop style:type="left" style:position="0.2097in"/>
        </style:tab-stops>
      </style:paragraph-properties>
    </style:style>
    <style:style style:name="T4108" style:parent-style-name="Domyślnaczcionkaakapitu" style:family="text">
      <style:text-properties style:text-underline-type="single" style:text-underline-style="solid" style:text-underline-width="auto" style:text-underline-mode="continuous"/>
    </style:style>
    <style:style style:name="T4109" style:parent-style-name="Domyślnaczcionkaakapitu" style:family="text">
      <style:text-properties fo:background-color="#80FFFF"/>
    </style:style>
    <style:style style:name="P4110" style:parent-style-name="Normalny" style:family="paragraph">
      <style:paragraph-properties style:contextual-spacing="true" fo:text-align="justify" fo:line-height="150%" fo:text-indent="0.2479in">
        <style:tab-stops>
          <style:tab-stop style:type="left" style:position="0.2097in"/>
        </style:tab-stops>
      </style:paragraph-properties>
    </style:style>
    <style:style style:name="T4111" style:parent-style-name="Domyślnaczcionkaakapitu" style:family="text">
      <style:text-properties fo:background-color="#80FFFF"/>
    </style:style>
    <style:style style:name="P4112" style:parent-style-name="Normalny" style:family="paragraph">
      <style:paragraph-properties style:contextual-spacing="true" fo:text-align="justify" fo:line-height="150%"/>
    </style:style>
    <style:style style:name="T4113" style:parent-style-name="Domyślnaczcionkaakapitu" style:family="text">
      <style:text-properties style:text-underline-type="single" style:text-underline-style="solid" style:text-underline-width="auto" style:text-underline-mode="continuous"/>
    </style:style>
    <style:style style:name="T4114" style:parent-style-name="Domyślnaczcionkaakapitu" style:family="text">
      <style:text-properties fo:background-color="#80FFFF"/>
    </style:style>
    <style:style style:name="P4115" style:parent-style-name="Normalny" style:family="paragraph">
      <style:paragraph-properties style:contextual-spacing="true" fo:text-align="justify" fo:line-height="150%" fo:text-indent="0.2479in"/>
    </style:style>
    <style:style style:name="T4116" style:parent-style-name="Domyślnaczcionkaakapitu" style:family="text">
      <style:text-properties fo:background-color="#80FFFF"/>
    </style:style>
    <style:style style:name="P4117" style:parent-style-name="Normalny" style:family="paragraph">
      <style:paragraph-properties style:contextual-spacing="true" fo:text-align="justify" fo:line-height="150%"/>
    </style:style>
    <style:style style:name="T4118" style:parent-style-name="Domyślnaczcionkaakapitu" style:family="text">
      <style:text-properties style:text-underline-type="single" style:text-underline-style="solid" style:text-underline-width="auto" style:text-underline-mode="continuous"/>
    </style:style>
    <style:style style:name="P4119" style:parent-style-name="Normalny" style:family="paragraph">
      <style:paragraph-properties style:contextual-spacing="true" fo:text-align="justify" fo:line-height="150%" fo:text-indent="0.2479in"/>
    </style:style>
    <style:style style:name="T4120" style:parent-style-name="Domyślnaczcionkaakapitu" style:family="text">
      <style:text-properties fo:background-color="#80FFFF"/>
    </style:style>
    <style:style style:name="T4121" style:parent-style-name="Domyślnaczcionkaakapitu" style:family="text">
      <style:text-properties fo:background-color="#80FFFF"/>
    </style:style>
    <style:style style:name="P4122" style:parent-style-name="Normalny" style:family="paragraph">
      <style:paragraph-properties style:contextual-spacing="true" fo:text-align="justify" fo:line-height="150%"/>
    </style:style>
    <style:style style:name="T4123" style:parent-style-name="Domyślnaczcionkaakapitu" style:family="text">
      <style:text-properties fo:background-color="#80FFFF" style:text-underline-type="single" style:text-underline-style="solid" style:text-underline-width="auto" style:text-underline-mode="continuous"/>
    </style:style>
    <style:style style:name="T4124" style:parent-style-name="Domyślnaczcionkaakapitu" style:family="text">
      <style:text-properties style:text-underline-type="single" style:text-underline-style="solid" style:text-underline-width="auto" style:text-underline-mode="continuous"/>
    </style:style>
    <style:style style:name="T4125" style:parent-style-name="Domyślnaczcionkaakapitu" style:family="text">
      <style:text-properties fo:background-color="#80FFFF" style:text-underline-type="single" style:text-underline-style="solid" style:text-underline-width="auto" style:text-underline-mode="continuous"/>
    </style:style>
    <style:style style:name="T4126" style:parent-style-name="Domyślnaczcionkaakapitu" style:family="text">
      <style:text-properties style:text-underline-type="single" style:text-underline-style="solid" style:text-underline-width="auto" style:text-underline-mode="continuous"/>
    </style:style>
    <style:style style:name="P4127" style:parent-style-name="Normalny" style:family="paragraph">
      <style:paragraph-properties style:contextual-spacing="true" fo:text-align="justify" fo:line-height="150%" fo:text-indent="0.2479in"/>
    </style:style>
    <style:style style:name="P4128" style:parent-style-name="Normalny" style:family="paragraph">
      <style:paragraph-properties style:contextual-spacing="true" fo:text-align="justify" fo:line-height="150%"/>
    </style:style>
    <style:style style:name="T4129" style:parent-style-name="Domyślnaczcionkaakapitu" style:family="text">
      <style:text-properties fo:background-color="#80FFFF" style:text-underline-type="single" style:text-underline-style="solid" style:text-underline-width="auto" style:text-underline-mode="continuous"/>
    </style:style>
    <style:style style:name="T4130" style:parent-style-name="Domyślnaczcionkaakapitu" style:family="text">
      <style:text-properties style:text-underline-type="single" style:text-underline-style="solid" style:text-underline-width="auto" style:text-underline-mode="continuous"/>
    </style:style>
    <style:style style:name="T4131" style:parent-style-name="Domyślnaczcionkaakapitu" style:family="text">
      <style:text-properties fo:background-color="#80FFFF" style:text-underline-type="single" style:text-underline-style="solid" style:text-underline-width="auto" style:text-underline-mode="continuous"/>
    </style:style>
    <style:style style:name="T4132" style:parent-style-name="Domyślnaczcionkaakapitu" style:family="text">
      <style:text-properties style:text-underline-type="single" style:text-underline-style="solid" style:text-underline-width="auto" style:text-underline-mode="continuous"/>
    </style:style>
    <style:style style:name="T4133" style:parent-style-name="Domyślnaczcionkaakapitu" style:family="text">
      <style:text-properties fo:background-color="#80FFFF" style:text-underline-type="single" style:text-underline-style="solid" style:text-underline-width="auto" style:text-underline-mode="continuous"/>
    </style:style>
    <style:style style:name="T4134" style:parent-style-name="Domyślnaczcionkaakapitu" style:family="text">
      <style:text-properties fo:background-color="#80FFFF"/>
    </style:style>
    <style:style style:name="P4135" style:parent-style-name="Normalny" style:family="paragraph">
      <style:paragraph-properties style:contextual-spacing="true" fo:text-align="justify" fo:line-height="150%" fo:text-indent="0.2479in"/>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P4142" style:parent-style-name="Normalny" style:family="paragraph">
      <style:paragraph-properties style:contextual-spacing="true" fo:text-align="justify" fo:line-height="150%">
        <style:tab-stops>
          <style:tab-stop style:type="left" style:leader-style="solid" style:leader-text="_" style:position="1.5166in"/>
        </style:tab-stops>
      </style:paragraph-properties>
    </style:style>
    <style:style style:name="T4143" style:parent-style-name="Domyślnaczcionkaakapitu" style:family="text">
      <style:text-properties style:text-underline-type="single" style:text-underline-style="solid" style:text-underline-width="auto" style:text-underline-mode="continuous"/>
    </style:style>
    <style:style style:name="T4144" style:parent-style-name="Domyślnaczcionkaakapitu" style:family="text">
      <style:text-properties fo:background-color="#80FFFF"/>
    </style:style>
    <style:style style:name="P4145" style:parent-style-name="Normalny" style:family="paragraph">
      <style:paragraph-properties style:contextual-spacing="true" fo:text-align="justify" fo:line-height="150%" fo:text-indent="0.2479in"/>
    </style:style>
    <style:style style:name="T4146" style:parent-style-name="Domyślnaczcionkaakapitu" style:family="text">
      <style:text-properties fo:background-color="#80FFFF"/>
    </style:style>
    <style:style style:name="T4147" style:parent-style-name="Domyślnaczcionkaakapitu" style:family="text">
      <style:text-properties fo:background-color="#80FFFF"/>
    </style:style>
    <style:style style:name="P4148" style:parent-style-name="Normalny" style:family="paragraph">
      <style:paragraph-properties style:contextual-spacing="true" fo:text-align="justify" fo:line-height="150%"/>
    </style:style>
    <style:style style:name="T4149" style:parent-style-name="Domyślnaczcionkaakapitu" style:family="text">
      <style:text-properties style:text-underline-type="single" style:text-underline-style="solid" style:text-underline-width="auto" style:text-underline-mode="continuous"/>
    </style:style>
    <style:style style:name="T4150" style:parent-style-name="Domyślnaczcionkaakapitu" style:family="text">
      <style:text-properties fo:background-color="#80FFFF" style:text-underline-type="single" style:text-underline-style="solid" style:text-underline-width="auto" style:text-underline-mode="continuous"/>
    </style:style>
    <style:style style:name="T4151" style:parent-style-name="Domyślnaczcionkaakapitu" style:family="text">
      <style:text-properties style:text-underline-type="single" style:text-underline-style="solid" style:text-underline-width="auto" style:text-underline-mode="continuous"/>
    </style:style>
    <style:style style:name="T4152" style:parent-style-name="Domyślnaczcionkaakapitu" style:family="text">
      <style:text-properties fo:background-color="#80FFFF" style:text-underline-type="single" style:text-underline-style="solid" style:text-underline-width="auto" style:text-underline-mode="continuous"/>
    </style:style>
    <style:style style:name="T4153" style:parent-style-name="Domyślnaczcionkaakapitu" style:family="text">
      <style:text-properties style:text-underline-type="single" style:text-underline-style="solid" style:text-underline-width="auto" style:text-underline-mode="continuous"/>
    </style:style>
    <style:style style:name="T4154" style:parent-style-name="Domyślnaczcionkaakapitu" style:family="text">
      <style:text-properties fo:background-color="#80FFFF" style:text-underline-type="single" style:text-underline-style="solid" style:text-underline-width="auto" style:text-underline-mode="continuous"/>
    </style:style>
    <style:style style:name="T4155" style:parent-style-name="Domyślnaczcionkaakapitu" style:family="text">
      <style:text-properties fo:background-color="#80FFFF"/>
    </style:style>
    <style:style style:name="P4156" style:parent-style-name="Normalny" style:family="paragraph">
      <style:paragraph-properties style:contextual-spacing="true" fo:text-align="justify" fo:line-height="150%" fo:text-indent="0.2479in"/>
    </style:style>
    <style:style style:name="T4157" style:parent-style-name="Domyślnaczcionkaakapitu" style:family="text">
      <style:text-properties fo:background-color="#80FFFF"/>
    </style:style>
    <style:style style:name="T4158" style:parent-style-name="Domyślnaczcionkaakapitu" style:family="text">
      <style:text-properties fo:background-color="#80FFFF"/>
    </style:style>
    <style:style style:name="P4159" style:parent-style-name="Normalny" style:family="paragraph">
      <style:paragraph-properties style:contextual-spacing="true" fo:text-align="justify" fo:line-height="150%"/>
    </style:style>
    <style:style style:name="T4160" style:parent-style-name="Domyślnaczcionkaakapitu" style:family="text">
      <style:text-properties style:text-underline-type="single" style:text-underline-style="solid" style:text-underline-width="auto" style:text-underline-mode="continuous"/>
    </style:style>
    <style:style style:name="T4161" style:parent-style-name="Domyślnaczcionkaakapitu" style:family="text">
      <style:text-properties fo:background-color="#80FFFF"/>
    </style:style>
    <style:style style:name="P4162" style:parent-style-name="Normalny" style:family="paragraph">
      <style:paragraph-properties style:contextual-spacing="true" fo:text-align="justify" fo:line-height="150%" fo:text-indent="0.2479in"/>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P4167" style:parent-style-name="Normalny" style:family="paragraph">
      <style:paragraph-properties style:contextual-spacing="true" fo:text-align="justify" fo:line-height="150%" fo:text-indent="0.2479in"/>
    </style:style>
    <style:style style:name="P4168" style:parent-style-name="Normalny" style:family="paragraph">
      <style:paragraph-properties style:contextual-spacing="true" fo:text-align="justify" fo:line-height="150%"/>
    </style:style>
    <style:style style:name="T4169" style:parent-style-name="Domyślnaczcionkaakapitu" style:family="text">
      <style:text-properties style:text-underline-type="single" style:text-underline-style="solid" style:text-underline-width="auto" style:text-underline-mode="continuous"/>
    </style:style>
    <style:style style:name="T4170" style:parent-style-name="Domyślnaczcionkaakapitu" style:family="text">
      <style:text-properties fo:background-color="#80FFFF" style:text-underline-type="single" style:text-underline-style="solid" style:text-underline-width="auto" style:text-underline-mode="continuous"/>
    </style:style>
    <style:style style:name="T4171" style:parent-style-name="Domyślnaczcionkaakapitu" style:family="text">
      <style:text-properties style:text-underline-type="single" style:text-underline-style="solid" style:text-underline-width="auto" style:text-underline-mode="continuous"/>
    </style:style>
    <style:style style:name="P4172" style:parent-style-name="Normalny" style:family="paragraph">
      <style:paragraph-properties style:contextual-spacing="true" fo:text-align="justify" fo:line-height="150%" fo:text-indent="0.2479in"/>
    </style:style>
    <style:style style:name="T4173" style:parent-style-name="Domyślnaczcionkaakapitu" style:family="text">
      <style:text-properties fo:background-color="#80FFFF"/>
    </style:style>
    <style:style style:name="P4174" style:parent-style-name="Normalny" style:family="paragraph">
      <style:paragraph-properties style:contextual-spacing="true" fo:text-align="justify" fo:line-height="150%"/>
    </style:style>
    <style:style style:name="T4175" style:parent-style-name="Domyślnaczcionkaakapitu" style:family="text">
      <style:text-properties style:text-underline-type="single" style:text-underline-style="solid" style:text-underline-width="auto" style:text-underline-mode="continuous"/>
    </style:style>
    <style:style style:name="T4176" style:parent-style-name="Domyślnaczcionkaakapitu" style:family="text">
      <style:text-properties fo:background-color="#80FFFF"/>
    </style:style>
    <style:style style:name="P4177" style:parent-style-name="Normalny" style:family="paragraph">
      <style:paragraph-properties style:contextual-spacing="true" fo:text-align="justify" fo:line-height="150%" fo:text-indent="0.2479in"/>
    </style:style>
    <style:style style:name="T4178" style:parent-style-name="Domyślnaczcionkaakapitu" style:family="text">
      <style:text-properties fo:background-color="#80FFFF"/>
    </style:style>
    <style:style style:name="P4179" style:parent-style-name="Normalny" style:family="paragraph">
      <style:paragraph-properties style:contextual-spacing="true" fo:text-align="justify" fo:line-height="150%"/>
    </style:style>
    <style:style style:name="T4180" style:parent-style-name="Domyślnaczcionkaakapitu" style:family="text">
      <style:text-properties style:text-underline-type="single" style:text-underline-style="solid" style:text-underline-width="auto" style:text-underline-mode="continuous"/>
    </style:style>
    <style:style style:name="T4181" style:parent-style-name="Domyślnaczcionkaakapitu" style:family="text">
      <style:text-properties fo:background-color="#80FFFF" style:text-underline-type="single" style:text-underline-style="solid" style:text-underline-width="auto" style:text-underline-mode="continuous"/>
    </style:style>
    <style:style style:name="T4182" style:parent-style-name="Domyślnaczcionkaakapitu" style:family="text">
      <style:text-properties style:text-underline-type="single" style:text-underline-style="solid" style:text-underline-width="auto" style:text-underline-mode="continuous"/>
    </style:style>
    <style:style style:name="T4183" style:parent-style-name="Domyślnaczcionkaakapitu" style:family="text">
      <style:text-properties fo:background-color="#80FFFF"/>
    </style:style>
    <style:style style:name="P4184" style:parent-style-name="Normalny" style:family="paragraph">
      <style:paragraph-properties style:contextual-spacing="true" fo:text-align="justify" fo:line-height="150%" fo:text-indent="0.2479in"/>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P4189" style:parent-style-name="Normalny" style:family="paragraph">
      <style:paragraph-properties style:contextual-spacing="true" fo:text-align="justify" fo:line-height="150%"/>
    </style:style>
    <style:style style:name="T4190" style:parent-style-name="Domyślnaczcionkaakapitu" style:family="text">
      <style:text-properties style:text-underline-type="single" style:text-underline-style="solid" style:text-underline-width="auto" style:text-underline-mode="continuous"/>
    </style:style>
    <style:style style:name="T4191" style:parent-style-name="Domyślnaczcionkaakapitu" style:family="text">
      <style:text-properties fo:background-color="#80FFFF" style:text-underline-type="single" style:text-underline-style="solid" style:text-underline-width="auto" style:text-underline-mode="continuous"/>
    </style:style>
    <style:style style:name="T4192" style:parent-style-name="Domyślnaczcionkaakapitu" style:family="text">
      <style:text-properties style:text-underline-type="single" style:text-underline-style="solid" style:text-underline-width="auto" style:text-underline-mode="continuous"/>
    </style:style>
    <style:style style:name="T4193" style:parent-style-name="Domyślnaczcionkaakapitu" style:family="text">
      <style:text-properties fo:background-color="#80FFFF" style:text-underline-type="single" style:text-underline-style="solid" style:text-underline-width="auto" style:text-underline-mode="continuous"/>
    </style:style>
    <style:style style:name="T4194" style:parent-style-name="Domyślnaczcionkaakapitu" style:family="text">
      <style:text-properties fo:background-color="#80FFFF"/>
    </style:style>
    <style:style style:name="P4195" style:parent-style-name="Normalny" style:family="paragraph">
      <style:paragraph-properties style:contextual-spacing="true" fo:text-align="justify" fo:line-height="150%" fo:text-indent="0.2479in"/>
    </style:style>
    <style:style style:name="T4196" style:parent-style-name="Domyślnaczcionkaakapitu" style:family="text">
      <style:text-properties fo:background-color="#80FFFF"/>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P4199" style:parent-style-name="Normalny" style:family="paragraph">
      <style:paragraph-properties style:contextual-spacing="true" fo:text-align="justify" fo:line-height="150%" fo:text-indent="0.2479in">
        <style:tab-stops>
          <style:tab-stop style:type="left" style:leader-style="solid" style:leader-text="_" style:position="1.6375in"/>
        </style:tab-stops>
      </style:paragraph-properties>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P4202" style:parent-style-name="Normalny" style:family="paragraph">
      <style:paragraph-properties style:contextual-spacing="true" fo:text-align="justify" fo:line-height="150%"/>
    </style:style>
    <style:style style:name="T4203" style:parent-style-name="Domyślnaczcionkaakapitu" style:family="text">
      <style:text-properties style:text-underline-type="single" style:text-underline-style="solid" style:text-underline-width="auto" style:text-underline-mode="continuous"/>
    </style:style>
    <style:style style:name="T4204" style:parent-style-name="Domyślnaczcionkaakapitu" style:family="text">
      <style:text-properties fo:background-color="#80FFFF"/>
    </style:style>
    <style:style style:name="P4205" style:parent-style-name="Normalny" style:family="paragraph">
      <style:paragraph-properties style:contextual-spacing="true" fo:text-align="justify" fo:line-height="150%" fo:text-indent="0.2479in"/>
    </style:style>
    <style:style style:name="T4206" style:parent-style-name="Domyślnaczcionkaakapitu" style:family="text">
      <style:text-properties fo:background-color="#80FFFF"/>
    </style:style>
    <style:style style:name="P4207" style:parent-style-name="Normalny" style:family="paragraph">
      <style:paragraph-properties style:contextual-spacing="true" fo:text-align="justify" fo:line-height="150%"/>
    </style:style>
    <style:style style:name="T4208" style:parent-style-name="Domyślnaczcionkaakapitu" style:family="text">
      <style:text-properties style:text-underline-type="single" style:text-underline-style="solid" style:text-underline-width="auto" style:text-underline-mode="continuous"/>
    </style:style>
    <style:style style:name="T4209" style:parent-style-name="Domyślnaczcionkaakapitu" style:family="text">
      <style:text-properties fo:background-color="#80FFFF" style:text-underline-type="single" style:text-underline-style="solid" style:text-underline-width="auto" style:text-underline-mode="continuous"/>
    </style:style>
    <style:style style:name="T4210" style:parent-style-name="Domyślnaczcionkaakapitu" style:family="text">
      <style:text-properties style:text-underline-type="single" style:text-underline-style="solid" style:text-underline-width="auto" style:text-underline-mode="continuous"/>
    </style:style>
    <style:style style:name="P4211" style:parent-style-name="Normalny" style:family="paragraph">
      <style:paragraph-properties style:contextual-spacing="true" fo:text-align="justify" fo:line-height="150%" fo:text-indent="0.2479in"/>
    </style:style>
    <style:style style:name="T4212" style:parent-style-name="Domyślnaczcionkaakapitu" style:family="text">
      <style:text-properties fo:background-color="#80FFFF"/>
    </style:style>
    <style:style style:name="T4213" style:parent-style-name="Domyślnaczcionkaakapitu" style:family="text">
      <style:text-properties fo:background-color="#80FFFF"/>
    </style:style>
    <style:style style:name="P4214" style:parent-style-name="Normalny" style:family="paragraph">
      <style:paragraph-properties style:contextual-spacing="true" fo:text-align="justify" fo:line-height="150%"/>
    </style:style>
    <style:style style:name="T4215" style:parent-style-name="Domyślnaczcionkaakapitu" style:family="text">
      <style:text-properties style:text-underline-type="single" style:text-underline-style="solid" style:text-underline-width="auto" style:text-underline-mode="continuous"/>
    </style:style>
    <style:style style:name="P4216" style:parent-style-name="Normalny" style:family="paragraph">
      <style:paragraph-properties style:contextual-spacing="true" fo:text-align="justify" fo:line-height="150%" fo:text-indent="0.2479in"/>
    </style:style>
    <style:style style:name="T4217" style:parent-style-name="Domyślnaczcionkaakapitu" style:family="text">
      <style:text-properties fo:background-color="#80FFFF"/>
    </style:style>
    <style:style style:name="T4218" style:parent-style-name="Domyślnaczcionkaakapitu" style:family="text">
      <style:text-properties fo:background-color="#80FFFF"/>
    </style:style>
    <style:style style:name="P4219" style:parent-style-name="Normalny" style:family="paragraph">
      <style:paragraph-properties style:contextual-spacing="true" fo:text-align="justify" fo:line-height="150%"/>
    </style:style>
    <style:style style:name="T4220" style:parent-style-name="Domyślnaczcionkaakapitu" style:family="text">
      <style:text-properties style:text-underline-type="single" style:text-underline-style="solid" style:text-underline-width="auto" style:text-underline-mode="continuous"/>
    </style:style>
    <style:style style:name="P4221" style:parent-style-name="Normalny" style:family="paragraph">
      <style:paragraph-properties style:contextual-spacing="true" fo:text-align="justify" fo:line-height="150%" fo:text-indent="0.2479in"/>
    </style:style>
    <style:style style:name="P4222" style:parent-style-name="Normalny" style:family="paragraph">
      <style:paragraph-properties style:contextual-spacing="true" fo:text-align="justify" fo:line-height="150%"/>
    </style:style>
    <style:style style:name="T4223" style:parent-style-name="Domyślnaczcionkaakapitu" style:family="text">
      <style:text-properties style:text-underline-type="single" style:text-underline-style="solid" style:text-underline-width="auto" style:text-underline-mode="continuous"/>
    </style:style>
    <style:style style:name="T4224" style:parent-style-name="Domyślnaczcionkaakapitu" style:family="text">
      <style:text-properties fo:background-color="#80FFFF"/>
    </style:style>
    <style:style style:name="P4225" style:parent-style-name="Normalny" style:family="paragraph">
      <style:paragraph-properties style:contextual-spacing="true" fo:text-align="justify" fo:line-height="150%" fo:text-indent="0.2479in"/>
    </style:style>
    <style:style style:name="T4226" style:parent-style-name="Domyślnaczcionkaakapitu" style:family="text">
      <style:text-properties fo:background-color="#80FFFF"/>
    </style:style>
    <style:style style:name="P4227" style:parent-style-name="Normalny" style:family="paragraph">
      <style:paragraph-properties style:contextual-spacing="true" fo:text-align="justify" fo:line-height="150%" fo:text-indent="0.2479in"/>
    </style:style>
    <style:style style:name="T4228" style:parent-style-name="Domyślnaczcionkaakapitu" style:family="text">
      <style:text-properties fo:background-color="#80FFFF"/>
    </style:style>
    <style:style style:name="P4229" style:parent-style-name="Normalny" style:family="paragraph">
      <style:paragraph-properties style:contextual-spacing="true" fo:text-align="justify" fo:line-height="150%" fo:text-indent="0.2479in"/>
    </style:style>
    <style:style style:name="P4230" style:parent-style-name="Normalny" style:family="paragraph">
      <style:paragraph-properties style:contextual-spacing="true" fo:text-align="justify" fo:line-height="150%"/>
    </style:style>
    <style:style style:name="T4231" style:parent-style-name="Domyślnaczcionkaakapitu" style:family="text">
      <style:text-properties style:text-underline-type="single" style:text-underline-style="solid" style:text-underline-width="auto" style:text-underline-mode="continuous"/>
    </style:style>
    <style:style style:name="T4232" style:parent-style-name="Domyślnaczcionkaakapitu" style:family="text">
      <style:text-properties fo:background-color="#80FFFF" style:text-underline-type="single" style:text-underline-style="solid" style:text-underline-width="auto" style:text-underline-mode="continuous"/>
    </style:style>
    <style:style style:name="T4233" style:parent-style-name="Domyślnaczcionkaakapitu" style:family="text">
      <style:text-properties style:text-underline-type="single" style:text-underline-style="solid" style:text-underline-width="auto" style:text-underline-mode="continuous"/>
    </style:style>
    <style:style style:name="T4234" style:parent-style-name="Domyślnaczcionkaakapitu" style:family="text">
      <style:text-properties fo:background-color="#80FFFF" style:text-underline-type="single" style:text-underline-style="solid" style:text-underline-width="auto" style:text-underline-mode="continuous"/>
    </style:style>
    <style:style style:name="T4235" style:parent-style-name="Domyślnaczcionkaakapitu" style:family="text">
      <style:text-properties style:text-underline-type="single" style:text-underline-style="solid" style:text-underline-width="auto" style:text-underline-mode="continuous"/>
    </style:style>
    <style:style style:name="P4236" style:parent-style-name="Normalny" style:family="paragraph">
      <style:paragraph-properties style:contextual-spacing="true" fo:text-align="justify" fo:line-height="150%" fo:text-indent="0.2479in"/>
    </style:style>
    <style:style style:name="T4237" style:parent-style-name="Domyślnaczcionkaakapitu" style:family="text">
      <style:text-properties fo:background-color="#80FFFF"/>
    </style:style>
    <style:style style:name="P4238" style:parent-style-name="Normalny" style:family="paragraph">
      <style:paragraph-properties style:contextual-spacing="true" fo:text-align="justify" fo:line-height="150%" fo:text-indent="0.2479in"/>
    </style:style>
    <style:style style:name="T4239" style:parent-style-name="Domyślnaczcionkaakapitu" style:family="text">
      <style:text-properties fo:background-color="#80FFFF"/>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T4243" style:parent-style-name="Domyślnaczcionkaakapitu" style:family="text">
      <style:text-properties fo:background-color="#80FFFF"/>
    </style:style>
    <style:style style:name="T4244" style:parent-style-name="Domyślnaczcionkaakapitu" style:family="text">
      <style:text-properties fo:background-color="#80FFFF"/>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T4247" style:parent-style-name="Domyślnaczcionkaakapitu" style:family="text">
      <style:text-properties fo:background-color="#80FFFF"/>
    </style:style>
    <style:style style:name="P4248" style:parent-style-name="Normalny" style:family="paragraph">
      <style:paragraph-properties style:contextual-spacing="true" fo:text-align="justify" fo:line-height="150%"/>
    </style:style>
    <style:style style:name="T4249" style:parent-style-name="Domyślnaczcionkaakapitu" style:family="text">
      <style:text-properties style:text-underline-type="single" style:text-underline-style="solid" style:text-underline-width="auto" style:text-underline-mode="continuous"/>
    </style:style>
    <style:style style:name="T4250" style:parent-style-name="Domyślnaczcionkaakapitu" style:family="text">
      <style:text-properties fo:background-color="#80FFFF"/>
    </style:style>
    <style:style style:name="P4251" style:parent-style-name="Normalny" style:family="paragraph">
      <style:paragraph-properties style:contextual-spacing="true" fo:text-align="justify" fo:line-height="150%" fo:text-indent="0.2479in"/>
    </style:style>
    <style:style style:name="P4252" style:parent-style-name="Normalny" style:family="paragraph">
      <style:paragraph-properties style:contextual-spacing="true" fo:text-align="justify" fo:line-height="150%"/>
    </style:style>
    <style:style style:name="T4253" style:parent-style-name="Domyślnaczcionkaakapitu" style:family="text">
      <style:text-properties style:text-underline-type="single" style:text-underline-style="solid" style:text-underline-width="auto" style:text-underline-mode="continuous"/>
    </style:style>
    <style:style style:name="T4254" style:parent-style-name="Domyślnaczcionkaakapitu" style:family="text">
      <style:text-properties fo:background-color="#80FFFF" style:text-underline-type="single" style:text-underline-style="solid" style:text-underline-width="auto" style:text-underline-mode="continuous"/>
    </style:style>
    <style:style style:name="T4255" style:parent-style-name="Domyślnaczcionkaakapitu" style:family="text">
      <style:text-properties style:text-underline-type="single" style:text-underline-style="solid" style:text-underline-width="auto" style:text-underline-mode="continuous"/>
    </style:style>
    <style:style style:name="T4256" style:parent-style-name="Domyślnaczcionkaakapitu" style:family="text">
      <style:text-properties fo:background-color="#80FFFF"/>
    </style:style>
    <style:style style:name="P4257" style:parent-style-name="Normalny" style:family="paragraph">
      <style:paragraph-properties style:contextual-spacing="true" fo:text-align="justify" fo:line-height="150%" fo:text-indent="0.2479in"/>
    </style:style>
    <style:style style:name="P4258" style:parent-style-name="Normalny" style:family="paragraph">
      <style:paragraph-properties style:contextual-spacing="true" fo:text-align="justify" fo:line-height="150%"/>
    </style:style>
    <style:style style:name="T4259" style:parent-style-name="Domyślnaczcionkaakapitu" style:family="text">
      <style:text-properties style:text-underline-type="single" style:text-underline-style="solid" style:text-underline-width="auto" style:text-underline-mode="continuous"/>
    </style:style>
    <style:style style:name="T4260" style:parent-style-name="Domyślnaczcionkaakapitu" style:family="text">
      <style:text-properties fo:background-color="#80FFFF"/>
    </style:style>
    <style:style style:name="P4261" style:parent-style-name="Normalny" style:family="paragraph">
      <style:paragraph-properties style:contextual-spacing="true" fo:text-align="justify" fo:line-height="150%" fo:text-indent="0.2479in"/>
    </style:style>
    <style:style style:name="T4262" style:parent-style-name="Domyślnaczcionkaakapitu" style:family="text">
      <style:text-properties fo:background-color="#80FFFF"/>
    </style:style>
    <style:style style:name="T4263" style:parent-style-name="Domyślnaczcionkaakapitu" style:family="text">
      <style:text-properties fo:background-color="#80FFFF"/>
    </style:style>
    <style:style style:name="T4264" style:parent-style-name="Domyślnaczcionkaakapitu" style:family="text">
      <style:text-properties fo:background-color="#80FFFF"/>
    </style:style>
    <style:style style:name="T4265" style:parent-style-name="Domyślnaczcionkaakapitu" style:family="text">
      <style:text-properties fo:background-color="#80FFFF"/>
    </style:style>
    <style:style style:name="T4266" style:parent-style-name="Domyślnaczcionkaakapitu" style:family="text">
      <style:text-properties fo:background-color="#80FFFF"/>
    </style:style>
    <style:style style:name="P4267" style:parent-style-name="Normalny" style:family="paragraph">
      <style:paragraph-properties style:contextual-spacing="true" fo:text-align="justify" fo:line-height="150%"/>
    </style:style>
    <style:style style:name="T4268" style:parent-style-name="Domyślnaczcionkaakapitu" style:family="text">
      <style:text-properties style:text-underline-type="single" style:text-underline-style="solid" style:text-underline-width="auto" style:text-underline-mode="continuous"/>
    </style:style>
    <style:style style:name="T4269" style:parent-style-name="Domyślnaczcionkaakapitu" style:family="text">
      <style:text-properties fo:background-color="#80FFFF" style:text-underline-type="single" style:text-underline-style="solid" style:text-underline-width="auto" style:text-underline-mode="continuous"/>
    </style:style>
    <style:style style:name="T4270" style:parent-style-name="Domyślnaczcionkaakapitu" style:family="text">
      <style:text-properties style:text-underline-type="single" style:text-underline-style="solid" style:text-underline-width="auto" style:text-underline-mode="continuous"/>
    </style:style>
    <style:style style:name="P4271" style:parent-style-name="Normalny" style:family="paragraph">
      <style:paragraph-properties style:contextual-spacing="true" fo:text-align="justify" fo:line-height="150%" fo:text-indent="0.2479in"/>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P4275" style:parent-style-name="Normalny" style:family="paragraph">
      <style:paragraph-properties style:contextual-spacing="true" fo:text-align="justify" fo:line-height="150%"/>
    </style:style>
    <style:style style:name="T4276" style:parent-style-name="Domyślnaczcionkaakapitu" style:family="text">
      <style:text-properties style:text-underline-type="single" style:text-underline-style="solid" style:text-underline-width="auto" style:text-underline-mode="continuous"/>
    </style:style>
    <style:style style:name="P4277" style:parent-style-name="Normalny" style:family="paragraph">
      <style:paragraph-properties style:contextual-spacing="true" fo:text-align="justify" fo:line-height="150%" fo:text-indent="0.2479in"/>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T4282" style:parent-style-name="Domyślnaczcionkaakapitu" style:family="text">
      <style:text-properties fo:background-color="#80FFFF"/>
    </style:style>
    <style:style style:name="P4283" style:parent-style-name="Normalny" style:family="paragraph">
      <style:paragraph-properties style:contextual-spacing="true" fo:text-align="justify" fo:line-height="150%">
        <style:tab-stops>
          <style:tab-stop style:type="left" style:position="1.3291in"/>
        </style:tab-stops>
      </style:paragraph-properties>
    </style:style>
    <style:style style:name="T4284" style:parent-style-name="Domyślnaczcionkaakapitu" style:family="text">
      <style:text-properties style:text-underline-type="single" style:text-underline-style="solid" style:text-underline-width="auto" style:text-underline-mode="continuous"/>
    </style:style>
    <style:style style:name="T4285" style:parent-style-name="Domyślnaczcionkaakapitu" style:family="text">
      <style:text-properties fo:background-color="#80FFFF" style:text-underline-type="single" style:text-underline-style="solid" style:text-underline-width="auto" style:text-underline-mode="continuous"/>
    </style:style>
    <style:style style:name="T4286" style:parent-style-name="Domyślnaczcionkaakapitu" style:family="text">
      <style:text-properties style:text-underline-type="single" style:text-underline-style="solid" style:text-underline-width="auto" style:text-underline-mode="continuous"/>
    </style:style>
    <style:style style:name="P4287" style:parent-style-name="Normalny" style:family="paragraph">
      <style:paragraph-properties style:contextual-spacing="true" fo:text-align="justify" fo:line-height="150%" fo:text-indent="0.2479in">
        <style:tab-stops>
          <style:tab-stop style:type="left" style:position="1.3291in"/>
        </style:tab-stops>
      </style:paragraph-properties>
    </style:style>
    <style:style style:name="P4288" style:parent-style-name="Normalny" style:family="paragraph">
      <style:paragraph-properties style:contextual-spacing="true" fo:text-align="justify" fo:line-height="150%" fo:text-indent="0.2479in">
        <style:tab-stops>
          <style:tab-stop style:type="left" style:position="1.3291in"/>
        </style:tab-stops>
      </style:paragraph-properties>
    </style:style>
    <style:style style:name="T4289" style:parent-style-name="Domyślnaczcionkaakapitu" style:family="text">
      <style:text-properties fo:background-color="#80FFFF"/>
    </style:style>
    <style:style style:name="P4290" style:parent-style-name="Normalny" style:family="paragraph">
      <style:paragraph-properties style:contextual-spacing="true" fo:text-align="justify" fo:line-height="150%" fo:text-indent="0.2479in"/>
    </style:style>
    <style:style style:name="T4291" style:parent-style-name="Domyślnaczcionkaakapitu" style:family="text">
      <style:text-properties fo:background-color="#80FFFF"/>
    </style:style>
    <style:style style:name="T4292" style:parent-style-name="Domyślnaczcionkaakapitu" style:family="text">
      <style:text-properties fo:background-color="#80FFFF"/>
    </style:style>
    <style:style style:name="T4293" style:parent-style-name="Domyślnaczcionkaakapitu" style:family="text">
      <style:text-properties fo:background-color="#80FFFF"/>
    </style:style>
    <style:style style:name="T4294" style:parent-style-name="Domyślnaczcionkaakapitu" style:family="text">
      <style:text-properties fo:background-color="#80FFFF"/>
    </style:style>
    <style:style style:name="T4295" style:parent-style-name="Domyślnaczcionkaakapitu" style:family="text">
      <style:text-properties fo:background-color="#80FFFF"/>
    </style:style>
    <style:style style:name="T4296" style:parent-style-name="Domyślnaczcionkaakapitu" style:family="text">
      <style:text-properties fo:background-color="#80FFFF"/>
    </style:style>
    <style:style style:name="T4297" style:parent-style-name="Domyślnaczcionkaakapitu" style:family="text">
      <style:text-properties fo:background-color="#80FFFF"/>
    </style:style>
    <style:style style:name="P4298" style:parent-style-name="Normalny" style:family="paragraph">
      <style:paragraph-properties style:contextual-spacing="true" fo:text-align="justify" fo:line-height="150%"/>
    </style:style>
    <style:style style:name="T4299" style:parent-style-name="Domyślnaczcionkaakapitu" style:family="text">
      <style:text-properties style:text-underline-type="single" style:text-underline-style="solid" style:text-underline-width="auto" style:text-underline-mode="continuous"/>
    </style:style>
    <style:style style:name="T4300" style:parent-style-name="Domyślnaczcionkaakapitu" style:family="text">
      <style:text-properties fo:background-color="#80FFFF" style:text-underline-type="single" style:text-underline-style="solid" style:text-underline-width="auto" style:text-underline-mode="continuous"/>
    </style:style>
    <style:style style:name="T4301" style:parent-style-name="Domyślnaczcionkaakapitu" style:family="text">
      <style:text-properties style:text-underline-type="single" style:text-underline-style="solid" style:text-underline-width="auto" style:text-underline-mode="continuous"/>
    </style:style>
    <style:style style:name="T4302" style:parent-style-name="Domyślnaczcionkaakapitu" style:family="text">
      <style:text-properties fo:background-color="#80FFFF" style:text-underline-type="single" style:text-underline-style="solid" style:text-underline-width="auto" style:text-underline-mode="continuous"/>
    </style:style>
    <style:style style:name="T4303" style:parent-style-name="Domyślnaczcionkaakapitu" style:family="text">
      <style:text-properties style:text-underline-type="single" style:text-underline-style="solid" style:text-underline-width="auto" style:text-underline-mode="continuous"/>
    </style:style>
    <style:style style:name="T4304" style:parent-style-name="Domyślnaczcionkaakapitu" style:family="text">
      <style:text-properties fo:background-color="#80FFFF" style:text-underline-type="single" style:text-underline-style="solid" style:text-underline-width="auto" style:text-underline-mode="continuous"/>
    </style:style>
    <style:style style:name="T4305" style:parent-style-name="Domyślnaczcionkaakapitu" style:family="text">
      <style:text-properties fo:background-color="#80FFFF"/>
    </style:style>
    <style:style style:name="P4306" style:parent-style-name="Normalny" style:family="paragraph">
      <style:paragraph-properties style:contextual-spacing="true" fo:text-align="justify" fo:line-height="150%" fo:text-indent="0.2479in"/>
    </style:style>
    <style:style style:name="T4307" style:parent-style-name="Domyślnaczcionkaakapitu" style:family="text">
      <style:text-properties fo:background-color="#80FFFF"/>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P4310" style:parent-style-name="Normalny" style:family="paragraph">
      <style:paragraph-properties style:contextual-spacing="true" fo:text-align="justify" fo:line-height="150%" fo:text-indent="0.2479in"/>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T4316" style:parent-style-name="Domyślnaczcionkaakapitu" style:family="text">
      <style:text-properties fo:background-color="#80FFFF"/>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P4320" style:parent-style-name="Normalny" style:family="paragraph">
      <style:paragraph-properties style:contextual-spacing="true" fo:text-align="justify" fo:line-height="150%" fo:text-indent="0.2479in"/>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P4324" style:parent-style-name="Normalny" style:family="paragraph">
      <style:paragraph-properties style:contextual-spacing="true" fo:text-align="justify" fo:line-height="150%" fo:text-indent="0.2479in">
        <style:tab-stops>
          <style:tab-stop style:type="left" style:leader-style="solid" style:leader-text="_" style:position="1.6458in"/>
        </style:tab-stops>
      </style:paragraph-properties>
    </style:style>
    <style:style style:name="T4325" style:parent-style-name="Domyślnaczcionkaakapitu" style:family="text">
      <style:text-properties fo:background-color="#80FFFF"/>
    </style:style>
    <style:style style:name="P4326" style:parent-style-name="Normalny" style:family="paragraph">
      <style:paragraph-properties style:contextual-spacing="true" fo:text-align="justify" fo:line-height="150%">
        <style:tab-stops>
          <style:tab-stop style:type="left" style:leader-style="solid" style:leader-text="_" style:position="1.6458in"/>
        </style:tab-stops>
      </style:paragraph-properties>
    </style:style>
    <style:style style:name="T4327" style:parent-style-name="Domyślnaczcionkaakapitu" style:family="text">
      <style:text-properties style:text-underline-type="single" style:text-underline-style="solid" style:text-underline-width="auto" style:text-underline-mode="continuous"/>
    </style:style>
    <style:style style:name="T4328" style:parent-style-name="Domyślnaczcionkaakapitu" style:family="text">
      <style:text-properties fo:background-color="#80FFFF"/>
    </style:style>
    <style:style style:name="P4329" style:parent-style-name="Normalny" style:family="paragraph">
      <style:paragraph-properties style:contextual-spacing="true" fo:text-align="justify" fo:line-height="150%" fo:text-indent="0.2479in"/>
    </style:style>
    <style:style style:name="T4330" style:parent-style-name="Domyślnaczcionkaakapitu" style:family="text">
      <style:text-properties fo:background-color="#80FFFF"/>
    </style:style>
    <style:style style:name="P4331" style:parent-style-name="Normalny" style:family="paragraph">
      <style:paragraph-properties style:contextual-spacing="true" fo:text-align="justify" fo:line-height="150%"/>
    </style:style>
    <style:style style:name="T4332" style:parent-style-name="Domyślnaczcionkaakapitu" style:family="text">
      <style:text-properties style:text-underline-type="single" style:text-underline-style="solid" style:text-underline-width="auto" style:text-underline-mode="continuous"/>
    </style:style>
    <style:style style:name="P4333" style:parent-style-name="Normalny" style:family="paragraph">
      <style:paragraph-properties style:contextual-spacing="true" fo:text-align="justify" fo:line-height="150%" fo:text-indent="0.2479in"/>
    </style:style>
    <style:style style:name="T4334" style:parent-style-name="Domyślnaczcionkaakapitu" style:family="text">
      <style:text-properties fo:background-color="#80FFFF"/>
    </style:style>
    <style:style style:name="T4335" style:parent-style-name="Domyślnaczcionkaakapitu" style:family="text">
      <style:text-properties fo:background-color="#80FFFF"/>
    </style:style>
    <style:style style:name="T4336" style:parent-style-name="Domyślnaczcionkaakapitu" style:family="text">
      <style:text-properties fo:background-color="#80FFFF"/>
    </style:style>
    <style:style style:name="T4337" style:parent-style-name="Domyślnaczcionkaakapitu" style:family="text">
      <style:text-properties fo:background-color="#80FFFF"/>
    </style:style>
    <style:style style:name="T4338" style:parent-style-name="Domyślnaczcionkaakapitu" style:family="text">
      <style:text-properties fo:background-color="#80FFFF"/>
    </style:style>
    <style:style style:name="T4339" style:parent-style-name="Domyślnaczcionkaakapitu" style:family="text">
      <style:text-properties fo:background-color="#80FFFF"/>
    </style:style>
    <style:style style:name="P4340" style:parent-style-name="Normalny" style:family="paragraph">
      <style:paragraph-properties style:contextual-spacing="true" fo:text-align="justify" fo:line-height="150%">
        <style:tab-stops>
          <style:tab-stop style:type="left" style:leader-style="solid" style:leader-text="_" style:position="1.3958in"/>
        </style:tab-stops>
      </style:paragraph-properties>
    </style:style>
    <style:style style:name="T4341" style:parent-style-name="Domyślnaczcionkaakapitu" style:family="text">
      <style:text-properties style:text-underline-type="single" style:text-underline-style="solid" style:text-underline-width="auto" style:text-underline-mode="continuous"/>
    </style:style>
    <style:style style:name="T4342" style:parent-style-name="Domyślnaczcionkaakapitu" style:family="text">
      <style:text-properties fo:background-color="#80FFFF"/>
    </style:style>
    <style:style style:name="P4343" style:parent-style-name="Normalny" style:family="paragraph">
      <style:paragraph-properties style:contextual-spacing="true" fo:text-align="justify" fo:line-height="150%" fo:text-indent="0.2479in"/>
    </style:style>
    <style:style style:name="T4344" style:parent-style-name="Domyślnaczcionkaakapitu" style:family="text">
      <style:text-properties fo:background-color="#80FFFF"/>
    </style:style>
    <style:style style:name="P4345" style:parent-style-name="Normalny" style:family="paragraph">
      <style:paragraph-properties style:contextual-spacing="true" fo:text-align="justify" fo:line-height="150%"/>
    </style:style>
    <style:style style:name="T4346" style:parent-style-name="Domyślnaczcionkaakapitu" style:family="text">
      <style:text-properties style:text-underline-type="single" style:text-underline-style="solid" style:text-underline-width="auto" style:text-underline-mode="continuous"/>
    </style:style>
    <style:style style:name="T4347" style:parent-style-name="Domyślnaczcionkaakapitu" style:family="text">
      <style:text-properties fo:background-color="#80FFFF" style:text-underline-type="single" style:text-underline-style="solid" style:text-underline-width="auto" style:text-underline-mode="continuous"/>
    </style:style>
    <style:style style:name="T4348" style:parent-style-name="Domyślnaczcionkaakapitu" style:family="text">
      <style:text-properties style:text-underline-type="single" style:text-underline-style="solid" style:text-underline-width="auto" style:text-underline-mode="continuous"/>
    </style:style>
    <style:style style:name="T4349" style:parent-style-name="Domyślnaczcionkaakapitu" style:family="text">
      <style:text-properties fo:background-color="#80FFFF" style:text-underline-type="single" style:text-underline-style="solid" style:text-underline-width="auto" style:text-underline-mode="continuous"/>
    </style:style>
    <style:style style:name="T4350" style:parent-style-name="Domyślnaczcionkaakapitu" style:family="text">
      <style:text-properties style:text-underline-type="single" style:text-underline-style="solid" style:text-underline-width="auto" style:text-underline-mode="continuous"/>
    </style:style>
    <style:style style:name="T4351" style:parent-style-name="Domyślnaczcionkaakapitu" style:family="text">
      <style:text-properties fo:background-color="#80FFFF" style:text-underline-type="single" style:text-underline-style="solid" style:text-underline-width="auto" style:text-underline-mode="continuous"/>
    </style:style>
    <style:style style:name="P4352" style:parent-style-name="Normalny" style:family="paragraph">
      <style:paragraph-properties style:contextual-spacing="true" fo:text-align="justify" fo:line-height="150%" fo:text-indent="0.2479in"/>
    </style:style>
    <style:style style:name="P4353" style:parent-style-name="Normalny" style:family="paragraph">
      <style:paragraph-properties style:contextual-spacing="true" fo:text-align="justify" fo:line-height="150%"/>
    </style:style>
    <style:style style:name="T4354" style:parent-style-name="Domyślnaczcionkaakapitu" style:family="text">
      <style:text-properties style:text-underline-type="single" style:text-underline-style="solid" style:text-underline-width="auto" style:text-underline-mode="continuous"/>
    </style:style>
    <style:style style:name="T4355" style:parent-style-name="Domyślnaczcionkaakapitu" style:family="text">
      <style:text-properties fo:background-color="#80FFFF" style:text-underline-type="single" style:text-underline-style="solid" style:text-underline-width="auto" style:text-underline-mode="continuous"/>
    </style:style>
    <style:style style:name="T4356" style:parent-style-name="Domyślnaczcionkaakapitu" style:family="text">
      <style:text-properties style:text-underline-type="single" style:text-underline-style="solid" style:text-underline-width="auto" style:text-underline-mode="continuous"/>
    </style:style>
    <style:style style:name="P4357" style:parent-style-name="Normalny" style:family="paragraph">
      <style:paragraph-properties style:contextual-spacing="true" fo:text-align="justify" fo:line-height="150%" fo:text-indent="0.2479in"/>
    </style:style>
    <style:style style:name="T4358" style:parent-style-name="Domyślnaczcionkaakapitu" style:family="text">
      <style:text-properties fo:background-color="#80FFFF"/>
    </style:style>
    <style:style style:name="P4359" style:parent-style-name="Normalny" style:family="paragraph">
      <style:paragraph-properties style:contextual-spacing="true" fo:text-align="justify" fo:line-height="150%"/>
    </style:style>
    <style:style style:name="T4360" style:parent-style-name="Domyślnaczcionkaakapitu" style:family="text">
      <style:text-properties style:text-underline-type="single" style:text-underline-style="solid" style:text-underline-width="auto" style:text-underline-mode="continuous"/>
    </style:style>
    <style:style style:name="T4361" style:parent-style-name="Domyślnaczcionkaakapitu" style:family="text">
      <style:text-properties fo:background-color="#80FFFF"/>
    </style:style>
    <style:style style:name="P4362" style:parent-style-name="Normalny" style:family="paragraph">
      <style:paragraph-properties style:contextual-spacing="true" fo:text-align="justify" fo:line-height="150%" fo:text-indent="0.2479in"/>
    </style:style>
    <style:style style:name="P4363" style:parent-style-name="Normalny" style:family="paragraph">
      <style:paragraph-properties style:contextual-spacing="true" fo:text-align="justify" fo:line-height="150%"/>
    </style:style>
    <style:style style:name="T4364" style:parent-style-name="Domyślnaczcionkaakapitu" style:family="text">
      <style:text-properties style:text-underline-type="single" style:text-underline-style="solid" style:text-underline-width="auto" style:text-underline-mode="continuous"/>
    </style:style>
    <style:style style:name="T4365" style:parent-style-name="Domyślnaczcionkaakapitu" style:family="text">
      <style:text-properties fo:background-color="#80FFFF" style:text-underline-type="single" style:text-underline-style="solid" style:text-underline-width="auto" style:text-underline-mode="continuous"/>
    </style:style>
    <style:style style:name="T4366" style:parent-style-name="Domyślnaczcionkaakapitu" style:family="text">
      <style:text-properties style:text-underline-type="single" style:text-underline-style="solid" style:text-underline-width="auto" style:text-underline-mode="continuous"/>
    </style:style>
    <style:style style:name="P4367" style:parent-style-name="Normalny" style:family="paragraph">
      <style:paragraph-properties style:contextual-spacing="true" fo:text-align="justify" fo:line-height="150%" fo:text-indent="0.2479in"/>
    </style:style>
    <style:style style:name="T4368" style:parent-style-name="Domyślnaczcionkaakapitu" style:family="text">
      <style:text-properties fo:background-color="#80FFFF"/>
    </style:style>
    <style:style style:name="P4369" style:parent-style-name="Normalny" style:family="paragraph">
      <style:paragraph-properties style:contextual-spacing="true" fo:text-align="justify" fo:line-height="150%" fo:text-indent="0.2479in"/>
    </style:style>
    <style:style style:name="T4370" style:parent-style-name="Domyślnaczcionkaakapitu" style:family="text">
      <style:text-properties fo:background-color="#80FFFF"/>
    </style:style>
    <style:style style:name="T4371" style:parent-style-name="Domyślnaczcionkaakapitu" style:family="text">
      <style:text-properties fo:background-color="#80FFFF"/>
    </style:style>
    <style:style style:name="T4372" style:parent-style-name="Domyślnaczcionkaakapitu" style:family="text">
      <style:text-properties fo:background-color="#80FFFF"/>
    </style:style>
    <style:style style:name="P4373" style:parent-style-name="Normalny" style:family="paragraph">
      <style:paragraph-properties style:contextual-spacing="true" fo:text-align="justify" fo:line-height="150%"/>
    </style:style>
    <style:style style:name="T4374" style:parent-style-name="Domyślnaczcionkaakapitu" style:family="text">
      <style:text-properties style:text-underline-type="single" style:text-underline-style="solid" style:text-underline-width="auto" style:text-underline-mode="continuous"/>
    </style:style>
    <style:style style:name="T4375" style:parent-style-name="Domyślnaczcionkaakapitu" style:family="text">
      <style:text-properties fo:background-color="#80FFFF"/>
    </style:style>
    <style:style style:name="P4376" style:parent-style-name="Normalny" style:family="paragraph">
      <style:paragraph-properties style:contextual-spacing="true" fo:text-align="justify" fo:line-height="150%" fo:text-indent="0.2479in"/>
    </style:style>
    <style:style style:name="T4377" style:parent-style-name="Domyślnaczcionkaakapitu" style:family="text">
      <style:text-properties fo:background-color="#80FFFF"/>
    </style:style>
    <style:style style:name="T4378" style:parent-style-name="Domyślnaczcionkaakapitu" style:family="text">
      <style:text-properties fo:background-color="#80FFFF"/>
    </style:style>
    <style:style style:name="P4379" style:parent-style-name="Normalny" style:family="paragraph">
      <style:paragraph-properties style:contextual-spacing="true" fo:text-align="justify" fo:line-height="150%" fo:text-indent="0.2479in"/>
    </style:style>
    <style:style style:name="P4380" style:parent-style-name="Normalny" style:family="paragraph">
      <style:paragraph-properties style:contextual-spacing="true" fo:text-align="justify" fo:line-height="150%"/>
    </style:style>
    <style:style style:name="T4381" style:parent-style-name="Domyślnaczcionkaakapitu" style:family="text">
      <style:text-properties style:text-underline-type="single" style:text-underline-style="solid" style:text-underline-width="auto" style:text-underline-mode="continuous"/>
    </style:style>
    <style:style style:name="T4382" style:parent-style-name="Domyślnaczcionkaakapitu" style:family="text">
      <style:text-properties fo:background-color="#80FFFF" style:text-underline-type="single" style:text-underline-style="solid" style:text-underline-width="auto" style:text-underline-mode="continuous"/>
    </style:style>
    <style:style style:name="T4383" style:parent-style-name="Domyślnaczcionkaakapitu" style:family="text">
      <style:text-properties style:text-underline-type="single" style:text-underline-style="solid" style:text-underline-width="auto" style:text-underline-mode="continuous"/>
    </style:style>
    <style:style style:name="T4384" style:parent-style-name="Domyślnaczcionkaakapitu" style:family="text">
      <style:text-properties fo:background-color="#80FFFF" style:text-underline-type="single" style:text-underline-style="solid" style:text-underline-width="auto" style:text-underline-mode="continuous"/>
    </style:style>
    <style:style style:name="T4385" style:parent-style-name="Domyślnaczcionkaakapitu" style:family="text">
      <style:text-properties style:text-underline-type="single" style:text-underline-style="solid" style:text-underline-width="auto" style:text-underline-mode="continuous"/>
    </style:style>
    <style:style style:name="P4386" style:parent-style-name="Normalny" style:family="paragraph">
      <style:paragraph-properties style:contextual-spacing="true" fo:text-align="justify" fo:line-height="150%" fo:text-indent="0.2479in"/>
    </style:style>
    <style:style style:name="P4387" style:parent-style-name="Normalny" style:family="paragraph">
      <style:paragraph-properties style:contextual-spacing="true" fo:text-align="justify" fo:line-height="150%" fo:text-indent="0.2479in"/>
    </style:style>
    <style:style style:name="T4388" style:parent-style-name="Domyślnaczcionkaakapitu" style:family="text">
      <style:text-properties fo:background-color="#80FFFF"/>
    </style:style>
    <style:style style:name="P4389" style:parent-style-name="Normalny" style:family="paragraph">
      <style:paragraph-properties style:contextual-spacing="true" fo:text-align="justify" fo:line-height="150%"/>
    </style:style>
    <style:style style:name="T4390" style:parent-style-name="Domyślnaczcionkaakapitu" style:family="text">
      <style:text-properties style:text-underline-type="single" style:text-underline-style="solid" style:text-underline-width="auto" style:text-underline-mode="continuous"/>
    </style:style>
    <style:style style:name="T4391" style:parent-style-name="Domyślnaczcionkaakapitu" style:family="text">
      <style:text-properties fo:background-color="#80FFFF" style:text-underline-type="single" style:text-underline-style="solid" style:text-underline-width="auto" style:text-underline-mode="continuous"/>
    </style:style>
    <style:style style:name="T4392" style:parent-style-name="Domyślnaczcionkaakapitu" style:family="text">
      <style:text-properties style:text-underline-type="single" style:text-underline-style="solid" style:text-underline-width="auto" style:text-underline-mode="continuous"/>
    </style:style>
    <style:style style:name="T4393" style:parent-style-name="Domyślnaczcionkaakapitu" style:family="text">
      <style:text-properties fo:background-color="#80FFFF" style:text-underline-type="single" style:text-underline-style="solid" style:text-underline-width="auto" style:text-underline-mode="continuous"/>
    </style:style>
    <style:style style:name="T4394" style:parent-style-name="Domyślnaczcionkaakapitu" style:family="text">
      <style:text-properties style:text-underline-type="single" style:text-underline-style="solid" style:text-underline-width="auto" style:text-underline-mode="continuous"/>
    </style:style>
    <style:style style:name="P4395" style:parent-style-name="Normalny" style:family="paragraph">
      <style:paragraph-properties style:contextual-spacing="true" fo:text-align="justify" fo:line-height="150%" fo:text-indent="0.2479in"/>
    </style:style>
    <style:style style:name="T4396" style:parent-style-name="Domyślnaczcionkaakapitu" style:family="text">
      <style:text-properties fo:background-color="#80FFFF"/>
    </style:style>
    <style:style style:name="T4397" style:parent-style-name="Domyślnaczcionkaakapitu" style:family="text">
      <style:text-properties fo:background-color="#80FFFF"/>
    </style:style>
    <style:style style:name="T4398" style:parent-style-name="Domyślnaczcionkaakapitu" style:family="text">
      <style:text-properties fo:background-color="#80FFFF"/>
    </style:style>
    <style:style style:name="T4399" style:parent-style-name="Domyślnaczcionkaakapitu" style:family="text">
      <style:text-properties fo:background-color="#80FFFF"/>
    </style:style>
    <style:style style:name="T4400" style:parent-style-name="Domyślnaczcionkaakapitu" style:family="text">
      <style:text-properties fo:background-color="#80FFFF"/>
    </style:style>
    <style:style style:name="P4401" style:parent-style-name="Normalny" style:family="paragraph">
      <style:paragraph-properties style:contextual-spacing="true" fo:text-align="justify" fo:line-height="150%"/>
    </style:style>
    <style:style style:name="T4402" style:parent-style-name="Domyślnaczcionkaakapitu" style:family="text">
      <style:text-properties style:text-underline-type="single" style:text-underline-style="solid" style:text-underline-width="auto" style:text-underline-mode="continuous"/>
    </style:style>
    <style:style style:name="P4403" style:parent-style-name="Normalny" style:family="paragraph">
      <style:paragraph-properties style:contextual-spacing="true" fo:text-align="justify" fo:line-height="150%" fo:text-indent="0.2479in"/>
    </style:style>
    <style:style style:name="P4404" style:parent-style-name="Normalny" style:family="paragraph">
      <style:paragraph-properties style:contextual-spacing="true" fo:text-align="justify" fo:line-height="150%"/>
    </style:style>
    <style:style style:name="T4405" style:parent-style-name="Domyślnaczcionkaakapitu" style:family="text">
      <style:text-properties style:text-underline-type="single" style:text-underline-style="solid" style:text-underline-width="auto" style:text-underline-mode="continuous"/>
    </style:style>
    <style:style style:name="T4406" style:parent-style-name="Domyślnaczcionkaakapitu" style:family="text">
      <style:text-properties fo:background-color="#80FFFF" style:text-underline-type="single" style:text-underline-style="solid" style:text-underline-width="auto" style:text-underline-mode="continuous"/>
    </style:style>
    <style:style style:name="T4407" style:parent-style-name="Domyślnaczcionkaakapitu" style:family="text">
      <style:text-properties style:text-underline-type="single" style:text-underline-style="solid" style:text-underline-width="auto" style:text-underline-mode="continuous"/>
    </style:style>
    <style:style style:name="T4408" style:parent-style-name="Domyślnaczcionkaakapitu" style:family="text">
      <style:text-properties fo:background-color="#80FFFF" style:text-underline-type="single" style:text-underline-style="solid" style:text-underline-width="auto" style:text-underline-mode="continuous"/>
    </style:style>
    <style:style style:name="T4409" style:parent-style-name="Domyślnaczcionkaakapitu" style:family="text">
      <style:text-properties style:text-underline-type="single" style:text-underline-style="solid" style:text-underline-width="auto" style:text-underline-mode="continuous"/>
    </style:style>
    <style:style style:name="T4410" style:parent-style-name="Domyślnaczcionkaakapitu" style:family="text">
      <style:text-properties fo:background-color="#80FFFF"/>
    </style:style>
    <style:style style:name="P4411" style:parent-style-name="Normalny" style:family="paragraph">
      <style:paragraph-properties style:contextual-spacing="true" fo:text-align="justify" fo:line-height="150%" fo:text-indent="0.2479in"/>
    </style:style>
    <style:style style:name="T4412" style:parent-style-name="Domyślnaczcionkaakapitu" style:family="text">
      <style:text-properties fo:background-color="#80FFFF"/>
    </style:style>
    <style:style style:name="P4413" style:parent-style-name="Normalny" style:family="paragraph">
      <style:paragraph-properties style:contextual-spacing="true" fo:text-align="justify" fo:line-height="150%"/>
    </style:style>
    <style:style style:name="T4414" style:parent-style-name="Domyślnaczcionkaakapitu" style:family="text">
      <style:text-properties style:text-underline-type="single" style:text-underline-style="solid" style:text-underline-width="auto" style:text-underline-mode="continuous"/>
    </style:style>
    <style:style style:name="T4415" style:parent-style-name="Domyślnaczcionkaakapitu" style:family="text">
      <style:text-properties fo:background-color="#80FFFF" style:text-underline-type="single" style:text-underline-style="solid" style:text-underline-width="auto" style:text-underline-mode="continuous"/>
    </style:style>
    <style:style style:name="T4416" style:parent-style-name="Domyślnaczcionkaakapitu" style:family="text">
      <style:text-properties style:text-underline-type="single" style:text-underline-style="solid" style:text-underline-width="auto" style:text-underline-mode="continuous"/>
    </style:style>
    <style:style style:name="T4417" style:parent-style-name="Domyślnaczcionkaakapitu" style:family="text">
      <style:text-properties fo:background-color="#80FFFF" style:text-underline-type="single" style:text-underline-style="solid" style:text-underline-width="auto" style:text-underline-mode="continuous"/>
    </style:style>
    <style:style style:name="T4418" style:parent-style-name="Domyślnaczcionkaakapitu" style:family="text">
      <style:text-properties fo:background-color="#80FFFF"/>
    </style:style>
    <style:style style:name="P4419" style:parent-style-name="Normalny" style:family="paragraph">
      <style:paragraph-properties style:contextual-spacing="true" fo:text-align="justify" fo:line-height="150%" fo:text-indent="0.2479in"/>
    </style:style>
    <style:style style:name="T4420" style:parent-style-name="Domyślnaczcionkaakapitu" style:family="text">
      <style:text-properties fo:background-color="#80FFFF"/>
    </style:style>
    <style:style style:name="T4421" style:parent-style-name="Domyślnaczcionkaakapitu" style:family="text">
      <style:text-properties fo:background-color="#80FFFF"/>
    </style:style>
    <style:style style:name="P4422" style:parent-style-name="Normalny" style:family="paragraph">
      <style:paragraph-properties style:contextual-spacing="true" fo:text-align="justify" fo:line-height="150%"/>
    </style:style>
    <style:style style:name="P4423" style:parent-style-name="Normalny" style:family="paragraph">
      <style:paragraph-properties style:contextual-spacing="true" fo:text-align="justify" fo:line-height="150%"/>
    </style:style>
    <style:style style:name="P4424" style:parent-style-name="Normalny" style:family="paragraph">
      <style:paragraph-properties style:contextual-spacing="true" fo:text-align="justify" fo:line-height="150%"/>
    </style:style>
    <style:style style:name="P4425" style:parent-style-name="Normalny" style:family="paragraph">
      <style:paragraph-properties style:contextual-spacing="true" fo:text-align="justify" fo:line-height="150%"/>
    </style:style>
    <style:style style:name="T4426" style:parent-style-name="Domyślnaczcionkaakapitu" style:family="text">
      <style:text-properties style:text-underline-type="single" style:text-underline-style="solid" style:text-underline-width="auto" style:text-underline-mode="continuous"/>
    </style:style>
    <style:style style:name="T4427" style:parent-style-name="Domyślnaczcionkaakapitu" style:family="text">
      <style:text-properties fo:background-color="#80FFFF" style:text-underline-type="single" style:text-underline-style="solid" style:text-underline-width="auto" style:text-underline-mode="continuous"/>
    </style:style>
    <style:style style:name="T4428" style:parent-style-name="Domyślnaczcionkaakapitu" style:family="text">
      <style:text-properties style:text-underline-type="single" style:text-underline-style="solid" style:text-underline-width="auto" style:text-underline-mode="continuous"/>
    </style:style>
    <style:style style:name="T4429" style:parent-style-name="Domyślnaczcionkaakapitu" style:family="text">
      <style:text-properties fo:background-color="#80FFFF" style:text-underline-type="single" style:text-underline-style="solid" style:text-underline-width="auto" style:text-underline-mode="continuous"/>
    </style:style>
    <style:style style:name="T4430" style:parent-style-name="Domyślnaczcionkaakapitu" style:family="text">
      <style:text-properties style:text-underline-type="single" style:text-underline-style="solid" style:text-underline-width="auto" style:text-underline-mode="continuous"/>
    </style:style>
    <style:style style:name="T4431" style:parent-style-name="Domyślnaczcionkaakapitu" style:family="text">
      <style:text-properties fo:background-color="#80FFFF" style:text-underline-type="single" style:text-underline-style="solid" style:text-underline-width="auto" style:text-underline-mode="continuous"/>
    </style:style>
    <style:style style:name="T4432" style:parent-style-name="Domyślnaczcionkaakapitu" style:family="text">
      <style:text-properties fo:background-color="#80FFFF"/>
    </style:style>
    <style:style style:name="P4433" style:parent-style-name="Normalny" style:family="paragraph">
      <style:paragraph-properties style:contextual-spacing="true" fo:text-align="justify" fo:line-height="150%" fo:text-indent="0.2479in"/>
    </style:style>
    <style:style style:name="P4434" style:parent-style-name="Normalny" style:family="paragraph">
      <style:paragraph-properties style:contextual-spacing="true" fo:text-align="justify" fo:line-height="150%"/>
    </style:style>
    <style:style style:name="T4435" style:parent-style-name="Domyślnaczcionkaakapitu" style:family="text">
      <style:text-properties style:text-underline-type="single" style:text-underline-style="solid" style:text-underline-width="auto" style:text-underline-mode="continuous"/>
    </style:style>
    <style:style style:name="T4436" style:parent-style-name="Domyślnaczcionkaakapitu" style:family="text">
      <style:text-properties fo:background-color="#80FFFF"/>
    </style:style>
    <style:style style:name="P4437" style:parent-style-name="Normalny" style:family="paragraph">
      <style:paragraph-properties style:contextual-spacing="true" fo:text-align="justify" fo:line-height="150%" fo:text-indent="0.2479in"/>
    </style:style>
    <style:style style:name="T4438" style:parent-style-name="Domyślnaczcionkaakapitu" style:family="text">
      <style:text-properties fo:background-color="#80FFFF"/>
    </style:style>
    <style:style style:name="T4439" style:parent-style-name="Domyślnaczcionkaakapitu" style:family="text">
      <style:text-properties fo:background-color="#80FFFF"/>
    </style:style>
    <style:style style:name="T4440" style:parent-style-name="Domyślnaczcionkaakapitu" style:family="text">
      <style:text-properties fo:background-color="#80FFFF"/>
    </style:style>
    <style:style style:name="T4441" style:parent-style-name="Domyślnaczcionkaakapitu" style:family="text">
      <style:text-properties fo:background-color="#80FFFF"/>
    </style:style>
    <style:style style:name="T4442" style:parent-style-name="Domyślnaczcionkaakapitu" style:family="text">
      <style:text-properties fo:background-color="#80FFFF"/>
    </style:style>
    <style:style style:name="P4443" style:parent-style-name="Normalny" style:family="paragraph">
      <style:paragraph-properties style:contextual-spacing="true" fo:text-align="justify" fo:line-height="150%"/>
    </style:style>
    <style:style style:name="T4444" style:parent-style-name="Domyślnaczcionkaakapitu" style:family="text">
      <style:text-properties style:text-underline-type="single" style:text-underline-style="solid" style:text-underline-width="auto" style:text-underline-mode="continuous"/>
    </style:style>
    <style:style style:name="P4445" style:parent-style-name="Normalny" style:family="paragraph">
      <style:paragraph-properties style:contextual-spacing="true" fo:text-align="justify" fo:line-height="150%" fo:text-indent="0.2479in"/>
    </style:style>
    <style:style style:name="T4446" style:parent-style-name="Domyślnaczcionkaakapitu" style:family="text">
      <style:text-properties fo:background-color="#80FFFF"/>
    </style:style>
    <style:style style:name="P4447" style:parent-style-name="Normalny" style:family="paragraph">
      <style:paragraph-properties style:contextual-spacing="true" fo:text-align="justify" fo:line-height="150%"/>
    </style:style>
    <style:style style:name="T4448" style:parent-style-name="Domyślnaczcionkaakapitu" style:family="text">
      <style:text-properties style:text-underline-type="single" style:text-underline-style="solid" style:text-underline-width="auto" style:text-underline-mode="continuous"/>
    </style:style>
    <style:style style:name="T4449" style:parent-style-name="Domyślnaczcionkaakapitu" style:family="text">
      <style:text-properties fo:background-color="#80FFFF" style:text-underline-type="single" style:text-underline-style="solid" style:text-underline-width="auto" style:text-underline-mode="continuous"/>
    </style:style>
    <style:style style:name="T4450" style:parent-style-name="Domyślnaczcionkaakapitu" style:family="text">
      <style:text-properties style:text-underline-type="single" style:text-underline-style="solid" style:text-underline-width="auto" style:text-underline-mode="continuous"/>
    </style:style>
    <style:style style:name="P4451" style:parent-style-name="Normalny" style:family="paragraph">
      <style:paragraph-properties style:contextual-spacing="true" fo:text-align="justify" fo:line-height="150%" fo:text-indent="0.2479in"/>
    </style:style>
    <style:style style:name="T4452" style:parent-style-name="Domyślnaczcionkaakapitu" style:family="text">
      <style:text-properties fo:background-color="#80FFFF"/>
    </style:style>
    <style:style style:name="P4453" style:parent-style-name="Normalny" style:family="paragraph">
      <style:paragraph-properties style:contextual-spacing="true" fo:text-align="justify" fo:line-height="150%" fo:text-indent="0.2479in"/>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P4456" style:parent-style-name="Normalny" style:family="paragraph">
      <style:paragraph-properties style:contextual-spacing="true" fo:text-align="justify" fo:line-height="150%"/>
    </style:style>
    <style:style style:name="T4457" style:parent-style-name="Domyślnaczcionkaakapitu" style:family="text">
      <style:text-properties style:text-underline-type="single" style:text-underline-style="solid" style:text-underline-width="auto" style:text-underline-mode="continuous"/>
    </style:style>
    <style:style style:name="T4458" style:parent-style-name="Domyślnaczcionkaakapitu" style:family="text">
      <style:text-properties fo:background-color="#80FFFF"/>
    </style:style>
    <style:style style:name="P4459" style:parent-style-name="Normalny" style:family="paragraph">
      <style:paragraph-properties style:contextual-spacing="true" fo:text-align="justify" fo:line-height="150%" fo:text-indent="0.2479in"/>
    </style:style>
    <style:style style:name="P4460" style:parent-style-name="Normalny" style:family="paragraph">
      <style:paragraph-properties style:contextual-spacing="true" fo:text-align="justify" fo:line-height="150%"/>
    </style:style>
    <style:style style:name="T4461" style:parent-style-name="Domyślnaczcionkaakapitu" style:family="text">
      <style:text-properties style:text-underline-type="single" style:text-underline-style="solid" style:text-underline-width="auto" style:text-underline-mode="continuous"/>
    </style:style>
    <style:style style:name="T4462" style:parent-style-name="Domyślnaczcionkaakapitu" style:family="text">
      <style:text-properties fo:background-color="#80FFFF" style:text-underline-type="single" style:text-underline-style="solid" style:text-underline-width="auto" style:text-underline-mode="continuous"/>
    </style:style>
    <style:style style:name="T4463" style:parent-style-name="Domyślnaczcionkaakapitu" style:family="text">
      <style:text-properties style:text-underline-type="single" style:text-underline-style="solid" style:text-underline-width="auto" style:text-underline-mode="continuous"/>
    </style:style>
    <style:style style:name="T4464" style:parent-style-name="Domyślnaczcionkaakapitu" style:family="text">
      <style:text-properties fo:background-color="#80FFFF" style:text-underline-type="single" style:text-underline-style="solid" style:text-underline-width="auto" style:text-underline-mode="continuous"/>
    </style:style>
    <style:style style:name="T4465" style:parent-style-name="Domyślnaczcionkaakapitu" style:family="text">
      <style:text-properties style:text-underline-type="single" style:text-underline-style="solid" style:text-underline-width="auto" style:text-underline-mode="continuous"/>
    </style:style>
    <style:style style:name="P4466" style:parent-style-name="Normalny" style:family="paragraph">
      <style:paragraph-properties style:contextual-spacing="true" fo:text-align="justify" fo:line-height="150%" fo:text-indent="0.2479in"/>
    </style:style>
    <style:style style:name="T4467" style:parent-style-name="Domyślnaczcionkaakapitu" style:family="text">
      <style:text-properties fo:background-color="#80FFFF"/>
    </style:style>
    <style:style style:name="T4468" style:parent-style-name="Domyślnaczcionkaakapitu" style:family="text">
      <style:text-properties fo:background-color="#80FFFF"/>
    </style:style>
    <style:style style:name="P4469" style:parent-style-name="Normalny" style:family="paragraph">
      <style:paragraph-properties style:contextual-spacing="true" fo:text-align="justify" fo:line-height="150%"/>
    </style:style>
    <style:style style:name="T4470" style:parent-style-name="Domyślnaczcionkaakapitu" style:family="text">
      <style:text-properties style:text-underline-type="single" style:text-underline-style="solid" style:text-underline-width="auto" style:text-underline-mode="continuous"/>
    </style:style>
    <style:style style:name="P4471" style:parent-style-name="Normalny" style:family="paragraph">
      <style:paragraph-properties style:contextual-spacing="true" fo:text-align="justify" fo:line-height="150%" fo:text-indent="0.2479in"/>
    </style:style>
    <style:style style:name="T4472" style:parent-style-name="Domyślnaczcionkaakapitu" style:family="text">
      <style:text-properties fo:background-color="#80FFFF"/>
    </style:style>
    <style:style style:name="T4473" style:parent-style-name="Domyślnaczcionkaakapitu" style:family="text">
      <style:text-properties fo:background-color="#80FFFF"/>
    </style:style>
    <style:style style:name="T4474" style:parent-style-name="Domyślnaczcionkaakapitu" style:family="text">
      <style:text-properties fo:background-color="#80FFFF"/>
    </style:style>
    <style:style style:name="P4475" style:parent-style-name="Normalny" style:family="paragraph">
      <style:paragraph-properties style:contextual-spacing="true" fo:text-align="justify" fo:line-height="150%"/>
    </style:style>
    <style:style style:name="T4476" style:parent-style-name="Domyślnaczcionkaakapitu" style:family="text">
      <style:text-properties style:text-underline-type="single" style:text-underline-style="solid" style:text-underline-width="auto" style:text-underline-mode="continuous"/>
    </style:style>
    <style:style style:name="T4477" style:parent-style-name="Domyślnaczcionkaakapitu" style:family="text">
      <style:text-properties fo:background-color="#80FFFF" style:text-underline-type="single" style:text-underline-style="solid" style:text-underline-width="auto" style:text-underline-mode="continuous"/>
    </style:style>
    <style:style style:name="T4478" style:parent-style-name="Domyślnaczcionkaakapitu" style:family="text">
      <style:text-properties style:text-underline-type="single" style:text-underline-style="solid" style:text-underline-width="auto" style:text-underline-mode="continuous"/>
    </style:style>
    <style:style style:name="T4479" style:parent-style-name="Domyślnaczcionkaakapitu" style:family="text">
      <style:text-properties fo:background-color="#80FFFF" style:text-underline-type="single" style:text-underline-style="solid" style:text-underline-width="auto" style:text-underline-mode="continuous"/>
    </style:style>
    <style:style style:name="T4480" style:parent-style-name="Domyślnaczcionkaakapitu" style:family="text">
      <style:text-properties style:text-underline-type="single" style:text-underline-style="solid" style:text-underline-width="auto" style:text-underline-mode="continuous"/>
    </style:style>
    <style:style style:name="T4481" style:parent-style-name="Domyślnaczcionkaakapitu" style:family="text">
      <style:text-properties fo:background-color="#80FFFF"/>
    </style:style>
    <style:style style:name="P4482" style:parent-style-name="Normalny" style:family="paragraph">
      <style:paragraph-properties style:contextual-spacing="true" fo:text-align="justify" fo:line-height="150%" fo:text-indent="0.2479in"/>
    </style:style>
    <style:style style:name="T4483" style:parent-style-name="Domyślnaczcionkaakapitu" style:family="text">
      <style:text-properties fo:background-color="#80FFFF"/>
    </style:style>
    <style:style style:name="P4484" style:parent-style-name="Normalny" style:family="paragraph">
      <style:paragraph-properties style:contextual-spacing="true" fo:text-align="justify" fo:line-height="150%"/>
    </style:style>
    <style:style style:name="T4485" style:parent-style-name="Domyślnaczcionkaakapitu" style:family="text">
      <style:text-properties style:text-underline-type="single" style:text-underline-style="solid" style:text-underline-width="auto" style:text-underline-mode="continuous"/>
    </style:style>
    <style:style style:name="P4486" style:parent-style-name="Normalny" style:family="paragraph">
      <style:paragraph-properties style:contextual-spacing="true" fo:text-align="justify" fo:line-height="150%" fo:text-indent="0.2479in"/>
    </style:style>
    <style:style style:name="P4487" style:parent-style-name="Normalny" style:family="paragraph">
      <style:paragraph-properties style:contextual-spacing="true" fo:text-align="justify" fo:line-height="150%"/>
    </style:style>
    <style:style style:name="T4488" style:parent-style-name="Domyślnaczcionkaakapitu" style:family="text">
      <style:text-properties fo:background-color="#80FFFF" style:text-underline-type="single" style:text-underline-style="solid" style:text-underline-width="auto" style:text-underline-mode="continuous"/>
    </style:style>
    <style:style style:name="T4489" style:parent-style-name="Domyślnaczcionkaakapitu" style:family="text">
      <style:text-properties style:text-underline-type="single" style:text-underline-style="solid" style:text-underline-width="auto" style:text-underline-mode="continuous"/>
    </style:style>
    <style:style style:name="T4490" style:parent-style-name="Domyślnaczcionkaakapitu" style:family="text">
      <style:text-properties fo:background-color="#80FFFF" style:text-underline-type="single" style:text-underline-style="solid" style:text-underline-width="auto" style:text-underline-mode="continuous"/>
    </style:style>
    <style:style style:name="T4491" style:parent-style-name="Domyślnaczcionkaakapitu" style:family="text">
      <style:text-properties style:text-underline-type="single" style:text-underline-style="solid" style:text-underline-width="auto" style:text-underline-mode="continuous"/>
    </style:style>
    <style:style style:name="T4492" style:parent-style-name="Domyślnaczcionkaakapitu" style:family="text">
      <style:text-properties fo:background-color="#80FFFF" style:text-underline-type="single" style:text-underline-style="solid" style:text-underline-width="auto" style:text-underline-mode="continuous"/>
    </style:style>
    <style:style style:name="T4493" style:parent-style-name="Domyślnaczcionkaakapitu" style:family="text">
      <style:text-properties style:text-underline-type="single" style:text-underline-style="solid" style:text-underline-width="auto" style:text-underline-mode="continuous"/>
    </style:style>
    <style:style style:name="P4494" style:parent-style-name="Normalny" style:family="paragraph">
      <style:paragraph-properties style:contextual-spacing="true" fo:text-align="justify" fo:line-height="150%" fo:text-indent="0.2479in"/>
    </style:style>
    <style:style style:name="P4495" style:parent-style-name="Normalny" style:family="paragraph">
      <style:paragraph-properties style:contextual-spacing="true" fo:text-align="justify" fo:line-height="150%"/>
    </style:style>
    <style:style style:name="T4496" style:parent-style-name="Domyślnaczcionkaakapitu" style:family="text">
      <style:text-properties style:text-underline-type="single" style:text-underline-style="solid" style:text-underline-width="auto" style:text-underline-mode="continuous"/>
    </style:style>
    <style:style style:name="P4497" style:parent-style-name="Normalny" style:family="paragraph">
      <style:paragraph-properties style:contextual-spacing="true" fo:text-align="justify" fo:line-height="150%" fo:text-indent="0.2479in"/>
    </style:style>
    <style:style style:name="T4498" style:parent-style-name="Domyślnaczcionkaakapitu" style:family="text">
      <style:text-properties fo:background-color="#80FFFF"/>
    </style:style>
    <style:style style:name="T4499" style:parent-style-name="Domyślnaczcionkaakapitu" style:family="text">
      <style:text-properties fo:background-color="#80FFFF"/>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T4502" style:parent-style-name="Domyślnaczcionkaakapitu" style:family="text">
      <style:text-properties fo:background-color="#80FFFF"/>
    </style:style>
    <style:style style:name="T4503" style:parent-style-name="Domyślnaczcionkaakapitu" style:family="text">
      <style:text-properties fo:background-color="#80FFFF"/>
    </style:style>
    <style:style style:name="T4504" style:parent-style-name="Domyślnaczcionkaakapitu" style:family="text">
      <style:text-properties fo:background-color="#80FFFF"/>
    </style:style>
    <style:style style:name="T4505" style:parent-style-name="Domyślnaczcionkaakapitu" style:family="text">
      <style:text-properties fo:background-color="#80FFFF"/>
    </style:style>
    <style:style style:name="T4506" style:parent-style-name="Domyślnaczcionkaakapitu" style:family="text">
      <style:text-properties fo:background-color="#80FFFF"/>
    </style:style>
    <style:style style:name="T4507" style:parent-style-name="Domyślnaczcionkaakapitu" style:family="text">
      <style:text-properties fo:background-color="#80FFFF"/>
    </style:style>
    <style:style style:name="P4508" style:parent-style-name="Normalny" style:family="paragraph">
      <style:paragraph-properties style:contextual-spacing="true" fo:text-align="justify" fo:line-height="150%"/>
    </style:style>
    <style:style style:name="T4509" style:parent-style-name="Domyślnaczcionkaakapitu" style:family="text">
      <style:text-properties style:text-underline-type="single" style:text-underline-style="solid" style:text-underline-width="auto" style:text-underline-mode="continuous"/>
    </style:style>
    <style:style style:name="T4510" style:parent-style-name="Domyślnaczcionkaakapitu" style:family="text">
      <style:text-properties fo:background-color="#80FFFF" style:text-underline-type="single" style:text-underline-style="solid" style:text-underline-width="auto" style:text-underline-mode="continuous"/>
    </style:style>
    <style:style style:name="T4511" style:parent-style-name="Domyślnaczcionkaakapitu" style:family="text">
      <style:text-properties style:text-underline-type="single" style:text-underline-style="solid" style:text-underline-width="auto" style:text-underline-mode="continuous"/>
    </style:style>
    <style:style style:name="P4512" style:parent-style-name="Normalny" style:family="paragraph">
      <style:paragraph-properties style:contextual-spacing="true" fo:text-align="justify" fo:line-height="150%" fo:text-indent="0.2479in"/>
    </style:style>
    <style:style style:name="T4513" style:parent-style-name="Domyślnaczcionkaakapitu" style:family="text">
      <style:text-properties fo:background-color="#80FFFF"/>
    </style:style>
    <style:style style:name="P4514" style:parent-style-name="Normalny" style:family="paragraph">
      <style:paragraph-properties style:contextual-spacing="true" fo:text-align="justify" fo:line-height="150%" fo:text-indent="0.2479in"/>
    </style:style>
    <style:style style:name="T4515" style:parent-style-name="Domyślnaczcionkaakapitu" style:family="text">
      <style:text-properties fo:background-color="#80FFFF"/>
    </style:style>
    <style:style style:name="T4516" style:parent-style-name="Domyślnaczcionkaakapitu" style:family="text">
      <style:text-properties fo:background-color="#80FFFF"/>
    </style:style>
    <style:style style:name="T4517" style:parent-style-name="Domyślnaczcionkaakapitu" style:family="text">
      <style:text-properties fo:background-color="#80FFFF"/>
    </style:style>
    <style:style style:name="T4518" style:parent-style-name="Domyślnaczcionkaakapitu" style:family="text">
      <style:text-properties fo:background-color="#80FFFF"/>
    </style:style>
    <style:style style:name="T4519" style:parent-style-name="Domyślnaczcionkaakapitu" style:family="text">
      <style:text-properties fo:background-color="#80FFFF"/>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P4522" style:parent-style-name="Normalny" style:family="paragraph">
      <style:paragraph-properties style:contextual-spacing="true" fo:text-align="justify" fo:line-height="150%"/>
    </style:style>
    <style:style style:name="T4523" style:parent-style-name="Domyślnaczcionkaakapitu" style:family="text">
      <style:text-properties style:text-underline-type="single" style:text-underline-style="solid" style:text-underline-width="auto" style:text-underline-mode="continuous"/>
    </style:style>
    <style:style style:name="P4524" style:parent-style-name="Normalny" style:family="paragraph">
      <style:paragraph-properties style:contextual-spacing="true" fo:text-align="justify" fo:line-height="150%" fo:text-indent="0.2479in"/>
    </style:style>
    <style:style style:name="T4525" style:parent-style-name="Domyślnaczcionkaakapitu" style:family="text">
      <style:text-properties fo:background-color="#80FFFF"/>
    </style:style>
    <style:style style:name="P4526" style:parent-style-name="Normalny" style:family="paragraph">
      <style:paragraph-properties style:contextual-spacing="true" fo:text-align="justify" fo:line-height="150%"/>
    </style:style>
    <style:style style:name="T4527" style:parent-style-name="Domyślnaczcionkaakapitu" style:family="text">
      <style:text-properties style:text-underline-type="single" style:text-underline-style="solid" style:text-underline-width="auto" style:text-underline-mode="continuous"/>
    </style:style>
    <style:style style:name="T4528" style:parent-style-name="Domyślnaczcionkaakapitu" style:family="text">
      <style:text-properties fo:background-color="#80FFFF" style:text-underline-type="single" style:text-underline-style="solid" style:text-underline-width="auto" style:text-underline-mode="continuous"/>
    </style:style>
    <style:style style:name="T4529" style:parent-style-name="Domyślnaczcionkaakapitu" style:family="text">
      <style:text-properties style:text-underline-type="single" style:text-underline-style="solid" style:text-underline-width="auto" style:text-underline-mode="continuous"/>
    </style:style>
    <style:style style:name="T4530" style:parent-style-name="Domyślnaczcionkaakapitu" style:family="text">
      <style:text-properties fo:background-color="#80FFFF" style:text-underline-type="single" style:text-underline-style="solid" style:text-underline-width="auto" style:text-underline-mode="continuous"/>
    </style:style>
    <style:style style:name="T4531" style:parent-style-name="Domyślnaczcionkaakapitu" style:family="text">
      <style:text-properties style:text-underline-type="single" style:text-underline-style="solid" style:text-underline-width="auto" style:text-underline-mode="continuous"/>
    </style:style>
    <style:style style:name="P4532" style:parent-style-name="Normalny" style:family="paragraph">
      <style:paragraph-properties style:contextual-spacing="true" fo:text-align="justify" fo:line-height="150%" fo:text-indent="0.2479in"/>
    </style:style>
    <style:style style:name="P4533" style:parent-style-name="Normalny" style:family="paragraph">
      <style:paragraph-properties style:contextual-spacing="true" fo:text-align="justify" fo:line-height="150%">
        <style:tab-stops>
          <style:tab-stop style:type="left" style:leader-style="solid" style:leader-text="_" style:position="0.1388in"/>
          <style:tab-stop style:type="left" style:position="0.4in"/>
          <style:tab-stop style:type="left" style:leader-style="solid" style:leader-text="_" style:position="0.4715in"/>
          <style:tab-stop style:type="left" style:leader-style="solid" style:leader-text="_" style:position="0.6069in"/>
          <style:tab-stop style:type="left" style:position="1.2604in"/>
        </style:tab-stops>
      </style:paragraph-properties>
    </style:style>
    <style:style style:name="T4534" style:parent-style-name="Domyślnaczcionkaakapitu" style:family="text">
      <style:text-properties style:text-underline-type="single" style:text-underline-style="solid" style:text-underline-width="auto" style:text-underline-mode="continuous"/>
    </style:style>
    <style:style style:name="T4535" style:parent-style-name="Domyślnaczcionkaakapitu" style:family="text">
      <style:text-properties fo:background-color="#80FFFF"/>
    </style:style>
    <style:style style:name="P4536" style:parent-style-name="Normalny" style:family="paragraph">
      <style:paragraph-properties style:contextual-spacing="true" fo:text-align="justify" fo:line-height="150%" fo:text-indent="0.2479in"/>
    </style:style>
    <style:style style:name="T4537" style:parent-style-name="Domyślnaczcionkaakapitu" style:family="text">
      <style:text-properties fo:background-color="#80FFFF"/>
    </style:style>
    <style:style style:name="P4538" style:parent-style-name="Normalny" style:family="paragraph">
      <style:paragraph-properties style:contextual-spacing="true" fo:text-align="justify" fo:line-height="150%">
        <style:tab-stops>
          <style:tab-stop style:type="left" style:leader-style="solid" style:leader-text="_" style:position="0.1388in"/>
          <style:tab-stop style:type="left" style:leader-style="solid" style:leader-text="_" style:position="1.2791in"/>
        </style:tab-stops>
      </style:paragraph-properties>
    </style:style>
    <style:style style:name="T4539" style:parent-style-name="Domyślnaczcionkaakapitu" style:family="text">
      <style:text-properties style:text-underline-type="single" style:text-underline-style="solid" style:text-underline-width="auto" style:text-underline-mode="continuous"/>
    </style:style>
    <style:style style:name="T4540" style:parent-style-name="Domyślnaczcionkaakapitu" style:family="text">
      <style:text-properties fo:background-color="#80FFFF"/>
    </style:style>
    <style:style style:name="P4541" style:parent-style-name="Normalny" style:family="paragraph">
      <style:paragraph-properties style:contextual-spacing="true" fo:text-align="justify" fo:line-height="150%" fo:text-indent="0.2479in"/>
    </style:style>
    <style:style style:name="T4542" style:parent-style-name="Domyślnaczcionkaakapitu" style:family="text">
      <style:text-properties fo:background-color="#80FFFF"/>
    </style:style>
    <style:style style:name="T4543" style:parent-style-name="Domyślnaczcionkaakapitu" style:family="text">
      <style:text-properties fo:background-color="#80FFFF"/>
    </style:style>
    <style:style style:name="T4544" style:parent-style-name="Domyślnaczcionkaakapitu" style:family="text">
      <style:text-properties fo:background-color="#80FFFF"/>
    </style:style>
    <style:style style:name="T4545" style:parent-style-name="Domyślnaczcionkaakapitu" style:family="text">
      <style:text-properties fo:background-color="#80FFFF"/>
    </style:style>
    <style:style style:name="P4546" style:parent-style-name="Normalny" style:family="paragraph">
      <style:paragraph-properties style:contextual-spacing="true" fo:text-align="justify" fo:line-height="150%"/>
    </style:style>
    <style:style style:name="T4547" style:parent-style-name="Domyślnaczcionkaakapitu" style:family="text">
      <style:text-properties style:text-underline-type="single" style:text-underline-style="solid" style:text-underline-width="auto" style:text-underline-mode="continuous"/>
    </style:style>
    <style:style style:name="T4548" style:parent-style-name="Domyślnaczcionkaakapitu" style:family="text">
      <style:text-properties fo:background-color="#80FFFF" style:text-underline-type="single" style:text-underline-style="solid" style:text-underline-width="auto" style:text-underline-mode="continuous"/>
    </style:style>
    <style:style style:name="T4549" style:parent-style-name="Domyślnaczcionkaakapitu" style:family="text">
      <style:text-properties style:text-underline-type="single" style:text-underline-style="solid" style:text-underline-width="auto" style:text-underline-mode="continuous"/>
    </style:style>
    <style:style style:name="P4550" style:parent-style-name="Normalny" style:family="paragraph">
      <style:paragraph-properties style:contextual-spacing="true" fo:text-align="justify" fo:line-height="150%" fo:text-indent="0.2479in"/>
    </style:style>
    <style:style style:name="T4551" style:parent-style-name="Domyślnaczcionkaakapitu" style:family="text">
      <style:text-properties fo:background-color="#80FFFF"/>
    </style:style>
    <style:style style:name="T4552" style:parent-style-name="Domyślnaczcionkaakapitu" style:family="text">
      <style:text-properties fo:background-color="#80FFFF"/>
    </style:style>
    <style:style style:name="P4553" style:parent-style-name="Normalny" style:family="paragraph">
      <style:paragraph-properties style:contextual-spacing="true" fo:text-align="justify" fo:line-height="150%"/>
    </style:style>
    <style:style style:name="T4554" style:parent-style-name="Domyślnaczcionkaakapitu" style:family="text">
      <style:text-properties style:text-underline-type="single" style:text-underline-style="solid" style:text-underline-width="auto" style:text-underline-mode="continuous"/>
    </style:style>
    <style:style style:name="T4555" style:parent-style-name="Domyślnaczcionkaakapitu" style:family="text">
      <style:text-properties fo:background-color="#80FFFF"/>
    </style:style>
    <style:style style:name="P4556" style:parent-style-name="Normalny" style:family="paragraph">
      <style:paragraph-properties style:contextual-spacing="true" fo:text-align="justify" fo:line-height="150%" fo:text-indent="0.2479in"/>
    </style:style>
    <style:style style:name="P4557" style:parent-style-name="Normalny" style:family="paragraph">
      <style:paragraph-properties style:contextual-spacing="true" fo:text-align="justify" fo:line-height="150%"/>
    </style:style>
    <style:style style:name="T4558" style:parent-style-name="Domyślnaczcionkaakapitu" style:family="text">
      <style:text-properties style:text-underline-type="single" style:text-underline-style="solid" style:text-underline-width="auto" style:text-underline-mode="continuous"/>
    </style:style>
    <style:style style:name="T4559" style:parent-style-name="Domyślnaczcionkaakapitu" style:family="text">
      <style:text-properties fo:background-color="#80FFFF" style:text-underline-type="single" style:text-underline-style="solid" style:text-underline-width="auto" style:text-underline-mode="continuous"/>
    </style:style>
    <style:style style:name="P4560" style:parent-style-name="Normalny" style:family="paragraph">
      <style:paragraph-properties style:contextual-spacing="true" fo:text-align="justify" fo:line-height="150%" fo:text-indent="0.2479in"/>
    </style:style>
    <style:style style:name="T4561" style:parent-style-name="Domyślnaczcionkaakapitu" style:family="text">
      <style:text-properties fo:background-color="#80FFFF"/>
    </style:style>
    <style:style style:name="T4562" style:parent-style-name="Domyślnaczcionkaakapitu" style:family="text">
      <style:text-properties fo:background-color="#80FFFF"/>
    </style:style>
    <style:style style:name="P4563" style:parent-style-name="Normalny" style:family="paragraph">
      <style:paragraph-properties style:contextual-spacing="true" fo:text-align="justify" fo:line-height="150%"/>
    </style:style>
    <style:style style:name="P4564" style:parent-style-name="Normalny" style:family="paragraph">
      <style:paragraph-properties style:contextual-spacing="true" fo:text-align="justify" fo:line-height="150%"/>
    </style:style>
    <style:style style:name="P4565" style:parent-style-name="Normalny" style:family="paragraph">
      <style:paragraph-properties style:contextual-spacing="true" fo:text-align="justify" fo:line-height="150%"/>
      <style:text-properties style:text-underline-type="single" style:text-underline-style="solid" style:text-underline-width="auto" style:text-underline-mode="continuous"/>
    </style:style>
    <style:style style:name="P4566" style:parent-style-name="Normalny" style:family="paragraph">
      <style:paragraph-properties style:contextual-spacing="true" fo:text-align="justify" fo:line-height="150%"/>
    </style:style>
    <style:style style:name="T4567" style:parent-style-name="Domyślnaczcionkaakapitu" style:family="text">
      <style:text-properties style:text-underline-type="single" style:text-underline-style="solid" style:text-underline-width="auto" style:text-underline-mode="continuous"/>
    </style:style>
    <style:style style:name="P4568" style:parent-style-name="Normalny" style:family="paragraph">
      <style:paragraph-properties style:contextual-spacing="true" fo:text-align="justify" fo:line-height="150%" fo:text-indent="0.2479in"/>
    </style:style>
    <style:style style:name="T4569" style:parent-style-name="Domyślnaczcionkaakapitu" style:family="text">
      <style:text-properties fo:background-color="#80FFFF"/>
    </style:style>
    <style:style style:name="P4570" style:parent-style-name="Normalny" style:family="paragraph">
      <style:paragraph-properties style:contextual-spacing="true" fo:text-align="justify" fo:line-height="150%"/>
    </style:style>
    <style:style style:name="T4571" style:parent-style-name="Domyślnaczcionkaakapitu" style:family="text">
      <style:text-properties style:text-underline-type="single" style:text-underline-style="solid" style:text-underline-width="auto" style:text-underline-mode="continuous"/>
    </style:style>
    <style:style style:name="T4572" style:parent-style-name="Domyślnaczcionkaakapitu" style:family="text">
      <style:text-properties fo:background-color="#80FFFF" style:text-underline-type="single" style:text-underline-style="solid" style:text-underline-width="auto" style:text-underline-mode="continuous"/>
    </style:style>
    <style:style style:name="T4573" style:parent-style-name="Domyślnaczcionkaakapitu" style:family="text">
      <style:text-properties style:text-underline-type="single" style:text-underline-style="solid" style:text-underline-width="auto" style:text-underline-mode="continuous"/>
    </style:style>
    <style:style style:name="P4574" style:parent-style-name="Normalny" style:family="paragraph">
      <style:paragraph-properties style:contextual-spacing="true" fo:text-align="justify" fo:line-height="150%" fo:text-indent="0.2479in"/>
    </style:style>
    <style:style style:name="T4575" style:parent-style-name="Domyślnaczcionkaakapitu" style:family="text">
      <style:text-properties fo:background-color="#80FFFF"/>
    </style:style>
    <style:style style:name="P4576" style:parent-style-name="Normalny" style:family="paragraph">
      <style:paragraph-properties style:contextual-spacing="true" fo:text-align="justify" fo:line-height="150%"/>
    </style:style>
    <style:style style:name="T4577" style:parent-style-name="Domyślnaczcionkaakapitu" style:family="text">
      <style:text-properties style:text-underline-type="single" style:text-underline-style="solid" style:text-underline-width="auto" style:text-underline-mode="continuous"/>
    </style:style>
    <style:style style:name="T4578" style:parent-style-name="Domyślnaczcionkaakapitu" style:family="text">
      <style:text-properties fo:background-color="#80FFFF" style:text-underline-type="single" style:text-underline-style="solid" style:text-underline-width="auto" style:text-underline-mode="continuous"/>
    </style:style>
    <style:style style:name="T4579" style:parent-style-name="Domyślnaczcionkaakapitu" style:family="text">
      <style:text-properties style:text-underline-type="single" style:text-underline-style="solid" style:text-underline-width="auto" style:text-underline-mode="continuous"/>
    </style:style>
    <style:style style:name="T4580" style:parent-style-name="Domyślnaczcionkaakapitu" style:family="text">
      <style:text-properties fo:background-color="#80FFFF" style:text-underline-type="single" style:text-underline-style="solid" style:text-underline-width="auto" style:text-underline-mode="continuous"/>
    </style:style>
    <style:style style:name="P4581" style:parent-style-name="Normalny" style:family="paragraph">
      <style:paragraph-properties style:contextual-spacing="true" fo:text-align="justify" fo:line-height="150%" fo:text-indent="0.2479in"/>
    </style:style>
    <style:style style:name="P4582" style:parent-style-name="Normalny" style:family="paragraph">
      <style:paragraph-properties style:contextual-spacing="true" fo:text-align="justify" fo:line-height="150%"/>
    </style:style>
    <style:style style:name="P4583" style:parent-style-name="Normalny" style:family="paragraph">
      <style:paragraph-properties style:contextual-spacing="true" fo:text-align="justify" fo:line-height="150%"/>
    </style:style>
    <style:style style:name="T4584" style:parent-style-name="Domyślnaczcionkaakapitu" style:family="text">
      <style:text-properties style:text-underline-type="single" style:text-underline-style="solid" style:text-underline-width="auto" style:text-underline-mode="continuous"/>
    </style:style>
    <style:style style:name="T4585" style:parent-style-name="Domyślnaczcionkaakapitu" style:family="text">
      <style:text-properties fo:background-color="#80FFFF" style:text-underline-type="single" style:text-underline-style="solid" style:text-underline-width="auto" style:text-underline-mode="continuous"/>
    </style:style>
    <style:style style:name="T4586" style:parent-style-name="Domyślnaczcionkaakapitu" style:family="text">
      <style:text-properties style:text-underline-type="single" style:text-underline-style="solid" style:text-underline-width="auto" style:text-underline-mode="continuous"/>
    </style:style>
    <style:style style:name="T4587" style:parent-style-name="Domyślnaczcionkaakapitu" style:family="text">
      <style:text-properties fo:background-color="#80FFFF" style:text-underline-type="single" style:text-underline-style="solid" style:text-underline-width="auto" style:text-underline-mode="continuous"/>
    </style:style>
    <style:style style:name="T4588" style:parent-style-name="Domyślnaczcionkaakapitu" style:family="text">
      <style:text-properties style:text-underline-type="single" style:text-underline-style="solid" style:text-underline-width="auto" style:text-underline-mode="continuous"/>
    </style:style>
    <style:style style:name="T4589" style:parent-style-name="Domyślnaczcionkaakapitu" style:family="text">
      <style:text-properties fo:background-color="#80FFFF" style:text-underline-type="single" style:text-underline-style="solid" style:text-underline-width="auto" style:text-underline-mode="continuous"/>
    </style:style>
    <style:style style:name="T4590" style:parent-style-name="Domyślnaczcionkaakapitu" style:family="text">
      <style:text-properties style:text-underline-type="single" style:text-underline-style="solid" style:text-underline-width="auto" style:text-underline-mode="continuous"/>
    </style:style>
    <style:style style:name="T4591" style:parent-style-name="Domyślnaczcionkaakapitu" style:family="text">
      <style:text-properties fo:background-color="#80FFFF" style:text-underline-type="single" style:text-underline-style="solid" style:text-underline-width="auto" style:text-underline-mode="continuous"/>
    </style:style>
    <style:style style:name="P4592" style:parent-style-name="Normalny" style:family="paragraph">
      <style:paragraph-properties style:contextual-spacing="true" fo:text-align="justify" fo:line-height="150%" fo:text-indent="0.2479in"/>
    </style:style>
    <style:style style:name="T4593" style:parent-style-name="Domyślnaczcionkaakapitu" style:family="text">
      <style:text-properties fo:background-color="#80FFFF"/>
    </style:style>
    <style:style style:name="T4594" style:parent-style-name="Domyślnaczcionkaakapitu" style:family="text">
      <style:text-properties fo:background-color="#80FFFF"/>
    </style:style>
    <style:style style:name="T4595" style:parent-style-name="Domyślnaczcionkaakapitu" style:family="text">
      <style:text-properties fo:background-color="#80FFFF"/>
    </style:style>
    <style:style style:name="T4596" style:parent-style-name="Domyślnaczcionkaakapitu" style:family="text">
      <style:text-properties fo:background-color="#80FFFF"/>
    </style:style>
    <style:style style:name="T4597" style:parent-style-name="Domyślnaczcionkaakapitu" style:family="text">
      <style:text-properties fo:background-color="#80FFFF"/>
    </style:style>
    <style:style style:name="T4598" style:parent-style-name="Domyślnaczcionkaakapitu" style:family="text">
      <style:text-properties fo:background-color="#80FFFF"/>
    </style:style>
    <style:style style:name="P4599" style:parent-style-name="Normalny" style:family="paragraph">
      <style:paragraph-properties style:contextual-spacing="true" fo:text-align="justify" fo:line-height="150%" fo:text-indent="0.2479in"/>
    </style:style>
    <style:style style:name="P4600" style:parent-style-name="Normalny" style:family="paragraph">
      <style:paragraph-properties style:contextual-spacing="true" fo:text-align="justify" fo:line-height="150%" fo:text-indent="0.2479in"/>
    </style:style>
    <style:style style:name="T4601" style:parent-style-name="Domyślnaczcionkaakapitu" style:family="text">
      <style:text-properties fo:background-color="#80FFFF"/>
    </style:style>
    <style:style style:name="T4602" style:parent-style-name="Domyślnaczcionkaakapitu" style:family="text">
      <style:text-properties fo:background-color="#80FFFF"/>
    </style:style>
    <style:style style:name="T4603" style:parent-style-name="Domyślnaczcionkaakapitu" style:family="text">
      <style:text-properties fo:background-color="#80FFFF"/>
    </style:style>
    <style:style style:name="P4604" style:parent-style-name="Normalny" style:family="paragraph">
      <style:paragraph-properties style:contextual-spacing="true" fo:text-align="justify" fo:line-height="150%"/>
    </style:style>
    <style:style style:name="T4605" style:parent-style-name="Domyślnaczcionkaakapitu" style:family="text">
      <style:text-properties style:text-underline-type="single" style:text-underline-style="solid" style:text-underline-width="auto" style:text-underline-mode="continuous"/>
    </style:style>
    <style:style style:name="P4606" style:parent-style-name="Normalny" style:family="paragraph">
      <style:paragraph-properties style:contextual-spacing="true" fo:text-align="justify" fo:line-height="150%" fo:text-indent="0.2479in"/>
      <style:text-properties fo:background-color="#80FFFF"/>
    </style:style>
    <style:style style:name="P4607" style:parent-style-name="Normalny" style:family="paragraph">
      <style:paragraph-properties style:contextual-spacing="true" fo:text-align="justify" fo:line-height="150%"/>
    </style:style>
    <style:style style:name="P4608" style:parent-style-name="Normalny" style:family="paragraph">
      <style:paragraph-properties style:contextual-spacing="true" fo:text-align="justify" fo:line-height="150%" fo:text-indent="0.2479in"/>
    </style:style>
    <style:style style:name="T4609" style:parent-style-name="Domyślnaczcionkaakapitu" style:family="text">
      <style:text-properties fo:background-color="#80FFFF"/>
    </style:style>
    <style:style style:name="T4610" style:parent-style-name="Domyślnaczcionkaakapitu" style:family="text">
      <style:text-properties fo:background-color="#80FFFF"/>
    </style:style>
    <style:style style:name="P4611" style:parent-style-name="Normalny" style:family="paragraph">
      <style:paragraph-properties style:contextual-spacing="true" fo:text-align="justify" fo:line-height="150%"/>
    </style:style>
  </office:automatic-styles>
  <office:body>
    <office:text text:use-soft-page-breaks="true">
      <text:p text:style-name="P1">KORPUS= Obrady Okrągłego Stołu</text:p>
      <text:p text:style-name="P2">ZESPÓŁ= Podzespół do spraw Stowarzyszeń i Samorządu Terytorialnego</text:p>
      <text:p text:style-name="P3">TYTUŁ= STENOGRAM z posiedzenia Grupy do spraw Stowarzyszeń [7]</text:p>
      <text:p text:style-name="P4">DATA= 17 marca 1989 r.</text:p>
      <text:p text:style-name="P5">SYGNATURA= C9540/14</text:p>
      <text:p text:style-name="P6">INW= 46048</text:p>
      <text:p text:style-name="P7">TEKST=</text:p>
      <text:p text:style-name="P8">Stenogram<text:s/><text:span text:style-name="T9">z</text:span><text:s/>obrad Grupy d/s Stowarzyszeń odb<text:span text:style-name="T10">ytych</text:span><text:s/>dnia 17<text:span text:style-name="T11">.</text:span>03<text:span text:style-name="T12">.</text:span>19<text:span text:style-name="T13">8</text:span>9<text:s/><text:span text:style-name="T14">r.</text:span></text:p>
      <text:p text:style-name="P15"><text:span text:style-name="T16">Przewodniczący</text:span>:</text:p>
      <text:p text:style-name="P17">Otwieram posiedzenie naszej grupy roboczej. Myślę, że jest to ostatnie nasze posiedzenie.</text:p>
      <text:p text:style-name="P18"><text:span text:style-name="T19">W</text:span>itam naszego gościa pana ministra Kwaśniewskiego, który zasilił stronę koalic<text:span text:style-name="T20">yj</text:span>no-rządową.</text:p>
      <text:p text:style-name="P21">I proszę państwa proponuję, ab<text:span text:style-name="T22">yś</text:span>my przyjęli dzisiaj taki następujący tok obrad. Mianowicie, abyśmy w sumie doszli do sformułowania sprawozdania z działalności naszej grupy roboczej, bo właściwie jest to już<text:s/><text:span text:style-name="T23">-</text:span><text:s/>jak sądzę - ostatnie nasze posiedzenie. I dlatego jakim dokumentem musimy podsumowa<text:span text:style-name="T24">ć</text:span><text:s/>nasze kilkudniowe obrady. Ostatnio umówiliśmy się, że dzisiaj ostatecznie prz<text:span text:style-name="T25">yj</text:span>miemy oraz wyrazimy nasze stanowisko co do projektu ustawy o stowarzyszeniach i wrócimy jeszcze, które państwo podnieśliście, mianowicie do tych organizacji rozwiązanych do 195<text:span text:style-name="T26">6</text:span><text:s/>roku, tym zakończyliśmy poprzednie nasze posiedzenie. No więc dlatego też i sprawa napisania sprawozdania powinna uwzględniać te element<text:span text:style-name="T27">y</text:span>, a przede wszystkim ten podstawowy element, dla którego została powołana nasza grupa robocza, a mianowicie do ustalenia ostatecznego tekstu projektu ustawy prawo o stowarzyszeniach.</text:p>
      <text:p text:style-name="P28">Otóż proszę państwa, jak wiadomo zapewne wszystkim, nastąpiło doś<text:span text:style-name="T29">ć</text:span><text:s/>radykalne przyspieszenie przede wszystkim prac na odcinku legislac<text:span text:style-name="T30">yj</text:span>nym. Stąd też byliśmy zmuszeni na grupie redakcyjnej, która miała swoje posiedzenie w poniedziałek, ostatecznie ustalić tekst projektu ustawy o stowarzyszeniach dlatego, że niezbędne było aby w środę był rozpoznany przez Radę Ministrów i w dniu wczorajszym został przekazany do Sejmu i jest właściwie już dziś jest w rękach posłów<text:span text:style-name="T31">.</text:span></text:p>
      <text:p text:style-name="P32">To oczywiście nie oznacza, że chcieliśmy cokolwiek uczynić poza naszą grupą roboczą. Mamy jeszcze dzisiaj ostatecznie przedyskutować ten projekt ustawy, ustalić do czego jesteśmy, w czym jesteśmy zbieżni, w czym rozbieżni. Jest jeszcze możliwość wniesienia autopoprawek przez rząd, ewentualnie jeżeli chodzi o redakcyjne sprawy w toku prac Nadzwyczajnej Komisji do spraw o Stowarzyszeniach, bo taka ma być powołana. Prawdopodobnie będzie powołana przez Sejm w przyszłym tygodniu. Ponieważ będziemy uczestniczyć w tych pracach komisji, a więc to co ustalimy - oczywiście mówię w zakresie redakcyjnym, nie mer<text:span text:style-name="T33">yto</text:span>r<text:span text:style-name="T34">yc</text:span>znym, bo jeżeli idzie o sprawy merytoryczne to niezbędne jest, są autopoprawki Rady Ministrów.</text:p>
      <text:p text:style-name="P35">A zatem idzie tylko o to, to znaczy chodziło o to, ażeby nadać pewne tempo legislacyjne tym sprawom, aby ten cały pakiet ustaw - można by powiedzieć - konstytuc<text:span text:style-name="T36">y</text:span>jno- ustro<text:span text:style-name="T37">jo</text:span>wych jak również związanych z pluralizmem życia społeczno-politycznego i związkowego, mógł że tak powiem - zafunk<text:span text:style-name="T38">cj</text:span>onować łącznie z zakończeniem<text:s/>„okrągłego stołu”.</text:p>
      <text:p text:style-name="P39">Dlatego też raczej należy przewidzieć, jeżeli Sejm nie postanowi inaczej, bo przecież trudno przewidzieć jak przebiegną prace w Sejmie, że jeżeli Sejm uchwali tę ustawę, to wejdzie ona w kwietniu w<text:s/><text:soft-page-break/>życie.</text:p>
      <text:p text:style-name="P40">I wracając teraz do prac naszej grupy redakcyjnej. Tu panowie są, którzy uczestniczyli w tej grupie, a więc będzie można uzupełnić ewentualnie to co powiem. Otóż dokonaliśmy<text:s/>dość istotnych zmian w tym projekcie, który d<text:span text:style-name="T41">ys</text:span>ku<text:span text:style-name="T42">to</text:span>wal<text:span text:style-name="T43">iś</text:span>my poprzednio. Podstawowa zmiana polega na tym, że w<text:span text:style-name="T44">p</text:span>rowadziliśmy do niej nowy rozdział szósty dotyczący stowarzyszeń zwykłych. I to jest właściwie bardzo zasadnicza zmiana, ponieważ zmienia się koncepcja, o której mówiłem dwukrotnie. Mianowicie zrezygnowaliśmy z uznawania tych permanentnych czy stałych zebrań jako podlegających regulacji ustawy o zgromadzeniach. Stąd też ta nowelizacja w tej części ustawy o zgromadzeniach została wykreślona, wprowadzono natomiast st<text:span text:style-name="T45">o</text:span>warz<text:span text:style-name="T46">ys</text:span>zenia zwykłe.</text:p>
      <text:p text:style-name="P47">Sposób regulacji został ustalony i nie ma w tym zakresie, czy nie było na grupie redakcyjnej różnicy zdań. Oczywiście wprowadzono również szereg innych modyfikacji niektórych przepisów już o mniejszym znaczeniu. Jeżeli byłyby jakieś pytania to oczywiście możemy państwa tutaj poin<text:span text:style-name="T48">fo</text:span>rmować. Różnica zdań utrzymuje się w zasadzie, gdy idzie o sprawę merytoryczną do przepisu dotyczącego Związku Harcerstwa Polskiego. W tym zakresie nie uzyskaliśmy porozumienia w grupie redakcyjnej i sprawa jest dzisiaj... powinna być przedmiotem naszego zapisu co do dalszego ewentualnego przedstawienia tej sprawy do rozstrzygnięcia<text:s/>„stolikowi”<text:s/>politycznemu.</text:p>
      <text:p text:style-name="P49">W pozostałych sprawach uzyskaliśmy zapisy jednobrzmiące, nie budziły one wątpliwości ze strony uczestniczących delegacji w grupie roboczej, przedstawicieli strony opozyc<text:span text:style-name="T50">yj</text:span>no-solidarnościowej, stąd też możemy uznać, że jeżeli potwierdzimy, że to co grupa robocza zrobiła, że jest to dużym osiągnięciem.</text:p>
      <text:p text:style-name="P51">I dlatego też proponowałbym aby w tym naszym sprawozdaniu znalazło to wyraz, że ten projekt ustawy, jeżeli zostanie uchwalony przez Sejm, otwiera szerokie możliwości w zakresie - bym powiedział - stowarz<text:span text:style-name="T52">ys</text:span>zania się. Bo właściwie granice prawa do s<text:span text:style-name="T53">to</text:span>warz<text:span text:style-name="T54">ys</text:span>zania się są niezwykle szerokie, bo jedyny wymóg jaki stawia prze<text:span text:style-name="T55">p</text:span>is, to zgodność z konst<text:span text:style-name="T56">yt</text:span>uc<text:span text:style-name="T57">yj</text:span>no-prawnym porządkiem. Jest to jedyna granica, jaką zakreśla projekt ustawy. Stąd też moż<text:span text:style-name="T58">l</text:span>iwość tworzenia różnego rodzaju stowarzyszeń, które by zaspokajały potrzeby obywateli, jest praktycznie otwarta. Odnosi się to zarówno do rozwiązanych stowarzyszeń do 19<text:span text:style-name="T59">56</text:span><text:s/>roku, jak i stowarzyszeń rozwiązanych do 19<text:span text:style-name="T60">8</text:span>2 r., jak i możliwości powstawania nowych pluralist<text:span text:style-name="T61">yc</text:span>zn<text:span text:style-name="T62">yc</text:span>h stowarzyszeń zarówno w sferze przedmiotu zainteresowania przedmiotu społeczno-politycznego, kulturalnego, społeczno-oświatowego itd. Po prostu nie ma w tym projekcie ustawy takich ograniczeń, które pozwalałyby którymkolwiek organom państwowym na reglamenta<text:span text:style-name="T63">cj</text:span>ę prawa tworzenia stowarzyszeń w formie uznaniowości.</text:p>
      <text:p text:style-name="P64">Ochrona sądowa tego prawa przesądza, że będzie ono realizowane zgodnie z duchem i literą tej ustawy, jeżeli jeszcze raz - jak podkreślam - Sejm tę ustawę przyjmie. Tyle z mojej strony. Proszę bardzo pani przewodnicząca.</text:p>
      <text:p text:style-name="P65"><text:span text:style-name="T66"><text:s text:c="29"/></text:span><text:span text:style-name="T67">:</text:span></text:p>
      <text:p text:style-name="P68">Ja chciałam w dwóch sprawach. Pierwsza to jest sprawa naszego programu pracy, w której, jeżeli my mamy dać sprawozdanie z całości prac, musi się znaleźć sprawa właśnie ustalenia ostatecznie zbieżności i rozbieżności odnośnie ustawy o stowarz<text:span text:style-name="T69">ys</text:span>zeniach. Sprawa ustawy o zgromadzeniach, gdzie my byśmy postu<text:span text:style-name="T70">l</text:span>owali pewne rzeczy. I tu też sprawa zbieżności i rozbieżności. Tutaj dzisiaj chcieli<text:span text:style-name="T71">śmy</text:span><text:s/>zwrócić uwagę na potrzebę<text:s/><text:span text:style-name="T72">popr</text:span>aw<text:span text:style-name="T73">k</text:span>i w Konstytucji<text:s/>uzgadniając<text:span text:style-name="T74">ej</text:span><text:s/>Konstytucję z nową ustawą. Ale to jest sprawa pewnego<text:s/><text:soft-page-break/>zwrócenia uwagi na pewną przyszłościową raczej rzecz i przed<text:span text:style-name="T75">ys</text:span>kutowania tego.</text:p>
      <text:p text:style-name="P76">Dalej - z tych spraw praktycznych jest kwestia legalizacji stowarzyszeń rozwiązanych, potwierdzenia tego cośmy już raz uchwalili, ażeby to weszło do protokołu razem z tymi sprawami majątku ZPAP i uściślenia sprawy NZS tzn. terminu - jednym aktem na podstawie złożonego już. Czyli tu byłaby pewna rozbieżność do zapisania, ale to jest ten następny punkt ZPAP i NZS.</text:p>
      <text:p text:style-name="P77">I relegaliza<text:span text:style-name="T78">cj</text:span>a stowarzyszeń rozwiązanych w okresie stalinowskim.</text:p>
      <text:p text:style-name="P79">Następna jeszcze sprawa - jeżeli chodzi o nasz stosunek do ustawy o<text:s/><text:span text:style-name="T80">sto</text:span>warz<text:span text:style-name="T81">ysze</text:span>niach. Rozumiem, że grupa redakcyjna nie miała mandatu do ostatecznej zgody wyrażenia ostatecznej zgody i ostatecznej - że tak powiem - zbieżności co do pewnyc<text:span text:style-name="T82">h<text:s/></text:span>punktów. Uzyskała pewne zbieżności, natomiast nie miała mandatu, ażeby wyrazić ostatecznie, że my z tego, czy z tego, czy z tego rezygnujemy. I tu mamy do podniesienia jednak szereg rzeczy. W tych szeregu rzeczach, które mamy do podniesienia jest sprawa partii politycznych, gdzie musi być zapis zbieżności i rozbieżności. Jest sprawa art. 30 - gdzie również musimy mieć zapis zbieżności i rozbieżności. Jest sprawa harcerstwa - co już tutaj pan minister wymienił. Jest w sprawie nadzoru ten nasz postulat, żeby nadzór n<text:span text:style-name="T83">i</text:span>e obejmował spraw statutowych. Rozumiem, że tutaj strona rządowo-koalic<text:span text:style-name="T84">yj</text:span>na wyszła naprzec<text:span text:style-name="T85">i</text:span>w z pewnym ogranic<text:span text:style-name="T86">ze</text:span>niem. Jednakże to ograniczenie byłoby dla nas satysfak<text:span text:style-name="T87">cj</text:span>onujące, gdyby jeszcze w tych wymogach statutowych skreślić<text:s/>„środki działania”. Wtedy bylibyśmy zabezpieczeni p<text:span text:style-name="T88">rzed</text:span><text:span text:style-name="T89"><text:s/></text:span>nadużyciami ze strony admini<text:span text:style-name="T90">st</text:span>ra<text:span text:style-name="T91">cj</text:span>i. A więc to jest jeszcze punkt do przed<text:span text:style-name="T92">ys</text:span>ku<text:span text:style-name="T93">to</text:span>wania, zan<text:span text:style-name="T94">i</text:span>towania zbieżności i rozbieżności.</text:p>
      <text:p text:style-name="P95">Ponadto postulowaliśmy do tej pory wciąż i uparcie tryb procesowy od momentu kiedy wchodzi sprawa kar, nie w zapisie, ale w sprawie kar - więc tu jest pewna rozbieżność. Tudzież jest pytanie - my sobie tu musimy wyjaśnić. Musimy sobie wyjaśnić jeżeli chodzi o ten punkt, w którym w<text:span text:style-name="T96">ł</text:span><text:span text:style-name="T97">a</text:span><text:span text:style-name="T98">d</text:span>z<text:span text:style-name="T99">a<text:s/></text:span>administracyjna przysyła delegata na zebranie omawiające sprawy wykonania budżetu, tam gdzie wchodzi w grę sprawa dotacji lub dobroczynności publiczn<text:span text:style-name="T100">ej.</text:span><text:s/>Chodzi o to, jak szeroko się rozumie tę dobroczynność publiczną, przepr<text:span text:style-name="T101">a</text:span>szam, ofiarność publiczną. Bo zasadniczo biorąc, wydaje się nam, że powołanymi do nadzoru nad tymi sprawami są przede wszystkim organ dot<text:span text:style-name="T102">u</text:span>jący i organy kontroli finansowej nie administracja. No, ale jeżeli już administra<text:span text:style-name="T103">cj</text:span>a, to jest sprawa - jak szeroko to obejmuje, co to znaczy dokładnie, prawnie biorąc te właśnie... Czy tu chodzi tylko o zbiórki publiczne, czy tu mogą wejść wszelkie no ostatecznie wszelkie obdarowywania, co by bardzo szeroko uzależniało te organizacje. A więc to jest sprawa do przedysku<text:span text:style-name="T104">to</text:span>wania.</text:p>
      <text:p text:style-name="P105">I jeszcze jedną sprawę<text:s/><text:span text:style-name="T106">m</text:span>am do poruszenia, która też była już przez nas stawiana. Ale zwrócili się do mnie również ludzie zajmujący się sprawami sportowymi. I ponieważ jest teraz robiona nowelizacja ustawy o kulturze fizycznej, to pan minister Kwaśniewski jest tutaj bardzo<text:s/>„current”<text:s/>tej sprawy. No jest pewien niepokój ludzi działających nie w klubach politycznych tylko zajmujących się tym, żeby nasza młodzież mogła sobie na odpowiednie wycieczki jeździć. Bo jak do tej pory, to jak chcą zdobyć jakiś maleńki klubik dla<text:s/>takiej dzieciarni, to panienki pilnujące tej sprawy w tym urzędzie kultury fizycznej miesiącami to trwa. I wzdychają, żeby mogły te rzeczy iść poprzez ustawę o stowarzyszeniach.<text:s/><text:span text:style-name="T107">A</text:span><text:s/>więc czy tutaj byłby potrzebny zapis w ustawie o stowarz<text:span text:style-name="T108">ys</text:span>zeniach, czy zapis w nowelizacji do ustawy o kulturze fizycznej, bo może tam by się odpowiedni zapis znalazł. Ale tę rzecz też byśmy chcieli mieć wyjaśnioną i ustalić tu jakąś zbieżność,<text:s/><text:span text:style-name="T109">i</text:span><text:s/>rozbieżność.</text:p>
      <text:soft-page-break/>
      <text:p text:style-name="P110">To jest tak jeżeli chodzi o te punkty, które byśmy chcieli tu rozstrzygnąć, poruszyć.</text:p>
      <text:p text:style-name="P111"><text:span text:style-name="T112">Przewodniczący</text:span>:</text:p>
      <text:p text:style-name="P113">Jeżeli można, jak widać dalej im dłużej obradujemy, tym problemów przybywa, a nie ubywa. Miałem nadzieję, że rozstaniemy się gdy idzie o projekt ustawy o stowarzyszeniach - z jedną rozb<text:span text:style-name="T114">i</text:span>eżnością dotyczącą Związku Harcerstwa Polskiego. Z tego co pani przewodnicząca przed chwilą powiedziała, niestety rozstaniemy się z wieloma rozbieżnościa<text:span text:style-name="T115">m</text:span>i dlatego, że nie sądzę żebyśmy na nowo podjęli dzisiaj w tych sprawach dyskusję, bo myśmy swoje stanowisko w wielu sprawach już wyrazili. I stąd też nie widzę możliwości żebyśmy mogli dojść do jakichś rozwiązań innych niż zapisać w sprawie projektu ustawy o stowarzyszeniach różnice<text:s/><text:span text:style-name="T116">z</text:span>dań. Gdy idzie o partie polityczne - otóż mówiliśmy wielokrotnie w toku naszych obrad, że nie widzimy możliwości z wielu powodów wyłączenia spod działania<text:s/>expressis<text:s/>verbis, wyłączenia spod działania ustaw<text:span text:style-name="T117">y</text:span><text:s/>partii polityczn<text:span text:style-name="T118">yc</text:span>h.</text:p>
      <text:p text:style-name="P119">W toku prac grupy redakcyjnej wydawało się nam, że uzyskujemy porozumienie poprzez zapis zawarty w uzasadnie<text:span text:style-name="T120">niu,</text:span><text:s/>ale<text:s/><text:span text:style-name="T121">w</text:span><text:s/>now<text:span text:style-name="T122">y</text:span>m uzasadnieniu - to, które funk<text:span text:style-name="T123">c</text:span>jon<text:span text:style-name="T124">u</text:span>je, mianowicie zapis, który brzmi:<text:s/>„Projekt<text:s/><text:span text:style-name="T125">ust</text:span><text:span text:style-name="T126">a</text:span><text:span text:style-name="T127">wy</text:span><text:s/>nie rozstrzyga problemu partii politycznych”.</text:p>
      <text:p text:style-name="P128">Natomiast jakikolwiek zapis w samym tekście ustawy dotyczący partii politycznych otwiera, tak jak to już mówiłem dwukrotnie - pytanie<text:s/><text:span text:style-name="T129">-</text:span><text:s/>co to jest partia polityczna<text:span text:style-name="T130">.</text:span><text:s/>I<text:s/><text:span text:style-name="T131">j</text:span>aka jest różnica, jakie kryteria charakteryzują stowarzyszenie o charakterze politycznym od partii politycznych<text:span text:style-name="T132">.</text:span><text:s/>Stąd też i też to już podkreślaliśmy, jest to<text:s/><text:span text:style-name="T133">m</text:span>ateria konstytucji i tam też powinna się ona ostatecznie rozstrzygać w toku prac nad nową Konstytucją, bo przecież istnieje zapowiedź jej<text:s/><text:span text:style-name="T134">fo</text:span>rmułowania.</text:p>
      <text:p text:style-name="P135">Gdybyśmy dzisiaj wyłączyli i powiedzieli, że projekt ustawy o stowarz<text:span text:style-name="T136">ys</text:span>zeniach, że ustawa o stowarzyszeniach nie re<text:span text:style-name="T137">g</text:span>uluje partii politycznych, oznaczałoby to obowiązek sądu rejestrowego badania w każdym wypadku - czy dana organizacja, która stawia sobie cele polityczne, jest partią polityczną bez względu na nazwę. A zatem wprowadzamy bardzo zasadnicze kryterium różnicujące stowarzyszenia od innych organizacji politycznych. Postawienie takiego zadania przed sądami jest po prostu nierealne.</text:p>
      <text:p text:style-name="P138">Stąd też uważamy, że każda organizacja, która uzna, że należy się zarejestrować w charakterze s<text:span text:style-name="T139">to</text:span>warz<text:span text:style-name="T140">ysze</text:span>nia, powinna mieć takie prawo. Ale to prawo może mieć tylko wówczas, jeżeli nie przesądzimy, że wyłączamy organizacje, które mienią się partiami politycznymi.</text:p>
      <text:p text:style-name="P141">A więc jeżeli ta argumentacja, ja może ustosunkuję się, a pani przewodnicząca będzie miała później możliwość wypowiedzi w stosunku do tego stanowiska, które wielokrotnie prezentowaliśmy. Więc ja nic nowego tutaj w tej chwili nie wnoszę. To dotyczy również art.<text:s/>30, on w tej chwili...</text:p>
      <text:p text:style-name="P142"><text:span text:style-name="T143">/</text:span>Głosy<text:s/><text:span text:style-name="T144">z</text:span><text:s/>sali na wyciszeniu/.</text:p>
      <text:p text:style-name="P145">A tak, tak, bo to jeszcze wcześniejsze... A więc mówiliśmy, że projekt ustawy o stowarzyszeniach ma również służyć przede wszystkim temu, aby w zakresie organizowania życia społecznego panowała praworządność. I po to przecież m.in. projekt ustawy powstaje w bardzo - bym powiedział - długim procesie legislac<text:span text:style-name="T146">yj</text:span>nym.</text:p>
      <text:p text:style-name="P147">Pracowano, chcę przypomnieć, przedstawiciele strony rządowej i przedstawiciele strony kościelnej ten tzw. wariantowy projekt stowarzyszeń<text:s/><text:span text:style-name="T148">p</text:span>oddano konsultacji publicznej, obecnie no przecież strona rządowa przedstawia również ten projekt ustawy pod obrady<text:s/>„okrągłego stołu”. Idzie o to, aby maksymalnie ustalić takie prawo stowarzyszen<text:span text:style-name="T149">i</text:span>owe, które rzeczywiście pozwoli przyjąć, że istnieje pełne porozumienie, że to<text:s/><text:soft-page-break/>jest ustawa prawna praworządnośc<text:span text:style-name="T150">io</text:span>wego tworzenia różnych organizacji i stowarzyszeń.</text:p>
      <text:p text:style-name="P151">Jeżeli więc wychodzimy z tego założenia, to muszą z tego z natury rzeczy wynikać pewne konsekwencje. Jeżeli więc organizacja nie chce się rejestrować na bazie tegoż prawa, które tutaj wspólnie ustalamy, to muszą być tego jakieś konsekwen<text:span text:style-name="T152">cj</text:span>e. Jakie mogą to być konsekwencje? Albo bezpośrednio karne, albo administrac<text:span text:style-name="T153">yj</text:span>ne. Nie chcemy aby sięgać bezpośrednio do sankcji karnych, dlatego że uważamy, że nasz system prawny powinien powoli ewoluować w kierunku innych sankcji - cywilno-prawn<text:span text:style-name="T154">yc</text:span>h, admini<text:span text:style-name="T155">st</text:span>racyjnych, a ograniczać sankcje karne. To właśnie m.in. art. 30 jest tego wyrazem, że w postępowaniu administrac<text:span text:style-name="T156">yj</text:span>nym ale pod kontrolą Naczelnego Sądu Administracyjnego, a więc pod kontrolą sądową jesteśmy w stanie wykazać, że ta organizacja nie działa zgodnie z prawem, które przyjęto<text:s/>jako wynik porozumienia. I takie jest ratio<text:s/><text:span text:style-name="T157">l</text:span>egis tegoż przepisu art.30. I to ra<text:span text:style-name="T158">t</text:span>io legis, jak sądzę, powinno funkcjonować. Dlatego że inaczej z natury rzeczy, ponieważ życie społeczne nie lubi pustki, a polityczne również no więc wobec tego będą stosowane sankcje karne wprost.</text:p>
      <text:p text:style-name="P159"><text:span text:style-name="T160">A</text:span><text:s/>więc wydaje się, że ta możliwość postępowania administrac<text:span text:style-name="T161">yj</text:span>nego uzyskania ewentualn<text:span text:style-name="T162">yc</text:span>h rozwiązań w tym trybie przesądza o potrzebie istnienia art.30.</text:p>
      <text:p text:style-name="P163">O harcerstwie nie będę m<text:span text:style-name="T164">ó</text:span>wił, wiele o tym mówiono nie tylko w naszej grupie roboczej, ale przede wszystkim w<text:s/>„podstoliku”<text:s/>młodzieżowym. A więc stąd sprawa jest jasna i przede wszystkim ta tematyka ciąży do<text:s/>„podstolika”<text:s/>młodzieżowego, a więc to jest ocz<text:span text:style-name="T165">yw</text:span>is<text:span text:style-name="T166">te</text:span>.</text:p>
      <text:p text:style-name="P167">Co do nadzoru nad statutem<text:s/><text:span text:style-name="T168">-</text:span><text:s/>wydawało się nam, że w grupie redakcyjnej uzyskaliśmy kompromis w tej sprawie. D<text:span text:style-name="T169">l</text:span>atego, że ograniczyliśmy zgodnie z tą nową ustawą nadzór nad działalnością zgodnie ze statutem tylko do tych elementów statutu, które są obliga<text:span text:style-name="T170">to</text:span>r<text:span text:style-name="T171">yj</text:span>ne, niejako ustawowe, bo s<text:span text:style-name="T172">fo</text:span>rmułowane w samej ust<text:span text:style-name="T173">a</text:span>wie. I do tego art. 10 istniej pełna zgoda. Skreśliliśmy jeden punkt,<text:span text:style-name="T174"><text:s/></text:span>zmieniliśmy parę słów, dwukrotnie był on dyskutowany. A zatem art. 10 został, że tak powiem w pełni wynegocjowany i ostatecznie ustalony. Więc jakakolwiek w tej chwili modyfikacja psuje cały ten system, całą tę koncepcję, którą żeśmy uzyskali. Dlatego, że art. 10 przedstawia te elementy obligator<text:span text:style-name="T175">yj</text:span>ne. Natomiast wszystko inne, co sobie chce s<text:span text:style-name="T176">to</text:span>warz<text:span text:style-name="T177">ys</text:span>zenie w statucie napisać jest jego samorządna wola i nie podlega nadzorowi. Ale w elementach obligator<text:span text:style-name="T178">yjn</text:span>ych, wydawało się nam, że jest to już sprawa, które temu nadzorowi powinna podlegać. I dlatego<text:s/>nie widzimy możliwości jaki<text:span text:style-name="T179">ej</text:span>kolwiek dalszej modyfikacji zakresu nadzoru.</text:p>
      <text:p text:style-name="P180">Nadzór nad ofiarnością publiczną rozumiemy to szeroko, bez względu na to skąd ta ofiarność pochodzi - czy z budżetu państwa, czy z darowizn, czy z innych dotacji, czy zbiórki publicznej, jeżeli na to będzie zgoda - jest to bez znaczenia. Pani przewodnicząca powiedziała, że przede wszystkim należy to do tych, którzy tę ofiarność świadczą na rzecz stowarzyszeń. No jest i tak, i ni<text:span text:style-name="T181">e.</text:span><text:s/>Nasze doświadczenia w zakresie dotacji budżetowych, chociaż to już podkreślałem, nie są najlepsze. Bo właściwie organ, który daje dotację budżetową uważa, że to należy do organu nadzorującego stowarzyszenie, a organ nadzorujący stowarzyszenie uważa,<text:s/><text:span text:style-name="T182">ż</text:span>e to należy do organu, który daje dotację. W tej sprawie - doświadczenie uczy - musi istnieć porządek, jednoznaczne wskazanie osoby odpowiedzialnej za to co dzieje się z ofiarnością publiczną. A że nie zawsze dzieje się dobrze, to przecież wszyscy wiemy. Więc stąd też jest to niezwykle czuły punkt, który w interesie społecznym musi być jednoznacznie unormowany. Stąd też uzyskaliśmy w grupie roboczej porozumienie co do tego, że nie w każdym wypadku kiedy zarząd rozpozna<text:span text:style-name="T183">je</text:span><text:s/>jakąś sprawę finansową- czy dać tam 10 t<text:span text:style-name="T184">ys</text:span>. na taki cel, 20 t<text:span text:style-name="T185">ys.</text:span><text:s/>na inny, musi zawiadamiać organ nadzoru<text:span text:style-name="T186">jący</text:span>. To jest<text:s/><text:soft-page-break/>jego wyłączna sprawa. Organ nadzorujący ma być zawiadomiony wówczas kiedy się rozpoznaje właśnie sprawozdanie rachunkowe. Takie sprawozdanie rachunkowe nie robi się częściej niż raz do roku. Nie sądzę, żeby było to i uciążliwe dla stowarzyszenia, jak również aby to w jakiś sposób tak wkraczało w sa<text:span text:style-name="T187">m</text:span>orządność stowarzyszenia, że należałoby tutaj jakichkolwiek zmian<text:span text:style-name="T188">.</text:span><text:s/>Takie jest więc nasze stanowisko.</text:p>
      <text:p text:style-name="P189">Państwo rozważą z czego więc należałoby odstąpić i w czym ewentualnie pisać różnice zdań. Dlatego że już tutaj po naszych ostatnich, bym powiedział, bardzo dużych wysiłkach w kierunkach maksymalnego zbliżenia stanowisk naprawdę p<text:span text:style-name="T190">ro</text:span>szę wierzyć, że nie widzimy ze względu na racje, jakie przemawiają za takim czy innym rozwiązaniem do tego projektu ustawy nie widzimy możliwości modyfikacji w tym zakresie, w jakim to pani przewodnicząca przedstawiła.</text:p>
      <text:p text:style-name="P191">I parę słów o innych sprawach. Tak, jesteśmy zgodni co do tego i to też podkreślaliśmy od początku, że nowelizacji, czy nowej ustawy o zgromadzeniach i na pewno nowelizacji, nad którą zres<text:span text:style-name="T192">zt</text:span>ą już prace trwają w Komitecie ds. Młodzieży i Kultury Fizycznej, nowelizacja ustawy o kulturze fizycznej jest konieczna. Chociaż już dzisiaj na przykład interpreta<text:span text:style-name="T193">cj</text:span>a przepisów tej ustawy idzie w tym kierunku, że jeżeli jest to czysto amatorskie<text:s/><text:span text:style-name="T194">sto</text:span>warz<text:span text:style-name="T195">ysze</text:span>nie, które się jakimś tam np. sportem walki Wschodu, bo takie ostatnio<text:s/><text:span text:style-name="T196">sto</text:span>warz<text:span text:style-name="T197">ysze</text:span>nie kultury fizycznej zostało zar<text:span text:style-name="T198">ejest</text:span>rowane. Ale mimo to uważamy, że jednoznacznie projekt ustawy o stowarzyszeniach, przepraszam, o kulturze fizycznej powinien przesądzić sprawę. Czysto amatorskie, no na przykład tenisiści warszawscy chcą sobie założyć stowarzyszenie, powinni mieć takie prawo.</text:p>
      <text:p text:style-name="P199">Natomiast do ustawy o kulturze fizycznej powinni przejść wszyscy, którzy chcą w ligach grać, rozgrywać już w ramach tego zorganizowanego sportu itd.,<text:s/><text:span text:style-name="T200">i</text:span>td.</text:p>
      <text:p text:style-name="P201">A zatem jesteśmy otwarci na zapis taki, że jesteśmy<text:s/>zgodni właśnie co do potrzeby tych zmian, że powinny one iść w kierunku, w jakim też duchu idzie właśnie ustawa o stowarzyszeniach i w tym zakresie ten zapis mógłby być jednolity.</text:p>
      <text:p text:style-name="P202">O jakiej poprawce do Konstytucji - nie mogę się wypowiedzieć, ponieważ po raz pierwszy słyszę, że taka powinna być uzgodniona.</text:p>
      <text:p text:style-name="P203">Co do tych spraw, jak pani przewodnicząca powiedziała praktycznych. Otóż my możemy potwierdzić sprawę stowarzyszeń rozwiązanych, bez względu na to czy to nastąpiło i kiedy to nastąpiło. Nasza ta deklaracja intencji niejako że tak powiem była minimalistyczna. Bo jak wtedy mówił red. Bratkowski - no można się było spodziewać, tak też myśleliśmy, że prawo o stowarz<text:span text:style-name="T204">ys</text:span>zeniach nowe to gdzieś na jesień. Jak widać byliśmy pesymista<text:span text:style-name="T205">m</text:span>i<text:span text:style-name="T206">.</text:span><text:s/>Jest jasną sprawą, że jeżeli się ktokolwiek może rejestrować, to może się rejestrować już na gruncie nowego prawa o<text:s/><text:span text:style-name="T207">st</text:span>owarz<text:span text:style-name="T208">ys</text:span>zeniach.</text:p>
      <text:p text:style-name="P209">A więc w tym zakresie oczywiście tę naszą intencję, że każde s<text:span text:style-name="T210">to</text:span>warz<text:span text:style-name="T211">ys</text:span>zenie, które będzie chciało powstać, bez względu na to czy jest to pierwsze na danym polu działania, czy drugie, czy trzecie - może się na podstawie tej ustawy rejestrować. Jest to więc legalizacja.</text:p>
      <text:p text:style-name="P212">Natomiast nie widzimy, i tu chciałbym się ustosunkować do tego co było mówione na poprzednim naszym posiedzeniu, możliwości jaki<text:span text:style-name="T213">ej</text:span>kolwiek relegaliza<text:span text:style-name="T214">cj</text:span>i, a więc odtworzenia stowarzyszeń, które zostały rozwiązane do 1956 roku.</text:p>
      <text:p text:style-name="P215">I nie kieruje nam tutaj jakaś ch<text:span text:style-name="T216">ęć</text:span><text:s/>polityczna ochrony tego, co wtedy było niesłuszne czy też bezprawne. Tylko po pierwsze - jest niezwykle trudno dzisiaj wracać do tych zaszłości po tylu aż latach. Wiąże si<text:span text:style-name="T217">ę</text:span><text:s/>tu<text:s/><text:soft-page-break/>na przykład sprawa majątkowa. Bo przecież działa prawo cywilne, które mówi o zasiedzeniu.<text:s/><text:span text:style-name="T218">A</text:span><text:s/>więc nastąpiło już tam przetransponowanie do innych, w innym kierunku własnościowym. Jest to po prostu niewykonalne na gruncie naszego porządku prawnego, zwłaszcza prawa cywilnego i podjęcie jakichkolwiek zobowiązań w zakresie majątkowym, przy tym stole, byłoby po prostu wprowadzaniem w błąd opinii publicznej, bo po prostu niczego - jeżeli idzie o stronę prawa cywilnego - nie moglibyśmy załatwić po tylu latach.</text:p>
      <text:p text:style-name="P219">A więc dlatego też zapis mógłby by<text:span text:style-name="T220">ć</text:span><text:s/>tylko taki, że właśnie potwierdzamy wolę polityczną wyrażoną właśnie w tej ustawie o stowarzyszen<text:span text:style-name="T221">ia</text:span>ch, w nowym pro<text:span text:style-name="T222">j</text:span>ekcie ustawy o stowarzyszeniach, że mogą powstać ró<text:span text:style-name="T223">ż</text:span>ne stowarzyszenia, również te, które w przeszłości zostały rozwiązane.</text:p>
      <text:p text:style-name="P224">To wszystko w tych sprawach, które pani przewodni<text:span text:style-name="T225">cz</text:span>ąca zechciała podnieść i ja zaprezentowałem tutaj nasz pogląd i nasze stanowisko w tych sprawach.</text:p>
      <text:p text:style-name="P226">Proszę bardzo - pani przewodnicząca<text:span text:style-name="T227">.</text:span></text:p>
      <text:p text:style-name="P228"><text:span text:style-name="T229">Przewodni</text:span><text:span text:style-name="T230">cz</text:span><text:span text:style-name="T231">ąca</text:span>:</text:p>
      <text:p text:style-name="P232">Otóż ja jeszcze chciałabym co do pewnych punktów wrócić. Mianowicie jeśli chodzi o... Po pierwsze - są dwie sprawy - jest sprawa, że ta ustawa o stowarzyszeniach pewne rzeczy zostały zapisane, pewne rzeczy pójdą. Ona zostanie uchwalone tak czy tak jak poszła. Na pewne rzeczy już nie mamy konkretnego wpływu. Nie zmienia to jednak faktu, że można się<text:s/>będzi<text:span text:style-name="T233">e</text:span><text:s/>starać w przyszłości pewne rzeczy zmienić i przez Sejm. I wobec tego strona solidarnościowa nie może rezygnować z wyrażenia swoich opinii o tym co naszym zdaniem tam nie jest zgodne z naszą postawą i nie możemy rezygnować wobec tego z protokołu również rozbieżności w naszych dążeniach.</text:p>
      <text:p text:style-name="P234">Ale teraz, jeżeli chodzi już tak bardziej o to co można by nawet uzyskać czy zm<text:span text:style-name="T235">ie</text:span>nić, czy o pewne uzasadnienia. Otóż jeśli chodzi o partie polityczne, to nie można..<text:span text:style-name="T236">.<text:s/></text:span>Można sformułować sprawę tak, że organizacje o celach politycznych same decydują czy są partiami czy nie są partiami, czy są stowarzyszen<text:span text:style-name="T237">ia</text:span>mi o celach politycznych i nie nakładać na sądy obowiązku badania. Zawsze taka możliwość istnie<text:span text:style-name="T238">je</text:span><text:s/>i to jest sprawa sformułowan<text:span text:style-name="T239">ia.</text:span></text:p>
      <text:p text:style-name="P240">Chodzi po prostu o to, ażeby partie polityczne, organizacje polityczne same korzystały, czy chcą być st<text:span text:style-name="T241">owarz</text:span>ys<text:span text:style-name="T242">ze</text:span>niami mającymi cele polityczne, czy chcą być partiami, które nie podlegają ustawie.</text:p>
      <text:p text:style-name="P243">To jest jedna rzecz. To, że państwo wprowadziliście to uzasadnienie, to jest duży krok w naszym kierunku. I ja myślę, że my możemy wobec tego sformułować zapis zgodności co do tego, że wspólnie uważamy, że ta ustawa nie powinna obowiązywać partii politycznych do korzystania z niej. Jakkolwiek organizacje polityczne mogą z niej korzystać. Taki zapis moglibyśmy zrobić jakiejś wspólnej oceny.</text:p>
      <text:p text:style-name="P244">Natomiast w zapisie różnic powiedzieć, że strona rządowa uznała za możliwe jedynie wprowadzenie swojego tego zapisu w<text:span text:style-name="T245">...</text:span></text:p>
      <text:p text:style-name="P246"><text:span text:style-name="T247">Min. J</text:span><text:span text:style-name="T248">.</text:span><text:span text:style-name="T249"><text:s/>Brol</text:span>:</text:p>
      <text:p text:style-name="P250">To strona rządowa zadecyduje co zapisze do rozbieżności.</text:p>
      <text:p text:style-name="P251"><text:span text:style-name="T252">Przewodnicząca</text:span>:</text:p>
      <text:p text:style-name="P253">Tak, ale to co pan mówił, to możemy przytoczyć jako<text:s/><text:span text:style-name="T254">-</text:span><text:s/>powiedzmy - zbieżność<text:span text:style-name="T255">.</text:span><text:s/>Natomiast strona solidarnościowa uważa, że jednak odpowiedni zapis, który nie obliguje partii politycznych do stosowania się do ustawy o stowarzyszeniach, jakkolwiek organizacjom politycznym nie broni wykorzystania tej<text:s/><text:soft-page-break/>ustawy, powinien się znaleźć w samej treści. Taki i taki zapis możemy sobie zredagować<text:span text:style-name="T256">.</text:span></text:p>
      <text:p text:style-name="P257">Jeżeli natomiast chodzi o ten art.<text:s/><text:span text:style-name="T258">3</text:span>0. Nam nie chodzi o to, ażeby wyjąć spod działania prawa organizacje, które si<text:span text:style-name="T259">ę<text:s/></text:span>nie zapisują. Nam chodzi o to, żeby nie było sprawą dowolnej działalności administracji stopnia w<text:span text:style-name="T260">oj</text:span>ewódzkiego stwierdzenie, że jakaś organizacja jest, że ona podlega w zasadzie tej ustawie, a jej nie dopełnia. Bo to właśnie może by<text:span text:style-name="T261">ć</text:span><text:s/>przeciw partiom politycznym wykorzystywane. I uważamy, że tutaj powinna być przeredagowane w tym sensie, żeby ta administracja miała prawo wystąpić do sądu z powództwem o zakaz działania takiej to i takiej organizacji. I wtedy ta organizacja może się bronić raz w sądzie wojewódzkim, dopiero potem w odwołaniu. Przy obecnej, tej, ona tylko raz jeden może się bronić przed Najwyższym Sądem Administracyjnym. Przy tym, że wszystkie właściwie działania administra<text:span text:style-name="T262">cj</text:span>i są tylko obserwacyjne, a wszystkie akty prawne do stowarzyszeń są wciąż przez sąd... To myślę, że wprowadzenie sądu i wtedy art.<text:s/><text:span text:style-name="T263">3</text:span>0 byłby jakoś zgodny z logiką całej ustawy.</text:p>
      <text:p text:style-name="P264">No te sprawy, powiedzmy, nadzoru - czy to ma administracja, czy organ dotujący.<text:s/><text:span text:style-name="T265">M</text:span>y się tu musimy jeszcze między nami naradzić co do ostatecznej odpowiedzi, ponieważ niepokoi nas tutaj ta szerokość ujęcia tych darów. Bo właściwie wtedy cokolwiek od kogokolwiek by się dostawało, to już<text:s/>trzeba wo<text:span text:style-name="T266">ł</text:span>ać tego przedstawiciela<text:span text:style-name="T267">.</text:span></text:p>
      <text:p text:style-name="P268"><text:span text:style-name="T269"><text:s text:c="29"/></text:span><text:span text:style-name="T270">:</text:span></text:p>
      <text:p text:style-name="P271">Ale na to sprawozdanie jest<text:span text:style-name="T272">.</text:span></text:p>
      <text:p text:style-name="P273"><text:span text:style-name="T274">Przewodn</text:span><text:span text:style-name="T275">ic</text:span><text:span text:style-name="T276">ząc</text:span><text:span text:style-name="T277">a</text:span>:</text:p>
      <text:p text:style-name="P278">Tak, na to sprawozdanie, ale właściwie każda organizacja musiałaby na każde sprawozdanie finansowe woła<text:span text:style-name="T279">ć</text:span><text:s/>przedstawiciela admin<text:span text:style-name="T280">is</text:span>t<text:span text:style-name="T281">ra</text:span>cji, ponieważ normalnie w statutach każdej organizacji prócz składek są również dary. I jakiekolwiek dary by dostawała to już by trzeba<text:s/><text:span text:style-name="T282">był</text:span>o<text:span text:style-name="T283">.</text:span><text:s/>Gdyby rzecz była ograniczona do dotacji i powiedzmy publicznych składek takich jakichś czy to ulicznych, czy też na konto, czy publicznych składek, to rzecz by wyglądała inaczej. Ale przy tak szerokiej interpreta<text:span text:style-name="T284">cj</text:span>i to tutaj to nasze zastrzeżenie jednak istnieje. I co do dotacji.... I czy można by tutaj sprawę składek powiedzmy, zb<text:span text:style-name="T285">ie</text:span>ranych jakoś tak czy ja wiem - ulicznych składek, czy coś w tym rodzaju. Ale tak, to jednak obejmie absolutnie wszystkie organizacje. Gdziekolwiek będzie sprawozdanie z wykonania budżetu trzeba będzie woła<text:span text:style-name="T286">ć</text:span><text:s/>przedstawiciela admin<text:span text:style-name="T287">is</text:span>t<text:span text:style-name="T288">ra</text:span>cji. A jak nie to może lecieć kara, prawda. A więc tutaj jest zastrzeżenie.</text:p>
      <text:p text:style-name="P289">I sprawa - jeżeli chodzi o ten nadzór. Więc my zasadniczo uważamy, że sprawa statutu nie powinna wchodzić w grę tzn. w sprawę nadzoru. Uważamy również, że oczywiście my w tej chwili nie możemy na zasadzie kompromisu, nie możemy prawda tego się domagać. Może to będą się jacyś posłowie kiedyś domagać w następnym Sejmie o takie dalsze demokratyzacyjne rzeczy. Natomiast pan minister sam mi powiedział w rozmowie na korytarzu my wam możemy zapisać, że wy możecie się<text:s/><text:span text:style-name="T290">wyp</text:span>o<text:span text:style-name="T291">wi</text:span>a<text:span text:style-name="T292">d</text:span>ać w sprawach<text:s/><text:span text:style-name="T293">p</text:span>ublicznyc<text:span text:style-name="T294">h</text:span>, ale to<text:s/><text:span text:style-name="T295">i</text:span><text:s/>tak<text:s/>w dalszej pracy legalizacyjnej w Sejmie tam zdejmą.</text:p>
      <text:p text:style-name="P296">No i teraz ja sobie wyobrażam, że w pracy<text:s/><text:span text:style-name="T297">l</text:span>ega<text:span text:style-name="T298">l</text:span>izacyjnej w Sejmie powiedzą<text:s/><text:span text:style-name="T299">-</text:span><text:s/>to nie jest takie prawne, to my to zdejmiemy<text:span text:style-name="T300">.</text:span><text:s/>I my zostaniemy bez tego zapewnienia prawa wygłaszania opinii w sprawach publicznych. A jest ten punkt o statucie. Pamiętajmy wciąż, że wszystkie niesprawiedliwe decyzje odnośnie organizacji, rozwiązania itd. były na zasadzie zarzutu działalności nie statutowej. Gdyby w tym samym spisie wymogów statutowych skreślić tylko jedną rzecz<text:s/><text:span text:style-name="T301">„</text:span>środki działania”, zostawiając<text:s/><text:span text:style-name="T302">„</text:span>cele”<text:span text:style-name="T303">.</text:span><text:s/>Czyli że można było mie<text:span text:style-name="T304">ć</text:span><text:s/>nad celami działania mieć nadzór, ale nie nad środkami działania, to byłoby<text:s/><text:soft-page-break/>zabezpieczenie. Można zrobić zapis pewnego<text:s/>iunctim<text:s/>na temat kompromisu, w którym strona solidarnościowa zgodziła si<text:span text:style-name="T305">ę</text:span><text:s/>na kompromis pod warunkiem, że jest ten zapis odnośnie prawa /pkt 3, art. 1/, ale gdyby w jakichkolw<text:span text:style-name="T306">i</text:span>ek dalszy<text:span text:style-name="T307">c</text:span>h przemianach legislacyjnych ten punkt miał ulec usunięciu, wtedy konieczne byłoby również usunięcie z zapisu o wymogach statutu<text:s/>„środków działania”.<text:s/>Możemy takie iunctim koniecznościowe również zapisać. Całą rzecz jednak zapisując jako pewien kompromis. Chodzi nam o to, żeby pewne zasady, które rep<text:span text:style-name="T308">re</text:span>zentu<text:span text:style-name="T309">jemy</text:span>, zostały zasadami na tę dalszą przyszłość.</text:p>
      <text:p text:style-name="P310">Ponadto myślę, że te punkty pr<text:span text:style-name="T311">a</text:span>ktyczne, no trudno będzie nam dyskutować wszystko na raz. To byśmy po prostu do nich doszli punkt po punkcie.</text:p>
      <text:p text:style-name="P312"><text:span text:style-name="T313"><text:s text:c="29"/></text:span><text:span text:style-name="T314">:</text:span></text:p>
      <text:p text:style-name="P315"><text:bookmark-start text:name="bookmark0"/><text:bookmark-end text:name="bookmark0"/><text:span text:style-name="T316">Je</text:span>śli moż<text:span text:style-name="T317">n</text:span>a, to ja jeszcze mam taką propozycję panie ministrze. Pan przedstawił bardzo interesujące zresztą zdanie o tych partiach politycznych, że to nie dotyczy partii politycznych. Ale jest to w uzasadnieniu do tego o stowarzyszeniach, a więc nie ma żadnej mocy prawnej, prawda<text:span text:style-name="T318">.</text:span></text:p>
      <text:p text:style-name="P319">Ja myśl<text:span text:style-name="T320">ę,</text:span><text:s/><text:span text:style-name="T321">ż</text:span>e można by chyba uzyskać kompromis, gdyby można było dodać dosłownie trzy słowa do par. 30, mianowicie gdyby on brzmiał w taki sposób: że w razie prowadzenia działalności przez organizację mającą charakter stowarzyszenia /bez dopełnienia wymagań wynikających/ i to wtedy jest już pewna logika, jest to prawo o stowarzyszeniach. I jeżeli to stowarzyszenie nie dopełni obowiązujących przepisów prawnych w postaci legalizacji, rejestracji itd.,<text:s/><text:span text:style-name="T322">i</text:span>td., to oczywiście organ administra<text:span text:style-name="T323">cj</text:span>i ma prawo wtedy podjęć określone działania<text:span text:style-name="T324">.</text:span><text:s/>Natomiast te organizacje są zbyt szerokie dla nas, żeby można je tak w tym paragrafie po prostu przyjąć<text:span text:style-name="T325">.</text:span></text:p>
      <text:p text:style-name="P326">Myślę , że taka zmiana jest do przyjęcia, ponieważ wiem, że zapisu, o którym mowa tutaj o partiach politycznych do tego prawa o stowarzyszeniach się wprowadzić nie da, to może taki układ byłby do przyjęcia przez stronę koalicyjno-rzą<text:span text:style-name="T327">do</text:span>wą. Dziękuję bardzo<text:span text:style-name="T328">.</text:span></text:p>
      <text:p text:style-name="P329"><text:span text:style-name="T330">Min. J</text:span><text:span text:style-name="T331">.</text:span><text:span text:style-name="T332"><text:s/>Brol</text:span>:</text:p>
      <text:p text:style-name="P333">Co do partii politycznych, że jest to sprawa przyszłej Konstytucji, a więc w związku z tym jakikolwiek zapis, który pan proponuje, no oznaczałoby, że my przesądzamy możliwości legalnego działania wszystkich organizacji, które mienią się partiami polity<text:span text:style-name="T334">c</text:span>znymi bez potrzeby<text:s/><text:span text:style-name="T335">ja</text:span>k<text:span text:style-name="T336">iejk</text:span>olw<text:span text:style-name="T337">ie</text:span>k rejestracji czy legalizacji<text:span text:style-name="T338">.</text:span></text:p>
      <text:p text:style-name="P339"><text:span text:style-name="T340"><text:s text:c="29"/></text:span><text:span text:style-name="T341">:</text:span></text:p>
      <text:p text:style-name="P342">Jest to najgłębszy zamach, jaki można dokonać na porządek konstytucyjny w P<text:span text:style-name="T343">RL.</text:span></text:p>
      <text:p text:style-name="P344"><text:span text:style-name="T345"><text:s text:c="29"/></text:span><text:span text:style-name="T346">:</text:span></text:p>
      <text:p text:style-name="P347">Ten co ja zaproponowałem.</text:p>
      <text:p text:style-name="P348"><text:span text:style-name="T349">Min. J</text:span><text:span text:style-name="T350">.</text:span><text:span text:style-name="T351"><text:s/>Brol</text:span>:</text:p>
      <text:p text:style-name="P352">Proszę bardzo, pan re<text:span text:style-name="T353">d.</text:span><text:s/>Bratko<text:span text:style-name="T354">ws</text:span>ki<text:span text:style-name="T355">.</text:span></text:p>
      <text:p text:style-name="P356"><text:span text:style-name="T357">Red. Stefan Bratkowski</text:span>:</text:p>
      <text:p text:style-name="P358">Ja chciałem, jeśli można,<text:span text:style-name="T359"><text:s/></text:span>zaproponowa<text:span text:style-name="T360">ć</text:span><text:s/>przen<text:span text:style-name="T361">ie</text:span>sienie tej dyskusji na trochę wyższy diapazon tzn. w kategoriach ogólnych ocen politycznych. Mnie się wydaje, że rozmawiamy tutaj rzeczywiście na temat bardzo ważnych perspektyw tego kraju i jakiegoś ułożenia stosunków między aparatem władzy a resztą obywateli. Tak się składa, że wśród nas nie ma ani jednego działacza politycznego i bodajże ani jednego przedstawiciela jakiegokolw<text:span text:style-name="T362">ie</text:span>k ugrupowania o ambicjach utworzenia partii politycznych. Jesteśmy tutaj<text:s/><text:soft-page-break/>przedstawicielami związków zawodowych i st<text:span text:style-name="T363">ow</text:span>arzyszeń.</text:p>
      <text:p text:style-name="P364">Otóż myślę, że to jest podkreślenia znaczące, ponieważ jeżeli my upominamy się o<text:s/><text:span text:style-name="T365">p</text:span>rawa tych, którzy by chcieli prowadzić działalność polityczną, jako partie, to oznacza to po prostu z naszej strony zabieg o perspektywę pokoju społecznego w naszym kraju.</text:p>
      <text:p text:style-name="P366">Tak się składa, że prześladowania w Polsce, jak wiadomo, działają na korzyść prześladowanego<text:span text:style-name="T367">.</text:span><text:s/>Nie będę już tutaj wchodził w kwestię, dlaczego tak się dzieje, że ten którego prześladuje państwo jest w Polsce szanowany a nie odwrotnie, to już wchodzilibyśmy w sferę rozstrzygnięć o historycznym charakterze. Niemniej jednak takie są fakty. Otóż jeżeli stwarzamy wojewódzkim agendom policyjnym prawo ścigania praktycznie tych wszystkich ugrupowań politycznych. A wiadomo, że będą się mogły tworzyć i będą się tworzyły ugrupowania kilkunasto<text:span text:style-name="T368">os</text:span>obowe,<text:s/><text:span text:style-name="T369">3</text:span>0-, 50-osobowe itd., itd. o niewielkim znaczeniu politycznym i niewielkim znaczeniu publicznym. Ale takie, którym znaczenie publiczne i znaczenie polityczne nadadzą właśnie te pr<text:span text:style-name="T370">ze</text:span>śladowan<text:span text:style-name="T371">ia,</text:span><text:s/>ponieważ po prostu jeżeli powołuje się policjanta do pewnych zadań, to on musi je jednak wykonywać<text:span text:style-name="T372">.</text:span></text:p>
      <text:p text:style-name="P373">Sądzę, że byłoby rzeczą racjonalną gdybyśmy się starali jednak tego uniknąć<text:span text:style-name="T374">.</text:span><text:s/>Żeby co więcej - to państwo zarobiło na opinię państwa, którym jednak jakoś chce być. Państwa, co do którego perspektyw mieliśmy prawo wnioskować z ostatnich wypowiedzi najwyższych przedstawicieli aparatu państwowego.</text:p>
      <text:p text:style-name="P375">Myślę, że warto jednak te kwestie, jeżeli nie tutaj, to podjąć na innym forum, w gronie oczywiście osób kompetentnych w sferze decyzji politycznych. Ale właśnie w takim kierunku, żeby stworzyć perspektywę pokoju społecznego.</text:p>
      <text:p text:style-name="P376">Myśmy tutaj pozostawili w trybie kompromisu pewną prawną akceptację dla wszechobecności aparatu policyjnego. Ta sprawa dotacji jest takim klasycznym tego przykładem. Jest to szczegół w rzeczywistości techniczny, ponieważ na całym świecie organizacja, która dostaje pieniądze od państwa,<text:s/><text:span text:style-name="T377">je</text:span>st zobowiązana przedstawić swój budżet i bilans organo<text:span text:style-name="T378">w</text:span>i dotującemu. Po prostu nie może się<text:s/><text:span text:style-name="T379">w</text:span><text:s/>ogóle od tego uchylić. I nałożenie na tą organizację tego rodzaju zobowiązania jest rzeczą naturalną.</text:p>
      <text:p text:style-name="P380"><text:span text:style-name="T381">W</text:span><text:s/>naszych warunkach, a ja przypadkiem akurat działalność organizacji społecznych różnego rodzaju znam, wbrew temu co powiedział pan minister, nie ma kłopotów tego typu, ponieważ raczej jest problem jak znaleźć tych ludzi w organach dotujących, żeby mogli wypełnić funkcje kontrolne.</text:p>
      <text:p text:style-name="P382">Co więcej, istnieją instytucje finansowe wys<text:span text:style-name="T383">pecj</text:span>al<text:span text:style-name="T384">iz</text:span>owane w kontrolach finansowych i one niesłychanie skrupulatnie dbają o to, ażeby pieniądze były wydawane zgodnie z literą zapisu dokonanego przez organ dotujący.</text:p>
      <text:p text:style-name="P385">Nie wyobrażam sobie, mówiąc szczerze, kompetencji akurat przedstawiciela aparatu policyjnego w zakresie wydawania pieniędzy<text:span text:style-name="T386">.</text:span><text:s/>Ja mówię tu o szczególe zupełn<text:span text:style-name="T387">i</text:span>e technicznym. Rozumiem, że będziemy nadal używali policji do załatwiania problemów politycznych, to jest niestety schorzenie naszego systemu..<text:span text:style-name="T388">.</text:span></text:p>
      <text:p text:style-name="P389"><text:span text:style-name="T390">Min.<text:s/></text:span><text:span text:style-name="T391">J</text:span><text:span text:style-name="T392">.<text:s/></text:span><text:span text:style-name="T393">B</text:span><text:span text:style-name="T394">rol</text:span>:</text:p>
      <text:p text:style-name="P395">Ale panie redaktorze, to nie wynika z projektu ustawy.</text:p>
      <text:p text:style-name="P396"><text:span text:style-name="T397">Red.<text:s/></text:span><text:span text:style-name="T398">S</text:span><text:span text:style-name="T399">tefan Bratkowski</text:span>:</text:p>
      <text:p text:style-name="P400">Panie ministrze, mówię jako człowiek, który lata spędził<text:s/><text:span text:style-name="T401">w</text:span><text:s/>działalności stowarzyszeń. I powtarzam, że jest to szczegół techniczny.</text:p>
      <text:p text:style-name="P402"><text:span text:style-name="T403">Min. J. Brol</text:span>:</text:p>
      <text:soft-page-break/>
      <text:p text:style-name="P404">My mówimy o społeczno-adminis<text:span text:style-name="T405">t</text:span>racyjnym wydziale urzędu wojewódzkiego.</text:p>
      <text:p text:style-name="P406"><text:span text:style-name="T407">Red.</text:span><text:span text:style-name="T408"><text:s/></text:span><text:span text:style-name="T409">S.</text:span><text:span text:style-name="T410"><text:s/>B</text:span><text:span text:style-name="T411">ra</text:span><text:span text:style-name="T412">tkow</text:span><text:span text:style-name="T413">ski</text:span><text:span text:style-name="T414">:</text:span></text:p>
      <text:p text:style-name="P415">No tak, ale wiemy przecież, że to nie jest organ urzędu, jest to po prostu odpowiednia komórka MSW, przecież tak zawsze było. I przecież nie żyjemy...</text:p>
      <text:p text:style-name="P416"><text:span text:style-name="T417">M</text:span><text:span text:style-name="T418">in. J. Brol</text:span>:</text:p>
      <text:p text:style-name="P419"><text:span text:style-name="T420">.</text:span>..że jest nadzorowana w trybie kpw, że organem odwoławczym jest Minister Spraw Wewnętrznych to nie znaczy, że to jest ich jednostka. To jest jednostka rady narodowej i nadzorowana.</text:p>
      <text:p text:style-name="P421"><text:span text:style-name="T422">Re</text:span><text:span text:style-name="T423">d</text:span><text:span text:style-name="T424">.</text:span><text:span text:style-name="T425"><text:s/></text:span><text:span text:style-name="T426">S.</text:span><text:span text:style-name="T427"><text:s/>Bratkowski</text:span>:</text:p>
      <text:p text:style-name="P428">Tak, ale decyzje kadrowe w tej kwestii należą do MSW, a zgodnie z wszelkimi innymi analizami, których nie będziemy tutaj przytaczać - decyduje jednak ten kto wyznacza dane osoby.</text:p>
      <text:p text:style-name="P429">Przyjmijmy<text:s/><text:span text:style-name="T430">w</text:span><text:s/>każdym razie, że te osoby są przez społeczeństwo zaliczane w krąg aparatu policyjnego<text:span text:style-name="T431">.</text:span><text:s/>To n<text:span text:style-name="T432">ie</text:span><text:s/>jest żadna uraza, bo ja naprawdę bardzo bym chciał żyć w państwie, w którym policja jest szanowana, w którym policja spełnia swoje funkcje w sposób racjonalny i jest przez społeczeństwo traktowana jako gwarancja bezpieczeństwa obywateli, a nie odwrotnie.</text:p>
      <text:p text:style-name="P433">I uważam, że taką ambicję chyba moglibyśmy podziela<text:span text:style-name="T434">ć<text:s/></text:span>wszyscy<text:span text:style-name="T435">.</text:span></text:p>
      <text:p text:style-name="P436">Otóż ja tego nie mówię jako, nie przytaczam tego argumentu jako złośliwości w stosunku do aparatu policyjnego, bo co o nim myślę i jakie miałbym ambicje wobec niego, to<text:s/><text:span text:style-name="T437">po</text:span>wiedziałem. Chodzi mi po prostu o to, że ten szczegół technicznych odsłania po prostu pewne mechanizmy nawyków, jakie się u nas wytworzyły.<text:s/><text:span text:style-name="T438">Je</text:span>st faktem, że organ dotujący i w ogóle system dotowania powinien wymagać kontroli nad sposobem dotowania tych dotacji, to jest rzecz naturalna. I co więcej stowarzyszenia powinny być zobowiązane - powtarzam - do pr<text:span text:style-name="T439">ze</text:span>dstawian<text:span text:style-name="T440">ia</text:span><text:s/>sprawozdań i do poddawania formalnie wręcz kontroli ze strony organu dotującego.<text:s/><text:span text:style-name="T441">A</text:span>le w sytuacji kiedy istniałaby tego rodzaju formuła i ta kontrola ze strony organów finansowych, akurat wprowadzanie aparatu tego społeczno-administracyjnego rad narodowych jest tylko pomnażaniem zadań na korzyść tego aparatu.</text:p>
      <text:p text:style-name="P442">Nie chcę wyrazić tutaj przypuszczenia, że chodzi o to, żeby było zatrudnienie dla pracowników tego aparatu, ale moim zdaniem ten przykład świadczy po prostu o tym jakiego rodzaju nawyki się ukształtowały i z jakimi nawykami nie bardzo my tutaj na terenie naszego kraju chcemy zrywać. I mam nadzieję, że jeżeli nawet teraz nie uda się tego technicznego<text:s/>szczegółu ułożyć w sposób racjonalny, to żeby po prostu te uwagi z mojej strony zostały przyjęte jako uwagi człowieka dobrej woli, jak powiedziałem<text:s/><text:span text:style-name="T443">-</text:span><text:s/>nie działacza partyjnego i człowieka bez ambicji politycznych, natomiast jako człowieka, który chciałby, żeby pokój społeczny miał tutaj rzeczywiście racjonalne podstawy i żebyśmy wreszcie przestali w aparacie policyjnym upatrywać tych, którzy mają reglamentować całość życia społecznego w naszym kraju.</text:p>
      <text:p text:style-name="P444">Dzięku<text:span text:style-name="T445">j</text:span>ę bardzo.</text:p>
      <text:p text:style-name="P446"><text:span text:style-name="T447">Mi</text:span><text:span text:style-name="T448">n.<text:s/></text:span><text:span text:style-name="T449">A.</text:span><text:span text:style-name="T450"><text:s/>Kwaśniewsk</text:span><text:span text:style-name="T451">i</text:span>:</text:p>
      <text:p text:style-name="P452">Czy można?</text:p>
      <text:p text:style-name="P453"><text:span text:style-name="T454">Min. J</text:span><text:span text:style-name="T455">.</text:span><text:span text:style-name="T456"><text:s/>Brol</text:span><text:span text:style-name="T457">:</text:span></text:p>
      <text:p text:style-name="P458">Proszę bardzo, pan minister Kwaśniewski.</text:p>
      <text:p text:style-name="P459"><text:span text:style-name="T460">Min.<text:s/></text:span><text:span text:style-name="T461">A.</text:span><text:span text:style-name="T462"><text:s/>Kwaśn</text:span><text:span text:style-name="T463">ie</text:span><text:span text:style-name="T464">wski</text:span>:</text:p>
      <text:p text:style-name="P465">Tak, ja może zacznę od tego na czym skończył pan red<text:span text:style-name="T466">.<text:s/></text:span>Bratkowski.</text:p>
      <text:soft-page-break/>
      <text:p text:style-name="P467">Jest niewątpliwie polskim paradoksem to, iż przy takim sposobie myślenia, który jest dość powszechny, w końcu także i historycznie uzasadniony - na temat aparatu policyjnego i roli tego aparatu w naszej historii, jak to mówił przed chwilą pan redaktor. No, jesteśmy jakby uczestnikami<text:s/>„okrągłego stołu”, którego gospodarzem jest ten arcy-szef aparatu policyjnego. Mówię o tym jako o swoistym paradoksie, który jednak ja bym traktował jako znak czasu, a nie jakiś bardzo, że tak powiem chytry wybieg tego aparatu, który w ten sposób chce zdobyć łaski społeczeństwa, a także pana red. Bratkowsk<text:span text:style-name="T468">ie</text:span>go.</text:p>
      <text:p text:style-name="P469">Mówię o tym dlatego, ażebyśmy po prostu trochę popatrzyli na to, zresztą tak jak pan to w pierwszej części swojej wypowiedzi - bardziej dynamicznie, jako na rozpoczęcie procesów, które będą bardzo w<text:span text:style-name="T470">ie</text:span>lopłaszczyznowe, moim zdaniem, daleko idąc<text:span text:style-name="T471">e</text:span>, i które krok po kroku należy czynić.</text:p>
      <text:p text:style-name="P472"><text:span text:style-name="T473">I</text:span><text:s/>na tym tle chciałbym ustosunkować się do kilku uwag. Chcę powiedzieć po pierwsze, jeżeli chodzi o ustawę o stowarzyszeniach. Wszystko wskazuje na to, iż pierwsze czytanie odbyłoby się 22 marca, a więc bardzo niedługo.<text:s/><text:span text:style-name="T474">A</text:span><text:s/>przyjęcie tej ustawy na posiedzeniu Sejmu 6 i 7 kwietnia, czy 5 i 6, nie wiem dokładnie.</text:p>
      <text:p text:style-name="P475">Ponieważ przyjmujemy formułę, iż ustawa prawo o stowarzyszeniach powinna wej<text:span text:style-name="T476">ś</text:span>ć w życie z dniem ogłoszenia, będzie ona w pakiecie ustaw ordyna<text:span text:style-name="T477">cyjn</text:span>ych, można oczekiwać, że stanie się to gdzieś 6 - 7 kwietnia. A więc możemy powiedzieć w tym gronie, iż 7 kwietnia w tym sensie jeśli chodzi o wolności stowarzyszeniowe, mamy zupełnie nową<text:s/><text:span text:style-name="T478">ja</text:span>ko<text:span text:style-name="T479">ś</text:span>ć.<text:s/>I proponuję, żebyśmy się co do tego zgodzili, bo chyba jest to kwestia niedyskusyjna w tym gronie.</text:p>
      <text:p text:style-name="P480">Ja mogę tylko powiedzieć, zresztą wczor<text:span text:style-name="T481">a</text:span>j miałem okazję już w Klubie Poselskim PZPR mówić, ponieważ będę osobą, która ma reprezentować rząd zarówno jeśli chodzi o nowelizację ustawy o związkach zawodowych, jak i związkach zawodowych rolników indywidualnych i ustawie<text:s/><text:span text:style-name="T482">„</text:span>prawo o st<text:span text:style-name="T483">ow</text:span>arzyszeniach<text:span text:style-name="T484">”</text:span><text:span text:style-name="T485"><text:s/></text:span>przedstawiłem jakby tryb uciążliwy, ale ważny i naszym zdani<text:span text:style-name="T486">e</text:span>m bardzo słuszny - dochodzenia do tych ustaleń, które tu są. Mogę więc w tym gronie powiedzieć, iż każdego z tych zapisów, które są wynikiem naszych w<text:span text:style-name="T487">ie</text:span>logodzinnych dyskusji kompromisu będę bronił jak się tylko da. Łącznie z tym czego obawia się pani przewodnicząca, iż art. 1 ust.<text:s/><text:span text:style-name="T488">3<text:s/></text:span>o tym prawie do wypowiadania się w sprawach publicznych, mógłby być zakwestionowany ze względu na swoją legislacyjną niewłaściwość. No on jest bardziej polityczny niż legislacyjny, niż prawny - powiedzmy sobie zupełnie szczerze<text:span text:style-name="T489">.<text:s/></text:span>Ale rozumiemy te powody, które przez was przemawiają, aby taki zapis był. I ja mówię i jestem do tego przekonany, niezależnie od tych wszystkich wątpliwości natury legislacyjnej. No, a tych zabezpieczeń jest tu więcej, bo w preambule także mówimy o możliwości wyrażania zróżnicowanych poglądów itd., itd.</text:p>
      <text:p text:style-name="P490">I chciałbym, aby taka informacja została przyjęta, iż będziemy starali się bronić tych zapisów tu wypracowany<text:span text:style-name="T491">ch.<text:s/></text:span>Oczywiście trudność jest, ponieważ ja... to wczoraj z całą mocą wyszło, Sejm czuje się urażony sposobem, że tak powiem działania, ponieważ<text:s/>„okrągły stół”, który jest jednak ciałem pozakonstytucyjny<text:span text:style-name="T492">m</text:span>, de facto wnosi przedłożenia, nie mając do tego żadnych uprawnień, oczywiście to jest formalnie wnoszone czy przez Radę Ministrów czy przez Radę Państwa, natomiast za wszystkim kry<text:span text:style-name="T493">j</text:span>e się<text:s/>„okrągły stół”. I trzeba bardzo dużej dyplomacji, żeby posłom powiedzieć to co w wersji najbardziej otwartej brzmi:<text:s/><text:span text:style-name="T494">„</text:span>ręce precz od tych zapisów”, bo do tego to się w sumie sprowadza. A więc trzeba to zrobić tak, żeby rzeczywiście tam gdzie argumentacja w wyniku prac komisji będzie jakby ulepszała te zapisy, poprawiała je w sensie i merytorycznym, i prawnym, będziemy musieli i myślę, że warto się na to godzić. Natomiast to co jest wypracowane w tych zapisach, a wiemy że było osiągane na drodze kompromisu,<text:s/><text:soft-page-break/>będziemy bronić.</text:p>
      <text:p text:style-name="P495">Tak że tu chciałbym uspokoić i złożyć deklarację, że będę starał się tu zresztą wspólnie z ministrem Brolem, aby nasz wspólny punkt widzenia jaki osiągnęliśmy, został zaakceptowany przez komisje sejmowe.</text:p>
      <text:p text:style-name="P496">Jeśli chodzi o partie polityczne to ja nie mam złudzeń i tu odpowiadam panu re<text:span text:style-name="T497">d</text:span>. Bratkowsk<text:span text:style-name="T498">ie</text:span>mu, że my przed tą kwestią staniemy bardzo szybko, ona już dzisiaj si<text:span text:style-name="T499">ę</text:span><text:s/>pojawiła w postaci inicjatywy czy Stronnictwa Pracy, czy PPS.<text:s/><text:span text:style-name="T500">Je</text:span>st kuriozalna zupełnie sytuacja Unii Chrześc<text:span text:style-name="T501">ij</text:span>ańsko-Społecznej, czyli byłego Chrześcijańskiego Stowarzyszenia Społecznego, które<text:s/><text:span text:style-name="T502">dz</text:span>iałało w oparciu właśnie, w oparciu o<text:s/><text:span text:style-name="T503">ro</text:span>zporządzenie prezydenta w stowarzyszeniach, a w tej chwili chce aspirowa<text:span text:style-name="T504">ć</text:span><text:s/>do roli partii i nie ma podstawy prawnej, na jakiej<text:s/>mogłoby<text:s/>się oprze<text:span text:style-name="T505">ć.</text:span></text:p>
      <text:p text:style-name="P506">Przecież zdajemy sobie sprawę z tego, że w wyniku wyborów czerwcowych w Sejmie zasiądą różnego rodzaju grupy opozycyjne i prawdopodobnie będą tam również tendencje do tworzenia różnego rodzaju ugrupowań politycznych. A więc kierunek jest niejako zupełnie zrozumiały i moim zdaniem, jasny.</text:p>
      <text:p text:style-name="P507">Natomiast uważam, że wszelkie próby jakby naprawiania tego stanu zapisami w tej ustawie, jest to tylko szukanie paliatywu, szukanie środka zastępczego, a nie wyjście naprzeciw sprawie, która nas czeka.</text:p>
      <text:p text:style-name="P508">Proponowałbym więc, aby w tym protokole czy spraw<text:span text:style-name="T509">ozda</text:span>niu, jakie zespół przyjmujemy, żeby zapisa<text:span text:style-name="T510">ć.</text:span>.. Zresztą byłoby to zgodne z tym o czym na pierwszym posiedzeniu zespołu politycznego mówił szef strony koalicyjno-rządowej pro<text:span text:style-name="T511">f</text:span>. Reyk<text:span text:style-name="T512">ow</text:span>ski, że istnieje potrzeba prawnego uregulowania statusu partii polityczny<text:span text:style-name="T513">ch</text:span>.</text:p>
      <text:p text:style-name="P514">Moim zdaniem, ale to już jest moje całkiem prywatne zdanie poza protokołem, im szybciej to się stanie, tym być może i lepiej dla życia politycznego w Polsce<text:span text:style-name="T515">.</text:span><text:s/>Ale na pewno nie w tej ustawie i na pewno nie metodami zastępczymi, czy interpretacją Sądu Najwyższego - co przez domniemanie, że jest zapisane, niezapisane, można uznawać za legalne, nielegalne, ponieważ to jest tylko jakby szukanie bardzo doraźnego wyjścia ze sprawy ogromnie poważnej dla przyszłości Polski<text:s/>wręcz zasadni<text:span text:style-name="T516">cz</text:span>ej<text:span text:style-name="T517">.</text:span></text:p>
      <text:p text:style-name="P518">Proponowałbym więc i tu ze strony naszej nie będzie więcej sprzeciwów, aby uznać to za rzecz<text:span text:style-name="T519">.</text:span>.. wspólną, uzgodnioną, natomiast nie w tej ustawie.</text:p>
      <text:p text:style-name="P520">Kwestia druga, związana z ustawą o zgromadzeniach.<text:s/><text:span text:style-name="T521">Je</text:span>st przekonanie,<text:s/><text:span text:style-name="T522">ż</text:span>e ta ustawa o zgro<text:span text:style-name="T523">ma</text:span>dzenia<text:span text:style-name="T524">ch</text:span><text:s/>powinna być znowelizowana. Prawdopodobnie powinna być znowelizowana tak szybko jak to możliwe. Natomiast nie jest realne, abyśmy to mogli zrobić w tym trybie 22 marca i 5 kwietnia, ponieważ nie jesteśmy w stanie. Ale uważam, że trzeba by było powiedzieć również w tym sprawozdaniu, iż uważamy, że ustawa o zgromadzenia powinna by<text:span text:style-name="T525">ć</text:span><text:s/>znowelizowana w kierunku - i tu wymienić kilka wspólnych, jak sądzę, oczek<text:span text:style-name="T526">iw</text:span>ań co do tej noweli.</text:p>
      <text:p text:style-name="P527">Po trzecie jeżeli chodzi o te stowarzyszenia kultury fizycznej, to nie ma tutaj sprzeczności w naszych poglądach. Można również w tym sprawozdaniu napisać, iż obie strony są za tym, aby w nowe<text:span text:style-name="T528">lizow</text:span>anej us<text:span text:style-name="T529">ta</text:span>wie o kulturze fizycznej stworzyć możliwości, tz<text:span text:style-name="T530">n</text:span>. wyłączyć niejako i da<text:span text:style-name="T531">ć</text:span><text:s/>możliwość tworzenia w oparciu o ustawy prawo o stowarzyszeniach, stowarzyszeń kultury fizycznej zajmujących się powszechną rekreacją, sportem amatorskim, krzewieniem kultury fizycznej itd., itp<text:span text:style-name="T532">.</text:span><text:s/>Ja jako człowiek, który się tym zajmuje, przyjmę każdą taką inicjatywę z największą radością. Bo tego czego najbardziej brakuje, to właśnie inicjatyw obywatelskich. Niech będzie ich jak najwięcej, niech biegają, grają. Jestem absolutnie za<text:s/><text:soft-page-break/>tym. Natomiast wyłączyć co jest de facto sportem pr<text:span text:style-name="T533">ofe</text:span>sjonalnym i co musi być regulowane inaczej i temu powinna służyć nowelizacja ustawy o kulturze fizycznej.</text:p>
      <text:p text:style-name="P534">A więc widzę w tym trzeci punkt jakby zbieżny. Pozostają<text:s/>kwestie, które<text:s/><text:span text:style-name="T535">-</text:span><text:s/>moim zdaniem<text:s/><text:span text:style-name="T536">-</text:span><text:s/>powinny być przyjęte w tym kształcie jak zapisano w projekcie, ponieważ są one wynikiem wielogodzinnych dyskusji, różnych gremiów, różnych forum. Ja przyznam szczerze, że troch<text:span text:style-name="T537">ę</text:span><text:s/>żałuję, że my pracu<text:span text:style-name="T538">je</text:span>my nad tym prawem o stowarzyszeniach tak trochę rozdzielnie, bo jest to przecież jedna z nielicznych ustaw, która - jakby powstała w wyniku wspólnej pracy strony rządowej i strony kościelnej<text:span text:style-name="T539">.</text:span><text:s/><text:span text:style-name="T540">I</text:span><text:s/>my ogromnie wysoko cenimy wkład i pro<text:span text:style-name="T541">f</text:span>. Stelmachowskiego i pro<text:span text:style-name="T542">f.</text:span><text:s/>Chrzanowskiego i mec.<text:s/><text:span text:style-name="T543">O</text:span>lszewskiego w kształt tej<text:s/><text:span text:style-name="T544">us</text:span>ta<text:span text:style-name="T545">w</text:span>y w pracy i żałujemy, że nie możemy z nimi jakby bezpośrednio tych prac kontynuo<text:span text:style-name="T546">wa</text:span>ć<text:span text:style-name="T547">.</text:span><text:s/>Ale chcę jednak przy okazji wyrazić nasz szacunek i podziękowanie za wkład pracy tych osób<text:span text:style-name="T548">.</text:span></text:p>
      <text:p text:style-name="P549">A więc i<text:s/><text:span text:style-name="T550">a</text:span>rt<text:span text:style-name="T551">.</text:span><text:s/><text:span text:style-name="T552">30</text:span><text:s/>był w tym trybie uzgodniony i kwestie nadzoru - jak rozumiem - są także uzgodnione. Zgadzając się ze wszystkimi uprzedzeniami, bo ja absolutnie rozumiem wszystkie uprzedzenia i zadry, jakie tkwią w wielu osobach, ale wyda<text:span text:style-name="T553">je</text:span><text:s/>się, że są to już rzeczywiście minimalne środki i nie świadczący jakby o trzymaniu się resztek tej wszechwładzy i pilnowaniu inte<text:span text:style-name="T554">r</text:span>esu, co pewnej logice prawnej, logice państwa. Bowiem szanowni państwo, poza stowarzyszeniami, ja mówiłem o tym wielokrotnie. Ja przepraszam, że tu powtarzam się, poza stowarzyszeniami, które mają charakter polityczny, są z punktu widzenia czy były z punktu widzenia koncepcji politycznej ograniczane w swoich możliw<text:span text:style-name="T555">oś</text:span>ciach, istnieją dziesiątki, ale gdzież tam dziesiątki - wręcz setki albo i tysiące stowarzyszeń prowadzących różną działalność, które muszą by<text:span text:style-name="T556">ć</text:span><text:s/>w ten układ państwa wpasowany, które również<text:s/>korzystają z dotacji, która musi być kontrolowana. Korzystają z ofiarności publicznej, także zagraniczn<text:span text:style-name="T557">ej,</text:span><text:s/>która musi być - podlegać kontroli, ponieważ może być polem nadużyć. I tu nie chodzi o żadną politykę. Tu chodzi po prostu o logikę, logikę działania państwa, czyli stworzenia bardzo szerokich ram dla inicjatyw obywatelskich, dla aktywności i politycznej, i społecznej, a więc tej jak najszerszej demokra<text:span text:style-name="T558">c</text:span>ji, ale z drugiej strony pewnej logiki państwa, która nie będzie mogła, czy będzie mogła przeciwstawiać się negatywnym zjawiskom, jeżeli takie wystąpią.</text:p>
      <text:p text:style-name="P559">Długo przecież spieraliśmy się o te sprawy kuratora it<text:span text:style-name="T560">d.</text:span>, itd<text:span text:style-name="T561">.</text:span><text:s/>I ja cały czas rozumiałem, że dla organizacji politycznej, która może mieć, wyobrażać sonie, że otrzyma kuratora, którego zadaniem będzie jakby zmienienie tego kierunku politycznego, no jest to sytuacja nie do przyjęcia. Ale my mamy przecież mnóstwo stowarzyszeń, jak choćby Komitet Pomocy Społecznej, jak Polski Czerwony Krzyż i inne, gdzie się nie da ot rozwiązać, ponieważ one pełnią tak ważne funkcje społeczne, że ktoś to musi robić. A więc tam w przypadku nieprawidłowego, niewłaściwego, defraudanckiego zarządu jest jakby konieczność zadziałania od zewnątrz. I to nie ma żadnego aspektu politycznego jest to pewna logika działania, logika państwa. Dlatego byłbym za tym, ażeby przyjąć ten art. 30 i sprawa nadzoru jest uzgodniona, jest kompromisem wypracowanym. Natomiast ja mogę przyjąć, iż jest tu iunctim między artykułem 1 ust.<text:s/><text:span text:style-name="T562">3<text:s/></text:span>- tak jak pani przewodnicząca powiedziała, a tym zapisami, że po prostu traktujemy to jako rzeczy ważne, ponieważ wyrwanie czegoś z tych spraw byłoby z waszego punktu widzenia<text:s/>jakimś znakiem czy impulsem do niepokojenia się o przyszłość tej ustawy. I taką formułę możemy przyjąć<text:span text:style-name="T563">.</text:span></text:p>
      <text:p text:style-name="P564">I ostatnia kwestia najtrudniejsza - bo tutaj rozstaniemy się z rozbieżnością - to jest Związek Harcerstwa Polskiego<text:span text:style-name="T565">.</text:span><text:s/>Dyskusja, jak sądzę będzie trwała, ponieważ ona dotyczy nie tylko tego zespołu, ale także zespołu młodzieżowego i sądzę, że będzie kontynuowana na zespole politycznym. To znaczy jest tak -<text:s/><text:soft-page-break/>umówmy się - sprawa nie ma charakteru prawnego. To jest tak, że albo znajdzie się ten art. 44 albo go nie będzie. Tam nie ma co szukać rozwiązań prawnych, nie w tym rzecz.</text:p>
      <text:p text:style-name="P566">Natomiast jest ocz<text:span text:style-name="T567">yw</text:span>iście kwestia pewnej koncepcji politycznej, dyskusji politycznej do momentu przyjęcia tej ustawy. Warianty wycofania są moż<text:span text:style-name="T568">l</text:span>iwe. Jest moim zdaniem, kwestia zjazdu Związku Harcerstwa Polskiego, który się odbywa w trakcie, ponieważ to jest 28 - 30 marca. Być może stamtąd wyjdą jakieś impulsy, które pozwolą nam ten problem rozwiązać. Jest sugestia, ażeby różne ugrupowania harcerskie jeszcze przed Zjazdem ZHP stworzyły<text:s/><text:span text:style-name="T569">„</text:span>okrągły stół”<text:s/>i zastanowiły się - czy ist<text:span text:style-name="T570">n</text:span>ieje możliwość dogadania się w tym groni<text:span text:style-name="T571">e.</text:span></text:p>
      <text:p text:style-name="P572">Naszą intencją jest jedno - nie chcemy dążyć do podziału czy pogłębiać podziałów wśród dzieci i tej młodzieży młodszej. Zdajemy sobie sprawę, że w formalnych ograniczeniach jest szansa, że trzeba tu szukać rozwiązań politycznych, że trzeba się tu dogadywać. My byśmy z największą radością przyjęli formułę, że Związek Harcerstwa Polskiego i Związek Harcerstwa Rzeczypospolitej dogaduje się, stworzy jakąś wspólną platformę współdziałania, aby ceniąc swoją tożsamość, ceniąc różnego rodzaju źródła, nie dzielić tej młodzieży i nie dop<text:span text:style-name="T573">ro</text:span>wadzać do sytuacji szczególnie istotnie w szkole, gdzie będą po prostu dwie zupełnie różne grupy zwalczające się nawzajem<text:span text:style-name="T574">.</text:span><text:s/>Tego byśmy chcieli<text:span text:style-name="T575"><text:s/></text:span>uniknąć. I prawdę mówiąc w tym także kontekście przedstawiamy i władzom Związku Harcerstwa Polskiego ten problem, żeby nie oczekiwali, że jakikolwiek zapis prawny zdejmie problem, czy poprawi to. My możemy to zapisać w<text:s/><text:span text:style-name="T576">4</text:span>0 ustawach, w 50, a życie się potoczy tak jak będzie się toczy<text:span text:style-name="T577">ć</text:span>. I rzecz tutaj jest w zupełnie innych rozwiązaniach<text:span text:style-name="T578">.</text:span></text:p>
      <text:p text:style-name="P579">Dlatego my upoważnień innych nie mamy aniżeli to co jest zapisane w art<text:span text:style-name="T580">.</text:span><text:s/>44, można to i rzeczywiście trzeba będzie zapisać jako rozbieżność, natomiast w tym duchu, że trzeba będzie poszukiwać politycznych rozwiązań, aby rzeczywiście ten proces dzielenia politycznego dzieci i młodzieży nie był pogłębiany. Zresztą jest to zgodne z intencjami, jakie wyraził przy stole politycznym i pan<text:s/><text:span text:style-name="T581">Ja</text:span>cek Kuroń, i pan pro<text:span text:style-name="T582">f</text:span>. Geremek<text:span text:style-name="T583">.</text:span><text:s/>A więc my uważ<text:span text:style-name="T584">a</text:span>my, że tego rodzaju pogląd jest wspólny<text:span text:style-name="T585">.</text:span><text:s/>Natomiast ja nie wiem czy ten zapis akurat pomoże, czy też nie, sam mam wątpliwości. Ale działamy zgodnie z pewnymi upoważn<text:span text:style-name="T586">ie</text:span>niami jakie mamy<text:span text:style-name="T587">.</text:span><text:s/>I tutaj z naszej strony nie ma możliwości odstąpienia. Póki co, choć uważam, że w ciągu tych 2 -<text:s/><text:span text:style-name="T588">3</text:span><text:s/>tygodni kiedy będziemy pracować nad tą ustawą mogą się zdarzyć rzeczy istotne z punktu widzenia także rozwiązania tego problemu.</text:p>
      <text:p text:style-name="P589">Dlatego jeżeli chodzi o ustawy o stowarzyszeniach, i teraz już kończę, sugerowałbym aby uznać, iż ta wielomiesięczna praca różnych gremiów przyniosła nam efekt w postaci - jak sądzę - w zdecydowanej większości uzgodnionego prawa o stowarzyszeniach, kt<text:span text:style-name="T590">ó</text:span>re jednak jest nową jakością w naszym życiu politycznym i co do tego jestem przekonany i która może<text:s/>nam rozwiązać problemy tych różnych zaszłości także, ponieważ na te<text:span text:style-name="T591">j</text:span><text:s/>podstawie mogą się legalizować i rejestrować różnego rodzaju organizacje. Zmienia to czy zamyka kwestie tych monopoli w różnych środowiskach literackich, dziennikarskich itd. Oby ten pluralizm służył nam jak najlepiej, bo czasami można mieć trochę obaw jak się jest szczególnie przewodniczącym zespołu do spraw związków zawodowych. Ale to już jest moja sprawa i mój problem.</text:p>
      <text:p text:style-name="P592">Natomiast uznać w tym sprawozdaniu, iż<text:s/><text:span text:style-name="T593">w</text:span><text:s/>tych kwestiach, o których mówiłem, a więc partie, jeżeli oczywiście taki zapis by państwu odpowiadał, że w sprawach partii politycznych uważamy, że te regulacje są niezbędne i należy je szukać, w ustawie o kulturze fizycznej jesteśmy zgodni, ustawa o zgromadzeniach<text:s/><text:soft-page-break/>jesteśmy zgodni, wymaga to pilnych prac i p<text:span text:style-name="T594">r</text:span>zedstaw<text:span text:style-name="T595">i</text:span>en<text:span text:style-name="T596">i</text:span>a w Sejmie, być może jeszcze w tej kadencji. Natomiast art. 30 i sprawy nadzoru uznajemy jako kompromis, a rozbieżnością tu pozostaje kwestia Związku Harcerstwa Polskiego, gdzie są różne stanowiska. Dziękuję bardzo.</text:p>
      <text:p text:style-name="P597"><text:span text:style-name="T598">Min</text:span><text:span text:style-name="T599">.</text:span><text:span text:style-name="T600"><text:s/>J</text:span><text:span text:style-name="T601">.</text:span><text:span text:style-name="T602"><text:s/>Brol</text:span><text:span text:style-name="T603">:</text:span></text:p>
      <text:p text:style-name="P604">Proszę bardzo - pan się zgłaszał.</text:p>
      <text:p text:style-name="P605">Przepraszam jeszcze pani przewodnicząca.</text:p>
      <text:p text:style-name="P606"><text:span text:style-name="T607">Przewodnicząca</text:span>:</text:p>
      <text:p text:style-name="P608">Ja tu jeszcze w sprawie tego trybu procesowego, który cały czas postulowaliśmy, żeby był wtedy kiedy już chodzi o sprawy karne i który - jak rozumiem - w tej ostatniej redakcji został jednak cały czas nieprocesowy. Czy jednak nie jest możliwość wprowadzenia takiej poprawki, żeby ten tryb procesowy w momencie, kiedy już istnieje, jest zalegalizowana sprawa i kiedy administra<text:span text:style-name="T609">cj</text:span>a występuje z oskarżeniem tej instytucji,<text:s/>wprowadzić. Bo to jest jednak dla stowarzyszeń pewne zabezpieczenie.</text:p>
      <text:p text:style-name="P610"><text:span text:style-name="T611">Min. J. Brol</text:span>:</text:p>
      <text:p text:style-name="P612">Pani<text:s/><text:span text:style-name="T613">p</text:span>rzewodnic<text:span text:style-name="T614">z</text:span>ąca, ja mogę tu powtórzyć t<text:span text:style-name="T615">ę</text:span><text:s/>całą argumentację, którą w poniedziałek żeśmy - że tak powiem - dyskutowali, dlaczego tryb, dlaczego nie tryb procesowy, a tryb nieprocesowy. Tylko rzecz polega na tym, że myśmy w tej sprawie uzyskali porozumienie w tej grupie redakcyjnej.</text:p>
      <text:p text:style-name="P616"><text:span text:style-name="T617">Je</text:span>szcze pan chciał zabrać głos.</text:p>
      <text:p text:style-name="P618"><text:span text:style-name="T619">O</text:span><text:span text:style-name="T620">b. Marian Pallas</text:span>:</text:p>
      <text:p text:style-name="P621">Ja chciałbym nawiąza<text:span text:style-name="T622">ć</text:span><text:s/>do wprowadzenia przedstawionego przez panią dr Grabską i jednocześnie ustosunkować się do pewnych kwestii ogólnych tzn. w nawiązaniu do wystąpienia pana ministra z którego dowiedzieliśmy się o różnych faktach. I sądzę, że treść tego wystąpienia będzie przedmiotem dalszej, ożywionej dyskusji.</text:p>
      <text:p text:style-name="P623">Ja chciałbym poczynić dwie uwagi wstępne nim przejdę do meritum<text:span text:style-name="T624">.</text:span><text:s/>Mianowicie - po pierwsze - nasze obrady dzisiaj odbywają się w cieniu rozmowy ogłoszonej w<text:s/><text:span text:style-name="T625">„</text:span>Życiu Warszawy”, która w zasadzie stawia pod znakiem zapytania albo właściwie czyni trochę bezprzedmiotowym te spotkania. Niemniej faktem jest, że tu znajdujemy się i toczymy dalej obrady.</text:p>
      <text:p text:style-name="P626">Druga kwestia, to sądzę że do tego jeszcze ktoś nawi<text:span text:style-name="T627">ąż</text:span>e. Mianowicie nie jest tak, a przynajmniej ja nie pamiętam, a<text:span text:style-name="T628">że</text:span>byśmy na ostatnim posiedzeniu przyjęli uzgodnienie, że grupa redakcyjna uzyskała mandat i upoważnienie do ostatecznego nadania kształtu projektu, który w tej chwili przeszedł już w zasadzie poza obręb rządu i znajduje się w Sejmie.</text:p>
      <text:p text:style-name="P629">I teraz do kwestii merytorycznej, którą chciałem podnieś<text:span text:style-name="T630">ć</text:span>, a mianowicie: konieczności nowelizacji niektórych postanowień Konstytucji. Mówię o tym dlatego teraz a nie wcześniej na początku, ponieważ nie chciałbym aby wynikało to z przekonania,<text:span text:style-name="T631"><text:s/></text:span>żeby nie wprowadza<text:span text:style-name="T632">ć</text:span><text:s/>a priori pewnych założeń.</text:p>
      <text:p text:style-name="P633">W tej chwili kiedy kończymy prace nad projektem ustawy, znamy jej zasadniczy kształt a co najważni<text:span text:style-name="T634">ej</text:span>sze, pewne założenia, które leżą u jej podstaw i wobec tego uważam, że jest logiczną konsekwencją dostosowanie przede wszystkim art<text:span text:style-name="T635">.<text:s/></text:span>84 Konstytucji PRL do idei wartości i zasad wyrażonych właśnie w projekcie ustawy o stowarzyszeniach.</text:p>
      <text:p text:style-name="P636">Stoją na stanowisku i to zresztą znajduje, to wynika z tekstu projektu, że to nowe rozwiązanie opiera się o zasadę wolności zrzeszania się<text:span text:style-name="T637">.</text:span><text:s/><text:span text:style-name="T638">A</text:span><text:s/>więc możności wyboru różnego postępowania według własnej woli<text:s/><text:soft-page-break/>jednostki. I w związku z tym chciałbym zaproponować, bo to jest kwestia do dyskusji, jaki to przybierze ostateczny kształt, aby art. 84, tutaj oczywiście on obejmuje treściowo szerszą materię niż tylko prawo o stowarzyszeniach. W części natomiast dotyczącej prawa o stowarzyszeniach należałoby wprowadzić następujące sformułowania:</text:p>
      <text:p text:style-name="P639">1/ Polska Rzeczpospolita Ludowa zapewnia wszystkim obywatelom wolność zrzeszania się.</text:p>
      <text:p text:style-name="P640">2/ Sposób realizacji wolności zrzeszania się określają ustawy, a w szczególności prawo o stowarzyszeniach.</text:p>
      <text:p text:style-name="P641">I ostatni punkt - trzeci. Wolność zrzeszenia się podlega jedynie ograniczeniom niezbędnym dla zapewnienia interesu bezpie<text:span text:style-name="T642">cz</text:span>eństwa państwowego lub porządku publicznego oraz ochrony zdrowia lub moralności publicznej albo ochrony praw i wolności innych osób.</text:p>
      <text:p text:style-name="P643">I w bezpośrednim logicznym związku z tym pozostaje - koniecznoś<text:span text:style-name="T644">ć</text:span>.<text:s/><text:span text:style-name="T645">I</text:span><text:s/>tutaj to wynika z doświadczeń również, aby przynajmniej w sferze prawnej zapewnić najszerszy zakres równości i w związku z tym do brzmienia art. 67 Konstytucji w punkcie 2 - gdzie wymienia si<text:span text:style-name="T646">ę</text:span><text:s/>te różne przesłanki równości, proponowałbym dodanie zwrotu<text:s/>„oraz przekonania polityczne”. By w ten sposób uzgodnić również, czy doprowadzić do zgodności normy konstytucyjne z projektem ustawy, gdzie to s<text:span text:style-name="T647">fo</text:span>rmułowanie i przekonania są już zawarte.</text:p>
      <text:p text:style-name="P648">Tyle jeśli chodzi o uzasadnienie właśnie tej modyfikacji art. 84 w części dotyczącej stowarzyszeń.</text:p>
      <text:p text:style-name="P649">I jedna moja uwaga, by potem drugi raz nie zabierać głosu, dotycząca kwestii partii politycznych, ale nie żebym dostarczał jeszcze nowych argumentów, choć te które tu padały mnie nie przekonują, ale czy - chociaż jest to pewne minimum, czy nawet poniżej minimum, czy nie mogłoby w toku obecnych prac legislacyjnych, skoro zdaje się jesteśmy zgodni, że te wszystkie rozwiązania mają w gruncie rzeczy charakter jednak tymczasowy. Po<text:s/>pię<text:span text:style-name="T650">ć</text:span>dziesięciu kilku<text:s/>latach obowiązywania tegoż prawa z<text:s/><text:span text:style-name="T651">1932</text:span><text:s/>r<text:span text:style-name="T652">.</text:span><text:s/>powstaje stan, gdzie to nowe prawo z natury rzeczy z różnych powodów będzie miało byt może kilkuletni.</text:p>
      <text:p text:style-name="P653">I w nawiązaniu do pewnych motywów pana ministra Brola - czy nie byłoby możliwe, aby w toku postępowania legislacyjnego<text:span text:style-name="T654"><text:s/></text:span>z podaniem do wiadomości do opinii publicznej mogła być złożona deklaracja rządowa treści następującej, że rząd nie zamierza stosować prawa o stowarzyszeniach do organizacji politycznych.<text:s/><text:span text:style-name="T655">Je</text:span>st to rozwiązanie o charakterze kompromisowym.</text:p>
      <text:p text:style-name="P656">Dziękuję.</text:p>
      <text:p text:style-name="P657"><text:span text:style-name="T658">Min.<text:s/></text:span><text:span text:style-name="T659">J.</text:span><text:span text:style-name="T660"><text:s/>Brol</text:span><text:span text:style-name="T661">:</text:span></text:p>
      <text:p text:style-name="P662">Dziękuję. Ja tylko chciałbym co do tej jednej sprawy się u<text:span text:style-name="T663">stos</text:span>unkowa<text:span text:style-name="T664">ć</text:span>. Mianowicie, że nie w tej chwili znoweliz<text:span text:style-name="T665">ujem</text:span>y Konstytucję w tym zakresie. Natomiast oczywiście ja podzielam pogląd, że art. 84 musi być napisany<text:s/><text:span text:style-name="T666">-</text:span><text:s/>tak bym powiedział - w duchu art. 1 projektu ustawy o st<text:span text:style-name="T667">owa</text:span>rzyszeniach.<text:span text:style-name="T668"><text:s/></text:span>I to nie ulega wątpliwości. A więc na to...</text:p>
      <text:p text:style-name="P669"><text:span text:style-name="T670">P</text:span><text:span text:style-name="T671">rz</text:span><text:span text:style-name="T672">ewodnicząca</text:span>:</text:p>
      <text:p text:style-name="P673">Może taki zapis zgodności byśmy sobie...</text:p>
      <text:p text:style-name="P674"><text:span text:style-name="T675">Min. J.<text:s/></text:span><text:span text:style-name="T676">B</text:span><text:span text:style-name="T677">rol</text:span>:</text:p>
      <text:p text:style-name="P678">Nie, no przecież my dzisiaj nie dyskutujemy nad Konstytucją<text:span text:style-name="T679">.</text:span></text:p>
      <text:p text:style-name="P680"><text:span text:style-name="T681">Przewodnicząca</text:span>:</text:p>
      <text:p text:style-name="P682">No, ale tak perspektywicznie, może byśmy.</text:p>
      <text:soft-page-break/>
      <text:p text:style-name="P683"><text:span text:style-name="T684">Min.<text:s/></text:span><text:span text:style-name="T685">J</text:span><text:span text:style-name="T686">.<text:s/></text:span><text:span text:style-name="T687">B</text:span><text:span text:style-name="T688">rol</text:span>:</text:p>
      <text:p text:style-name="P689">Ale przecież właśnie jest to ten fundamentalny, mający przecież ustrojowe znaczenie przepis art. 1, który tu proponujemy, prawda.</text:p>
      <text:p text:style-name="P690">Proszę bardzo pan prof. Bafia.</text:p>
      <text:p text:style-name="P691"><text:span text:style-name="T692">Prof.<text:s/></text:span><text:span text:style-name="T693">J</text:span><text:span text:style-name="T694">erzy Bafia</text:span>:</text:p>
      <text:p text:style-name="P695">Ja chciałem kilka takich też uwag poczynić, bo ja też myślę, że my się odrywamy od znaczenia aktu prawnego, który został przygotowany. Został przygotowany w szczególny sposób i który jest - jeśli można tak określić - nie żadnym krokiem, tylko jest skokiem w kierunku demokratyzacji problemów stowarzyszania się, skokiem w kierunku realizacji prawa do swobodnego zrzeszania się.</text:p>
      <text:p text:style-name="P696">I powstaje taka atmosfera, że na skutek dyskusji o paru różnych drobiazgach, właściwie zaczyna być dziesiątki problemów, które gubią jakby wielkość i znaczenie, wymiary tego całego aktu<text:span text:style-name="T697">.</text:span><text:s/><text:span text:style-name="T698">I</text:span><text:s/>wydaje mi si<text:span text:style-name="T699">ę,</text:span><text:s/>że są tutaj pewne nieporozumienia<text:span text:style-name="T700">.</text:span></text:p>
      <text:p text:style-name="P701">Ja rozumiem, sam całe życie właściwie zajmowałem się działalnością<text:s/><text:span text:style-name="T702">le</text:span>gislacyjną, że każdy projektujący akt prawny ma później takie ambicje, żeby wszystkie jego postanowienia zostały przez organ sejmowy przyjęte. Ale niestety to są ambicje, z których trzeba rezygnować<text:span text:style-name="T703">.</text:span><text:s/>Dlatego że na dobrą sprawę działalność ta legislacyjna jest działalnością przygotowawczą<text:span text:style-name="T704">.</text:span><text:s/>A ostatecznie później musi o tym decydować parlament.</text:p>
      <text:p text:style-name="P705">A więc pierwszy wniosek z mojej wypowiedzi jest taki, żebyśmy już nie zacznę<text:span text:style-name="T706">...</text:span><text:s/><text:span text:style-name="T707">W</text:span><text:s/>pie<text:span text:style-name="T708">rw</text:span>szym etapie dyskusji dyskutowaliśmy rzeczywiście może słusznie, że ten diabeł<text:s/><text:span text:style-name="T709">l</text:span>eży w szczegółach. Ale w tej chwili, w tych drobiazgach nie możemy utopić wartości całego tego aktu<text:span text:style-name="T710">.</text:span><text:s/>To jest pierwsza uwaga<text:span text:style-name="T711">.</text:span></text:p>
      <text:p text:style-name="P712">Druga uwaga jest trochę pod wpływem lektury, którą niedawno prowadziłem, na temat okresu lat osiemnastych w Polsce, gdzie autor zwraca uwagę na problemy demokracji pilskiej w kontekście przejścia z myślenia konspiracyjnego na myślenie w warunkach - powiedzmy - demokracji parlamentarnej, ogóln<text:span text:style-name="T713">ie<text:s/></text:span>biorąc<text:span text:style-name="T714">.</text:span><text:s/>To znaczy - świadomości tego i to ma chyba znaczenie u nas dzisiaj także, że właściwie w tej chwili podstawowym problemem to nie jest walka o zapisy poszczególnych postanowień prawnych, jeśli chodzi o ich takie tam różne szczegóły<text:span text:style-name="T715">.<text:s/></text:span>Podstawowy problem prawny w tej chwili powstaje dla opozycji - moim zdaniem<text:s/><text:span text:style-name="T716">-</text:span><text:s/>która staje się przecież bardzo zasadniczym elementem życia - stworzenie sobie katalogu problemów przy pomocy, których będzie wierciła te wszystkie otwory jeśli chodzi o naruszanie prawa, niewłaściwe stosowanie ustawy o stowarzyszeniach, wyciągała wnioski, formułowała propozycje poprawek. 15 posłów, ilu tam trzeba będzie - pan przewodniczący Bujak wie lepiej ilu tam będzie potrzebnych.</text:p>
      <text:p text:style-name="P717">/<text:span text:style-name="T718">Ob.<text:s/></text:span><text:span text:style-name="T719">Z</text:span><text:span text:style-name="T720">.<text:s/></text:span><text:span text:style-name="T721">B</text:span><text:span text:style-name="T722">ujak</text:span>: Gdyby nawet było 15 to już od tego można coś zaczynać/<text:span text:style-name="T723">.</text:span></text:p>
      <text:p text:style-name="P724">Więc proszę panów, mnie się zdaje, że jest nieświadomość tej wielkiej zmiany, która za dwa - trzy miesiące właściwie powstanie. I my teraz będziemy jeszcze wiele godzin dyskutowali - czy tam na to zebranie to można wpuścić kogoś jak o tym budżecie dyskutują, czy też nie można. Jeżeli będą nadużycia prawa w tym zakresie albo nadużycia praktyki, to oczywiście i interpelacja poselska, i możliwość złożenia poprawki do tego przepisu i cały szereg różnych innych wniosków musi być w<text:span text:style-name="T725">yc</text:span>iągnięt<text:span text:style-name="T726">yc</text:span>h.</text:p>
      <text:p text:style-name="P727">A więc mówię to tylko w takim sensie, która wraca do tej pozycji wyjściowej, żebyśmy nie zgubili wartości aktu, który właściwie jest pierwszym aktem stanowiącym całościowy dorobek także w tych formach, a więc<text:s/><text:soft-page-break/>zaczynając od konsultacji tej pracy ze stroną kościelną. Ciągle się szczycę, że to była wielka przyjemność uc<text:span text:style-name="T728">z</text:span>es<text:span text:style-name="T729">t</text:span>niczenia w tych pracach. I aż do tego tutaj zakończenia.</text:p>
      <text:p text:style-name="P730">Ja próbowałem liczyć, ale jest to wprost niemożliwe, ale jest chyba kilkadziesiąt poprawek do tego projektu<text:span text:style-name="T731">.<text:s/></text:span>Nie wiem czy tam będzie 29, czy 28 - licząc oczywiście wszystkie poprawki. Przecież to jest też duża zmiana, dająca dużą satysfakcję od tej strony legislac<text:span text:style-name="T732">yj</text:span>n<text:span text:style-name="T733">ej</text:span><text:s/>i wydaje się, że ona też prowadzi do tego wniosku, ażeby zacząć cenić sobie ten wkład własny i wspólny, a nie - powiedzmy - ciągle jeszcze tkwić w tych pewnych sprawach, które chyba są<text:s/>jeszcze nie ostateczne, nie zakończone<text:s/><text:span text:style-name="T734">w</text:span><text:s/>takim sensie, że one będą decydowały o życiu stowarzyszeń i że przy tym zawiadamianiu czy nie zawiadamianiu organu nad<text:span text:style-name="T735">zo</text:span>ru<text:span text:style-name="T736">ją</text:span>cego, że powiedzmy walą się przez to jakieś<text:s/><text:span text:style-name="T737">z</text:span>a<text:span text:style-name="T738">s</text:span><text:span text:style-name="T739">a</text:span><text:span text:style-name="T740">dy</text:span><text:s/>prawa o stowarzyszeniach.</text:p>
      <text:p text:style-name="P741">Myśmy w czasie obrad też mówili, że chyba bardzo ważną sprawą jest, żeby nie rewolu<text:span text:style-name="T742">cjo</text:span>ni<text:span text:style-name="T743">zo</text:span>wać jednak zbyt daleko pewnych dokonań zasadniczych.</text:p>
      <text:p text:style-name="P744">Nowe prawo o stowarzyszeniach jest dokonaniem zasadniczym i jest bardzo rewolucyjnym aktem. No, ale przecież są dotychczasowe doświadczenia, są dotychczasowe przyzwyczajenia, jest - powiedzmy - pewne pozbawienie jakiejś części aparatu dotychczasowych jego uprawnień. No to wszystko przecież musi wejść w miarę swobodnie w tych nowych warunkach To chyba jest te<text:span text:style-name="T745">ż</text:span><text:s/>sprawa, która<text:span text:style-name="T746">...</text:span></text:p>
      <text:p text:style-name="P747">I to jest tak, jeżeli u<text:span text:style-name="T748">ż</text:span>y<text:span text:style-name="T749">ć</text:span><text:s/>takiej przenośni, jeśli ta demokracja parlamentarna zdobywa tutaj tę nową niepodległość, demokracja parlamentarna socjalistyczna<text:s/><text:span text:style-name="T750">w</text:span><text:s/>tych nowych warunkach, to ona będzie także zdobywała przez ten akt i przez to powiązanie jego z tą wielką pozycją, rolą, jaką opozycja będzie miała do odegrania.</text:p>
      <text:p text:style-name="P751">I dlatego wydaje mi się, że to uzasadnia wniosek, żeby już odejść od tych szczegó<text:span text:style-name="T752">ło</text:span>wych wszystkich dyskusji.</text:p>
      <text:p text:style-name="P753">I jedna uwaga generalna co do zmian Konstytucji w a<text:span text:style-name="T754">rt</text:span>. 84. Proszę panów, tak uczestniczę w tych dyskusjach od pewnego czasu i wydaje mi się, że trzeba by si<text:span text:style-name="T755">ę</text:span><text:s/>wreszcie na coś zdecydować. Rząd przedstawił zgodnie z intencjami, jakie były dyskutowane - propozycje zmian w Konstytucji, które stwarzają pewne przejściowe rozwiązania kon<text:span text:style-name="T756">st</text:span>ytucy<text:span text:style-name="T757">jn</text:span>e, nie wychodzące ani w jednym punkcie poza sprawę Prezydenta i Senatu, ani w jednym punkcie.<text:s/><text:span text:style-name="T758">A</text:span><text:s/>teraz rozpoczyna się dyskusja, która właściwie prowadzi do tego, że nie, to nie ma być prowizorium konstytucyjne tylko reformujmy Konstytucję<text:span text:style-name="T759">.</text:span><text:s/>Tu już jest art. 84, wczor<text:span text:style-name="T760">aj</text:span><text:s/>w pewnych dyskusjach było kilkanaście innych artykułów, całe dziedziny z zakresu wymiaru sprawiedliwości prawda, do Konstytucji<text:span text:style-name="T761">.</text:span><text:s/>No więc to nie jest prowizorium konstytucy<text:span text:style-name="T762">jn</text:span>e, to jest uchwalenie tego na następne 100 lat czy na ileś tam, ile ta Konstytucja będzie trwała<text:span text:style-name="T763">.</text:span></text:p>
      <text:p text:style-name="P764">Więc ja na to chcę zwróci<text:span text:style-name="T765">ć</text:span><text:s/>uwagę, że nie jesteśmy w tej chwili przygotowani do tego, żeby reformować Konstytucję merytorycznie. Na pewno art. 84 je<text:span text:style-name="T766">s</text:span>t nie do utrzymania w tej postaci. Ja oczywiście mówię zupełnie prywatnym poglądem na ten temat.</text:p>
      <text:p text:style-name="P767">No, ale takich artykułów, które są powiązane ze sobą w całym tym dziale, jeżeli się przeredaguje jeden, to trzeba p<text:span text:style-name="T768">rzere</text:span>dagowywać następne - jest więcej. A poza tym jeszcze jest zawsze to, że jak się przeredaguje artykuł Konstytucji, to trzeba przeredagowywać - powiedzmy - całe przepisy prawne dlatego, że każda ustawa ma swoje zakotwiczenie w akcie konstytucy<text:span text:style-name="T769">jn</text:span>ym i jest rozwinięciem Konstytucji. A więc to chyba nie jest ten okres, to chyba nie jest ten okres.</text:p>
      <text:p text:style-name="P770">I myślę, że to jest bardzo dobry wniosek na przyszłość do prac zasadniczych nad Konstytucją art. 84,<text:s/><text:soft-page-break/>ale nie w tej chwili, nie w tym gronie i nie na tych zasadach, prawda, że jest propozycja i włączajmy to, bo to nie jest tego rodzaju lekka materia.</text:p>
      <text:p text:style-name="P771">Ja przestudiowałem dość dokładnie ustawę o zgromadzeniach. Chciałem podzielić opinię ministra Kwaśniewskiego, chciałem jeszcze dodać<text:s/><text:span text:style-name="T772">-</text:span><text:s/>moim zdaniem - jest tutaj wiele interesujących propozycji. Jest oczywiście znowu dziesiątki pytań do autorów - ale normalnych pytań - co rozumieją przez cały szereg podstawowych sformułowań, które tutaj są. To są sprawy, które rzeczywiście prawdopodobnie dałyby się w ciągu 2 - 3 miesięcy w<text:span text:style-name="T773">yj</text:span>aśni<text:span text:style-name="T774">ć</text:span><text:s/>wszystkie, sformułować, skonsultować te projekty zgodnie z zasadami pracy nad legislacyjnym doku<text:span text:style-name="T775">m</text:span>entem. Nie wiem, może ja przesadziłem trzy miesiące, może krócej. Ale w każdym razie, bo chcę raz jeszcze wrócić do myśli, że w tej chwili powstaje<text:s/><text:span text:style-name="T776">-</text:span><text:s/>proszę państwa<text:s/><text:span text:style-name="T777">-</text:span><text:s/>bardzo piękna idea dzięki temu procesowi. No chyba nareszcie potraktowania prawa z największą powagą, jaką dotychczas ono jeszcze nie uzyskiwało. Senat, który będzie protestował każdą ustawę, będzie jeszcze jednym kontrolerem tej ustawy i będzie mógł<text:s/><text:span text:style-name="T778">-</text:span><text:s/>powiedzmy - wnosić w ogóle o uchylenie ustawy<text:span text:style-name="T779">.</text:span><text:s/>I zresztą jeszcze i Prezydent, który także będzie mógł z Trybunałem Konstytucyjnym kontrolować każdy akt prawny<text:span text:style-name="T780">.</text:span><text:s/>No to nareszcie to prawo będzie powstawało w aureoli i w pełnej powadze, ale nie na zasadzie właśnie, bo samemu Senatowi dajemy miesiąc na to, ażeby oprotestował ustawę<text:span text:style-name="T781">.</text:span><text:s/>A tutaj panowie nam da<text:span text:style-name="T782">je</text:span>cie 5 c<text:span text:style-name="T783">z</text:span>y 10 dni, żeby od razu przedstawić nowe propozycje rozwiązań.</text:p>
      <text:p text:style-name="P784">Ale ja cofam te wszystkie uwagi, ponieważ chcę wrócić do tej myśli.<text:span text:style-name="T785">..</text:span><text:s/>Oczywiście cofam na temat zgromadzeń. Chcę wrócić do myśli wyjściowej. Jest tutaj wiele interesujących kroków zrobionych<text:span text:style-name="T786">.</text:span><text:s/>I sam zresztą model tej ustawy jest interesujący, ale też wymaga wyjaśnienia w stosunku do rozwiązań prawnych w ogóle<text:span text:style-name="T787">.</text:span><text:s/>Wydaje mi się, że jest to model prostszy niż był dotychczas, łatwiejszy do stosowania. No, ale nie chcę w tej chwili wchodzić w pytania dotyczące już szeregu takich spraw, bo prawdopodobnie możemy się zgodzić na tę pozycję, którą pan minister Kwaśniewski zaproponował, żeby traktować to jako bazę, jako punkt wyjścia do dalszych rozważań, nad przygotowaniem w przyszłości znowelizowanej ustawy<text:span text:style-name="T788">.</text:span></text:p>
      <text:p text:style-name="P789">Tu tylko chcę powiedzieć proszę państwa, że używa się dwóch określeń - bardzo ważnych dla legislatora. Jedni mówią - tu jest przedstawiony projekt całościowy, to jest cała ustawa i prawdopodobnie słusznie. My mówimy cały czas o nowelizacji, rozumiejąc, że się zmieniają elementy tego. To już jest temat na ładnych parę godzin dyskusji, ażeby sobie w<text:span text:style-name="T790">y</text:span>jaśnić - co jest możliwe, czy jest możliwe nowelizowanie tego, czy należy pójść na koncepcję całościową. A więc myślę, że to jest dostatecznie przekonywu<text:span text:style-name="T791">ją</text:span>ce, ażeby już o tej sprawie już nie dyskutować tylko uznać to zrozumienie i wartość tej pracy, która została przedstawiona.</text:p>
      <text:p text:style-name="P792"><text:span text:style-name="T793">Mi</text:span><text:span text:style-name="T794">n</text:span><text:span text:style-name="T795">.</text:span><text:span text:style-name="T796"><text:s/>J</text:span><text:span text:style-name="T797">.</text:span><text:span text:style-name="T798"><text:s/></text:span><text:span text:style-name="T799">B</text:span><text:span text:style-name="T800">r</text:span><text:span text:style-name="T801">o</text:span><text:span text:style-name="T802">l</text:span>:</text:p>
      <text:p text:style-name="P803">Dziękuję bardzo panu profesorowi i proponuję 10 minut przerwy.</text:p>
      <text:p text:style-name="P804"/>
      <text:p text:style-name="P805">/Pr<text:span text:style-name="T806">ze</text:span>rwa/.</text:p>
      <text:p text:style-name="P807"/>
      <text:p text:style-name="P808">/Po przerwie/.</text:p>
      <text:p text:style-name="P809"/>
      <text:p text:style-name="P810"><text:span text:style-name="T811">Przewodn</text:span><text:span text:style-name="T812">ic</text:span><text:span text:style-name="T813">ząc</text:span><text:span text:style-name="T814">a - doc. Grabska</text:span>:</text:p>
      <text:p text:style-name="P815">My byśmy proponowali, idąc po tej linii, ażeby to było dalszym ciągiem prac, ale żeby jeszcze<text:s/><text:soft-page-break/>postulować, żeby z<text:s/><text:span text:style-name="T816">„</text:span>okrągłego stołu<text:span text:style-name="T817">”</text:span><text:s/>wyszła jakaś możliwość tego rodzaju zespołu,<text:s/>który by z legislatorami był w kontakcie. A więc, żeby autorzy tego projektu mogli brać dalszy udział w dalszych pracach legislacyjnych, odpowiadać na te pytania i żeby po prostu<text:s/>„okrągły stół”<text:s/>wyłonił tu także dalszy ciąg tej pracy legislacyjnej odnośnie ustawy o zgromadzeniach.</text:p>
      <text:p text:style-name="P818"><text:span text:style-name="T819"><text:s text:c="29"/></text:span><text:span text:style-name="T820">:</text:span></text:p>
      <text:p text:style-name="P821">A ja mam pytanie w kwestii nie formalnej<text:s/><text:span text:style-name="T822">-</text:span><text:s/>czy pan minister Kwaśniewski zechciałby poświęcić w czasie przerwy 5 minut na rozmowę z prof.<text:s/><text:span text:style-name="T823">S</text:span>zczepańskim, prof.<text:s/><text:span text:style-name="T824">P</text:span>uciatą i ze mną w sprawach powiedzmy..<text:span text:style-name="T825">.</text:span></text:p>
      <text:p text:style-name="P826"><text:span text:style-name="T827">Min.<text:s/></text:span><text:span text:style-name="T828">A.</text:span><text:span text:style-name="T829"><text:s/></text:span><text:span text:style-name="T830">K</text:span><text:span text:style-name="T831">waśniewski</text:span>:</text:p>
      <text:p text:style-name="P832">Proszę bardzo.</text:p>
      <text:p text:style-name="P833"><text:span text:style-name="T834">Przewodn</text:span><text:span text:style-name="T835">ic</text:span><text:span text:style-name="T836">ząc</text:span><text:span text:style-name="T837">a - doc. Grabska</text:span>:</text:p>
      <text:p text:style-name="P838">My byśmy tu rozbieżności i niejasności odnośnie spraw ustawowych. A będziemy jeszcze te praktyczne tutaj dyskutować natomiast tamto zrobiłaby ta grupa - czy tak?</text:p>
      <text:p text:style-name="P839"><text:span text:style-name="T840">Min.<text:s/></text:span><text:span text:style-name="T841">J</text:span><text:span text:style-name="T842">.<text:s/></text:span><text:span text:style-name="T843">B</text:span><text:span text:style-name="T844">rol</text:span>:</text:p>
      <text:p text:style-name="P845">Ja rozumiałem, że w ogóle grupa zajęłaby się tym całym naszym sprawozdaniem.</text:p>
      <text:p text:style-name="P846"><text:span text:style-name="T847">Przewodnicząca</text:span>:</text:p>
      <text:p text:style-name="P848">Całym sprawozdaniem? To właściwie co my mamy robić poza tą grupą? Jeżeli całym sprawo<text:span text:style-name="T849">zd</text:span>an<text:span text:style-name="T850">ie</text:span>m.<text:span text:style-name="T851">..</text:span><text:s/>Ja myślałam, że grupa zrobi to odnośnie spraw ustawowych, a my tymczasem możemy uzgodnić te pozostałe praktyczne - bo tak to będziemy siedzieć i czekać.</text:p>
      <text:p text:style-name="P852"><text:span text:style-name="T853">Min</text:span><text:span text:style-name="T854">.</text:span><text:span text:style-name="T855"><text:s/>J</text:span><text:span text:style-name="T856">.</text:span><text:span text:style-name="T857"><text:s/>Brol</text:span>:</text:p>
      <text:p text:style-name="P858">Nie, no to również możemy w tym gronie pisać.</text:p>
      <text:p text:style-name="P859">To nie jest problem, możemy w tym pełnym gronie pisać.</text:p>
      <text:p text:style-name="P860"><text:span text:style-name="T861">Pr</text:span><text:span text:style-name="T862">ze</text:span><text:span text:style-name="T863">wodnicząca</text:span>:</text:p>
      <text:p text:style-name="P864">Wygodniej oczywiście byłoby gdyby nam grupa przygotowała. Może tak zrobimy, że grupa nam będzie przygotowywać i dawać to co przygotuje, natomiast my to wtedy tutaj zatwierdzamy. I wtedy grupa może przygotować następny tekst. Ale najpierw..<text:span text:style-name="T865">.</text:span></text:p>
      <text:p text:style-name="P866"><text:span text:style-name="T867">Min</text:span><text:span text:style-name="T868">.</text:span><text:span text:style-name="T869"><text:s/>J</text:span><text:span text:style-name="T870">.</text:span><text:span text:style-name="T871"><text:s/>Brol</text:span><text:span text:style-name="T872">:</text:span></text:p>
      <text:p text:style-name="P873">Ja rozumiem, że tekst będzie bardzo zwięzły. Takie przynajmniej<text:span text:style-name="T874">...</text:span></text:p>
      <text:h text:style-name="P875" text:outline-level="3"><text:span text:style-name="T876">Przewodn</text:span><text:span text:style-name="T877">ic</text:span><text:span text:style-name="T878">ząc</text:span><text:span text:style-name="T879">a</text:span>:<text:bookmark-start text:name="bookmark2"/><text:bookmark-end text:name="bookmark2"/></text:h>
      <text:p text:style-name="P880">O, nie<text:span text:style-name="T881">.</text:span><text:s/>Nie będzie tak bardzo zwięzły.</text:p>
      <text:p text:style-name="P882"><text:span text:style-name="T883">Min. J. Brol</text:span>:</text:p>
      <text:p text:style-name="P884">Dobrze, dobrze.</text:p>
      <text:p text:style-name="P885"><text:span text:style-name="T886">Przewodn</text:span><text:span text:style-name="T887">ic</text:span><text:span text:style-name="T888">ząc</text:span><text:span text:style-name="T889">a</text:span><text:span text:style-name="T890">:</text:span></text:p>
      <text:p text:style-name="P891">Bo w sprawie rozbieżności tam muszą być pewne uzasadnienia itd. A więc może jeżeli pan minister uważa, że wszystkie sprawy mają być rozwiązane w grupie redakcyjnej, no to chyba ja bym się dołączyła do grupy redakcyjnej w takim razie<text:span text:style-name="T892">.</text:span><text:s/>A państwo byście tutaj czekali jeszcze.</text:p>
      <text:p text:style-name="P893">/Głos z sali na wyciszeniu/.</text:p>
      <text:p text:style-name="P894">Myślę, że raczej tu omówimy sprawy praktyczne, a grupa redakcyjna będzie nam tymczasem przygotowywać propozycje w sprawach ustawowych.</text:p>
      <text:p text:style-name="P895"><text:span text:style-name="T896">M</text:span><text:span text:style-name="T897">in</text:span><text:span text:style-name="T898">.</text:span><text:span text:style-name="T899"><text:s/>J</text:span><text:span text:style-name="T900">.</text:span><text:span text:style-name="T901"><text:s/>Brol</text:span>:</text:p>
      <text:soft-page-break/>
      <text:p text:style-name="P902">Proszę bardzo. Jeżeli idzie o sprawy ustawy, to z naszej strony pan dyr. Garlej.</text:p>
      <text:p text:style-name="P903">Po ile osób wejdzie w skład tej grupy?</text:p>
      <text:p text:style-name="P904"><text:span text:style-name="T905">Przewodn</text:span><text:span text:style-name="T906">ic</text:span><text:span text:style-name="T907">ząc</text:span><text:span text:style-name="T908">a</text:span><text:span text:style-name="T909">:</text:span></text:p>
      <text:p text:style-name="P910">Myśmy myśleli po cztery osoby.</text:p>
      <text:p text:style-name="P911"><text:span text:style-name="T912">M</text:span><text:span text:style-name="T913">in</text:span><text:span text:style-name="T914">.</text:span><text:span text:style-name="T915"><text:s/>J</text:span><text:span text:style-name="T916">.</text:span><text:span text:style-name="T917"><text:s/>Brol</text:span>:</text:p>
      <text:p text:style-name="P918">Po cztery osoby? To znaczy do tej grupy o stowarzys<text:span text:style-name="T919">ze</text:span>niach.</text:p>
      <text:p text:style-name="P920"><text:span text:style-name="T921">Przewodn</text:span><text:span text:style-name="T922">ic</text:span><text:span text:style-name="T923">ząc</text:span><text:span text:style-name="T924">a</text:span><text:span text:style-name="T925">:</text:span></text:p>
      <text:p text:style-name="P926">Ustawa o stowarzyszeniach, ustawa o zgromadzeniach i ewentualnie sprawa tego sportu. Tu min.<text:s/><text:span text:style-name="T927">K</text:span>waśniewski wyr<text:span text:style-name="T928">a</text:span>żał chęć, ażeby to poszło jako sugestia dla nowelizacji ustawy o tym.<text:s/>I ewentualne wspólne lub rozbieżne stanowisko co do propozycji, że ten artykuł w Konstytucji powinien być uzgodniony z ustawą o stowarzys<text:span text:style-name="T929">ze</text:span>niach. A więc te rzeczy to są ustawowe.</text:p>
      <text:p text:style-name="P930">No<text:s/><text:span text:style-name="T931">i</text:span><text:s/>tu trzeba właśnie pr<text:span text:style-name="T932">o</text:span>tokół zbieżności i rozbieżności mieć.</text:p>
      <text:p text:style-name="P933"><text:span text:style-name="T934">Min.</text:span><text:span text:style-name="T935"><text:s/>J.</text:span><text:span text:style-name="T936"><text:s/>Brol</text:span><text:span text:style-name="T937">:</text:span></text:p>
      <text:p text:style-name="P938">No rzeczywiście, bo nie wiem czy to ma być sprawozdanie?</text:p>
      <text:p text:style-name="P939"><text:span text:style-name="T940">Przewodn</text:span><text:span text:style-name="T941">ic</text:span><text:span text:style-name="T942">ząc</text:span><text:span text:style-name="T943">a</text:span><text:span text:style-name="T944">:</text:span></text:p>
      <text:p text:style-name="P945">Tak<text:span text:style-name="T946">,</text:span><text:s/>to ma by<text:span text:style-name="T947">ć</text:span><text:s/>sprawozdanie, które obejmuje wszystkie sprawy dyskutowane przez ten cały czas i daje<text:s/><text:span text:style-name="T948">-</text:span><text:s/>co jest zbieżnością, co jest rozbieżnością w dyskutowanych sprawach.</text:p>
      <text:p text:style-name="P949"><text:span text:style-name="T950">Min</text:span><text:span text:style-name="T951">.</text:span><text:span text:style-name="T952"><text:s/></text:span><text:span text:style-name="T953">J.</text:span><text:span text:style-name="T954"><text:s/></text:span><text:span text:style-name="T955">B</text:span><text:span text:style-name="T956">rol</text:span><text:span text:style-name="T957">:</text:span></text:p>
      <text:p text:style-name="P958">Dobr<text:span text:style-name="T959">z</text:span>e, może wobec tego rzeczywiście zróbmy przerwę i przygotujmy projekt już w szerszym gronie. Bo jeżeli tam by<text:span text:style-name="T960">ć</text:span><text:s/>mają 4 osoby od nas i 4 osoby od państwa, to jest to 8-o<text:span text:style-name="T961">so</text:span>bowy zespół to w związku z tym trzeba, aby przewodniczący także się włączyli. To nie ma sensu, żeby potem od nowa redagować.</text:p>
      <text:p text:style-name="P962"><text:span text:style-name="T963">/</text:span>Głos z sali na wyciszeniu/.</text:p>
      <text:p text:style-name="P964">Tu już w tedy nie ma kto dyskutować.</text:p>
      <text:p text:style-name="P965"><text:span text:style-name="T966">Przewodn</text:span><text:span text:style-name="T967">ic</text:span><text:span text:style-name="T968">ząc</text:span><text:span text:style-name="T969">a</text:span><text:span text:style-name="T970">:</text:span></text:p>
      <text:p text:style-name="P971"><text:span text:style-name="T972">W</text:span><text:s/>takim razie musimy jeszcze te problemy praktyczne przedyskutować przed redagowaniem ostatecznym.</text:p>
      <text:p text:style-name="P973"><text:span text:style-name="T974">Min</text:span><text:span text:style-name="T975">.</text:span><text:span text:style-name="T976"><text:s/></text:span><text:span text:style-name="T977">J.</text:span><text:span text:style-name="T978"><text:s/></text:span><text:span text:style-name="T979">B</text:span><text:span text:style-name="T980">rol</text:span><text:span text:style-name="T981">:</text:span></text:p>
      <text:p text:style-name="P982">Proszę bardzo.</text:p>
      <text:p text:style-name="P983"><text:span text:style-name="T984">Przewodn</text:span><text:span text:style-name="T985">ic</text:span><text:span text:style-name="T986">ząc</text:span><text:span text:style-name="T987">a</text:span><text:span text:style-name="T988">:</text:span></text:p>
      <text:p text:style-name="P989">Może jeszcze chwilkę.<text:s/><text:span text:style-name="T990">Je</text:span>szcze jeden punkt do ustawy i potem przejdziemy do praktycznej.</text:p>
      <text:p text:style-name="P991">No więc do ustawy - proszę.</text:p>
      <text:p text:style-name="P992"><text:span text:style-name="T993">Ob. Henryk Rutkowski</text:span>:</text:p>
      <text:p text:style-name="P994">Proszę państwa, tak jak już sygnalizowałem panu ministrowi - była dyskutowana w tej małej grupie redakcyjnej sprawa art. 11, który budził wątpliwości, przynajmniej u mnie budził wątpliwości. Twórcą sformułowania był prof.<text:s/><text:span text:style-name="T995">C</text:span>hrzanowski. Tego sformułowania, które się ostatecznie znalazło w<text:s/>projek<text:span text:style-name="T996">c</text:span>ie rządowym<text:span text:style-name="T997">.</text:span><text:s/>O<text:span text:style-name="T998">d</text:span>byłem wczoraj długą rozmowę z prof<text:span text:style-name="T999">.<text:s/></text:span>Chrzanowskim,<text:s/><text:span text:style-name="T1000">k</text:span>tóry podzielił moje wątpliwości i inacz<text:span text:style-name="T1001">e</text:span>j m<text:span text:style-name="T1002">ó</text:span>wiąc - przyznał mi rację<text:span text:style-name="T1003">.</text:span><text:s/>I uzgodniłem z pro<text:span text:style-name="T1004">f.</text:span><text:s/>Chrzanowskim<text:span text:style-name="T1005">,<text:s/></text:span>taką wersję, która nie powinna już budzić żadnych wątpliwości. Chciałbym ją zaproponować jako mianowicie wersję ust<text:span text:style-name="T1006">.</text:span><text:s/><text:span text:style-name="T1007">2</text:span><text:s/>w art. 11. Państwo oczywiście mają ten tekst dotychczasowy, a ja czytam propozycję wersji nowej:</text:p>
      <text:soft-page-break/>
      <text:p text:style-name="P1008">„Statut może przewidywać zamiast walnego zebrania członków zebranie delegatów albo zastąpienie walnego<text:s/><text:span text:style-name="T1009">z</text:span>ebrania członków zebraniem delegatów, jeżeli liczba członków przekroczy skreśloną wielkość”<text:span text:style-name="T1010">.</text:span></text:p>
      <text:p text:style-name="P1011"><text:span text:style-name="T1012">Min.</text:span><text:span text:style-name="T1013"><text:s/>J.<text:s/></text:span><text:span text:style-name="T1014">B</text:span><text:span text:style-name="T1015">r</text:span><text:span text:style-name="T1016">ol</text:span>:</text:p>
      <text:p text:style-name="P1017">Albo..<text:span text:style-name="T1018">.</text:span></text:p>
      <text:p text:style-name="P1019"><text:span text:style-name="T1020">O</text:span><text:span text:style-name="T1021">b.<text:s/></text:span><text:span text:style-name="T1022">H</text:span><text:span text:style-name="T1023">enr</text:span><text:span text:style-name="T1024">y</text:span><text:span text:style-name="T1025">k Rutkowsk</text:span><text:span text:style-name="T1026">i</text:span>:</text:p>
      <text:p text:style-name="P1027">Albo zastąpienie walnego zebrania członków zebraniem delegatów, jeżeli liczba członków przekroczy określoną wielkość<text:span text:style-name="T1028">.</text:span></text:p>
      <text:p text:style-name="P1029"><text:span text:style-name="T1030">M</text:span><text:span text:style-name="T1031">in. J</text:span><text:span text:style-name="T1032">.</text:span><text:span text:style-name="T1033"><text:s/>Brol</text:span>:</text:p>
      <text:p text:style-name="P1034">Jeżeli.<text:span text:style-name="T1035">..</text:span></text:p>
      <text:p text:style-name="P1036"><text:span text:style-name="T1037">O</text:span><text:span text:style-name="T1038">b</text:span><text:span text:style-name="T1039">. H. Rutkow</text:span><text:span text:style-name="T1040">ski</text:span>:</text:p>
      <text:p text:style-name="P1041"><text:span text:style-name="T1042">...</text:span>jeżeli liczba członków przekroczy określoną wielkość. Przepraszam, określoną w statucie wielkość.<text:s/>Słusznie tu pan mecenas podpowiada, to jest dla jasności - jeżeli liczba członków przekroczy określoną w statucie wielkość.</text:p>
      <text:p text:style-name="P1043">I zdanie drugie:</text:p>
      <text:p text:style-name="P1044">„<text:span text:style-name="T1045">W</text:span><text:s/>takich przypadkach statut określa zasady wyboru delegatów”<text:span text:style-name="T1046">.</text:span></text:p>
      <text:p text:style-name="P1047"><text:span text:style-name="T1048">Min.</text:span><text:span text:style-name="T1049"><text:s/>J.<text:s/></text:span><text:span text:style-name="T1050">B</text:span><text:span text:style-name="T1051">r</text:span><text:span text:style-name="T1052">ol</text:span>:</text:p>
      <text:p text:style-name="P1053">Jeżeli liczba członków przekroczy określoną w statucie wielkość<text:span text:style-name="T1054">.</text:span></text:p>
      <text:p text:style-name="P1055"><text:span text:style-name="T1056">O</text:span><text:span text:style-name="T1057">b</text:span><text:span text:style-name="T1058">. H. Rutkow</text:span><text:span text:style-name="T1059">ski</text:span>:</text:p>
      <text:p text:style-name="P1060">Tak, to byłoby pierwsze zdanie<text:span text:style-name="T1061">.</text:span><text:s/><text:span text:style-name="T1062">I</text:span><text:s/>teraz drugie zdanie:</text:p>
      <text:p text:style-name="P1063">„W takich przypadkach”, /bo chodzi zarówno o jedną jak i o drugą wersję. To są te dwie różne sytuacje/.</text:p>
      <text:p text:style-name="P1064">„W takich przypadkach statut określa zasady wyboru delegatów i czas trwania ich kadencji”. Tak jak w końcówce obecnego sformułowania.</text:p>
      <text:p text:style-name="P1065">I to w praktyce<text:span text:style-name="T1066">...</text:span></text:p>
      <text:p text:style-name="P1067"><text:span text:style-name="T1068">Min.</text:span><text:span text:style-name="T1069"><text:s/>J.<text:s/></text:span><text:span text:style-name="T1070">B</text:span><text:span text:style-name="T1071">r</text:span><text:span text:style-name="T1072">ol</text:span>:</text:p>
      <text:p text:style-name="P1073">To w zasadzie nie zmienia sensu.</text:p>
      <text:p text:style-name="P1074"><text:span text:style-name="T1075">O</text:span><text:span text:style-name="T1076">b</text:span><text:span text:style-name="T1077">. H. Rutkow</text:span><text:span text:style-name="T1078">ski</text:span>:</text:p>
      <text:p text:style-name="P1079">Sensu nie zmienia, tylko zwalnia w wypadku stowarzyszeń dużych od konieczności zastanawiania się i wpisywania tej jakiejś liczby, po której robi się dopiero zebranie delegatów zamiast walnego zebrania. Bo w pierwszym członie jest powiedziane:</text:p>
      <text:p text:style-name="P1080">„Statut może przewidywać zamiast walnego zebrania członków zebranie delegatów, czyli od początku, od powstania stowarzyszenia może tylko przewidywać jako tę władzę najwyższą zebranie delegatów. I w ogóle się nie zajmuje zebraniem członków, bo jest tak duże. I to jest pierwszy człon.</text:p>
      <text:p text:style-name="P1081">Natomiast drugi człon to<text:s/><text:span text:style-name="T1082">je</text:span>st to co było w tej wersji dotychczasow<text:span text:style-name="T1083">ej.</text:span></text:p>
      <text:p text:style-name="P1084"><text:span text:style-name="T1085">Min.</text:span><text:span text:style-name="T1086"><text:s/>J.<text:s/></text:span><text:span text:style-name="T1087">B</text:span><text:span text:style-name="T1088">r</text:span><text:span text:style-name="T1089">ol</text:span>:</text:p>
      <text:p text:style-name="P1090">No, nie jest to najbardziej demokratyczny ten pierwszy człon.</text:p>
      <text:p text:style-name="P1091"><text:span text:style-name="T1092">O</text:span><text:span text:style-name="T1093">b</text:span><text:span text:style-name="T1094">. H. Rutkow</text:span><text:span text:style-name="T1095">ski</text:span>:</text:p>
      <text:p text:style-name="P1096">Ale jeżeli na przykład jest ich od razu 2 tys. założycieli, bo przecież może być takie stowarzyszenie.</text:p>
      <text:p text:style-name="P1097">W k<text:span text:style-name="T1098">a</text:span>żdym razie prof. Chrzanowski na końcu rozmowy prosił, że upoważnia mnie, żeby wyraźnie tutaj powołać się na niego jako na tego, który był autorem poprzedniej propozycji, że on to tutaj w chwili obecnej<text:s/><text:soft-page-break/>przeze mnie czy wspólnie ze mną zgłasza<text:span text:style-name="T1099">.</text:span></text:p>
      <text:p text:style-name="P1100"><text:span text:style-name="T1101">Min. J.<text:s/></text:span><text:span text:style-name="T1102">B</text:span><text:span text:style-name="T1103">rol</text:span>:</text:p>
      <text:p text:style-name="P1104">Może się umówmy co do tego, bo to już jest poza tą naszą dyskusją, że my przedstawimy ją w Sejmie, nie będziemy tego zapisywać.</text:p>
      <text:p text:style-name="P1105"><text:span text:style-name="T1106">O</text:span><text:span text:style-name="T1107">b</text:span><text:span text:style-name="T1108">. H. Rutkow</text:span><text:span text:style-name="T1109">ski</text:span>:</text:p>
      <text:p text:style-name="P1110">Tak, tak ja rozumiem. Czy dla jasności trzeba jeszcze ra<text:span text:style-name="T1111">z<text:s/></text:span>odczytać?</text:p>
      <text:p text:style-name="P1112"><text:span text:style-name="T1113">Min. J.<text:s/></text:span><text:span text:style-name="T1114">B</text:span><text:span text:style-name="T1115">rol</text:span>:</text:p>
      <text:p text:style-name="P1116">Nie, dziękuję - ja mam zapisane.</text:p>
      <text:p text:style-name="P1117"><text:span text:style-name="T1118">Przewodnicząca</text:span>:</text:p>
      <text:p text:style-name="P1119">Jesz<text:span text:style-name="T1120">c</text:span>ze dwie sprawy legalizacyjne. Proszę bardzo pan...</text:p>
      <text:p text:style-name="P1121"><text:span text:style-name="T1122"><text:s text:c="29"/></text:span><text:span text:style-name="T1123">:</text:span></text:p>
      <text:p text:style-name="P1124">Może jeszcze przed pracami tej grupy roboczej, jako członek dotychczasowej grupy roboczej chciałem przypomnieć, bo jeden wątek znikn<text:span text:style-name="T1125">ął</text:span><text:s/>w tym referacie ze strony solidarnościowo-opozycyjnej. Myśmy tam pod koniec już, co prawda, postawili postulat, aby w tak ważnych sprawach jak sprawa rejestracji stowarzyszeń<text:s/><text:span text:style-name="T1126">i</text:span><text:s/>zawiadamiania o stowa<text:span text:style-name="T1127">r</text:span>zyszeniach postępowania było zwolnione od opłat. Niby sprawa drobna, ale my ją jednak traktujemy doś<text:span text:style-name="T1128">ć</text:span><text:s/>pryncypialnie, a więc chcę to przypomnieć.</text:p>
      <text:p text:style-name="P1129"><text:span text:style-name="T1130">Min.</text:span><text:span text:style-name="T1131"><text:s/>J</text:span><text:span text:style-name="T1132">.</text:span><text:span text:style-name="T1133"><text:s/></text:span><text:span text:style-name="T1134">Bro</text:span><text:span text:style-name="T1135">l</text:span>:</text:p>
      <text:p text:style-name="P1136"><text:span text:style-name="T1137">.</text:span>.<text:span text:style-name="T1138">.</text:span>pełen<text:s/><text:span text:style-name="T1139">n</text:span>adziei, że państwu będę mógł coś na ten temat zakomunikować, ponieważ tu musi postanowić Rada Ministrów. No niestety ten temat nie był na porządku obrad, ale jest zanotowany, zna go m<text:span text:style-name="T1140">i</text:span>nister sprawiedliwości jako członek rządu, że trzeba go postawić.</text:p>
      <text:p text:style-name="P1141">Jeżeli nie przejdzie, to chciałbym tylko powiedzieć, że opłaty będą w bardzo rozsądnych granicach.</text:p>
      <text:p text:style-name="P1142">/Głos z sali: 500 zł/.</text:p>
      <text:p text:style-name="P1143">Tak, aktualnie 500 zł, ale my i tak tutaj przewidujemy podwyższenie<text:span text:style-name="T1144">.</text:span><text:s/>A więc ja nie chcę powiedzieć, że to będzie 500 zł,<text:s/><text:span text:style-name="T1145">po</text:span>nieważ byłbym po prostu n<text:span text:style-name="T1146">ie</text:span>prawdomówny. Ale według obecnych przepisów, rzeczywiście aktualnych opłat w sprawach cywilnych 500 zł. Ale muszę lojalnie powiedzieć, że chcemy tę granicę podnieść i to w najbliższym czasie. I być może że za rejestrację 5 tys. zł na obecne warunki. Ale w każdym razie nie będzie to jakaś wielka kwota.</text:p>
      <text:p text:style-name="P1147"><text:span text:style-name="T1148"><text:s text:c="29"/></text:span><text:span text:style-name="T1149">:</text:span></text:p>
      <text:p text:style-name="P1150">Nie będzie podlegała indeksacji ta kwota.</text:p>
      <text:p text:style-name="P1151"><text:span text:style-name="T1152">Min.</text:span><text:span text:style-name="T1153"><text:s/>J</text:span><text:span text:style-name="T1154">.</text:span><text:span text:style-name="T1155"><text:s/></text:span><text:span text:style-name="T1156">Bro</text:span><text:span text:style-name="T1157">l</text:span>:</text:p>
      <text:p text:style-name="P1158">Ale waloryzacji<text:span text:style-name="T1159">.</text:span></text:p>
      <text:p text:style-name="P1160">Tak więc ta sprawa jest odnotowana.</text:p>
      <text:p text:style-name="P1161"><text:span text:style-name="T1162">Przewodnicząca</text:span>:</text:p>
      <text:p text:style-name="P1163">Teraz jest sprawa tej naszej niezgodności poważnej odnośnie art<text:span text:style-name="T1164">.</text:span><text:s/>44<text:span text:style-name="T1165">.</text:span><text:s/><text:span text:style-name="T1166">I</text:span><text:s/>tutaj prosiłam, ażeby naszemu harcerzowi<text:s/>udzielić głosu.</text:p>
      <text:h text:style-name="P1167" text:outline-level="3"><text:span text:style-name="T1168">Ob. Frąckowiak</text:span>:<text:bookmark-start text:name="bookmark4"/><text:bookmark-end text:name="bookmark4"/></text:h>
      <text:p text:style-name="P1169">Proszę państwa, ja z dużą przyjemno<text:span text:style-name="T1170">ś</text:span>cią wysłuchałem tego co pan minister Kwaśniewski mówił dzisiaj, że sprawa tego artykułu nie jest jeszcze ostatecznie zamknięta, aczkolwiek ubolewam nad tym, że zdaniem państwa jest ona zamknięta dla naszego zespołu. Chciałbym<text:s/><text:span text:style-name="T1171">zw</text:span>róc<text:span text:style-name="T1172">ić</text:span><text:s/>tylko uwagę na to, że nie jest prawdą<text:s/><text:soft-page-break/>to co pan min. Brol mówił, że ta sprawa naturalnie ciąży do<text:s/>„stolika”<text:s/>młodzieżowego, ponieważ oczywistym jest, że ona właśnie tutaj powinna być rozstrzygnięta<text:span text:style-name="T1173">,</text:span><text:s/>że rozstrzygnięcie prawne jakie zostanie dokonane w ustawie o stowarzyszeniach,<text:s/><text:span text:style-name="T1174">je</text:span>dnoznacznie określa możliwości porozumienia zarówno przy<text:s/>„stoliku”<text:s/>młodzieżowym, jak w ogóle możliwości porozumienia wszystkich środowisk harcerskich.</text:p>
      <text:p text:style-name="P1175">Chciałbym państwu powiedzieć, a myślę, że państwo częściowo wiedzą, że przy<text:s/>„stoliku”<text:s/>młodzieżowym dochodzi - się do pewnej formuły porozumienia, która nie przesądzając niczego<text:span text:style-name="T1176">,</text:span><text:s/>to znaczy mówię - nie przesądzając jaki ma być kształt organizacyjny harcerstwa - nie zamyka jednocześnie drogi do porozumienia. Natomiast przesądzenie tej sprawy w ustawie o stowarzyszeniach tę drogę do porozumienia może jednoznacznie zamknąć.</text:p>
      <text:p text:style-name="P1177">N<text:span text:style-name="T1178">i</text:span>e wiem czy w przyszłości dojdzie do z<text:span text:style-name="T1179">je</text:span>dnoczenia ruchu harcerskiego, wierzę że tak będzie. Natomiast jest to sprawa, której nie można nakazać. To zjednoczenie może być wynikiem porozumienia różnych środowisk organizacji harcerskiej, natomiast nie może być wynikiem nakazu prawnego.</text:p>
      <text:p text:style-name="P1180">Chciałbym żebyście państwo w przyszłości rozstrzygając sprawę tego artykułu w<text:s/><text:span text:style-name="T1181">u</text:span>stawie mieli świadomość, że właśnie od tego zapisu zależy możliwość porozumienia różnych środowisk harcerskich, że zapisanie tego w dotychczasowej postaci, oznacza traktowanie problemów harcerskich jako wewnętrznych spraw ZHP,<text:s/><text:span text:style-name="T1182">c</text:span>o od lat nie jest już prawdą, a zwłaszcza w ostatnich latach nie jest prawdą i mija się ze stanem faktycznym<text:span text:style-name="T1183">.</text:span></text:p>
      <text:p text:style-name="P1184">Natomiast pozostawienie tego w dotychczasowym kształcie tzn. pozostawienie monopolu organizacyjnego ZHP w istocie nie sprzyja likwidacji podziałów i konfliktów pomiędzy środowiskami harcerskimi, ale wręcz przeciwnie. Podziały te utrwala i nawet w znacznym stopniu intensyfikuje, i spycha znaczną częś<text:span text:style-name="T1185">ć</text:span><text:s/>środowisk harcerskich do tego co pan pro<text:span text:style-name="T1186">f.</text:span><text:s/>Bafia nazwał myśleniem konspiracyjnym. Nie sprzyja wychowaniu w duchu myślenia ku demokracji parlamentarnej.</text:p>
      <text:p text:style-name="P1187">Chciałbym żebyście państwo po prostu mieli to na uwadze.</text:p>
      <text:p text:style-name="P1188">Dziękuję.</text:p>
      <text:h text:style-name="P1189" text:outline-level="3"><text:span text:style-name="T1190">Min.</text:span><text:span text:style-name="T1191"><text:s/>J</text:span><text:span text:style-name="T1192">.</text:span><text:span text:style-name="T1193"><text:s/></text:span><text:span text:style-name="T1194">Bro</text:span><text:span text:style-name="T1195">l</text:span>:<text:bookmark-start text:name="bookmark6"/><text:bookmark-end text:name="bookmark6"/></text:h>
      <text:p text:style-name="P1196">Dziękuję bardzo. Proszę bardzo, kto chciałby zabrać głos?</text:p>
      <text:h text:style-name="P1197" text:outline-level="3"><text:span text:style-name="T1198">Przewodnicząca</text:span>:<text:bookmark-start text:name="bookmark8"/><text:bookmark-end text:name="bookmark8"/></text:h>
      <text:p text:style-name="P1199">Myślę, że ta sprawa powinna być zapisana jako rozbieżność z naszej strony właśnie z argumenta<text:span text:style-name="T1200">cją</text:span><text:s/>tą, którą podawaliśmy.</text:p>
      <text:p text:style-name="P1201">Chciałam zapewnić, szczegó<text:span text:style-name="T1202">l</text:span>nie pana min.<text:s/><text:span text:style-name="T1203">K</text:span>waśniewskiego, że naszym celem jest to samo, co waszym celem. Tylko uważamy, że inne z goła środki do tego prowadzą. To znaczy uważamy, że właśnie tak jak kolega mówił, że te środki pewnego przymusu i stwarzania takiej ochrony prawnej nad jedną organizacją nie<text:s/>prowadzą do jednej jedności, natomiast prowadzi do tego pozostawienie swobody młodym, wtedy mają wszelką możliwość dogadania się między sobą bez uczucia , że są naciskani i nadzorowani. I sądzę, że to jest zupełnie różna pewna filozofia działania w społeczeństwie i stopnia zaufania do własnych sił społecznych.</text:p>
      <text:p text:style-name="P1204">N<text:span text:style-name="T1205">o</text:span>,<text:s/>ale intencją natomiast jest nie dzielenie, nie upolitycznianie młodzieży<text:span text:style-name="T1206">.</text:span><text:s/>Uważamy, że właśnie ta obecna sytuacja młodzież upolitycznia. I ta rzecz<text:s/><text:span text:style-name="T1207">m</text:span>usi znaleźć miejsce w naszym zapisie.</text:p>
      <text:p text:style-name="P1208">Pozostają nam jeszcze sprawy - to znaczy widzę, że co do tych naszych rozbieżności ustawowych, przy<text:s/><text:soft-page-break/>czym to pan minister Kwaśniewski mówił, niektóre rzeczy tu się wyciszą, niektóre zobaczymy, może jakoś kompromisowo ustalimy, to już przy redagowaniu do tego dojdziemy. Natomiast zostają jeszcze sprawy praktyczne. Mianowicie wspólnie uchwaliliśmy prawda taką deklarację intencji o tym, że stowarzyszenia rozwiązane w okresie po stanie wojennym powinny być możliwie szybko legalizowane i powinny móc wrócić do majątku, gdzie w uzgodnieniu między zaintere<text:span text:style-name="T1209">so</text:span>wanymi związkami, tymi starymi i nowymi, lub tam gdzie przejęła administracja w uzgodnieniu z administracją. Ten zapis, sądzę, możemy powtórzyć niezależnie od tego pod jaką ustawą to się stanie, zawsze chodzi o legalizację, o zachowanie pewnej ciągłości. I w związku z tym zachowaniem ciągłości prawo do odzyskania jakiejś części majątku, którą ci ludzie wypracowali. Oczywiście wszyscy, którzy to wypracowali są podzieleni na różne związki. Natomiast nie uzyskaliśmy zgodności odnośnie dwóch zapisów. Jeszcze co do tych stowarzyszeń<text:s/><text:span text:style-name="T1210">-</text:span><text:s/>mianowicie postulowaliśmy zwrócenie się do Ministerstwa Kultury i Sztuki z takim apelem, aby to<text:s/>ministerstwo nie podejmowało, które jest w posiadaniu majątku Związku Plastyków /ZPAP/, żeby nie podejmowało żadnych decyzji co do tego ma<text:span text:style-name="T1211">j</text:span>tku do momentu dok<text:span text:style-name="T1212">ą</text:span>d nie zalegalizuje się Związek Polskich Artystów Plastyków i<text:s/><text:span text:style-name="T1213">z</text:span><text:s/>nim powinny być te rzeczy omawiane, jak również razem i z innymi związkami<text:span text:style-name="T1214">.</text:span><text:s/>Ale właśnie z udziałem ZPAP<text:span text:style-name="T1215">.</text:span></text:p>
      <text:p text:style-name="P1216">Druga sprawa dotyczy skonkretyzowania sprawy NZS. Mianowicie wyraziliśmy to, że powinien zosta<text:span text:style-name="T1217">ć</text:span><text:s/>zalegalizowany, natomiast nie uzyskaliśmy zgodności<text:s/>co<text:s/>do<text:s/>takiego proponowanego przez nas zapisu, aby z<text:span text:style-name="T1218">o</text:span>stał zalegalizowany do końca marca na podstawie, jednym aktem prawnym i na podstawie statutu, który już przezeń został zgłoszony<text:span text:style-name="T1219">.</text:span></text:p>
      <text:p text:style-name="P1220">My powracamy do tego, jeżeli tutaj nie uzyskamy zgodności to musimy to zapisać jako rozbieżność.</text:p>
      <text:p text:style-name="P1221">Wreszcie jest sprawa legalizacji stowarzyszeń rozwiązanych w okresie stalinowskim, czyli rozszerzenia naszej deklaracji intencji na te stowarzyszenia rozwiązane w okresie stalinowskim, których członkowie jeszcze żyją i o taką legalizację wystąpią<text:span text:style-name="T1222">.</text:span><text:s/>Z tym, aby miały one pr<text:span text:style-name="T1223">a</text:span>wo do zachowania ciągłości, cała tradycja prawda<text:span text:style-name="T1224">.</text:span><text:s/>I żeby miały prawo do zwrotu takiej części majątku, jaka jesz<text:span text:style-name="T1225">c</text:span>ze istnieje do zwrotu możliwa.</text:p>
      <text:p text:style-name="P1226">Tutaj w tych dwu sprawach ja bym prosiła o danie głosu - jeśli chodzi o sprawę Związku Plastyków przedstawicielowi plastyków panu Puciacie. Jeśli chodzi o te stowarzyszenia rozwią<text:span text:style-name="T1227">z</text:span>ane w okresie stalinowskim panu mec. Rozmarynow<text:span text:style-name="T1228">i</text:span>c<text:span text:style-name="T1229">zo</text:span>wi, który w konkretnych takich stowarzyszeniach od lat występuje i dobija się, dobija i dobić się nie może o ich legalizację<text:span text:style-name="T1230">.</text:span></text:p>
      <text:p text:style-name="P1231"><text:span text:style-name="T1232">Min.</text:span><text:span text:style-name="T1233"><text:s/></text:span><text:span text:style-name="T1234">J.</text:span><text:span text:style-name="T1235"><text:s/>B</text:span><text:span text:style-name="T1236">rol</text:span><text:span text:style-name="T1237">:</text:span></text:p>
      <text:p text:style-name="P1238">Proszę - najpierw zgłosił się pr<text:span text:style-name="T1239">ze</text:span>dstawiciel Związku Harcerstwa Polskiego.</text:p>
      <text:p text:style-name="P1240"><text:span text:style-name="T1241">Ob. Czarnota</text:span>:</text:p>
      <text:p text:style-name="P1242">Ja chciałbym przypomnieć, że mamy do czynienia w przypadku roszczeń dotyczących organizacy<text:span text:style-name="T1243">jn</text:span>ych odznaczeń, tradycyjnych symboli i nazwy, mamy do czynienia z istniejącym stowarzyszeniem<text:span text:style-name="T1244">.</text:span><text:s/>I tutaj rozmawia się o tym, czy też usiłuje się rozmawiać o tym jakby rozpad Związku, czyli nieistnienie faktyczne ZHP było już faktem. Mamy do czynienia z sytuacją, w której wielokrotnie na tej sali również były zgłaszane roszczenia do wyjęcia z istniejącego Związku Harcerstwa Polskiego pewnych jego najistotnie<text:span text:style-name="T1245">js</text:span>zych - powiedziałbym elementów, podzielenia się nimi z różnymi innym organizacjami, zakładanymi przez byłych członków tego stowarzyszenia właśnie wyłącznie. Tak jakby się nic przez tych kilkadziesiąt lat od początku<text:s/><text:soft-page-break/>istnienia harcerstwa nie stało<text:span text:style-name="T1246">.</text:span></text:p>
      <text:p text:style-name="P1247">Mamy do czynienia również z sytuacją, z próbą przy tworzeniu tych organizac<text:span text:style-name="T1248">ji</text:span><text:s/>nowych i to z próbą właśnie w ciągu ostatnich kilku lat, tworzenia tych organizacji poprze<text:span text:style-name="T1249">z<text:s/></text:span>negację, poprzez negowanie przede wszystkim społecznego i moralnego tytułu Związku Harcerstwa Polskiego do kontynuowania tradycji ZHP<text:s/>sprzed<text:s/>wojny. I budowane na tej filozofii stowarzyszenia, dzielące się jednocześnie symbolami i nazwą jest to ni mniej ni więcej, tylko próba likwidacji istniejącego stowarzyszenia. Chciałbym jeszcze zwrócić uwagę na to, że istnieje i obowiązuje statut stowarzyszenia Związek<text:s/>Harcerstwa Polskieg<text:span text:style-name="T1250">o.</text:span><text:s/>To znaczy ja rozumiem, że zakładamy<text:s/>tut<text:span text:style-name="T1251">a</text:span>j na tej sali milcząco, że Związek Harcerstwa Polskiego nie jest stowarzyszeniem, tylko jakąś mglistą instytucją. To nie jest prawda, ZHP jest stowarzyszeniem, które od 1932 roku poczynając i od wejścia w życie francuskiej wersji prawa o stowarzyszeniach korzystało z pewnego - powiedział<text:span text:style-name="T1252">b</text:span>ym przywile<text:span text:style-name="T1253">ju</text:span><text:s/>wprowadzonego przez poprzednie państwo. I jesteśmy w sytuacji, gdzie statut tego stowarzyszenia określa jego symbole i wszystkie jego istotne sprawy.</text:p>
      <text:p text:style-name="P1254">Wkraczanie w tą sferę statutową nowych organizacji jest roszczeniem, które po prostu zamierza wyjąć istniejącemu Związkowi to co do niego należy.</text:p>
      <text:p text:style-name="P1255">Ja nie sądzę, ażebyśmy mogli budować nową sprawiedliwość w sferze prawa o stowarzyszeniach, zaczynając od rozbierania i niszczenia tego co już jest. Tym bardziej, że tytuł moralny akurat strony społeczne<text:span text:style-name="T1256">j</text:span><text:s/><text:span text:style-name="T1257">wydaje</text:span><text:s/>mi się znowu wątpliwy, ponieważ z ubolewaniem usłyszałem, że pan min. Kwaśniewski rozmawia na temat harcerstwa z panem Jackiem Kuroniem, który to pan Jacek Kuroń, chciałbym przypomnieć na tej sali, jako in<text:span text:style-name="T1258">st</text:span>r<text:span text:style-name="T1259">u</text:span><text:span text:style-name="T1260">kto</text:span>r tegoż Związku Harcerstwa Polskiego, jest właśnie osobiście odpowiedzialny za - powiedzmy sobie - wyprowadzenie druha Aleksandra Kamińskiego ze Związku Harcerstwa Polskiego w swoim czasie i za doprowadzenie w ówcześnie istniejącym ZHP, na okres dziesięciolecia, do odejścia harcer<text:span text:style-name="T1261">st</text:span>wa od tradycyjnej metody i tradycyjnych celów wychowania.</text:p>
      <text:p text:style-name="P1262">Nie mówię, że on osobiście wyłącznie, natomiast był jednym, czy też głównym konstruktorem tych dwóch wydarzeń. Teraz po latach pan Jacek Kuroń zgłasza się jako przedstawiciel strony społecznej i usiłuje znowu zdecydować o harcerstwie.</text:p>
      <text:p text:style-name="P1263">Tak więc chciałbym przypomnieć, że mamy do czynienia z roszczeniami istniejącego stowarzyszenia<text:span text:style-name="T1264">.</text:span><text:s/></text:p>
      <text:p text:style-name="P1265">Dziękuję.</text:p>
      <text:p text:style-name="P1266"><text:span text:style-name="T1267">Min. J</text:span><text:span text:style-name="T1268">.</text:span><text:span text:style-name="T1269"><text:s/>Bro</text:span><text:span text:style-name="T1270">l</text:span><text:span text:style-name="T1271">:</text:span></text:p>
      <text:p text:style-name="P1272">Dziękuję bardzo<text:span text:style-name="T1273">.</text:span><text:s/>P<text:span text:style-name="T1274">r</text:span>oszę bardzo<text:s/><text:span text:style-name="T1275">-</text:span><text:s/>pan min.<text:s/><text:span text:style-name="T1276">K</text:span>waśniewski.</text:p>
      <text:p text:style-name="P1277"><text:span text:style-name="T1278">Min. A. Kwaśniewski</text:span>:</text:p>
      <text:p text:style-name="P1279">Łatwo się domyślać, że sprawy harcerstwa nie były jedynymi tematami, o których mówiłem z panem Jackiem Kuroniem, tak że prosiłbym nie uznawać, że było to spotkanie oficjalne p<text:span text:style-name="T1280">o</text:span>święcone przyszłości Związku Harcerstwa Polskiego. Był to fragment dyskusji na zespole politycznym, gdzie m.in<text:span text:style-name="T1281">.</text:span><text:s/>t<text:span text:style-name="T1282">en</text:span><text:s/>temat był omawiany. Natomiast, żeby było jeszcze bardziej interesująco, to pan Jacek Kuroń odw<text:span text:style-name="T1283">o</text:span>ływał się do swoich złych doświadczeń z tego okresu mówiąc, że było to jedno z największych głupstw jakie zrobił. I że dzisiaj chciałby, aby takie historie się nie powtarzały. Tak oto historia bywa nauczycielką życia. Dziękuję.</text:p>
      <text:p text:style-name="P1284"><text:span text:style-name="T1285">Min.<text:s/></text:span><text:span text:style-name="T1286">J.</text:span><text:span text:style-name="T1287"><text:s/></text:span><text:span text:style-name="T1288">B</text:span><text:span text:style-name="T1289">rol</text:span>:</text:p>
      <text:p text:style-name="P1290">Dziękuję<text:span text:style-name="T1291">.</text:span><text:s/>Proszę bardzo pan Puciata.</text:p>
      <text:p text:style-name="P1292"><text:span text:style-name="T1293">Ob</text:span><text:span text:style-name="T1294">.</text:span><text:span text:style-name="T1295"><text:s/></text:span><text:span text:style-name="T1296">P</text:span><text:span text:style-name="T1297">uciata<text:s/></text:span><text:span text:style-name="T1298">-</text:span><text:span text:style-name="T1299"><text:s/></text:span><text:span text:style-name="T1300">/Z</text:span><text:span text:style-name="T1301">PAP</text:span><text:span text:style-name="T1302">/</text:span>:</text:p>
      <text:soft-page-break/>
      <text:p text:style-name="P1303">Sprawa środowiska artystów plastyków jest trochę mało znana. Otóż w momencie rozwiązania związku dysponował on dużym majątkiem, składającym się z domów plastyka w Krakowie i w Warszawie,<text:s/><text:span text:style-name="T1304">z</text:span>budowanych ze składek artystów plastyków. Dom na Łobzowskiej przed wojną, dom plastyka na Mazowieckiej w Warszawie, kilkanaście lat temu. To jest<text:s/><text:span text:style-name="T1305">je</text:span>dno<text:span text:style-name="T1306">.</text:span></text:p>
      <text:p text:style-name="P1307">Następnie posiadaliśmy kilka domów p<text:span text:style-name="T1308">ra</text:span>cy<text:s/>twórczej kupionych za własne pieniądze<text:span text:style-name="T1309">.</text:span></text:p>
      <text:p text:style-name="P1310">Trzy<text:s/><text:span text:style-name="T1311">-</text:span><text:s/>na działalność nie pobieraliśmy żadnych dotacji od władz państwowych na<text:s/><text:span text:style-name="T1312">fu</text:span>nk<text:span text:style-name="T1313">cjo</text:span>nowanie<text:span text:style-name="T1314">.</text:span><text:s/>Żyliśmy z opodatkowania kilkuprocentowego każdej pracy. Z tego tworzyliśmy fundusze socjalne, jak również inne<text:span text:style-name="T1315">.</text:span></text:p>
      <text:p text:style-name="P1316">Chcę również powiedzieć, że Fundusz Rozwoju Twórczości Plastycznej nie jest przez państwo dotowany czy dawany, a wyłącznie pochodzi od ludzi prywatnych z<text:s/><text:span text:style-name="T1317">3</text:span><text:s/>proc. dzieł s<text:span text:style-name="T1318">zt</text:span>uki.</text:p>
      <text:p text:style-name="P1319">Piąta sprawa - otóż u nas była działalność gospodarcza<text:span text:style-name="T1320">,<text:s/></text:span>były zakłady artystyczne i graficzne, ceramiczne, wiele pracowni, jak również zakłady zaopatrzenia materiałowego, na które dostawaliśmy pieniądze w dewizach z Ministerstwa Kultury i Sztuki<text:span text:style-name="T1321">.</text:span><text:s/>Ale tutaj również trzeba się zastanowić i powiedzieć, że te pieniądze były wypracowywane przez artystów samych, poch<text:span text:style-name="T1322">o</text:span>dz<text:span text:style-name="T1323">i</text:span>ły bowiem w większej części ze sprzedaży ich dzieł sztuki.</text:p>
      <text:p text:style-name="P1324">To wszystko zostało upaństwowione. W chwili obecnej zakłady artystyczne<text:s/>„Art”<text:s/>zmieniły n<text:span text:style-name="T1325">az</text:span>wę na<text:s/>„Sztukę Polską”. Państwo się spotykacie z działalnością przedsiębiorstwa, ono się rozwinęło<text:span text:style-name="T1326">.</text:span><text:s/>To przedsiębiorstwo przejęło działalność socjalną Związku. I w tej chwili jest sytuacja następująca<text:span text:style-name="T1327">:</text:span><text:s/>sądząc już z kierunkowych decyzji będziemy się mogli na nowo zorganizować. 80 proc. artystów plastyków pozostało w Związku Polskich Artystów Plastyków, około 20 proc. ze starego stanu, no może mniej t<text:span text:style-name="T1328">r</text:span>ochę, bo i absolwentów trochę doszło, utworzyło nowe branżowe związki, które przejęły rolę sekcji związku.</text:p>
      <text:p text:style-name="P1329">Uważamy, że sytuacja jest taka jaka jest. Natomiast w tej chwili przed legalizacją utworzył się już, złożono do rejestracji Fundację Plastyki Polskiej, w skład której<text:s/>wchodzi kilka nowych stowarzyszeń twórczych oraz mają wejść pracownie sztuk plastycznych, przedsiębiorstwo państwowe, jak również sztuka użytkowa. Dwa przedsiębiorstwa państwowe, które w zasadzie są głównymi potentatami w organizacji rynku plastyki.</text:p>
      <text:p text:style-name="P1330">Otóż nasz wniosek jest taki, żeby odbyć specjalne rozmowy, które by, to znaczy po pierwsze - wstrzymać jakiekolwiek działania organizacyjne tzn. na nowo organizowanie całego rynku plastycznego. Tym bardziej, że my ze swojej strony patrząc na zmiany, które się dzieją - polityczne, społeczne i gospodarcze, uważamy, że jest właściwy moment prze<text:span text:style-name="T1331">jś</text:span>cia na zupełnie własny rozrachunek to jest to właśnie co chcieliśmy dawniej, bez przeszkody, które stawiały ustawy państwowe i finansowe, polityczne i inne. Czyli jest ta możliwość w tej chwili. I patrząc realnie na to co istnieje w środowisku plastycznym, uwzględniając to, że u nas są specjaliści ze wszystkich dziedzin, projektanci przemysłowi, architekci wnętrz, konserw<text:span text:style-name="T1332">at</text:span>orzy, scenografowie. A więc jest tu możliwość współdziałania z gospodarką, z przemysłem. Tu sygnalizuję rzeczy dalsze, tym niemniej są one istotne. Nie jest u nas sprawa tylko rejestracji, czy istnienia twórców, czy malarzy czy grafików. To są możliwości następnie stworzenia własnej spółdzielni budowania pracowni, bo przecież do dziś to nie ma warsztatów twórczych w Polsce.</text:p>
      <text:p text:style-name="P1333">Nie chcę tu wszystkiego szczegółowo omawiać, tym niemniej widzę możliwość i perspektywę pewnymi decyzjami politycznymi, poprzez ustawy następnie prawne jak również finansowe te rzeczy w bardzo<text:s/><text:soft-page-break/>istotny sposób zmienić i uporządkować. Stąd stawiam wniosek, żeby przy poparciu<text:s/>„okrągłego stołu”<text:s/>odbyły się dalej już rozmowy specjalistyczne. To tyle.</text:p>
      <text:p text:style-name="P1334">I jeszcze jedna sprawa - mam tu obawy przed przyspieszeniem ustawy o stowarzyszeniach<text:span text:style-name="T1335">.</text:span><text:s/>P<text:span text:style-name="T1336">o</text:span>nieważ wydawało mi się<text:span text:style-name="T1337">,<text:s/></text:span>że decyzja o legalizacji w jakiś sposób da nam zadośćuczynienie moralne. I ja tu panu ministrowi Kwaśniewskiemu przekazałem dokumenty. Gdyby przeczytać decyzję, która nas rozwiązywała i umotywowanie, to jest to dzisiaj co najmniej śmieszne i żenujące. I stąd jest druga rzecz dla mnie niesłychanie ważna. Wprawdzie słyszałem tutaj - pan prof.<text:s/><text:span text:style-name="T1338">B</text:span>afia mówił - że jest coś wielkiego budowanego, ten akt o stowarzyszeniach rewolucyjny. Ale jednak ważny jest fundament. Jak fundament jest źle zbudowany, to potem kulejemy i ciągle coś udoskonalamy.</text:p>
      <text:p text:style-name="P1339">Ja z głęboką troską patrząc w przyszłość zwracam się z wnioskiem żeby m.in. baczną uwagę zwrócić na zapis dotyczący nadzoru w statucie, bo nam zarzucono prawie zagrożenie artystom plastykom - ustrojowi socjali<text:span text:style-name="T1340">st</text:span>ycznemu, Układowi Warszawskiemu czy innym<text:span text:style-name="T1341">,</text:span><text:s/>zarzucając, że działamy poza<text:span text:style-name="T1342">stat</text:span>u<text:span text:style-name="T1343">to</text:span>wo. Dokumenty, które tu zostawiam z prośbą jeszcze do prawników o zbadanie - powinny w konkluzji, wynikiem decyzji wyeliminować raz na zawsze możliwość dowolnej interpretacji statutowej.</text:p>
      <text:p text:style-name="P1344">Mój głos jest skierowany w przyszłość.</text:p>
      <text:p text:style-name="P1345">Dziękuję.</text:p>
      <text:p text:style-name="P1346"><text:span text:style-name="T1347">Min.</text:span><text:span text:style-name="T1348"><text:s/>J</text:span><text:span text:style-name="T1349">.</text:span><text:span text:style-name="T1350"><text:s/></text:span><text:span text:style-name="T1351">Bro</text:span><text:span text:style-name="T1352">l</text:span>:</text:p>
      <text:p text:style-name="P1353">Dziękuję bardzo. Myślę, że ten projekt ustawy jest właściwie projektem, który stanowi - moim zdaniem - dobre fundamenty i co do tych fundamentów nie było nigdy sporów w żadnych gremiach dotyczących przyszłości działania ruchu stowarzyszeniowego.</text:p>
      <text:p text:style-name="P1354">Tylko chciałem jedno podkreślić, no naprawdę proszę<text:s/>państwa , my tu w tym gronie nie rozstrzygniemy spraw majątkowych, nie rozstrzygniemy<text:span text:style-name="T1355">.</text:span><text:s/>Bo to po prostu trzeba znać od podstaw - jak to wygląda itd.</text:p>
      <text:p text:style-name="P1356">Nie jesteśmy tutaj tymi zainteresowanymi. Słyszymy co państwo mówią i to jest rzeczywiście jakiś problem do dalszych dyskusji. I ja rozumiem, taki wniosek pan zgłosił.</text:p>
      <text:p text:style-name="P1357"><text:span text:style-name="T1358">Min.<text:s/></text:span><text:span text:style-name="T1359">K</text:span><text:span text:style-name="T1360">waśniewski</text:span>:</text:p>
      <text:p text:style-name="P1361">Myśmy mieli w czasie przerwy czas do wymiany poglądów w gronie osób bezpośrednio zainteresowanych, a więc pana Stefana Bratkowskiego, Jana Szczepańskiego i Jerzego Puciaty.<text:s/><text:span text:style-name="T1362">I</text:span><text:s/>ja myślę, że to cośmy tam wymyślili, jest chyba do przyjęcia i jest jak gdyby potwierdzenie tego co zostało zapisane już we wcześn<text:span text:style-name="T1363">i</text:span>ejszej ogłoszonej deklaracji. To znaczy, że oczywiście stowarzyszenia będą mogły się rejestrować na podstawie nowej ustawy o stowarzyszeniach. Ja rozumiem te względy, nazwijmy to moralno-psychologiczne<text:span text:style-name="T1364">.</text:span><text:s/>Ale ta ustawa będzie bardzo szybko i ona tworzy dobrą - moim zdaniem - podstawę dla aktów rejestracyjnych. Natomiast w trybie rozmów między bezp<text:span text:style-name="T1365">o</text:span>średnio zainteresowanymi trzeba podjąć sprawy majątkowe, ludzkie itd., aby nie była to sfera konfliktów, a właśnie takiej dobrze pojętej współpracy. I tutaj chyba nie musimy tego pisać, bo zdaje się nie ma takiego zwyczaju. Ale ja ze swojej strony gotów jestem podją<text:span text:style-name="T1366">ć</text:span><text:s/>się takie roli człowieka, który pomógłby w rozmowach między istniejącymi związkami, tymi które istniały a będą się teraz legalizować aby liczne tematy punkt po punkcie przejrzeć i w duchu<text:s/>„okrągłego stołu<text:span text:style-name="T1367">”</text:span><text:s/>je rozwiązać<text:span text:style-name="T1368">.</text:span></text:p>
      <text:p text:style-name="P1369"><text:span text:style-name="T1370"><text:s text:c="29"/></text:span><text:span text:style-name="T1371">:</text:span></text:p>
      <text:p text:style-name="P1372">Dziękuję bardzo. To jest chyba propozycja, jeżeli została tylko przyjęta, więc że to nam oczyszcza tę<text:s/><text:soft-page-break/>sprawę.</text:p>
      <text:p text:style-name="P1373"><text:span text:style-name="T1374">Me</text:span><text:span text:style-name="T1375">c.<text:s/></text:span><text:span text:style-name="T1376">Rozm</text:span><text:span text:style-name="T1377">ary</text:span><text:span text:style-name="T1378">nowic</text:span><text:span text:style-name="T1379">z</text:span>:</text:p>
      <text:p text:style-name="P1380">Chciałbym nawiązać do poprzednika mojego pana Puciaty - mianowicie decyzje o likwidacji stowarzyszeń w okresie stalinowskim<text:s/>miały<text:s/><text:span text:style-name="T1381">w</text:span><text:s/>przybliżeniu podobne uzasadnienie jak te, które były likwidowane w okresie po grudniu 1981 r. Miały za<text:span text:style-name="T1382">g</text:span>adnienia takie, że w konsekwencji przyjąć można nie domniemanie prawa w likwidowaniu stowarzyszeń, tylko domniemanie bezprawia. Jako samo założenie trzeba by szukać wyjątków w likwidowanych stowarzyszeniach, które były zlikwidowane na skutek, że już to przestały działać, już to zaistniały uzasadnione przesłanki. No takie dwa stowarzyszenia z terenu Krakowa, które znam, to jest Arcybractwo Miłosierdzia od głęboko królewskich czasów funkcjonujące nieprzerwanie, aż zakończyło swoją działalność właśnie likwidacją dlatego, że istnieje podobno podobne stowa<text:span text:style-name="T1383">rz</text:span>y<text:span text:style-name="T1384">sz</text:span>en<text:span text:style-name="T1385">ie</text:span><text:s/>mianowicie PCK. I to PCK zupełnie wystarczająco zaopatrzy wszystkich biednych w Krakowie i okolicach. Tak że stowarzyszenie Arcybractwa nie musi funk<text:span text:style-name="T1386">cj</text:span>onować ani istnieć, jako że posiada tam kilkanaście kamienic, które przydałyby si<text:span text:style-name="T1387">ę</text:span><text:s/>państwu<text:span text:style-name="T1388">.</text:span></text:p>
      <text:p text:style-name="P1389">Drugi to jest Sokół. To znowu istnieją kluby sportowe, które w sposób idealny zabezpieczają wychowanie młodzieży, a więc Sokół istnieć nie musi. To jak pan powiedział przed chwilą - były uzasadnienia żenujące. Są działacze z Arcybractwa jeszcze żyjący, to już resztki, ale są<text:span text:style-name="T1390">.</text:span><text:s/>Tam było kilku biskupów, zresztą tak jak już poprzednio mówiłem<text:s/><text:span text:style-name="T1391">na</text:span>leżał także kard. Wojtyła. No i są działacze<text:s/>„Sokoła”. I jedni i drudzy działacze zgłosili wnioski o rejestrację. Te wnioski były dyskutowane - czy tak, czy nie. Bo chodziło im specjalnie o nawiązanie do tradycji. Nawiązywać do tradycji? Nie. Pamiętać o tym co było przedtem? Nie. Zacznijcie od nowa jak chcecie. A nie, im się należy prawo do zadośćuczynienia.<text:s/>I w tych protokołach rozbieżności czy też intencji -<text:s/><text:span text:style-name="T1392">wyda</text:span>je mi się, że to minimum zadośćuczynienia tym organizacjom się należy. Tu już nawet nie chodzi o majątek, bo rzeczywiście<text:s/>przyczyny prawa cywilnego czy admin<text:span text:style-name="T1393">is</text:span>tracyjnego decydują o tym<text:span text:style-name="T1394">,</text:span><text:s/>że tego majątku już się nie odbie<text:span text:style-name="T1395">rz</text:span>e. Natomiast należy si<text:span text:style-name="T1396">ę</text:span><text:s/>prawo do tego, żeby stwierdzono, że jest to kontynuacja dawnej działalnośc<text:span text:style-name="T1397">i.</text:span><text:s/>Kontynua<text:span text:style-name="T1398">cj</text:span>a<text:span text:style-name="T1399">,</text:span><text:s/>która została przerwana bez przyczyny prawnej<text:span text:style-name="T1400">.</text:span><text:s/>Jak to sformułować? Sądzę, że da się to sformułować w zgodnych intencjach na ten temat, że mogą taką działalność nadal prowadzić, bo nie dopuściły się tych nadużyć, które im zarzucono, względnie nie są tak niepotrzebne, jak to poprzednio powiedziano.</text:p>
      <text:p text:style-name="P1401">Dziękuję.</text:p>
      <text:p text:style-name="P1402"><text:span text:style-name="T1403">P</text:span><text:span text:style-name="T1404">rz</text:span><text:span text:style-name="T1405">ewodnicząc</text:span><text:span text:style-name="T1406">y</text:span><text:span text:style-name="T1407">:</text:span></text:p>
      <text:p text:style-name="P1408">Dziękuję bardzo. Proszę bardzo - min.<text:s/><text:span text:style-name="T1409">K</text:span>waśn<text:span text:style-name="T1410">ie</text:span>wski.</text:p>
      <text:p text:style-name="P1411"><text:span text:style-name="T1412">Min</text:span><text:span text:style-name="T1413">.</text:span><text:span text:style-name="T1414"><text:s/></text:span><text:span text:style-name="T1415">A.</text:span><text:span text:style-name="T1416"><text:s/></text:span><text:span text:style-name="T1417">K</text:span><text:span text:style-name="T1418">waśn</text:span><text:span text:style-name="T1419">ie</text:span><text:span text:style-name="T1420">wsk</text:span><text:span text:style-name="T1421">i</text:span>:</text:p>
      <text:p text:style-name="P1422">Ja myślę, że i dla rozwiązania tego problemy tworzymy dobrą podstawę w ustawie prawo o stowarzys<text:span text:style-name="T1423">ze</text:span>n<text:span text:style-name="T1424">ia</text:span>ch. Ja rozumiem, że trzeba by określić precyzyjniej - czym miałoby by<text:span text:style-name="T1425">ć<text:s/></text:span>to prawo do zadośćuczynienia. Bo jeżeli jedno czy drugie stowa<text:span text:style-name="T1426">rz</text:span>yszenie powoła się na swój rodowód, czy w dokumentach statutowych, czy programowych, to nie ma możliwości zakwestionowania tego faktu, jest to zupełnie zrozumiałe.<text:s/><text:span text:style-name="T1427">Je</text:span>żeli jest informacja o spotkaniu dawnych członków YMCA, więc jest to organizacja przecież istniejąca, odwołująca się do swojej tradycji, poza tym ze strukturami międzynarodowymi przecież także. Możemy w związku z tym zapisać, że oczywiście te stowarzyszenia - jeżeli takie inicjatywy będą, będą rejestrowane w tym trybie z zachowaniem możliwości nawiązania do tradycji.</text:p>
      <text:soft-page-break/>
      <text:p text:style-name="P1428">Natomiast z punktu widzenia pewnej logiki państwa, to ja muszę powiedzieć, że wszystkie tego rodzaju inicjatywy powinniśmy przyją<text:span text:style-name="T1429">ć</text:span><text:s/>rzeczywiście z radością. Bo to nie jest tak, że my mamy w Polsce nadmiar inicjatyw obywatelskich i nadmiar działań w tych sferach szczególnie trudnych, charytatywnych,<text:s/>społecznych<text:span text:style-name="T1430">.</text:span><text:s/>Ruch, który w Polsce<text:s/><text:span text:style-name="T1431">w</text:span><text:s/>tej chwili się zarysowuje i to też bardzo dobrze, bardziej ze strony inicjatyw gospodarczych, zgodnie zresztą z wieloletnimi postulatami red. Bratk<text:span text:style-name="T1432">ows</text:span>k<text:span text:style-name="T1433">ie</text:span>go<text:span text:style-name="T1434">.</text:span><text:s/>No, ale tą stronę społeczną jak w ten sposób też można by uzbroić w różnego rodzaju in<text:span text:style-name="T1435">i</text:span>cjatywy obywatelskie, którym możemy zagwarantować możliwość korzystania z dorobku przeszłości. Oczywiście wszystkie wymogi prawne obowiązują, a więc działanie zgodnie z prawem, Konstytucją itd.</text:p>
      <text:p text:style-name="P1436">Tak że ten temat można by w takim zapis<text:span text:style-name="T1437">i</text:span>e intencji racji i powołania się na przygotowane prawo o stowarzyszeniach - zapisać<text:span text:style-name="T1438">.</text:span></text:p>
      <text:p text:style-name="P1439"><text:span text:style-name="T1440">Przewodniczący</text:span>:</text:p>
      <text:p text:style-name="P1441">Dziękuję bardzo<text:span text:style-name="T1442">.</text:span><text:s/>Mnie się wydaje, że tu nam się rysuje pewien dokument. Jeżeli można to chciałbym tylko dodać od siebie dwa zdania<text:span text:style-name="T1443">.</text:span><text:s/>Rysuje się, że tak powiem, pewna makieta tego naszego dokumentu, tego protokołu, który, do przygotowania którego mamy przystąpić. Mianowicie sądzę,<text:s/><text:span text:style-name="T1444">ż</text:span>e powinniśmy wyjść z pewnej charakterystyki tego projektu ustawy o stowarzyszeniach, wykazać jego walory. Bo to jest bardzo istotna sprawa, żeby następnie nawiązać, że rozwiązane dawniej właśnie stowarzyszenia mają możliwość legalizacji na podstawie tego aktu prawnego i nawiązania - jeżeli sobie tego życzą - do swoich tradycji. To by załatwiało tę bardzo istotną sprawę, którą pani współprzewodnicząca mówiła o tzw. aspektach praktycznych. I pozostawić te sprawy majątkowe właśnie do załatwienia już poza tym<text:s/>„stolikiem”<text:span text:style-name="T1445">.</text:span><text:s/>Bo przy tym<text:s/>„stoliku”<text:s/>naprawdę, co byśmy nie napisali, to nie rozwiąże sprawy.</text:p>
      <text:p text:style-name="P1446"><text:span text:style-name="T1447"><text:s text:c="29"/></text:span><text:span text:style-name="T1448">:</text:span></text:p>
      <text:p text:style-name="P1449">Ja uważam, że sprawa legalizacji tych... ładnie, że nowa ustawa daje te pewne uprawnienia, ale nasza deklaracja intencji, że powinny b<text:span text:style-name="T1450">y</text:span>ć jak najszybciej legalizowane z zasadą ciągłości i tam gdzie jest możliwe ze zwrotem majątku tutaj między stowarzyszeniami, tu w uzgodnieniu z administracją, jest jakby to powiedzieć, niezależna nawet od ustawy. Bo nawet gdyby te<text:span text:style-name="T1451">j</text:span><text:s/>ustawy nie było, to by ta sama dekla<text:span text:style-name="T1452">r</text:span>a<text:span text:style-name="T1453">cj</text:span>a intencji była. Więc ja bym nie budowała tak, że to ustawa i tylko<text:s/><text:span text:style-name="T1454">j</text:span>e<text:span text:style-name="T1455">j</text:span><text:s/>dobrodzie<text:span text:style-name="T1456">js</text:span>twa i wtedy jako dobrodzie<text:span text:style-name="T1457">js</text:span>two ustawy - to<text:span text:style-name="T1458">.<text:s/></text:span>Bo to jest sprawa pewnej niezależnej od tego decyzji, prawda. Poza tym jest, jeśli chodzi o samą ustawę, to z<text:s/><text:span text:style-name="T1459">j</text:span>ednej strony niewątpliwie trzeba podkreślić, że jest ona dużym krokiem w stronę demokracji, ale zarazem tak jak mówił zresztą prof. Bafia, jest to pewna sprawa przejścia wobec istniejących przyzwyczajeń, istniejących instytucji itd<text:span text:style-name="T1460">.</text:span><text:s/>I strona solidarnościowa chciałaby wyrazić nadzieję, że postęp demokracji pójdzie dalej i że ta ustawa do<text:span text:style-name="T1461">c</text:span>zeka się kiedyś dalszy<text:span text:style-name="T1462">c</text:span>h modyfikacji. Natomiast<text:s/><text:span text:style-name="T1463">j</text:span>e<text:span text:style-name="T1464">j</text:span><text:s/>obecny kształt jest wynikiem pewnego kompromisu.</text:p>
      <text:p text:style-name="P1465">I przy takim ujęciu, my możemy zapisać zasadnicze - powiedzmy sprzeczności - to będzie sprawa głównie art. 44 odnośnie harcerstwa. Ale będzie to iunctim, o którym mówiliśmy z panem mi<text:span text:style-name="T1466">n.</text:span><text:s/>Kwaśniewskim. Będzie pewna niedostate<text:span text:style-name="T1467">cz</text:span>ność dla nas zabezpieczenia partii politycznych przed stosowaniem przeciw nim ustawy o stowarzyszeniach. I równocześnie jakaś nasza nadzieja, że dalszy rozwój powinien iść w kierunku takim na przykład, żeby w ogóle sprawa st<text:span text:style-name="T1468">a</text:span>tutu była pod nadzorem samych członków, a nie administracji i żeby kontrola finansowa była przez organy dotujące, a nie administrację na przykład. Ale jakieś zarysowanie tendencji do dalszej demokratyzacji ze strony<text:s/><text:span text:style-name="T1469">„</text:span>Solidarnośc<text:span text:style-name="T1470">i</text:span><text:span text:style-name="T1471">”</text:span><text:span text:style-name="T1472">.</text:span></text:p>
      <text:soft-page-break/>
      <text:p text:style-name="P1473">Drugim punktem byłaby sprawa wspólnej - jak rozumień - intencji zmiany ustawy o zgromadzeniach. Z tym jednak, że<text:s/>byłaby sprawa tych wspólnych, nie wspólnych podstawowych idei tej zmiany. Tu możemy przy tej redakcji możemy zobaczyć. My mamy propozycj<text:span text:style-name="T1474">ę</text:span><text:s/>tych wspólnych idei, ale możemy je dać w mnie<text:span text:style-name="T1475">j</text:span>szym zakresie, w większym, jak również możemy je dać od strony solidarnościowej jako pewien postulat. I sprawa tego - czy strona koalicyjno-rządowa się zgodzi na to, żeby postulat dalszej pracy legislacyjnej łączył się z postulatem, żeby<text:s/>„okrągły stół”<text:s/>wytworzył jednak pewną możliwość organu współdziałającego w dalszej legislacji tego prawa o stowarzyszeniach, przepraszam - o zgromadzeniach.</text:p>
      <text:p text:style-name="P1476">Trzecia sprawa ustawowa to jest sprawa z propozycji zmiany tego artykułu w Konstytucji, dostosowania do ustawy o stowarzysze<text:span text:style-name="T1477">nia</text:span>ch, co znowu możemy podać w kształcie - strona solidarnościowa proponuje taką i taką zmianę. Wspólna zgoda na to, że zmiana w ogóle w dalszej legislacji powinna być, że intencja jest wspólna. Natomiast - powiedzmy - strona rządowa uważa, że ten<text:s/>„stolik”<text:s/>nie jest odpowiedni do postawienia tej sprawy.</text:p>
      <text:p text:style-name="P1478">A więc to byłby trzeci zapis.</text:p>
      <text:p text:style-name="P1479">I następny zapis odnośnie harcerstwa to będzie w sprawie tej co do ustawy. No a potem mamy - ta intencja co do stowarzyszeń, to chyba będziemy mieć wspólny zapis. I co do NZS-u, gdzie my postulujemy takie dociągnięcie tego zapisu co do NZS w takim duchu, w jakim to ostatecznie wciąż w podtekście jest, ale nie jest nigdzie wyraźnie powiedziane, że to powinno być możliwie szybko, jednym aktem na podstawie obecnie złożonego projektu statutu. To możemy też - jako ewentualnie rozbieżność zapisać. I sądzę, że te rzeczy moglibyśmy dosyć szybko teraz zredagować.</text:p>
      <text:p text:style-name="P1480"><text:span text:style-name="T1481">Mi</text:span><text:span text:style-name="T1482">n.</text:span><text:span text:style-name="T1483"><text:s/></text:span><text:span text:style-name="T1484">A</text:span><text:span text:style-name="T1485">. Kwaśn</text:span><text:span text:style-name="T1486">i</text:span><text:span text:style-name="T1487">e</text:span><text:span text:style-name="T1488">ws</text:span><text:span text:style-name="T1489">k</text:span><text:span text:style-name="T1490">i</text:span><text:span text:style-name="T1491">:</text:span></text:p>
      <text:p text:style-name="P1492">Ja uważam, że zbliża si<text:span text:style-name="T1493">ę</text:span><text:s/>czas redagowania. I tu zespół redakcyjny będzie miał więcej pracy. Tylko w kilku kwestiach, jeśli można<text:span text:style-name="T1494">.</text:span><text:s/>Pani przewodnicząca wymienia wiele spraw, które nazywa rozbieżnościami. Podczas gdy tak według nas one r<text:span text:style-name="T1495">oz</text:span>b<text:span text:style-name="T1496">ie</text:span>żno<text:span text:style-name="T1497">ścia</text:span>mi nie są<text:span text:style-name="T1498">.</text:span><text:s/><text:span text:style-name="T1499">B</text:span><text:span text:style-name="T1500">o</text:span><text:s/>na przykład sprawa ustawy o zgromadzeniach. Można przyjąć, iż powtórzylibyśmy pozytywne w naszym rozumieniu doświadczenie pracy nad ustawą prawo o stowarzyszeniach. To znaczy, że byłoby, bo mam tutaj zgodę min. Galleya<text:s/>i jak sądzę Ministerstwa Spraw Wewnętrznych, aby strona rządowa z<text:s/><text:span text:style-name="T1501">j</text:span>ednej strony wystąpiła, z drugiej strony - solidarnościowa i Kościół, który zgromadzen<text:span text:style-name="T1502">ia</text:span>mi akurat jest też w szczególności zainteresowany, ponieważ są to działania często dotykające właśnie Kościoła<text:span text:style-name="T1503">.</text:span></text:p>
      <text:p text:style-name="P1504">I żeby przyjąć, że po prostu korzystając z pozytywnych doświadczeń trybu pracy nad ustawą prawo o stowarzyszen<text:span text:style-name="T1505">ia</text:span>ch, proponujemy, aby również w ten sposób odbywała się praca nad zmianami w ustawie o zgromadzeniach, czy nową ustawą o zgro<text:span text:style-name="T1506">m</text:span>adzeniach. To już wynegocjujcie prawnicy, bo ja tu nie chciałby się w to wtrącać<text:span text:style-name="T1507">.</text:span><text:s/>To jest<text:s/><text:span text:style-name="T1508">pi</text:span>erw<text:span text:style-name="T1509">sz</text:span>e.</text:p>
      <text:p text:style-name="P1510">Natomiast jeżeli chodzi o NZS to sytuacja jest taka, rozmawiałem z kolegami z NZS<text:s/><text:span text:style-name="T1511">-</text:span><text:s/>wniosek jest złożony w Urzędzie Stołecznym<text:span text:style-name="T1512">.</text:span><text:s/>Jak sądzę - deklaracje zostały wypowiedziane więc sprawa rejestracji j<text:span text:style-name="T1513">e</text:span>j. Pytanie może być tylko takie - czy przed w<text:span text:style-name="T1514">e</text:span>jściem w życie te<text:span text:style-name="T1515">j</text:span><text:s/>ustawy to się dokona. Spróbujemy sprawdzi<text:span text:style-name="T1516">ć</text:span><text:s/>Jaki jest stan zaawansowa<text:span text:style-name="T1517">ni</text:span>a.</text:p>
      <text:p text:style-name="P1518">/Głos z sali na wyciszeniu/.</text:p>
      <text:p text:style-name="P1519">No tak, uznajmy, że nie wszystkie muszą dziś być załatwione.</text:p>
      <text:p text:style-name="P1520"><text:span text:style-name="T1521">W</text:span><text:s/>każdym razie jest to temat gdzie właściwie nie ma rozbieżnoś<text:span text:style-name="T1522">c</text:span>i, bo<text:s/><text:span text:style-name="T1523">je</text:span>st zgoda i tryb jest jakby jasny,<text:s/><text:soft-page-break/>że jest to<text:s/><text:span text:style-name="T1524">je</text:span>dnorazowym aktem prawnym<text:span text:style-name="T1525">.</text:span></text:p>
      <text:p text:style-name="P1526">Natomiast prosiłbym o to, ponieważ ja bardzo obawiam si<text:span text:style-name="T1527">ę</text:span><text:s/>zawsze kwestii majątkowych, bo później to intencje intencjami, nasze tu zapisy zapisami, ale później jak dochodzi do konkretów, to okazuje się, że kontrowersji jest bardzo wiele<text:span text:style-name="T1528">.<text:s/></text:span>Ale żeby w tych wszystkich sprawach rzeczywiście było jako zasada - po pierwsze z udziałem zainteresowanych, czy poprzez zainteresowane strony, a po drugie - nazwijmy to umownie w duchu<text:s/>„okrągłego stołu<text:span text:style-name="T1529">”</text:span>, czyli wychodzenia<text:s/>naprzeciw<text:s/>i gotowości porozumien<text:span text:style-name="T1530">ia</text:span>.</text:p>
      <text:p text:style-name="P1531">Dotyczy to także zapisu jeśli chodzi o tę ciągło<text:span text:style-name="T1532">ś</text:span>ć<text:span text:style-name="T1533"><text:s/></text:span>stowarzyszeń rozwiązanych w latach pię<text:span text:style-name="T1534">ćd</text:span>ziesiątych, Bo to jednak jakby nie patrze<text:span text:style-name="T1535">ć</text:span><text:s/>to jest ponad trzydzieści lat temu. A więc raz, że trzeba czeka<text:span text:style-name="T1536">ć</text:span><text:s/>na inicjatywy tych ludzi, którzy jeszcze są, a dwa, że byłoby niedobrze<text:s/><text:span text:style-name="T1537">-</text:span><text:s/>to znaczy ja uważam, że jeżeli chodzi o samą nazwę jakby program tych organizacji, filozofię tych organizacji, tradycję, to wszystk<text:span text:style-name="T1538">o</text:span><text:s/><text:span text:style-name="T1539">j</text:span>est poza dyskusją i z tego należy czerpać, korzystać i to nam jako państwu i społeczeństwu nie zaszkodzi. Natomiast gdyby to miało dotyczyć sporu majątkowego, no to tu zaczyna być problem.</text:p>
      <text:p text:style-name="P1540">Jest dziś informacja Polskiej Agencji Prasowej, iż odbyło się w Warszawie spotkanie dawnych członków Polskiej YMCA. I uczestnicy spotkania utworzyli grupę inicjatywną itd. Grupa robocza została utworzona dla przygotowania procesu rejestracji stowarzyszenia, w skład której weszli prof. Koszarowski, poseł Wiktor Lejk, Stanisław Podemski, me<text:span text:style-name="T1541">c.</text:span><text:s/>Władysław Wiśniewski oraz Szymon Kobyliński oraz Eryk Lipiński<text:span text:style-name="T1542">.</text:span><text:s/>Te dwa ostatnie nazwiska uspokajają mn<text:span text:style-name="T1543">i</text:span>e, że siedzibą Y<text:span text:style-name="T1544">M</text:span>C<text:span text:style-name="T1545">I<text:s/></text:span>może być Muzeum Karykatury w najgorszym przypadku gdyby o to<text:s/>chodziło<text:span text:style-name="T1546">.</text:span><text:s/>No, ale problem konkretny, wiemy gdzie się mieściła<text:s/><text:span text:style-name="T1547">Y</text:span>MCA, wiemy że jest to budynek użytkowany zgodnie w pewnym sensie z tradycją, bo służy młodzieży<text:span text:style-name="T1548">.</text:span><text:s/>I gdyby to miało stać się jakby powodem dysput, to otwieramy kolejny konflikt<text:span text:style-name="T1549">.</text:span></text:p>
      <text:p text:style-name="P1550">Tak że chciałbym, aby zapisać to w tych sformułowaniach jasno, ale nie w sposób konfliktogenny<text:span text:style-name="T1551">.</text:span></text:p>
      <text:p text:style-name="P1552">Dziękuję bardzo<text:span text:style-name="T1553">.</text:span></text:p>
      <text:p text:style-name="P1554"><text:span text:style-name="T1555">Ob. St.</text:span><text:span text:style-name="T1556"><text:s/></text:span><text:span text:style-name="T1557">Grabska</text:span>:</text:p>
      <text:p text:style-name="P1558">Może więc teraz przejdziemy do redagowania<text:span text:style-name="T1559">.</text:span><text:s/>I w takim razie jak robimy? Grupa redakcyjna i reszta<text:s/>mają<text:s/>przerwę<text:span text:style-name="T1560">.</text:span></text:p>
      <text:p text:style-name="P1561"><text:span text:style-name="T1562">Mi</text:span><text:span text:style-name="T1563">n</text:span><text:span text:style-name="T1564">.</text:span><text:span text:style-name="T1565"><text:s/>Kwaśniewsk</text:span><text:span text:style-name="T1566">i</text:span>:</text:p>
      <text:p text:style-name="P1567">Ja w takim razie dziękuję, ponieważ wzywa mnie inny zespół<text:span text:style-name="T1568">.</text:span></text:p>
      <text:p text:style-name="P1569"/>
      <text:p text:style-name="P1570">/Przerwa/.</text:p>
      <text:p text:style-name="P1571"/>
      <text:p text:style-name="P1572">/Po przerwie/.</text:p>
      <text:p text:style-name="P1573"/>
      <text:p text:style-name="P1574"><text:span text:style-name="T1575">P</text:span><text:span text:style-name="T1576">rze</text:span><text:span text:style-name="T1577">w</text:span><text:span text:style-name="T1578">od</text:span><text:span text:style-name="T1579">n</text:span><text:span text:style-name="T1580">icz</text:span><text:span text:style-name="T1581">ą</text:span><text:span text:style-name="T1582">cy</text:span><text:span text:style-name="T1583">:</text:span></text:p>
      <text:p text:style-name="P1584">Proszę państwa, byłoby wskazanym, ażeby teraz pani przewodnicząca poprowadziła obrady<text:span text:style-name="T1585">.</text:span></text:p>
      <text:p text:style-name="P1586"><text:span text:style-name="T1587">Przewodnicząca<text:s/></text:span><text:span text:style-name="T1588">-</text:span><text:span text:style-name="T1589"><text:s/>Ob. St.<text:s/></text:span><text:span text:style-name="T1590">G</text:span><text:span text:style-name="T1591">rabska</text:span>:</text:p>
      <text:p text:style-name="P1592">Teraz państwo będziecie zatwierdzać protokół. My będziemy powoli czytać i proszę zgłaszać poprawki<text:span text:style-name="T1593">.</text:span></text:p>
      <text:p text:style-name="P1594">Jednak mam taką propozycję - może najpierw przeczytamy całość, powoli, spokojnie, a następnie będziecie państwo do poszczególnych punktów się odnosić<text:span text:style-name="T1595">.</text:span></text:p>
      <text:p text:style-name="P1596">P<text:span text:style-name="T1597">r</text:span>otokół końcowy grupy roboczej<text:s/>„okrągłego stołu<text:span text:style-name="T1598">”</text:span><text:s/>do spraw stowarzyszeń.</text:p>
      <text:soft-page-break/>
      <text:p text:style-name="P1599">Grupa robocza do spraw stowarzyszeń rozpatrzyła przedstawiony przez stronę rządo<text:span text:style-name="T1600">w</text:span>o-<text:span text:style-name="T1601">k</text:span>oalicyjną projekt ustawy<text:s/>„prawo o stowarzyszeniach”.<text:s/><text:span text:style-name="T1602">W</text:span><text:s/>dyskusji wniesiono do tego projektu szereg poprawek i w wyniku kompromisu przyjęto projekt ustawy z pewnymi rozb<text:span text:style-name="T1603">ie</text:span>żnościami, o czym niżej.</text:p>
      <text:p text:style-name="P1604">Projekt ten stanowi duży krok w kierunku poszerzenia wolności obywatelskiej w zakresie zrzeszania się i w zakresie demokracji /przepraszam/ oraz w kierunku demokracji.</text:p>
      <text:p text:style-name="P1605">Strona opozycyjno-solidarnościowa wyraziła nadzieję dalszego procesu w tym kierunku.<text:s/><text:span text:style-name="T1606">W</text:span><text:s/>szczególności chodzi o zmniejszenie zakresu nadzoru nad stowarzyszeniami.</text:p>
      <text:p text:style-name="P1607">2<text:span text:style-name="T1608">.</text:span><text:tab/>Strona solidarnościowo-opozycyjna wyraziła pogląd, że wnioski o rejestrację i informacje o zgłaszaniu stowarzyszeń pow<text:span text:style-name="T1609">i</text:span>nny być wolne od opłat.</text:p>
      <text:p text:style-name="P1610"><text:span text:style-name="T1611">3.</text:span><text:tab/><text:span text:style-name="T1612">W</text:span><text:s/>trzech kwestiach strony nie uzyskały porozumienia. Dotyczą one:</text:p>
      <text:p text:style-name="P1613"><text:tab/>-<text:tab/>stosunku ustawy do partii politycznych;</text:p>
      <text:p text:style-name="P1614"><text:tab/>-<text:tab/>art. 44 dotyczącego Związku Harcerstwa Polskiego;</text:p>
      <text:p text:style-name="P1615"><text:tab/>-<text:tab/>oraz nadzoru nad dysponowaniem przez stowarzyszenia<text:s/>funduszami pochodzącymi z ofiarności publicznej.</text:p>
      <text:p text:style-name="P1616"><text:tab/>a/<text:tab/>Projektowana ustawa nie rozstrzyga problemu partii politycznych. Strona opozycyjno-solidarnościowa wyraziła pogląd, że takie stwierdzenie powinno znaleźć się w samej ustawie, by nie mogła ona być wykorzystywana przeciwko partiom politycznym.</text:p>
      <text:p text:style-name="P1617">Strona koalicyjno-rządowa stanęła na stanowisku, że ustawa o stowarzyszeniach nie jest właściwym miejscem do uregulowania<text:s/><text:span text:style-name="T1618">te</text:span>j sprawy.</text:p>
      <text:p text:style-name="P1619"><text:tab/>b/<text:tab/>Strona opozycyjno-solidarnościowa wniosła o skreślenie z projektu ustawy art. 44, który zapewnia zachowanie przez ZHP wyłącznych uprawnień do posługiwania się nazwą, mundurem, odznakami i symboliką harcerską.</text:p>
      <text:p text:style-name="P1620">Swoje stanowisko uzasadniała tym, że istnieje już faktycznie pluralizm organizacji harcerskich nawiązujących do różnych elementów tradycji harcerskiej, do różnych motywacji religijnych i światopoglądowych, co jest zjawiskiem pożądanym<text:span text:style-name="T1621">.</text:span><text:s/>Ar<text:span text:style-name="T1622">t.</text:span><text:s/>44 oznacza faktyczne utrzyma<text:span text:style-name="T1623">ni</text:span>e monopolu Związku Harcerstwa Polskiego na całą działalność harcerską.</text:p>
      <text:p text:style-name="P1624">Strona opozycyjno-solidarnościowa uważa, że jedności ruchu harcerskiego nie uzyska się poprzez narzucanie jedności organizacyjnej. Efektem tego może<text:s/><text:span text:style-name="T1625">b</text:span>yć tylko istnienie nielegalnego harcerstwa i zwiększenie napięć.</text:p>
      <text:p text:style-name="P1626">Dlatego zdaniem tej strony symbolika, krzyż harcerski i słowo harcerstwo w nazwie, powinny by<text:span text:style-name="T1627">ć</text:span><text:s/>wspólną własnością całego ruchu harcerskiego.</text:p>
      <text:p text:style-name="P1628">Strona k<text:span text:style-name="T1629">oa</text:span>licyjno-rządowa uznała, że skreślenie a<text:span text:style-name="T1630">rt</text:span>. 44 prowadziłoby do niepożądanego ze względów wychowawczych rozbicia ruchu harcerskiego i to w sytuacji, w której istnieją<text:s/>możliwości porozumienia się różnych nurtów harcerskich, prezentujących zróżnicowane postawy św<text:span text:style-name="T1631">ia</text:span>to<text:span text:style-name="T1632">po</text:span>glądowe<text:span text:style-name="T1633">.</text:span></text:p>
      <text:p text:style-name="P1634">Jednocześnie chronione art. 44 nazwa, mundur, odznaki i symbolika harcerska stanowią prawa Związku Harcerstwa Polskiego, jako działającego legalnie stowarzyszenia<text:span text:style-name="T1635">.</text:span></text:p>
      <text:p text:style-name="P1636"><text:span text:style-name="T1637">W</text:span><text:s/>świetle wieloletniej tradycji ZHP - stowarzyszenie to powinno więc zachować swą specyfik<text:span text:style-name="T1638">ę</text:span><text:s/>wyrażającą się w symbolice, którą ma chronić art<text:span text:style-name="T1639">.</text:span><text:s/>44 w sposób analogiczny, jak to miało miejsce w okresie międzyw<text:span text:style-name="T1640">oj</text:span>ennym.</text:p>
      <text:soft-page-break/>
      <text:p text:style-name="P1641"><text:tab/>c/<text:tab/>Nadzór nad dysponowaniem przez stowarzyszenia funduszami pochodzącymi z ofiarności publicznej art. 24 ust<text:span text:style-name="T1642">.</text:span><text:s/>1, pkt 4 projektu ustawy powinien - zdaniem strony o<text:span text:style-name="T1643">po</text:span>zy<text:span text:style-name="T1644">cy</text:span>jno-solidarnościowej obejmować jedynie fundusze zgromadzone ze zbiórek publicznych. Wymaga to wyraźnego stwierdzenia w ustawie<text:span text:style-name="T1645">.</text:span></text:p>
      <text:p text:style-name="P1646">Strona koalicyjno-rządowa oświadczyła, że zacytowany przepis obejmuje nadzorem nie tylko zbiórki publiczne, ale również darowizny pochodzące od różnych osób z kraju i zagranicy.</text:p>
      <text:p text:style-name="P1647">4.<text:tab/>Strony prezentowały zgodny pogląd co do potrzeby zmiany dotychczasowych przepisów ustawy o zgromad<text:span text:style-name="T1648">ze</text:span>niach i o kulturze fizy<text:span text:style-name="T1649">c</text:span>znej<text:span text:style-name="T1650">.</text:span><text:s/>Pierwsza z tych ustaw powinna ułatwić korzystanie z wolności zgromadzenia się<text:span text:style-name="T1651">.</text:span></text:p>
      <text:p text:style-name="P1652">Strona opozycyjno-solidarnościowa przedstawiła roboczy tekst projektu ustawy o zgro<text:span text:style-name="T1653">ma</text:span>dzen<text:span text:style-name="T1654">ia</text:span>ch, który uznano za możliwą do przyjęcia podstawę do rozpoczęcia pracy<text:span text:style-name="T1655">.</text:span></text:p>
      <text:p text:style-name="P1656">Wykorzystując dobre dośw<text:span text:style-name="T1657">ia</text:span>dczenia z prac nad projektem ustawy o stowarzyszeniach byłoby celowe zastosowanie podobnego trybu przygotowania projektu ustawy na przykład poprzez<text:s/>powołanie zespołu składającego si<text:span text:style-name="T1658">ę.</text:span><text:s/>z przedstawicieli stron u<text:span text:style-name="T1659">cz</text:span>estniczących w obradach<text:s/><text:span text:style-name="T1660">„</text:span>okrągłego stołu<text:span text:style-name="T1661">”</text:span><text:span text:style-name="T1662">.</text:span></text:p>
      <text:p text:style-name="P1663">Odnośnie drugiej z tych ustaw w związku z trwającymi pracami nad jej nowelizacją, uznano za celową taką jej zmianę która umożliwiałaby tworzenie nieprofesjonalnych stowarzyszeń kultury fizycznej na podstawie prawa o stowarzyszeniach<text:span text:style-name="T1664">.</text:span></text:p>
      <text:p text:style-name="P1665">5<text:span text:style-name="T1666">.</text:span><text:tab/>W toku obrad strony wyraziły pogląd o potrzebie szybkiej legalizacji rozwiązanych stowarzyszeń wraz z możliwością zachowania przez nie ciągłości w tradycji. Służy<text:span text:style-name="T1667">ć</text:span><text:s/>temu będzie szybkie uchwalenie i wprowadzenie w życie projektu ustawy<text:s/>„prawo o stowarzyszeniach”.</text:p>
      <text:p text:style-name="P1668">Strona solidarnościowo-opozycyjna podkreśliła potrzebę szczególnie szybkiej do końca marca br. legalizacji NZS<text:span text:style-name="T1669">.</text:span></text:p>
      <text:p text:style-name="P1670">Sprawy majątkowe stowarzyszeń rozwiązanych powinny by<text:span text:style-name="T1671">ć<text:s/></text:span>załatwione w drodze porozumienia i dobrej woli między zainteresowanymi.</text:p>
      <text:p text:style-name="P1672">Strona solidarnościowo-opozycyjna zwróciła się z a<text:span text:style-name="T1673">p</text:span>e<text:span text:style-name="T1674">l</text:span>em do Ministra Kultury i Sztuki o nie podejmowanie żadnych decyzji w stosunku do majątku rozwiązanego ZPAP do czasu legalizacji tego stowarzyszen<text:span text:style-name="T1675">ia</text:span>.</text:p>
      <text:p text:style-name="P1676">Na tym się kończy protokół.</text:p>
      <text:p text:style-name="P1677">Czy czytamy jeszcze raz punkt po punkcie i do każdego punktu będziemy wnosić ewentualne zastrzeżenia?</text:p>
      <text:p text:style-name="P1678">Chyba tak. Więc najpierw punkt - pierwszy.</text:p>
      <text:p text:style-name="P1679"><text:span text:style-name="T1680"><text:s text:c="29"/></text:span><text:span text:style-name="T1681">:</text:span></text:p>
      <text:p text:style-name="P1682">Każdy punkt należałoby przegłosować<text:span text:style-name="T1683">.</text:span></text:p>
      <text:p text:style-name="P1684"><text:span text:style-name="T1685">P</text:span><text:span text:style-name="T1686">rzewo</text:span><text:span text:style-name="T1687">dn</text:span><text:span text:style-name="T1688">icząca</text:span><text:span text:style-name="T1689">:</text:span></text:p>
      <text:p text:style-name="P1690">Tak, każdy punkt trzeba przegłosowywać<text:span text:style-name="T1691">,</text:span><text:s/>oczywiście.</text:p>
      <text:p text:style-name="P1692"><text:span text:style-name="T1693"><text:s text:c="29"/></text:span><text:span text:style-name="T1694">:</text:span></text:p>
      <text:p text:style-name="P1695">Tak,<text:s/><text:span text:style-name="T1696">j</text:span>est konsensus, jak się to często dzisiaj i modnie nadużywa tego słowa<text:span text:style-name="T1697">.</text:span></text:p>
      <text:p text:style-name="P1698"><text:span text:style-name="T1699">P</text:span><text:span text:style-name="T1700">rz</text:span><text:span text:style-name="T1701">ewodni</text:span><text:span text:style-name="T1702">cz</text:span><text:span text:style-name="T1703">ąca</text:span>:</text:p>
      <text:p text:style-name="P1704">Punkt pierwszy<text:span text:style-name="T1705">.</text:span><text:s/>Grupa robocza do spraw stowarzyszeń rozpatrzyła przez stronę rządowo-<text:span text:style-name="T1706">k</text:span>oalicyjną<text:s/><text:soft-page-break/>projekt ustawy<text:s/><text:span text:style-name="T1707">„</text:span>prawo o stowarzyszeniach”<text:span text:style-name="T1708">.</text:span></text:p>
      <text:p text:style-name="P1709"><text:span text:style-name="T1710">W</text:span><text:s/>dyskusji wniesiono do projektu szereg poprawek i w wyniku kompromisu przyjęto projekt ustawy z pewnymi rozbieżnościami o czym niżej<text:span text:style-name="T1711">.</text:span></text:p>
      <text:p text:style-name="P1712">Projekt ten stanowi duży krok w kierunku poszerzenia wolności obywatelskiej w zakresie zrzeszania się oraz w kierunku demokracji<text:span text:style-name="T1713">.</text:span></text:p>
      <text:p text:style-name="P1714">Strona opozycyjno-solidarnościowa wyraziła nadzieję dalszego procesu w tym kierunku.<text:s/><text:span text:style-name="T1715">W</text:span><text:s/>szczególności chodzi o zmniejszenie zakresu nadzoru nad stowarzyszeniami.</text:p>
      <text:p text:style-name="P1716">Myśmy się na ten zakres jaki jest zgodzili, ale tutaj wyrażamy to, że przy naszej trochę innej filozofii w przyszłości liczymy na poszerzanie wolności i zmniejszanie nadzoru.</text:p>
      <text:p text:style-name="P1717"><text:span text:style-name="T1718"><text:s text:c="29"/></text:span><text:span text:style-name="T1719">:</text:span></text:p>
      <text:p text:style-name="P1720">/Głos z sali na wyciszeniu/.</text:p>
      <text:p text:style-name="P1721"><text:span text:style-name="T1722">Przewodnicząca</text:span>:</text:p>
      <text:p text:style-name="P1723">Ale z rozbieżnościami to byłoby wtedy bardzo dużo<text:span text:style-name="T1724">.</text:span></text:p>
      <text:p text:style-name="P1725"><text:span text:style-name="T1726"><text:s text:c="29"/></text:span><text:span text:style-name="T1727">:</text:span></text:p>
      <text:p text:style-name="P1728">Ale cały szereg jest zmian, które zostały uwzględnione, przyjęte. A więc to musi oddać pewną równowagę. I dlatego te słowa<text:span text:style-name="T1729">.</text:span>..</text:p>
      <text:p text:style-name="P1730"><text:span text:style-name="T1731">/</text:span>Głos z sali na wyciszeniu/.</text:p>
      <text:p text:style-name="P1732"><text:span text:style-name="T1733">Przewodnicząca</text:span>:</text:p>
      <text:p text:style-name="P1734">Dajmy w takim razie z trzema rozbieżnościami, będzie<text:s/>lepiej<text:span text:style-name="T1735">.</text:span></text:p>
      <text:p text:style-name="P1736">One nie wszystkie są istotne, bo powiedzmy sobie sprawa zakresu nadzoru nad funduszami jest mniej istotna<text:span text:style-name="T1737">.</text:span></text:p>
      <text:p text:style-name="P1738"><text:span text:style-name="T1739"><text:s text:c="29"/></text:span><text:span text:style-name="T1740">:</text:span></text:p>
      <text:p text:style-name="P1741">Ale każdy je oceni, bo przecież ma je opisane bardzo dokładnie<text:span text:style-name="T1742">.</text:span><text:s/>Wi<text:span text:style-name="T1743">ę</text:span>c czy są to istotne, czy nieistotne - my nie oceniajmy, bo są one opisane niżej<text:span text:style-name="T1744">.</text:span></text:p>
      <text:p text:style-name="P1745"><text:span text:style-name="T1746">/O</text:span><text:s/>czym niżej/.</text:p>
      <text:p text:style-name="P1747"><text:span text:style-name="T1748"><text:s text:c="29"/></text:span><text:span text:style-name="T1749">:</text:span></text:p>
      <text:p text:style-name="P1750">Nasza strona uważa to akurat za istotne.</text:p>
      <text:p text:style-name="P1751"><text:span text:style-name="T1752">Przewodnicząca</text:span>:</text:p>
      <text:p text:style-name="P1753">Tak, a strona rządowa za nieistotne. Wi<text:span text:style-name="T1754">ę</text:span>c tu trzeba by rozb<text:span text:style-name="T1755">i</text:span>eżn<text:span text:style-name="T1756">o</text:span>ść w określeniu wprowadzać<text:span text:style-name="T1757">.</text:span></text:p>
      <text:p text:style-name="P1758"><text:span text:style-name="T1759"><text:s text:c="29"/></text:span><text:span text:style-name="T1760">:</text:span></text:p>
      <text:p text:style-name="P1761">Ale też nie uważamy, że są nieistotne<text:span text:style-name="T1762">.</text:span><text:s/>To nie chodzi o to. Nam chodzi po prostu o to, ażeby podkreślić, że są jednak rozbieżności<text:span text:style-name="T1763">.</text:span><text:s/>A jakie są - wszyscy wiedzą, bo są zapisane<text:span text:style-name="T1764">.</text:span></text:p>
      <text:p text:style-name="P1765"><text:span text:style-name="T1766">Przewodniczący</text:span>:</text:p>
      <text:p text:style-name="P1767">Ponieważ dajemy, że to co żeśmy przyjęli przyjmujemy w wyniku kompromisu, to jak podkreślamy, że są rozbieżności, no to znaczy , że w tych punktach nie doszło si<text:span text:style-name="T1768">ę</text:span><text:s/>do kompromisu, że one są jednak ważne. Mnie si<text:span text:style-name="T1769">ę</text:span><text:s/>wydaje, że w tym całym sform<text:span text:style-name="T1770">u</text:span>łowaniu wynika, że one są ważne te rozbieżności<text:span text:style-name="T1771">.</text:span></text:p>
      <text:p text:style-name="P1772"><text:span text:style-name="T1773"><text:s text:c="29"/></text:span><text:span text:style-name="T1774">:</text:span></text:p>
      <text:p text:style-name="P1775">/Głos na sali - wielki poszum/.</text:p>
      <text:p text:style-name="P1776"><text:span text:style-name="T1777">Prz</text:span><text:span text:style-name="T1778">ew</text:span><text:span text:style-name="T1779">odnicząc</text:span><text:span text:style-name="T1780">a</text:span>:</text:p>
      <text:soft-page-break/>
      <text:p text:style-name="P1781">Pierwsze - partie, drugie jest harcerstwo, a trzeci jest ten nadzór. Chyba kolejność jest właściwa.</text:p>
      <text:p text:style-name="P1782"><text:span text:style-name="T1783">/</text:span>Głos z sali na wyciszeniu/.</text:p>
      <text:p text:style-name="P1784">Bo one nie są rozbieżne. Bo to jest w ten sposób przyj<text:span text:style-name="T1785">ę</text:span>te, że to nie wchodzi<text:s/><text:span text:style-name="T1786">w</text:span><text:s/>zakres, ale państwo są zgodni i zrobią coś...</text:p>
      <text:p text:style-name="P1787"><text:span text:style-name="T1788"><text:s text:c="29"/></text:span><text:span text:style-name="T1789">:</text:span></text:p>
      <text:p text:style-name="P1790">My nie możemy tutaj odpowiedzieć, bo to jest inny akt prawny i to pan mecenas doskonale wie. A więc my się nie wypowiadamy na przykład w tej sprawie<text:span text:style-name="T1791">.</text:span></text:p>
      <text:p text:style-name="P1792"><text:span text:style-name="T1793">Pr</text:span><text:span text:style-name="T1794">ze</text:span><text:span text:style-name="T1795">wodnicząca</text:span>:</text:p>
      <text:p text:style-name="P1796">Jedźmy dalej<text:span text:style-name="T1797">.</text:span><text:s/>Dwa. Strona solidarnościowo-opozycyjna wyraziła pogląd, że wnioski o rejestrację, informacje o zgłoszeniu stowarzyszeń powinny być wolne od opłat.</text:p>
      <text:p text:style-name="P1798"><text:span text:style-name="T1799">I</text:span><text:s/>tu nie ma nic ponieważ jest tylko informacja, żeśmy swój pogląd wyrazili. To nie jest rozbieżność.</text:p>
      <text:p text:style-name="P1800"><text:span text:style-name="T1801">3.</text:span><text:tab/><text:span text:style-name="T1802">W</text:span><text:s/>trzech kwestiach strony nie uzyskały porozumienia, dotyczą one:</text:p>
      <text:p text:style-name="P1803"><text:tab/>-<text:tab/>stosunku ustawy do partii politycznych,</text:p>
      <text:p text:style-name="P1804"><text:tab/>-<text:tab/><text:span text:style-name="T1805">art.</text:span><text:s/>4<text:span text:style-name="T1806">4</text:span><text:s/>dotyczącego Związku Harcerstwa Polskiego,</text:p>
      <text:p text:style-name="P1807"><text:tab/>-<text:tab/>oraz nadzoru nad dysponowaniem przez stowarzyszenia funduszami pochodzącymi z ofiarności publicznej.</text:p>
      <text:p text:style-name="P1808">I teraz mamy punkt po punkcie:</text:p>
      <text:p text:style-name="P1809">Punkt<text:s/>a/<text:tab/>Projektowana ustawa /i tu państwo uważajcie na te sformułowania/ nie rozstrzyga problemu partii polityczny<text:span text:style-name="T1810">ch</text:span>.</text:p>
      <text:p text:style-name="P1811">I to,<text:s/>że nie rozstrzyga to jest stwierdzenie pierwsze, prawda.</text:p>
      <text:p text:style-name="P1812">Strona opozycyjno-solidarnoś<text:span text:style-name="T1813">ci</text:span>owa wyraziła pogląd, że takie stwierdzenie powinno znaleźć się w samej ustawie, by nie mogła by<text:span text:style-name="T1814">ć</text:span><text:s/>ona wykorzystywana przeciwko partiom politycznym<text:span text:style-name="T1815">.</text:span></text:p>
      <text:p text:style-name="P1816"><text:span text:style-name="T1817">/</text:span>Głos z sali na wyciszeniu/.</text:p>
      <text:p text:style-name="P1818">Pa<text:span text:style-name="T1819">r</text:span>tiom politycznym. Ona przeciwko stowarzyszeniom nie może być wykorzystywana, bo stowarzyszenie się zarejestruje i już.</text:p>
      <text:p text:style-name="P1820">Partia polityczna może też w tej chwili jako stowarzyszenie się zar<text:span text:style-name="T1821">ej</text:span>estrować i nikt jej nic nie powie.</text:p>
      <text:p text:style-name="P1822">Zgodziliśmy się, że nie wprowadziliśmy tutaj sformułowania, że nie podlegają. Bo słusznie pan min.<text:s/><text:span text:style-name="T1823">B</text:span>rol powiedział, że jeżeli byśmy żądali wprowadzenia, że nie podlegają, to może być tłumaczone w ten sposób, że nie mogą podlegać. A zatem można by partiom politycznym, które się chcą zarejestrować jako stowarzyszenie - zakazać<text:span text:style-name="T1824">.</text:span><text:s/>Natomiast jeżeli proponujemy wprowadzenie tak jak to sformułowane było przez stronę rządową w tej... wprowadzeniu - uzasadnieniu, to to nie przesądza, czy ktoś może czy nie może. Tylko, że ustawa tego nie reguluje.</text:p>
      <text:p text:style-name="P1825">Wobec tego w ten sposób żeśmy powiedzieli, że strona opozycyjno-solidarnościowa wyraziła pogląd, że takie sformułowanie, to znaczy, że nie r<text:span text:style-name="T1826">ozs</text:span>trzyga problemu partii politycznych, powinno znaleźć się w samej ustawie. No, a po to, żeby nie mogła by<text:span text:style-name="T1827">ć</text:span><text:s/>ona wykorzystywana przeciwko<text:span text:style-name="T1828">...<text:s/></text:span>A tym bardziej w świetle tego<text:s/><text:span text:style-name="T1829">30</text:span><text:s/>artykułu,<text:s/>mogłaby<text:s/>być wyko<text:span text:style-name="T1830">rz</text:span>ystywana.</text:p>
      <text:p text:style-name="P1831">Strona koalicyjno-rządowa stanęła na stanowisku, że ustawa o stowarzyszeniach nie jest właściwym miejscem do uregulowania tej sprawy. Czyli strona rządowa nie mów<text:span text:style-name="T1832">i</text:span>, że partie polityczne powinny by<text:span text:style-name="T1833">ć</text:span><text:s/>ścigane, tylko mówi, że nie da si<text:span text:style-name="T1834">ę<text:s/></text:span>tego w ustawę wstawi<text:span text:style-name="T1835">ć</text:span><text:s/>i dlatego nie wstawia tego w ustawę<text:span text:style-name="T1836">.</text:span></text:p>
      <text:soft-page-break/>
      <text:p text:style-name="P1837"><text:span text:style-name="T1838"><text:s text:c="29"/></text:span><text:span text:style-name="T1839">:</text:span></text:p>
      <text:p text:style-name="P1840">Przedstawiamy sprawą partii politycznych na tym samym - że tak powiem - poziomie czy płaszczyźnie jak jest dotychczas, Nie rozstrzygamy te<text:span text:style-name="T1841">j</text:span><text:s/>sprawy.</text:p>
      <text:p text:style-name="P1842"><text:span text:style-name="T1843">Przewodnicząca</text:span>:</text:p>
      <text:p text:style-name="P1844">Czy do tego punktu ktoś coś wnosi? Nie<text:span text:style-name="T1845">.</text:span></text:p>
      <text:p text:style-name="P1846">To proszą państwa jedziemy dalej<text:span text:style-name="T1847">.</text:span></text:p>
      <text:p text:style-name="P1848">Punkt b/<text:tab/>Strona opozy<text:span text:style-name="T1849">cy</text:span>jno-solidarnościowa wniosła o skreślenie z projektu ustawy art. 44, który zapewnia zachowanie przez Związek Harcerstwa Polskiego wyłącznych uprawnień do posługiwania się nazwą, mundurem, odznakami i symboliką harcerską.</text:p>
      <text:p text:style-name="P1850">Swoje stanowisko uzasadniała tym, że istnieje już faktycznie pluralizm organizacji harcerskich nawiązujących do różnych elementów tradycji harcerskich, do różnych motywacji religijnych i światopoglądowych, co jest zjawiskiem pożądanym.</text:p>
      <text:p text:style-name="P1851">Art.<text:s/><text:span text:style-name="T1852">4</text:span>4 oznacza faktyczne utrzymanie monopolu Związku Harcerstwa Polskiego na całą działalność harcerską<text:span text:style-name="T1853">.</text:span></text:p>
      <text:p text:style-name="P1854">Strona opozycyjno-solidarnościowa uważa, że jedno<text:span text:style-name="T1855">ś</text:span>ci ruchu harcerskiego nie uzyska się poprzez narzucanie jedności organizacyjnej<text:span text:style-name="T1856">.</text:span><text:s/>Efektem tego może być tylko istnienie nielegalnego harcerstwa i zwiększenie napięć.</text:p>
      <text:p text:style-name="P1857">Dlatego zdaniem tej strony symbolika, krzyż harcerski i<text:s/>słowo harcerstwo w nazwie powinny b<text:span text:style-name="T1858">y</text:span>ć wspólną własnością cał<text:span text:style-name="T1859">eg</text:span>o ruchu harcerskiego<text:span text:style-name="T1860">.</text:span></text:p>
      <text:p text:style-name="P1861">Strona koalicyjno-rządowa uznała, że skreślenie art. 44 prowadziłoby do niepożądanego ze wzglądów wychowawczych rozbicia ruchu harcerskiego i to w sytuacji, w której istnieją możliwości porozumienia si<text:span text:style-name="T1862">ę</text:span><text:s/>różnych nurtów harcerskich, prezentujących zróżnicowane postawy światopoglądowe.</text:p>
      <text:p text:style-name="P1863">Jednocześnie chronione art. 44 - nazwa, mundur, odznaki i symbolika harcerska stanowią prawo ZHP, jako działającego legalnie stowarzyszenia.</text:p>
      <text:p text:style-name="P1864"><text:span text:style-name="T1865">W</text:span><text:s/>świetle wieloletniej tradycji<text:s/><text:span text:style-name="T1866">ZH</text:span>P sto<text:span text:style-name="T1867">warzysze</text:span>n<text:span text:style-name="T1868">ie</text:span><text:s/>to powinno więc zachowa<text:span text:style-name="T1869">ć</text:span><text:s/>swą specyfikę wyrażającą s<text:span text:style-name="T1870">ię</text:span><text:s/>w symbolice, którą ma chronić art. 44 w sposób analogiczny, jak to miało miejsce w okresie międzyw<text:span text:style-name="T1871">oje</text:span>nnym.</text:p>
      <text:p text:style-name="P1872">Co do tego punktu? Prosz<text:span text:style-name="T1873">ę.</text:span></text:p>
      <text:p text:style-name="P1874"><text:span text:style-name="T1875"><text:s text:c="29"/></text:span><text:span text:style-name="T1876">:</text:span></text:p>
      <text:p text:style-name="P1877">Ostatnia częś<text:span text:style-name="T1878">ć</text:span><text:s/>jest stanowiskiem wyłącznie strony koalicyjno-rządow<text:span text:style-name="T1879">ej</text:span>.</text:p>
      <text:p text:style-name="P1880">Poprzednia czę<text:span text:style-name="T1881">ść</text:span><text:s/>jest - strony opozycyjno-solidarnościowej.</text:p>
      <text:p text:style-name="P1882">I strona solidarnościowa mówi, że powinno być.<text:span text:style-name="T1883">..</text:span></text:p>
      <text:p text:style-name="P1884"><text:span text:style-name="T1885">Przewodnic</text:span><text:span text:style-name="T1886">z</text:span><text:span text:style-name="T1887">ą</text:span><text:span text:style-name="T1888">ca</text:span><text:span text:style-name="T1889">:</text:span></text:p>
      <text:p text:style-name="P1890">Ale że co powinno by<text:span text:style-name="T1891">ś</text:span>?</text:p>
      <text:p text:style-name="P1892"><text:span text:style-name="T1893"><text:s text:c="29"/></text:span><text:span text:style-name="T1894">:</text:span></text:p>
      <text:p text:style-name="P1895">Że powinno byś wspólną własnością.</text:p>
      <text:p text:style-name="P1896"><text:span text:style-name="T1897">Przewodnicząca</text:span>:</text:p>
      <text:p text:style-name="P1898">Tak<text:span text:style-name="T1899">.</text:span></text:p>
      <text:p text:style-name="P1900"><text:span text:style-name="T1901"><text:s text:c="29"/></text:span><text:span text:style-name="T1902">:</text:span></text:p>
      <text:soft-page-break/>
      <text:p text:style-name="P1903">Jest wspólną własnością. To jest stanowisko strony s<text:span text:style-name="T1904">ol</text:span>i<text:span text:style-name="T1905">darn</text:span>o<text:span text:style-name="T1906">ś</text:span>ci<text:span text:style-name="T1907">owej.</text:span></text:p>
      <text:p text:style-name="P1908"><text:span text:style-name="T1909">Przewodnicząca</text:span>:</text:p>
      <text:p text:style-name="P1910">Jest wspólną własnością<text:span text:style-name="T1911">...</text:span></text:p>
      <text:p text:style-name="P1912"><text:span text:style-name="T1913"><text:s text:c="29"/></text:span><text:span text:style-name="T1914">:</text:span></text:p>
      <text:p text:style-name="P1915">Nie że powinno być<text:span text:style-name="T1916">,</text:span><text:s/>ale że jest wspólną własnością<text:span text:style-name="T1917">.</text:span></text:p>
      <text:p text:style-name="P1918"><text:span text:style-name="T1919">P</text:span><text:span text:style-name="T1920">rz</text:span><text:span text:style-name="T1921">ew</text:span><text:span text:style-name="T1922">od</text:span><text:span text:style-name="T1923">n</text:span><text:span text:style-name="T1924">icz</text:span><text:span text:style-name="T1925">ąca</text:span>:</text:p>
      <text:p text:style-name="P1926">Dobrze<text:span text:style-name="T1927">.</text:span></text:p>
      <text:p text:style-name="P1928"><text:span text:style-name="T1929"><text:s text:c="29"/></text:span><text:span text:style-name="T1930">:</text:span></text:p>
      <text:p text:style-name="P1931">To jest stan aktualny.</text:p>
      <text:p text:style-name="P1932"><text:span text:style-name="T1933"><text:s text:c="29"/></text:span><text:span text:style-name="T1934">:</text:span></text:p>
      <text:p text:style-name="P1935">Zgłaszamy taką małą poprawkę, gdzie piszemy tak<text:span text:style-name="T1936">:<text:s/></text:span>„Możliwości porozumienia si<text:span text:style-name="T1937">ę</text:span><text:s/>różnych nurtów harcerskich”<text:s/>i dod<text:span text:style-name="T1938">aj</text:span>emy<text:s/><text:span text:style-name="T1939">„</text:span>w ramach ZHP”<text:span text:style-name="T1940">.</text:span><text:s/>„Prezentującej różne postawy”<text:s/>itd<text:span text:style-name="T1941">.</text:span>,<text:span text:style-name="T1942"><text:s/></text:span>ale<text:s/><text:span text:style-name="T1943">„</text:span>w ramach ZHP<text:span text:style-name="T1944">”</text:span>.</text:p>
      <text:p text:style-name="P1945"><text:span text:style-name="T1946">Przewodn</text:span><text:span text:style-name="T1947">i</text:span><text:span text:style-name="T1948">cząca</text:span>:</text:p>
      <text:p text:style-name="P1949">Tak<text:span text:style-name="T1950">.</text:span><text:s/>Czy coś jeszcze<text:span text:style-name="T1951">?</text:span><text:s/>Nic<text:span text:style-name="T1952">.</text:span><text:s/>Dobrze.</text:p>
      <text:p text:style-name="P1953">Punkt c/ Nadzór nad dysponowaniem przez stowarzyszenia funduszami pochodzącymi z ofiarności publicznej /art<text:span text:style-name="T1954">.</text:span><text:s/>2<text:span text:style-name="T1955">4</text:span><text:s/>ust<text:span text:style-name="T1956">.</text:span><text:s/>1, pkt<text:s/><text:span text:style-name="T1957">4</text:span><text:s/>projektu ustawy/ powinien zdaniem strony opozycyjno- solidarnościowej obejmować jedynie fundusze zgromadzone ze zbiórek publicznych. Wymaga to wyraźnego stwierdzenia w ustawie<text:span text:style-name="T1958">.</text:span></text:p>
      <text:p text:style-name="P1959">Strona koalicyjno-rządowa oświadczyła, że zacytowany przepis obejmuje nadzorem nie tylko zbiórki publiczne, ale również darowizny pochodzące od różnych osób z kraju i z zagranicy<text:span text:style-name="T1960">.</text:span></text:p>
      <text:p text:style-name="P1961">No to jest ujęcie rozbieżności, prawda. Rozbieżności bez żadnych dalszych uzasadnień<text:span text:style-name="T1962">.</text:span></text:p>
      <text:p text:style-name="P1963"><text:span text:style-name="T1964"><text:s text:c="29"/></text:span><text:span text:style-name="T1965">:</text:span></text:p>
      <text:p text:style-name="P1966">A ewentualne przesuni<text:span text:style-name="T1967">ę</text:span>cie tych opłat właśnie po tych rozbieżnościach - nie byłoby celowe<text:span text:style-name="T1968">.</text:span></text:p>
      <text:p text:style-name="P1969">Tego zdania o opłatach, które si<text:span text:style-name="T1970">ę</text:span><text:s/>wybija na pierwsze miejsce i tak jakoś tutaj mi wadzi<text:span text:style-name="T1971">.</text:span></text:p>
      <text:p text:style-name="P1972"><text:span text:style-name="T1973">Pr</text:span><text:span text:style-name="T1974">ze</text:span><text:span text:style-name="T1975">wodn</text:span><text:span text:style-name="T1976">icz</text:span><text:span text:style-name="T1977">ą</text:span><text:span text:style-name="T1978">cy</text:span>:</text:p>
      <text:p text:style-name="P1979">Czy dobrze rozumiem - punkt drugi chciałby pan przesunąć.<text:s/>Strona solidarnościowo-opozycyjna wyraziła pogląd, że...</text:p>
      <text:p text:style-name="P1980"><text:span text:style-name="T1981"><text:s text:c="29"/></text:span><text:span text:style-name="T1982">:</text:span></text:p>
      <text:p text:style-name="P1983">Jeżeli pan mecenas uważa to jako czwartą rozbieżność<text:span text:style-name="T1984">.</text:span></text:p>
      <text:p text:style-name="P1985"><text:span text:style-name="T1986">Przewodnicząca</text:span>:</text:p>
      <text:p text:style-name="P1987">Nie jako sprzeczność, tylko że to jest mniej ważne od tych trzech poprzednich. Niech to b<text:span text:style-name="T1988">ę</text:span>dą sprzeczności<text:span text:style-name="T1989">.</text:span><text:s/>Teraz przychodzi odrębny akapit to jest ta powinność, a dopiero potem.<text:span text:style-name="T1990">.</text:span>.</text:p>
      <text:p text:style-name="P1991">Panie ministrze, o ile rozumiem chodzi o to, a<text:span text:style-name="T1992">że</text:span>by cały<text:s/><text:span text:style-name="T1993">p</text:span>unkt<text:s/><text:span text:style-name="T1994">3</text:span><text:s/>o trzech rozbieżnościach został punktem drugim, a punkt drugi został punktem trzecim<text:span text:style-name="T1995">.</text:span><text:s/>W każdym razie tylko cyferki zmienić i wszystko będzie w porządku<text:span text:style-name="T1996">.</text:span></text:p>
      <text:p text:style-name="P1997">I rzeczywiście jeżeli chodzi o wagę zagadnień, to to jest bardzo słuszne<text:span text:style-name="T1998">.</text:span></text:p>
      <text:p text:style-name="P1999">I to wtedy w druku należy przemienić. Dobrze<text:span text:style-name="T2000">.</text:span></text:p>
      <text:p text:style-name="P2001"><text:span text:style-name="T2002">Te</text:span>raz dalej - da<text:span text:style-name="T2003">le</text:span>j mamy pkt 4.</text:p>
      <text:p text:style-name="P2004"><text:span text:style-name="T2005"><text:s text:c="29"/></text:span><text:span text:style-name="T2006">:</text:span></text:p>
      <text:soft-page-break/>
      <text:p text:style-name="P2007">Przepraszam bardzo, ale ja chciałem zapytać jakie istnieją ważkie argumenty, żeby takie stanowisko przyjęć - żeby również darowizny<text:span text:style-name="T2008">.</text:span></text:p>
      <text:p text:style-name="P2009"><text:span text:style-name="T2010">Min</text:span><text:span text:style-name="T2011">.</text:span><text:span text:style-name="T2012"><text:s/>B</text:span><text:span text:style-name="T2013">ro</text:span><text:span text:style-name="T2014">l</text:span>:</text:p>
      <text:p text:style-name="P2015">Jakie istnieją argumenty? Przede wszystkim nasz system prawny jest tym argumentem podstawowym<text:span text:style-name="T2016">.</text:span><text:s/>Otóż każda organizacja, która przyjmuje jakiekolwiek darowizny musi uzyskać na to zezwolenie, zgodnie z kodeksem cywilnym. To zezwolenie wydaje gdy idzie o gotówkę Minister Finansów, gdy idzie o sprawy ruchomości lub nieruchomości Minister Spraw<text:span text:style-name="T2017">ie</text:span>dli<text:span text:style-name="T2018">wośc</text:span>i.</text:p>
      <text:p text:style-name="P2019">I ta zasada obowiązuje od wielu, wielu lat. A więc w związku z tym jest to pewną konsekwen<text:span text:style-name="T2020">cj</text:span>ą. Skoro na przyjęcie darowizny musi istnieć zgoda organu administracji państwowej, to z natury rzeczy także i powinna istnieć - naszym zdaniem<text:s/><text:span text:style-name="T2021">-</text:span><text:s/>powinien istnie<text:span text:style-name="T2022">ć</text:span><text:s/>nadzór nad tym co i tak jest niejako już w obecnym systemie prawnym objęte kontrolą w zakresie przepływu do stowarzyszeń. Jest to pewna logiczna sprawa. Bo niezrozumiałe gdyby była zgoda, bo musi istnieć zgoda na przyjęcie darowizny w każdym wypadku<text:span text:style-name="T2023">.</text:span></text:p>
      <text:p text:style-name="P2024"><text:span text:style-name="T2025"><text:s text:c="29"/></text:span><text:span text:style-name="T2026">:</text:span></text:p>
      <text:p text:style-name="P2027">To rozumiem. Ale dlaczego ma być dalsza kontrola nad tym co się z tym dzieje, nie rozumiem. Prowadzi to ni mniej, ni więcej tylko do bardzo<text:s/>k<text:span text:style-name="T2028">rym</text:span>inogennej<text:s/>skądinąd praktyki, że tego typu dotacje będą ukrywane. Po prostu po to, żeby żaden organ kontrolny nie ładował się w środek i nie kontrolował co się ma z tym dziać.</text:p>
      <text:p text:style-name="P2029">To jest przepis kryminogenny, to już widzę, czarno na b<text:span text:style-name="T2030">ia</text:span>łym.</text:p>
      <text:p text:style-name="P2031">Bo zasada - jakby dodatkową kontrolą...<text:s/>Rozumiem, że ze zbiórek publicznych, to ja rozumiem dlaczego, ale dlaczego mają być objęte kontrolą...</text:p>
      <text:p text:style-name="P2032"><text:span text:style-name="T2033">Min.<text:s/></text:span><text:span text:style-name="T2034">Bro</text:span><text:span text:style-name="T2035">l</text:span>:</text:p>
      <text:p text:style-name="P2036">My tutaj tego nie tworzymy, tak jest w wielu ustawodawstwach światowych. To jest po prostu to, że tym się różnią stowarzyszenia od związków zawodowych, że podlegają bardziej<text:span text:style-name="T2037">..</text:span>.</text:p>
      <text:p text:style-name="P2038"><text:span text:style-name="T2039"><text:s text:c="29"/></text:span><text:span text:style-name="T2040">:</text:span></text:p>
      <text:p text:style-name="P2041">Stowarzyszenie może otrzymać działkę, ale co na tej działce pobuduje podlega już kontroli organu administra<text:span text:style-name="T2042">cj</text:span>i.</text:p>
      <text:p text:style-name="P2043"><text:span text:style-name="T2044">Min. Brol:</text:span></text:p>
      <text:p text:style-name="P2045">Nie, działki to my nie piszemy, pan panie Bujak źle przeczytał. My piszemy o funduszach.</text:p>
      <text:p text:style-name="P2046"><text:span text:style-name="T2047">Przewodniczący</text:span>:</text:p>
      <text:p text:style-name="P2048">Czyli tylko pieniądze. Jak dostaje co innego to nie. Ale panie ministrze, na przykład - jeżeli jest sytuacja taka, że powiedzmy że na<text:span text:style-name="T2049">s</text:span>z klub na siebie zarabia i że nasz klub dotuje jakiś tam inny mały klub, który na siebie n<text:span text:style-name="T2050">ie</text:span><text:s/>zarabia. To z tej racji, że nasz klub dotuje mały klub, to nasz klub jest niezależny, ale ten drugi klub, który jest przez nas dotowany, podlega kontroli miejscowej administra<text:span text:style-name="T2051">cj</text:span>i, chociaż my jej nie podlegamy<text:span text:style-name="T2052">.</text:span><text:s/>No to jest przecież paradoksalna sprawa<text:span text:style-name="T2053">.</text:span></text:p>
      <text:p text:style-name="P2054"><text:span text:style-name="T2055">Min.<text:s/></text:span><text:span text:style-name="T2056">Bro</text:span><text:span text:style-name="T2057">l</text:span>:</text:p>
      <text:p text:style-name="P2058">To musimy przeczyta<text:span text:style-name="T2059">ć</text:span><text:s/>ten przepis<text:span text:style-name="T2060">.</text:span><text:s/>Dlatego że chyba przepis 2<text:span text:style-name="T2061">4</text:span><text:s/>ust.<text:span text:style-name="T2062">.</text:span>. Myśmy przecież nad tym przepisem wiele dyskutowali w różnych gremiach. I przecież nie zrodził si<text:span text:style-name="T2063">ę<text:s/></text:span>on - to jest ust. 1 pkt 4<text:span text:style-name="T2064">.</text:span></text:p>
      <text:p text:style-name="P2065">Bo to chodzi tylko o delegowanie na walnym zebraniu członków, a także posiedzeniu, którego przedmiotem obrad będzie sprawozdanie z wykorzystan<text:span text:style-name="T2066">ia</text:span><text:s/>środków pochodzących z dotacji lub ofiarności<text:s/><text:soft-page-break/>publicznej. To nie jest jakaś - powiedzmy - szczególna kontrola, tylko po prostu obecność - jak to wykorzystano, no po prostu<text:span text:style-name="T2067">.</text:span><text:s/>To jest chęć zabezpieczenia przed<text:span text:style-name="T2068">..</text:span>.<text:s/><text:span text:style-name="T2069">Przewodnicząca</text:span>:</text:p>
      <text:p text:style-name="P2070">Proszę państwa, na merytoryczną dyskusję to już chyba nie bardzo jest miejsce w tej chwili. Dyskutujemy nad tymi rozbieżnościami. Czy do tego punktu wnosicie państwo jakieś sformułowanie. Może chcecie uzasadnienia stanowiska strony<text:s/>solidarn<text:span text:style-name="T2071">oś</text:span>cio<text:span text:style-name="T2072">we</text:span>j czy coś takiego, no nie wiem. Wnosicie coś, czy nie.</text:p>
      <text:p text:style-name="P2073"><text:span text:style-name="T2074"><text:s text:c="29"/></text:span><text:span text:style-name="T2075">:</text:span></text:p>
      <text:p text:style-name="P2076">...osiągnąć consensus dlatego, że w przeciwnym razie mogę się domyślać, że zapis w ustawie będzie<text:span text:style-name="T2077">.</text:span>.. czy interpretacja później będzie niekorzystna dla nas<text:span text:style-name="T2078">.</text:span></text:p>
      <text:p text:style-name="P2079"><text:span text:style-name="T2080">Przewodnicząca</text:span>:</text:p>
      <text:p text:style-name="P2081">Jest zupełnie jasne, że będzie niekorzystna, to n<text:span text:style-name="T2082">ie<text:s/></text:span>trzeba się domyślać.</text:p>
      <text:p text:style-name="P2083"><text:span text:style-name="T2084">Min</text:span><text:span text:style-name="T2085">.</text:span><text:span text:style-name="T2086"><text:s/>Brol</text:span>:</text:p>
      <text:p text:style-name="P2087">Myśmy tam wyrazili. Co do intencji lojalnie powiedzieliśmy w naszej rozbieżności, prawda. Bo to jest przecież rozbieżność i nie uzyskaliśmy porozumienia.</text:p>
      <text:p text:style-name="P2088"><text:span text:style-name="T2089"><text:s text:c="29"/></text:span><text:span text:style-name="T2090">:</text:span></text:p>
      <text:p text:style-name="P2091">Proszę o odczytanie tego punktu jeszcze raz.</text:p>
      <text:p text:style-name="P2092"><text:span text:style-name="T2093"><text:s text:c="29"/></text:span><text:span text:style-name="T2094">:</text:span></text:p>
      <text:p text:style-name="P2095">Może ja przeczytam, dobrze?</text:p>
      <text:p text:style-name="P2096">„Nadzór nad dysponowaniem przez stowarzyszen<text:span text:style-name="T2097">ia</text:span><text:s/>funduszami pochodzącymi z ofiarności publicznej /art.24 ust. 1 pkt<text:s/><text:span text:style-name="T2098">4</text:span><text:s/>projektowanej ustawy/ powinien - zdaniem strony opozycyjno-solidarnościowej obejmować jedynie fundusze zgromadzone ze zbiórek publicznych. Wymaga to wyraźnego stwierdzenia w ustawie.</text:p>
      <text:p text:style-name="P2099">Strona koalicyjno-rządowa oświadczyła, że zacytowa<text:span text:style-name="T2100">n</text:span>y przepis obejmuje nadzorem nie tylko zbiórki publiczne, ale również darowizny pochodzące od różnych osób z kraju i z zagranicy.</text:p>
      <text:p text:style-name="P2101"><text:span text:style-name="T2102"><text:s text:c="29"/></text:span><text:span text:style-name="T2103">:</text:span></text:p>
      <text:p text:style-name="P2104">Panie ministrze, ale tutaj pisze ofiara /?/ publiczna. Publiczna jest to coś szerzej niż prywatna. Jeżeli stowarzyszenie otrzymało od osoby<text:s/>„x”<text:s/>czy<text:s/>„y”<text:s/>z kraju czy z zagranicy - to naprawd<text:span text:style-name="T2105">ę</text:span><text:s/>władzy nadzorczej to nie interesuje. To jest to ofiarnoś<text:span text:style-name="T2106">ć</text:span><text:s/>publiczna.</text:p>
      <text:p text:style-name="P2107">Ofiarnoś<text:span text:style-name="T2108">ć</text:span><text:s/>publiczna w rozumieniu tej ustawy z<text:s/><text:span text:style-name="T2109">1933</text:span><text:s/><text:span text:style-name="T2110">r.<text:s/></text:span>dotyczy wyraźnie na przykład zbiórek publicznych, prawda. Tam si<text:span text:style-name="T2111">ę</text:span><text:s/>występuje o specjalne zezwolenie itd.,<text:s/><text:span text:style-name="T2112">i</text:span>td. A trudno mówi<text:span text:style-name="T2113">ć</text:span><text:s/>o ofiarności publicznej wówczas, kiedy jakiemuś stowarzyszeniu osoba<text:s/>„x”,<text:s/>„y”<text:s/>- obojętnie gdzie istnieje w kraju czy za granicą.</text:p>
      <text:p text:style-name="P2114">Ta publiczność to jest coś więcej niż jako jednostkowoś<text:span text:style-name="T2115">ć</text:span>.<text:span text:style-name="T2116"><text:s/></text:span>To jest pewne gromadzenie ofiar od publiczności, od wielości, a nie od pojedynczych osób czy instytucji.</text:p>
      <text:p text:style-name="P2117"><text:span text:style-name="T2118">Min.<text:s/></text:span><text:span text:style-name="T2119">B</text:span><text:span text:style-name="T2120">ro</text:span><text:span text:style-name="T2121">l</text:span>:</text:p>
      <text:p text:style-name="P2122">Panie mecenasie, tu można rozwiązać tę sprawę w różny sposób. Jest to interpretacja przepisu, który jeszcze nie wszedł w życie. To po pierwsze.</text:p>
      <text:p text:style-name="P2123">Po drugie - jest to interpretacja, którą my sobie tutaj dokonujemy w wyniku pewnego wywołania rozbieżności. Bo ostatecznie ten przepis podlegałby normalnie interpreta<text:span text:style-name="T2124">cj</text:span>i sądowe<text:span text:style-name="T2125">j</text:span>,<text:span text:style-name="T2126"><text:s/></text:span>prawda. I co do tego<text:s/><text:soft-page-break/>powinniśmy być zgodni.</text:p>
      <text:p text:style-name="P2127">Więc rozwiązania są tu takie, żeby skreślić w ogóle pkt c/ i nie wychodzić z tego z rozbieżnościami. Państwo się nie oświadczają, my się też nie oświadczamy. I zostawić to po prostu praktyce, a nie tut<text:span text:style-name="T2128">aj.</text:span><text:s/>Bo właściwie to my się nie kłócimy o zapis, tylko kłócimy się o to, że mamy różnice zdań - o wykładnię ofiarności publicznej. Więc dlatego propozycja jest taka, że wyjdźmy z dwoma rozbieżnośc<text:span text:style-name="T2129">ia</text:span>mi, skreślmy to i zostawmy praktyce.</text:p>
      <text:p text:style-name="P2130"><text:span text:style-name="T2131"><text:s text:c="29"/></text:span><text:span text:style-name="T2132">:</text:span></text:p>
      <text:p text:style-name="P2133">Tak, tylko że pan minister - jak ja zrozumiałem - wyraził określoną intencję.</text:p>
      <text:p text:style-name="P2134"><text:span text:style-name="T2135">Min. Brol</text:span>:</text:p>
      <text:p text:style-name="P2136">Panie mecenasie, pana nie było<text:span text:style-name="T2137">.</text:span><text:s/>Ja zaraz powiem skąd si<text:span text:style-name="T2138">ę</text:span><text:s/>bierze teraz nasza różnica zdań<text:span text:style-name="T2139">.</text:span><text:s/>Państwo uważają, że w tym punkcie należałoby wyraźnie napisać nie ofiarność publiczna - tylko ze zbiórek publicznych dokonywanych na podstawie ustawy.</text:p>
      <text:p text:style-name="P2140">My uważamy, że od tego zapisu, który już funkcjonuje w projekcie ustawy nie należy odstępować. Wobec tego państwo powiadają, że może to być różnie interpretowane w sposób rozszerzający. No więc myśmy właśnie powiedzieli, że tak, że może to być również rozumiane, jako pochodzące od różnych osób prawnych, fizycznych, niekoniecznie prywatnych osób z kraju i z zagranicy.</text:p>
      <text:p text:style-name="P2141"><text:span text:style-name="T2142"><text:s text:c="29"/></text:span><text:span text:style-name="T2143">:</text:span></text:p>
      <text:p text:style-name="P2144">Jednak kodeks cywilny wyraźnie mówi o darowiźnie.<text:s/><text:span text:style-name="T2145">Z</text:span>resztą proszę zwrócić uwagę jakby na historyczne zaszłości. Stowarzyszen<text:span text:style-name="T2146">ia</text:span><text:s/>zazwyczaj w każdym swoim statuc<text:span text:style-name="T2147">ie</text:span>, obojętnie jakie mają zapisy, że ich majątek pochodzi ze składek, z zapisów, darowizn itd.,<text:s/><text:span text:style-name="T2148">i</text:span>td. i spadków. I nigdy to w tradycji istnienia stowarzyszeń, nawet tu powojennej, nie mówiąc już o przedwojennej, nigdy nie było to jakby ta formuła zapisu statutowego kwestionowana<text:span text:style-name="T2149">.</text:span><text:s/>I nigdy też nie było kontrowersji co do tego - czy ma to być jakoś oceniane przez władze administracyjne i przez nich kontrolowane. Tego nie było. Po prostu - zapisy, spadki,<text:s/><text:span text:style-name="T2150">d</text:span>a<text:span text:style-name="T2151">ro</text:span>w<text:span text:style-name="T2152">iz</text:span>ny jest to czynność cywilnoprawna, uregulowana w kodeksie. Jest to dobra wola darczyńcy zapisobiorcy itd.</text:p>
      <text:p text:style-name="P2153">Oczywiście, że ofiarnoś<text:span text:style-name="T2154">ć</text:span><text:s/>publiczna, jeżeli byśmy ją rozumieli w rozumieniu ustawy z 1933 roku, ma prawo być kontro<text:span text:style-name="T2155">l</text:span>o<text:span text:style-name="T2156">wa</text:span>na, albowiem dlatego, że stowarzyszen<text:span text:style-name="T2157">ia</text:span><text:s/>mogą urządzać zbiórki na przykład publiczne. I tutaj od anonimowych szeregu osób, gdzie one też dają, to jest też forma darowizny, ale już ja mówię za zgodą administracyjną itd. Ale mogą otrzymać od szeregu anonimowych osób na cel, który te stowarzyszenia oficjalnie głosi np. zbieram na pomoc dla ubogich w Bangladeszu czy gdzie<text:span text:style-name="T2158">ś</text:span><text:s/>tam indziej.</text:p>
      <text:p text:style-name="P2159">I władza, jakby państwowa i każda administracyjna ma prawo, ma prawo zbadać czy to stowarzyszen<text:span text:style-name="T2160">ie</text:span><text:s/>nie czyni nadużycia z tych zezwoleń admin<text:span text:style-name="T2161">is</text:span>t<text:span text:style-name="T2162">racyjn</text:span>ych na zbiórkę publiczną i czy rzeczywiście te pieniądze przekazane na ofiarę dla Bangladeszu, będą przekazane na ofiary dla Bangladeszu, a nie wykorzystane przez stowarzyszen<text:span text:style-name="T2163">ie</text:span><text:s/>dla zupełnie odmiennych celów niż zbiórka była powołana. I to jest oczywiste prawo każdej władzy administracyjnej kontrolowanie czy to na co wyraziła zgodę, bo ta ustawa wymaga tej zgody, jest rzeczywiście na ten cel przeznaczone.</text:p>
      <text:p text:style-name="P2164"><text:span text:style-name="T2165"><text:s text:c="29"/></text:span><text:span text:style-name="T2166">:</text:span></text:p>
      <text:p text:style-name="P2167">To wynika z ustawy o zbiórkach.</text:p>
      <text:p text:style-name="P2168"><text:span text:style-name="T2169"><text:s text:c="29"/></text:span><text:span text:style-name="T2170">:</text:span></text:p>
      <text:soft-page-break/>
      <text:p text:style-name="P2171">Ale wynika tutaj z tego, jakby<text:s/><text:span text:style-name="T2172">-</text:span><text:s/>tutaj dawniej nie było takiego przepisu, mówimy przecież, że to jest nowy przepis. A więc jakby to jest oczywiste. Ale każda inna forma, nawet w starych dawnych przep<text:span text:style-name="T2173">is</text:span>ach<text:s/><text:span text:style-name="T2174">-</text:span><text:s/>do<text:span text:style-name="T2175">t</text:span>a<text:span text:style-name="T2176">cj</text:span>i, darowizn, obojętne czy to było przez osobę prywatną. Jest to umowa cywilno-prawna między tą jednostką, która chce da<text:span text:style-name="T2177">ć</text:span><text:s/>czy darczyńcą, który chce to przekazać jako dar czy jako zapis testamentowy na rzecz stowarzyszen<text:span text:style-name="T2178">ia</text:span>, jest zupełnie obojętną dla władzy.<text:s/>Bo on w tym zapisie, czy w darowaniu określa dlaczego chce przekazać<text:span text:style-name="T2179">.</text:span><text:s/>Może mówić, że bardzo kocha stowarzyszenie i chce mu przekazać, niech stowarzyszenie robi z tym co chce.<text:s/>Może na przykład określić stowarzyszeniu, że proszę wydać i od tego są zupełnie inne czynności<text:s/><text:span text:style-name="T2180">cy</text:span>wilno-p<text:span text:style-name="T2181">ra</text:span>wne, które mają zbadać czy ten zapis spadkowy został wykorzystany np. w takim<text:s/><text:span text:style-name="T2182">c</text:span>elu czy nie<text:span text:style-name="T2183">.</text:span><text:s/>Ale jakby tu władza administracyjna nie jest zainteresowana co chciała dana osoba prywatna czy instytucja prywatna. Bo inaczej, jakby rzeczywiście tu jest zupełn<text:span text:style-name="T2184">ie</text:span><text:s/>inny rodzaj tej ofiarności publiczne<text:span text:style-name="T2185">j.</text:span></text:p>
      <text:p text:style-name="P2186">O ile ja wiem zawsze przez ofiarność publiczną myśmy rozumieli to wejście na ten szeroki, zupełnie n<text:span text:style-name="T2187">ie</text:span>og<text:span text:style-name="T2188">ra</text:span>ni<text:span text:style-name="T2189">cz</text:span>o<text:span text:style-name="T2190">ny<text:s/></text:span>anonimowy rynek darczyńców, którzy chcą dać<text:span text:style-name="T2191">.</text:span></text:p>
      <text:p text:style-name="P2192"><text:span text:style-name="T2193">Min</text:span><text:span text:style-name="T2194">.</text:span><text:span text:style-name="T2195"><text:s/>B</text:span><text:span text:style-name="T2196">rol</text:span>:</text:p>
      <text:p text:style-name="P2197">Co pan proponuje - panie mecenasie?</text:p>
      <text:p text:style-name="P2198"><text:span text:style-name="T2199"><text:s text:c="29"/></text:span><text:span text:style-name="T2200">:</text:span></text:p>
      <text:p text:style-name="P2201">Proponuję, że po pierwsze - albo rzeczywiście jeżeli ma to wywoływać,<text:s/><text:span text:style-name="T2202">ż</text:span>e ofiarność publiczna ma to robić, chociaż moim zdaniem nie powinna<text:span text:style-name="T2203">.</text:span><text:s/>Ale jeżeli już tu powstała ta kontrowersja, to zmieńmy lub ze zbiórek publicznych. I będzie to klarowne i czyste, i będzie odpowiadało stanowi faktycznemu w ustawie. Albo może rzeczywiście stwierdźcie to w ustawie, możecie panowie to przecież stwierdzić zgodnie, przecież obydwie strony mogą zgodnie stwierdzić, że ofiarność publiczna dotyczy zbiórek publicznych, ale nie dotyczy ani zapisów, ani dotacji, ani darowizn.</text:p>
      <text:p text:style-name="P2204"><text:span text:style-name="T2205">Min.<text:s/></text:span><text:span text:style-name="T2206">B</text:span><text:span text:style-name="T2207">rol</text:span>:</text:p>
      <text:p text:style-name="P2208">Proponuję krótką techniczną przerwę, aby strona koalicyjno-rządowa porozumiała się<text:span text:style-name="T2209">.</text:span></text:p>
      <text:p text:style-name="P2210"/>
      <text:p text:style-name="P2211"><text:span text:style-name="T2212">/</text:span>Przerwa<text:span text:style-name="T2213">/</text:span>.</text:p>
      <text:p text:style-name="P2214"/>
      <text:p text:style-name="P2215">/Po przerwie/.</text:p>
      <text:p text:style-name="P2216"/>
      <text:p text:style-name="P2217"><text:span text:style-name="T2218">Min.<text:s/></text:span><text:span text:style-name="T2219">B</text:span><text:span text:style-name="T2220">rol</text:span>:</text:p>
      <text:p text:style-name="P2221">Prosz<text:span text:style-name="T2222">ę</text:span><text:s/>państwa, innej pozycji w stosunku do tej, którą zajęliśmy, a więc poglądu w zakresie rozumienia tego nadzoru w tym zakresie o jakim mówi art. 24 ust. 1 pkt 4 nie możemy zaprezentować.</text:p>
      <text:p text:style-name="P2223">A więc dlatego są dwa możliwe wyjścia - albo w ogóle ten spór skreślimy, pozostawimy to praktyce i nie będziemy przesądzać obecnie w toku prac nad ustawą tego sporu interpretacyjnego, bo rzeczywiście jest to spór interpretacyjny i z tym się zgadzamy z panem<text:s/><text:span text:style-name="T2224">mec</text:span>. Ambroziakiem.</text:p>
      <text:p text:style-name="P2225">Albo też będzie to przedmiot dyskusji na dalszych piętrach, bo jest to przecież materiał, który przygotowujemy dla<text:s/>„stolika”<text:s/>politycznego. I tam ostatecznie możecie państwo jeszcze wrócić do tej kwestii.</text:p>
      <text:p text:style-name="P2226"><text:span text:style-name="T2227">Ja</text:span><text:s/>chcę tylko podkreślić jedną rzecz, że to nie jest takie rozumienie ofiarności publicznej, jak tutaj<text:s/><text:soft-page-break/>prezentujemy - ono nie jest nowe. Jest to takie, jakie jest na całym świecie, że po prostu różnego typu darowizny, zwłaszcza darowizny zagraniczne są objęte kontrolą administracyjną. My nie idziemy na kontrolę tylko na nadzór co do sposobu wykorzystywania. A więc prawda niezależnie od tego zezwolenia, które musi uzyskać stowarzyszenie, jak każda inna organizacja co do przyjęcia darowizny, bo to wynika z kodeksu cywilnego, z innych ustaw. Chcę podkreślić, że z takiego uzyskiwania zezwolenia do dnia dzisiejszego, a więc na gruncie starego prawa o stowarzyszeniach były zwolnione stowarzyszenia wyższej użyteczności. Teraz znosimy ten typ stowarzyszeń<text:span text:style-name="T2228">.</text:span><text:s/>A więc wszystkie stowarzysze<text:span text:style-name="T2229">ni</text:span>a będą musiały uzyskiwać zezwolenie na przyjęcie każdej darowizny bez względu na to czy dotyczy to funduszy czy także innego mienia. Ale w każdym razie na dzień dzisiejszy nasza wykładnia i rozumienie tego poj<text:span text:style-name="T2230">ę</text:span>cia ofiarności publicznej jest takie, jakie zapreze<text:span text:style-name="T2231">n</text:span>towaliśmy tutaj w punkcie c/ i stąd nie możemy z tego zrezygnować<text:span text:style-name="T2232">.</text:span></text:p>
      <text:p text:style-name="P2233"><text:span text:style-name="T2234">Przewodnicząca</text:span>:</text:p>
      <text:p text:style-name="P2235">To chyba zostaje, jak koledzy uważają..<text:span text:style-name="T2236">.</text:span><text:s/>ponieważ jest to zapis, który do wyższego<text:s/>„stolika”<text:s/>idzie.</text:p>
      <text:p text:style-name="P2237"><text:span text:style-name="T2238"><text:s text:c="29"/></text:span><text:span text:style-name="T2239">:</text:span></text:p>
      <text:p text:style-name="P2240">C<text:span text:style-name="T2241">z</text:span>y ja mogę zadać pytanie?</text:p>
      <text:p text:style-name="P2242"><text:span text:style-name="T2243">Przewodnicząca</text:span>:</text:p>
      <text:p text:style-name="P2244">Proszę.</text:p>
      <text:p text:style-name="P2245"><text:span text:style-name="T2246">Mec. Ambrozi</text:span><text:span text:style-name="T2247">a</text:span><text:span text:style-name="T2248">k</text:span>:</text:p>
      <text:p text:style-name="P2249">Czy taka sama interpreta<text:span text:style-name="T2250">cj</text:span>a wypada przy darowiznach na tace w kościele. Bo tam także ludzie przynoszą, nieznani ludzie składają na tace. Czy to także podlega...</text:p>
      <text:p text:style-name="P2251"><text:span text:style-name="T2252">Min.<text:s/></text:span><text:span text:style-name="T2253">B</text:span><text:span text:style-name="T2254">rol</text:span>:</text:p>
      <text:p text:style-name="P2255">Tak, ale kościół nie jest stowarzyszen<text:span text:style-name="T2256">ie</text:span>m panie mecenasie.</text:p>
      <text:p text:style-name="P2257"><text:span text:style-name="T2258">Me</text:span><text:span text:style-name="T2259">c</text:span><text:span text:style-name="T2260">.</text:span><text:span text:style-name="T2261"><text:s/>Ambroziak</text:span>:</text:p>
      <text:p text:style-name="P2262">Ja rozumiem, jest organizacją jakąś.</text:p>
      <text:p text:style-name="P2263"><text:span text:style-name="T2264">Min</text:span><text:span text:style-name="T2265">.</text:span><text:span text:style-name="T2266"><text:s/></text:span><text:span text:style-name="T2267">B</text:span><text:span text:style-name="T2268">rol</text:span>:</text:p>
      <text:p text:style-name="P2269">Jest zupełnie inną organizacją, będzie specjalna ustawa o stosunku państwa do Kościoła. I to jest zupełnie inne zagadnienie. Nigdy Kościół nie podlegał ustawie o stowarzyszeniach, tak że to jest zupełnie inna płaszczyzna dyskusji<text:span text:style-name="T2270">.</text:span></text:p>
      <text:p text:style-name="P2271"><text:span text:style-name="T2272">Przewodnicząca</text:span>:</text:p>
      <text:p text:style-name="P2273">Może zostawimy już ten punkt<text:span text:style-name="T2274">.</text:span></text:p>
      <text:p text:style-name="P2275">Czy koledzy mają jeszcze coś do sprawy us<text:span text:style-name="T2276">ta</text:span>wy, do rozbieżności odnośnie ustawy?</text:p>
      <text:p text:style-name="P2277"><text:span text:style-name="T2278"><text:s text:c="29"/></text:span><text:span text:style-name="T2279">:</text:span></text:p>
      <text:p text:style-name="P2280">Czy można jedno słowo?</text:p>
      <text:p text:style-name="P2281"><text:span text:style-name="T2282">Przewodni</text:span><text:span text:style-name="T2283">cz</text:span><text:span text:style-name="T2284">ąca</text:span>:</text:p>
      <text:p text:style-name="P2285">Prosz<text:span text:style-name="T2286">ę</text:span>.</text:p>
      <text:p text:style-name="P2287"><text:span text:style-name="T2288"><text:s text:c="29"/></text:span><text:span text:style-name="T2289">:</text:span></text:p>
      <text:p text:style-name="P2290">Ja bym jednak wniósł jeszcze jeden punkt, który mógł z jakichś względów, mogła strona kościelna z jakichś wzgl<text:span text:style-name="T2291">ą</text:span>dów uznać za nieistotny. No jednak dla nas, jako dla strony opozycyjnej, jako<text:s/><text:span text:style-name="T2292">„</text:span>Solidarności”<text:s/>ten punkt jest jednak ważny<text:span text:style-name="T2293">.</text:span><text:s/>Mianowicie art<text:span text:style-name="T2294">.</text:span><text:s/><text:span text:style-name="T2295">3</text:span>0 i to sformułowanie, w którym piszemy, że w razie prowadzenia działalności przez organizację<text:span text:style-name="T2296">.</text:span></text:p>
      <text:soft-page-break/>
      <text:p text:style-name="P2297">Otóż jest to jakby wyraźne wprowadzenie w ustawę o stowarzyszeniach sformułowania, które może<text:s/><text:span text:style-name="T2298">b</text:span>yć wtedy represyjnie stosowane wobec innych organizacji<text:span text:style-name="T2299">.</text:span><text:s/>I w związku z tym, że jest to ustawa, która będzie jednoznacznie jakby identyfikowana ze stroną opozycyjno-solidarnościową, jako akt uzgodniony, no taki zapis, przynajmniej dla nas nie jest w zasadzie możliwy do przyjęcia. Może go przyjąć strona kościelna.</text:p>
      <text:p text:style-name="P2300"><text:span text:style-name="T2301">Min.<text:s/></text:span><text:span text:style-name="T2302">B</text:span><text:span text:style-name="T2303">rol</text:span>:</text:p>
      <text:p text:style-name="P2304">Ja wyjaśniłem, myśmy tutaj szeroką dyskusję prowadzili, pana nie było.</text:p>
      <text:p text:style-name="P2305">Otóż w czym tu jest cała sprawa? Działalno<text:span text:style-name="T2306">ś</text:span>ć każdej nielegalnej organizacji, a więc takiej, która się nie będzie rejestrowa<text:span text:style-name="T2307">ć</text:span><text:s/>na podstawie ustawy o stowarzyszeniach, nie jest związkiem zawodowym, a więc nie podlega tam ustawie o związkach, nie ma zakotwiczenia legalności działania w innej ustawie, bo przecież jest cały szereg organizacji, które mają swoje ustawy, prawda<text:span text:style-name="T2308">.</text:span></text:p>
      <text:p text:style-name="P2309">Przy braku tego przepisu art. 30 będzie niezwłocznie możliwoś<text:span text:style-name="T2310">ć</text:span><text:s/>wszczynania przeciwko tym organizacjom postępowania karnego<text:span text:style-name="T2311">.</text:span><text:s/>Myśl wyrażona w art. 30 jest więc taka<text:s/><text:span text:style-name="T2312">-</text:span><text:s/>żeby nie stosować we wszystkich wypadkach i stale tylko sankcji karnej jako jedynej, która wymusza porządek prawny<text:span text:style-name="T2313">.</text:span><text:s/>No, bo ostatecznie przecież uzyskujemy porozumienie w sprawie ustawy o stowarzyszeniach m.in. po to, aby w tym kraju obowiązywała praworządność. Przecież po to m.in. ustawiamy i rejestrację, i notyfikację, i kontrolę sądu, stosowanie przez sąd, żeby z jednej i z drugiej strony obowiązywały pewne reguły porządku prawnego<text:span text:style-name="T2314">.</text:span><text:s/>To jest przecież przyjęte w każdym społeczeństwie.</text:p>
      <text:p text:style-name="P2315">I teraz - no można oczywiście powiedzieć - i to jest pewnie tradycyjny sposób myślenia, który u nas jest utarty, że za każdą ustawą, jakiej by kto nie otworzył, stoi sankcja karna albo karno-administracyjna, kolegium<text:span text:style-name="T2316">.</text:span></text:p>
      <text:p text:style-name="P2317">Natomiast co do pewnych środków, które stosuje, które przewiduje także nasze prawo jak środki<text:s/><text:span text:style-name="T2318">cy</text:span>wilno-p<text:span text:style-name="T2319">ra</text:span>wne czy administracyjno-prawne, sięga się pośrednio albo się w ogóle do nich nie sięga.</text:p>
      <text:p text:style-name="P2320">Myśl w art. 30 jest taka, że jeżeli działa jakaś organizacja nielegalnie, no powiedzmy partia polityczna, to znaczy organizacja, która się mieni partią polityczną, bo wcale<text:s/><text:span text:style-name="T2321">n</text:span>ie wiadomo, czy to jest partia polityczna. Ale, która się nie chce rejestrować, tak która się nie chce rejestrować, to wtedy jest art.<text:s/><text:span text:style-name="T2322">30</text:span><text:s/>- aby przede wszystkim na normalnej drodze postępowania administracyjnego, ale podlegające kontroli Naczelnego Sądu Administracyjnego ustalić<text:s/><text:span text:style-name="T2323">-</text:span><text:s/>legalne to czy nielegalne<text:span text:style-name="T2324">.</text:span><text:s/>A dopiero wtedy, kiedy się ta organizacja - powiedzmy -<text:s/><text:span text:style-name="T2325">że</text:span><text:s/>ta organizacja uzyska decyzję, która zostanie zatwierdzona przez Naczelny Sąd Administracyjny,<text:s/><text:span text:style-name="T2326">że</text:span><text:s/>zakazuje się jej działani<text:span text:style-name="T2327">a.</text:span><text:s/>To wtedy -<text:s/><text:span text:style-name="T2328">je</text:span>żeli się tego nie dostosuje jest odpowiedz<text:span text:style-name="T2329">ia</text:span>lność karna. A więc jest tu wmontowane niejako pośrednie ogniwo, które ma prowadzić do uznania w innym zgoła postępowaniu, nie w postępowaniu karnym legalności bądź nielegalności działania. Taka jest intencja.</text:p>
      <text:p text:style-name="P2330">Teraz można powiedzieć - nie, taka inten<text:span text:style-name="T2331">cj</text:span>a nie ma by<text:span text:style-name="T2332">ć</text:span>, ma być bezpośrednia od<text:span text:style-name="T2333">po</text:span>w<text:span text:style-name="T2334">ie</text:span>dz<text:span text:style-name="T2335">ia</text:span>ln<text:span text:style-name="T2336">oś</text:span>ć karna. No to wobec tego zapiszemy rozbieżność<text:s/><text:span text:style-name="T2337">-</text:span><text:s/>oczywiście.</text:p>
      <text:p text:style-name="P2338"><text:span text:style-name="T2339"><text:s text:c="29"/></text:span><text:span text:style-name="T2340">:</text:span></text:p>
      <text:p text:style-name="P2341">W takim razie tak - strona solidarnościowa zdecydowanie może to przyjąć tylko na zasadzie rozbieżności, nawet gdyby strona kościelna w tym miejscu chciała zaznaczyć swoją zgodność. To nie wyklucza, choć nie sądzę<text:span text:style-name="T2342">.</text:span><text:s/>Dlatego że jak mówię<text:s/>- to<text:s/>oznacza, że w ustawie o stowarzyszeniach zamieszczony został punkt, który chce tu być - ale nie musi. Jeśli on ma ewidentnie dotyczyć stowarzyszeń, to wtedy należy tu zapisać, że chodzi o prowadzenie działaln<text:span text:style-name="T2343">o</text:span>ści przez stowarzyszenia.</text:p>
      <text:soft-page-break/>
      <text:p text:style-name="P2344"><text:span text:style-name="T2345">Min. Brol</text:span>:</text:p>
      <text:p text:style-name="P2346">Kiedy stowarzyszenie staje się stowarzyszeniem z chwilą zarejestrowania. No działa jakaś organizacja, która nie rejestruje się - no, to nie jest stowarzyszenie.</text:p>
      <text:p text:style-name="P2347"><text:span text:style-name="T2348">/</text:span>Głos z sali:<text:s/>Ma cechy stowarzyszenia/<text:span text:style-name="T2349">.</text:span></text:p>
      <text:p text:style-name="P2350">No, cechy - to znaczy, że...</text:p>
      <text:p text:style-name="P2351"><text:span text:style-name="T2352">Przewodnicząca</text:span>:</text:p>
      <text:p text:style-name="P2353">Ma statut, ma ten...</text:p>
      <text:p text:style-name="P2354"><text:span text:style-name="T2355"><text:s text:c="29"/></text:span><text:span text:style-name="T2356">:</text:span></text:p>
      <text:p text:style-name="P2357">Ja podnosiłem tę sprawę<text:span text:style-name="T2358">,</text:span><text:s/>ale<text:s/><text:span text:style-name="T2359">m</text:span>y<text:span text:style-name="T2360">śm</text:span>y<text:s/><text:span text:style-name="T2361">r</text:span>ozu<text:span text:style-name="T2362">m</text:span>ieli<text:s/>nasze wyjściowe stanowisko tutaj było takie, że nawet jeżeli to jest jakby ulga wprowadzenie tego powiedzmy, admini<text:span text:style-name="T2363">st</text:span>rac<text:span text:style-name="T2364">yj</text:span>nej sankcji, to my godzimy si<text:span text:style-name="T2365">ę</text:span><text:s/>na to, żeby inne organizacje, które nie mają cech stowarzyszenia podlegały tym karnym mechanizmom, o których pan minister mówi<text:span text:style-name="T2366">.</text:span><text:s/>Natomiast, żeby ten - w takim razie - przywilej, ograniczyć do tych organizacji, które mają cechy stowarzyszenia.</text:p>
      <text:p text:style-name="P2367"><text:span text:style-name="T2368">Min. Brol</text:span>:</text:p>
      <text:p text:style-name="P2369">No dobrze, ale jakie nie mają cech stowarzyszenia<text:span text:style-name="T2370">.</text:span></text:p>
      <text:p text:style-name="P2371"><text:span text:style-name="T2372"><text:s text:c="29"/></text:span><text:span text:style-name="T2373">:</text:span></text:p>
      <text:p text:style-name="P2374">Ruch ekologiczny św. Franciszka z Asyżu<text:span text:style-name="T2375">.</text:span></text:p>
      <text:p text:style-name="P2376">Panie ministrze, jeżel<text:span text:style-name="T2377">i</text:span><text:s/>chodzi o kodeks karny...</text:p>
      <text:p text:style-name="P2378"><text:span text:style-name="T2379">Min. Brol</text:span>:</text:p>
      <text:p text:style-name="P2380">Przepraszam bardzo, ale żeby tu była jasność, ponieważ musimy dojś<text:span text:style-name="T2381">ć</text:span><text:s/>o co tu chodzi<text:span text:style-name="T2382">.</text:span><text:s/>Bo to nie jest taka sprawa, że tutaj sobie napiszemy - mają cechy stowarzys<text:span text:style-name="T2383">ze</text:span>nia.<text:s/><text:span text:style-name="T2384">B</text:span>o cechy stowarzyszenia, no to mniej więcej my wiemy jakie są cechy stowarzyszen<text:span text:style-name="T2385">ia</text:span>, które się rejestruje - ma statut, działa zgodnie z porządkiem konstytucyjno-prawnym itd.,<text:s/><text:span text:style-name="T2386">i</text:span>td., itd.</text:p>
      <text:p text:style-name="P2387">Natomiast przecież nie o takie prawdopodobnie będzie chodziło organizacje, tylko inne. Jakie to będą cechy? No dobrze. Jeżeli ma cechy działalności politycznej<text:s/><text:span text:style-name="T2388">-</text:span><text:s/>czy to będą cechy stowarzyszenia, czy nie?</text:p>
      <text:p text:style-name="P2389">My twierdzimy, że tak. Tylko my nie chcemy, jeszcze raz podkreślam, tutaj dochodzimy do punktu pierwszego rozbieżności, że cały czas chcemy określić kryteria - jakie są kryteria różnicujące stowarzyszenia i partie polityczne. Ja nie jestem w stanie tych kryteriów określić. I przecież nie sądzę, aby<text:span text:style-name="T2390">ś</text:span>my to poddali pod r<text:span text:style-name="T2391">ozs</text:span>tr<text:span text:style-name="T2392">zy</text:span>gnięc<text:span text:style-name="T2393">ie</text:span><text:s/>w postępowaniu administracyjnym i Naczelnego Sądu Admin<text:span text:style-name="T2394">is</text:span>tra<text:span text:style-name="T2395">cy</text:span>jnego. Więc dlatego jest tu już sprawa partii politycznych załatwiona jako rozbieżność, prawda<text:span text:style-name="T2396">.</text:span></text:p>
      <text:p text:style-name="P2397"><text:span text:style-name="T2398"><text:s text:c="29"/></text:span><text:span text:style-name="T2399">:</text:span></text:p>
      <text:p text:style-name="P2400">Ja bym się tu oparł na oświadczeniu woli. Jeśli dana organizacja oświadcza, że jest stowarzyszen<text:span text:style-name="T2401">ie</text:span>m będzie rozpatrywana z punktu widzenia tej ustawy.</text:p>
      <text:p text:style-name="P2402"><text:span text:style-name="T2403">Mi</text:span><text:span text:style-name="T2404">n</text:span><text:span text:style-name="T2405">.</text:span><text:span text:style-name="T2406"><text:s/></text:span><text:span text:style-name="T2407">Brol</text:span>:</text:p>
      <text:p text:style-name="P2408">Wtedy nie jest potrzebny art.<text:s/>30.</text:p>
      <text:p text:style-name="P2409"><text:span text:style-name="T2410"><text:s text:c="29"/></text:span><text:span text:style-name="T2411">:</text:span></text:p>
      <text:p text:style-name="P2412">No to go skreślmy, to świetnie.</text:p>
      <text:p text:style-name="P2413">Ja w zasadzie pytałem - po co ten artykuł.</text:p>
      <text:soft-page-break/>
      <text:p text:style-name="P2414"><text:span text:style-name="T2415">Mi</text:span><text:span text:style-name="T2416">n.</text:span><text:span text:style-name="T2417"><text:s/>Brol</text:span><text:span text:style-name="T2418">:</text:span></text:p>
      <text:p text:style-name="P2419">To ja wyjaśniłem. Motywy wyjaśniłem, żeby nie wszczynać od razu i nie rozstrzygać legalności bądź nielegalności działania danej organizacji w postępowaniu karnym, to ja wyjaśniłem<text:span text:style-name="T2420">.</text:span></text:p>
      <text:p text:style-name="P2421"><text:span text:style-name="T2422">P</text:span><text:span text:style-name="T2423">rz</text:span><text:span text:style-name="T2424">ewodnicząca</text:span>:</text:p>
      <text:p text:style-name="P2425">Tu są dwie rzeczy. Jedna rzecz - to jest sprawa tych<text:s/>zakresów działania, ponieważ to jest ustawa o stowarzyszeniach, to powinna się odnosi<text:span text:style-name="T2426">ć</text:span><text:s/>do organizacji o typie stowarzyszenia<text:span text:style-name="T2427">.</text:span></text:p>
      <text:p text:style-name="P2428">Druga sprawa - która by się jednak z tym wiązała, mianowicie<text:s/><text:span text:style-name="T2429">-</text:span><text:s/>nasz postulat jest, że jeżeli ten punkt 30 jest - albo powinien by<text:span text:style-name="T2430">ć</text:span><text:s/>zniesiony, albo jeżeli jest, to terenowy organ administra<text:span text:style-name="T2431">cj</text:span>i państwowej o właściwości szczegółowej w<text:span text:style-name="T2432"><text:s/></text:span>sprawach społeczno-administracyjnych itd. stopnia wojewódzkiego, zamiast wydaje decyzję administracyjną o zakazie działalności, może wnieść powództwo do sądu wojewódzkiego o zakaz działalności.</text:p>
      <text:p text:style-name="P2433">I wtedy jeżeli on wnosi powództwo do sądu w<text:span text:style-name="T2434">oje</text:span>wódzkiego to w sądzie wojewódzkim toczy się sprawa o to jaki jest charakter stowarzyszenia, czy ono jest partią polityczną i broni się, że ma wtedy prawo nie podlegać tej ustawie, czy jest ruchem i broni się - że nie podlega tej ustawie, czy jest organizacją. Toczy się cała sprawa i od niej idzie dalej odwołanie do dalszego sądu<text:span text:style-name="T2435">.</text:span><text:s/>Podczas kiedy tutaj jest arbitralna decyzja administra<text:span text:style-name="T2436">cj</text:span>i, że to i to jest zakazane. I powiedzmy - minimum tego co wnosi strona solidarnościowa, to jest po pierwsze - dodanie przy działalności przez organiza<text:span text:style-name="T2437">cj</text:span>ę - dodanie cech przepraszam - o cechach stowarzyszen<text:span text:style-name="T2438">ia</text:span><text:s/>i drugie, że to - zamiast wydaje decyzje, to wnosi powództwo do sądu w<text:span text:style-name="T2439">oj</text:span>ewódzk<text:span text:style-name="T2440">ie</text:span>go o wydanie decyzji o zakazie działalności.</text:p>
      <text:p text:style-name="P2441"><text:span text:style-name="T2442">M</text:span><text:span text:style-name="T2443">in.<text:s/></text:span><text:span text:style-name="T2444">J</text:span><text:span text:style-name="T2445">.<text:s/></text:span><text:span text:style-name="T2446">B</text:span><text:span text:style-name="T2447">rol:</text:span></text:p>
      <text:p text:style-name="P2448">Ale to są dwie różne decyzje<text:span text:style-name="T2449">.</text:span><text:s/>Pan Bujak - jak ja zrozumiałem...</text:p>
      <text:p text:style-name="P2450"><text:span text:style-name="T2451">Ob.<text:s/></text:span><text:span text:style-name="T2452">Z</text:span><text:span text:style-name="T2453">b.<text:s/></text:span><text:span text:style-name="T2454">B</text:span><text:span text:style-name="T2455">ujak</text:span>:</text:p>
      <text:p text:style-name="P2456">Nie, ale to jest próba jakby formułowania jakiegoś wyjś<text:span text:style-name="T2457">ci</text:span>a z sytuacji, oczywiście ja zgadzam si<text:span text:style-name="T2458">ę</text:span><text:s/>z kierunkiem poszukiwania<text:span text:style-name="T2459">.</text:span></text:p>
      <text:p text:style-name="P2460"><text:span text:style-name="T2461">Min. J. B</text:span><text:span text:style-name="T2462">ro</text:span><text:span text:style-name="T2463">l</text:span>:</text:p>
      <text:p text:style-name="P2464"><text:span text:style-name="T2465">Ż</text:span>e sprawy aspektu politycznego ma rozstrzygać sąd wojewódzki<text:span text:style-name="T2466">.</text:span></text:p>
      <text:p text:style-name="P2467"><text:span text:style-name="T2468">Prze</text:span><text:span text:style-name="T2469">wodn</text:span><text:span text:style-name="T2470">ic</text:span><text:span text:style-name="T2471">ząca</text:span><text:span text:style-name="T2472">_-_Gra</text:span><text:span text:style-name="T2473">bska</text:span>:</text:p>
      <text:p text:style-name="P2474">Tak, lepiej niż administra<text:span text:style-name="T2475">cj</text:span>a<text:span text:style-name="T2476">.</text:span></text:p>
      <text:p text:style-name="P2477"><text:span text:style-name="T2478">Min. J. Brol</text:span>:</text:p>
      <text:p text:style-name="P2479">No z przykrością muszę powiedzieć, że ja nie mógłbym się zgodzić, bo sądy nie są powołane do rozstrzygania takich spraw. One powinny by<text:span text:style-name="T2480">ś</text:span><text:s/><text:span text:style-name="T2481">r</text:span>ozstrzygane w płaszczyźnie polityczn<text:span text:style-name="T2482">ej.</text:span></text:p>
      <text:p text:style-name="P2483"><text:span text:style-name="T2484">Przewodnicząca</text:span>:</text:p>
      <text:p text:style-name="P2485">Ale rozstrzygamy wszystkie sprawy w płaszczyźnie administracyjnej. Wszystkie sprawy stowarzyszeń będzie sąd wojewódzki. Więc jeżeli może stowarzyszeń i przeciw stowarzyszeniom, to może też rozstrzygać - czy dana organizacja jest czy nie jest stowarzyszeniem, czy powinna temu podlegać czy nie<text:span text:style-name="T2486">.<text:s/></text:span>Tak samo może sąd wojewódzki to rozstrzygać.</text:p>
      <text:p text:style-name="P2487"><text:span text:style-name="T2488">Min. J. B</text:span><text:span text:style-name="T2489">ro</text:span><text:span text:style-name="T2490">l</text:span>:</text:p>
      <text:p text:style-name="P2491">No tak, to zapiszmy to jako rozbieżność<text:span text:style-name="T2492">.</text:span></text:p>
      <text:p text:style-name="P2493"><text:span text:style-name="T2494">Przewodnicząca</text:span>:</text:p>
      <text:soft-page-break/>
      <text:p text:style-name="P2495">Tak, po prostu zapiszmy to jako czwartą rozbieżność.</text:p>
      <text:p text:style-name="P2496"><text:span text:style-name="T2497">Min. J. Brol</text:span>:</text:p>
      <text:p text:style-name="P2498">My byśmy też jeszcze mieli, bo jeszcze tu czytamy proszę państwa, jeszcze czytamy ten punkt pierwszy jeszcze raz.</text:p>
      <text:p text:style-name="P2499">I dlatego też ja jeszcze zreferuję moją propozycję, żeby punkt pierwszy trochę przerobić.</text:p>
      <text:p text:style-name="P2500">Mianowicie tu chodzi przede wszystkim o pewne skonstatowanie, które jest wyrażone w preambule do tego prawa<text:span text:style-name="T2501">.</text:span><text:s/>Mianowicie pytanie jest takie - ten projekt ustawy jest zgodny z pakietem praw politycznych i obywatelskich? Żebyśmy to też wspólnie tu skonstatowali w takim aspekcie jak to tu jest przedstawione. Bo chodzi o to, żebyśmy dali - powiedzmy - jakiś taki szerszy oddech tej ustawie w tym punkcie pierwszym i czy by nie warto by<text:span text:style-name="T2502">ł</text:span>o, taka byłaby nasza propozycja abyśmy nieco jeszcze rozszerzyli ten punkt pierwszy w tym zakresie, oczywiście zachowując wszystkie zdania, które tutaj są - tylko dodając jeszcze pewne zdania.</text:p>
      <text:p text:style-name="P2503"><text:span text:style-name="T2504">P</text:span><text:span text:style-name="T2505">rz</text:span><text:span text:style-name="T2506">ewodnicząc</text:span><text:span text:style-name="T2507">a</text:span><text:span text:style-name="T2508">:</text:span></text:p>
      <text:p text:style-name="P2509"><text:span text:style-name="T2510">Ja</text:span>kie zdania pan proponuje?</text:p>
      <text:p text:style-name="P2511"><text:span text:style-name="T2512">Min. J</text:span><text:span text:style-name="T2513">.</text:span><text:span text:style-name="T2514"><text:s/>Brol</text:span>:</text:p>
      <text:p text:style-name="P2515">No, ja tak bym widział, ale to tak mówię mniej więcej w tej chwili jeszcze bez<text:span text:style-name="T2516">...</text:span><text:s/>Jeszcze ołówek wyciągam dopiero.</text:p>
      <text:p text:style-name="P2517">Grupa robocza do spraw stowarzyszeń rozpatrzyła przed<text:span text:style-name="T2518">s</text:span>tawiony przez stroną koalicyjno-rządową projekt ustawy<text:s/><text:span text:style-name="T2519">„</text:span>prawo o stowarzyszeniach”. I tu bym dodał to trzecie zdanie. Projekt ten stanowi duży krok w kierunku poszerzenia wolności obywatelskiej w zakresie zrzeszania się oraz w kierunku demokracji, to ustaliliśmy to trzecie zdanie.</text:p>
      <text:p text:style-name="P2520">Jest on również zgodny /coś w tym rodzaju/ z postanowieniami Paktu Praw Obywatelskich i Politycznych.</text:p>
      <text:p text:style-name="P2521">I da<text:span text:style-name="T2522">le</text:span>j - w dyskusji wn<text:span text:style-name="T2523">ie</text:span>siono do tego pro<text:span text:style-name="T2524">je</text:span>ktu itd. Czyli pewne poszerzenie o te elementy, które są w preambule i którą żeśmy przyjęli, prawda. Można przyjąć jeszcze inne tu zdanie, że - powiedzmy - umożliwia obywatelom równego, bez wzglądu na przekonania prawa czynnego uczestniczenia w życiu<text:s/>publicznym, wyrażania zróżnicowanych poglądów. Żebyśmy dali coś, co rzeczywiście odzwierciedla - powiedzmy<text:s/><text:span text:style-name="T2525">-</text:span><text:s/>pewną atmosferę, do której wspólnie dążymy<text:span text:style-name="T2526">.</text:span></text:p>
      <text:p text:style-name="P2527">/Głos z sali na wyciszeniu/.</text:p>
      <text:p text:style-name="P2528">Dobrze, dobrze... Ale ja jestem gotów na to pójś<text:span text:style-name="T2529">ć.</text:span></text:p>
      <text:p text:style-name="P2530"><text:span text:style-name="T2531"><text:s text:c="29"/></text:span><text:span text:style-name="T2532">:</text:span></text:p>
      <text:p text:style-name="P2533">Panie ministrze, ale ze sformułowaniem, że w kierunku demokracji - to ja się zgadzam. Ale to w zasadzie oznacza, że to nie buduje jeszcze układu<text:s/><text:span text:style-name="T2534">de</text:span>mokratycznego. I to w zasadzie<text:span text:style-name="T2535">.</text:span><text:bookmark-start text:name="bookmark10"/><text:span text:style-name="T2536">.</text:span>.<text:bookmark-end text:name="bookmark10"/></text:p>
      <text:p text:style-name="P2537"><text:span text:style-name="T2538">Min. J</text:span><text:span text:style-name="T2539">.</text:span><text:span text:style-name="T2540"><text:s/>Brol</text:span><text:span text:style-name="T2541">:</text:span></text:p>
      <text:p text:style-name="P2542">Ale ja wcale nie twierdzą, że ustawa buduje demokrację<text:span text:style-name="T2543">.<text:s/></text:span>To ja takim oczywiście optymistą jeszcze nie jestem.<text:s/><text:span text:style-name="T2544">Przewodnicząca</text:span>:</text:p>
      <text:p text:style-name="P2545">To może dać - w kierunku demokracji i w kierunku zgodności praw obywatelskich.</text:p>
      <text:p text:style-name="P2546"><text:span text:style-name="T2547">Min. J</text:span><text:span text:style-name="T2548">.</text:span><text:span text:style-name="T2549"><text:s/>Brol</text:span>:</text:p>
      <text:p text:style-name="P2550">No nie, proszą pań<text:span text:style-name="T2551">s</text:span>twa - co do zgodności ustawy to chyba nikt nie ma wątpliwości.</text:p>
      <text:soft-page-break/>
      <text:p text:style-name="P2552"><text:span text:style-name="T2553">U</text:span>stawa jest zgodna, praktyka to jest zagadnienie.</text:p>
      <text:p text:style-name="P2554"><text:span text:style-name="T2555">Przewodnicząca</text:span>:</text:p>
      <text:p text:style-name="P2556">Nie, nie. Uważamy, że zarówno art. 4<text:span text:style-name="T2557">4</text:span><text:s/><text:span text:style-name="T2558">j</text:span>ak i połączenie art. 30 z brakiem wyłączenia partii politycznych, nie są znowu tak bardzo zgodne z Paktami Praw Człowieka.</text:p>
      <text:p text:style-name="P2559"><text:span text:style-name="T2560">Min. J.<text:s/></text:span><text:span text:style-name="T2561">B</text:span><text:span text:style-name="T2562">rol</text:span>:</text:p>
      <text:p text:style-name="P2563">Jak znam pakty, a uważam, że je znam bardzo dobrze, jeżeli już się można pochwalić - to je nosiłem stale. Dzisiaj jakoś mi gdzie zginęły. Więc o partiach politycznych Pakty Praw Obywatelskich - powiedzmy - w ogóle nie mówią.<text:s/>Mówią tylko o stowarzyszeniach i mówią o tej klauzuli porządku publicznego, którą mamy w ust.<text:s/><text:span text:style-name="T2564">2</text:span><text:s/>art. 1.</text:p>
      <text:p text:style-name="P2565"><text:span text:style-name="T2566"><text:s text:c="29"/></text:span><text:span text:style-name="T2567">:</text:span></text:p>
      <text:p text:style-name="P2568">Tam jest pełne prawo stowarzyszania się zawarte.</text:p>
      <text:p text:style-name="P2569"><text:span text:style-name="T2570">Min. J. Brol</text:span>:</text:p>
      <text:p text:style-name="P2571">Nie, no ale my przecież nie tworzymy tutaj monopolu organizowania się. Tylko cały nasz spór - jeszcze raz podkreślam - sprowadza się do tego, czy my możemy mówić o ruchu harcerskich, czy też mówimy o jednej organizacji harcerskiej. Nasze zdanie, które już tu wielokrotnie wyrażałem jest takie, że jest jeden ruch harcerski, na bazie którego wyrosła jedna organizacja harcerska. Natomiast państwo twierdzicie odwrotnie - że jest ruch harcerski, na którym może się tworzy<text:span text:style-name="T2572">ć<text:s/></text:span>więcej organizacji harcerskich.</text:p>
      <text:p text:style-name="P2573">A więc do tego sprowadza się nasz spór jeżeli idzie o stronę jurydyczną, więc on nie ma nic wspólnego ze sporem na gruncie Paktów Praw Człowieka<text:span text:style-name="T2574">.</text:span></text:p>
      <text:p text:style-name="P2575"><text:span text:style-name="T2576"><text:s text:c="29"/></text:span><text:span text:style-name="T2577">:</text:span></text:p>
      <text:p text:style-name="P2578">Będzie miał, bo w tym wypadku byśmy musieli stwierdzić, że każdy harcerz ma prawo stowarzyszenia się zgodnie ze swoją wolą, byle wstąpił do ZHP.</text:p>
      <text:p text:style-name="P2579"><text:span text:style-name="T2580">Min. J</text:span><text:span text:style-name="T2581">.</text:span><text:span text:style-name="T2582"><text:s/>Brol</text:span><text:span text:style-name="T2583">:</text:span></text:p>
      <text:p text:style-name="P2584">Nie, nie - my mówimy, że harcerzem jest tylko ten, kto przynależy do ZHP, co nie oznacza, że obok ZHP nie mogą być tworzone jakiekolwiek inne organizacje młodzieżowe, byle nie używały - munduru, nazwy, itd.</text:p>
      <text:p text:style-name="P2585"><text:span text:style-name="T2586">P</text:span><text:span text:style-name="T2587">rz</text:span><text:span text:style-name="T2588">ewodnicząc</text:span><text:span text:style-name="T2589">a</text:span>:</text:p>
      <text:p text:style-name="P2590">Proszę państwa, ale może my już do tego harcerstwa nie będziemy wracać, bo to nieskończony temat rzeka.</text:p>
      <text:p text:style-name="P2591"><text:span text:style-name="T2592">Min. J</text:span><text:span text:style-name="T2593">.</text:span><text:span text:style-name="T2594"><text:s/>Brol</text:span><text:span text:style-name="T2595">:</text:span></text:p>
      <text:p text:style-name="P2596">Więc jeżeli byście państwo uznali, że no tu redagujemy te ten punkt pierwszy<text:span text:style-name="T2597">,</text:span><text:s/>bo on jest taki ubogi w tę treść, którą powinniśmy jako...</text:p>
      <text:p text:style-name="P2598"><text:span text:style-name="T2599">Przewodnicząca</text:span>:</text:p>
      <text:p text:style-name="P2600">Jaka jest propozycja wobec tego zdania co do punktu pierwszego?</text:p>
      <text:p text:style-name="P2601"><text:span text:style-name="T2602">Min. J. Brol</text:span>:</text:p>
      <text:p text:style-name="P2603">Zdanie pierwsze pozostałoby bez zmian. Jako drug<text:span text:style-name="T2604">ie<text:s/></text:span>zdanie dalibyśmy to trzecie, to które żeśmy już tu napisali. Oczywiście nic nie wyrzucając z tych zdań.<text:s/><text:span text:style-name="T2605">I</text:span><text:s/>dodalibyśmy zdanie, może to z preambułą, że zgodnie z Paktem Praw Obywatelskich i Politycznych pr<text:span text:style-name="T2606">oj</text:span>ekt ten umożliwi obywatelom równe, bez względu na przekonania prawo czynnego udziału, czynnego uczestnictwa w życiu publicznym i realizacji, i<text:s/><text:soft-page-break/>wyrażania zróżn<text:span text:style-name="T2607">ic</text:span>owany<text:span text:style-name="T2608">ch</text:span><text:s/>poglądów<text:s/><text:span text:style-name="T2609">o</text:span>raz realizacji indywidualnych zainteresowań, co jest bardzo ważne. Przecież tutaj przede wszystkim wchodzą stowarzyszenia zwykłe -powiedzmy - indywidualnych zainteresowań.</text:p>
      <text:p text:style-name="P2610">I potem brzmiałoby - w dyskusji wniesiono do tego projektu szereg poprawek i w wyniku kompromisu przyjęto projekt ustawy z trzema, no ewentualnie teraz z czterema rozbieżnościami, o czym niżej.</text:p>
      <text:p text:style-name="P2611"><text:span text:style-name="T2612">Przewodnicząca</text:span>:</text:p>
      <text:p text:style-name="P2613">Z tym że panie ministrze, mnie się w jedno trzymały<text:s/><text:span text:style-name="T2614">d</text:span>wa zdania, które tu będą rozbite. Mianowicie - projekt ten stanowi duży krok w kierunku rozszerzenia wolności obywatelskiej na zasadzie zrzeszania się. I tam w kierunku demokracji.<text:s/><text:span text:style-name="T2615">I</text:span><text:s/>strona opozycyjno-solidarnościowa wyraziła nadzieję dalszego procesu w tym kierunku.</text:p>
      <text:p text:style-name="P2616">Więc te dwa, żeby zachowały łączność<text:span text:style-name="T2617">,</text:span><text:s/>bo one się trzymają razem. Ja nie wiem czy to<text:s/>„w dyskusji wniesiono”, trzeba by chyba na sam koniec dać albo zostawić, a to<text:s/>„zgodnie z Paktami”<text:s/>wstawić przed<text:s/>„projekt ten stanowi”<text:span text:style-name="T2618">.</text:span></text:p>
      <text:p text:style-name="P2619">Jeżeli byśmy się godzili.</text:p>
      <text:p text:style-name="P2620"><text:span text:style-name="T2621"><text:s text:c="29"/></text:span><text:span text:style-name="T2622">:</text:span></text:p>
      <text:p text:style-name="P2623">Jeżeli wolno, panie ministrze. Te dwa zdania, które myśmy tutaj zapisali<text:s/>„w kierunku demokracji”<text:s/>przeczą Paktom Praw Człowieka, ponieważ jeżeli to jest zgodne z Paktami Praw Człowieka, to my nie mamy powodu do pisania tego, ażeby to szło w kierunku demokracji<text:span text:style-name="T2624">.</text:span><text:s/>A skoro piszemy, że to ma iść w kierunku demokracji, to znaczy, że nie jest to zgodne z prawami, przepraszam z Paktami Praw Człowieka.</text:p>
      <text:p text:style-name="P2625">Czyli jest to jak gdyby sprzeczność.<text:s/><text:span text:style-name="T2626">I</text:span><text:s/>teraz musimy zdecydować, które z tych sformułowań zachować.</text:p>
      <text:p text:style-name="P2627"><text:span text:style-name="T2628">Min. J</text:span><text:span text:style-name="T2629">.</text:span><text:span text:style-name="T2630"><text:s/>Brol</text:span>:</text:p>
      <text:p text:style-name="P2631">Nie, no rozwiązania, pierwszy raz słyszę taką interpretację, bo na taką interpretację to trudno byłoby się zgodzić.<text:s/><text:span text:style-name="T2632">Je</text:span>żeli idą w kierunku, to się rozumie, że wychodzą naprzeciw potrzebom praktyki.<text:s/><text:span text:style-name="T2633">I</text:span><text:s/>że w praktyce będzie się je realizować i ur<text:span text:style-name="T2634">zecz</text:span>yw<text:span text:style-name="T2635">is</text:span>tn<text:span text:style-name="T2636">ia</text:span>ć, prawda. Tak ja to rozumiem. Ale sam tekst projektu ustawy - no przecież nie ulega wątpliwości, że jest zgodny z Paktami Praw Obywatelskich i Politycznych.</text:p>
      <text:p text:style-name="P2637"><text:span text:style-name="T2638">Przewodnicząca</text:span>:</text:p>
      <text:p text:style-name="P2639">Można by zrobić jeszcze taką redakcję - projekt ten zwiększa zgodną z Prawami Praw Obywatelskich możliwość itd., czyli że on zwiększa możliwość zgodną z Prawami, a nie że już jest wszystko zgodne.</text:p>
      <text:p text:style-name="P2640"><text:span text:style-name="T2641"><text:s text:c="29"/></text:span><text:span text:style-name="T2642">:</text:span></text:p>
      <text:p text:style-name="P2643">Kierunkowo<text:span text:style-name="T2644">.</text:span></text:p>
      <text:p text:style-name="P2645"><text:span text:style-name="T2646">Przewodnicząca</text:span>:</text:p>
      <text:p text:style-name="P2647">Tak,<text:s/><text:span text:style-name="T2648">k</text:span>ierun<text:span text:style-name="T2649">k</text:span>o<text:span text:style-name="T2650">w</text:span>o<text:span text:style-name="T2651">.</text:span></text:p>
      <text:p text:style-name="P2652"><text:span text:style-name="T2653">Ob. Czarnota</text:span>:</text:p>
      <text:p text:style-name="P2654">Jeżeli można to ja mam pytanie.</text:p>
      <text:p text:style-name="P2655"><text:span text:style-name="T2656">Pr</text:span><text:span text:style-name="T2657">zewo</text:span><text:span text:style-name="T2658">dni</text:span><text:span text:style-name="T2659">c</text:span><text:span text:style-name="T2660">zą</text:span><text:span text:style-name="T2661">ca</text:span>:</text:p>
      <text:p text:style-name="P2662">Koledzy mó<text:span text:style-name="T2663">w</text:span>ią, że to jest właściwie zb<text:span text:style-name="T2664">ę</text:span>dne w związ<text:span text:style-name="T2665">k</text:span>u z tym, że tu już o tym kierunku i o zwiększeniu praw jest, no to<text:s/><text:span text:style-name="T2666">je</text:span>st to samo.</text:p>
      <text:p text:style-name="P2667"><text:span text:style-name="T2668"><text:s text:c="29"/></text:span><text:span text:style-name="T2669">:</text:span></text:p>
      <text:p text:style-name="P2670">Czy można by<text:s/><text:span text:style-name="T2671">zapr</text:span>o<text:span text:style-name="T2672">po</text:span>nowa<text:span text:style-name="T2673">ć</text:span><text:s/>stronie rządowej o wycofanie jednak całości tego zwrotu, bo to gdybyśmy<text:s/><text:soft-page-break/>mieli przyjmować, wymagałoby to uzasadnienia również prawnego. A co do tego to się chyba nie da tak przeprowadzi<text:span text:style-name="T2674">ć.</text:span><text:s/><text:span text:style-name="T2675">I</text:span><text:s/>dlatego jako punkt wyjścia prosiłbym, to znaczy występowałbym o wycofanie tej propozycji.</text:p>
      <text:p text:style-name="P2676"><text:span text:style-name="T2677">Min. J. B</text:span><text:span text:style-name="T2678">ro</text:span><text:span text:style-name="T2679">l</text:span>:</text:p>
      <text:p text:style-name="P2680">No to dobrze, nie powołujmy się na Pakty, zostawmy w ogóle Pakty, a weźmy to, że umożliwia obywatelom, rozszerzmy w każdym razie tę pierwszą część i nie nawiązujmy do Paktów.</text:p>
      <text:p text:style-name="P2681"><text:span text:style-name="T2682">Przewodnicząca</text:span>:</text:p>
      <text:p text:style-name="P2683">Tak, ale czy to wtedy nie jest to samo - projekt ten stanowi duży krok w kierunku poszerzenia wolności obywatelski<text:span text:style-name="T2684">ej<text:s/></text:span>w zakresie zrzeszania się i w kierunku demokra<text:span text:style-name="T2685">c</text:span>ji.</text:p>
      <text:p text:style-name="P2686"><text:span text:style-name="T2687">Min. J</text:span><text:span text:style-name="T2688">.</text:span><text:span text:style-name="T2689"><text:s/>Brol</text:span>:</text:p>
      <text:p text:style-name="P2690">No właśnie, i teraz to uzasadnia - umożliwia bowiem obywatelom równe bez względu na przekonania prawo...</text:p>
      <text:p text:style-name="P2691"><text:span text:style-name="T2692">Przewodnicząca</text:span>:</text:p>
      <text:p text:style-name="P2693">Niezupełnie równe, bo na przykład właśnie w stosunku do harcerstwa niezupełnie równe. Jedno harcerstwo jest równiejsze od drugiego<text:span text:style-name="T2694">.</text:span></text:p>
      <text:p text:style-name="P2695"><text:span text:style-name="T2696">Min.<text:s/></text:span><text:span text:style-name="T2697">J.</text:span><text:span text:style-name="T2698"><text:s/>Brol</text:span>:</text:p>
      <text:p text:style-name="P2699">To bez<text:s/><text:span text:style-name="T2700">„</text:span>równego<text:span text:style-name="T2701">”</text:span><text:s/>-<text:s/><text:span text:style-name="T2702">„</text:span>umożliwia obywatelom bez względu a przekonania, czynne uc<text:span text:style-name="T2703">ze</text:span>stnictwo<text:span text:style-name="T2704">”</text:span>.</text:p>
      <text:p text:style-name="P2705"><text:span text:style-name="T2706">Przewodnicząca</text:span>:</text:p>
      <text:p text:style-name="P2707">To też nie<text:span text:style-name="T2708">..</text:span>.</text:p>
      <text:p text:style-name="P2709"><text:span text:style-name="T2710"><text:s text:c="29"/></text:span><text:span text:style-name="T2711">:</text:span></text:p>
      <text:p text:style-name="P2712">...że to wszystko co nie jest w rozumieniu strony opozycyjno-solidarnościowej zgodne z pojęciem demokracji, z Paktami Praw Człowieka itd., że to wszystko oznacza, że osiągnięty etap porozumienia nie jest już etapem, który obydwie strony mogłyby przestrzegać, tylko że jest jak gdyby pewnym...</text:p>
      <text:p text:style-name="P2713"><text:span text:style-name="T2714">P</text:span><text:span text:style-name="T2715">rzewo</text:span><text:span text:style-name="T2716">dn</text:span><text:span text:style-name="T2717">icz</text:span><text:span text:style-name="T2718">ą</text:span><text:span text:style-name="T2719">ca</text:span><text:span text:style-name="T2720">:</text:span></text:p>
      <text:p text:style-name="P2721">Może przestrzegać, tylko chodzi żeby bronili się przed bardzo emfatycznymi stwierdzeniami, tak jakby wszystko było ju<text:span text:style-name="T2722">ż<text:s/></text:span>osiągnięte wtedy, kiedy wyrażamy nadzieję na zwiększanie tej demokracji.</text:p>
      <text:p text:style-name="P2723"><text:span text:style-name="T2724"><text:s text:c="29"/></text:span><text:span text:style-name="T2725">:</text:span></text:p>
      <text:p text:style-name="P2726">Skoro zatem nie wszystko zostało osiągnięte, to oznacza.<text:span text:style-name="T2727">..</text:span></text:p>
      <text:p text:style-name="P2728"><text:span text:style-name="T2729">Przewodnicząc</text:span><text:span text:style-name="T2730">a</text:span>:</text:p>
      <text:p text:style-name="P2731">Wobec tego chcielibyśmy tutaj - tu chodzi o skromniejsze lub bardziej emfatyczne stwierdzenia na ten temat. Myślę<text:s/><text:span text:style-name="T2732">ż</text:span>e można dać tutaj dla satysfakcji strony rządowej powiedzenie, że - powiedzmy - projekt ten stanowi duży krok w kierunku poszerzenia wolności obywatelskie<text:span text:style-name="T2733">j</text:span><text:s/>w zakresie zrzeszania się.<text:s/><text:span text:style-name="T2734">I</text:span><text:s/>dalej - wyrażania poglądów, udział<text:span text:style-name="T2735">.</text:span>.. Bo tutaj duży krok w tym k<text:span text:style-name="T2736">i</text:span>erunku.</text:p>
      <text:p text:style-name="P2737"><text:span text:style-name="T2738">Min</text:span><text:span text:style-name="T2739">.</text:span><text:span text:style-name="T2740"><text:s/>J. Brol</text:span>:</text:p>
      <text:p text:style-name="P2741">Czynnego uczestnictwa w życiu publicznym i wyrażania zróżnicowanych poglądów oraz realizacji indywidualnych<text:span text:style-name="T2742">.</text:span>.<text:span text:style-name="T2743">.</text:span></text:p>
      <text:p text:style-name="P2744"><text:span text:style-name="T2745">Przewodnicząc</text:span><text:span text:style-name="T2746">a</text:span>:</text:p>
      <text:p text:style-name="P2747">Tak, projekt ten stanowi duży krok w kierunku poszerzenia wolności obywatelskiej w zakresie zrzeszania się - i tutaj dodać, jakby to było<text:s/><text:span text:style-name="T2748">-</text:span><text:s/>wyrażania poglądów, zróżnicowanych pogląd<text:span text:style-name="T2749">ó</text:span>w<text:span text:style-name="T2750">.</text:span></text:p>
      <text:soft-page-break/>
      <text:p text:style-name="P2751"><text:span text:style-name="T2752">Min.<text:s/></text:span><text:span text:style-name="T2753">J</text:span><text:span text:style-name="T2754">. B</text:span><text:span text:style-name="T2755">ro</text:span><text:span text:style-name="T2756">l</text:span>:</text:p>
      <text:p text:style-name="P2757">Projekt ten stanowi duży krok w kierunku poszerzania wolności obywatelski<text:span text:style-name="T2758">ej</text:span><text:s/>w zakresie zrzeszania się oraz w kierunku demok<text:span text:style-name="T2759">r</text:span>a<text:span text:style-name="T2760">c</text:span>ji. Może da<text:span text:style-name="T2761">ć</text:span><text:s/>kropkę po tym i powiedzieć: pozwala na czynne uczestnictwo obywatela w życiu publicznym i wyrażania zróżnicowanych poglądów oraz realizacji indyw<text:span text:style-name="T2762">id</text:span>ualny<text:span text:style-name="T2763">ch</text:span><text:s/>zainteresowań.</text:p>
      <text:p text:style-name="P2764"><text:span text:style-name="T2765"><text:s text:c="29"/></text:span><text:span text:style-name="T2766">:</text:span></text:p>
      <text:p text:style-name="P2767">Przepraszam bardzo, ale ja może przywołam jedno z postanowień paktu<text:span text:style-name="T2768">.</text:span><text:s/>Jeśli w tym brzmieniu jak pan minister mówi, o tym czynnym uczestnictwie, ale to jest po prostu sformułowanie dlaczego mówimy o pozostaw<text:span text:style-name="T2769">ie</text:span>niu w takim brzmieniu, bo pan minister powiedział: swobodnym uczestnictwie itd. No, a tu w tym się mieści, jeśliby trzymać się literalnie paktów, uc<text:span text:style-name="T2770">ze</text:span>stniczen<text:span text:style-name="T2771">ie</text:span><text:s/>w kierowaniu sprawami publicznymi bezpośrednio lub za pośrednictwem swobodnie wybranych przedstawicieli.</text:p>
      <text:p text:style-name="P2772">No, tego warunku jeszcze nie spełnia, więc wobec tego lepiej tego w tej chwili...</text:p>
      <text:p text:style-name="P2773"><text:span text:style-name="T2774">M</text:span><text:span text:style-name="T2775">in. J. Brol</text:span>:</text:p>
      <text:p text:style-name="P2776">Chwileczkę, zaraz<text:s/><text:span text:style-name="T2777">-</text:span><text:s/>o czym my mówimy? Przecież my mówimy o stowarzyszeniach, ale nie o Sejmie.</text:p>
      <text:p text:style-name="P2778"><text:span text:style-name="T2779">Pr</text:span><text:span text:style-name="T2780">ze</text:span><text:span text:style-name="T2781">wodnicząc</text:span><text:span text:style-name="T2782">a</text:span>:</text:p>
      <text:p text:style-name="P2783">Rozumiem,<text:s/><text:span text:style-name="T2784">a</text:span>le jeżeli pan minister mówi o uczestniczeniu w życiu publicznym, to przechodzi to w zakres stowarzyszeń.<text:s/><text:span text:style-name="T2785">Min. J. Brol</text:span>:</text:p>
      <text:p text:style-name="P2786">Ale stowarzyszeń, poprzez st<text:span text:style-name="T2787">ow</text:span>arzys<text:span text:style-name="T2788">ze</text:span>n<text:span text:style-name="T2789">ia</text:span>. Przecież my mówimy tylko o stowarzyszeniach.</text:p>
      <text:p text:style-name="P2790"><text:span text:style-name="T2791"><text:s text:c="29"/></text:span><text:span text:style-name="T2792">:</text:span></text:p>
      <text:p text:style-name="P2793">To jest pojęcie szersze, dalej idące<text:span text:style-name="T2794">.</text:span><text:s/>Tutaj nie ma ono zastosowania.</text:p>
      <text:p text:style-name="P2795"><text:span text:style-name="T2796">Min. J</text:span><text:span text:style-name="T2797">.</text:span><text:span text:style-name="T2798"><text:s/>Brol</text:span><text:span text:style-name="T2799">:</text:span></text:p>
      <text:p text:style-name="P2800">Dobrze, wi<text:span text:style-name="T2801">ę</text:span>c my mo<text:span text:style-name="T2802">że</text:span>my tutaj także to z<text:span text:style-name="T2803">mody</text:span>fiko<text:span text:style-name="T2804">wa</text:span>ć, jeżeli państwo uważacie. Tylko rzecz polega na tym - czy tego nie poszerzyć. Dlatego że<text:span text:style-name="T2805">ś</text:span>my tutaj dosy<text:span text:style-name="T2806">ć</text:span><text:s/>skąpo napisali na ten temat.</text:p>
      <text:p text:style-name="P2807"><text:span text:style-name="T2808">Przewodnicząca</text:span>:</text:p>
      <text:p text:style-name="P2809">Ale to skąpo jest równocześnie bardzo mocne, a więc ja bym została przy tym.</text:p>
      <text:p text:style-name="P2810">Mocne<text:s/><text:span text:style-name="T2811">„</text:span>duży krok”, wolność obywatelska w zakresie zrzeszania się i kierunek demokracji - co tu trzeba więcej d<text:span text:style-name="T2812">od</text:span>awa<text:span text:style-name="T2813">ć</text:span>.</text:p>
      <text:p text:style-name="P2814"><text:span text:style-name="T2815"><text:s text:c="29"/></text:span><text:span text:style-name="T2816">:</text:span></text:p>
      <text:p text:style-name="P2817"><text:span text:style-name="T2818">Jeś</text:span>li można - ja bym zaproponował dalej idący wniosek. Mianowicie dochodzimy tutaj do próby formułowania bardzo ogólnych deklaracji, które w zasadzie bardziej przynależą już nawet nie<text:s/>„stołowi”<text:s/>politycznemu, ale wręcz<text:s/>„stołowi okrągłemu”.</text:p>
      <text:p text:style-name="P2819">Więc uważam, że nasza grupa robocza powinna - o ile to tylko możliwe - ograniczyć się do technicznego zapisu protokołu rozbieżności i podkreślenia ewentualnie<text:span text:style-name="T2820">.</text:span></text:p>
      <text:p text:style-name="P2821"><text:span text:style-name="T2822">Min. J. Brol</text:span>:</text:p>
      <text:p text:style-name="P2823">Dobrze, no więc wobec tego zostawiamy - bo nie uzyskamy porozumienia w te<text:span text:style-name="T2824">j</text:span><text:s/>sprawie. Piszemy wobec tego tylko punkt<text:span text:style-name="T2825">.</text:span><text:bookmark-start text:name="bookmark12"/><text:span text:style-name="T2826">.</text:span>.<text:bookmark-end text:name="bookmark12"/></text:p>
      <text:p text:style-name="P2827"><text:span text:style-name="T2828">Przewodnicząca</text:span>:</text:p>
      <text:p text:style-name="P2829">Piszemy czwarty punkt rozbieżności i wtedy tutaj jako w czterech kwestiach - strony nie uzyskały porozumienia.</text:p>
      <text:soft-page-break/>
      <text:p text:style-name="P2830"><text:span text:style-name="T2831">Min</text:span><text:span text:style-name="T2832">.</text:span><text:span text:style-name="T2833"><text:s/>J</text:span><text:span text:style-name="T2834">.</text:span><text:span text:style-name="T2835"><text:s/>Brol</text:span><text:span text:style-name="T2836">:</text:span></text:p>
      <text:p text:style-name="P2837">Jako punkt c, strona 2a...</text:p>
      <text:p text:style-name="P2838"><text:span text:style-name="T2839"><text:s text:c="29"/></text:span><text:span text:style-name="T2840">:</text:span></text:p>
      <text:p text:style-name="P2841">Przepraszam bardzo, ale jeszcze na tym tle o czym tu mówiliśmy pytanie. Czy przez grupę, która rozmawiała z sobą i przygotowała projekt była omawiana preambuła?<text:s/>Jako że prawo o stowarzys<text:span text:style-name="T2842">ze</text:span>niach, w celu stworzenia, realizowanej i gwarantowan<text:span text:style-name="T2843">ej</text:span><text:s/>Konstytucją oraz zrzeszania się zgodnie z Powszechną Deklaracją Praw Człowieka i Międzynarod<text:span text:style-name="T2844">ow</text:span>ym Paktem Praw Obywatelskich i Politycznych.</text:p>
      <text:p text:style-name="P2845">Czy rzeczywiście jest to zgodne wszystko? I czy to było omówione, czy to zostanie rozbieżność w tym punkcie także?</text:p>
      <text:p text:style-name="P2846">I to właśnie ze względu na art. 44.</text:p>
      <text:p text:style-name="P2847"><text:span text:style-name="T2848">Min. J</text:span><text:span text:style-name="T2849">.</text:span><text:span text:style-name="T2850"><text:s/>Brol</text:span><text:span text:style-name="T2851">:</text:span></text:p>
      <text:p text:style-name="P2852">Ale to pan mecenas chyba do swojej grupy kieruje to pytanie<text:span text:style-name="T2853">.</text:span></text:p>
      <text:p text:style-name="P2854"><text:span text:style-name="T2855">Mec</text:span><text:span text:style-name="T2856">.</text:span><text:span text:style-name="T2857"><text:s/>J</text:span><text:span text:style-name="T2858">.<text:s/></text:span><text:span text:style-name="T2859">A</text:span><text:span text:style-name="T2860">m</text:span><text:span text:style-name="T2861">b</text:span><text:span text:style-name="T2862">r</text:span><text:span text:style-name="T2863">oziak</text:span>:</text:p>
      <text:p text:style-name="P2864">Ja się po prostu pytam - czy ta sprawa była omówiona.</text:p>
      <text:p text:style-name="P2865"><text:span text:style-name="T2866">Min. J. Brol</text:span><text:span text:style-name="T2867">:</text:span></text:p>
      <text:p text:style-name="P2868">Dlaczego pan mecenas<text:s/><text:span text:style-name="T2869">w</text:span><text:s/>te<text:span text:style-name="T2870">j</text:span><text:s/>sprawie mnie pyta?</text:p>
      <text:p text:style-name="P2871"><text:span text:style-name="T2872">Mec</text:span><text:span text:style-name="T2873">.</text:span><text:span text:style-name="T2874"><text:s/>J</text:span><text:span text:style-name="T2875">.</text:span><text:span text:style-name="T2876"><text:s/>Amb</text:span><text:span text:style-name="T2877">ro</text:span><text:span text:style-name="T2878">zia</text:span><text:span text:style-name="T2879">k</text:span>:</text:p>
      <text:p text:style-name="P2880">Nie, nie przepraszam. Ja tylko prosiłem o udzielenie głosu.</text:p>
      <text:p text:style-name="P2881">Mnie chodzi o to<text:s/><text:span text:style-name="T2882">-</text:span><text:s/>czy ta sprawa w ogóle była omawiana. Bo jeżeli w ogóle nie była omawiana, no to w takim razie to jest także rozbieżność.</text:p>
      <text:p text:style-name="P2883"><text:span text:style-name="T2884">P</text:span><text:span text:style-name="T2885">rz</text:span><text:span text:style-name="T2886">ew</text:span><text:span text:style-name="T2887">od</text:span><text:span text:style-name="T2888">n</text:span><text:span text:style-name="T2889">ic</text:span><text:span text:style-name="T2890">ząc</text:span><text:span text:style-name="T2891">a</text:span>:</text:p>
      <text:p text:style-name="P2892">Ale myślę, że tej rozbieżności formułowa<text:span text:style-name="T2893">ć</text:span><text:s/>już nie będziemy. Wystarczy, że sformułujemy merytoryczne rozbieżności.</text:p>
      <text:p text:style-name="P2894"><text:span text:style-name="T2895">Me</text:span><text:span text:style-name="T2896">c.<text:s/></text:span><text:span text:style-name="T2897">J.</text:span><text:span text:style-name="T2898"><text:s/>Ambroziak</text:span>:</text:p>
      <text:p text:style-name="P2899">Ale ta preambuła jest poważną rozbieżnością merytoryczną<text:span text:style-name="T2900">.</text:span></text:p>
      <text:p text:style-name="P2901"><text:span text:style-name="T2902">Min. J</text:span><text:span text:style-name="T2903">.</text:span><text:span text:style-name="T2904"><text:s/>Brol</text:span><text:span text:style-name="T2905">:</text:span></text:p>
      <text:p text:style-name="P2906">Panie mecenasie, ale pan zdaje się też uczestniczył w grupie redakcyjnej?</text:p>
      <text:p text:style-name="P2907"><text:span text:style-name="T2908">Mec. J</text:span><text:span text:style-name="T2909">.</text:span><text:span text:style-name="T2910"><text:s/>Ambroziak</text:span>:</text:p>
      <text:p text:style-name="P2911">W poniedziałek 1<text:span text:style-name="T2912">3</text:span><text:s/>tak jest, jak<text:s/>żeśmy rozmawiali pan minister przyszedł z gotowym tekstem. No i omawialiśmy go, bo miał być tego samego dnia przyn<text:span text:style-name="T2913">ie</text:span>siony.</text:p>
      <text:p text:style-name="P2914"><text:span text:style-name="T2915">Min. J</text:span><text:span text:style-name="T2916">.</text:span><text:span text:style-name="T2917"><text:s/>Brol</text:span>:</text:p>
      <text:p text:style-name="P2918">Ale przecież on był tutaj przepisywany.</text:p>
      <text:p text:style-name="P2919"><text:span text:style-name="T2920">Mec.<text:s/></text:span><text:span text:style-name="T2921">J</text:span><text:span text:style-name="T2922">. Ambroziak</text:span>:</text:p>
      <text:p text:style-name="P2923">No nie gotowym, myśmy tutaj poprawiali. Oczywiście, ale miał iść tego samego dnia do Rady Ministrów i sytuacja była bardzo podbramkowa. I zostawiliśmy sobie luz do rozmów tutaj jeszcze<text:span text:style-name="T2924">.</text:span></text:p>
      <text:p text:style-name="P2925"><text:span text:style-name="T2926">Pr</text:span><text:span text:style-name="T2927">zewodnicząc</text:span><text:span text:style-name="T2928">a</text:span>:</text:p>
      <text:p text:style-name="P2929">Możemy najwyżej od strony solidarnościowej w naszym uzasadnieniu sprzeciwu wobec punktu 44 stwierdzić, że uważamy iż nie jest on zgodny z punktem pierwszym pkt<text:span text:style-name="T2930">.</text:span><text:s/>1 preambuły<text:span text:style-name="T2931">.</text:span></text:p>
      <text:p text:style-name="P2932">To możemy w swoim zapisze zrobić. Natomiast ja absolutnie bym tutaj się nie godziła na to ażebyśmy<text:s/><text:soft-page-break/>w tej chwili zaczynali jeszcze kwestię o preambułę i wprowadzanie rozbieżności co do preambuły.</text:p>
      <text:p text:style-name="P2933">Możemy to<text:s/><text:span text:style-name="T2934">-</text:span><text:s/>jeżeli pan uważa - sformułować odnośnie punktu 44, że zdaniem<text:s/><text:span text:style-name="T2935">„</text:span>Solidarn<text:span text:style-name="T2936">ośc</text:span>i<text:span text:style-name="T2937">”</text:span><text:s/>jest on niezgodny z preambułą mówiącą o prawach człowieka.</text:p>
      <text:p text:style-name="P2938">To jest jedyne co możemy zrobi<text:span text:style-name="T2939">ć.</text:span><text:s/><text:span text:style-name="T2940">J</text:span>a w takim razie proponuję, żeby przy punkcie - przepraszam - strona druga pkt. b przy<text:s/><text:span text:style-name="T2941">„</text:span>strona opozycyjno-solidarnościowa<text:span text:style-name="T2942">...</text:span><text:s/>o zniesienie art. 44, która swoje stanowisko uzasadnia tym, że /i tutaj dać/ - po pierwsze...</text:p>
      <text:p text:style-name="P2943"><text:span text:style-name="T2944"><text:s text:c="29"/></text:span><text:span text:style-name="T2945">:</text:span></text:p>
      <text:p text:style-name="P2946">Przepraszam, a<text:span text:style-name="T2947">r</text:span>t. 44 oznacza faktyczne utrzymanie monopolu ZHP nad całą działalnością harcerską, co staje w sprzeczności.</text:p>
      <text:p text:style-name="P2948"><text:span text:style-name="T2949">P</text:span><text:span text:style-name="T2950">rz</text:span><text:span text:style-name="T2951">ewodnicząca</text:span>:</text:p>
      <text:p text:style-name="P2952">Może państwo pozwolą - chwileczkę. ZHP nad całą działalnością harcerską, co - zdaniem strony opozycyjno-solidarnościowej - stoi w sprzeczności z preambułą.</text:p>
      <text:p text:style-name="P2953"><text:span text:style-name="T2954">Min.<text:s/></text:span><text:span text:style-name="T2955">J.</text:span><text:span text:style-name="T2956"><text:s/>Brol</text:span>:</text:p>
      <text:p text:style-name="P2957">...tej strony symbolika, krzyż, słowo harcerstwo - jest wspólną własnością całego.<text:span text:style-name="T2958">..</text:span></text:p>
      <text:p text:style-name="P2959"><text:span text:style-name="T2960">Przewodnicząca</text:span>:</text:p>
      <text:p text:style-name="P2961">Nie, wcześniej panie ministrze. Tutaj gdy jest art. 44 oznacza faktyczne utrzymanie monopolu ZHP na całą działalność<text:s/>harcerską, co zdaniem strony opozycyjno-solidarnościowej stoi w sprzeczności z paktami /jak dajemy/.</text:p>
      <text:p text:style-name="P2962">/<text:span text:style-name="T2963">...</text:span>/</text:p>
      <text:p text:style-name="P2964">Z celami wyrażonymi w preambule<text:span text:style-name="T2965">.</text:span></text:p>
      <text:p text:style-name="P2966"><text:span text:style-name="T2967">M</text:span><text:span text:style-name="T2968">in</text:span><text:span text:style-name="T2969">.</text:span><text:span text:style-name="T2970"><text:s/>J</text:span><text:span text:style-name="T2971">.</text:span><text:span text:style-name="T2972"><text:s/>Brol</text:span>:</text:p>
      <text:p text:style-name="P2973">Jeszcze raz może pani profesor b<text:span text:style-name="T2974">ę</text:span>dzie łaskawa przedyktować ponieważ nie zapisaliśmy tego<text:span text:style-name="T2975">.</text:span></text:p>
      <text:p text:style-name="P2976"><text:span text:style-name="T2977">P</text:span><text:span text:style-name="T2978">rz</text:span><text:span text:style-name="T2979">ewodnicząc</text:span><text:span text:style-name="T2980">a</text:span>:</text:p>
      <text:p text:style-name="P2981">Art<text:span text:style-name="T2982">.</text:span><text:s/><text:span text:style-name="T2983">44</text:span><text:s/>oznacza faktyczne utrzymanie monopolu ZHP na całą działalność harcerską, co zdaniem strony o<text:span text:style-name="T2984">pozycyjn</text:span>o-s<text:span text:style-name="T2985">ol</text:span>idarnościowej stoi w sprzeczności z celami wyrażonymi w preambule. Tak jest<text:span text:style-name="T2986">.</text:span></text:p>
      <text:p text:style-name="P2987">I teraz byśmy dali w czterech kwestiach<text:s/><text:span text:style-name="T2988">-</text:span><text:s/>strony nie uzyskały porozumienia. I ta kwestia, to by była kwestia d/. Proponuję tu takie sformułowanie:<text:s/>„St<text:span text:style-name="T2989">r</text:span>ona solidarnościowo- opozycyjna uważa, że art<text:span text:style-name="T2990">.</text:span><text:s/><text:span text:style-name="T2991">3</text:span>0 d/ powinien być przeredagowany tak, żeby obejmował tylko organizacje o cechach stowarzyszenia<text:span text:style-name="T2992">.</text:span><text:s/>Przepraszam - żeby dotyczył tylko organizacji mających cechy stowarzyszenia<text:span text:style-name="T2993">.</text:span></text:p>
      <text:p text:style-name="P2994">A zgodnie z całym modelem ustawy decyzja o zakazie należała do sądu, a nie do samej admin<text:span text:style-name="T2995">is</text:span>t<text:span text:style-name="T2996">racj</text:span>i<text:span text:style-name="T2997">.</text:span></text:p>
      <text:p text:style-name="P2998">Przypuszczam, że tutaj strona koali<text:span text:style-name="T2999">cy</text:span>jno-rządowa zechce odpowiedzieć na to.</text:p>
      <text:p text:style-name="P3000"><text:span text:style-name="T3001">Min.<text:s/></text:span><text:span text:style-name="T3002">J.</text:span><text:span text:style-name="T3003"><text:s/>Brol</text:span><text:span text:style-name="T3004">:</text:span></text:p>
      <text:p text:style-name="P3005">Oczywiście, tak, tak.</text:p>
      <text:p text:style-name="P3006"><text:span text:style-name="T3007">Przewodnicząca</text:span>:</text:p>
      <text:p text:style-name="P3008">To może..<text:span text:style-name="T3009">.</text:span></text:p>
      <text:p text:style-name="P3010"><text:span text:style-name="T3011">Min.<text:s/></text:span><text:span text:style-name="T3012">J.</text:span><text:span text:style-name="T3013"><text:s/>Brol</text:span>:</text:p>
      <text:p text:style-name="P3014">Dlatego napiszemy tutaj w ten sposób - strona koalicyjno-rządowa wyraziła pogląd,<text:s/><text:span text:style-name="T3015">ż</text:span>e przepis art.<text:s/><text:span text:style-name="T3016">40</text:span>, przepraszam, 30 odnosi się do organizacji, które działaj<text:span text:style-name="T3017">ą</text:span><text:s/>niezgodnie przepraszam<text:s/><text:span text:style-name="T3018">-</text:span><text:s/>których byt nie jest zgodny z porządkiem prawnym<text:span text:style-name="T3019">.<text:s/></text:span>Nie jest więc możliwe określenie cech takich organizacji<text:span text:style-name="T3020">,</text:span><text:s/>również m.in. z<text:s/><text:soft-page-break/>przyczyn wyrażonych wcześniej w punkcie<text:s/><text:span text:style-name="T3021">„</text:span>a”<text:span text:style-name="T3022">.</text:span><text:span text:style-name="T3023"><text:s/></text:span>Bo tu już powiedzieliśmy, że nie jest właściwym miejscem do rozstrzygnięcia sprawy partii politycznych.</text:p>
      <text:p text:style-name="P3024">I teraz co do drugiej sprawy - do sądu, tak. Sprawy te jako, przepraszam bardzo - to nie sprawy tylko - organizacje takie jako nieza<text:span text:style-name="T3025">re</text:span>jestrowane nie mogą podlegać, czy nie mogą być poddane trybowi analogicznemu jak organizacje działające legalnie<text:span text:style-name="T3026">.</text:span></text:p>
      <text:p text:style-name="P3027">Ponadto gwaranc<text:span text:style-name="T3028">ją</text:span><text:s/>praworządnego działania jest możliwość zaskarżenia decyzji administracyjnej do Naczelnego Sądu Administracyjneg<text:span text:style-name="T3029">o</text:span>.</text:p>
      <text:p text:style-name="P3030"><text:span text:style-name="T3031">P</text:span><text:span text:style-name="T3032">rz</text:span><text:span text:style-name="T3033">ewodnicząc</text:span><text:span text:style-name="T3034">a</text:span>:</text:p>
      <text:p text:style-name="P3035">Tak. No wi<text:span text:style-name="T3036">ę</text:span>c to jest jeszcze jedna rozbieżność zapisana. To trzeba będzie doda<text:span text:style-name="T3037">ć</text:span>, jeszcze raz przepisa<text:span text:style-name="T3038">ć</text:span><text:s/>i przechodzimy do strony ostatniej.</text:p>
      <text:p text:style-name="P3039">Strony prezentowały, przepraszam - punkt<text:s/><text:span text:style-name="T3040">4</text:span>. Strony prezentowały zgodny pogląd co do potrzeby zmiany dotychczasowych przepisów ustaw o zgromadzeniach i o kulturze fizycznej. Pierwsza z tych ustaw powinna ułatwić korzystanie z wolności zgromadzania si<text:span text:style-name="T3041">ę</text:span>. Strona opozycyjno-solidarnościowa p<text:span text:style-name="T3042">r</text:span>zedstawiła roboczy tekst projektu ustawy o zgro<text:span text:style-name="T3043">ma</text:span>dzeniach, który uznano za możliwą do przyjęcia podstawę dla rozpoczęcia prac. Wykorzystu<text:span text:style-name="T3044">ją</text:span>c dobre doświadczenia z prac nad projektem ustawy o stowarzyszeniach, byłoby celowe zastosowanie podobnego trybu przygotowania projektu ustawy na przykład przez powołanie zespołu składającego się z przedstawicieli stron uczestniczących w obradach<text:s/><text:span text:style-name="T3045">„</text:span>okrągłego stołu”.</text:p>
      <text:p text:style-name="P3046">Odnośnie drugiej z tych ustaw - w związku z trwającymi pracami nad jej nowelizacją, uznano za celowe taką jej zmianę, która umożliwiłaby tworzenie nieprofesjonalnych stowarzyszeń kultury fizycznej na podstawie prawa o stowarzyszeniach<text:span text:style-name="T3047">.</text:span><text:s/>Czy do tego państwo coś mają?</text:p>
      <text:p text:style-name="P3048"><text:span text:style-name="T3049">Min.<text:s/></text:span><text:span text:style-name="T3050">J.</text:span><text:span text:style-name="T3051"><text:s/>Brol</text:span>:</text:p>
      <text:p text:style-name="P3052">Mała taka poprawka. Pierwsze to jest - strona opozycyjno-solidarnościowa przedstawiła roboczy tekst projektu ustawy o zgromadzeniach, który st<text:span text:style-name="T3053">ro</text:span>ny uznały, bo myśmy uznali, bo to nie uznano tak anonimowo, ale strony uznały. Jest to wspólne stanowisko, my tego nie kwestionu<text:span text:style-name="T3054">je</text:span>my co do wartości, p<text:span text:style-name="T3055">ra</text:span>wda<text:span text:style-name="T3056">.</text:span></text:p>
      <text:p text:style-name="P3057"><text:span text:style-name="T3058">Pr</text:span><text:span text:style-name="T3059">z</text:span><text:span text:style-name="T3060">ewodnicząc</text:span><text:span text:style-name="T3061">y</text:span>:</text:p>
      <text:p text:style-name="P3062">Tu pan mecenas chciał<text:s/><text:span text:style-name="T3063">-</text:span><text:s/>co gdzie?</text:p>
      <text:p text:style-name="P3064"><text:span text:style-name="T3065">Me</text:span><text:span text:style-name="T3066">c. J.</text:span><text:span text:style-name="T3067"><text:s/>Ambrozia</text:span><text:span text:style-name="T3068">k</text:span>:</text:p>
      <text:p text:style-name="P3069">Dodajmy - w możliwie krótkim czasie. Ustawy o zgromadzenia i o kulturze fizycznej w możliwie krótkim czasie<text:span text:style-name="T3070">.</text:span></text:p>
      <text:p text:style-name="P3071"><text:span text:style-name="T3072">Min. J. Brol</text:span>:</text:p>
      <text:p text:style-name="P3073">Ja nie rozumiem co to jest krótki czas. Przecież wiadomo<text:s/><text:span text:style-name="T3074">i<text:s/></text:span>tak, że to si<text:span text:style-name="T3075">ę</text:span><text:s/>będzie robiło szybko. Takie określenie w krótkim czasie to może by<text:span text:style-name="T3076">ć</text:span><text:s/>natychmiast, w dwa miesiące, dwa tygodnie i dwa lata też można powiedzieć w krótkim czasie. Zostawmy to tak jak jest, bo rzeczywiście do tej ustawy chcemy przystąpić jak trochę...</text:p>
      <text:p text:style-name="P3077"><text:span text:style-name="T3078">Mec. J. Ambroziak</text:span>:</text:p>
      <text:p text:style-name="P3079">Tak, ale ja chcę tu powtórzyć zdanie pana ministra. Pan minister powiedział jak żeśmy rozmawiali na ten temat - by rzeczywiście w krótkim czasie.</text:p>
      <text:p text:style-name="P3080"><text:span text:style-name="T3081">Min. J. Brol</text:span>:</text:p>
      <text:soft-page-break/>
      <text:p text:style-name="P3082">I ja to podtrzymuję, owszem. Ale co innego napisać wtedy kiedy to już funkcjonuje w oficjalnym dokumencie i powstanie od razu różnica zdań co to jest ten krótki czas. Oczywiście, że to my deklarujemy, ale zapisa<text:span text:style-name="T3083">ć</text:span><text:s/>to jako wspólne stanowisko, które będzie funkcjonować w dokumencie. No, nie w<text:span text:style-name="T3084">i</text:span>em kiedy to będzie ten krótki czas<text:span text:style-name="T3085">.</text:span><text:s/>Na pewno w każdym razie nie teraz.</text:p>
      <text:p text:style-name="P3086"><text:span text:style-name="T3087">Mec. J</text:span><text:span text:style-name="T3088">.</text:span><text:span text:style-name="T3089"><text:s/>Ambroziak</text:span>:</text:p>
      <text:p text:style-name="P3090">Mamy kilka ustaw, które były przygotowane w 19<text:span text:style-name="T3091">5</text:span>6 roku były zapowiedziane, potem długo nie wchodziły w życie, a potem<text:s/>nigd<text:span text:style-name="T3092">y</text:span>.</text:p>
      <text:p text:style-name="P3093"><text:span text:style-name="T3094">Min.<text:s/></text:span><text:span text:style-name="T3095">J</text:span><text:span text:style-name="T3096">.<text:s/></text:span><text:span text:style-name="T3097">B</text:span><text:span text:style-name="T3098">rol</text:span>:</text:p>
      <text:p text:style-name="P3099">No, ale czy to może cokolwiek zmienić jeżeli napiszemy w krótkim czasie? Też nie można stwierdzi<text:span text:style-name="T3100">ć</text:span>. Tu też jest pewna wola polityczna.</text:p>
      <text:p text:style-name="P3101"><text:span text:style-name="T3102">Me</text:span><text:span text:style-name="T3103">c</text:span><text:span text:style-name="T3104">.<text:s/></text:span><text:span text:style-name="T3105">J.</text:span><text:span text:style-name="T3106"><text:s/>Amb</text:span><text:span text:style-name="T3107">ro</text:span><text:span text:style-name="T3108">zia</text:span><text:span text:style-name="T3109">k</text:span>:</text:p>
      <text:p text:style-name="P3110">Rezygnuję, dziękuję.</text:p>
      <text:p text:style-name="P3111"><text:span text:style-name="T3112">Ob.<text:s/></text:span><text:span text:style-name="T3113">Z</text:span><text:span text:style-name="T3114">b.<text:s/></text:span><text:span text:style-name="T3115">Buj</text:span><text:span text:style-name="T3116">ak</text:span>:</text:p>
      <text:p text:style-name="P3117">Jeśli można, to ja bym tam wniósł tylko drobną poprawkę,<text:span text:style-name="T3118"><text:s/></text:span>żeby wykreślić słowo<text:s/>„na przykład”. Po prostu<text:s/>„poprzez powołanie zespołu”.</text:p>
      <text:p text:style-name="P3119"><text:span text:style-name="T3120">Min.<text:s/></text:span><text:span text:style-name="T3121">J</text:span><text:span text:style-name="T3122">.<text:s/></text:span><text:span text:style-name="T3123">B</text:span><text:span text:style-name="T3124">rol</text:span>:</text:p>
      <text:p text:style-name="P3125">Ale to na przykład myśmy podali tutaj po prostu dlatego, że mogą być także inne. Na przykład myśmy pracowali nad ustawą o s<text:span text:style-name="T3126">to</text:span>warz<text:span text:style-name="T3127">ysze</text:span>niach, gdzie nie było zespołu, a był przygotowany projekt, a następnie został przedstawiony stronie kościelnej, która przedstawiła z kolei swoje uwagi i dosz<text:span text:style-name="T3128">ł</text:span>o dopiero wtedy do wymiany poglądów. A więc sposób pracy może być r<text:span text:style-name="T3129">óż</text:span>n<text:span text:style-name="T3130">y.</text:span></text:p>
      <text:p text:style-name="P3131">Myśmy tu dali pewną preferencję, ale nie chcemy dodawać już tu koniecznie zespół. Tylko o to chodzi. Ale jednak myśl jest jedna, że mamy wspólnie pracować - jak pracować, to jest do dyskusji.</text:p>
      <text:p text:style-name="P3132"><text:span text:style-name="T3133"><text:s text:c="29"/></text:span><text:span text:style-name="T3134">:</text:span></text:p>
      <text:p text:style-name="P3135">Przy<text:s/>„okrągłym stole”<text:s/>zasiada również strona kościelna, a więc ja sądzę, że to w tym sensie nie budzi zastrzeżeń, bo tu chodzi o powołanie przez<text:s/>„okrągły stół”.</text:p>
      <text:p text:style-name="P3136"><text:span text:style-name="T3137">Min.<text:s/></text:span><text:span text:style-name="T3138">J.</text:span><text:span text:style-name="T3139"><text:s/>B</text:span><text:span text:style-name="T3140">ro</text:span><text:span text:style-name="T3141">l</text:span>:</text:p>
      <text:p text:style-name="P3142">Proszę, jeżeli<text:s/>„okrągły stół”<text:s/>powie - powołać zespół.</text:p>
      <text:p text:style-name="P3143"><text:span text:style-name="T3144">Przewodnicząca:</text:span></text:p>
      <text:p text:style-name="P3145">Tak, panowie wspominali stronę kości<text:span text:style-name="T3146">e</text:span>lną, bo tam są podobno bardzo dobre ciastka.</text:p>
      <text:p text:style-name="P3147"><text:span text:style-name="T3148"><text:s text:c="29"/></text:span><text:span text:style-name="T3149">:</text:span></text:p>
      <text:p text:style-name="P3150">To pro<text:span text:style-name="T3151">f</text:span>. Bafia.<text:span text:style-name="T3152">.</text:span>.</text:p>
      <text:p text:style-name="P3153"><text:span text:style-name="T3154">Min. J. Brol</text:span>:</text:p>
      <text:p text:style-name="P3155">Ja mogę tylko powtórzyć to co powiedział minister Kwaśniewski, że rzeczywiście praca była naprawdę bardzo intensywna i owocna, mimo<text:s/><text:span text:style-name="T3156">ż</text:span>e były tak wielkie różnice zdań.</text:p>
      <text:p text:style-name="P3157"><text:span text:style-name="T3158"><text:s text:c="29"/></text:span><text:span text:style-name="T3159">:</text:span></text:p>
      <text:p text:style-name="P3160">I jest pan przeciwny wykreśleniu tego słowa na przykład?</text:p>
      <text:p text:style-name="P3161"><text:span text:style-name="T3162">Min. J. Brol</text:span>:</text:p>
      <text:p text:style-name="P3163">Ja bym to na razie chciał zostawić dla pokazania możliwości różnej pracy, ale chcę zachować myśl, ideę, że ma to być wspólna praca - czy to ma być zespół, czy to ma być przygotowanie i konsultacja itd. To<text:s/><text:soft-page-break/>nie musi być... Zespół musi od razu z pewną strukturą, że się powołuje - tutaj członkowie jedni, członkowie drudzy. Po prostu mogą być różne formy pracy. Idzie o to, żebyśmy pracowali wspólnie, a jaką formę obierzemy - nie wiem, nie chcę tego<text:span text:style-name="T3164"><text:s/></text:span>zamykać i powiedzieć, że to musi być koniecznie zespół, a tak to będzie już odczytane. A na przykład - to jest pewna preferencja, my już dajemy pewien kierunek, ale niech inni zadecydują.</text:p>
      <text:p text:style-name="P3165"><text:span text:style-name="T3166"><text:s text:c="29"/></text:span><text:span text:style-name="T3167">:</text:span></text:p>
      <text:p text:style-name="P3168">Ja mam taką propozycję w takim razie, żeby ująć myśl pana ministra to można to<text:s/><text:span text:style-name="T3169">ła</text:span>two przeredagować.<text:s/>Bo<text:s/>wtedy byśmy powiedzieli:<text:s/>„poprzez powołanie przez strony uczestniczące w obradach<text:s/>„okrągłego stołu”<text:s/>na przykład zespołu roboczego”.</text:p>
      <text:p text:style-name="P3170"><text:span text:style-name="T3171">Min.<text:s/></text:span><text:span text:style-name="T3172">J</text:span><text:span text:style-name="T3173">. Brol</text:span>:</text:p>
      <text:p text:style-name="P3174">Jak to<text:s/><text:span text:style-name="T3175">je</text:span>st wtedy, które to jest zdanie?</text:p>
      <text:p text:style-name="P3176"><text:span text:style-name="T3177"><text:s text:c="29"/></text:span><text:span text:style-name="T3178">:</text:span></text:p>
      <text:p text:style-name="P3179"><text:span text:style-name="T3180">A</text:span><text:s/>właśnie<text:span text:style-name="T3181">...</text:span><text:s/>podobnego trybu przygotowania projektu ustawy<text:s/><text:span text:style-name="T3182">/</text:span>w tym zdaniu/ i potem był<text:s/>„poprzez powołanie przez strony uczestniczące w obradach<text:s/><text:span text:style-name="T3183">„</text:span>okrągłego stołu”<text:s/>na przykład zespołu roboczego.</text:p>
      <text:p text:style-name="P3184"><text:span text:style-name="T3185">Min.<text:s/></text:span><text:span text:style-name="T3186">J</text:span><text:span text:style-name="T3187">. Brol</text:span>:</text:p>
      <text:p text:style-name="P3188">Celem zastosowania podobnego trybu zastosowania przygotowania pr<text:span text:style-name="T3189">ojekt</text:span>u ustawy...</text:p>
      <text:p text:style-name="P3190"><text:span text:style-name="T3191"><text:s text:c="29"/></text:span><text:span text:style-name="T3192">:</text:span></text:p>
      <text:p text:style-name="P3193">Poprzez powołanie przez strony uczestniczące w obradach<text:s/>„okrągłego stołu”.</text:p>
      <text:p text:style-name="P3194"><text:span text:style-name="T3195">Min. J.<text:s/></text:span><text:span text:style-name="T3196">B</text:span><text:span text:style-name="T3197">rol</text:span>:</text:p>
      <text:p text:style-name="P3198">To znaczy<text:s/><text:span text:style-name="T3199">„</text:span>na przykład”<text:s/>tu skreślić na razie? I byłoby - poprzez powołanie przez przedstawicieli<text:span text:style-name="T3200">...</text:span></text:p>
      <text:p text:style-name="P3201"><text:span text:style-name="T3202">P</text:span><text:span text:style-name="T3203">rz</text:span><text:span text:style-name="T3204">ewodni</text:span><text:span text:style-name="T3205">cz</text:span><text:span text:style-name="T3206">ąca</text:span>:</text:p>
      <text:p text:style-name="P3207">Przez strony uczestniczące w obradach...</text:p>
      <text:p text:style-name="P3208"><text:span text:style-name="T3209">Min. J.<text:s/></text:span><text:span text:style-name="T3210">B</text:span><text:span text:style-name="T3211">rol</text:span>:</text:p>
      <text:p text:style-name="P3212">Jeszcze moment - przez strony uc<text:span text:style-name="T3213">z</text:span>estniczące w obradach<text:s/>„okrągłego stołu”<text:s/>na przykład wspólnego zespołu roboczego.</text:p>
      <text:p text:style-name="P3214"><text:span text:style-name="T3215"><text:s text:c="29"/></text:span><text:span text:style-name="T3216">:</text:span></text:p>
      <text:p text:style-name="P3217">Czyli ta idea tych różnych form wtedy...</text:p>
      <text:p text:style-name="P3218"><text:span text:style-name="T3219">Min.<text:s/></text:span><text:span text:style-name="T3220">J</text:span><text:span text:style-name="T3221">.<text:s/></text:span><text:span text:style-name="T3222">B</text:span><text:span text:style-name="T3223">rol</text:span>:</text:p>
      <text:p text:style-name="P3224">Może zachowamy to? Dobrze, co?</text:p>
      <text:p text:style-name="P3225">Ma pan do tego jakieś obiekcje?</text:p>
      <text:p text:style-name="P3226"><text:span text:style-name="T3227">Przewodnicząc</text:span><text:span text:style-name="T3228">a</text:span>:</text:p>
      <text:p text:style-name="P3229">Punkt piąty<text:s/><text:span text:style-name="T3230">-</text:span><text:s/><text:span text:style-name="T3231">W</text:span><text:s/>toku obrad strony wyraziły pogląd, o potrzebie szybkiej legalizacji rozwiązanych stowarzyszeń wraz z możliwością zachowania przez nie ciągłości i tradycji<text:span text:style-name="T3232">.<text:s/></text:span>Służyć temu będzie szybkie uchwalenie wprowadzenia w życie projektu ustawy prawa o stowarzyszeniach,</text:p>
      <text:p text:style-name="P3233">Tutaj koledzy mi wnosili, żeby jednak trochę wyliczanki zrobić, czyli żeby dać:<text:s/>„w toku obrad strony wyraziły pogląd o potrzebie szybkiej legalizacji rozwiązanych stowarzyszeń na przykład NZS, ZPAP, SD<text:span text:style-name="T3234">P</text:span>, Arcybractwo Miłosierdzia,<text:s/><text:span text:style-name="T3235">„</text:span><text:span text:style-name="T3236">S</text:span>okół<text:span text:style-name="T3237">”</text:span><text:s/><text:span text:style-name="T3238">i</text:span><text:s/>inne<text:span text:style-name="T3239">.</text:span></text:p>
      <text:p text:style-name="P3240"><text:span text:style-name="T3241"><text:s text:c="29"/></text:span><text:span text:style-name="T3242">:</text:span></text:p>
      <text:p text:style-name="P3243">Ta organizacja akurat ma doświadczenia krakowskie.</text:p>
      <text:soft-page-break/>
      <text:p text:style-name="P3244">/Poszum na sali/.</text:p>
      <text:p text:style-name="P3245"><text:span text:style-name="T3246">Przewodniczący</text:span>:</text:p>
      <text:p text:style-name="P3247">Tak, ale to byłby tylko przykład<text:span text:style-name="T3248">.</text:span></text:p>
      <text:p text:style-name="P3249"><text:span text:style-name="T3250">Min.<text:s/></text:span><text:span text:style-name="T3251">J.</text:span><text:span text:style-name="T3252"><text:s/>Brol</text:span>:</text:p>
      <text:p text:style-name="P3253">Ale myśmy już jako przykład dali NZS.</text:p>
      <text:p text:style-name="P3254"><text:span text:style-name="T3255">Przewodnicząc</text:span><text:span text:style-name="T3256">a</text:span>:</text:p>
      <text:p text:style-name="P3257">Ale NZS jest później. I w związku z tym, że później wygląda tak, jakby tylko strona solidarnościowa się o niego upominała<text:span text:style-name="T3258">.</text:span></text:p>
      <text:p text:style-name="P3259"><text:span text:style-name="T3260">Min. J</text:span><text:span text:style-name="T3261">.</text:span><text:span text:style-name="T3262"><text:s/>Brol</text:span>:</text:p>
      <text:p text:style-name="P3263"><text:span text:style-name="T3264">Je</text:span>żeli wyliczankę chcecie państwo zrobić - proszę bardzo. Bo w tym ostatnim zdaniu - przebudujcie państwo to ostatnie zdanie i będzie wasza wyliczanka.</text:p>
      <text:p text:style-name="P3265"><text:span text:style-name="T3266">Prze</text:span><text:span text:style-name="T3267">wo</text:span><text:span text:style-name="T3268">dni</text:span><text:span text:style-name="T3269">cz</text:span><text:span text:style-name="T3270">ąca</text:span>:</text:p>
      <text:p text:style-name="P3271">Pan minister proponuje - które zdanie przebudować?</text:p>
      <text:p text:style-name="P3272"><text:span text:style-name="T3273">M</text:span><text:span text:style-name="T3274">i</text:span><text:span text:style-name="T3275">n.<text:s/></text:span><text:span text:style-name="T3276">J.</text:span><text:span text:style-name="T3277"><text:s/>Brol</text:span>:</text:p>
      <text:p text:style-name="P3278">Bo tu jest powiedziane - strona solidarnościowo-opozycyjna podkreśliła potrzebę szczególnie szybkiej, do końca marca legalizacji NZS. Tu da<text:span text:style-name="T3279">ć</text:span><text:s/>przecinek i - a także legalizacji np<text:span text:style-name="T3280">.</text:span></text:p>
      <text:p text:style-name="P3281"><text:span text:style-name="T3282">P</text:span><text:span text:style-name="T3283">rze</text:span><text:span text:style-name="T3284">wodn</text:span><text:span text:style-name="T3285">ic</text:span><text:span text:style-name="T3286">ząca</text:span>:</text:p>
      <text:p text:style-name="P3287">Nie, nie - są dwie różne rzeczy. Chcieliśmy tu uniknąć rozbieżności, prawda<text:span text:style-name="T3288">.</text:span><text:s/>I żeby uniknąć rozbieżności tośmy podkreślili tylko tą szczególną szybkość. Dlatego, że zbieżność była w ogóle w tym, że NZS ma być wśród tych organizacji, to była cały czas zbieżność.<text:s/><text:span text:style-name="T3289">I</text:span><text:s/><text:span text:style-name="T3290">w</text:span><text:s/>momencie zbieżności wobec tego ono powinno istnieć. Natomiast była rozb<text:span text:style-name="T3291">ie</text:span>żnoś<text:span text:style-name="T3292">ć</text:span><text:s/>tam gdzie myśmy postulowali, zgłaszali taki postulat, którego strona druga nie przyjęła, żeby wystąpi<text:span text:style-name="T3293">ć</text:span><text:s/>o to, ażeby to było do końca marca ogólnopolskie, już na podstawie zgłoszonego statutu.</text:p>
      <text:p text:style-name="P3294">Otóż NZS wnosi o to, żebyśmy przywrócili ogólnopolskie na podstawie już pr<text:span text:style-name="T3295">ze</text:span>dstawionego statutu. Co w postulacie strony solidarnościowej było. Natomiast takie s<text:span text:style-name="T3296">f</text:span>ormułowan<text:span text:style-name="T3297">i</text:span>e nie mieści si<text:span text:style-name="T3298">ę</text:span><text:s/>w tym co uzgodnione. Dlatego ja jednak postuluję żebyśmy tuta<text:span text:style-name="T3299">j</text:span><text:s/><text:span text:style-name="T3300">„</text:span>w toku obrad strony wyraziły zgodę /przepraszam/ zgodny pogląd o potrzebie szybkiej legalizacji rozwiązanych stowarzyszeń. I tu dali wyliczankę, która jako przykład, to nic nikomu nie szkodzi. Wraz z możliwością<text:span text:style-name="T3301"><text:s/></text:span>zachowania przez nie ciągłośc<text:span text:style-name="T3302">i</text:span><text:s/>w tradycji. I służyć temu będzie szybkie uchwalenie”<text:s/>itd.</text:p>
      <text:p text:style-name="P3303">A jako zdanie, które się odnosi tylko do strony solidarnościowej:<text:s/>„Strona solidarnościowo-opozycyjna podkreśliła potrzebę szczególnie szybkiej do końca marca legalizacji ogólnopolsk<text:span text:style-name="T3304">ie</text:span>j NZS na podstawie przedstawionego już statutu”.</text:p>
      <text:p text:style-name="P3305">I wtedy byłoby jedno zdanie zgodne, drugie natomiast byłoby tylko nasze, przy którym nie jest ostro postawiona rozbieżność.</text:p>
      <text:p text:style-name="P3306"><text:span text:style-name="T3307">Min.</text:span><text:span text:style-name="T3308"><text:s/></text:span><text:span text:style-name="T3309">J.<text:s/></text:span><text:span text:style-name="T3310">B</text:span><text:span text:style-name="T3311">ro</text:span><text:span text:style-name="T3312">l</text:span>:</text:p>
      <text:p text:style-name="P3313">No więc tak jak już powiedziałem - to jest takie wyważanie otwartych drzwi. Dzisiaj czytaliśmy, że<text:s/><text:span text:style-name="T3314">Y</text:span>M<text:span text:style-name="T3315">C</text:span>A si<text:span text:style-name="T3316">ę<text:s/></text:span>już rejestruje. I tutaj będziemy wymieniać rzeczy...</text:p>
      <text:p text:style-name="P3317">Wydaje się nam, że to pierwsze i drugie zdanie oddaje całość sprawy. Jeżeli natomiast państwo chcecie rzeczywiście wyliczać, to trzecie zdanie można zredagować w ten sposób:<text:s/>„Strona solidarnościowo-<text:soft-page-break/>opozycyjna podkreśliła potrzebę w szczególności legalizacji takich, takich, takich, a w szczególności szybkiej do końca marca legalizacji NZS<text:span text:style-name="T3318">”</text:span>.</text:p>
      <text:p text:style-name="P3319">I wtedy zachowu<text:span text:style-name="T3320">je</text:span><text:s/>się całość.</text:p>
      <text:p text:style-name="P3321"><text:span text:style-name="T3322">Przewodnicząca</text:span>:</text:p>
      <text:p text:style-name="P3323">Dobrze, dobrze. Proszę tu kolega.<text:span text:style-name="T3324">..</text:span></text:p>
      <text:p text:style-name="P3325"><text:span text:style-name="T3326"><text:s text:c="29"/></text:span><text:span text:style-name="T3327">:</text:span></text:p>
      <text:p text:style-name="P3328">Ja jeszcze raz jeżeli chodzi o sprawę NZS to jest o sprawę organizacji ogólnopolskiej, sprawę statutu, to chyba nie ma tu żadnych różnic zdań między stronami. A więc wydaje mi się, że to zdanie moglibyśmy jakoś nieco przeformułować i przedstawić to jako zbieżność obu stron.</text:p>
      <text:p text:style-name="P3329">Myślę, że to byłby jakiś taki istotny krok do przodu w ogóle w ramach prac naszego<text:s/>„stolika”, prawda?</text:p>
      <text:p text:style-name="P3330"><text:span text:style-name="T3331">Min. J</text:span><text:span text:style-name="T3332">.</text:span><text:span text:style-name="T3333"><text:s/>Brol</text:span>:</text:p>
      <text:p text:style-name="P3334">Nie, no więc zbieżnoś<text:span text:style-name="T3335">ć</text:span><text:s/>była taka, że NZS jest również rozwiązaną organizacją, prawda. I w związku z tym w dwóch pierwszych zdaniach, naszym zdaniem, mieści się również NZS, tak jak wiele tych innych organizacji.</text:p>
      <text:p text:style-name="P3336">Państwo natomiast chcieli podkreślić jedną rzecz - żeby szybko, do końca marca. No to jest państwa zdanie, na co my tutaj nie jesteśmy w stanie powiedzieć - tak jest, do końca marca NZS zostanie zalegalizowany. I dlatego właśnie jest ta różnica zdań. Jeżeli chcecie wykreślić, to nie ma problemu. Wtedy jesteście w tym całym towarzystwie, którego trudno wyliczyć. Bo kogo tu wyróżnić, kogo nie wyróżnić. Ale to jest sprawa - to trzecie zdanie dlatego jest odrębne.</text:p>
      <text:p text:style-name="P3337"><text:span text:style-name="T3338"><text:s text:c="29"/></text:span><text:span text:style-name="T3339">:</text:span></text:p>
      <text:p text:style-name="P3340">No, ale to jest przecie zgodne z intencją polityczną, którą<text:s/><text:s text:c="12"/>poprzednio, ten termin do 31 marca.</text:p>
      <text:p text:style-name="P3341"><text:span text:style-name="T3342">Przewodnicząc</text:span><text:span text:style-name="T3343">a</text:span>:</text:p>
      <text:p text:style-name="P3344">Nie, nie. Chwileczkę. Jeśli chodzi o to co było pop<text:span text:style-name="T3345">rz</text:span>ednio. Poprzednio była wydana intencja, w której była wyliczanka. I chodziło tam tylko o możliwie szybkie re<text:span text:style-name="T3346">je</text:span>strowanie, nie było tam terminu do końca marca. Potem była nasza propozycja, w której był do końca marca termin. Był jeden akt i był statut, na którą strona koalicyjno-rządowa się nie zgodziła.</text:p>
      <text:p text:style-name="P3347">Otóż chciałam zachować, to jest sprawozdanie, chciałam zachować to co było.</text:p>
      <text:p text:style-name="P3348">A więc w tym co było - jest miejsce na wyliczankę, nie<text:s/>jest wtedy, kiedy się mówi o szybkim terminie. Bo myśmy przec<text:span text:style-name="T3349">ie</text:span>ż do końca marca postulowali tylko co do NZS, a n<text:span text:style-name="T3350">ie</text:span><text:s/>co do innych organizacji<text:span text:style-name="T3351">.</text:span><text:s/>Wobec tego to si<text:span text:style-name="T3352">ę</text:span><text:s/>tyczy tylko NZS.</text:p>
      <text:p text:style-name="P3353">Natomiast w toku -<text:s/><text:span text:style-name="T3354">st</text:span>rony wyraziły pogląd o potrzebie szybkiej legalizacji rozwiązanych stowarzyszeń. I tutaj była wyliczanka i my tą wyliczankę moglibyśmy powtórzy<text:span text:style-name="T3355">ć</text:span>.</text:p>
      <text:p text:style-name="P3356"><text:span text:style-name="T3357">M</text:span><text:span text:style-name="T3358">in</text:span><text:span text:style-name="T3359">.</text:span><text:span text:style-name="T3360"><text:s/></text:span><text:span text:style-name="T3361">J.</text:span><text:span text:style-name="T3362"><text:s/>Brol</text:span>:</text:p>
      <text:p text:style-name="P3363">To wtedy nam uciekają te stowarzyszenia. Bo myśmy dlatego<text:span text:style-name="T3364"><text:s/></text:span>nie robili tego...</text:p>
      <text:p text:style-name="P3365"><text:span text:style-name="T3366">Przewodnicząca</text:span>:</text:p>
      <text:p text:style-name="P3367">Nie uciekają, jeżeli wyrazimy przykładowo dwa stowarzyszenia z tych wcześniej rozwiązanych.</text:p>
      <text:p text:style-name="P3368"><text:span text:style-name="T3369">Min.<text:s/></text:span><text:span text:style-name="T3370">J</text:span><text:span text:style-name="T3371">.<text:s/></text:span><text:span text:style-name="T3372">B</text:span><text:span text:style-name="T3373">rol</text:span>:</text:p>
      <text:p text:style-name="P3374">To musimy jednak zapisać, ale ponieważ myśl nasza jest jednolita i nie ma co do tego żadnych problemów co do rozwiązanych stowarzyszeń.<text:s/><text:span text:style-name="T3375">A</text:span><text:s/>więc jeżeli państwo uważacie, że<text:span text:style-name="T3376"><text:s/></text:span>należy dokonać<text:s/><text:soft-page-break/>wyliczanki, proszę bardzo - w zdaniu trzecim.</text:p>
      <text:p text:style-name="P3377"><text:span text:style-name="T3378"><text:s text:c="29"/></text:span><text:span text:style-name="T3379">:</text:span></text:p>
      <text:p text:style-name="P3380">Panie ministrze, jeżeli słowo NZS pojawi się dopiero w tym momencie kiedy jest protokół rozbieżności, a w części wcześniejszej go nie ma, to w normalnym odbiorze społecznym by to oznaczało, że jest to jednak wola tylko tej jednej strony, mimo tych pierwszych dwóch zdań. I my musielibyśmy teraz chodzić po ludziach i tłumaczyć - słuchajcie, to nie to oznacza. Dlatego my prosimy, ażeby to było wyraźnie...</text:p>
      <text:p text:style-name="P3381"><text:span text:style-name="T3382">Min. J</text:span><text:span text:style-name="T3383">.</text:span><text:span text:style-name="T3384"><text:s/>Brol</text:span>:</text:p>
      <text:p text:style-name="P3385">Tak, ale przede wszystkim ten protokół nie jest przeznaczony do publikacji, tylko jest przeznaczony dla Zespołu do sp<text:span text:style-name="T3386">ra</text:span>w<text:s/>polity<text:span text:style-name="T3387">cz</text:span>nych.</text:p>
      <text:p text:style-name="P3388"><text:span text:style-name="T3389"><text:s text:c="29"/></text:span><text:span text:style-name="T3390">:</text:span></text:p>
      <text:p text:style-name="P3391">Niemniej jednak my przed kimś odpowiadamy. I my musimy powiedzieć co tu zostało zrobione. I nie możemy się wyłgiwać<text:span text:style-name="T3392">.<text:s/></text:span>Bo ktoś wtedy powie, że Czerwiec kłamie, bo on mówi inaczej, a w protokole jest inaczej zapisane, prawda.</text:p>
      <text:p text:style-name="P3393"><text:span text:style-name="T3394">Min. J. Brol</text:span>:</text:p>
      <text:p text:style-name="P3395">Myśmy co do zdania trzeciego nie powiedzieli ani tak, ale też nie powiedzieliśmy nie. To jest dość jasne.</text:p>
      <text:p text:style-name="P3396"><text:span text:style-name="T3397">Przewodnicząca</text:span>:</text:p>
      <text:p text:style-name="P3398">Ale chodzi o to zdanie pierwsze. Przecież już raz wyliczanka była. I nie widzę powodu, dla którego panowie nie chcą jej powtórzyć.</text:p>
      <text:p text:style-name="P3399"><text:span text:style-name="T3400">Min. J. Brol</text:span>:</text:p>
      <text:p text:style-name="P3401">No, bo przecież państwo teraz chcecie powtórzyć inne. A my chcemy dać formułę jednolitą dla wszystkich tych stowarzyszeń. Każdy wyróżnik będzie tylko budził kontrowersje, a dlaczego nie tego, a dlaczego nie to, a dlaczego nie tamto, prawda.</text:p>
      <text:p text:style-name="P3402">Dlaczego tylko tych, którzy zasiadają w takich czy innych gremiach.</text:p>
      <text:p text:style-name="P3403">Proszę bardzo - jeżeli państwo bi<text:span text:style-name="T3404">erz</text:span>ecie odpowiedzialność za te wybiórcze wyliczenie, to my przecież nie będziemy<text:span text:style-name="T3405">...<text:s/></text:span><text:span text:style-name="T3406">P</text:span><text:span text:style-name="T3407">rz</text:span><text:span text:style-name="T3408">ewodnicząc</text:span><text:span text:style-name="T3409">a</text:span>:</text:p>
      <text:p text:style-name="P3410"><text:span text:style-name="T3411">W</text:span><text:s/>takim razie proponuję nową rzecz. Żeby było tak:</text:p>
      <text:p text:style-name="P3412">„Służyć temu będzie szybkie uchwalenie z możliwością zachowania przez nie ciągłości w tradycji<text:span text:style-name="T3413">”</text:span><text:s/>i przed<text:s/>„służyć temu będzie”<text:s/>dodać zdanie:<text:s/><text:span text:style-name="T3414">„</text:span>Dotyczy to również NZS”.</text:p>
      <text:p text:style-name="P3415"><text:span text:style-name="T3416">Min. J</text:span><text:span text:style-name="T3417">.</text:span><text:span text:style-name="T3418"><text:s/>Brol</text:span>:</text:p>
      <text:p text:style-name="P3419">A czy wy chcecie zrezygnować z tego trzeciego zdania?</text:p>
      <text:p text:style-name="P3420"><text:span text:style-name="T3421">Przewodnicząca</text:span>:</text:p>
      <text:p text:style-name="P3422">Nie, nie zrezygnowa<text:span text:style-name="T3423">ć</text:span>.</text:p>
      <text:p text:style-name="P3424"><text:span text:style-name="T3425">Min. J.<text:s/></text:span><text:span text:style-name="T3426">B</text:span><text:span text:style-name="T3427">rol</text:span>:</text:p>
      <text:p text:style-name="P3428">Chyba że zrezygn<text:span text:style-name="T3429">uj</text:span>ecie.<text:span text:style-name="T3430">..</text:span></text:p>
      <text:p text:style-name="P3431"><text:span text:style-name="T3432">Przewodnicząca</text:span>:</text:p>
      <text:p text:style-name="P3433">Panie ministrze, ale jeżeli byśmy podali w ten sposób, niech pan minister posłucha<text:span text:style-name="T3434">:</text:span><text:s/>„W toku obrad strony wyraziły pogląd o potrzebie szybkiej legalizacji rozwiązanych stowarzyszeń wraz z możliwością zachowania przez nie ciągłości w tradycji. Dotyczyć to będzie również NZS. Służy<text:span text:style-name="T3435">ć</text:span><text:s/>temu będzie szybkie uchwalenie i wprowadzenie w życie projektu ustawy<text:s/>„prawa o stowarzyszeniach”.</text:p>
      <text:soft-page-break/>
      <text:p text:style-name="P3436">Strona solidarnościowo-opozycyjna podkreśla ponadto, potrzebę szczególnie szybkiej do końca marca legalizacji NZS ogólnopolskiej NZS na podstawie przedstawionego już statutu<text:span text:style-name="T3437">”</text:span><text:span text:style-name="T3438">.</text:span></text:p>
      <text:p text:style-name="P3439">I wtedy jest dwukrotnie ono wymienione, ale w dwóch różnych sprawach, ponieważ raz jest wymienione, że dotyczy to również ta jego ogólna zgoda. A potem jest ten szczególny nacisk położony na szybkość, która jest wyłącznie strony opozycyjnej.</text:p>
      <text:p text:style-name="P3440"><text:span text:style-name="T3441"><text:s text:c="29"/></text:span><text:span text:style-name="T3442">:</text:span></text:p>
      <text:p text:style-name="P3443">/Na wyciszeniu/.<text:s/>…sugeruje, że legalizacja NZS ma się odbywać na mocy tych nowych przepisów ustawy. A my uważamy, że powinno być jeszcze teraz za<text:span text:style-name="T3444">re</text:span>jestrowane, jak najszybci<text:span text:style-name="T3445">ej.</text:span></text:p>
      <text:p text:style-name="P3446"><text:span text:style-name="T3447">P</text:span><text:span text:style-name="T3448">rzew</text:span><text:span text:style-name="T3449">odn</text:span><text:span text:style-name="T3450">icząca</text:span><text:span text:style-name="T3451">:</text:span></text:p>
      <text:p text:style-name="P3452">W takim razie można jeszcze trzecie zdanie tylko wymienić, trzecie zdanie można wymienić, że przy wspólnej zgodności co do legalizacji NZS strona solidarnościowo- opozycyjna sugeruje jego szczególnie szybką legalizację<text:span text:style-name="T3453">.</text:span></text:p>
      <text:p text:style-name="P3454"><text:span text:style-name="T3455">Min</text:span><text:span text:style-name="T3456">.</text:span><text:span text:style-name="T3457"><text:s/>J</text:span><text:span text:style-name="T3458">.</text:span><text:span text:style-name="T3459"><text:s/>Brol</text:span>:</text:p>
      <text:p text:style-name="P3460">Proszę państwa, przyjmijmy jednak ten punkt. On jest jasny i deklaracja jest tutaj jednoznaczna<text:span text:style-name="T3461">.</text:span></text:p>
      <text:p text:style-name="P3462"><text:span text:style-name="T3463"><text:s text:c="29"/></text:span><text:span text:style-name="T3464">:</text:span></text:p>
      <text:p text:style-name="P3465">P<text:span text:style-name="T3466">rz</text:span>epraszam, czy mógłbym zgłosić jeszcze takie zdanie:<text:s/><text:span text:style-name="T3467">„</text:span>przy wspólnej zgodności obu stron na legalizację NZS, jako organizacji ogólno<text:span text:style-name="T3468">po</text:span>lsk<text:span text:style-name="T3469">iej</text:span><text:s/>działającej na mocy statutu zgł<text:span text:style-name="T3470">os</text:span>zonego”.</text:p>
      <text:p text:style-name="P3471"><text:span text:style-name="T3472">P</text:span><text:span text:style-name="T3473">rz</text:span><text:span text:style-name="T3474">ewodn</text:span><text:span text:style-name="T3475">icząca</text:span>:</text:p>
      <text:p text:style-name="P3476">No, ale na to się panowie nie godzą.</text:p>
      <text:p text:style-name="P3477"><text:span text:style-name="T3478"><text:s text:c="29"/></text:span><text:span text:style-name="T3479">:</text:span></text:p>
      <text:p text:style-name="P3480"><text:span text:style-name="T3481">A</text:span><text:s/>czy moglibyśmy w takim razie prosić o argumentację dlaczego się panowie nie godzą?<text:s/><text:span text:style-name="T3482">B</text:span>o to jest istotna sprawa<text:span text:style-name="T3483">.</text:span></text:p>
      <text:p text:style-name="P3484"><text:span text:style-name="T3485">Min. J</text:span><text:span text:style-name="T3486">.</text:span><text:span text:style-name="T3487"><text:s/>Brol</text:span>:</text:p>
      <text:p text:style-name="P3488">Dlaczego się nie godzimy? Dlatego, ponieważ wy jesteście tak jak Związek Polskich Artystów Plastyków i jak Stowarzyszenie Dziennikarzy Polskich, jak wiele, wiele innych organizacji jesteście w naszym mniemaniu objęci zdaniem pierwszym.<text:s/><text:span text:style-name="T3489">„</text:span><text:span text:style-name="T3490">W</text:span><text:s/>toku obrad strony wyraziły pogląd o potrzebie szybkiej legalizacji rozwiązanych stowarzyszeń wraz z możliwością zachowania przez nie ciągłości w t<text:span text:style-name="T3491">rady</text:span>cji<text:span text:style-name="T3492">”</text:span>.</text:p>
      <text:p text:style-name="P3493">Czyli tutaj są wszyscy. I nie widzę naprawdę powodu, żebym ja tu miał wymienia<text:span text:style-name="T3494">ć</text:span><text:s/>kogokolwiek, prawda. Bo jeżeli jeszcze dodamy, i słusznie tu koledzy zwracają uwagę:<text:s/><text:span text:style-name="T3495">„</text:span>służyć temu będzie szybkie uchwalenie”. To oczywiście to jest sprzeczne ze zdaniem trzecim, skoro państwo uważacie, że to powinno nastąpi<text:span text:style-name="T3496">ć</text:span><text:s/>do końca marca.</text:p>
      <text:p text:style-name="P3497">I dlatego właśnie proponuję, ażebyśmy to zachowali.<text:s/><text:span text:style-name="T3498">Je</text:span>st to jednoznacznie czytelna nasza deklaracja, każde inne wprowadzenie tu różnego typu przykładów, czy powiedzmy wyróżników dla p<text:span text:style-name="T3499">os</text:span>zczególnych organizacji, wprowadza zupełną n<text:span text:style-name="T3500">ie</text:span>jasność czy nawet - pow<text:span text:style-name="T3501">ie</text:span>dz<text:span text:style-name="T3502">ia</text:span>łbym - n<text:span text:style-name="T3503">iez</text:span>r<text:span text:style-name="T3504">oz</text:span>um<text:span text:style-name="T3505">iał</text:span>ość dlaczego jedna, a dlaczego nie inna itd<text:span text:style-name="T3506">.</text:span></text:p>
      <text:p text:style-name="P3507">A NZS jest podkreślony w zdaniu trzecim, jest objęty naszą wspólną deklaracją. A zdania trzeciego my ani nie zaprzeczamy, ani nie potwierdzamy.</text:p>
      <text:p text:style-name="P3508"><text:span text:style-name="T3509"><text:s text:c="29"/></text:span><text:span text:style-name="T3510">:</text:span></text:p>
      <text:p text:style-name="P3511">Oczywiście nie chciałbym się tu upierać i być posądzony o megalomanię, ale wydaje mi się, że jednak<text:s/><text:soft-page-break/>jest pewna różnica pomiędzy taką organizacją jak NZS a Związek Artystów Plastyków przy całym szacunku dla tejże organizacji. Chociażby świadczy o tym..<text:span text:style-name="T3512">.</text:span></text:p>
      <text:p text:style-name="P3513"><text:span text:style-name="T3514">Min.<text:s/></text:span><text:span text:style-name="T3515">J</text:span><text:span text:style-name="T3516">.<text:s/></text:span><text:span text:style-name="T3517">B</text:span><text:span text:style-name="T3518">rol</text:span>:</text:p>
      <text:p text:style-name="P3519">Ale i to jest też ogólnopolska.</text:p>
      <text:p text:style-name="P3520"><text:span text:style-name="T3521"><text:s text:c="29"/></text:span><text:span text:style-name="T3522">:</text:span></text:p>
      <text:p text:style-name="P3523">Ale świadczy chociażby pewne oddziaływanie społeczne. I świadczy o tym, że Wałęsa mówi o trzech<text:span text:style-name="T3524">...</text:span><text:s/>I dlatego dobrze byłoby - wydaje mi się - skoro ten konsensus jest jakby w tych sprawach osiągnięty, ażeby właśnie podkreślić w jednym zdaniu, jakby wagę tego. Wydaje mi się, że nie będzie to umniejszało jakby znaczenia tamtych organizacji, a jednak podkreślało jakby osiągnięcie consensusu w tej ważnej spraw<text:span text:style-name="T3525">ie.</text:span></text:p>
      <text:p text:style-name="P3526">A chyba nie ma tu żadnych wątpliwości, że NZS ma by<text:span text:style-name="T3527">ć<text:s/></text:span>legalizowany jako organizacja ogólnopolska na podstawie zgłoszonego statusu.</text:p>
      <text:p text:style-name="P3528"><text:span text:style-name="T3529">Min.<text:s/></text:span><text:span text:style-name="T3530">J</text:span><text:span text:style-name="T3531">.<text:s/></text:span><text:span text:style-name="T3532">B</text:span><text:span text:style-name="T3533">rol</text:span>:</text:p>
      <text:p text:style-name="P3534">Consensus w tej sprawie, ja to już zresztą powiedziałem poprzednio, powinniście uzyskać na<text:s/>„stoliku”<text:s/>młodzieżowym, prawda<text:span text:style-name="T3535">.</text:span><text:s/>My tutaj z<text:span text:style-name="T3536">aj</text:span>mujemy si<text:span text:style-name="T3537">ę</text:span><text:s/>sprawami prawnymi.</text:p>
      <text:p text:style-name="P3538"><text:span text:style-name="T3539">Przewodnicząca</text:span>:</text:p>
      <text:p text:style-name="P3540">Proszę państwa, stoimy wobec rozbieżności i my nie przekonamy tamtej strony. Musimy<text:span text:style-name="T3541">...</text:span></text:p>
      <text:p text:style-name="P3542"><text:span text:style-name="T3543"><text:s text:c="29"/></text:span><text:span text:style-name="T3544">:</text:span></text:p>
      <text:p text:style-name="P3545">Właśnie m<text:span text:style-name="T3546">y</text:span><text:s/>nie bardzo rozumiemy dlaczego my stoimy wobec rozbieżności. Według nas sytuacja nie jest taka, że jest rozbieżność. Właśnie wręcz przeciwnie, można podkreślić, że tej rozbieżności tutaj nie ma.</text:p>
      <text:p text:style-name="P3547"><text:span text:style-name="T3548">Przewodnicząc</text:span><text:span text:style-name="T3549">a</text:span>:</text:p>
      <text:p text:style-name="P3550">Czyli co? Wycofać trzecie zdanie?</text:p>
      <text:p text:style-name="P3551"><text:span text:style-name="T3552"><text:s text:c="29"/></text:span><text:span text:style-name="T3553">:</text:span></text:p>
      <text:p text:style-name="P3554">Nie, nie wycofać, ale inaczej je rozbudować:<text:s/><text:span text:style-name="T3555">„</text:span>że obie strony podkreślają możliwość legalizacji NZS właśnie jako organizacji og<text:span text:style-name="T3556">ól</text:span>nopolskiej na mocy statutu”. Prze czym tutaj zakończyć je, że strona solidarnościowo-opozycyjna podkreśla, że powinno się dokonać tego jak n<text:span text:style-name="T3557">aj</text:span>szybciej<text:span text:style-name="T3558">.</text:span><text:s/>Mniej więcej w tym stylu.</text:p>
      <text:p text:style-name="P3559"><text:span text:style-name="T3560">Przewodnicząca</text:span>:</text:p>
      <text:p text:style-name="P3561">Panie ministrze, gdyby trzecie zdanie sformułować tak, aby w nim było zawarte - na co si<text:span text:style-name="T3562">ę</text:span><text:s/>zgadza strona rządowo-k<text:span text:style-name="T3563">o</text:span>alicyjna i co podkreśla strona solidarnościowo-opozycyjna odnośnie NZS.</text:p>
      <text:p text:style-name="P3564"><text:span text:style-name="T3565">Min. J</text:span><text:span text:style-name="T3566">.</text:span><text:span text:style-name="T3567"><text:s/>Brol</text:span>:</text:p>
      <text:p text:style-name="P3568">Na co się zgadza strona rządowa - to to wyrażają dwa pierwsze zdania<text:span text:style-name="T3569">.</text:span></text:p>
      <text:p text:style-name="P3570"><text:span text:style-name="T3571">Przewodnicząca</text:span>:</text:p>
      <text:p text:style-name="P3572">Tak, ale wobec tego dlaczego nie powtórzyć, dlaczego nie powtórzy<text:span text:style-name="T3573">ć</text:span><text:s/>choćby ze względu na wrażliwoś<text:span text:style-name="T3574">ć</text:span><text:s/>młodzieży, która na to czeka, która... Dlaczego jej tutaj nie ująć i nie powiedzie<text:span text:style-name="T3575">ć</text:span>, że obie strony podkreślają potrzebę legalizacji NZS, przy czym strona solidarnościowo-opozycyjna postulu<text:span text:style-name="T3576">je</text:span><text:s/>możliwie szybkie, do końca marca załatwienie tej sprawy, jako ogólnopolskiej.</text:p>
      <text:p text:style-name="P3577">Dlaczego tej rzeczy specjalnie nie ują<text:span text:style-name="T3578">ć</text:span>, jeżeli tak zależy naszym młodym kolegom.</text:p>
      <text:p text:style-name="P3579"><text:span text:style-name="T3580">Min.<text:s/></text:span><text:span text:style-name="T3581">J</text:span><text:span text:style-name="T3582">. Brol</text:span>:</text:p>
      <text:soft-page-break/>
      <text:p text:style-name="P3583">No więc pani profesor - myśmy także mieli propozycje co do punktu pierwszego, wyraziliście państwo swoje poglądy co do niemożliwości jakichkolwiek p<text:span text:style-name="T3584">rze</text:span>formułowań punktu pierwszego i także przyjęliśmy to do wiadomości. Podobnie i my - mówimy, że wyrażamy to w dwóch pierwszych zdaniach. I na tym, trudno żeby jeszcze raz uzasadniać to samo co żeśmy już powiedzieli<text:span text:style-name="T3585">.</text:span></text:p>
      <text:p text:style-name="P3586"><text:span text:style-name="T3587"><text:s text:c="29"/></text:span><text:span text:style-name="T3588">:</text:span></text:p>
      <text:p text:style-name="P3589">No, w dalszym ciągu nie bardzo to rozumiem<text:span text:style-name="T3590">.</text:span></text:p>
      <text:p text:style-name="P3591"><text:span text:style-name="T3592"><text:s text:c="29"/></text:span><text:span text:style-name="T3593">:</text:span></text:p>
      <text:p text:style-name="P3594">Panie ministrze, ale przecież rozbieżność jest tylko jeżeli chodzi o termin.</text:p>
      <text:p text:style-name="P3595"><text:span text:style-name="T3596">M</text:span><text:span text:style-name="T3597">in</text:span><text:span text:style-name="T3598">. J</text:span><text:span text:style-name="T3599">.</text:span><text:span text:style-name="T3600"><text:s/>Br</text:span><text:span text:style-name="T3601">ol</text:span><text:span text:style-name="T3602">:</text:span></text:p>
      <text:p text:style-name="P3603">Nic innego i niczego innego nie wyraża zdanie trzecie. Niczego innego n<text:span text:style-name="T3604">ie</text:span><text:s/>wyraża jak tylko sprawę terminu.</text:p>
      <text:p text:style-name="P3605">Gdyby skreślić zdanie trzecie, to jest jasne, że pierwsze dwa zdania nie podlegają żadne<text:span text:style-name="T3606">j</text:span><text:s/>wątpliwości i mają do was zastosowanie, ale w nowym prawie o stowarzyszeniach. Bo to właśnie jest istota tych dwóch zdań.</text:p>
      <text:p text:style-name="P3607"><text:span text:style-name="T3608"><text:s text:c="29"/></text:span><text:span text:style-name="T3609">:</text:span></text:p>
      <text:p text:style-name="P3610">Ale jednak rozbieżność jest w tym, że strona rządowa proponuje, że NZS, ale o nowe prawo o stowarzyszeniach. Czy tak?</text:p>
      <text:p text:style-name="P3611"><text:span text:style-name="T3612">Min. J. Brol</text:span>:</text:p>
      <text:p text:style-name="P3613">Nie<text:span text:style-name="T3614">,</text:span><text:s/>my tego nie rozstrzygamy. Właśnie<text:span text:style-name="T3615">..</text:span>.</text:p>
      <text:p text:style-name="P3616"><text:span text:style-name="T3617"><text:s text:c="29"/></text:span><text:span text:style-name="T3618">:</text:span></text:p>
      <text:p text:style-name="P3619">Przepraszam, ale to jest<text:span text:style-name="T3620">.</text:span>..</text:p>
      <text:p text:style-name="P3621"><text:span text:style-name="T3622">Min. J. Brol</text:span>:</text:p>
      <text:p text:style-name="P3623">Proszę państwa, jeszcze raz chyba jasno wyrażę swoje stanowisko, bo już to naprawdę kilkakrotnie mówiłem.<text:s/>I jeżeli to jest nagrywane, to to wszystko można odtworzyć za chwilę.</text:p>
      <text:p text:style-name="P3624">Otóż po pierwsze - uważamy, że zasadą powinna być - jedna - druga dla wszystkich rozwiązanych organizacji<text:span text:style-name="T3625">.</text:span><text:s/>I bez względu na to, czy to nastąpiło do 1956 roku w okresie stalinowskim, czy też to nastąpiło po okresie stanu wojennego. Mianowicie, że te organizacje powinny mieć prawo do rejestracji oraz szybkiej legalizacji, jak tu mówimy i możliwoś<text:span text:style-name="T3626">ć</text:span><text:s/>zachowania przez nie ciągłości w tradycji.</text:p>
      <text:p text:style-name="P3627">I że temu będzie służyć właśnie uchwalenie i wprowadzenie w życie projektu ustawy<text:s/><text:span text:style-name="T3628">„</text:span>prawo o stowa<text:span text:style-name="T3629">rz</text:span>y<text:span text:style-name="T3630">s</text:span>zen<text:span text:style-name="T3631">ia</text:span>ch”<text:span text:style-name="T3632">.</text:span></text:p>
      <text:p text:style-name="P3633">I jeżeli pierwsze zdanie może się do was stosować nieprzekreślające - czy to ma nastąpić jeszcze przed uchwaleniem prawa o stowarzyszeniach, czy pod rządem obecnie obowiązującego, to drugie - oczywiście temu przeczy.</text:p>
      <text:p text:style-name="P3634">I w związku z tym strona so<text:span text:style-name="T3635">li</text:span>darnościowa zaproponowała zdanie trzecie, do którego my, jako strona rządowa - się nie ustosunkowu<text:span text:style-name="T3636">j</text:span>emy ani na<text:s/>„tak”, ani na<text:s/><text:span text:style-name="T3637">„</text:span>nie”. My w tej sprawie po prostu nie zajmujemy stanowiska.</text:p>
      <text:p text:style-name="P3638"><text:span text:style-name="T3639">A</text:span><text:s/>więc taka jest nasza jasna koncepcja. A sprawa powinna być - tak jak już powiedziałem - przesądzona na<text:s/>„stoliku”<text:s/>młodzieżowym. Bo tam się przecież ta sprawa przede wszystkim rozpatruje.</text:p>
      <text:p text:style-name="P3640"><text:span text:style-name="T3641">Przewodnicząca</text:span>:</text:p>
      <text:soft-page-break/>
      <text:p text:style-name="P3642">Panie ministrze, czy mam to rozumieć, że pan minister<text:s/><text:span text:style-name="T3643">-</text:span><text:s/>że tak powiem - uważa, że gdybyśmy ładne zdanie dodali z początku, to pan minister tu zgodziłby się tu NZS wprowadzić<text:span text:style-name="T3644">.</text:span></text:p>
      <text:p text:style-name="P3645"><text:span text:style-name="T3646">Min. J. B</text:span><text:span text:style-name="T3647">ro</text:span><text:span text:style-name="T3648">l</text:span>:</text:p>
      <text:p text:style-name="P3649">Nie, nie. Ja przepraszam proszę nie zrozumieć, że coś za coś. Ja bardzo przepraszam, ja nie tak chciałem by<text:span text:style-name="T3650">ć<text:s/></text:span>zrozumiany. Mnie chodziło o coś inne, bo przecież każdy ma swoją argumenta<text:span text:style-name="T3651">cj</text:span>ę, my mamy także swoją i sw<text:span text:style-name="T3652">oj</text:span>e upoważnienia i pełnomocnictwa, i tym się kierujemy, prawda.</text:p>
      <text:p text:style-name="P3653"><text:span text:style-name="T3654">P</text:span><text:span text:style-name="T3655">rz</text:span><text:span text:style-name="T3656">e</text:span><text:span text:style-name="T3657">wodnicz</text:span><text:span text:style-name="T3658">ąca</text:span>:</text:p>
      <text:p text:style-name="P3659">No więc co nam pozostaje?</text:p>
      <text:p text:style-name="P3660"><text:span text:style-name="T3661"><text:s text:c="29"/></text:span><text:span text:style-name="T3662">:</text:span></text:p>
      <text:p text:style-name="P3663">Myśmy chcieli pokazać tutaj t<text:span text:style-name="T3664">ę</text:span><text:s/>zbieżność, ale jeżeli tego nie ma, to nic nie pozostaje.</text:p>
      <text:p text:style-name="P3665"><text:span text:style-name="T3666">Przewodnicząca</text:span>:</text:p>
      <text:p text:style-name="P3667">Nic nam nie pozostaje inn<text:span text:style-name="T3668">e</text:span>go<text:span text:style-name="T3669">.</text:span></text:p>
      <text:p text:style-name="P3670"><text:span text:style-name="T3671">Min. J</text:span><text:span text:style-name="T3672">.</text:span><text:span text:style-name="T3673"><text:s/>Brol</text:span>:</text:p>
      <text:p text:style-name="P3674">Tylko żebyście przekazywali dokładnie nasze stanowisko tak jak je przed chwilą przedstawiłem, prawda. My się nie wypowiadamy prze<text:span text:style-name="T3675">ci</text:span>wk<text:span text:style-name="T3676">o...</text:span></text:p>
      <text:p text:style-name="P3677">Żeby tu ktoś nie zrozumiał, że my się wypowiadamy przeciwko rejestracji NZS.</text:p>
      <text:p text:style-name="P3678"><text:span text:style-name="T3679"><text:s text:c="29"/></text:span><text:span text:style-name="T3680">:</text:span></text:p>
      <text:p text:style-name="P3681">Właśnie chodzi o to, że jeżeli to zostanie zapisane, to nie będzie tych n<text:span text:style-name="T3682">ie</text:span>porozumień. Pan żąda od nas, ażebyśmy dokładnie przekazywali.</text:p>
      <text:p text:style-name="P3683"><text:span text:style-name="T3684">Min. J</text:span><text:span text:style-name="T3685">.</text:span><text:span text:style-name="T3686"><text:s/>Brol</text:span><text:span text:style-name="T3687">:</text:span></text:p>
      <text:p text:style-name="P3688">Tak, tak o to proszę, ponieważ powinna nas obowiązywać we wszystkim o czym informujemy społeczeństwo rzetelność<text:span text:style-name="T3689">.<text:s/></text:span></text:p>
      <text:p text:style-name="P3690"><text:span text:style-name="T3691">Przewodnicząca</text:span>:</text:p>
      <text:p text:style-name="P3692">Uczciwie mówiąc zdanie poprzednie<text:s/><text:span text:style-name="T3693">„</text:span>w toku obrad strony wyraziły pogląd o potrzebie szybkiej legalizacji rozwiązanych stowarzyszeń wraz z możliwością zachowania poprzedniej ciągłości w tradycji”<text:span text:style-name="T3694">.</text:span><text:s/>Odnosi się naprawdę do wszystkich stowarzyszeń, czyli siłą rzeczy odnosi się do NZS. Byłoby oczywiście bardzo zręczne i dobre gdybyśmy tu mogli da<text:span text:style-name="T3695">ć</text:span><text:span text:style-name="T3696"><text:s/></text:span>przykładową wyliczankę, w której byłby i NZS i<text:s/><text:span text:style-name="T3697">-</text:span><text:s/>powiedzmy - ZPAP i<text:s/><text:span text:style-name="T3698">„</text:span>Sokół<text:span text:style-name="T3699">”</text:span>, czy inna organizacja, bo to by pokazywało szerokoś<text:span text:style-name="T3700">ć.</text:span></text:p>
      <text:p text:style-name="P3701">Jeżeli zaś strona rządowa nie godzi si<text:span text:style-name="T3702">ę</text:span><text:s/>na taką wyliczankę, to my na to poniekąd nic nie poradzimy<text:span text:style-name="T3703">.</text:span><text:s/>Nie rozumiemy tego, bo to w treści niczego nie zmienia. Szczerze powiedziawszy nie rozumiemy. Podkreślanie natomiast w tej naszej kontrowersji co do pewnej formy wypowiedzi jeszcze bardziej osłabia wymowę tego, że tu co do treści jesteśmy zgodni<text:span text:style-name="T3704">.</text:span></text:p>
      <text:p text:style-name="P3705">Natomiast tutaj jest sprawa sformułowania tego co do szybkości<text:span text:style-name="T3706">.</text:span><text:s/>I może by tu dać jeszcze takie sformułowanie:</text:p>
      <text:p text:style-name="P3707">„Strona solidarnościowo-opozycyjna podkreśliła, dodatkowo podkreśliła potrzebę szczególnie szybkiej<text:span text:style-name="T3708">.</text:span>..”<text:s/>I wtedy to dodatkowo stwierdza, że to nie jest<text:span text:style-name="T3709">..</text:span>.</text:p>
      <text:p text:style-name="P3710"><text:span text:style-name="T3711">Min. J.<text:s/></text:span><text:span text:style-name="T3712">B</text:span><text:span text:style-name="T3713">rol</text:span>:</text:p>
      <text:p text:style-name="P3714">Tak, i wtedy jest to jasnoś<text:span text:style-name="T3715">ć</text:span><text:s/>- strona solidarnościowo-opozycyjna dodatkowo podkreśliła, tak<text:span text:style-name="T3716">.</text:span></text:p>
      <text:p text:style-name="P3717"><text:span text:style-name="T3718">P</text:span><text:span text:style-name="T3719">rz</text:span><text:span text:style-name="T3720">ewodni</text:span><text:span text:style-name="T3721">cz</text:span><text:span text:style-name="T3722">ąca</text:span>:</text:p>
      <text:soft-page-break/>
      <text:p text:style-name="P3723">„Strona solidarnościowo-opozycyjna dodatkowo podkreśliła potrzebę szczególnie szybkiej do końca marca legalizacji ogólnopolskiej NZS na podstawie już przedstawionego statutu”. I to wtedy wyraźnie.<text:span text:style-name="T3724">.</text:span>.</text:p>
      <text:p text:style-name="P3725"><text:span text:style-name="T3726">Min. J</text:span><text:span text:style-name="T3727">.</text:span><text:span text:style-name="T3728"><text:s/></text:span><text:span text:style-name="T3729">B</text:span><text:span text:style-name="T3730">rol</text:span>:</text:p>
      <text:p text:style-name="P3731">T<text:span text:style-name="T3732">o</text:span><text:s/>już jest stanowisko, możemy pisać:<text:s/>”Legaliza<text:span text:style-name="T3733">cj</text:span>i ogólnopolskiego NZS na podstawie już przedstawionego statutu”.</text:p>
      <text:p text:style-name="P3734">I to was kontentuje?<text:s/>Podkreślanie natomiast tej naszej kontrowersji co do pewnej formy wypowiedzi, no jeszcze bardziej osłabia wymowę tego co tu do treści jesteśmy zgodni<text:span text:style-name="T3735">.</text:span></text:p>
      <text:p text:style-name="P3736">Natomiast tutaj jest sprawa sformułowania tego co do szybkości. I może by tu d<text:span text:style-name="T3737">a</text:span>ć jeszcze takie sformułowan<text:span text:style-name="T3738">ie</text:span><text:s/>- <text:s/><text:span text:style-name="T3739">„</text:span>strona solidarno<text:span text:style-name="T3740">ś</text:span>ciowo<text:span text:style-name="T3741">-</text:span>opozycyjna podkreśliła, przepraszam, dodatkowo podkreśliła potrzebę szczególnie szybkiej<text:span text:style-name="T3742">”</text:span><text:span text:style-name="T3743">.</text:span></text:p>
      <text:p text:style-name="P3744">I wtedy to dodatkowo stwierdza, że to nie<text:s/><text:span text:style-name="T3745">je</text:span>st..<text:span text:style-name="T3746">.</text:span></text:p>
      <text:p text:style-name="P3747"><text:span text:style-name="T3748">Min. J</text:span><text:span text:style-name="T3749">.</text:span><text:span text:style-name="T3750"><text:s/>Brol</text:span>:</text:p>
      <text:p text:style-name="P3751">Dodatkowo podkreśliła, tak.</text:p>
      <text:p text:style-name="P3752"><text:span text:style-name="T3753">P</text:span><text:span text:style-name="T3754">rz</text:span><text:span text:style-name="T3755">ewodnicząc</text:span><text:span text:style-name="T3756">a</text:span>:</text:p>
      <text:p text:style-name="P3757">Strona solidarnościowo-opozycyjna dodatkowo podkreśliła, potrzebę szczególnie szybkiej do końca marca legalizacji ogólnopolskiej NZS na podstawie już przedstawionego statutu.</text:p>
      <text:p text:style-name="P3758">I to wtedy wyraźnie...</text:p>
      <text:p text:style-name="P3759"><text:span text:style-name="T3760">Min. J</text:span><text:span text:style-name="T3761">.</text:span><text:span text:style-name="T3762"><text:s/>Brol</text:span>:</text:p>
      <text:p text:style-name="P3763">Rozumiem, że to już jest stanowisko i możemy to pisa<text:span text:style-name="T3764">ć</text:span>.<text:s/>„Legalizacji ogólnopolskiej NZS, ogólnopolskiego NZS na podstawie już p<text:span text:style-name="T3765">rz</text:span>edstaw<text:span text:style-name="T3766">io</text:span>nego statutu.</text:p>
      <text:p text:style-name="P3767">To was też konte<text:span text:style-name="T3768">ntuj</text:span>e - jest jasność, że my się też opowiadamy w tych pierwszych dwóch zdaniach. A tu jest dodatkow<text:span text:style-name="T3769">a</text:span><text:s/>wypowiedź.</text:p>
      <text:p text:style-name="P3770">/Głos z sali na wyciszeniu/.</text:p>
      <text:p text:style-name="P3771"><text:span text:style-name="T3772">P</text:span><text:span text:style-name="T3773">rz</text:span><text:span text:style-name="T3774">ewodnicząca</text:span>:</text:p>
      <text:p text:style-name="P3775">Ale panowie nie chcą tego<text:span text:style-name="T3776">.</text:span></text:p>
      <text:p text:style-name="P3777"><text:span text:style-name="T3778">Min. J</text:span><text:span text:style-name="T3779">.</text:span><text:span text:style-name="T3780"><text:s/>Brol</text:span>:</text:p>
      <text:p text:style-name="P3781">Ja tego po prostu nie wiem, czy was można zarejestrować do końca marca, bo ja się tym nie zajmuję. I nikt mi<text:s/>tutaj nie mógł powiedzieć czy jest realne.<text:s/><text:span text:style-name="T3782">I</text:span><text:s/>nie możemy pisać czegoś, co powiecie - proszę bardzo, jest dokument, jest porozumienie i nie dotrzymane.</text:p>
      <text:p text:style-name="P3783"><text:span text:style-name="T3784"><text:s text:c="29"/></text:span><text:span text:style-name="T3785">:</text:span></text:p>
      <text:p text:style-name="P3786">Panie ministrze, ale w tym momencie nie chodziło nam o termin, bo to rozumiem, że może być pewna rozbieżność. Ale chodziło o to, że obie strony uznają, że NZS będzie rejestrowana jako organizacja ogólnopolska działająca na mocy statutu<text:span text:style-name="T3787">. I</text:span><text:s/>że tu chodzi o to, żeby obie strony to uznały.</text:p>
      <text:p text:style-name="P3788"><text:span text:style-name="T3789">Mi</text:span><text:span text:style-name="T3790">n</text:span><text:span text:style-name="T3791">.<text:s/></text:span><text:span text:style-name="T3792">J.</text:span><text:span text:style-name="T3793"><text:s/>Brol</text:span>:</text:p>
      <text:p text:style-name="P3794">Proszę pana, na to - jeżeli przejdziemy na dwa pierwsze zdania, to jest to oczywiste i z tych dwóch zdań wynika, że na podstawie nowego prawa o stowarzyszeniach, gdzie macie całą sprawę wolności tworzenia struktur organizacyjnych i możliwość tworzenia ogólnopolskiej organizacji, byle tylko wasz statut, który byście przedstawili na podstawie projektu ustawy, był zgodny z tą ustawą.</text:p>
      <text:p text:style-name="P3795">A więc to wszystko wynika z tych dwóch zdań<text:span text:style-name="T3796">.</text:span></text:p>
      <text:soft-page-break/>
      <text:p text:style-name="P3797"><text:span text:style-name="T3798"><text:s text:c="29"/></text:span><text:span text:style-name="T3799">:</text:span></text:p>
      <text:p text:style-name="P3800">Tylko że my chcemy rejestrować się teraz, jeszcze przed wejściem.</text:p>
      <text:p text:style-name="P3801"><text:span text:style-name="T3802">Min. J. Brol</text:span>:</text:p>
      <text:p text:style-name="P3803">No więc właśnie o to idzie, że my przecież wam tego nie zagwarant<text:span text:style-name="T3804">uj</text:span>emy.</text:p>
      <text:p text:style-name="P3805"><text:span text:style-name="T3806"><text:s text:c="29"/></text:span><text:span text:style-name="T3807">:</text:span></text:p>
      <text:p text:style-name="P3808">Ponadto chodziło nam o postawienie pewnej kropki nad<text:s/><text:span text:style-name="T3809">„</text:span>i”<text:span text:style-name="T3810">.<text:s/></text:span>Tym bardziej, że do tej pory nikt nigdy nie kwestionował rejestracji naszego statutu. Statut nie jest sprzeczny z<text:s/>prawem<text:span text:style-name="T3811">.</text:span></text:p>
      <text:p text:style-name="P3812"><text:span text:style-name="T3813">Min</text:span><text:span text:style-name="T3814">.</text:span><text:span text:style-name="T3815"><text:s/>J</text:span><text:span text:style-name="T3816">.</text:span><text:span text:style-name="T3817"><text:s/>Brol</text:span>:</text:p>
      <text:p text:style-name="P3818">Kochany, ale<text:s/><text:span text:style-name="T3819">j</text:span>a go nie znam<text:span text:style-name="T3820">.</text:span></text:p>
      <text:p text:style-name="P3821"><text:span text:style-name="T3822"><text:s text:c="29"/></text:span><text:span text:style-name="T3823">:</text:span></text:p>
      <text:p text:style-name="P3824">Ale pan pułkownik Garlik, który przed chwilą wyszedł zna doskonale ten statut, ponieważ on właśnie ten statut rozpatrywał i nigdy nie zakwestionował<text:span text:style-name="T3825">.</text:span><text:s/>Nikt nigdy nam tego statutu nie zakwestionował. A więc nie ma żadnej rozbieżności w tym.</text:p>
      <text:p text:style-name="P3826"><text:span text:style-name="T3827">M</text:span><text:span text:style-name="T3828">in. J</text:span><text:span text:style-name="T3829">.</text:span><text:span text:style-name="T3830"><text:s/>Brol</text:span>:</text:p>
      <text:p text:style-name="P3831">Wie pan, każda ustawa ma różne aspekty. Art<text:span text:style-name="T3832">.</text:span><text:s/>10 - tu ustaliliśmy jakie muszą b<text:span text:style-name="T3833">y</text:span>ć obligatoryjne elementy w każdym statucie<text:span text:style-name="T3834">.</text:span><text:s/>I nie wiem czy akurat one s<text:span text:style-name="T3835">ą</text:span>. By<text:span text:style-name="T3836">ś</text:span><text:s/>może, że one są, że to jest dobry, że granice wolności waszej, jaką sobie zakreślacie jest też prawidłowa.</text:p>
      <text:p text:style-name="P3837"><text:span text:style-name="T3838">Przewodnicząca</text:span>:</text:p>
      <text:p text:style-name="P3839">Proszą pa<text:span text:style-name="T3840">ń</text:span>stwa mamy jeszcze dwa punkty i dojeżdżamy do końca<text:span text:style-name="T3841">.</text:span></text:p>
      <text:p text:style-name="P3842"><text:span text:style-name="T3843">Min. J</text:span><text:span text:style-name="T3844">.</text:span><text:span text:style-name="T3845"><text:s/></text:span><text:span text:style-name="T3846">Bro</text:span><text:span text:style-name="T3847">l</text:span>:</text:p>
      <text:p text:style-name="P3848">Proszą pana, ja nigdy nie czytałem waszego statutu i dlatego nie mogą się w tej sprawie wypowiedzieć<text:span text:style-name="T3849">.</text:span><text:s/><text:span text:style-name="T3850">Ja</text:span><text:s/>to po prostu mówię teoretycznie<text:span text:style-name="T3851">.</text:span></text:p>
      <text:p text:style-name="P3852"><text:span text:style-name="T3853">Przewodnicząca</text:span>:</text:p>
      <text:p text:style-name="P3854">Proszą bardzo - jeszcze pan Rozmarynowicz.</text:p>
      <text:p text:style-name="P3855"><text:span text:style-name="T3856">Ob</text:span><text:span text:style-name="T3857">.</text:span><text:span text:style-name="T3858"><text:s/></text:span><text:span text:style-name="T3859">R</text:span><text:span text:style-name="T3860">oz</text:span><text:span text:style-name="T3861">m</text:span><text:span text:style-name="T3862">a</text:span><text:span text:style-name="T3863">r</text:span><text:span text:style-name="T3864">ynowic</text:span><text:span text:style-name="T3865">z</text:span>:</text:p>
      <text:p text:style-name="P3866">Ja mam pewną wątpliwość. Mianowicie nie znajduję tutaj sformułowania przeciwko stowarzyszeniom<text:span text:style-name="T3867">,</text:span><text:s/>mianowicie które o to wystąpią. Bo tutaj tak jest to sformułowane, jak gdyby wszystkie te stowarzyszenia musiały by<text:span text:style-name="T3868">ć</text:span><text:s/>zarejestrowane przymusowo<text:span text:style-name="T3869">.</text:span><text:s/>I dlatego proponowałbym jeszcze inne sformułowanie, a mianowicie -<text:s/><text:span text:style-name="T3870">„</text:span>w toku obrad strony wyraziły pogląd o potrzebie szybkiej legalizacji stowarzyszeń, które o to wystąpią, rozwiązanych szczególnie w okresie stalinowskim i w wyniku stanu wo<text:span text:style-name="T3871">je</text:span>nnego wraz z zachowaniem ciągłości ich bytu i tradycji”<text:span text:style-name="T3872">.</text:span></text:p>
      <text:p text:style-name="P3873"><text:span text:style-name="T3874">Min. J</text:span><text:span text:style-name="T3875">.</text:span><text:span text:style-name="T3876"><text:s/>Brol</text:span><text:span text:style-name="T3877">:</text:span></text:p>
      <text:p text:style-name="P3878">No wi<text:span text:style-name="T3879">ę</text:span>c my możemy, to znaczy ja bym tak proponował<text:s/><text:span text:style-name="T3880">-</text:span><text:s/>to rzeczywiście jest jakiś element. Nie chcemy tu wymieniać kiedy, bo to wiadomo o jakie tu chodzi<text:span text:style-name="T3881">.</text:span><text:s/>Tak żeśmy to tutaj ustalili. Ale rzeczywiście można by dodać:<text:s/>„w toku obrad strony wyraziły pogląd o potrzebie szybkiej legalizacji rozwiązanych stowarzyszeń, które o to wystąpią<text:span text:style-name="T3882">.</text:span></text:p>
      <text:p text:style-name="P3883"><text:span text:style-name="T3884">Przewodnicząca</text:span>:</text:p>
      <text:p text:style-name="P3885">Tak, które o to wystąpią<text:span text:style-name="T3886">.</text:span></text:p>
      <text:p text:style-name="P3887"><text:span text:style-name="T3888">O</text:span><text:span text:style-name="T3889">b.</text:span><text:span text:style-name="T3890"><text:s/>Rozma</text:span><text:span text:style-name="T3891">ry</text:span><text:span text:style-name="T3892">nowic</text:span><text:span text:style-name="T3893">z</text:span>:</text:p>
      <text:soft-page-break/>
      <text:p text:style-name="P3894">Jednak moja propozycja jest taka - rozwiązanych w okresie przepraszam, których o to wystąpią, rozwiązanych w okresie stalinowskim, w szczególności w okresie stalinowskim i w wyniku stanu wojennego wraz z zachowan<text:span text:style-name="T3895">ie</text:span>m ciągłości ich bytu i tradycji”.</text:p>
      <text:p text:style-name="P3896">Wydaje mi się, że podanie tych dwóch okresów, w których następowało rozwiązywanie stowarzyszeń, w sposób - powiedzmy - sprzeczny z odczuciami narodowymi o ich praworządnym, czy celowym rozwiązywaniu jest potrzebne do umieszczenia w tym miejscu. Bo to my się odnosimy równocześnie do pewnych okresów naszego życia<text:span text:style-name="T3897">.</text:span></text:p>
      <text:p text:style-name="P3898"><text:span text:style-name="T3899">P</text:span><text:span text:style-name="T3900">rz</text:span><text:span text:style-name="T3901">ewodnicząca</text:span>:</text:p>
      <text:p text:style-name="P3902">Może pan powoli podyktuje jak pan proponuje - prosz<text:span text:style-name="T3903">ę.</text:span></text:p>
      <text:p text:style-name="P3904"><text:span text:style-name="T3905">Ob</text:span><text:span text:style-name="T3906">.</text:span><text:span text:style-name="T3907"><text:s/>Rozmarynowic</text:span><text:span text:style-name="T3908">z</text:span>:</text:p>
      <text:p text:style-name="P3909">Proszę bardzo -<text:s/><text:span text:style-name="T3910">„</text:span>szybkiej legalizacji<text:span text:style-name="T3911">...</text:span></text:p>
      <text:p text:style-name="P3912"><text:span text:style-name="T3913">Min</text:span><text:span text:style-name="T3914">.</text:span><text:span text:style-name="T3915"><text:s/>J</text:span><text:span text:style-name="T3916">.</text:span><text:span text:style-name="T3917"><text:s/>Brol</text:span><text:span text:style-name="T3918">:</text:span></text:p>
      <text:p text:style-name="P3919">Chwileczkę, ale proszę tego nie zmienia<text:span text:style-name="T3920">ć</text:span>, bo to nie jest na to nasza zgoda, żeby nie było tak że jest consensus<text:span text:style-name="T3921">.<text:s/></text:span><text:span text:style-name="T3922">Przewodnicząca</text:span>:</text:p>
      <text:p text:style-name="P3923">Ja nie zmieniam, tylko chcę po prostu zapisać<text:span text:style-name="T3924">.</text:span></text:p>
      <text:p text:style-name="P3925"><text:span text:style-name="T3926">Min.<text:s/></text:span><text:span text:style-name="T3927">J.</text:span><text:span text:style-name="T3928"><text:s/>Brol</text:span>:</text:p>
      <text:p text:style-name="P3929">Myśmy przecież w grupie redakcyjnej ustalili taki tekst wtedy, kiedy tutaj, że tak powiem, była pełna strona rządowa.<text:s/><text:span text:style-name="T3930">Przewodnicząca</text:span>:</text:p>
      <text:p text:style-name="P3931">Ale pan minister się godzi na to<text:s/>„które o to wystąpią”<text:span text:style-name="T3932">.<text:s/></text:span>Tak?</text:p>
      <text:p text:style-name="P3933"><text:span text:style-name="T3934">Min.<text:s/></text:span><text:span text:style-name="T3935">J.</text:span><text:span text:style-name="T3936"><text:s/>Brol</text:span>:</text:p>
      <text:p text:style-name="P3937">To trzeba wkomponować jakoś, ponieważ jest to element niezbędny.</text:p>
      <text:p text:style-name="P3938"><text:span text:style-name="T3939">Pr</text:span><text:span text:style-name="T3940">ze</text:span><text:span text:style-name="T3941">wodn</text:span><text:span text:style-name="T3942">ic</text:span><text:span text:style-name="T3943">ząca</text:span>:</text:p>
      <text:p text:style-name="P3944">„Szybkiej legalizacji rozwiązanych stowarzyszeń”. Kiedy<text:s/><text:span text:style-name="T3945">je</text:span>żeli rozwiązanych wszystkich, kiedykolwiek to mo<text:span text:style-name="T3946">że</text:span>my<text:span text:style-name="T3947">,</text:span><text:s/>panie ministrze doda<text:span text:style-name="T3948">ć</text:span><text:s/><text:span text:style-name="T3949">-</text:span><text:s/>„wszystkich rozwiązanych stowarzyszeń, które o to wystąpią.”</text:p>
      <text:p text:style-name="P3950"><text:span text:style-name="T3951">Min.<text:s/></text:span><text:span text:style-name="T3952">Bro</text:span><text:span text:style-name="T3953">l</text:span>:</text:p>
      <text:p text:style-name="P3954">To się rozumie.<text:s/>„Rozwiązanych stowarzyszeń, które o to wystąpią”<text:span text:style-name="T3955">,</text:span><text:s/>albo<text:s/>„których członkowie o to wystąpią”<text:span text:style-name="T3956">.</text:span></text:p>
      <text:p text:style-name="P3957"><text:span text:style-name="T3958"><text:s text:c="29"/></text:span><text:span text:style-name="T3959">:</text:span></text:p>
      <text:p text:style-name="P3960">Bo<text:s/><text:span text:style-name="T3961">j</text:span>a<text:span text:style-name="T3962">k</text:span><text:s/>mówiliśmy zarządy, no skąd zarządy, skoro one nie istn<text:span text:style-name="T3963">ie</text:span>ją<text:span text:style-name="T3964">.</text:span></text:p>
      <text:p text:style-name="P3965"><text:span text:style-name="T3966">Mi</text:span><text:span text:style-name="T3967">n</text:span><text:span text:style-name="T3968">. J.<text:s/></text:span><text:span text:style-name="T3969">B</text:span><text:span text:style-name="T3970">rol</text:span>:</text:p>
      <text:p text:style-name="P3971">Ale rzeczywiście odczytuje się to zdanie jakby to było z urzędu<text:span text:style-name="T3972">.</text:span><text:s/>To nie ma działania z urzędu, to musi by<text:span text:style-name="T3973">ć</text:span><text:s/>inicjatywa.<text:span text:style-name="T3974"><text:s/></text:span><text:span text:style-name="T3975">Przewodnicząca</text:span>:</text:p>
      <text:p text:style-name="P3976">Oczywiście<text:span text:style-name="T3977">.</text:span><text:s/><text:span text:style-name="T3978">„</text:span>Legalizacja stowarzyszeń, których członk<text:span text:style-name="T3979">ow</text:span>ie o to wystąpią, wraz z możliwością zachowania przez nie ciągłości...<text:span text:style-name="T3980">”</text:span></text:p>
      <text:p text:style-name="P3981"><text:span text:style-name="T3982"><text:s text:c="29"/></text:span><text:span text:style-name="T3983">:</text:span></text:p>
      <text:p text:style-name="P3984">Ich bytu i t<text:span text:style-name="T3985">ra</text:span>dycji.</text:p>
      <text:p text:style-name="P3986"><text:span text:style-name="T3987">Przewodnicząca</text:span>:</text:p>
      <text:p text:style-name="P3988">No więc właśnie. Czy tutaj się godzicie panowie na<text:s/>„bytu i tradycji”<text:s/>zamiast<text:s/>„tradycji”. Co prawda ten byt został przerwany i on<text:s/><text:span text:style-name="T3989">je</text:span>st<text:span text:style-name="T3990">...</text:span></text:p>
      <text:soft-page-break/>
      <text:p text:style-name="P3991"><text:span text:style-name="T3992"><text:s text:c="29"/></text:span><text:span text:style-name="T3993">:</text:span></text:p>
      <text:p text:style-name="P3994">Tak, został przerwany, tak jak podawałem, w moim każdym razie domniemaniem, sprzecznie z prawem.</text:p>
      <text:p text:style-name="P3995"><text:span text:style-name="T3996">Przewodnicząca</text:span>:</text:p>
      <text:p text:style-name="P3997">Tak, ale nie wszystkie będą również sprzeczne z prawem, a tu się odnosi do..<text:span text:style-name="T3998">.</text:span></text:p>
      <text:p text:style-name="P3999"><text:span text:style-name="T4000"><text:s text:c="29"/></text:span><text:span text:style-name="T4001">:</text:span></text:p>
      <text:p text:style-name="P4002">Ale te, które zostały przerwane niesprzecznie z prawem to ich byt się zachował w jakiś sposób<text:span text:style-name="T4003">,</text:span><text:s/>prawda.<text:s/><text:span text:style-name="T4004">W</text:span><text:s/>każdym razie w przekonaniu członków. I to nic nie zmieni.<text:s/>A równocześnie da temu stowarzyszeniu...</text:p>
      <text:p text:style-name="P4005"><text:span text:style-name="T4006">Min</text:span><text:span text:style-name="T4007">.</text:span><text:span text:style-name="T4008"><text:s/>J</text:span><text:span text:style-name="T4009">.</text:span><text:span text:style-name="T4010"><text:s/>Brol</text:span><text:span text:style-name="T4011">:</text:span></text:p>
      <text:p text:style-name="P4012">Ale przecież wydaje mi się<text:span text:style-name="T4013">,</text:span><text:s/>że cały ten pkt.<text:s/><text:span text:style-name="T4014">5</text:span><text:s/><text:span text:style-name="T4015">w</text:span><text:s/>sposób dość jednoznaczny wyraża intencję naszą o jakie tutaj chodzi organizacje<text:span text:style-name="T4016">.</text:span><text:s/>O te, które dotychczas zostały rozwiązane z takich czy innych powodów. Nie wnikamy w to czy słusznie, czy niesłusznie. Nie wnikamy w legalnie czy nielegalnie. Patrzymy w po prostu w przyszłość. Zrobiliśmy ustawę pluralistyczną, w ramach której mieści się każda organizacja, jeżeli chce działać<text:span text:style-name="T4017">.</text:span><text:s/>Taka jest wola byłych członków. To wtedy po prostu zarejestrują się bez problemu i to wyraża, taka po prostu jest nasza intencja. I to szybkiej legalizacji.</text:p>
      <text:p text:style-name="P4018"><text:span text:style-name="T4019">Przewodnicząca</text:span>:</text:p>
      <text:p text:style-name="P4020">Proszę państwa, jest tutaj jedna rzecz, że dla nas pewnym modelem jest sposób powstania na nowo<text:s/>„Solidarn<text:span text:style-name="T4021">oś</text:span>ci<text:span text:style-name="T4022">”</text:span>.<text:span text:style-name="T4023"><text:s/></text:span>Ponieważ<text:s/>„Solidarność<text:span text:style-name="T4024">”</text:span><text:s/>powstaje w ramach legalizacji a nie relegalizacji, to my się nie możemy domagać relegaliza<text:span text:style-name="T4025">cj</text:span>i dla sto<text:span text:style-name="T4026">wa</text:span>rzyszeń.</text:p>
      <text:p text:style-name="P4027">A więc właśnie dlatego mówimy o legalizacji z zachowaniem i ciągłości<text:span text:style-name="T4028">.</text:span><text:s/>Jest teraz sprawa - co oznacza ciągłość bytu konkretnie, a co oznacza ciągłość tradycji konkretnie.</text:p>
      <text:p text:style-name="P4029">Co to oznacza prawnie? Ja się właśn<text:span text:style-name="T4030">ie</text:span><text:s/>chci<text:span text:style-name="T4031">ał</text:span>a<text:span text:style-name="T4032">by</text:span>m pana spytać jako prawnika - co to oznacza prawnie?</text:p>
      <text:p text:style-name="P4033"><text:span text:style-name="T4034">Mec.<text:s/></text:span><text:span text:style-name="T4035">J.</text:span><text:span text:style-name="T4036"><text:s/>Ambroz</text:span><text:span text:style-name="T4037">iak</text:span>:</text:p>
      <text:p text:style-name="P4038">Jest to pośrednie stwierdzenie, że organizacja ta tzn. przerwano jej w życie w sposób domniemany bezprawnie<text:span text:style-name="T4039">.</text:span></text:p>
      <text:p text:style-name="P4040"><text:span text:style-name="T4041">Min</text:span><text:span text:style-name="T4042">.</text:span><text:span text:style-name="T4043"><text:s/>J</text:span><text:span text:style-name="T4044">.</text:span><text:span text:style-name="T4045"><text:s/>Brol</text:span><text:span text:style-name="T4046">:</text:span></text:p>
      <text:p text:style-name="P4047">Panie mecenasie, i to pan tu proponuje, żebyśmy taką przyjęli formę.</text:p>
      <text:p text:style-name="P4048"><text:span text:style-name="T4049">M</text:span><text:span text:style-name="T4050">ec</text:span><text:span text:style-name="T4051">.</text:span><text:span text:style-name="T4052"><text:s/>J</text:span><text:span text:style-name="T4053">.</text:span><text:span text:style-name="T4054"><text:s/>Ambroziak</text:span>:</text:p>
      <text:p text:style-name="P4055">Przecież to jest łagodne pow<text:span text:style-name="T4056">ie</text:span>dzenie - bytu.</text:p>
      <text:p text:style-name="P4057"><text:span text:style-name="T4058">Min. J. Brol</text:span>:</text:p>
      <text:p text:style-name="P4059">Nawet przyjmijmy ostre, że nielegalnie rozwiązano daną organizację<text:span text:style-name="T4060">.</text:span><text:s/>No to przecież, jeżeli mielibyśmy przyjąć taką koncepcję, to musimy mieć przede wszystkim, przede wszystkim musimy zbadać te wszystkie sprawy i wtedy się oświadczyć<text:span text:style-name="T4061">.<text:s/></text:span>P<text:span text:style-name="T4062">rz</text:span>yprowadzić tych, którzy tego dokonali albo mają coś do powiedzenia i rozpoczynamy merytoryczną dyskusję, jeżeli tak koniecznie musimy tak do przeszłości sięga<text:span text:style-name="T4063">ć</text:span>, żeby to ocenić czy to było legalnie czy n<text:span text:style-name="T4064">ie</text:span>legaln<text:span text:style-name="T4065">ie.</text:span></text:p>
      <text:p text:style-name="P4066">Prawdopodobn<text:span text:style-name="T4067">ie</text:span><text:s/>do części będzie to legalnie, do części z okresu stalinowski<text:span text:style-name="T4068">eg</text:span>o nielegalnie<text:span text:style-name="T4069">.</text:span><text:s/>By<text:span text:style-name="T4070">ć</text:span><text:s/>może, ja nie wiem<text:span text:style-name="T4071">.<text:s/></text:span>Ani nie znam tej sprawy, tą problematyką się nie zajmowałem<text:span text:style-name="T4072">.<text:s/></text:span>I my byśmy mieli dzisiaj coś takiego zrobić<text:span text:style-name="T4073">.</text:span></text:p>
      <text:p text:style-name="P4074"><text:span text:style-name="T4075">Przewodnicząc</text:span><text:span text:style-name="T4076">a</text:span>:</text:p>
      <text:p text:style-name="P4077">Proponuję zamknięcie dyskusji na ten temat, bo myślę, że organizacja która powstanie będzie<text:s/><text:soft-page-break/>zarejestrowana i będzie uważała, że jej się kiedyś działa krzywda, będzie mogła jeszcze występować w tych sprawach do sądu. A równocześnie tutaj służy pewnej sprawie bytowej sprawa odnośnie majątku<text:s/><text:span text:style-name="T4078">-</text:span><text:s/>to jest następne zdanie, które czytam:</text:p>
      <text:p text:style-name="P4079">„Sp<text:span text:style-name="T4080">r</text:span>awy majątkowe stowarzyszeń rozwiązanych powinny być załatwiane w drodze porozumienia i dobrej woli pomiędzy zainteresowanymi, co otwiera wszystkim stowarzyszeniom możliwość dogadywania się z użytkownikami obecnymi ich majątku w ramach porozumienia i dobrej woli”<text:span text:style-name="T4081">.</text:span></text:p>
      <text:p text:style-name="P4082">Po<text:span text:style-name="T4083">t</text:span>em jest następne zdanie:</text:p>
      <text:p text:style-name="P4084">„Strona solidarnościowo-op<text:span text:style-name="T4085">oz</text:span>ycyjna zwróciła si<text:span text:style-name="T4086">ę</text:span><text:s/>z apelem do Ministra Kultury i Sztuki o nie podejmowanie żadnych decyzji w stosunku do majątku rozwiązanego ZPAP do czasu legalizacji tego stowarzyszenia”<text:span text:style-name="T4087">.</text:span></text:p>
      <text:p text:style-name="P4088">Co się prawda rozumiem, że chodzi o to, aby ono w te dyskusje majątkowe weszło<text:span text:style-name="T4089">.</text:span><text:s/>Proszę bardzo.</text:p>
      <text:p text:style-name="P4090">I teraz do tej całości zapisu<text:span text:style-name="T4091">.</text:span></text:p>
      <text:p text:style-name="P4092"><text:span text:style-name="T4093"><text:s text:c="29"/></text:span><text:span text:style-name="T4094">:</text:span></text:p>
      <text:p text:style-name="P4095">Co do pierwszego z tych dwóch zdań:<text:s/>„Sprawy majątkowe stowarzyszeń rozwiązanych powinny b<text:span text:style-name="T4096">y</text:span>ć załatwione w drodze porozumień /przecinek/, dobrej woli zainteresowanych oraz władz państwowych i administracyjnych działających w duchu<text:s/>„okrągłego stołu”„<text:span text:style-name="T4097">.</text:span></text:p>
      <text:p text:style-name="P4098"><text:span text:style-name="T4099"><text:s text:c="29"/></text:span><text:span text:style-name="T4100">:</text:span></text:p>
      <text:p text:style-name="P4101"><text:span text:style-name="T4102">W</text:span><text:s/>drodze władz?</text:p>
      <text:p text:style-name="P4103"><text:span text:style-name="T4104"><text:s text:c="29"/></text:span><text:span text:style-name="T4105">:</text:span></text:p>
      <text:p text:style-name="P4106">Nie, działających - oraz w drodze porozumień, w drodze dobrej woli zainteresowanych oraz dobrej woli władz państwowych.</text:p>
      <text:p text:style-name="P4107"><text:span text:style-name="T4108"><text:s text:c="29"/></text:span><text:span text:style-name="T4109">:</text:span></text:p>
      <text:p text:style-name="P4110"><text:span text:style-name="T4111">...</text:span>tutaj władz państwowych, takie było nasze rozumienie.</text:p>
      <text:p text:style-name="P4112"><text:span text:style-name="T4113"><text:s text:c="29"/></text:span><text:span text:style-name="T4114">:</text:span></text:p>
      <text:p text:style-name="P4115">Że tu zainteresowane są władze państwowe? No, to nie wyraźnie wychodzi z tego<text:span text:style-name="T4116">.</text:span></text:p>
      <text:p text:style-name="P4117"><text:span text:style-name="T4118">Min. Brol</text:span>:</text:p>
      <text:p text:style-name="P4119"><text:span text:style-name="T4120">A</text:span><text:s/>gdzie pan ma przedsiębiorstwa panie mecenasie.<text:s/><text:span text:style-name="T4121">„</text:span>Sztuka Polska”<text:s/>to jest przedsiębiorstwo.</text:p>
      <text:p text:style-name="P4122"><text:span text:style-name="T4123">Me</text:span><text:span text:style-name="T4124">c. J</text:span><text:span text:style-name="T4125">.</text:span><text:span text:style-name="T4126"><text:s/>Ambroziak</text:span>:</text:p>
      <text:p text:style-name="P4127">To do władz administracyjnych.</text:p>
      <text:p text:style-name="P4128"><text:span text:style-name="T4129">M</text:span><text:span text:style-name="T4130">in.<text:s/></text:span><text:span text:style-name="T4131">J.</text:span><text:span text:style-name="T4132"><text:s/>Bro</text:span><text:span text:style-name="T4133">l</text:span><text:span text:style-name="T4134">:</text:span></text:p>
      <text:p text:style-name="P4135">Co ma wspólnego dzisiaj władza administracyjna do<text:s/><text:span text:style-name="T4136">p</text:span>r<text:span text:style-name="T4137">z</text:span>e<text:span text:style-name="T4138">ds</text:span>i<text:span text:style-name="T4139">ę</text:span>bi<text:span text:style-name="T4140">o</text:span>rst<text:span text:style-name="T4141">w</text:span>a?</text:p>
      <text:h text:style-name="P4142" text:outline-level="3"><text:span text:style-name="T4143"><text:s text:c="29"/></text:span><text:span text:style-name="T4144">:</text:span><text:bookmark-start text:name="bookmark14"/><text:bookmark-end text:name="bookmark14"/></text:h>
      <text:p text:style-name="P4145">Nie rozumiem, my o stowarzyszen<text:span text:style-name="T4146">ia</text:span>ch mówimy<text:span text:style-name="T4147">.</text:span></text:p>
      <text:p text:style-name="P4148"><text:span text:style-name="T4149">P</text:span><text:span text:style-name="T4150">rz</text:span><text:span text:style-name="T4151">ew</text:span><text:span text:style-name="T4152">od</text:span><text:span text:style-name="T4153">n</text:span><text:span text:style-name="T4154">icząca</text:span><text:span text:style-name="T4155">:</text:span></text:p>
      <text:p text:style-name="P4156">Pr<text:span text:style-name="T4157">os</text:span>zę<text:span text:style-name="T4158">.</text:span></text:p>
      <text:p text:style-name="P4159"><text:span text:style-name="T4160"><text:s text:c="29"/></text:span><text:span text:style-name="T4161">:</text:span></text:p>
      <text:p text:style-name="P4162">Ja tu bym jednak bardzo prosił, żeby ująć i władze<text:span text:style-name="T4163">,</text:span><text:s/>bo w tej sytuacji - ja mówiłem jaka jest między innymi. Otóż przykro się czuje, że coraz bardziej zostajemy gdzieś spychani po<text:s/><text:span text:style-name="T4164">„</text:span>okrągłym stole<text:span text:style-name="T4165">”</text:span><text:s/>do roli petentów proszących o to co nam zabrano.<text:s/><text:span text:style-name="T4166">Je</text:span>st to niemożliwe. I jeżeli mamy mówić o przyszłości życia w<text:s/><text:soft-page-break/>duchu<text:s/>„okrągłego stołu”, mówiłem o sytuacji tej, która stworzy nam możliwość organizowania środowiska plastycznego łącznie z gospodarką i wszystkim innym, to z tego nic nie wynika. Wynika dobra albo zła wola potem urzędów. Ja nie wiem, jest to enigmatyczne określenie wszystkich zainteresowanych stron. I dlatego uważam za konieczne tutaj większe sprecyzowanie tego. Bo naprawdę jeżeli mamy być w roli petenta i prosić - delikatnie - oddajcie nam, co nie nazwę jak zostało to zrobione, to my rezygnujemy w ogóle ze wszystkiego. To jest bez sensu jakakolwiek akceptacja tego co tutaj się dzieje.</text:p>
      <text:p text:style-name="P4167">To po prostu przeczy sobie. Ja przepraszam, że tak mówię, ale po prostu jestem rozgoryczony.</text:p>
      <text:p text:style-name="P4168"><text:span text:style-name="T4169">Min. J</text:span><text:span text:style-name="T4170">.</text:span><text:span text:style-name="T4171"><text:s/>Brol</text:span>:</text:p>
      <text:p text:style-name="P4172">Jeżeli można. Myśmy tu nawiązywali również do tego coście państwo uzgodnili niejako poza tym stołem z min.<text:s/><text:span text:style-name="T4173">K</text:span>waśniewskim.</text:p>
      <text:p text:style-name="P4174"><text:span text:style-name="T4175"><text:s text:c="29"/></text:span><text:span text:style-name="T4176">:</text:span></text:p>
      <text:p text:style-name="P4177">Ale tu nie ma tego<text:span text:style-name="T4178">.</text:span></text:p>
      <text:p text:style-name="P4179"><text:span text:style-name="T4180">Min. J</text:span><text:span text:style-name="T4181">.</text:span><text:span text:style-name="T4182"><text:s/>Brol</text:span><text:span text:style-name="T4183">:</text:span></text:p>
      <text:p text:style-name="P4184">To przecież było uzgadniane, prosiliście o rozmow<text:span text:style-name="T4185">ę</text:span><text:s/>itd<text:span text:style-name="T4186">.<text:s/></text:span>Ale to uwzględnia to, bo przecież min.<text:s/><text:span text:style-name="T4187">K</text:span>waśn<text:span text:style-name="T4188">ie</text:span>wski tu przy tym stole to potwierdził. A więc przecież nie możemy tego pisać zostało uzgodnione poza tym<text:s/>„okrągłym stołem”.</text:p>
      <text:p text:style-name="P4189"><text:span text:style-name="T4190">Przewodn</text:span><text:span text:style-name="T4191">ic</text:span><text:span text:style-name="T4192">zą</text:span><text:span text:style-name="T4193">ca</text:span><text:span text:style-name="T4194">:</text:span></text:p>
      <text:p text:style-name="P4195">Ja proponuję tutaj wobec tego<text:s/><text:span text:style-name="T4196">-</text:span><text:s/>czy by nie można tutaj sformułować, tak jak to kiedyś było sformułowane w tej naszej pierwszej deklaracji intencji, żeby sprawy majątkowe stowarzysze<text:span text:style-name="T4197">ń<text:s/></text:span>rozwiązanych powinny być załatwione w drodze porozumienia i dobrej woli między zainte<text:span text:style-name="T4198">re</text:span>sowanymi stowarzyszeniami lub organizacjami państwowymi, tam gdzie one biorą udział w majątkowych sprawach.</text:p>
      <text:p text:style-name="P4199">Albo<text:s/>„i władzami państwowymi<text:span text:style-name="T4200">”</text:span>,<text:s/>„stowarzyszeniami i władzami państwowymi”<text:span text:style-name="T4201">.</text:span></text:p>
      <text:p text:style-name="P4202"><text:span text:style-name="T4203"><text:s text:c="29"/></text:span><text:span text:style-name="T4204">:</text:span></text:p>
      <text:p text:style-name="P4205">Być może należałoby się jeszcze zwrócić czy do Ministra Kultury i Sztuki, czy do kogoś, żeby po prostu zechciał się zają<text:span text:style-name="T4206">ć</text:span><text:s/>tym wszystkim.</text:p>
      <text:p text:style-name="P4207"><text:span text:style-name="T4208">Przewodnic</text:span><text:span text:style-name="T4209">zą</text:span><text:span text:style-name="T4210">ca</text:span>:</text:p>
      <text:p text:style-name="P4211">Do Ministra Kultury i Sztuki możemy się zwrócić tylko jako strona solidarnościowa. I tutaj strona solidarnościowo- opozycyjna zwróciła się z apelem do Ministra Kultury i Sztuki o nie podejmowanie żadnej decyzji w stosunku do majątku rozwiązanego ZPAP do czasu legalizacji stowarzyszenia i można powiedzieć, że wyraża ona /czyli ta strona/ przekonanie, że sprawa majątku ZPAP powinna zostać rozwiązana w ramach negocjacji<text:s/>między Ministe<text:span text:style-name="T4212">rs</text:span>twem Kultury i Sztuki i wszystkimi związkami plastyków<text:span text:style-name="T4213">.</text:span><text:s/>Taką rzecz możemy dopisać.</text:p>
      <text:p text:style-name="P4214"><text:span text:style-name="T4215">Min. J. Brol</text:span>:</text:p>
      <text:p text:style-name="P4216">Może to w jednym zdaniu. To może być jedno zdan<text:span text:style-name="T4217">ie</text:span>, tylko tutaj należałoby coś dodać przed nie podejmowaniem.<text:s/>„Strona zwraca się z apelem do...<text:span text:style-name="T4218">”</text:span></text:p>
      <text:p text:style-name="P4219"><text:span text:style-name="T4220">Przewodnicząca</text:span>:</text:p>
      <text:p text:style-name="P4221">W stosunku do majątku rozwiązanego do czasu legalizacji tego stowarzyszenia, które powinno wziąć udział w ostatecznych negocjacjach na temat zwrotu tego majątku samym plastykom.</text:p>
      <text:p text:style-name="P4222"><text:span text:style-name="T4223"><text:s text:c="29"/></text:span><text:span text:style-name="T4224">:</text:span></text:p>
      <text:soft-page-break/>
      <text:p text:style-name="P4225">Jeśli można jeszcze pani profesor<text:span text:style-name="T4226">.</text:span><text:s/>Ja mam inną propozycję po prostu. Wróćmy do tekstu, który jest napisany w tej deklaracji intencji. On brzmi następująco:</text:p>
      <text:p text:style-name="P4227">„O losie majątku rozwiązanych stowarzyszeń powinny rozstrzygnąć bezpośrednie negocjacje pomiędzy zainteresowanymi stowarzyszeniami. W przypadku majątku znajdującego się w dyspozycji jednostek państwowych sprawy te powinny być rozstrzygnięte przez odpowiednie organy państwowe<text:span text:style-name="T4228">”</text:span>.</text:p>
      <text:p text:style-name="P4229">To jest deklaracja, którą państwo również z nami... I powtórzmy to zdanie.</text:p>
      <text:p text:style-name="P4230"><text:span text:style-name="T4231">Min</text:span><text:span text:style-name="T4232">.</text:span><text:span text:style-name="T4233"><text:s/>J</text:span><text:span text:style-name="T4234">.</text:span><text:span text:style-name="T4235"><text:s/>Brol</text:span>:</text:p>
      <text:p text:style-name="P4236">Ale nie możemy powtórzyć, bo tu chodzi również o organizacje, które zostały rozwiązane przed 1956 rokiem, czy kiedyś może tam jeszcze w latach sześćdziesiątych<text:span text:style-name="T4237">.</text:span><text:s/>A przecież stan majątku wiadomo jaki jest.</text:p>
      <text:p text:style-name="P4238">Ta specyficzna sprawa Związku Polskich Artystów Plastyków musi znaleź<text:span text:style-name="T4239">ć</text:span><text:s/>odzw<text:span text:style-name="T4240">ie</text:span>rcied<text:span text:style-name="T4241">le</text:span>n<text:span text:style-name="T4242">ie</text:span><text:s/>odrębne, bo to jest jedyna. A wszędzie indziej tam są następcy<text:span text:style-name="T4243">.</text:span><text:s/>Tam już nastąpiło zasiedzenie<text:span text:style-name="T4244">.</text:span><text:s/>My nie możemy<text:s/><text:span text:style-name="T4245">w</text:span><text:s/>tej chwili wkraczać wbrew prawu cywilnemu. A więc o losie majątku.<text:span text:style-name="T4246">..</text:span><text:s/>nie możemy<text:span text:style-name="T4247">.</text:span></text:p>
      <text:p text:style-name="P4248"><text:span text:style-name="T4249"><text:s text:c="29"/></text:span><text:span text:style-name="T4250">:</text:span></text:p>
      <text:p text:style-name="P4251">O losie majątku rozwiązanych stowarzyszeń w okresie stanu wojennego.</text:p>
      <text:p text:style-name="P4252"><text:span text:style-name="T4253">Min. J</text:span><text:span text:style-name="T4254">.</text:span><text:span text:style-name="T4255"><text:s/>Brol</text:span><text:span text:style-name="T4256">:</text:span></text:p>
      <text:p text:style-name="P4257">A co z pozostałymi?</text:p>
      <text:p text:style-name="P4258"><text:span text:style-name="T4259"><text:s text:c="29"/></text:span><text:span text:style-name="T4260">:</text:span></text:p>
      <text:p text:style-name="P4261"><text:span text:style-name="T4262">.</text:span>.<text:span text:style-name="T4263">.</text:span>w zakresie obow<text:span text:style-name="T4264">ią</text:span>zują<text:span text:style-name="T4265">cy</text:span>ch przepisów prawa albo zgodnie z obowiązującym porządkiem prawnym<text:span text:style-name="T4266">.</text:span><text:s/>I wtedy przeniesiemy wszystko do porządku prawnego. Jest to jakieś wyjście.</text:p>
      <text:p text:style-name="P4267"><text:span text:style-name="T4268">Min. J</text:span><text:span text:style-name="T4269">.</text:span><text:span text:style-name="T4270"><text:s/>Brol</text:span>:</text:p>
      <text:p text:style-name="P4271">To można tu doda<text:span text:style-name="T4272">ć</text:span><text:s/><text:span text:style-name="T4273">-</text:span><text:s/><text:span text:style-name="T4274">„</text:span>zgodnie z porządkiem prawnym”.</text:p>
      <text:p text:style-name="P4275"><text:span text:style-name="T4276">Przewodnicząca</text:span>:</text:p>
      <text:p text:style-name="P4277">Chwileczkę - tu są jeszcze dwie takie propozycje. Żeby do zdania<text:s/><text:span text:style-name="T4278">„</text:span>sprawy majątkowe stowarzyszeń rozwiązanych powinny być załatwione w drodze porozumienia i dobrej woli między zainteresowanymi, włączając w to organy administra<text:span text:style-name="T4279">cj</text:span>i i instytu<text:span text:style-name="T4280">cj</text:span>e państwowe”<text:span text:style-name="T4281">.</text:span><text:s/>Wte<text:span text:style-name="T4282">d</text:span>y gdy są zainteresowane, tak?</text:p>
      <text:p text:style-name="P4283"><text:span text:style-name="T4284">Min. J.<text:s/></text:span><text:span text:style-name="T4285">B</text:span><text:span text:style-name="T4286">rol</text:span>:</text:p>
      <text:p text:style-name="P4287">Nie wiem czy są zainteresowane. Ja nie mam w tej chwili...</text:p>
      <text:p text:style-name="P4288">Myśmy już proszę państwa ustalili dwie sprawy w kwestiach majątkowych - że my musimy tutaj już naprawdę zgodzi<text:span text:style-name="T4289">ć</text:span><text:s/>się na jakiś ogólny zapis, ponieważ stan prawny jest bardzo różny i różnie go trzeba oceniać.</text:p>
      <text:p text:style-name="P4290">I po drugie - że ze względu na następstwo prawne rożnych organizacji, trzeba po prostu polega<text:span text:style-name="T4291">ć</text:span><text:s/>na tym, że macie państwo obietnicę pośrednictwa czy współdziałania ministra Kwaśniewskiego.<text:s/>Została wyrażona. Poza naszymi obradami. A wi<text:span text:style-name="T4292">ę</text:span>c wobec tego na tym tylko możemy poprzesta<text:span text:style-name="T4293">ć.</text:span><text:s/>Niczego nowego my tu nie dopiszemy, dlatego że po prostu trzeba by zbada<text:span text:style-name="T4294">ć</text:span><text:s/>poszczególne organizacje co tu jest, jakie są możliwości itd<text:span text:style-name="T4295">.<text:s/></text:span>I sądzę, że to oddaje intencje.<text:s/><text:span text:style-name="T4296">Je</text:span>st to intencja pełna, my niewątpliwie nie negujemy potrzeby załatwienia sprawy majątkowej i to jest najpoważnie<text:span text:style-name="T4297">js</text:span>zy jaki wyraz tego co dajemy...</text:p>
      <text:p text:style-name="P4298"><text:span text:style-name="T4299">P</text:span><text:span text:style-name="T4300">rze</text:span><text:span text:style-name="T4301">wodn</text:span><text:span text:style-name="T4302">icz</text:span><text:span text:style-name="T4303">ą</text:span><text:span text:style-name="T4304">ca</text:span><text:span text:style-name="T4305">:</text:span></text:p>
      <text:p text:style-name="P4306">Panie ministrze, ja proponują to ogólne zdanie zost<text:span text:style-name="T4307">a</text:span>wimy tak jak jest. Najwyżej dodając<text:s/><text:span text:style-name="T4308">-</text:span><text:s/>między<text:s/><text:soft-page-break/>zainteresowanymi stronami, żeby wiadomo było,<text:s/><text:span text:style-name="T4309">ż</text:span>e to nie chodzi o osoby. Jak stronami to może być też i państwowa strona.</text:p>
      <text:p text:style-name="P4310">Ale doda<text:span text:style-name="T4311">je</text:span>my<text:s/><text:span text:style-name="T4312">„</text:span>zai<text:span text:style-name="T4313">nt</text:span>e<text:span text:style-name="T4314">re</text:span>so<text:span text:style-name="T4315">wa</text:span>n<text:span text:style-name="T4316">y</text:span>mi stronami”. A w zdaniu tym drugim -<text:s/>„strona solidarn<text:span text:style-name="T4317">oś</text:span>ciowo-opozycyjna zwróciła się z apelem do Ministra Kultury i Sztuki”<text:s/>itd.<text:s/>„do czasu legalizacji tego stowarzy<text:span text:style-name="T4318">s</text:span>zenia”<text:span text:style-name="T4319">.</text:span></text:p>
      <text:p text:style-name="P4320">I ja proponuję tu doda<text:span text:style-name="T4321">ć</text:span>,<text:s/><text:span text:style-name="T4322">„</text:span>które powinno wziąć udział w współdecydowaniu o dalszych losach majątku ZPAP”<text:span text:style-name="T4323">.</text:span></text:p>
      <text:p text:style-name="P4324">I<text:s/><text:span text:style-name="T4325">wt</text:span>edy wiadomo, że to musi być<text:s/>jakaś wspólna narada.</text:p>
      <text:p text:style-name="P4326"><text:span text:style-name="T4327"><text:s text:c="29"/></text:span><text:span text:style-name="T4328">:</text:span></text:p>
      <text:p text:style-name="P4329">Nie, to nie jest to. To wszystko gdz<text:span text:style-name="T4330">i</text:span>eś pływa w koło.</text:p>
      <text:p text:style-name="P4331"><text:span text:style-name="T4332">Przewodnicząca</text:span>:</text:p>
      <text:p text:style-name="P4333">Dobrze, a czego pan żąda, żeby co było? I co pan proponuje, jakie zdanie pan tutaj proponuje<text:span text:style-name="T4334">.</text:span><text:s/>To jest ustalenie naszej rozbieżności<text:span text:style-name="T4335">.</text:span><text:s/>Jest to co godzi się da<text:span text:style-name="T4336">ć</text:span><text:s/>strona rządowa i teraz jest to co my możemy da<text:span text:style-name="T4337">ć</text:span>. Otóż my możemy domagać się od Ministerstwa Kultury i Sztuki, żeby rozmawiało z ZPAP.<text:s/>Ale co my mo<text:span text:style-name="T4338">że</text:span>my tutaj więcej? Więc ja nie wiem jakiego sformułowania pan, jakie sformułowanie pan proponuje? Jeśli<text:s/>pan jakieś konkretne sformułowanie zamiast tego zaproponuje, to proszę bardzo<text:span text:style-name="T4339">.</text:span></text:p>
      <text:p text:style-name="P4340"><text:span text:style-name="T4341"><text:s text:c="29"/></text:span><text:span text:style-name="T4342">:</text:span></text:p>
      <text:p text:style-name="P4343">Nie wiem w tej chwili<text:span text:style-name="T4344">,</text:span><text:s/>naprawdę nie wiem.</text:p>
      <text:p text:style-name="P4345"><text:span text:style-name="T4346">P</text:span><text:span text:style-name="T4347">rze</text:span><text:span text:style-name="T4348">wodn</text:span><text:span text:style-name="T4349">ic</text:span><text:span text:style-name="T4350">zą</text:span><text:span text:style-name="T4351">ca</text:span>:</text:p>
      <text:p text:style-name="P4352">Wobec tego pozostańmy może przy tym swoim zdaniu.</text:p>
      <text:p text:style-name="P4353"><text:span text:style-name="T4354">Min.<text:s/></text:span><text:span text:style-name="T4355">Bro</text:span><text:span text:style-name="T4356">l</text:span>:</text:p>
      <text:p text:style-name="P4357">Bo proszę pana, nawet tutaj u was też jest następstwo prawne. Sam pan powiedział, że ta grupa tam utworzyła to, tamto owo..<text:span text:style-name="T4358">.</text:span></text:p>
      <text:p text:style-name="P4359"><text:span text:style-name="T4360"><text:s text:c="29"/></text:span><text:span text:style-name="T4361">:</text:span></text:p>
      <text:p text:style-name="P4362">No to są związki istniejące z nimi wszystkimi.</text:p>
      <text:p text:style-name="P4363"><text:span text:style-name="T4364">Min. J</text:span><text:span text:style-name="T4365">.</text:span><text:span text:style-name="T4366"><text:s/>Brol</text:span>:</text:p>
      <text:p text:style-name="P4367">Tak, ale oni też mają jakiś tam majątek<text:s/><text:span text:style-name="T4368">-</text:span><text:s/>a więc to wszystko jest kwestia.</text:p>
      <text:p text:style-name="P4369">Nie można powiedzie<text:span text:style-name="T4370">ć</text:span><text:s/><text:span text:style-name="T4371">-</text:span><text:s/>zwrócić majątek, że Minister Kultury ma zwrócić majątek. Bo ja powiadam, tutaj tekst jest państwa<text:span text:style-name="T4372">,</text:span><text:s/>ale trzeba widzieć złożoność całą tego problemu.</text:p>
      <text:p text:style-name="P4373"><text:span text:style-name="T4374"><text:s text:c="29"/></text:span><text:span text:style-name="T4375">:</text:span></text:p>
      <text:p text:style-name="P4376">Przepraszam, mnie nie chodziło o to ażebyśmy my się prosili i zwracali do Ministra Kultury i Sztuki, ale właśnie odwrotnie żeby zap<text:span text:style-name="T4377">ro</text:span>ponowano<text:span text:style-name="T4378">.</text:span></text:p>
      <text:p text:style-name="P4379">Ale nie wiem, nie będę już przedłużał sprawy. Mam po prostu niedosyt pewien.</text:p>
      <text:p text:style-name="P4380"><text:span text:style-name="T4381">Pr</text:span><text:span text:style-name="T4382">z</text:span><text:span text:style-name="T4383">ewodn</text:span><text:span text:style-name="T4384">ic</text:span><text:span text:style-name="T4385">ząca</text:span>:</text:p>
      <text:p text:style-name="P4386">Tak, ale to już są sprawy ambicjonalne, na które my naprawdę nie możemy w tym<text:s/>„stoliku”, których nie możemy załatwić.</text:p>
      <text:p text:style-name="P4387">A więc chyba doszliśmy do końca, prawda. Może jeszcze są pytania czy uwagi z państwa strony? Nie widzę<text:span text:style-name="T4388">.</text:span></text:p>
      <text:p text:style-name="P4389"><text:span text:style-name="T4390">Min. J</text:span><text:span text:style-name="T4391">.</text:span><text:span text:style-name="T4392"><text:s/>B</text:span><text:span text:style-name="T4393">ro</text:span><text:span text:style-name="T4394">l</text:span>:</text:p>
      <text:soft-page-break/>
      <text:p text:style-name="P4395"><text:span text:style-name="T4396">W</text:span><text:s/>tym układzie, to my musimy to jeszcze przepisa<text:span text:style-name="T4397">ć</text:span><text:s/>i p<text:span text:style-name="T4398">o</text:span>d<text:span text:style-name="T4399">p</text:span>isać<text:span text:style-name="T4400">.</text:span></text:p>
      <text:p text:style-name="P4401"><text:span text:style-name="T4402">Przewodnicząca</text:span>:</text:p>
      <text:p text:style-name="P4403">Czy wszyscy podpisują?</text:p>
      <text:p text:style-name="P4404"><text:span text:style-name="T4405">Min</text:span><text:span text:style-name="T4406">.</text:span><text:span text:style-name="T4407"><text:s/>J</text:span><text:span text:style-name="T4408">.</text:span><text:span text:style-name="T4409"><text:s/>Brol</text:span><text:span text:style-name="T4410">:</text:span></text:p>
      <text:p text:style-name="P4411">Nie, tylko przewodniczący podpisują<text:span text:style-name="T4412">.</text:span></text:p>
      <text:p text:style-name="P4413"><text:span text:style-name="T4414">P</text:span><text:span text:style-name="T4415">rz</text:span><text:span text:style-name="T4416">ewodnicząc</text:span><text:span text:style-name="T4417">a</text:span><text:span text:style-name="T4418">:</text:span></text:p>
      <text:p text:style-name="P4419">No dobrze. To w takim razie należy przepisa<text:span text:style-name="T4420">ć</text:span>. Kto zajmie si<text:span text:style-name="T4421">ę</text:span><text:s/>przepisaniem i właśnie z tym ostatnim zdaniem.</text:p>
      <text:p text:style-name="P4422"/>
      <text:p text:style-name="P4423">/Przerwa/.</text:p>
      <text:p text:style-name="P4424"/>
      <text:p text:style-name="P4425"><text:span text:style-name="T4426">P</text:span><text:span text:style-name="T4427">rze</text:span><text:span text:style-name="T4428">wodni</text:span><text:span text:style-name="T4429">cz</text:span><text:span text:style-name="T4430">ą</text:span><text:span text:style-name="T4431">ca</text:span><text:span text:style-name="T4432">:</text:span></text:p>
      <text:p text:style-name="P4433">Ponieważ mamy już gotowy tekst przepisany, pozwolę sobie zapytać - czy są jakieś ostateczne uwagi?</text:p>
      <text:p text:style-name="P4434"><text:span text:style-name="T4435"><text:s text:c="29"/></text:span><text:span text:style-name="T4436">:</text:span></text:p>
      <text:p text:style-name="P4437">Tutaj<text:s/><text:span text:style-name="T4438">/</text:span>..<text:span text:style-name="T4439">./</text:span><text:s/>ostatnie zdanie w uzasadnieniu strony solidarnościowej -<text:s/><text:span text:style-name="T4440">„</text:span>symbolika harcerski, współharcerstwo w nazwie - nie powinny być, tylko jest<text:span text:style-name="T4441">”</text:span>. Tu była wnoszona poprawka<text:span text:style-name="T4442">.</text:span></text:p>
      <text:p text:style-name="P4443"><text:span text:style-name="T4444">Przewodnicząca</text:span>:</text:p>
      <text:p text:style-name="P4445">Tak, była wniesiona poprawka i przyjęta, a w tej naszej ostatecznej wersji nie ma jej<text:span text:style-name="T4446">.</text:span></text:p>
      <text:p text:style-name="P4447"><text:span text:style-name="T4448">P</text:span><text:span text:style-name="T4449">rz</text:span><text:span text:style-name="T4450">ewodnicząca</text:span>:</text:p>
      <text:p text:style-name="P4451">Zamiast powinny być<text:s/><text:span text:style-name="T4452">-</text:span><text:s/>są wspólną własnością.</text:p>
      <text:p text:style-name="P4453">I zaraz - gdzie t<text:span text:style-name="T4454">o</text:span><text:s/><text:span text:style-name="T4455">j</text:span>est? Strona.</text:p>
      <text:p text:style-name="P4456"><text:span text:style-name="T4457"><text:s text:c="29"/></text:span><text:span text:style-name="T4458">:</text:span></text:p>
      <text:p text:style-name="P4459">Tutaj 1 - 4. Tak<text:s/>„są”, a nie powinny być.</text:p>
      <text:p text:style-name="P4460"><text:span text:style-name="T4461">Min</text:span><text:span text:style-name="T4462">.</text:span><text:span text:style-name="T4463"><text:s/>J</text:span><text:span text:style-name="T4464">.</text:span><text:span text:style-name="T4465"><text:s/>Brol</text:span>:</text:p>
      <text:p text:style-name="P4466">Ale chwil<text:span text:style-name="T4467">ę</text:span>, może po cichutku przeczytamy, a potem będziemy poprawiać<text:span text:style-name="T4468">.</text:span></text:p>
      <text:p text:style-name="P4469"><text:span text:style-name="T4470">Przewodnicząca</text:span>:</text:p>
      <text:p text:style-name="P4471">Czy s<text:span text:style-name="T4472">ą</text:span><text:s/>jeszcze jakieś pomyłki przy sczytaniu, słuch<text:span text:style-name="T4473">a</text:span>m<text:span text:style-name="T4474">.</text:span></text:p>
      <text:p text:style-name="P4475"><text:span text:style-name="T4476">Mi</text:span><text:span text:style-name="T4477">n</text:span><text:span text:style-name="T4478">.<text:s/></text:span><text:span text:style-name="T4479">J</text:span><text:span text:style-name="T4480">. Brol</text:span><text:span text:style-name="T4481">:</text:span></text:p>
      <text:p text:style-name="P4482">Na stronie drugiej, drugi wiersz<text:span text:style-name="T4483">.</text:span></text:p>
      <text:p text:style-name="P4484"><text:span text:style-name="T4485">Przewodnicząca</text:span>:</text:p>
      <text:p text:style-name="P4486">Słucham, co w tym punkcie?</text:p>
      <text:p text:style-name="P4487"><text:span text:style-name="T4488">M</text:span><text:span text:style-name="T4489">in.<text:s/></text:span><text:span text:style-name="T4490">J.</text:span><text:span text:style-name="T4491"><text:s/>B</text:span><text:span text:style-name="T4492">r</text:span><text:span text:style-name="T4493">ol</text:span>:</text:p>
      <text:p text:style-name="P4494">Porozumienie się w ramach ZHP, tak?</text:p>
      <text:p text:style-name="P4495"><text:span text:style-name="T4496">Przewodnicząca</text:span>:</text:p>
      <text:p text:style-name="P4497">Tak, tak jest<text:span text:style-name="T4498">.</text:span><text:s/>Tam było w ramach ZHP i też jest op<text:span text:style-name="T4499">us</text:span>zc<text:span text:style-name="T4500">z</text:span>one<text:span text:style-name="T4501">.<text:s/></text:span><text:span text:style-name="T4502">„</text:span>Różnych nur<text:span text:style-name="T4503">tó</text:span>w<text:span text:style-name="T4504">..</text:span>.<text:span text:style-name="T4505">”</text:span>.<text:s/>„Porozumienia się w ramach ZHP”<text:span text:style-name="T4506">.</text:span>.<text:span text:style-name="T4507">.</text:span></text:p>
      <text:p text:style-name="P4508"><text:span text:style-name="T4509">Min. J</text:span><text:span text:style-name="T4510">.</text:span><text:span text:style-name="T4511"><text:s/>Brol</text:span>:</text:p>
      <text:p text:style-name="P4512">„Porozumienia się w ramach ZHP różnych nurtów harcerskich”<text:s/>itd<text:span text:style-name="T4513">.</text:span></text:p>
      <text:p text:style-name="P4514">To jest druga linijka, która brzmi:<text:s/><text:span text:style-name="T4515">„</text:span>Porozumienia się /i teraz ma<text:s/><text:span text:style-name="T4516">b</text:span>y<text:span text:style-name="T4517">ć</text:span><text:s/>dopisane/ w ramach ZHP<text:span text:style-name="T4518">”</text:span><text:s/>i dale<text:span text:style-name="T4519">j</text:span><text:s/>już<text:s/><text:soft-page-break/>„różnych nurtów harcerstwa”<text:span text:style-name="T4520">.</text:span><text:s/><text:span text:style-name="T4521">W</text:span><text:s/>każdym razie jest w ramach ZHP.</text:p>
      <text:p text:style-name="P4522"><text:span text:style-name="T4523">Przewodnicząca</text:span>:</text:p>
      <text:p text:style-name="P4524">Tak, to jest nie według tamtego tekstu przepisane<text:span text:style-name="T4525">.</text:span></text:p>
      <text:p text:style-name="P4526"><text:span text:style-name="T4527">Min</text:span><text:span text:style-name="T4528">.</text:span><text:span text:style-name="T4529"><text:s/></text:span><text:span text:style-name="T4530">J.</text:span><text:span text:style-name="T4531"><text:s/>Brol</text:span>:</text:p>
      <text:p text:style-name="P4532">Przepraszam, ale pan coś tu jeszcze zgłaszał.</text:p>
      <text:p text:style-name="P4533"><text:span text:style-name="T4534"><text:s text:c="29"/></text:span><text:span text:style-name="T4535">:</text:span></text:p>
      <text:p text:style-name="P4536">Tak, tak.<text:span text:style-name="T4537">.</text:span>.</text:p>
      <text:p text:style-name="P4538"><text:span text:style-name="T4539"><text:s text:c="29"/></text:span><text:span text:style-name="T4540">:</text:span></text:p>
      <text:p text:style-name="P4541"><text:span text:style-name="T4542">W</text:span><text:s/>takim razie jeżeli można, to na pierwszej stron<text:span text:style-name="T4543">ie<text:s/></text:span>czwarty wers od dołu - na końcu tego wersu, zamiast - powinny by<text:span text:style-name="T4544">ć</text:span>,<text:s/>„są”<text:span text:style-name="T4545">.</text:span></text:p>
      <text:p text:style-name="P4546"><text:span text:style-name="T4547">Min. J.<text:s/></text:span><text:span text:style-name="T4548">B</text:span><text:span text:style-name="T4549">rol</text:span>:</text:p>
      <text:p text:style-name="P4550">Chwileczkę,<text:s/><text:span text:style-name="T4551">„</text:span>dla<text:span text:style-name="T4552">te</text:span>go zdaniem tej strony”<text:s/>- są. Dobrze, to te dwie poprawki.</text:p>
      <text:p text:style-name="P4553"><text:span text:style-name="T4554"><text:s text:c="29"/></text:span><text:span text:style-name="T4555">:</text:span></text:p>
      <text:p text:style-name="P4556">Jak sądzą, że to jest po prostu zwyczajne przeoczenie.</text:p>
      <text:p text:style-name="P4557"><text:span text:style-name="T4558">Przewodnicząc</text:span><text:span text:style-name="T4559">a</text:span>:</text:p>
      <text:p text:style-name="P4560"><text:span text:style-name="T4561">O</text:span>czywiście, że to jest zwykłe przeoczenie<text:span text:style-name="T4562">.</text:span></text:p>
      <text:p text:style-name="P4563"/>
      <text:p text:style-name="P4564">/ <text:s text:c="3"/>x <text:s text:c="4"/>x <text:s text:c="4"/>x <text:s text:c="3"/>/</text:p>
      <text:p text:style-name="P4565"/>
      <text:p text:style-name="P4566"><text:span text:style-name="T4567">Przewodnicząca</text:span>:</text:p>
      <text:p text:style-name="P4568">To w takim razie podpisujemy<text:span text:style-name="T4569">.</text:span></text:p>
      <text:p text:style-name="P4570"><text:span text:style-name="T4571">Min. J</text:span><text:span text:style-name="T4572">.</text:span><text:span text:style-name="T4573"><text:s/>Brol</text:span>:</text:p>
      <text:p text:style-name="P4574">Chyba dwa egzemplarze podpisujemy, bo chyba więcej nie ma potrzeby<text:span text:style-name="T4575">.</text:span></text:p>
      <text:p text:style-name="P4576"><text:span text:style-name="T4577">P</text:span><text:span text:style-name="T4578">rz</text:span><text:span text:style-name="T4579">ewodnicząc</text:span><text:span text:style-name="T4580">a</text:span>:</text:p>
      <text:p text:style-name="P4581">Ja tu nie wiem, ale pan Bujak by nam powiedział dokładnie do kogo to idzie.</text:p>
      <text:p text:style-name="P4582">/Głos z sali na wyciszeniu/.</text:p>
      <text:p text:style-name="P4583"><text:span text:style-name="T4584">Min</text:span><text:span text:style-name="T4585">.<text:s/></text:span><text:span text:style-name="T4586">J</text:span><text:span text:style-name="T4587">.</text:span><text:span text:style-name="T4588"><text:s/>B</text:span><text:span text:style-name="T4589">r</text:span><text:span text:style-name="T4590">o</text:span><text:span text:style-name="T4591">l</text:span>:</text:p>
      <text:p text:style-name="P4592">Tylko rzecz polega na tym, że my podpisujemy proszę państwa eg<text:span text:style-name="T4593">ze</text:span>mp<text:span text:style-name="T4594">larz</text:span>,<text:s/><text:span text:style-name="T4595">k</text:span>tóry b<text:span text:style-name="T4596">ę</text:span>dzie musiał by<text:span text:style-name="T4597">ć</text:span><text:s/>następnie powielony. A z tego zrobić odbitkę jest już niezwykle trudno<text:span text:style-name="T4598">.</text:span></text:p>
      <text:p text:style-name="P4599">Może byśmy jednak oryginał także podpisali.</text:p>
      <text:p text:style-name="P4600">Przedstawilibyśmy oryginał do ewentualnego powielenia<text:span text:style-name="T4601">.</text:span><text:s/>To byłoby chyba najlepsze, ponieważ jeszcze dzisiaj powielilibyśmy parę egzemplarzy z oryginał<text:span text:style-name="T4602">u.</text:span><text:s/>Tylko ta trzecia strona, bo resztę możemy dołożyć<text:span text:style-name="T4603">.</text:span></text:p>
      <text:p text:style-name="P4604"><text:span text:style-name="T4605">Przewodnicząca</text:span>:</text:p>
      <text:p text:style-name="P4606">To w takim razie bardzo panów proszą o podpisanie.</text:p>
      <text:p text:style-name="P4607">/Podpisanie protokołu/.</text:p>
      <text:p text:style-name="P4608">Wobec tego zakończyliśmy naszą działalność<text:span text:style-name="T4609">.</text:span><text:s/>Dziękujemy państwu bardzo<text:span text:style-name="T4610">.</text:span></text:p>
      <text:p text:style-name="P4611">/K<text:bookmark-start text:name="bookmark16"/>oniec<text:bookmark-end text:name="bookmark1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7in" fo:page-height="11.6944in" style:print-orientation="portrait" fo:margin-top="0.2479in" fo:margin-left="0.2479in" fo:margin-bottom="0.2479in" fo:margin-right="0.2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5:00Z</meta:creation-date>
    <dc:date>2023-10-30T19:35:00Z</dc:date>
    <meta:template xlink:href="Normal.dotm" xlink:type="simple"/>
    <meta:editing-cycles>2</meta:editing-cycles>
    <meta:editing-duration>PT0S</meta:editing-duration>
    <meta:document-statistic meta:page-count="74" meta:paragraph-count="412" meta:word-count="29532" meta:character-count="206314" meta:row-count="1476" meta:non-whitespace-character-count="177194"/>
  </office:meta>
</office:document-meta>
</file>